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5_101430conf_memo" table:style-name="ta1">
        <table:shapes>
          <draw:frame draw:z-index="0" draw:style-name="gr1" draw:text-style-name="P1" svg:width="15.999cm" svg:height="8.999cm" svg:x="3.567cm" svg:y="1247.747cm">
            <draw:object draw:notify-on-update-of-ranges="20230215_101430conf_memo.A1:20230215_101430conf_memo.A27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252054572105408" calcext:value-type="float">
            <text:p>0.252054572105408</text:p>
          </table:table-cell>
          <table:table-cell table:number-columns-repeated="2"/>
        </table:table-row>
        <table:table-row table:style-name="ro1">
          <table:table-cell office:value-type="float" office:value="0.71857088804245" calcext:value-type="float">
            <text:p>0.71857088804245</text:p>
          </table:table-cell>
          <table:table-cell table:number-columns-repeated="2"/>
        </table:table-row>
        <table:table-row table:style-name="ro1">
          <table:table-cell office:value-type="float" office:value="0.696161568164825" calcext:value-type="float">
            <text:p>0.696161568164825</text:p>
          </table:table-cell>
          <table:table-cell table:number-columns-repeated="2"/>
        </table:table-row>
        <table:table-row table:style-name="ro1">
          <table:table-cell office:value-type="float" office:value="0.250245660543442" calcext:value-type="float">
            <text:p>0.250245660543442</text:p>
          </table:table-cell>
          <table:table-cell table:number-columns-repeated="2"/>
        </table:table-row>
        <table:table-row table:style-name="ro1">
          <table:table-cell office:value-type="float" office:value="0.51363742351532" calcext:value-type="float">
            <text:p>0.51363742351532</text:p>
          </table:table-cell>
          <table:table-cell table:number-columns-repeated="2"/>
        </table:table-row>
        <table:table-row table:style-name="ro1">
          <table:table-cell office:value-type="float" office:value="0.707068383693695" calcext:value-type="float">
            <text:p>0.707068383693695</text:p>
          </table:table-cell>
          <table:table-cell table:number-columns-repeated="2"/>
        </table:table-row>
        <table:table-row table:style-name="ro1">
          <table:table-cell office:value-type="float" office:value="0.864907085895538" calcext:value-type="float">
            <text:p>0.864907085895538</text:p>
          </table:table-cell>
          <table:table-cell table:number-columns-repeated="2"/>
        </table:table-row>
        <table:table-row table:style-name="ro1">
          <table:table-cell office:value-type="float" office:value="0.856289148330689" calcext:value-type="float">
            <text:p>0.856289148330689</text:p>
          </table:table-cell>
          <table:table-cell table:number-columns-repeated="2"/>
        </table:table-row>
        <table:table-row table:style-name="ro1">
          <table:table-cell office:value-type="float" office:value="0.855915129184723" calcext:value-type="float">
            <text:p>0.855915129184723</text:p>
          </table:table-cell>
          <table:table-cell table:number-columns-repeated="2"/>
        </table:table-row>
        <table:table-row table:style-name="ro1">
          <table:table-cell office:value-type="float" office:value="0.834201753139496" calcext:value-type="float">
            <text:p>0.834201753139496</text:p>
          </table:table-cell>
          <table:table-cell table:number-columns-repeated="2"/>
        </table:table-row>
        <table:table-row table:style-name="ro1">
          <table:table-cell office:value-type="float" office:value="0.838063061237335" calcext:value-type="float">
            <text:p>0.838063061237335</text:p>
          </table:table-cell>
          <table:table-cell table:number-columns-repeated="2"/>
        </table:table-row>
        <table:table-row table:style-name="ro1">
          <table:table-cell office:value-type="float" office:value="0.57599550485611" calcext:value-type="float">
            <text:p>0.57599550485611</text:p>
          </table:table-cell>
          <table:table-cell table:number-columns-repeated="2"/>
        </table:table-row>
        <table:table-row table:style-name="ro1">
          <table:table-cell office:value-type="float" office:value="0.299636960029602" calcext:value-type="float">
            <text:p>0.299636960029602</text:p>
          </table:table-cell>
          <table:table-cell table:number-columns-repeated="2"/>
        </table:table-row>
        <table:table-row table:style-name="ro1">
          <table:table-cell office:value-type="float" office:value="0.799224078655243" calcext:value-type="float">
            <text:p>0.799224078655243</text:p>
          </table:table-cell>
          <table:table-cell table:number-columns-repeated="2"/>
        </table:table-row>
        <table:table-row table:style-name="ro1">
          <table:table-cell office:value-type="float" office:value="0.821849942207336" calcext:value-type="float">
            <text:p>0.821849942207336</text:p>
          </table:table-cell>
          <table:table-cell table:number-columns-repeated="2"/>
        </table:table-row>
        <table:table-row table:style-name="ro1">
          <table:table-cell office:value-type="float" office:value="0.911290645599365" calcext:value-type="float">
            <text:p>0.911290645599365</text:p>
          </table:table-cell>
          <table:table-cell table:number-columns-repeated="2"/>
        </table:table-row>
        <table:table-row table:style-name="ro1">
          <table:table-cell office:value-type="float" office:value="0.864020764827728" calcext:value-type="float">
            <text:p>0.864020764827728</text:p>
          </table:table-cell>
          <table:table-cell table:number-columns-repeated="2"/>
        </table:table-row>
        <table:table-row table:style-name="ro1">
          <table:table-cell office:value-type="float" office:value="0.778461933135986" calcext:value-type="float">
            <text:p>0.778461933135986</text:p>
          </table:table-cell>
          <table:table-cell table:number-columns-repeated="2"/>
        </table:table-row>
        <table:table-row table:style-name="ro1">
          <table:table-cell office:value-type="float" office:value="0.61436527967453" calcext:value-type="float">
            <text:p>0.61436527967453</text:p>
          </table:table-cell>
          <table:table-cell table:number-columns-repeated="2"/>
        </table:table-row>
        <table:table-row table:style-name="ro1">
          <table:table-cell office:value-type="float" office:value="0.571641862392426" calcext:value-type="float">
            <text:p>0.571641862392426</text:p>
          </table:table-cell>
          <table:table-cell table:number-columns-repeated="2"/>
        </table:table-row>
        <table:table-row table:style-name="ro1">
          <table:table-cell office:value-type="float" office:value="0.507474958896637" calcext:value-type="float">
            <text:p>0.507474958896637</text:p>
          </table:table-cell>
          <table:table-cell table:number-columns-repeated="2"/>
        </table:table-row>
        <table:table-row table:style-name="ro1">
          <table:table-cell office:value-type="float" office:value="0.808551788330078" calcext:value-type="float">
            <text:p>0.808551788330078</text:p>
          </table:table-cell>
          <table:table-cell table:number-columns-repeated="2"/>
        </table:table-row>
        <table:table-row table:style-name="ro1">
          <table:table-cell office:value-type="float" office:value="0.695468425750732" calcext:value-type="float">
            <text:p>0.695468425750732</text:p>
          </table:table-cell>
          <table:table-cell table:number-columns-repeated="2"/>
        </table:table-row>
        <table:table-row table:style-name="ro1">
          <table:table-cell office:value-type="float" office:value="0.469915419816971" calcext:value-type="float">
            <text:p>0.469915419816971</text:p>
          </table:table-cell>
          <table:table-cell table:number-columns-repeated="2"/>
        </table:table-row>
        <table:table-row table:style-name="ro1">
          <table:table-cell office:value-type="float" office:value="0.451704114675522" calcext:value-type="float">
            <text:p>0.451704114675522</text:p>
          </table:table-cell>
          <table:table-cell table:number-columns-repeated="2"/>
        </table:table-row>
        <table:table-row table:style-name="ro1">
          <table:table-cell office:value-type="float" office:value="0.662526190280914" calcext:value-type="float">
            <text:p>0.662526190280914</text:p>
          </table:table-cell>
          <table:table-cell table:number-columns-repeated="2"/>
        </table:table-row>
        <table:table-row table:style-name="ro1">
          <table:table-cell office:value-type="float" office:value="0.671106517314911" calcext:value-type="float">
            <text:p>0.671106517314911</text:p>
          </table:table-cell>
          <table:table-cell table:number-columns-repeated="2"/>
        </table:table-row>
        <table:table-row table:style-name="ro1">
          <table:table-cell office:value-type="float" office:value="0.729295969009399" calcext:value-type="float">
            <text:p>0.729295969009399</text:p>
          </table:table-cell>
          <table:table-cell table:number-columns-repeated="2"/>
        </table:table-row>
        <table:table-row table:style-name="ro1">
          <table:table-cell office:value-type="float" office:value="0.295808523893356" calcext:value-type="float">
            <text:p>0.295808523893356</text:p>
          </table:table-cell>
          <table:table-cell table:number-columns-repeated="2"/>
        </table:table-row>
        <table:table-row table:style-name="ro1">
          <table:table-cell office:value-type="float" office:value="0.457126021385193" calcext:value-type="float">
            <text:p>0.457126021385193</text:p>
          </table:table-cell>
          <table:table-cell table:number-columns-repeated="2"/>
        </table:table-row>
        <table:table-row table:style-name="ro1">
          <table:table-cell office:value-type="float" office:value="0.710723638534546" calcext:value-type="float">
            <text:p>0.710723638534546</text:p>
          </table:table-cell>
          <table:table-cell table:number-columns-repeated="2"/>
        </table:table-row>
        <table:table-row table:style-name="ro1">
          <table:table-cell office:value-type="float" office:value="0.821676731109619" calcext:value-type="float">
            <text:p>0.821676731109619</text:p>
          </table:table-cell>
          <table:table-cell table:number-columns-repeated="2"/>
        </table:table-row>
        <table:table-row table:style-name="ro1">
          <table:table-cell office:value-type="float" office:value="0.844506084918976" calcext:value-type="float">
            <text:p>0.844506084918976</text:p>
          </table:table-cell>
          <table:table-cell table:number-columns-repeated="2"/>
        </table:table-row>
        <table:table-row table:style-name="ro1">
          <table:table-cell office:value-type="float" office:value="0.722964882850647" calcext:value-type="float">
            <text:p>0.722964882850647</text:p>
          </table:table-cell>
          <table:table-cell table:number-columns-repeated="2"/>
        </table:table-row>
        <table:table-row table:style-name="ro1">
          <table:table-cell office:value-type="float" office:value="0.843090295791626" calcext:value-type="float">
            <text:p>0.843090295791626</text:p>
          </table:table-cell>
          <table:table-cell table:number-columns-repeated="2"/>
        </table:table-row>
        <table:table-row table:style-name="ro1">
          <table:table-cell office:value-type="float" office:value="0.869773030281067" calcext:value-type="float">
            <text:p>0.869773030281067</text:p>
          </table:table-cell>
          <table:table-cell table:number-columns-repeated="2"/>
        </table:table-row>
        <table:table-row table:style-name="ro1">
          <table:table-cell office:value-type="float" office:value="0.855088531970978" calcext:value-type="float">
            <text:p>0.855088531970978</text:p>
          </table:table-cell>
          <table:table-cell table:number-columns-repeated="2"/>
        </table:table-row>
        <table:table-row table:style-name="ro1">
          <table:table-cell office:value-type="float" office:value="0.689772009849548" calcext:value-type="float">
            <text:p>0.689772009849548</text:p>
          </table:table-cell>
          <table:table-cell table:number-columns-repeated="2"/>
        </table:table-row>
        <table:table-row table:style-name="ro1">
          <table:table-cell office:value-type="float" office:value="0.792662978172302" calcext:value-type="float">
            <text:p>0.792662978172302</text:p>
          </table:table-cell>
          <table:table-cell table:number-columns-repeated="2"/>
        </table:table-row>
        <table:table-row table:style-name="ro1">
          <table:table-cell office:value-type="float" office:value="0.879994332790375" calcext:value-type="float">
            <text:p>0.879994332790375</text:p>
          </table:table-cell>
          <table:table-cell table:number-columns-repeated="2"/>
        </table:table-row>
        <table:table-row table:style-name="ro1">
          <table:table-cell office:value-type="float" office:value="0.859878480434418" calcext:value-type="float">
            <text:p>0.859878480434418</text:p>
          </table:table-cell>
          <table:table-cell table:number-columns-repeated="2"/>
        </table:table-row>
        <table:table-row table:style-name="ro1">
          <table:table-cell office:value-type="float" office:value="0.831317842006683" calcext:value-type="float">
            <text:p>0.831317842006683</text:p>
          </table:table-cell>
          <table:table-cell table:number-columns-repeated="2"/>
        </table:table-row>
        <table:table-row table:style-name="ro1">
          <table:table-cell office:value-type="float" office:value="0.751048862934112" calcext:value-type="float">
            <text:p>0.751048862934112</text:p>
          </table:table-cell>
          <table:table-cell table:number-columns-repeated="2"/>
        </table:table-row>
        <table:table-row table:style-name="ro1">
          <table:table-cell office:value-type="float" office:value="0.833232522010803" calcext:value-type="float">
            <text:p>0.833232522010803</text:p>
          </table:table-cell>
          <table:table-cell table:number-columns-repeated="2"/>
        </table:table-row>
        <table:table-row table:style-name="ro1">
          <table:table-cell office:value-type="float" office:value="0.873642444610596" calcext:value-type="float">
            <text:p>0.873642444610596</text:p>
          </table:table-cell>
          <table:table-cell table:number-columns-repeated="2"/>
        </table:table-row>
        <table:table-row table:style-name="ro1">
          <table:table-cell office:value-type="float" office:value="0.715502321720123" calcext:value-type="float">
            <text:p>0.715502321720123</text:p>
          </table:table-cell>
          <table:table-cell table:number-columns-repeated="2"/>
        </table:table-row>
        <table:table-row table:style-name="ro1">
          <table:table-cell office:value-type="float" office:value="0.554313242435455" calcext:value-type="float">
            <text:p>0.554313242435455</text:p>
          </table:table-cell>
          <table:table-cell table:number-columns-repeated="2"/>
        </table:table-row>
        <table:table-row table:style-name="ro1">
          <table:table-cell office:value-type="float" office:value="0.832990229129791" calcext:value-type="float">
            <text:p>0.832990229129791</text:p>
          </table:table-cell>
          <table:table-cell table:number-columns-repeated="2"/>
        </table:table-row>
        <table:table-row table:style-name="ro1">
          <table:table-cell office:value-type="float" office:value="0.791171789169312" calcext:value-type="float">
            <text:p>0.791171789169312</text:p>
          </table:table-cell>
          <table:table-cell table:number-columns-repeated="2"/>
        </table:table-row>
        <table:table-row table:style-name="ro1">
          <table:table-cell office:value-type="float" office:value="0.749680697917938" calcext:value-type="float">
            <text:p>0.749680697917938</text:p>
          </table:table-cell>
          <table:table-cell table:number-columns-repeated="2"/>
        </table:table-row>
        <table:table-row table:style-name="ro1">
          <table:table-cell office:value-type="float" office:value="0.88172709941864" calcext:value-type="float">
            <text:p>0.88172709941864</text:p>
          </table:table-cell>
          <table:table-cell table:number-columns-repeated="2"/>
        </table:table-row>
        <table:table-row table:style-name="ro1">
          <table:table-cell office:value-type="float" office:value="0.757475435733795" calcext:value-type="float">
            <text:p>0.757475435733795</text:p>
          </table:table-cell>
          <table:table-cell table:number-columns-repeated="2"/>
        </table:table-row>
        <table:table-row table:style-name="ro1">
          <table:table-cell office:value-type="float" office:value="0.401520162820816" calcext:value-type="float">
            <text:p>0.401520162820816</text:p>
          </table:table-cell>
          <table:table-cell table:number-columns-repeated="2"/>
        </table:table-row>
        <table:table-row table:style-name="ro1">
          <table:table-cell office:value-type="float" office:value="0.72072821855545" calcext:value-type="float">
            <text:p>0.72072821855545</text:p>
          </table:table-cell>
          <table:table-cell table:number-columns-repeated="2"/>
        </table:table-row>
        <table:table-row table:style-name="ro1">
          <table:table-cell office:value-type="float" office:value="0.25240620970726" calcext:value-type="float">
            <text:p>0.25240620970726</text:p>
          </table:table-cell>
          <table:table-cell table:number-columns-repeated="2"/>
        </table:table-row>
        <table:table-row table:style-name="ro1">
          <table:table-cell office:value-type="float" office:value="0.298113644123077" calcext:value-type="float">
            <text:p>0.298113644123077</text:p>
          </table:table-cell>
          <table:table-cell table:number-columns-repeated="2"/>
        </table:table-row>
        <table:table-row table:style-name="ro1">
          <table:table-cell office:value-type="float" office:value="0.316810756921768" calcext:value-type="float">
            <text:p>0.316810756921768</text:p>
          </table:table-cell>
          <table:table-cell table:number-columns-repeated="2"/>
        </table:table-row>
        <table:table-row table:style-name="ro1">
          <table:table-cell office:value-type="float" office:value="0.258147746324539" calcext:value-type="float">
            <text:p>0.258147746324539</text:p>
          </table:table-cell>
          <table:table-cell table:number-columns-repeated="2"/>
        </table:table-row>
        <table:table-row table:style-name="ro1">
          <table:table-cell office:value-type="float" office:value="0.311846137046814" calcext:value-type="float">
            <text:p>0.311846137046814</text:p>
          </table:table-cell>
          <table:table-cell table:number-columns-repeated="2"/>
        </table:table-row>
        <table:table-row table:style-name="ro1">
          <table:table-cell office:value-type="float" office:value="0.329726487398148" calcext:value-type="float">
            <text:p>0.329726487398148</text:p>
          </table:table-cell>
          <table:table-cell table:number-columns-repeated="2"/>
        </table:table-row>
        <table:table-row table:style-name="ro1">
          <table:table-cell office:value-type="float" office:value="0.31454810500145" calcext:value-type="float">
            <text:p>0.31454810500145</text:p>
          </table:table-cell>
          <table:table-cell table:number-columns-repeated="2"/>
        </table:table-row>
        <table:table-row table:style-name="ro1">
          <table:table-cell office:value-type="float" office:value="0.480951488018036" calcext:value-type="float">
            <text:p>0.480951488018036</text:p>
          </table:table-cell>
          <table:table-cell table:number-columns-repeated="2"/>
        </table:table-row>
        <table:table-row table:style-name="ro1">
          <table:table-cell office:value-type="float" office:value="0.31785437464714" calcext:value-type="float">
            <text:p>0.31785437464714</text:p>
          </table:table-cell>
          <table:table-cell table:number-columns-repeated="2"/>
        </table:table-row>
        <table:table-row table:style-name="ro1">
          <table:table-cell office:value-type="float" office:value="0.474953711032867" calcext:value-type="float">
            <text:p>0.474953711032867</text:p>
          </table:table-cell>
          <table:table-cell table:number-columns-repeated="2"/>
        </table:table-row>
        <table:table-row table:style-name="ro1">
          <table:table-cell office:value-type="float" office:value="0.302454113960266" calcext:value-type="float">
            <text:p>0.302454113960266</text:p>
          </table:table-cell>
          <table:table-cell table:number-columns-repeated="2"/>
        </table:table-row>
        <table:table-row table:style-name="ro1">
          <table:table-cell office:value-type="float" office:value="0.588227152824402" calcext:value-type="float">
            <text:p>0.588227152824402</text:p>
          </table:table-cell>
          <table:table-cell table:number-columns-repeated="2"/>
        </table:table-row>
        <table:table-row table:style-name="ro1">
          <table:table-cell office:value-type="float" office:value="0.298949837684631" calcext:value-type="float">
            <text:p>0.298949837684631</text:p>
          </table:table-cell>
          <table:table-cell table:number-columns-repeated="2"/>
        </table:table-row>
        <table:table-row table:style-name="ro1">
          <table:table-cell office:value-type="float" office:value="0.338211268186569" calcext:value-type="float">
            <text:p>0.338211268186569</text:p>
          </table:table-cell>
          <table:table-cell table:number-columns-repeated="2"/>
        </table:table-row>
        <table:table-row table:style-name="ro1">
          <table:table-cell office:value-type="float" office:value="0.786268293857574" calcext:value-type="float">
            <text:p>0.786268293857574</text:p>
          </table:table-cell>
          <table:table-cell table:number-columns-repeated="2"/>
        </table:table-row>
        <table:table-row table:style-name="ro1">
          <table:table-cell office:value-type="float" office:value="0.275985419750214" calcext:value-type="float">
            <text:p>0.275985419750214</text:p>
          </table:table-cell>
          <table:table-cell table:number-columns-repeated="2"/>
        </table:table-row>
        <table:table-row table:style-name="ro1">
          <table:table-cell office:value-type="float" office:value="0.564260542392731" calcext:value-type="float">
            <text:p>0.564260542392731</text:p>
          </table:table-cell>
          <table:table-cell table:number-columns-repeated="2"/>
        </table:table-row>
        <table:table-row table:style-name="ro1">
          <table:table-cell office:value-type="float" office:value="0.268655151128769" calcext:value-type="float">
            <text:p>0.268655151128769</text:p>
          </table:table-cell>
          <table:table-cell table:number-columns-repeated="2"/>
        </table:table-row>
        <table:table-row table:style-name="ro1">
          <table:table-cell office:value-type="float" office:value="0.443850606679916" calcext:value-type="float">
            <text:p>0.443850606679916</text:p>
          </table:table-cell>
          <table:table-cell table:number-columns-repeated="2"/>
        </table:table-row>
        <table:table-row table:style-name="ro1">
          <table:table-cell office:value-type="float" office:value="0.728399813175201" calcext:value-type="float">
            <text:p>0.728399813175201</text:p>
          </table:table-cell>
          <table:table-cell table:number-columns-repeated="2"/>
        </table:table-row>
        <table:table-row table:style-name="ro1">
          <table:table-cell office:value-type="float" office:value="0.684976637363434" calcext:value-type="float">
            <text:p>0.684976637363434</text:p>
          </table:table-cell>
          <table:table-cell table:number-columns-repeated="2"/>
        </table:table-row>
        <table:table-row table:style-name="ro1">
          <table:table-cell office:value-type="float" office:value="0.770480513572693" calcext:value-type="float">
            <text:p>0.770480513572693</text:p>
          </table:table-cell>
          <table:table-cell table:number-columns-repeated="2"/>
        </table:table-row>
        <table:table-row table:style-name="ro1">
          <table:table-cell office:value-type="float" office:value="0.668209969997406" calcext:value-type="float">
            <text:p>0.668209969997406</text:p>
          </table:table-cell>
          <table:table-cell table:number-columns-repeated="2"/>
        </table:table-row>
        <table:table-row table:style-name="ro1">
          <table:table-cell office:value-type="float" office:value="0.384261786937714" calcext:value-type="float">
            <text:p>0.384261786937714</text:p>
          </table:table-cell>
          <table:table-cell table:number-columns-repeated="2"/>
        </table:table-row>
        <table:table-row table:style-name="ro1">
          <table:table-cell office:value-type="float" office:value="0.262760013341904" calcext:value-type="float">
            <text:p>0.262760013341904</text:p>
          </table:table-cell>
          <table:table-cell table:number-columns-repeated="2"/>
        </table:table-row>
        <table:table-row table:style-name="ro1">
          <table:table-cell office:value-type="float" office:value="0.25684130191803" calcext:value-type="float">
            <text:p>0.25684130191803</text:p>
          </table:table-cell>
          <table:table-cell table:number-columns-repeated="2"/>
        </table:table-row>
        <table:table-row table:style-name="ro1">
          <table:table-cell office:value-type="float" office:value="0.253344625234604" calcext:value-type="float">
            <text:p>0.253344625234604</text:p>
          </table:table-cell>
          <table:table-cell table:number-columns-repeated="2"/>
        </table:table-row>
        <table:table-row table:style-name="ro1">
          <table:table-cell office:value-type="float" office:value="0.262227147817612" calcext:value-type="float">
            <text:p>0.262227147817612</text:p>
          </table:table-cell>
          <table:table-cell table:number-columns-repeated="2"/>
        </table:table-row>
        <table:table-row table:style-name="ro1">
          <table:table-cell office:value-type="float" office:value="0.250396311283112" calcext:value-type="float">
            <text:p>0.250396311283112</text:p>
          </table:table-cell>
          <table:table-cell table:number-columns-repeated="2"/>
        </table:table-row>
        <table:table-row table:style-name="ro1">
          <table:table-cell office:value-type="float" office:value="0.50830203294754" calcext:value-type="float">
            <text:p>0.50830203294754</text:p>
          </table:table-cell>
          <table:table-cell table:number-columns-repeated="2"/>
        </table:table-row>
        <table:table-row table:style-name="ro1">
          <table:table-cell office:value-type="float" office:value="0.268876433372498" calcext:value-type="float">
            <text:p>0.268876433372498</text:p>
          </table:table-cell>
          <table:table-cell table:number-columns-repeated="2"/>
        </table:table-row>
        <table:table-row table:style-name="ro1">
          <table:table-cell office:value-type="float" office:value="0.330521285533905" calcext:value-type="float">
            <text:p>0.330521285533905</text:p>
          </table:table-cell>
          <table:table-cell table:number-columns-repeated="2"/>
        </table:table-row>
        <table:table-row table:style-name="ro1">
          <table:table-cell office:value-type="float" office:value="0.40028128027916" calcext:value-type="float">
            <text:p>0.40028128027916</text:p>
          </table:table-cell>
          <table:table-cell table:number-columns-repeated="2"/>
        </table:table-row>
        <table:table-row table:style-name="ro1">
          <table:table-cell office:value-type="float" office:value="0.442969799041748" calcext:value-type="float">
            <text:p>0.442969799041748</text:p>
          </table:table-cell>
          <table:table-cell table:number-columns-repeated="2"/>
        </table:table-row>
        <table:table-row table:style-name="ro1">
          <table:table-cell office:value-type="float" office:value="0.525355577468872" calcext:value-type="float">
            <text:p>0.525355577468872</text:p>
          </table:table-cell>
          <table:table-cell table:number-columns-repeated="2"/>
        </table:table-row>
        <table:table-row table:style-name="ro1">
          <table:table-cell office:value-type="float" office:value="0.560935914516449" calcext:value-type="float">
            <text:p>0.560935914516449</text:p>
          </table:table-cell>
          <table:table-cell table:number-columns-repeated="2"/>
        </table:table-row>
        <table:table-row table:style-name="ro1">
          <table:table-cell office:value-type="float" office:value="0.588769793510437" calcext:value-type="float">
            <text:p>0.588769793510437</text:p>
          </table:table-cell>
          <table:table-cell table:number-columns-repeated="2"/>
        </table:table-row>
        <table:table-row table:style-name="ro1">
          <table:table-cell office:value-type="float" office:value="0.640881419181824" calcext:value-type="float">
            <text:p>0.640881419181824</text:p>
          </table:table-cell>
          <table:table-cell table:number-columns-repeated="2"/>
        </table:table-row>
        <table:table-row table:style-name="ro1">
          <table:table-cell office:value-type="float" office:value="0.6482794880867" calcext:value-type="float">
            <text:p>0.6482794880867</text:p>
          </table:table-cell>
          <table:table-cell table:number-columns-repeated="2"/>
        </table:table-row>
        <table:table-row table:style-name="ro1">
          <table:table-cell office:value-type="float" office:value="0.645015895366669" calcext:value-type="float">
            <text:p>0.645015895366669</text:p>
          </table:table-cell>
          <table:table-cell table:number-columns-repeated="2"/>
        </table:table-row>
        <table:table-row table:style-name="ro1">
          <table:table-cell office:value-type="float" office:value="0.63031417131424" calcext:value-type="float">
            <text:p>0.63031417131424</text:p>
          </table:table-cell>
          <table:table-cell table:number-columns-repeated="2"/>
        </table:table-row>
        <table:table-row table:style-name="ro1">
          <table:table-cell office:value-type="float" office:value="0.610209405422211" calcext:value-type="float">
            <text:p>0.610209405422211</text:p>
          </table:table-cell>
          <table:table-cell table:number-columns-repeated="2"/>
        </table:table-row>
        <table:table-row table:style-name="ro1">
          <table:table-cell office:value-type="float" office:value="0.488983035087586" calcext:value-type="float">
            <text:p>0.488983035087586</text:p>
          </table:table-cell>
          <table:table-cell table:number-columns-repeated="2"/>
        </table:table-row>
        <table:table-row table:style-name="ro1">
          <table:table-cell office:value-type="float" office:value="0.321621716022491" calcext:value-type="float">
            <text:p>0.321621716022491</text:p>
          </table:table-cell>
          <table:table-cell table:number-columns-repeated="2"/>
        </table:table-row>
        <table:table-row table:style-name="ro1">
          <table:table-cell office:value-type="float" office:value="0.513905465602875" calcext:value-type="float">
            <text:p>0.513905465602875</text:p>
          </table:table-cell>
          <table:table-cell table:number-columns-repeated="2"/>
        </table:table-row>
        <table:table-row table:style-name="ro1">
          <table:table-cell office:value-type="float" office:value="0.460033923387527" calcext:value-type="float">
            <text:p>0.460033923387527</text:p>
          </table:table-cell>
          <table:table-cell table:number-columns-repeated="2"/>
        </table:table-row>
        <table:table-row table:style-name="ro1">
          <table:table-cell office:value-type="float" office:value="0.63987135887146" calcext:value-type="float">
            <text:p>0.63987135887146</text:p>
          </table:table-cell>
          <table:table-cell table:number-columns-repeated="2"/>
        </table:table-row>
        <table:table-row table:style-name="ro1">
          <table:table-cell office:value-type="float" office:value="0.407629996538162" calcext:value-type="float">
            <text:p>0.407629996538162</text:p>
          </table:table-cell>
          <table:table-cell table:number-columns-repeated="2"/>
        </table:table-row>
        <table:table-row table:style-name="ro1">
          <table:table-cell office:value-type="float" office:value="0.671682238578796" calcext:value-type="float">
            <text:p>0.671682238578796</text:p>
          </table:table-cell>
          <table:table-cell table:number-columns-repeated="2"/>
        </table:table-row>
        <table:table-row table:style-name="ro1">
          <table:table-cell office:value-type="float" office:value="0.330541908740997" calcext:value-type="float">
            <text:p>0.330541908740997</text:p>
          </table:table-cell>
          <table:table-cell table:number-columns-repeated="2"/>
        </table:table-row>
        <table:table-row table:style-name="ro1">
          <table:table-cell office:value-type="float" office:value="0.560359179973602" calcext:value-type="float">
            <text:p>0.560359179973602</text:p>
          </table:table-cell>
          <table:table-cell table:number-columns-repeated="2"/>
        </table:table-row>
        <table:table-row table:style-name="ro1">
          <table:table-cell office:value-type="float" office:value="0.366717368364334" calcext:value-type="float">
            <text:p>0.366717368364334</text:p>
          </table:table-cell>
          <table:table-cell table:number-columns-repeated="2"/>
        </table:table-row>
        <table:table-row table:style-name="ro1">
          <table:table-cell office:value-type="float" office:value="0.306385964155197" calcext:value-type="float">
            <text:p>0.306385964155197</text:p>
          </table:table-cell>
          <table:table-cell table:number-columns-repeated="2"/>
        </table:table-row>
        <table:table-row table:style-name="ro1">
          <table:table-cell office:value-type="float" office:value="0.476204723119736" calcext:value-type="float">
            <text:p>0.476204723119736</text:p>
          </table:table-cell>
          <table:table-cell table:number-columns-repeated="2"/>
        </table:table-row>
        <table:table-row table:style-name="ro1">
          <table:table-cell office:value-type="float" office:value="0.282189667224884" calcext:value-type="float">
            <text:p>0.282189667224884</text:p>
          </table:table-cell>
          <table:table-cell table:number-columns-repeated="2"/>
        </table:table-row>
        <table:table-row table:style-name="ro1">
          <table:table-cell office:value-type="float" office:value="0.396642982959747" calcext:value-type="float">
            <text:p>0.396642982959747</text:p>
          </table:table-cell>
          <table:table-cell table:number-columns-repeated="2"/>
        </table:table-row>
        <table:table-row table:style-name="ro1">
          <table:table-cell office:value-type="float" office:value="0.308905690908432" calcext:value-type="float">
            <text:p>0.308905690908432</text:p>
          </table:table-cell>
          <table:table-cell table:number-columns-repeated="2"/>
        </table:table-row>
        <table:table-row table:style-name="ro1">
          <table:table-cell office:value-type="float" office:value="0.319855809211731" calcext:value-type="float">
            <text:p>0.319855809211731</text:p>
          </table:table-cell>
          <table:table-cell table:number-columns-repeated="2"/>
        </table:table-row>
        <table:table-row table:style-name="ro1">
          <table:table-cell office:value-type="float" office:value="0.291802763938904" calcext:value-type="float">
            <text:p>0.291802763938904</text:p>
          </table:table-cell>
          <table:table-cell table:number-columns-repeated="2"/>
        </table:table-row>
        <table:table-row table:style-name="ro1">
          <table:table-cell office:value-type="float" office:value="0.301373273134232" calcext:value-type="float">
            <text:p>0.301373273134232</text:p>
          </table:table-cell>
          <table:table-cell table:number-columns-repeated="2"/>
        </table:table-row>
        <table:table-row table:style-name="ro1">
          <table:table-cell office:value-type="float" office:value="0.300931245088577" calcext:value-type="float">
            <text:p>0.300931245088577</text:p>
          </table:table-cell>
          <table:table-cell table:number-columns-repeated="2"/>
        </table:table-row>
        <table:table-row table:style-name="ro1">
          <table:table-cell office:value-type="float" office:value="0.701821744441986" calcext:value-type="float">
            <text:p>0.701821744441986</text:p>
          </table:table-cell>
          <table:table-cell table:number-columns-repeated="2"/>
        </table:table-row>
        <table:table-row table:style-name="ro1">
          <table:table-cell office:value-type="float" office:value="0.335398226976395" calcext:value-type="float">
            <text:p>0.335398226976395</text:p>
          </table:table-cell>
          <table:table-cell table:number-columns-repeated="2"/>
        </table:table-row>
        <table:table-row table:style-name="ro1">
          <table:table-cell office:value-type="float" office:value="0.318369716405869" calcext:value-type="float">
            <text:p>0.318369716405869</text:p>
          </table:table-cell>
          <table:table-cell table:number-columns-repeated="2"/>
        </table:table-row>
        <table:table-row table:style-name="ro1">
          <table:table-cell office:value-type="float" office:value="0.303628534078598" calcext:value-type="float">
            <text:p>0.303628534078598</text:p>
          </table:table-cell>
          <table:table-cell table:number-columns-repeated="2"/>
        </table:table-row>
        <table:table-row table:style-name="ro1">
          <table:table-cell office:value-type="float" office:value="0.262607425451279" calcext:value-type="float">
            <text:p>0.262607425451279</text:p>
          </table:table-cell>
          <table:table-cell table:number-columns-repeated="2"/>
        </table:table-row>
        <table:table-row table:style-name="ro1">
          <table:table-cell office:value-type="float" office:value="0.346318930387497" calcext:value-type="float">
            <text:p>0.346318930387497</text:p>
          </table:table-cell>
          <table:table-cell table:number-columns-repeated="2"/>
        </table:table-row>
        <table:table-row table:style-name="ro1">
          <table:table-cell office:value-type="float" office:value="0.29330450296402" calcext:value-type="float">
            <text:p>0.29330450296402</text:p>
          </table:table-cell>
          <table:table-cell table:number-columns-repeated="2"/>
        </table:table-row>
        <table:table-row table:style-name="ro1">
          <table:table-cell office:value-type="float" office:value="0.825232446193695" calcext:value-type="float">
            <text:p>0.825232446193695</text:p>
          </table:table-cell>
          <table:table-cell table:number-columns-repeated="2"/>
        </table:table-row>
        <table:table-row table:style-name="ro1">
          <table:table-cell office:value-type="float" office:value="0.293134599924087" calcext:value-type="float">
            <text:p>0.293134599924087</text:p>
          </table:table-cell>
          <table:table-cell table:number-columns-repeated="2"/>
        </table:table-row>
        <table:table-row table:style-name="ro1">
          <table:table-cell office:value-type="float" office:value="0.808872997760773" calcext:value-type="float">
            <text:p>0.808872997760773</text:p>
          </table:table-cell>
          <table:table-cell table:number-columns-repeated="2"/>
        </table:table-row>
        <table:table-row table:style-name="ro1">
          <table:table-cell office:value-type="float" office:value="0.301931321620941" calcext:value-type="float">
            <text:p>0.301931321620941</text:p>
          </table:table-cell>
          <table:table-cell table:number-columns-repeated="2"/>
        </table:table-row>
        <table:table-row table:style-name="ro1">
          <table:table-cell office:value-type="float" office:value="0.618562519550324" calcext:value-type="float">
            <text:p>0.618562519550324</text:p>
          </table:table-cell>
          <table:table-cell table:number-columns-repeated="2"/>
        </table:table-row>
        <table:table-row table:style-name="ro1">
          <table:table-cell office:value-type="float" office:value="0.304393827915192" calcext:value-type="float">
            <text:p>0.304393827915192</text:p>
          </table:table-cell>
          <table:table-cell table:number-columns-repeated="2"/>
        </table:table-row>
        <table:table-row table:style-name="ro1">
          <table:table-cell office:value-type="float" office:value="0.67592316865921" calcext:value-type="float">
            <text:p>0.67592316865921</text:p>
          </table:table-cell>
          <table:table-cell table:number-columns-repeated="2"/>
        </table:table-row>
        <table:table-row table:style-name="ro1">
          <table:table-cell office:value-type="float" office:value="0.337447702884674" calcext:value-type="float">
            <text:p>0.337447702884674</text:p>
          </table:table-cell>
          <table:table-cell table:number-columns-repeated="2"/>
        </table:table-row>
        <table:table-row table:style-name="ro1">
          <table:table-cell office:value-type="float" office:value="0.524339616298676" calcext:value-type="float">
            <text:p>0.524339616298676</text:p>
          </table:table-cell>
          <table:table-cell table:number-columns-repeated="2"/>
        </table:table-row>
        <table:table-row table:style-name="ro1">
          <table:table-cell office:value-type="float" office:value="0.334632307291031" calcext:value-type="float">
            <text:p>0.334632307291031</text:p>
          </table:table-cell>
          <table:table-cell table:number-columns-repeated="2"/>
        </table:table-row>
        <table:table-row table:style-name="ro1">
          <table:table-cell office:value-type="float" office:value="0.420558482408524" calcext:value-type="float">
            <text:p>0.420558482408524</text:p>
          </table:table-cell>
          <table:table-cell table:number-columns-repeated="2"/>
        </table:table-row>
        <table:table-row table:style-name="ro1">
          <table:table-cell office:value-type="float" office:value="0.331354945898056" calcext:value-type="float">
            <text:p>0.331354945898056</text:p>
          </table:table-cell>
          <table:table-cell table:number-columns-repeated="2"/>
        </table:table-row>
        <table:table-row table:style-name="ro1">
          <table:table-cell office:value-type="float" office:value="0.447254329919815" calcext:value-type="float">
            <text:p>0.447254329919815</text:p>
          </table:table-cell>
          <table:table-cell table:number-columns-repeated="2"/>
        </table:table-row>
        <table:table-row table:style-name="ro1">
          <table:table-cell office:value-type="float" office:value="0.320258259773254" calcext:value-type="float">
            <text:p>0.320258259773254</text:p>
          </table:table-cell>
          <table:table-cell table:number-columns-repeated="2"/>
        </table:table-row>
        <table:table-row table:style-name="ro1">
          <table:table-cell office:value-type="float" office:value="0.536896467208862" calcext:value-type="float">
            <text:p>0.536896467208862</text:p>
          </table:table-cell>
          <table:table-cell table:number-columns-repeated="2"/>
        </table:table-row>
        <table:table-row table:style-name="ro1">
          <table:table-cell office:value-type="float" office:value="0.32211309671402" calcext:value-type="float">
            <text:p>0.32211309671402</text:p>
          </table:table-cell>
          <table:table-cell table:number-columns-repeated="2"/>
        </table:table-row>
        <table:table-row table:style-name="ro1">
          <table:table-cell office:value-type="float" office:value="0.581492245197296" calcext:value-type="float">
            <text:p>0.581492245197296</text:p>
          </table:table-cell>
          <table:table-cell table:number-columns-repeated="2"/>
        </table:table-row>
        <table:table-row table:style-name="ro1">
          <table:table-cell office:value-type="float" office:value="0.256834208965302" calcext:value-type="float">
            <text:p>0.256834208965302</text:p>
          </table:table-cell>
          <table:table-cell table:number-columns-repeated="2"/>
        </table:table-row>
        <table:table-row table:style-name="ro1">
          <table:table-cell office:value-type="float" office:value="0.634102523326874" calcext:value-type="float">
            <text:p>0.634102523326874</text:p>
          </table:table-cell>
          <table:table-cell table:number-columns-repeated="2"/>
        </table:table-row>
        <table:table-row table:style-name="ro1">
          <table:table-cell office:value-type="float" office:value="0.576343774795532" calcext:value-type="float">
            <text:p>0.576343774795532</text:p>
          </table:table-cell>
          <table:table-cell table:number-columns-repeated="2"/>
        </table:table-row>
        <table:table-row table:style-name="ro1">
          <table:table-cell office:value-type="float" office:value="0.259172588586807" calcext:value-type="float">
            <text:p>0.259172588586807</text:p>
          </table:table-cell>
          <table:table-cell table:number-columns-repeated="2"/>
        </table:table-row>
        <table:table-row table:style-name="ro1">
          <table:table-cell office:value-type="float" office:value="0.373734623193741" calcext:value-type="float">
            <text:p>0.373734623193741</text:p>
          </table:table-cell>
          <table:table-cell table:number-columns-repeated="2"/>
        </table:table-row>
        <table:table-row table:style-name="ro1">
          <table:table-cell office:value-type="float" office:value="0.254963040351868" calcext:value-type="float">
            <text:p>0.254963040351868</text:p>
          </table:table-cell>
          <table:table-cell table:number-columns-repeated="2"/>
        </table:table-row>
        <table:table-row table:style-name="ro1">
          <table:table-cell office:value-type="float" office:value="0.270036071538925" calcext:value-type="float">
            <text:p>0.270036071538925</text:p>
          </table:table-cell>
          <table:table-cell table:number-columns-repeated="2"/>
        </table:table-row>
        <table:table-row table:style-name="ro1">
          <table:table-cell office:value-type="float" office:value="0.316825002431869" calcext:value-type="float">
            <text:p>0.316825002431869</text:p>
          </table:table-cell>
          <table:table-cell table:number-columns-repeated="2"/>
        </table:table-row>
        <table:table-row table:style-name="ro1">
          <table:table-cell office:value-type="float" office:value="0.264193654060364" calcext:value-type="float">
            <text:p>0.264193654060364</text:p>
          </table:table-cell>
          <table:table-cell table:number-columns-repeated="2"/>
        </table:table-row>
        <table:table-row table:style-name="ro1">
          <table:table-cell office:value-type="float" office:value="0.437358111143112" calcext:value-type="float">
            <text:p>0.437358111143112</text:p>
          </table:table-cell>
          <table:table-cell table:number-columns-repeated="2"/>
        </table:table-row>
        <table:table-row table:style-name="ro1">
          <table:table-cell office:value-type="float" office:value="0.703897893428803" calcext:value-type="float">
            <text:p>0.703897893428803</text:p>
          </table:table-cell>
          <table:table-cell table:number-columns-repeated="2"/>
        </table:table-row>
        <table:table-row table:style-name="ro1">
          <table:table-cell office:value-type="float" office:value="0.710140407085419" calcext:value-type="float">
            <text:p>0.710140407085419</text:p>
          </table:table-cell>
          <table:table-cell table:number-columns-repeated="2"/>
        </table:table-row>
        <table:table-row table:style-name="ro1">
          <table:table-cell office:value-type="float" office:value="0.705970942974091" calcext:value-type="float">
            <text:p>0.705970942974091</text:p>
          </table:table-cell>
          <table:table-cell table:number-columns-repeated="2"/>
        </table:table-row>
        <table:table-row table:style-name="ro1">
          <table:table-cell office:value-type="float" office:value="0.550421237945557" calcext:value-type="float">
            <text:p>0.550421237945557</text:p>
          </table:table-cell>
          <table:table-cell table:number-columns-repeated="2"/>
        </table:table-row>
        <table:table-row table:style-name="ro1">
          <table:table-cell office:value-type="float" office:value="0.479784578084946" calcext:value-type="float">
            <text:p>0.479784578084946</text:p>
          </table:table-cell>
          <table:table-cell table:number-columns-repeated="2"/>
        </table:table-row>
        <table:table-row table:style-name="ro1">
          <table:table-cell office:value-type="float" office:value="0.759042263031006" calcext:value-type="float">
            <text:p>0.759042263031006</text:p>
          </table:table-cell>
          <table:table-cell table:number-columns-repeated="2"/>
        </table:table-row>
        <table:table-row table:style-name="ro1">
          <table:table-cell office:value-type="float" office:value="0.669394791126251" calcext:value-type="float">
            <text:p>0.669394791126251</text:p>
          </table:table-cell>
          <table:table-cell table:number-columns-repeated="2"/>
        </table:table-row>
        <table:table-row table:style-name="ro1">
          <table:table-cell office:value-type="float" office:value="0.639500260353088" calcext:value-type="float">
            <text:p>0.639500260353088</text:p>
          </table:table-cell>
          <table:table-cell table:number-columns-repeated="2"/>
        </table:table-row>
        <table:table-row table:style-name="ro1">
          <table:table-cell office:value-type="float" office:value="0.682845175266266" calcext:value-type="float">
            <text:p>0.682845175266266</text:p>
          </table:table-cell>
          <table:table-cell table:number-columns-repeated="2"/>
        </table:table-row>
        <table:table-row table:style-name="ro1">
          <table:table-cell office:value-type="float" office:value="0.717365503311157" calcext:value-type="float">
            <text:p>0.717365503311157</text:p>
          </table:table-cell>
          <table:table-cell table:number-columns-repeated="2"/>
        </table:table-row>
        <table:table-row table:style-name="ro1">
          <table:table-cell office:value-type="float" office:value="0.754184067249298" calcext:value-type="float">
            <text:p>0.754184067249298</text:p>
          </table:table-cell>
          <table:table-cell table:number-columns-repeated="2"/>
        </table:table-row>
        <table:table-row table:style-name="ro1">
          <table:table-cell office:value-type="float" office:value="0.743982255458832" calcext:value-type="float">
            <text:p>0.743982255458832</text:p>
          </table:table-cell>
          <table:table-cell table:number-columns-repeated="2"/>
        </table:table-row>
        <table:table-row table:style-name="ro1">
          <table:table-cell office:value-type="float" office:value="0.691601395606995" calcext:value-type="float">
            <text:p>0.691601395606995</text:p>
          </table:table-cell>
          <table:table-cell table:number-columns-repeated="2"/>
        </table:table-row>
        <table:table-row table:style-name="ro1">
          <table:table-cell office:value-type="float" office:value="0.743957817554474" calcext:value-type="float">
            <text:p>0.743957817554474</text:p>
          </table:table-cell>
          <table:table-cell table:number-columns-repeated="2"/>
        </table:table-row>
        <table:table-row table:style-name="ro1">
          <table:table-cell office:value-type="float" office:value="0.274622589349747" calcext:value-type="float">
            <text:p>0.274622589349747</text:p>
          </table:table-cell>
          <table:table-cell table:number-columns-repeated="2"/>
        </table:table-row>
        <table:table-row table:style-name="ro1">
          <table:table-cell office:value-type="float" office:value="0.81791603565216" calcext:value-type="float">
            <text:p>0.81791603565216</text:p>
          </table:table-cell>
          <table:table-cell table:number-columns-repeated="2"/>
        </table:table-row>
        <table:table-row table:style-name="ro1">
          <table:table-cell office:value-type="float" office:value="0.273303180932999" calcext:value-type="float">
            <text:p>0.273303180932999</text:p>
          </table:table-cell>
          <table:table-cell table:number-columns-repeated="2"/>
        </table:table-row>
        <table:table-row table:style-name="ro1">
          <table:table-cell office:value-type="float" office:value="0.758235216140747" calcext:value-type="float">
            <text:p>0.758235216140747</text:p>
          </table:table-cell>
          <table:table-cell table:number-columns-repeated="2"/>
        </table:table-row>
        <table:table-row table:style-name="ro1">
          <table:table-cell office:value-type="float" office:value="0.842420876026154" calcext:value-type="float">
            <text:p>0.842420876026154</text:p>
          </table:table-cell>
          <table:table-cell table:number-columns-repeated="2"/>
        </table:table-row>
        <table:table-row table:style-name="ro1">
          <table:table-cell office:value-type="float" office:value="0.828713655471802" calcext:value-type="float">
            <text:p>0.828713655471802</text:p>
          </table:table-cell>
          <table:table-cell table:number-columns-repeated="2"/>
        </table:table-row>
        <table:table-row table:style-name="ro1">
          <table:table-cell office:value-type="float" office:value="0.408437222242355" calcext:value-type="float">
            <text:p>0.408437222242355</text:p>
          </table:table-cell>
          <table:table-cell table:number-columns-repeated="2"/>
        </table:table-row>
        <table:table-row table:style-name="ro1">
          <table:table-cell office:value-type="float" office:value="0.52564013004303" calcext:value-type="float">
            <text:p>0.52564013004303</text:p>
          </table:table-cell>
          <table:table-cell table:number-columns-repeated="2"/>
        </table:table-row>
        <table:table-row table:style-name="ro1">
          <table:table-cell office:value-type="float" office:value="0.349383860826492" calcext:value-type="float">
            <text:p>0.349383860826492</text:p>
          </table:table-cell>
          <table:table-cell table:number-columns-repeated="2"/>
        </table:table-row>
        <table:table-row table:style-name="ro1">
          <table:table-cell office:value-type="float" office:value="0.857163906097412" calcext:value-type="float">
            <text:p>0.857163906097412</text:p>
          </table:table-cell>
          <table:table-cell table:number-columns-repeated="2"/>
        </table:table-row>
        <table:table-row table:style-name="ro1">
          <table:table-cell office:value-type="float" office:value="0.843318641185761" calcext:value-type="float">
            <text:p>0.843318641185761</text:p>
          </table:table-cell>
          <table:table-cell table:number-columns-repeated="2"/>
        </table:table-row>
        <table:table-row table:style-name="ro1">
          <table:table-cell office:value-type="float" office:value="0.481252163648605" calcext:value-type="float">
            <text:p>0.481252163648605</text:p>
          </table:table-cell>
          <table:table-cell table:number-columns-repeated="2"/>
        </table:table-row>
        <table:table-row table:style-name="ro1">
          <table:table-cell office:value-type="float" office:value="0.425396770238876" calcext:value-type="float">
            <text:p>0.425396770238876</text:p>
          </table:table-cell>
          <table:table-cell table:number-columns-repeated="2"/>
        </table:table-row>
        <table:table-row table:style-name="ro1">
          <table:table-cell office:value-type="float" office:value="0.896590054035187" calcext:value-type="float">
            <text:p>0.896590054035187</text:p>
          </table:table-cell>
          <table:table-cell table:number-columns-repeated="2"/>
        </table:table-row>
        <table:table-row table:style-name="ro1">
          <table:table-cell office:value-type="float" office:value="0.924883425235748" calcext:value-type="float">
            <text:p>0.924883425235748</text:p>
          </table:table-cell>
          <table:table-cell table:number-columns-repeated="2"/>
        </table:table-row>
        <table:table-row table:style-name="ro1">
          <table:table-cell office:value-type="float" office:value="0.837836861610413" calcext:value-type="float">
            <text:p>0.837836861610413</text:p>
          </table:table-cell>
          <table:table-cell table:number-columns-repeated="2"/>
        </table:table-row>
        <table:table-row table:style-name="ro1">
          <table:table-cell office:value-type="float" office:value="0.860686480998993" calcext:value-type="float">
            <text:p>0.860686480998993</text:p>
          </table:table-cell>
          <table:table-cell table:number-columns-repeated="2"/>
        </table:table-row>
        <table:table-row table:style-name="ro1">
          <table:table-cell office:value-type="float" office:value="0.901685297489166" calcext:value-type="float">
            <text:p>0.901685297489166</text:p>
          </table:table-cell>
          <table:table-cell table:number-columns-repeated="2"/>
        </table:table-row>
        <table:table-row table:style-name="ro1">
          <table:table-cell office:value-type="float" office:value="0.924180805683136" calcext:value-type="float">
            <text:p>0.924180805683136</text:p>
          </table:table-cell>
          <table:table-cell table:number-columns-repeated="2"/>
        </table:table-row>
        <table:table-row table:style-name="ro1">
          <table:table-cell office:value-type="float" office:value="0.919650733470917" calcext:value-type="float">
            <text:p>0.919650733470917</text:p>
          </table:table-cell>
          <table:table-cell table:number-columns-repeated="2"/>
        </table:table-row>
        <table:table-row table:style-name="ro1">
          <table:table-cell office:value-type="float" office:value="0.907093048095703" calcext:value-type="float">
            <text:p>0.907093048095703</text:p>
          </table:table-cell>
          <table:table-cell table:number-columns-repeated="2"/>
        </table:table-row>
        <table:table-row table:style-name="ro1">
          <table:table-cell office:value-type="float" office:value="0.861984372138977" calcext:value-type="float">
            <text:p>0.861984372138977</text:p>
          </table:table-cell>
          <table:table-cell table:number-columns-repeated="2"/>
        </table:table-row>
        <table:table-row table:style-name="ro1">
          <table:table-cell office:value-type="float" office:value="0.827035784721375" calcext:value-type="float">
            <text:p>0.827035784721375</text:p>
          </table:table-cell>
          <table:table-cell table:number-columns-repeated="2"/>
        </table:table-row>
        <table:table-row table:style-name="ro1">
          <table:table-cell office:value-type="float" office:value="0.760481536388397" calcext:value-type="float">
            <text:p>0.760481536388397</text:p>
          </table:table-cell>
          <table:table-cell table:number-columns-repeated="2"/>
        </table:table-row>
        <table:table-row table:style-name="ro1">
          <table:table-cell office:value-type="float" office:value="0.846939444541931" calcext:value-type="float">
            <text:p>0.846939444541931</text:p>
          </table:table-cell>
          <table:table-cell table:number-columns-repeated="2"/>
        </table:table-row>
        <table:table-row table:style-name="ro1">
          <table:table-cell office:value-type="float" office:value="0.906000196933746" calcext:value-type="float">
            <text:p>0.906000196933746</text:p>
          </table:table-cell>
          <table:table-cell table:number-columns-repeated="2"/>
        </table:table-row>
        <table:table-row table:style-name="ro1">
          <table:table-cell office:value-type="float" office:value="0.698430955410004" calcext:value-type="float">
            <text:p>0.698430955410004</text:p>
          </table:table-cell>
          <table:table-cell table:number-columns-repeated="2"/>
        </table:table-row>
        <table:table-row table:style-name="ro1">
          <table:table-cell office:value-type="float" office:value="0.727128744125366" calcext:value-type="float">
            <text:p>0.727128744125366</text:p>
          </table:table-cell>
          <table:table-cell table:number-columns-repeated="2"/>
        </table:table-row>
        <table:table-row table:style-name="ro1">
          <table:table-cell office:value-type="float" office:value="0.699808776378632" calcext:value-type="float">
            <text:p>0.699808776378632</text:p>
          </table:table-cell>
          <table:table-cell table:number-columns-repeated="2"/>
        </table:table-row>
        <table:table-row table:style-name="ro1">
          <table:table-cell office:value-type="float" office:value="0.692287147045136" calcext:value-type="float">
            <text:p>0.692287147045136</text:p>
          </table:table-cell>
          <table:table-cell table:number-columns-repeated="2"/>
        </table:table-row>
        <table:table-row table:style-name="ro1">
          <table:table-cell office:value-type="float" office:value="0.789350628852844" calcext:value-type="float">
            <text:p>0.789350628852844</text:p>
          </table:table-cell>
          <table:table-cell table:number-columns-repeated="2"/>
        </table:table-row>
        <table:table-row table:style-name="ro1">
          <table:table-cell office:value-type="float" office:value="0.796380043029785" calcext:value-type="float">
            <text:p>0.796380043029785</text:p>
          </table:table-cell>
          <table:table-cell table:number-columns-repeated="2"/>
        </table:table-row>
        <table:table-row table:style-name="ro1">
          <table:table-cell office:value-type="float" office:value="0.849252879619598" calcext:value-type="float">
            <text:p>0.849252879619598</text:p>
          </table:table-cell>
          <table:table-cell table:number-columns-repeated="2"/>
        </table:table-row>
        <table:table-row table:style-name="ro1">
          <table:table-cell office:value-type="float" office:value="0.853633046150208" calcext:value-type="float">
            <text:p>0.853633046150208</text:p>
          </table:table-cell>
          <table:table-cell table:number-columns-repeated="2"/>
        </table:table-row>
        <table:table-row table:style-name="ro1">
          <table:table-cell office:value-type="float" office:value="0.846530377864838" calcext:value-type="float">
            <text:p>0.846530377864838</text:p>
          </table:table-cell>
          <table:table-cell table:number-columns-repeated="2"/>
        </table:table-row>
        <table:table-row table:style-name="ro1">
          <table:table-cell office:value-type="float" office:value="0.768159568309784" calcext:value-type="float">
            <text:p>0.768159568309784</text:p>
          </table:table-cell>
          <table:table-cell table:number-columns-repeated="2"/>
        </table:table-row>
        <table:table-row table:style-name="ro1">
          <table:table-cell office:value-type="float" office:value="0.770851671695709" calcext:value-type="float">
            <text:p>0.770851671695709</text:p>
          </table:table-cell>
          <table:table-cell table:number-columns-repeated="2"/>
        </table:table-row>
        <table:table-row table:style-name="ro1">
          <table:table-cell office:value-type="float" office:value="0.702855706214905" calcext:value-type="float">
            <text:p>0.702855706214905</text:p>
          </table:table-cell>
          <table:table-cell table:number-columns-repeated="2"/>
        </table:table-row>
        <table:table-row table:style-name="ro1">
          <table:table-cell office:value-type="float" office:value="0.440853655338287" calcext:value-type="float">
            <text:p>0.440853655338287</text:p>
          </table:table-cell>
          <table:table-cell table:number-columns-repeated="2"/>
        </table:table-row>
        <table:table-row table:style-name="ro1">
          <table:table-cell office:value-type="float" office:value="0.36223229765892" calcext:value-type="float">
            <text:p>0.36223229765892</text:p>
          </table:table-cell>
          <table:table-cell table:number-columns-repeated="2"/>
        </table:table-row>
        <table:table-row table:style-name="ro1">
          <table:table-cell office:value-type="float" office:value="0.821545124053955" calcext:value-type="float">
            <text:p>0.821545124053955</text:p>
          </table:table-cell>
          <table:table-cell table:number-columns-repeated="2"/>
        </table:table-row>
        <table:table-row table:style-name="ro1">
          <table:table-cell office:value-type="float" office:value="0.354019910097122" calcext:value-type="float">
            <text:p>0.354019910097122</text:p>
          </table:table-cell>
          <table:table-cell table:number-columns-repeated="2"/>
        </table:table-row>
        <table:table-row table:style-name="ro1">
          <table:table-cell office:value-type="float" office:value="0.853199005126953" calcext:value-type="float">
            <text:p>0.853199005126953</text:p>
          </table:table-cell>
          <table:table-cell table:number-columns-repeated="2"/>
        </table:table-row>
        <table:table-row table:style-name="ro1">
          <table:table-cell office:value-type="float" office:value="0.341647833585739" calcext:value-type="float">
            <text:p>0.341647833585739</text:p>
          </table:table-cell>
          <table:table-cell table:number-columns-repeated="2"/>
        </table:table-row>
        <table:table-row table:style-name="ro1">
          <table:table-cell office:value-type="float" office:value="0.904726624488831" calcext:value-type="float">
            <text:p>0.904726624488831</text:p>
          </table:table-cell>
          <table:table-cell table:number-columns-repeated="2"/>
        </table:table-row>
        <table:table-row table:style-name="ro1">
          <table:table-cell office:value-type="float" office:value="0.336078315973282" calcext:value-type="float">
            <text:p>0.336078315973282</text:p>
          </table:table-cell>
          <table:table-cell table:number-columns-repeated="2"/>
        </table:table-row>
        <table:table-row table:style-name="ro1">
          <table:table-cell office:value-type="float" office:value="0.838370740413666" calcext:value-type="float">
            <text:p>0.838370740413666</text:p>
          </table:table-cell>
          <table:table-cell table:number-columns-repeated="2"/>
        </table:table-row>
        <table:table-row table:style-name="ro1">
          <table:table-cell office:value-type="float" office:value="0.339500427246094" calcext:value-type="float">
            <text:p>0.339500427246094</text:p>
          </table:table-cell>
          <table:table-cell table:number-columns-repeated="2"/>
        </table:table-row>
        <table:table-row table:style-name="ro1">
          <table:table-cell office:value-type="float" office:value="0.822093307971954" calcext:value-type="float">
            <text:p>0.822093307971954</text:p>
          </table:table-cell>
          <table:table-cell table:number-columns-repeated="2"/>
        </table:table-row>
        <table:table-row table:style-name="ro1">
          <table:table-cell office:value-type="float" office:value="0.327053964138031" calcext:value-type="float">
            <text:p>0.327053964138031</text:p>
          </table:table-cell>
          <table:table-cell table:number-columns-repeated="2"/>
        </table:table-row>
        <table:table-row table:style-name="ro1">
          <table:table-cell office:value-type="float" office:value="0.785390973091126" calcext:value-type="float">
            <text:p>0.785390973091126</text:p>
          </table:table-cell>
          <table:table-cell table:number-columns-repeated="2"/>
        </table:table-row>
        <table:table-row table:style-name="ro1">
          <table:table-cell office:value-type="float" office:value="0.325419425964356" calcext:value-type="float">
            <text:p>0.325419425964356</text:p>
          </table:table-cell>
          <table:table-cell table:number-columns-repeated="2"/>
        </table:table-row>
        <table:table-row table:style-name="ro1">
          <table:table-cell office:value-type="float" office:value="0.680511891841888" calcext:value-type="float">
            <text:p>0.680511891841888</text:p>
          </table:table-cell>
          <table:table-cell table:number-columns-repeated="2"/>
        </table:table-row>
        <table:table-row table:style-name="ro1">
          <table:table-cell office:value-type="float" office:value="0.327095001935959" calcext:value-type="float">
            <text:p>0.327095001935959</text:p>
          </table:table-cell>
          <table:table-cell table:number-columns-repeated="2"/>
        </table:table-row>
        <table:table-row table:style-name="ro1">
          <table:table-cell office:value-type="float" office:value="0.454321950674057" calcext:value-type="float">
            <text:p>0.454321950674057</text:p>
          </table:table-cell>
          <table:table-cell table:number-columns-repeated="2"/>
        </table:table-row>
        <table:table-row table:style-name="ro1">
          <table:table-cell office:value-type="float" office:value="0.313510447740555" calcext:value-type="float">
            <text:p>0.313510447740555</text:p>
          </table:table-cell>
          <table:table-cell table:number-columns-repeated="2"/>
        </table:table-row>
        <table:table-row table:style-name="ro1">
          <table:table-cell office:value-type="float" office:value="0.302945017814636" calcext:value-type="float">
            <text:p>0.302945017814636</text:p>
          </table:table-cell>
          <table:table-cell table:number-columns-repeated="2"/>
        </table:table-row>
        <table:table-row table:style-name="ro1">
          <table:table-cell office:value-type="float" office:value="0.371134757995606" calcext:value-type="float">
            <text:p>0.371134757995606</text:p>
          </table:table-cell>
          <table:table-cell table:number-columns-repeated="2"/>
        </table:table-row>
        <table:table-row table:style-name="ro1">
          <table:table-cell office:value-type="float" office:value="0.299755334854126" calcext:value-type="float">
            <text:p>0.299755334854126</text:p>
          </table:table-cell>
          <table:table-cell table:number-columns-repeated="2"/>
        </table:table-row>
        <table:table-row table:style-name="ro1">
          <table:table-cell office:value-type="float" office:value="0.299342334270477" calcext:value-type="float">
            <text:p>0.299342334270477</text:p>
          </table:table-cell>
          <table:table-cell table:number-columns-repeated="2"/>
        </table:table-row>
        <table:table-row table:style-name="ro1">
          <table:table-cell office:value-type="float" office:value="0.399743378162384" calcext:value-type="float">
            <text:p>0.399743378162384</text:p>
          </table:table-cell>
          <table:table-cell table:number-columns-repeated="2"/>
        </table:table-row>
        <table:table-row table:style-name="ro1">
          <table:table-cell office:value-type="float" office:value="0.401086211204529" calcext:value-type="float">
            <text:p>0.401086211204529</text:p>
          </table:table-cell>
          <table:table-cell table:number-columns-repeated="2"/>
        </table:table-row>
        <table:table-row table:style-name="ro1">
          <table:table-cell office:value-type="float" office:value="0.394376009702682" calcext:value-type="float">
            <text:p>0.394376009702682</text:p>
          </table:table-cell>
          <table:table-cell table:number-columns-repeated="2"/>
        </table:table-row>
        <table:table-row table:style-name="ro1">
          <table:table-cell office:value-type="float" office:value="0.28938153386116" calcext:value-type="float">
            <text:p>0.28938153386116</text:p>
          </table:table-cell>
          <table:table-cell table:number-columns-repeated="2"/>
        </table:table-row>
        <table:table-row table:style-name="ro1">
          <table:table-cell office:value-type="float" office:value="0.396184146404266" calcext:value-type="float">
            <text:p>0.396184146404266</text:p>
          </table:table-cell>
          <table:table-cell table:number-columns-repeated="2"/>
        </table:table-row>
        <table:table-row table:style-name="ro1">
          <table:table-cell office:value-type="float" office:value="0.394886434078217" calcext:value-type="float">
            <text:p>0.394886434078217</text:p>
          </table:table-cell>
          <table:table-cell table:number-columns-repeated="2"/>
        </table:table-row>
        <table:table-row table:style-name="ro1">
          <table:table-cell office:value-type="float" office:value="0.61588716506958" calcext:value-type="float">
            <text:p>0.61588716506958</text:p>
          </table:table-cell>
          <table:table-cell table:number-columns-repeated="2"/>
        </table:table-row>
        <table:table-row table:style-name="ro1">
          <table:table-cell office:value-type="float" office:value="0.401418656110764" calcext:value-type="float">
            <text:p>0.401418656110764</text:p>
          </table:table-cell>
          <table:table-cell table:number-columns-repeated="2"/>
        </table:table-row>
        <table:table-row table:style-name="ro1">
          <table:table-cell office:value-type="float" office:value="0.619482815265656" calcext:value-type="float">
            <text:p>0.619482815265656</text:p>
          </table:table-cell>
          <table:table-cell table:number-columns-repeated="2"/>
        </table:table-row>
        <table:table-row table:style-name="ro1">
          <table:table-cell office:value-type="float" office:value="0.389699101448059" calcext:value-type="float">
            <text:p>0.389699101448059</text:p>
          </table:table-cell>
          <table:table-cell table:number-columns-repeated="2"/>
        </table:table-row>
        <table:table-row table:style-name="ro1">
          <table:table-cell office:value-type="float" office:value="0.481856316328049" calcext:value-type="float">
            <text:p>0.481856316328049</text:p>
          </table:table-cell>
          <table:table-cell table:number-columns-repeated="2"/>
        </table:table-row>
        <table:table-row table:style-name="ro1">
          <table:table-cell office:value-type="float" office:value="0.390777736902237" calcext:value-type="float">
            <text:p>0.390777736902237</text:p>
          </table:table-cell>
          <table:table-cell table:number-columns-repeated="2"/>
        </table:table-row>
        <table:table-row table:style-name="ro1">
          <table:table-cell office:value-type="float" office:value="0.401592642068863" calcext:value-type="float">
            <text:p>0.401592642068863</text:p>
          </table:table-cell>
          <table:table-cell table:number-columns-repeated="2"/>
        </table:table-row>
        <table:table-row table:style-name="ro1">
          <table:table-cell office:value-type="float" office:value="0.404295980930328" calcext:value-type="float">
            <text:p>0.404295980930328</text:p>
          </table:table-cell>
          <table:table-cell table:number-columns-repeated="2"/>
        </table:table-row>
        <table:table-row table:style-name="ro1">
          <table:table-cell office:value-type="float" office:value="0.295302540063858" calcext:value-type="float">
            <text:p>0.295302540063858</text:p>
          </table:table-cell>
          <table:table-cell table:number-columns-repeated="2"/>
        </table:table-row>
        <table:table-row table:style-name="ro1">
          <table:table-cell office:value-type="float" office:value="0.273288577795029" calcext:value-type="float">
            <text:p>0.273288577795029</text:p>
          </table:table-cell>
          <table:table-cell table:number-columns-repeated="2"/>
        </table:table-row>
        <table:table-row table:style-name="ro1">
          <table:table-cell office:value-type="float" office:value="0.280908137559891" calcext:value-type="float">
            <text:p>0.280908137559891</text:p>
          </table:table-cell>
          <table:table-cell table:number-columns-repeated="2"/>
        </table:table-row>
        <table:table-row table:style-name="ro1">
          <table:table-cell office:value-type="float" office:value="0.360290497541428" calcext:value-type="float">
            <text:p>0.360290497541428</text:p>
          </table:table-cell>
          <table:table-cell table:number-columns-repeated="2"/>
        </table:table-row>
        <table:table-row table:style-name="ro1">
          <table:table-cell office:value-type="float" office:value="0.309443354606628" calcext:value-type="float">
            <text:p>0.309443354606628</text:p>
          </table:table-cell>
          <table:table-cell table:number-columns-repeated="2"/>
        </table:table-row>
        <table:table-row table:style-name="ro1">
          <table:table-cell office:value-type="float" office:value="0.594988346099854" calcext:value-type="float">
            <text:p>0.594988346099854</text:p>
          </table:table-cell>
          <table:table-cell table:number-columns-repeated="2"/>
        </table:table-row>
        <table:table-row table:style-name="ro1">
          <table:table-cell office:value-type="float" office:value="0.473522305488586" calcext:value-type="float">
            <text:p>0.473522305488586</text:p>
          </table:table-cell>
          <table:table-cell table:number-columns-repeated="2"/>
        </table:table-row>
        <table:table-row table:style-name="ro1">
          <table:table-cell office:value-type="float" office:value="0.651516854763031" calcext:value-type="float">
            <text:p>0.651516854763031</text:p>
          </table:table-cell>
          <table:table-cell table:number-columns-repeated="2"/>
        </table:table-row>
        <table:table-row table:style-name="ro1">
          <table:table-cell office:value-type="float" office:value="0.657454311847687" calcext:value-type="float">
            <text:p>0.657454311847687</text:p>
          </table:table-cell>
          <table:table-cell table:number-columns-repeated="2"/>
        </table:table-row>
        <table:table-row table:style-name="ro1">
          <table:table-cell office:value-type="float" office:value="0.252214193344116" calcext:value-type="float">
            <text:p>0.252214193344116</text:p>
          </table:table-cell>
          <table:table-cell table:number-columns-repeated="2"/>
        </table:table-row>
        <table:table-row table:style-name="ro1">
          <table:table-cell office:value-type="float" office:value="0.47648948431015" calcext:value-type="float">
            <text:p>0.47648948431015</text:p>
          </table:table-cell>
          <table:table-cell table:number-columns-repeated="2"/>
        </table:table-row>
        <table:table-row table:style-name="ro1">
          <table:table-cell office:value-type="float" office:value="0.587378621101379" calcext:value-type="float">
            <text:p>0.587378621101379</text:p>
          </table:table-cell>
          <table:table-cell table:number-columns-repeated="2"/>
        </table:table-row>
        <table:table-row table:style-name="ro1">
          <table:table-cell office:value-type="float" office:value="0.616301774978638" calcext:value-type="float">
            <text:p>0.616301774978638</text:p>
          </table:table-cell>
          <table:table-cell table:number-columns-repeated="2"/>
        </table:table-row>
        <table:table-row table:style-name="ro1">
          <table:table-cell office:value-type="float" office:value="0.27626770734787" calcext:value-type="float">
            <text:p>0.27626770734787</text:p>
          </table:table-cell>
          <table:table-cell table:number-columns-repeated="2"/>
        </table:table-row>
        <table:table-row table:style-name="ro1">
          <table:table-cell office:value-type="float" office:value="0.67288213968277" calcext:value-type="float">
            <text:p>0.67288213968277</text:p>
          </table:table-cell>
          <table:table-cell table:number-columns-repeated="2"/>
        </table:table-row>
        <table:table-row table:style-name="ro1">
          <table:table-cell office:value-type="float" office:value="0.308425456285477" calcext:value-type="float">
            <text:p>0.308425456285477</text:p>
          </table:table-cell>
          <table:table-cell table:number-columns-repeated="2"/>
        </table:table-row>
        <table:table-row table:style-name="ro1">
          <table:table-cell office:value-type="float" office:value="0.728143453598022" calcext:value-type="float">
            <text:p>0.728143453598022</text:p>
          </table:table-cell>
          <table:table-cell table:number-columns-repeated="2"/>
        </table:table-row>
        <table:table-row table:style-name="ro1">
          <table:table-cell office:value-type="float" office:value="0.31077778339386" calcext:value-type="float">
            <text:p>0.31077778339386</text:p>
          </table:table-cell>
          <table:table-cell table:number-columns-repeated="2"/>
        </table:table-row>
        <table:table-row table:style-name="ro1">
          <table:table-cell office:value-type="float" office:value="0.727625429630279" calcext:value-type="float">
            <text:p>0.727625429630279</text:p>
          </table:table-cell>
          <table:table-cell table:number-columns-repeated="2"/>
        </table:table-row>
        <table:table-row table:style-name="ro1">
          <table:table-cell office:value-type="float" office:value="0.276930749416351" calcext:value-type="float">
            <text:p>0.276930749416351</text:p>
          </table:table-cell>
          <table:table-cell table:number-columns-repeated="2"/>
        </table:table-row>
        <table:table-row table:style-name="ro1">
          <table:table-cell office:value-type="float" office:value="0.716438889503479" calcext:value-type="float">
            <text:p>0.716438889503479</text:p>
          </table:table-cell>
          <table:table-cell table:number-columns-repeated="2"/>
        </table:table-row>
        <table:table-row table:style-name="ro1">
          <table:table-cell office:value-type="float" office:value="0.266355574131012" calcext:value-type="float">
            <text:p>0.266355574131012</text:p>
          </table:table-cell>
          <table:table-cell table:number-columns-repeated="2"/>
        </table:table-row>
        <table:table-row table:style-name="ro1">
          <table:table-cell office:value-type="float" office:value="0.695197403430939" calcext:value-type="float">
            <text:p>0.695197403430939</text:p>
          </table:table-cell>
          <table:table-cell table:number-columns-repeated="2"/>
        </table:table-row>
        <table:table-row table:style-name="ro1">
          <table:table-cell office:value-type="float" office:value="0.256859719753265" calcext:value-type="float">
            <text:p>0.256859719753265</text:p>
          </table:table-cell>
          <table:table-cell table:number-columns-repeated="2"/>
        </table:table-row>
        <table:table-row table:style-name="ro1">
          <table:table-cell office:value-type="float" office:value="0.675069153308868" calcext:value-type="float">
            <text:p>0.675069153308868</text:p>
          </table:table-cell>
          <table:table-cell table:number-columns-repeated="2"/>
        </table:table-row>
        <table:table-row table:style-name="ro1">
          <table:table-cell office:value-type="float" office:value="0.324347168207169" calcext:value-type="float">
            <text:p>0.324347168207169</text:p>
          </table:table-cell>
          <table:table-cell table:number-columns-repeated="2"/>
        </table:table-row>
        <table:table-row table:style-name="ro1">
          <table:table-cell office:value-type="float" office:value="0.788649380207062" calcext:value-type="float">
            <text:p>0.788649380207062</text:p>
          </table:table-cell>
          <table:table-cell table:number-columns-repeated="2"/>
        </table:table-row>
        <table:table-row table:style-name="ro1">
          <table:table-cell office:value-type="float" office:value="0.343275249004364" calcext:value-type="float">
            <text:p>0.343275249004364</text:p>
          </table:table-cell>
          <table:table-cell table:number-columns-repeated="2"/>
        </table:table-row>
        <table:table-row table:style-name="ro1">
          <table:table-cell office:value-type="float" office:value="0.790630221366882" calcext:value-type="float">
            <text:p>0.790630221366882</text:p>
          </table:table-cell>
          <table:table-cell table:number-columns-repeated="2"/>
        </table:table-row>
        <table:table-row table:style-name="ro1">
          <table:table-cell office:value-type="float" office:value="0.329375445842743" calcext:value-type="float">
            <text:p>0.329375445842743</text:p>
          </table:table-cell>
          <table:table-cell table:number-columns-repeated="2"/>
        </table:table-row>
        <table:table-row table:style-name="ro1">
          <table:table-cell office:value-type="float" office:value="0.747988939285278" calcext:value-type="float">
            <text:p>0.747988939285278</text:p>
          </table:table-cell>
          <table:table-cell table:number-columns-repeated="2"/>
        </table:table-row>
        <table:table-row table:style-name="ro1">
          <table:table-cell office:value-type="float" office:value="0.607621192932129" calcext:value-type="float">
            <text:p>0.607621192932129</text:p>
          </table:table-cell>
          <table:table-cell table:number-columns-repeated="2"/>
        </table:table-row>
        <table:table-row table:style-name="ro1">
          <table:table-cell office:value-type="float" office:value="0.313533067703247" calcext:value-type="float">
            <text:p>0.313533067703247</text:p>
          </table:table-cell>
          <table:table-cell table:number-columns-repeated="2"/>
        </table:table-row>
        <table:table-row table:style-name="ro1">
          <table:table-cell office:value-type="float" office:value="0.775948345661163" calcext:value-type="float">
            <text:p>0.775948345661163</text:p>
          </table:table-cell>
          <table:table-cell table:number-columns-repeated="2"/>
        </table:table-row>
        <table:table-row table:style-name="ro1">
          <table:table-cell office:value-type="float" office:value="0.505987942218781" calcext:value-type="float">
            <text:p>0.505987942218781</text:p>
          </table:table-cell>
          <table:table-cell table:number-columns-repeated="2"/>
        </table:table-row>
        <table:table-row table:style-name="ro1">
          <table:table-cell office:value-type="float" office:value="0.283987879753113" calcext:value-type="float">
            <text:p>0.283987879753113</text:p>
          </table:table-cell>
          <table:table-cell table:number-columns-repeated="2"/>
        </table:table-row>
        <table:table-row table:style-name="ro1">
          <table:table-cell office:value-type="float" office:value="0.338081210851669" calcext:value-type="float">
            <text:p>0.338081210851669</text:p>
          </table:table-cell>
          <table:table-cell table:number-columns-repeated="2"/>
        </table:table-row>
        <table:table-row table:style-name="ro1">
          <table:table-cell office:value-type="float" office:value="0.844728529453278" calcext:value-type="float">
            <text:p>0.844728529453278</text:p>
          </table:table-cell>
          <table:table-cell table:number-columns-repeated="2"/>
        </table:table-row>
        <table:table-row table:style-name="ro1">
          <table:table-cell office:value-type="float" office:value="0.299995094537735" calcext:value-type="float">
            <text:p>0.299995094537735</text:p>
          </table:table-cell>
          <table:table-cell table:number-columns-repeated="2"/>
        </table:table-row>
        <table:table-row table:style-name="ro1">
          <table:table-cell office:value-type="float" office:value="0.756030142307282" calcext:value-type="float">
            <text:p>0.756030142307282</text:p>
          </table:table-cell>
          <table:table-cell table:number-columns-repeated="2"/>
        </table:table-row>
        <table:table-row table:style-name="ro1">
          <table:table-cell office:value-type="float" office:value="0.548596322536469" calcext:value-type="float">
            <text:p>0.548596322536469</text:p>
          </table:table-cell>
          <table:table-cell table:number-columns-repeated="2"/>
        </table:table-row>
        <table:table-row table:style-name="ro1">
          <table:table-cell office:value-type="float" office:value="0.334216922521591" calcext:value-type="float">
            <text:p>0.334216922521591</text:p>
          </table:table-cell>
          <table:table-cell table:number-columns-repeated="2"/>
        </table:table-row>
        <table:table-row table:style-name="ro1">
          <table:table-cell office:value-type="float" office:value="0.538573145866394" calcext:value-type="float">
            <text:p>0.538573145866394</text:p>
          </table:table-cell>
          <table:table-cell table:number-columns-repeated="2"/>
        </table:table-row>
        <table:table-row table:style-name="ro1">
          <table:table-cell office:value-type="float" office:value="0.420522540807724" calcext:value-type="float">
            <text:p>0.420522540807724</text:p>
          </table:table-cell>
          <table:table-cell table:number-columns-repeated="2"/>
        </table:table-row>
        <table:table-row table:style-name="ro1">
          <table:table-cell office:value-type="float" office:value="0.862906098365784" calcext:value-type="float">
            <text:p>0.862906098365784</text:p>
          </table:table-cell>
          <table:table-cell table:number-columns-repeated="2"/>
        </table:table-row>
        <table:table-row table:style-name="ro1">
          <table:table-cell office:value-type="float" office:value="0.827864348888397" calcext:value-type="float">
            <text:p>0.827864348888397</text:p>
          </table:table-cell>
          <table:table-cell table:number-columns-repeated="2"/>
        </table:table-row>
        <table:table-row table:style-name="ro1">
          <table:table-cell office:value-type="float" office:value="0.854903161525726" calcext:value-type="float">
            <text:p>0.854903161525726</text:p>
          </table:table-cell>
          <table:table-cell table:number-columns-repeated="2"/>
        </table:table-row>
        <table:table-row table:style-name="ro1">
          <table:table-cell office:value-type="float" office:value="0.895780265331268" calcext:value-type="float">
            <text:p>0.895780265331268</text:p>
          </table:table-cell>
          <table:table-cell table:number-columns-repeated="2"/>
        </table:table-row>
        <table:table-row table:style-name="ro1">
          <table:table-cell office:value-type="float" office:value="0.88807874917984" calcext:value-type="float">
            <text:p>0.88807874917984</text:p>
          </table:table-cell>
          <table:table-cell table:number-columns-repeated="2"/>
        </table:table-row>
        <table:table-row table:style-name="ro1">
          <table:table-cell office:value-type="float" office:value="0.884977400302887" calcext:value-type="float">
            <text:p>0.884977400302887</text:p>
          </table:table-cell>
          <table:table-cell table:number-columns-repeated="2"/>
        </table:table-row>
        <table:table-row table:style-name="ro1">
          <table:table-cell office:value-type="float" office:value="0.894307374954224" calcext:value-type="float">
            <text:p>0.894307374954224</text:p>
          </table:table-cell>
          <table:table-cell table:number-columns-repeated="2"/>
        </table:table-row>
        <table:table-row table:style-name="ro1">
          <table:table-cell office:value-type="float" office:value="0.899257779121399" calcext:value-type="float">
            <text:p>0.899257779121399</text:p>
          </table:table-cell>
          <table:table-cell table:number-columns-repeated="2"/>
        </table:table-row>
        <table:table-row table:style-name="ro1">
          <table:table-cell office:value-type="float" office:value="0.91682106256485" calcext:value-type="float">
            <text:p>0.91682106256485</text:p>
          </table:table-cell>
          <table:table-cell table:number-columns-repeated="2"/>
        </table:table-row>
        <table:table-row table:style-name="ro1">
          <table:table-cell office:value-type="float" office:value="0.941783308982849" calcext:value-type="float">
            <text:p>0.941783308982849</text:p>
          </table:table-cell>
          <table:table-cell table:number-columns-repeated="2"/>
        </table:table-row>
        <table:table-row table:style-name="ro1">
          <table:table-cell office:value-type="float" office:value="0.93172961473465" calcext:value-type="float">
            <text:p>0.93172961473465</text:p>
          </table:table-cell>
          <table:table-cell table:number-columns-repeated="2"/>
        </table:table-row>
        <table:table-row table:style-name="ro1">
          <table:table-cell office:value-type="float" office:value="0.865650594234467" calcext:value-type="float">
            <text:p>0.865650594234467</text:p>
          </table:table-cell>
          <table:table-cell table:number-columns-repeated="2"/>
        </table:table-row>
        <table:table-row table:style-name="ro1">
          <table:table-cell office:value-type="float" office:value="0.876884281635284" calcext:value-type="float">
            <text:p>0.876884281635284</text:p>
          </table:table-cell>
          <table:table-cell table:number-columns-repeated="2"/>
        </table:table-row>
        <table:table-row table:style-name="ro1">
          <table:table-cell office:value-type="float" office:value="0.866174101829529" calcext:value-type="float">
            <text:p>0.866174101829529</text:p>
          </table:table-cell>
          <table:table-cell table:number-columns-repeated="2"/>
        </table:table-row>
        <table:table-row table:style-name="ro1">
          <table:table-cell office:value-type="float" office:value="0.879308581352234" calcext:value-type="float">
            <text:p>0.879308581352234</text:p>
          </table:table-cell>
          <table:table-cell table:number-columns-repeated="2"/>
        </table:table-row>
        <table:table-row table:style-name="ro1">
          <table:table-cell office:value-type="float" office:value="0.895196735858917" calcext:value-type="float">
            <text:p>0.895196735858917</text:p>
          </table:table-cell>
          <table:table-cell table:number-columns-repeated="2"/>
        </table:table-row>
        <table:table-row table:style-name="ro1">
          <table:table-cell office:value-type="float" office:value="0.258003085851669" calcext:value-type="float">
            <text:p>0.258003085851669</text:p>
          </table:table-cell>
          <table:table-cell table:number-columns-repeated="2"/>
        </table:table-row>
        <table:table-row table:style-name="ro1">
          <table:table-cell office:value-type="float" office:value="0.909641265869141" calcext:value-type="float">
            <text:p>0.909641265869141</text:p>
          </table:table-cell>
          <table:table-cell table:number-columns-repeated="2"/>
        </table:table-row>
        <table:table-row table:style-name="ro1">
          <table:table-cell office:value-type="float" office:value="0.267347067594528" calcext:value-type="float">
            <text:p>0.267347067594528</text:p>
          </table:table-cell>
          <table:table-cell table:number-columns-repeated="2"/>
        </table:table-row>
        <table:table-row table:style-name="ro1">
          <table:table-cell office:value-type="float" office:value="0.921216726303101" calcext:value-type="float">
            <text:p>0.921216726303101</text:p>
          </table:table-cell>
          <table:table-cell table:number-columns-repeated="2"/>
        </table:table-row>
        <table:table-row table:style-name="ro1">
          <table:table-cell office:value-type="float" office:value="0.272605419158936" calcext:value-type="float">
            <text:p>0.272605419158936</text:p>
          </table:table-cell>
          <table:table-cell table:number-columns-repeated="2"/>
        </table:table-row>
        <table:table-row table:style-name="ro1">
          <table:table-cell office:value-type="float" office:value="0.906924843788147" calcext:value-type="float">
            <text:p>0.906924843788147</text:p>
          </table:table-cell>
          <table:table-cell table:number-columns-repeated="2"/>
        </table:table-row>
        <table:table-row table:style-name="ro1">
          <table:table-cell office:value-type="float" office:value="0.256116986274719" calcext:value-type="float">
            <text:p>0.256116986274719</text:p>
          </table:table-cell>
          <table:table-cell table:number-columns-repeated="2"/>
        </table:table-row>
        <table:table-row table:style-name="ro1">
          <table:table-cell office:value-type="float" office:value="0.898122787475586" calcext:value-type="float">
            <text:p>0.898122787475586</text:p>
          </table:table-cell>
          <table:table-cell table:number-columns-repeated="2"/>
        </table:table-row>
        <table:table-row table:style-name="ro1">
          <table:table-cell office:value-type="float" office:value="0.254866182804108" calcext:value-type="float">
            <text:p>0.254866182804108</text:p>
          </table:table-cell>
          <table:table-cell table:number-columns-repeated="2"/>
        </table:table-row>
        <table:table-row table:style-name="ro1">
          <table:table-cell office:value-type="float" office:value="0.907681405544281" calcext:value-type="float">
            <text:p>0.907681405544281</text:p>
          </table:table-cell>
          <table:table-cell table:number-columns-repeated="2"/>
        </table:table-row>
        <table:table-row table:style-name="ro1">
          <table:table-cell office:value-type="float" office:value="0.253317892551422" calcext:value-type="float">
            <text:p>0.253317892551422</text:p>
          </table:table-cell>
          <table:table-cell table:number-columns-repeated="2"/>
        </table:table-row>
        <table:table-row table:style-name="ro1">
          <table:table-cell office:value-type="float" office:value="0.903411507606506" calcext:value-type="float">
            <text:p>0.903411507606506</text:p>
          </table:table-cell>
          <table:table-cell table:number-columns-repeated="2"/>
        </table:table-row>
        <table:table-row table:style-name="ro1">
          <table:table-cell office:value-type="float" office:value="0.88720691204071" calcext:value-type="float">
            <text:p>0.88720691204071</text:p>
          </table:table-cell>
          <table:table-cell table:number-columns-repeated="2"/>
        </table:table-row>
        <table:table-row table:style-name="ro1">
          <table:table-cell office:value-type="float" office:value="0.843130111694336" calcext:value-type="float">
            <text:p>0.843130111694336</text:p>
          </table:table-cell>
          <table:table-cell table:number-columns-repeated="2"/>
        </table:table-row>
        <table:table-row table:style-name="ro1">
          <table:table-cell office:value-type="float" office:value="0.266627609729767" calcext:value-type="float">
            <text:p>0.266627609729767</text:p>
          </table:table-cell>
          <table:table-cell table:number-columns-repeated="2"/>
        </table:table-row>
        <table:table-row table:style-name="ro1">
          <table:table-cell office:value-type="float" office:value="0.74462229013443" calcext:value-type="float">
            <text:p>0.74462229013443</text:p>
          </table:table-cell>
          <table:table-cell table:number-columns-repeated="2"/>
        </table:table-row>
        <table:table-row table:style-name="ro1">
          <table:table-cell office:value-type="float" office:value="0.254380166530609" calcext:value-type="float">
            <text:p>0.254380166530609</text:p>
          </table:table-cell>
          <table:table-cell table:number-columns-repeated="2"/>
        </table:table-row>
        <table:table-row table:style-name="ro1">
          <table:table-cell office:value-type="float" office:value="0.259687155485153" calcext:value-type="float">
            <text:p>0.259687155485153</text:p>
          </table:table-cell>
          <table:table-cell table:number-columns-repeated="2"/>
        </table:table-row>
        <table:table-row table:style-name="ro1">
          <table:table-cell office:value-type="float" office:value="0.62304413318634" calcext:value-type="float">
            <text:p>0.62304413318634</text:p>
          </table:table-cell>
          <table:table-cell table:number-columns-repeated="2"/>
        </table:table-row>
        <table:table-row table:style-name="ro1">
          <table:table-cell office:value-type="float" office:value="0.631017029285431" calcext:value-type="float">
            <text:p>0.631017029285431</text:p>
          </table:table-cell>
          <table:table-cell table:number-columns-repeated="2"/>
        </table:table-row>
        <table:table-row table:style-name="ro1">
          <table:table-cell office:value-type="float" office:value="0.255383461713791" calcext:value-type="float">
            <text:p>0.255383461713791</text:p>
          </table:table-cell>
          <table:table-cell table:number-columns-repeated="2"/>
        </table:table-row>
        <table:table-row table:style-name="ro1">
          <table:table-cell office:value-type="float" office:value="0.731967806816101" calcext:value-type="float">
            <text:p>0.731967806816101</text:p>
          </table:table-cell>
          <table:table-cell table:number-columns-repeated="2"/>
        </table:table-row>
        <table:table-row table:style-name="ro1">
          <table:table-cell office:value-type="float" office:value="0.866053700447083" calcext:value-type="float">
            <text:p>0.866053700447083</text:p>
          </table:table-cell>
          <table:table-cell table:number-columns-repeated="2"/>
        </table:table-row>
        <table:table-row table:style-name="ro1">
          <table:table-cell office:value-type="float" office:value="0.315595358610153" calcext:value-type="float">
            <text:p>0.315595358610153</text:p>
          </table:table-cell>
          <table:table-cell table:number-columns-repeated="2"/>
        </table:table-row>
        <table:table-row table:style-name="ro1">
          <table:table-cell office:value-type="float" office:value="0.928611814975738" calcext:value-type="float">
            <text:p>0.928611814975738</text:p>
          </table:table-cell>
          <table:table-cell table:number-columns-repeated="2"/>
        </table:table-row>
        <table:table-row table:style-name="ro1">
          <table:table-cell office:value-type="float" office:value="0.905967056751251" calcext:value-type="float">
            <text:p>0.905967056751251</text:p>
          </table:table-cell>
          <table:table-cell table:number-columns-repeated="2"/>
        </table:table-row>
        <table:table-row table:style-name="ro1">
          <table:table-cell office:value-type="float" office:value="0.868966937065125" calcext:value-type="float">
            <text:p>0.868966937065125</text:p>
          </table:table-cell>
          <table:table-cell table:number-columns-repeated="2"/>
        </table:table-row>
        <table:table-row table:style-name="ro1">
          <table:table-cell office:value-type="float" office:value="0.521913051605225" calcext:value-type="float">
            <text:p>0.521913051605225</text:p>
          </table:table-cell>
          <table:table-cell table:number-columns-repeated="2"/>
        </table:table-row>
        <table:table-row table:style-name="ro1">
          <table:table-cell office:value-type="float" office:value="0.353032767772675" calcext:value-type="float">
            <text:p>0.353032767772675</text:p>
          </table:table-cell>
          <table:table-cell table:number-columns-repeated="2"/>
        </table:table-row>
        <table:table-row table:style-name="ro1">
          <table:table-cell office:value-type="float" office:value="0.523260712623596" calcext:value-type="float">
            <text:p>0.523260712623596</text:p>
          </table:table-cell>
          <table:table-cell table:number-columns-repeated="2"/>
        </table:table-row>
        <table:table-row table:style-name="ro1">
          <table:table-cell office:value-type="float" office:value="0.319496691226959" calcext:value-type="float">
            <text:p>0.319496691226959</text:p>
          </table:table-cell>
          <table:table-cell table:number-columns-repeated="2"/>
        </table:table-row>
        <table:table-row table:style-name="ro1">
          <table:table-cell office:value-type="float" office:value="0.398424983024597" calcext:value-type="float">
            <text:p>0.398424983024597</text:p>
          </table:table-cell>
          <table:table-cell table:number-columns-repeated="2"/>
        </table:table-row>
        <table:table-row table:style-name="ro1">
          <table:table-cell office:value-type="float" office:value="0.253902047872543" calcext:value-type="float">
            <text:p>0.253902047872543</text:p>
          </table:table-cell>
          <table:table-cell table:number-columns-repeated="2"/>
        </table:table-row>
        <table:table-row table:style-name="ro1">
          <table:table-cell office:value-type="float" office:value="0.258495420217514" calcext:value-type="float">
            <text:p>0.258495420217514</text:p>
          </table:table-cell>
          <table:table-cell table:number-columns-repeated="2"/>
        </table:table-row>
        <table:table-row table:style-name="ro1">
          <table:table-cell office:value-type="float" office:value="0.254493623971939" calcext:value-type="float">
            <text:p>0.254493623971939</text:p>
          </table:table-cell>
          <table:table-cell table:number-columns-repeated="2"/>
        </table:table-row>
        <table:table-row table:style-name="ro1">
          <table:table-cell office:value-type="float" office:value="0.256274521350861" calcext:value-type="float">
            <text:p>0.256274521350861</text:p>
          </table:table-cell>
          <table:table-cell table:number-columns-repeated="2"/>
        </table:table-row>
        <table:table-row table:style-name="ro1">
          <table:table-cell office:value-type="float" office:value="0.264946550130844" calcext:value-type="float">
            <text:p>0.264946550130844</text:p>
          </table:table-cell>
          <table:table-cell table:number-columns-repeated="2"/>
        </table:table-row>
        <table:table-row table:style-name="ro1">
          <table:table-cell office:value-type="float" office:value="0.421021521091461" calcext:value-type="float">
            <text:p>0.421021521091461</text:p>
          </table:table-cell>
          <table:table-cell table:number-columns-repeated="2"/>
        </table:table-row>
        <table:table-row table:style-name="ro1">
          <table:table-cell office:value-type="float" office:value="0.266302555799484" calcext:value-type="float">
            <text:p>0.266302555799484</text:p>
          </table:table-cell>
          <table:table-cell table:number-columns-repeated="2"/>
        </table:table-row>
        <table:table-row table:style-name="ro1">
          <table:table-cell office:value-type="float" office:value="0.28838512301445" calcext:value-type="float">
            <text:p>0.28838512301445</text:p>
          </table:table-cell>
          <table:table-cell table:number-columns-repeated="2"/>
        </table:table-row>
        <table:table-row table:style-name="ro1">
          <table:table-cell office:value-type="float" office:value="0.578387379646301" calcext:value-type="float">
            <text:p>0.578387379646301</text:p>
          </table:table-cell>
          <table:table-cell table:number-columns-repeated="2"/>
        </table:table-row>
        <table:table-row table:style-name="ro1">
          <table:table-cell office:value-type="float" office:value="0.253975957632065" calcext:value-type="float">
            <text:p>0.253975957632065</text:p>
          </table:table-cell>
          <table:table-cell table:number-columns-repeated="2"/>
        </table:table-row>
        <table:table-row table:style-name="ro1">
          <table:table-cell office:value-type="float" office:value="0.842766165733337" calcext:value-type="float">
            <text:p>0.842766165733337</text:p>
          </table:table-cell>
          <table:table-cell table:number-columns-repeated="2"/>
        </table:table-row>
        <table:table-row table:style-name="ro1">
          <table:table-cell office:value-type="float" office:value="0.898060858249664" calcext:value-type="float">
            <text:p>0.898060858249664</text:p>
          </table:table-cell>
          <table:table-cell table:number-columns-repeated="2"/>
        </table:table-row>
        <table:table-row table:style-name="ro1">
          <table:table-cell office:value-type="float" office:value="0.819968342781067" calcext:value-type="float">
            <text:p>0.819968342781067</text:p>
          </table:table-cell>
          <table:table-cell table:number-columns-repeated="2"/>
        </table:table-row>
        <table:table-row table:style-name="ro1">
          <table:table-cell office:value-type="float" office:value="0.25324758887291" calcext:value-type="float">
            <text:p>0.25324758887291</text:p>
          </table:table-cell>
          <table:table-cell table:number-columns-repeated="2"/>
        </table:table-row>
        <table:table-row table:style-name="ro1">
          <table:table-cell office:value-type="float" office:value="0.292355686426163" calcext:value-type="float">
            <text:p>0.292355686426163</text:p>
          </table:table-cell>
          <table:table-cell table:number-columns-repeated="2"/>
        </table:table-row>
        <table:table-row table:style-name="ro1">
          <table:table-cell office:value-type="float" office:value="0.427821695804596" calcext:value-type="float">
            <text:p>0.427821695804596</text:p>
          </table:table-cell>
          <table:table-cell table:number-columns-repeated="2"/>
        </table:table-row>
        <table:table-row table:style-name="ro1">
          <table:table-cell office:value-type="float" office:value="0.254449009895325" calcext:value-type="float">
            <text:p>0.254449009895325</text:p>
          </table:table-cell>
          <table:table-cell table:number-columns-repeated="2"/>
        </table:table-row>
        <table:table-row table:style-name="ro1">
          <table:table-cell office:value-type="float" office:value="0.268394291400909" calcext:value-type="float">
            <text:p>0.268394291400909</text:p>
          </table:table-cell>
          <table:table-cell table:number-columns-repeated="2"/>
        </table:table-row>
        <table:table-row table:style-name="ro1">
          <table:table-cell office:value-type="float" office:value="0.400235533714294" calcext:value-type="float">
            <text:p>0.400235533714294</text:p>
          </table:table-cell>
          <table:table-cell table:number-columns-repeated="2"/>
        </table:table-row>
        <table:table-row table:style-name="ro1">
          <table:table-cell office:value-type="float" office:value="0.254042387008667" calcext:value-type="float">
            <text:p>0.254042387008667</text:p>
          </table:table-cell>
          <table:table-cell table:number-columns-repeated="2"/>
        </table:table-row>
        <table:table-row table:style-name="ro1">
          <table:table-cell office:value-type="float" office:value="0.365329295396805" calcext:value-type="float">
            <text:p>0.365329295396805</text:p>
          </table:table-cell>
          <table:table-cell table:number-columns-repeated="2"/>
        </table:table-row>
        <table:table-row table:style-name="ro1">
          <table:table-cell office:value-type="float" office:value="0.555577635765076" calcext:value-type="float">
            <text:p>0.555577635765076</text:p>
          </table:table-cell>
          <table:table-cell table:number-columns-repeated="2"/>
        </table:table-row>
        <table:table-row table:style-name="ro1">
          <table:table-cell office:value-type="float" office:value="0.44512015581131" calcext:value-type="float">
            <text:p>0.44512015581131</text:p>
          </table:table-cell>
          <table:table-cell table:number-columns-repeated="2"/>
        </table:table-row>
        <table:table-row table:style-name="ro1">
          <table:table-cell office:value-type="float" office:value="0.792667806148529" calcext:value-type="float">
            <text:p>0.792667806148529</text:p>
          </table:table-cell>
          <table:table-cell table:number-columns-repeated="2"/>
        </table:table-row>
        <table:table-row table:style-name="ro1">
          <table:table-cell office:value-type="float" office:value="0.366850793361664" calcext:value-type="float">
            <text:p>0.366850793361664</text:p>
          </table:table-cell>
          <table:table-cell table:number-columns-repeated="2"/>
        </table:table-row>
        <table:table-row table:style-name="ro1">
          <table:table-cell office:value-type="float" office:value="0.480188339948654" calcext:value-type="float">
            <text:p>0.480188339948654</text:p>
          </table:table-cell>
          <table:table-cell table:number-columns-repeated="2"/>
        </table:table-row>
        <table:table-row table:style-name="ro1">
          <table:table-cell office:value-type="float" office:value="0.422490924596787" calcext:value-type="float">
            <text:p>0.422490924596787</text:p>
          </table:table-cell>
          <table:table-cell table:number-columns-repeated="2"/>
        </table:table-row>
        <table:table-row table:style-name="ro1">
          <table:table-cell office:value-type="float" office:value="0.589597940444946" calcext:value-type="float">
            <text:p>0.589597940444946</text:p>
          </table:table-cell>
          <table:table-cell table:number-columns-repeated="2"/>
        </table:table-row>
        <table:table-row table:style-name="ro1">
          <table:table-cell office:value-type="float" office:value="0.449483096599579" calcext:value-type="float">
            <text:p>0.449483096599579</text:p>
          </table:table-cell>
          <table:table-cell table:number-columns-repeated="2"/>
        </table:table-row>
        <table:table-row table:style-name="ro1">
          <table:table-cell office:value-type="float" office:value="0.478926599025726" calcext:value-type="float">
            <text:p>0.478926599025726</text:p>
          </table:table-cell>
          <table:table-cell table:number-columns-repeated="2"/>
        </table:table-row>
        <table:table-row table:style-name="ro1">
          <table:table-cell office:value-type="float" office:value="0.550804972648621" calcext:value-type="float">
            <text:p>0.550804972648621</text:p>
          </table:table-cell>
          <table:table-cell table:number-columns-repeated="2"/>
        </table:table-row>
        <table:table-row table:style-name="ro1">
          <table:table-cell office:value-type="float" office:value="0.554531991481781" calcext:value-type="float">
            <text:p>0.554531991481781</text:p>
          </table:table-cell>
          <table:table-cell table:number-columns-repeated="2"/>
        </table:table-row>
        <table:table-row table:style-name="ro1">
          <table:table-cell office:value-type="float" office:value="0.542229473590851" calcext:value-type="float">
            <text:p>0.542229473590851</text:p>
          </table:table-cell>
          <table:table-cell table:number-columns-repeated="2"/>
        </table:table-row>
        <table:table-row table:style-name="ro1">
          <table:table-cell office:value-type="float" office:value="0.561944484710693" calcext:value-type="float">
            <text:p>0.561944484710693</text:p>
          </table:table-cell>
          <table:table-cell table:number-columns-repeated="2"/>
        </table:table-row>
        <table:table-row table:style-name="ro1">
          <table:table-cell office:value-type="float" office:value="0.587695181369782" calcext:value-type="float">
            <text:p>0.587695181369782</text:p>
          </table:table-cell>
          <table:table-cell table:number-columns-repeated="2"/>
        </table:table-row>
        <table:table-row table:style-name="ro1">
          <table:table-cell office:value-type="float" office:value="0.579232811927795" calcext:value-type="float">
            <text:p>0.579232811927795</text:p>
          </table:table-cell>
          <table:table-cell table:number-columns-repeated="2"/>
        </table:table-row>
        <table:table-row table:style-name="ro1">
          <table:table-cell office:value-type="float" office:value="0.55593866109848" calcext:value-type="float">
            <text:p>0.55593866109848</text:p>
          </table:table-cell>
          <table:table-cell table:number-columns-repeated="2"/>
        </table:table-row>
        <table:table-row table:style-name="ro1">
          <table:table-cell office:value-type="float" office:value="0.567449748516083" calcext:value-type="float">
            <text:p>0.567449748516083</text:p>
          </table:table-cell>
          <table:table-cell table:number-columns-repeated="2"/>
        </table:table-row>
        <table:table-row table:style-name="ro1">
          <table:table-cell office:value-type="float" office:value="0.572442054748535" calcext:value-type="float">
            <text:p>0.572442054748535</text:p>
          </table:table-cell>
          <table:table-cell table:number-columns-repeated="2"/>
        </table:table-row>
        <table:table-row table:style-name="ro1">
          <table:table-cell office:value-type="float" office:value="0.568211913108826" calcext:value-type="float">
            <text:p>0.568211913108826</text:p>
          </table:table-cell>
          <table:table-cell table:number-columns-repeated="2"/>
        </table:table-row>
        <table:table-row table:style-name="ro1">
          <table:table-cell office:value-type="float" office:value="0.582218706607819" calcext:value-type="float">
            <text:p>0.582218706607819</text:p>
          </table:table-cell>
          <table:table-cell table:number-columns-repeated="2"/>
        </table:table-row>
        <table:table-row table:style-name="ro1">
          <table:table-cell office:value-type="float" office:value="0.251217067241669" calcext:value-type="float">
            <text:p>0.251217067241669</text:p>
          </table:table-cell>
          <table:table-cell table:number-columns-repeated="2"/>
        </table:table-row>
        <table:table-row table:style-name="ro1">
          <table:table-cell office:value-type="float" office:value="0.547127544879913" calcext:value-type="float">
            <text:p>0.547127544879913</text:p>
          </table:table-cell>
          <table:table-cell table:number-columns-repeated="2"/>
        </table:table-row>
        <table:table-row table:style-name="ro1">
          <table:table-cell office:value-type="float" office:value="0.252604067325592" calcext:value-type="float">
            <text:p>0.252604067325592</text:p>
          </table:table-cell>
          <table:table-cell table:number-columns-repeated="2"/>
        </table:table-row>
        <table:table-row table:style-name="ro1">
          <table:table-cell office:value-type="float" office:value="0.550934016704559" calcext:value-type="float">
            <text:p>0.550934016704559</text:p>
          </table:table-cell>
          <table:table-cell table:number-columns-repeated="2"/>
        </table:table-row>
        <table:table-row table:style-name="ro1">
          <table:table-cell office:value-type="float" office:value="0.25212100148201" calcext:value-type="float">
            <text:p>0.25212100148201</text:p>
          </table:table-cell>
          <table:table-cell table:number-columns-repeated="2"/>
        </table:table-row>
        <table:table-row table:style-name="ro1">
          <table:table-cell office:value-type="float" office:value="0.553074359893799" calcext:value-type="float">
            <text:p>0.553074359893799</text:p>
          </table:table-cell>
          <table:table-cell table:number-columns-repeated="2"/>
        </table:table-row>
        <table:table-row table:style-name="ro1">
          <table:table-cell office:value-type="float" office:value="0.25305837392807" calcext:value-type="float">
            <text:p>0.25305837392807</text:p>
          </table:table-cell>
          <table:table-cell table:number-columns-repeated="2"/>
        </table:table-row>
        <table:table-row table:style-name="ro1">
          <table:table-cell office:value-type="float" office:value="0.504072308540344" calcext:value-type="float">
            <text:p>0.504072308540344</text:p>
          </table:table-cell>
          <table:table-cell table:number-columns-repeated="2"/>
        </table:table-row>
        <table:table-row table:style-name="ro1">
          <table:table-cell office:value-type="float" office:value="0.251859545707703" calcext:value-type="float">
            <text:p>0.251859545707703</text:p>
          </table:table-cell>
          <table:table-cell table:number-columns-repeated="2"/>
        </table:table-row>
        <table:table-row table:style-name="ro1">
          <table:table-cell office:value-type="float" office:value="0.491747051477432" calcext:value-type="float">
            <text:p>0.491747051477432</text:p>
          </table:table-cell>
          <table:table-cell table:number-columns-repeated="2"/>
        </table:table-row>
        <table:table-row table:style-name="ro1">
          <table:table-cell office:value-type="float" office:value="0.251731336116791" calcext:value-type="float">
            <text:p>0.251731336116791</text:p>
          </table:table-cell>
          <table:table-cell table:number-columns-repeated="2"/>
        </table:table-row>
        <table:table-row table:style-name="ro1">
          <table:table-cell office:value-type="float" office:value="0.448620349168778" calcext:value-type="float">
            <text:p>0.448620349168778</text:p>
          </table:table-cell>
          <table:table-cell table:number-columns-repeated="2"/>
        </table:table-row>
        <table:table-row table:style-name="ro1">
          <table:table-cell office:value-type="float" office:value="0.250629514455795" calcext:value-type="float">
            <text:p>0.250629514455795</text:p>
          </table:table-cell>
          <table:table-cell table:number-columns-repeated="2"/>
        </table:table-row>
        <table:table-row table:style-name="ro1">
          <table:table-cell office:value-type="float" office:value="0.416711032390595" calcext:value-type="float">
            <text:p>0.416711032390595</text:p>
          </table:table-cell>
          <table:table-cell table:number-columns-repeated="2"/>
        </table:table-row>
        <table:table-row table:style-name="ro1">
          <table:table-cell office:value-type="float" office:value="0.830896139144897" calcext:value-type="float">
            <text:p>0.830896139144897</text:p>
          </table:table-cell>
          <table:table-cell table:number-columns-repeated="2"/>
        </table:table-row>
        <table:table-row table:style-name="ro1">
          <table:table-cell office:value-type="float" office:value="0.251953601837158" calcext:value-type="float">
            <text:p>0.251953601837158</text:p>
          </table:table-cell>
          <table:table-cell table:number-columns-repeated="2"/>
        </table:table-row>
        <table:table-row table:style-name="ro1">
          <table:table-cell office:value-type="float" office:value="0.346142530441284" calcext:value-type="float">
            <text:p>0.346142530441284</text:p>
          </table:table-cell>
          <table:table-cell table:number-columns-repeated="2"/>
        </table:table-row>
        <table:table-row table:style-name="ro1">
          <table:table-cell office:value-type="float" office:value="0.393926352262497" calcext:value-type="float">
            <text:p>0.393926352262497</text:p>
          </table:table-cell>
          <table:table-cell table:number-columns-repeated="2"/>
        </table:table-row>
        <table:table-row table:style-name="ro1">
          <table:table-cell office:value-type="float" office:value="0.260854065418243" calcext:value-type="float">
            <text:p>0.260854065418243</text:p>
          </table:table-cell>
          <table:table-cell table:number-columns-repeated="2"/>
        </table:table-row>
        <table:table-row table:style-name="ro1">
          <table:table-cell office:value-type="float" office:value="0.338317424058914" calcext:value-type="float">
            <text:p>0.338317424058914</text:p>
          </table:table-cell>
          <table:table-cell table:number-columns-repeated="2"/>
        </table:table-row>
        <table:table-row table:style-name="ro1">
          <table:table-cell office:value-type="float" office:value="0.738471567630768" calcext:value-type="float">
            <text:p>0.738471567630768</text:p>
          </table:table-cell>
          <table:table-cell table:number-columns-repeated="2"/>
        </table:table-row>
        <table:table-row table:style-name="ro1">
          <table:table-cell office:value-type="float" office:value="0.260979056358337" calcext:value-type="float">
            <text:p>0.260979056358337</text:p>
          </table:table-cell>
          <table:table-cell table:number-columns-repeated="2"/>
        </table:table-row>
        <table:table-row table:style-name="ro1">
          <table:table-cell office:value-type="float" office:value="0.311345934867859" calcext:value-type="float">
            <text:p>0.311345934867859</text:p>
          </table:table-cell>
          <table:table-cell table:number-columns-repeated="2"/>
        </table:table-row>
        <table:table-row table:style-name="ro1">
          <table:table-cell office:value-type="float" office:value="0.640352427959442" calcext:value-type="float">
            <text:p>0.640352427959442</text:p>
          </table:table-cell>
          <table:table-cell table:number-columns-repeated="2"/>
        </table:table-row>
        <table:table-row table:style-name="ro1">
          <table:table-cell office:value-type="float" office:value="0.260410517454147" calcext:value-type="float">
            <text:p>0.260410517454147</text:p>
          </table:table-cell>
          <table:table-cell table:number-columns-repeated="2"/>
        </table:table-row>
        <table:table-row table:style-name="ro1">
          <table:table-cell office:value-type="float" office:value="0.342696130275726" calcext:value-type="float">
            <text:p>0.342696130275726</text:p>
          </table:table-cell>
          <table:table-cell table:number-columns-repeated="2"/>
        </table:table-row>
        <table:table-row table:style-name="ro1">
          <table:table-cell office:value-type="float" office:value="0.761579811573029" calcext:value-type="float">
            <text:p>0.761579811573029</text:p>
          </table:table-cell>
          <table:table-cell table:number-columns-repeated="2"/>
        </table:table-row>
        <table:table-row table:style-name="ro1">
          <table:table-cell office:value-type="float" office:value="0.260215103626251" calcext:value-type="float">
            <text:p>0.260215103626251</text:p>
          </table:table-cell>
          <table:table-cell table:number-columns-repeated="2"/>
        </table:table-row>
        <table:table-row table:style-name="ro1">
          <table:table-cell office:value-type="float" office:value="0.348510086536408" calcext:value-type="float">
            <text:p>0.348510086536408</text:p>
          </table:table-cell>
          <table:table-cell table:number-columns-repeated="2"/>
        </table:table-row>
        <table:table-row table:style-name="ro1">
          <table:table-cell office:value-type="float" office:value="0.730810701847076" calcext:value-type="float">
            <text:p>0.730810701847076</text:p>
          </table:table-cell>
          <table:table-cell table:number-columns-repeated="2"/>
        </table:table-row>
        <table:table-row table:style-name="ro1">
          <table:table-cell office:value-type="float" office:value="0.261158108711243" calcext:value-type="float">
            <text:p>0.261158108711243</text:p>
          </table:table-cell>
          <table:table-cell table:number-columns-repeated="2"/>
        </table:table-row>
        <table:table-row table:style-name="ro1">
          <table:table-cell office:value-type="float" office:value="0.370468407869339" calcext:value-type="float">
            <text:p>0.370468407869339</text:p>
          </table:table-cell>
          <table:table-cell table:number-columns-repeated="2"/>
        </table:table-row>
        <table:table-row table:style-name="ro1">
          <table:table-cell office:value-type="float" office:value="0.27278071641922" calcext:value-type="float">
            <text:p>0.27278071641922</text:p>
          </table:table-cell>
          <table:table-cell table:number-columns-repeated="2"/>
        </table:table-row>
        <table:table-row table:style-name="ro1">
          <table:table-cell office:value-type="float" office:value="0.274322003126144" calcext:value-type="float">
            <text:p>0.274322003126144</text:p>
          </table:table-cell>
          <table:table-cell table:number-columns-repeated="2"/>
        </table:table-row>
        <table:table-row table:style-name="ro1">
          <table:table-cell office:value-type="float" office:value="0.276016265153885" calcext:value-type="float">
            <text:p>0.276016265153885</text:p>
          </table:table-cell>
          <table:table-cell table:number-columns-repeated="2"/>
        </table:table-row>
        <table:table-row table:style-name="ro1">
          <table:table-cell office:value-type="float" office:value="0.277625352144241" calcext:value-type="float">
            <text:p>0.277625352144241</text:p>
          </table:table-cell>
          <table:table-cell table:number-columns-repeated="2"/>
        </table:table-row>
        <table:table-row table:style-name="ro1">
          <table:table-cell office:value-type="float" office:value="0.279166549444199" calcext:value-type="float">
            <text:p>0.279166549444199</text:p>
          </table:table-cell>
          <table:table-cell table:number-columns-repeated="2"/>
        </table:table-row>
        <table:table-row table:style-name="ro1">
          <table:table-cell office:value-type="float" office:value="0.275066703557968" calcext:value-type="float">
            <text:p>0.275066703557968</text:p>
          </table:table-cell>
          <table:table-cell table:number-columns-repeated="2"/>
        </table:table-row>
        <table:table-row table:style-name="ro1">
          <table:table-cell office:value-type="float" office:value="0.274807184934616" calcext:value-type="float">
            <text:p>0.274807184934616</text:p>
          </table:table-cell>
          <table:table-cell table:number-columns-repeated="2"/>
        </table:table-row>
        <table:table-row table:style-name="ro1">
          <table:table-cell office:value-type="float" office:value="0.274044632911682" calcext:value-type="float">
            <text:p>0.274044632911682</text:p>
          </table:table-cell>
          <table:table-cell table:number-columns-repeated="2"/>
        </table:table-row>
        <table:table-row table:style-name="ro1">
          <table:table-cell office:value-type="float" office:value="0.275477796792984" calcext:value-type="float">
            <text:p>0.275477796792984</text:p>
          </table:table-cell>
          <table:table-cell table:number-columns-repeated="2"/>
        </table:table-row>
        <table:table-row table:style-name="ro1">
          <table:table-cell office:value-type="float" office:value="0.274212032556534" calcext:value-type="float">
            <text:p>0.274212032556534</text:p>
          </table:table-cell>
          <table:table-cell table:number-columns-repeated="2"/>
        </table:table-row>
        <table:table-row table:style-name="ro1">
          <table:table-cell office:value-type="float" office:value="0.270500868558884" calcext:value-type="float">
            <text:p>0.270500868558884</text:p>
          </table:table-cell>
          <table:table-cell table:number-columns-repeated="2"/>
        </table:table-row>
        <table:table-row table:style-name="ro1">
          <table:table-cell office:value-type="float" office:value="0.282513797283173" calcext:value-type="float">
            <text:p>0.282513797283173</text:p>
          </table:table-cell>
          <table:table-cell table:number-columns-repeated="2"/>
        </table:table-row>
        <table:table-row table:style-name="ro1">
          <table:table-cell office:value-type="float" office:value="0.279824495315552" calcext:value-type="float">
            <text:p>0.279824495315552</text:p>
          </table:table-cell>
          <table:table-cell table:number-columns-repeated="2"/>
        </table:table-row>
        <table:table-row table:style-name="ro1">
          <table:table-cell office:value-type="float" office:value="0.281911969184875" calcext:value-type="float">
            <text:p>0.281911969184875</text:p>
          </table:table-cell>
          <table:table-cell table:number-columns-repeated="2"/>
        </table:table-row>
        <table:table-row table:style-name="ro1">
          <table:table-cell office:value-type="float" office:value="0.293517559766769" calcext:value-type="float">
            <text:p>0.293517559766769</text:p>
          </table:table-cell>
          <table:table-cell table:number-columns-repeated="2"/>
        </table:table-row>
        <table:table-row table:style-name="ro1">
          <table:table-cell office:value-type="float" office:value="0.284067094326019" calcext:value-type="float">
            <text:p>0.284067094326019</text:p>
          </table:table-cell>
          <table:table-cell table:number-columns-repeated="2"/>
        </table:table-row>
        <table:table-row table:style-name="ro1">
          <table:table-cell office:value-type="float" office:value="0.290614396333694" calcext:value-type="float">
            <text:p>0.290614396333694</text:p>
          </table:table-cell>
          <table:table-cell table:number-columns-repeated="2"/>
        </table:table-row>
        <table:table-row table:style-name="ro1">
          <table:table-cell office:value-type="float" office:value="0.289897888898849" calcext:value-type="float">
            <text:p>0.289897888898849</text:p>
          </table:table-cell>
          <table:table-cell table:number-columns-repeated="2"/>
        </table:table-row>
        <table:table-row table:style-name="ro1">
          <table:table-cell office:value-type="float" office:value="0.289642333984375" calcext:value-type="float">
            <text:p>0.289642333984375</text:p>
          </table:table-cell>
          <table:table-cell table:number-columns-repeated="2"/>
        </table:table-row>
        <table:table-row table:style-name="ro1">
          <table:table-cell office:value-type="float" office:value="0.262532770633697" calcext:value-type="float">
            <text:p>0.262532770633697</text:p>
          </table:table-cell>
          <table:table-cell table:number-columns-repeated="2"/>
        </table:table-row>
        <table:table-row table:style-name="ro1">
          <table:table-cell office:value-type="float" office:value="0.264361560344696" calcext:value-type="float">
            <text:p>0.264361560344696</text:p>
          </table:table-cell>
          <table:table-cell table:number-columns-repeated="2"/>
        </table:table-row>
        <table:table-row table:style-name="ro1">
          <table:table-cell office:value-type="float" office:value="0.674764811992645" calcext:value-type="float">
            <text:p>0.674764811992645</text:p>
          </table:table-cell>
          <table:table-cell table:number-columns-repeated="2"/>
        </table:table-row>
        <table:table-row table:style-name="ro1">
          <table:table-cell office:value-type="float" office:value="0.262735664844513" calcext:value-type="float">
            <text:p>0.262735664844513</text:p>
          </table:table-cell>
          <table:table-cell table:number-columns-repeated="2"/>
        </table:table-row>
        <table:table-row table:style-name="ro1">
          <table:table-cell office:value-type="float" office:value="0.887368559837341" calcext:value-type="float">
            <text:p>0.887368559837341</text:p>
          </table:table-cell>
          <table:table-cell table:number-columns-repeated="2"/>
        </table:table-row>
        <table:table-row table:style-name="ro1">
          <table:table-cell office:value-type="float" office:value="0.273272544145584" calcext:value-type="float">
            <text:p>0.273272544145584</text:p>
          </table:table-cell>
          <table:table-cell table:number-columns-repeated="2"/>
        </table:table-row>
        <table:table-row table:style-name="ro1">
          <table:table-cell office:value-type="float" office:value="0.897185921669006" calcext:value-type="float">
            <text:p>0.897185921669006</text:p>
          </table:table-cell>
          <table:table-cell table:number-columns-repeated="2"/>
        </table:table-row>
        <table:table-row table:style-name="ro1">
          <table:table-cell office:value-type="float" office:value="0.27172663807869" calcext:value-type="float">
            <text:p>0.27172663807869</text:p>
          </table:table-cell>
          <table:table-cell table:number-columns-repeated="2"/>
        </table:table-row>
        <table:table-row table:style-name="ro1">
          <table:table-cell office:value-type="float" office:value="0.918335974216461" calcext:value-type="float">
            <text:p>0.918335974216461</text:p>
          </table:table-cell>
          <table:table-cell table:number-columns-repeated="2"/>
        </table:table-row>
        <table:table-row table:style-name="ro1">
          <table:table-cell office:value-type="float" office:value="0.271056652069092" calcext:value-type="float">
            <text:p>0.271056652069092</text:p>
          </table:table-cell>
          <table:table-cell table:number-columns-repeated="2"/>
        </table:table-row>
        <table:table-row table:style-name="ro1">
          <table:table-cell office:value-type="float" office:value="0.920204937458038" calcext:value-type="float">
            <text:p>0.920204937458038</text:p>
          </table:table-cell>
          <table:table-cell table:number-columns-repeated="2"/>
        </table:table-row>
        <table:table-row table:style-name="ro1">
          <table:table-cell office:value-type="float" office:value="0.27207949757576" calcext:value-type="float">
            <text:p>0.27207949757576</text:p>
          </table:table-cell>
          <table:table-cell table:number-columns-repeated="2"/>
        </table:table-row>
        <table:table-row table:style-name="ro1">
          <table:table-cell office:value-type="float" office:value="0.909046590328217" calcext:value-type="float">
            <text:p>0.909046590328217</text:p>
          </table:table-cell>
          <table:table-cell table:number-columns-repeated="2"/>
        </table:table-row>
        <table:table-row table:style-name="ro1">
          <table:table-cell office:value-type="float" office:value="0.268697708845139" calcext:value-type="float">
            <text:p>0.268697708845139</text:p>
          </table:table-cell>
          <table:table-cell table:number-columns-repeated="2"/>
        </table:table-row>
        <table:table-row table:style-name="ro1">
          <table:table-cell office:value-type="float" office:value="0.90564376115799" calcext:value-type="float">
            <text:p>0.90564376115799</text:p>
          </table:table-cell>
          <table:table-cell table:number-columns-repeated="2"/>
        </table:table-row>
        <table:table-row table:style-name="ro1">
          <table:table-cell office:value-type="float" office:value="0.269488006830215" calcext:value-type="float">
            <text:p>0.269488006830215</text:p>
          </table:table-cell>
          <table:table-cell table:number-columns-repeated="2"/>
        </table:table-row>
        <table:table-row table:style-name="ro1">
          <table:table-cell office:value-type="float" office:value="0.895743310451508" calcext:value-type="float">
            <text:p>0.895743310451508</text:p>
          </table:table-cell>
          <table:table-cell table:number-columns-repeated="2"/>
        </table:table-row>
        <table:table-row table:style-name="ro1">
          <table:table-cell office:value-type="float" office:value="0.268739074468613" calcext:value-type="float">
            <text:p>0.268739074468613</text:p>
          </table:table-cell>
          <table:table-cell table:number-columns-repeated="2"/>
        </table:table-row>
        <table:table-row table:style-name="ro1">
          <table:table-cell office:value-type="float" office:value="0.900245606899262" calcext:value-type="float">
            <text:p>0.900245606899262</text:p>
          </table:table-cell>
          <table:table-cell table:number-columns-repeated="2"/>
        </table:table-row>
        <table:table-row table:style-name="ro1">
          <table:table-cell office:value-type="float" office:value="0.269771903753281" calcext:value-type="float">
            <text:p>0.269771903753281</text:p>
          </table:table-cell>
          <table:table-cell table:number-columns-repeated="2"/>
        </table:table-row>
        <table:table-row table:style-name="ro1">
          <table:table-cell office:value-type="float" office:value="0.904333114624023" calcext:value-type="float">
            <text:p>0.904333114624023</text:p>
          </table:table-cell>
          <table:table-cell table:number-columns-repeated="2"/>
        </table:table-row>
        <table:table-row table:style-name="ro1">
          <table:table-cell office:value-type="float" office:value="0.263831943273544" calcext:value-type="float">
            <text:p>0.263831943273544</text:p>
          </table:table-cell>
          <table:table-cell table:number-columns-repeated="2"/>
        </table:table-row>
        <table:table-row table:style-name="ro1">
          <table:table-cell office:value-type="float" office:value="0.901866555213928" calcext:value-type="float">
            <text:p>0.901866555213928</text:p>
          </table:table-cell>
          <table:table-cell table:number-columns-repeated="2"/>
        </table:table-row>
        <table:table-row table:style-name="ro1">
          <table:table-cell office:value-type="float" office:value="0.255662381649017" calcext:value-type="float">
            <text:p>0.255662381649017</text:p>
          </table:table-cell>
          <table:table-cell table:number-columns-repeated="2"/>
        </table:table-row>
        <table:table-row table:style-name="ro1">
          <table:table-cell office:value-type="float" office:value="0.902637779712677" calcext:value-type="float">
            <text:p>0.902637779712677</text:p>
          </table:table-cell>
          <table:table-cell table:number-columns-repeated="2"/>
        </table:table-row>
        <table:table-row table:style-name="ro1">
          <table:table-cell office:value-type="float" office:value="0.893156945705414" calcext:value-type="float">
            <text:p>0.893156945705414</text:p>
          </table:table-cell>
          <table:table-cell table:number-columns-repeated="2"/>
        </table:table-row>
        <table:table-row table:style-name="ro1">
          <table:table-cell office:value-type="float" office:value="0.898027718067169" calcext:value-type="float">
            <text:p>0.898027718067169</text:p>
          </table:table-cell>
          <table:table-cell table:number-columns-repeated="2"/>
        </table:table-row>
        <table:table-row table:style-name="ro1">
          <table:table-cell office:value-type="float" office:value="0.877384543418884" calcext:value-type="float">
            <text:p>0.877384543418884</text:p>
          </table:table-cell>
          <table:table-cell table:number-columns-repeated="2"/>
        </table:table-row>
        <table:table-row table:style-name="ro1">
          <table:table-cell office:value-type="float" office:value="0.811545312404633" calcext:value-type="float">
            <text:p>0.811545312404633</text:p>
          </table:table-cell>
          <table:table-cell table:number-columns-repeated="2"/>
        </table:table-row>
        <table:table-row table:style-name="ro1">
          <table:table-cell office:value-type="float" office:value="0.544640421867371" calcext:value-type="float">
            <text:p>0.544640421867371</text:p>
          </table:table-cell>
          <table:table-cell table:number-columns-repeated="2"/>
        </table:table-row>
        <table:table-row table:style-name="ro1">
          <table:table-cell office:value-type="float" office:value="0.586176753044128" calcext:value-type="float">
            <text:p>0.586176753044128</text:p>
          </table:table-cell>
          <table:table-cell table:number-columns-repeated="2"/>
        </table:table-row>
        <table:table-row table:style-name="ro1">
          <table:table-cell office:value-type="float" office:value="0.380685389041901" calcext:value-type="float">
            <text:p>0.380685389041901</text:p>
          </table:table-cell>
          <table:table-cell table:number-columns-repeated="2"/>
        </table:table-row>
        <table:table-row table:style-name="ro1">
          <table:table-cell office:value-type="float" office:value="0.250920832157135" calcext:value-type="float">
            <text:p>0.250920832157135</text:p>
          </table:table-cell>
          <table:table-cell table:number-columns-repeated="2"/>
        </table:table-row>
        <table:table-row table:style-name="ro1">
          <table:table-cell office:value-type="float" office:value="0.472009271383285" calcext:value-type="float">
            <text:p>0.472009271383285</text:p>
          </table:table-cell>
          <table:table-cell table:number-columns-repeated="2"/>
        </table:table-row>
        <table:table-row table:style-name="ro1">
          <table:table-cell office:value-type="float" office:value="0.613327562808991" calcext:value-type="float">
            <text:p>0.613327562808991</text:p>
          </table:table-cell>
          <table:table-cell table:number-columns-repeated="2"/>
        </table:table-row>
        <table:table-row table:style-name="ro1">
          <table:table-cell office:value-type="float" office:value="0.256744593381882" calcext:value-type="float">
            <text:p>0.256744593381882</text:p>
          </table:table-cell>
          <table:table-cell table:number-columns-repeated="2"/>
        </table:table-row>
        <table:table-row table:style-name="ro1">
          <table:table-cell office:value-type="float" office:value="0.625942766666412" calcext:value-type="float">
            <text:p>0.625942766666412</text:p>
          </table:table-cell>
          <table:table-cell table:number-columns-repeated="2"/>
        </table:table-row>
        <table:table-row table:style-name="ro1">
          <table:table-cell office:value-type="float" office:value="0.257568567991257" calcext:value-type="float">
            <text:p>0.257568567991257</text:p>
          </table:table-cell>
          <table:table-cell table:number-columns-repeated="2"/>
        </table:table-row>
        <table:table-row table:style-name="ro1">
          <table:table-cell office:value-type="float" office:value="0.254056364297867" calcext:value-type="float">
            <text:p>0.254056364297867</text:p>
          </table:table-cell>
          <table:table-cell table:number-columns-repeated="2"/>
        </table:table-row>
        <table:table-row table:style-name="ro1">
          <table:table-cell office:value-type="float" office:value="0.262945502996445" calcext:value-type="float">
            <text:p>0.262945502996445</text:p>
          </table:table-cell>
          <table:table-cell table:number-columns-repeated="2"/>
        </table:table-row>
        <table:table-row table:style-name="ro1">
          <table:table-cell office:value-type="float" office:value="0.270527839660645" calcext:value-type="float">
            <text:p>0.270527839660645</text:p>
          </table:table-cell>
          <table:table-cell table:number-columns-repeated="2"/>
        </table:table-row>
        <table:table-row table:style-name="ro1">
          <table:table-cell office:value-type="float" office:value="0.272041022777557" calcext:value-type="float">
            <text:p>0.272041022777557</text:p>
          </table:table-cell>
          <table:table-cell table:number-columns-repeated="2"/>
        </table:table-row>
        <table:table-row table:style-name="ro1">
          <table:table-cell office:value-type="float" office:value="0.436590075492859" calcext:value-type="float">
            <text:p>0.436590075492859</text:p>
          </table:table-cell>
          <table:table-cell table:number-columns-repeated="2"/>
        </table:table-row>
        <table:table-row table:style-name="ro1">
          <table:table-cell office:value-type="float" office:value="0.442075401544571" calcext:value-type="float">
            <text:p>0.442075401544571</text:p>
          </table:table-cell>
          <table:table-cell table:number-columns-repeated="2"/>
        </table:table-row>
        <table:table-row table:style-name="ro1">
          <table:table-cell office:value-type="float" office:value="0.462017387151718" calcext:value-type="float">
            <text:p>0.462017387151718</text:p>
          </table:table-cell>
          <table:table-cell table:number-columns-repeated="2"/>
        </table:table-row>
        <table:table-row table:style-name="ro1">
          <table:table-cell office:value-type="float" office:value="0.327570468187332" calcext:value-type="float">
            <text:p>0.327570468187332</text:p>
          </table:table-cell>
          <table:table-cell table:number-columns-repeated="2"/>
        </table:table-row>
        <table:table-row table:style-name="ro1">
          <table:table-cell office:value-type="float" office:value="0.333625197410583" calcext:value-type="float">
            <text:p>0.333625197410583</text:p>
          </table:table-cell>
          <table:table-cell table:number-columns-repeated="2"/>
        </table:table-row>
        <table:table-row table:style-name="ro1">
          <table:table-cell office:value-type="float" office:value="0.402656883001328" calcext:value-type="float">
            <text:p>0.402656883001328</text:p>
          </table:table-cell>
          <table:table-cell table:number-columns-repeated="2"/>
        </table:table-row>
        <table:table-row table:style-name="ro1">
          <table:table-cell office:value-type="float" office:value="0.427935481071472" calcext:value-type="float">
            <text:p>0.427935481071472</text:p>
          </table:table-cell>
          <table:table-cell table:number-columns-repeated="2"/>
        </table:table-row>
        <table:table-row table:style-name="ro1">
          <table:table-cell office:value-type="float" office:value="0.426960438489914" calcext:value-type="float">
            <text:p>0.426960438489914</text:p>
          </table:table-cell>
          <table:table-cell table:number-columns-repeated="2"/>
        </table:table-row>
        <table:table-row table:style-name="ro1">
          <table:table-cell office:value-type="float" office:value="0.442608773708344" calcext:value-type="float">
            <text:p>0.442608773708344</text:p>
          </table:table-cell>
          <table:table-cell table:number-columns-repeated="2"/>
        </table:table-row>
        <table:table-row table:style-name="ro1">
          <table:table-cell office:value-type="float" office:value="0.450395554304123" calcext:value-type="float">
            <text:p>0.450395554304123</text:p>
          </table:table-cell>
          <table:table-cell table:number-columns-repeated="2"/>
        </table:table-row>
        <table:table-row table:style-name="ro1">
          <table:table-cell office:value-type="float" office:value="0.463753640651703" calcext:value-type="float">
            <text:p>0.463753640651703</text:p>
          </table:table-cell>
          <table:table-cell table:number-columns-repeated="2"/>
        </table:table-row>
        <table:table-row table:style-name="ro1">
          <table:table-cell office:value-type="float" office:value="0.475361794233322" calcext:value-type="float">
            <text:p>0.475361794233322</text:p>
          </table:table-cell>
          <table:table-cell table:number-columns-repeated="2"/>
        </table:table-row>
        <table:table-row table:style-name="ro1">
          <table:table-cell office:value-type="float" office:value="0.464543253183365" calcext:value-type="float">
            <text:p>0.464543253183365</text:p>
          </table:table-cell>
          <table:table-cell table:number-columns-repeated="2"/>
        </table:table-row>
        <table:table-row table:style-name="ro1">
          <table:table-cell office:value-type="float" office:value="0.467453747987747" calcext:value-type="float">
            <text:p>0.467453747987747</text:p>
          </table:table-cell>
          <table:table-cell table:number-columns-repeated="2"/>
        </table:table-row>
        <table:table-row table:style-name="ro1">
          <table:table-cell office:value-type="float" office:value="0.469880640506744" calcext:value-type="float">
            <text:p>0.469880640506744</text:p>
          </table:table-cell>
          <table:table-cell table:number-columns-repeated="2"/>
        </table:table-row>
        <table:table-row table:style-name="ro1">
          <table:table-cell office:value-type="float" office:value="0.512607097625732" calcext:value-type="float">
            <text:p>0.512607097625732</text:p>
          </table:table-cell>
          <table:table-cell table:number-columns-repeated="2"/>
        </table:table-row>
        <table:table-row table:style-name="ro1">
          <table:table-cell office:value-type="float" office:value="0.525688707828522" calcext:value-type="float">
            <text:p>0.525688707828522</text:p>
          </table:table-cell>
          <table:table-cell table:number-columns-repeated="2"/>
        </table:table-row>
        <table:table-row table:style-name="ro1">
          <table:table-cell office:value-type="float" office:value="0.517476439476013" calcext:value-type="float">
            <text:p>0.517476439476013</text:p>
          </table:table-cell>
          <table:table-cell table:number-columns-repeated="2"/>
        </table:table-row>
        <table:table-row table:style-name="ro1">
          <table:table-cell office:value-type="float" office:value="0.522018253803253" calcext:value-type="float">
            <text:p>0.522018253803253</text:p>
          </table:table-cell>
          <table:table-cell table:number-columns-repeated="2"/>
        </table:table-row>
        <table:table-row table:style-name="ro1">
          <table:table-cell office:value-type="float" office:value="0.554403066635132" calcext:value-type="float">
            <text:p>0.554403066635132</text:p>
          </table:table-cell>
          <table:table-cell table:number-columns-repeated="2"/>
        </table:table-row>
        <table:table-row table:style-name="ro1">
          <table:table-cell office:value-type="float" office:value="0.521620273590088" calcext:value-type="float">
            <text:p>0.521620273590088</text:p>
          </table:table-cell>
          <table:table-cell table:number-columns-repeated="2"/>
        </table:table-row>
        <table:table-row table:style-name="ro1">
          <table:table-cell office:value-type="float" office:value="0.520044565200806" calcext:value-type="float">
            <text:p>0.520044565200806</text:p>
          </table:table-cell>
          <table:table-cell table:number-columns-repeated="2"/>
        </table:table-row>
        <table:table-row table:style-name="ro1">
          <table:table-cell office:value-type="float" office:value="0.520639836788178" calcext:value-type="float">
            <text:p>0.520639836788178</text:p>
          </table:table-cell>
          <table:table-cell table:number-columns-repeated="2"/>
        </table:table-row>
        <table:table-row table:style-name="ro1">
          <table:table-cell office:value-type="float" office:value="0.517073392868042" calcext:value-type="float">
            <text:p>0.517073392868042</text:p>
          </table:table-cell>
          <table:table-cell table:number-columns-repeated="2"/>
        </table:table-row>
        <table:table-row table:style-name="ro1">
          <table:table-cell office:value-type="float" office:value="0.548510909080505" calcext:value-type="float">
            <text:p>0.548510909080505</text:p>
          </table:table-cell>
          <table:table-cell table:number-columns-repeated="2"/>
        </table:table-row>
        <table:table-row table:style-name="ro1">
          <table:table-cell office:value-type="float" office:value="0.544298052787781" calcext:value-type="float">
            <text:p>0.544298052787781</text:p>
          </table:table-cell>
          <table:table-cell table:number-columns-repeated="2"/>
        </table:table-row>
        <table:table-row table:style-name="ro1">
          <table:table-cell office:value-type="float" office:value="0.54380589723587" calcext:value-type="float">
            <text:p>0.54380589723587</text:p>
          </table:table-cell>
          <table:table-cell table:number-columns-repeated="2"/>
        </table:table-row>
        <table:table-row table:style-name="ro1">
          <table:table-cell office:value-type="float" office:value="0.496607780456543" calcext:value-type="float">
            <text:p>0.496607780456543</text:p>
          </table:table-cell>
          <table:table-cell table:number-columns-repeated="2"/>
        </table:table-row>
        <table:table-row table:style-name="ro1">
          <table:table-cell office:value-type="float" office:value="0.503605604171753" calcext:value-type="float">
            <text:p>0.503605604171753</text:p>
          </table:table-cell>
          <table:table-cell table:number-columns-repeated="2"/>
        </table:table-row>
        <table:table-row table:style-name="ro1">
          <table:table-cell office:value-type="float" office:value="0.498667299747467" calcext:value-type="float">
            <text:p>0.498667299747467</text:p>
          </table:table-cell>
          <table:table-cell table:number-columns-repeated="2"/>
        </table:table-row>
        <table:table-row table:style-name="ro1">
          <table:table-cell office:value-type="float" office:value="0.493680953979492" calcext:value-type="float">
            <text:p>0.493680953979492</text:p>
          </table:table-cell>
          <table:table-cell table:number-columns-repeated="2"/>
        </table:table-row>
        <table:table-row table:style-name="ro1">
          <table:table-cell office:value-type="float" office:value="0.493347883224487" calcext:value-type="float">
            <text:p>0.493347883224487</text:p>
          </table:table-cell>
          <table:table-cell table:number-columns-repeated="2"/>
        </table:table-row>
        <table:table-row table:style-name="ro1">
          <table:table-cell office:value-type="float" office:value="0.270216166973114" calcext:value-type="float">
            <text:p>0.270216166973114</text:p>
          </table:table-cell>
          <table:table-cell table:number-columns-repeated="2"/>
        </table:table-row>
        <table:table-row table:style-name="ro1">
          <table:table-cell office:value-type="float" office:value="0.273006826639175" calcext:value-type="float">
            <text:p>0.273006826639175</text:p>
          </table:table-cell>
          <table:table-cell table:number-columns-repeated="2"/>
        </table:table-row>
        <table:table-row table:style-name="ro1">
          <table:table-cell office:value-type="float" office:value="0.273284107446671" calcext:value-type="float">
            <text:p>0.273284107446671</text:p>
          </table:table-cell>
          <table:table-cell table:number-columns-repeated="2"/>
        </table:table-row>
        <table:table-row table:style-name="ro1">
          <table:table-cell office:value-type="float" office:value="0.274499952793121" calcext:value-type="float">
            <text:p>0.274499952793121</text:p>
          </table:table-cell>
          <table:table-cell table:number-columns-repeated="2"/>
        </table:table-row>
        <table:table-row table:style-name="ro1">
          <table:table-cell office:value-type="float" office:value="0.262297600507736" calcext:value-type="float">
            <text:p>0.262297600507736</text:p>
          </table:table-cell>
          <table:table-cell table:number-columns-repeated="2"/>
        </table:table-row>
        <table:table-row table:style-name="ro1">
          <table:table-cell office:value-type="float" office:value="0.264132678508759" calcext:value-type="float">
            <text:p>0.264132678508759</text:p>
          </table:table-cell>
          <table:table-cell table:number-columns-repeated="2"/>
        </table:table-row>
        <table:table-row table:style-name="ro1">
          <table:table-cell office:value-type="float" office:value="0.262092471122742" calcext:value-type="float">
            <text:p>0.262092471122742</text:p>
          </table:table-cell>
          <table:table-cell table:number-columns-repeated="2"/>
        </table:table-row>
        <table:table-row table:style-name="ro1">
          <table:table-cell office:value-type="float" office:value="0.250379472970962" calcext:value-type="float">
            <text:p>0.250379472970962</text:p>
          </table:table-cell>
          <table:table-cell table:number-columns-repeated="2"/>
        </table:table-row>
        <table:table-row table:style-name="ro1">
          <table:table-cell office:value-type="float" office:value="0.251816749572754" calcext:value-type="float">
            <text:p>0.251816749572754</text:p>
          </table:table-cell>
          <table:table-cell table:number-columns-repeated="2"/>
        </table:table-row>
        <table:table-row table:style-name="ro1">
          <table:table-cell office:value-type="float" office:value="0.252414882183075" calcext:value-type="float">
            <text:p>0.252414882183075</text:p>
          </table:table-cell>
          <table:table-cell table:number-columns-repeated="2"/>
        </table:table-row>
        <table:table-row table:style-name="ro1">
          <table:table-cell office:value-type="float" office:value="0.250304281711578" calcext:value-type="float">
            <text:p>0.250304281711578</text:p>
          </table:table-cell>
          <table:table-cell table:number-columns-repeated="2"/>
        </table:table-row>
        <table:table-row table:style-name="ro1">
          <table:table-cell office:value-type="float" office:value="0.25079283118248" calcext:value-type="float">
            <text:p>0.25079283118248</text:p>
          </table:table-cell>
          <table:table-cell table:number-columns-repeated="2"/>
        </table:table-row>
        <table:table-row table:style-name="ro1">
          <table:table-cell office:value-type="float" office:value="0.251761376857758" calcext:value-type="float">
            <text:p>0.251761376857758</text:p>
          </table:table-cell>
          <table:table-cell table:number-columns-repeated="2"/>
        </table:table-row>
        <table:table-row table:style-name="ro1">
          <table:table-cell office:value-type="float" office:value="0.250988394021988" calcext:value-type="float">
            <text:p>0.250988394021988</text:p>
          </table:table-cell>
          <table:table-cell table:number-columns-repeated="2"/>
        </table:table-row>
        <table:table-row table:style-name="ro1">
          <table:table-cell office:value-type="float" office:value="0.259999513626099" calcext:value-type="float">
            <text:p>0.259999513626099</text:p>
          </table:table-cell>
          <table:table-cell table:number-columns-repeated="2"/>
        </table:table-row>
        <table:table-row table:style-name="ro1">
          <table:table-cell office:value-type="float" office:value="0.262191355228424" calcext:value-type="float">
            <text:p>0.262191355228424</text:p>
          </table:table-cell>
          <table:table-cell table:number-columns-repeated="2"/>
        </table:table-row>
        <table:table-row table:style-name="ro1">
          <table:table-cell office:value-type="float" office:value="0.267486870288849" calcext:value-type="float">
            <text:p>0.267486870288849</text:p>
          </table:table-cell>
          <table:table-cell table:number-columns-repeated="2"/>
        </table:table-row>
        <table:table-row table:style-name="ro1">
          <table:table-cell office:value-type="float" office:value="0.383011102676392" calcext:value-type="float">
            <text:p>0.383011102676392</text:p>
          </table:table-cell>
          <table:table-cell table:number-columns-repeated="2"/>
        </table:table-row>
        <table:table-row table:style-name="ro1">
          <table:table-cell office:value-type="float" office:value="0.390275597572327" calcext:value-type="float">
            <text:p>0.390275597572327</text:p>
          </table:table-cell>
          <table:table-cell table:number-columns-repeated="2"/>
        </table:table-row>
        <table:table-row table:style-name="ro1">
          <table:table-cell office:value-type="float" office:value="0.385060638189316" calcext:value-type="float">
            <text:p>0.385060638189316</text:p>
          </table:table-cell>
          <table:table-cell table:number-columns-repeated="2"/>
        </table:table-row>
        <table:table-row table:style-name="ro1">
          <table:table-cell office:value-type="float" office:value="0.387911379337311" calcext:value-type="float">
            <text:p>0.387911379337311</text:p>
          </table:table-cell>
          <table:table-cell table:number-columns-repeated="2"/>
        </table:table-row>
        <table:table-row table:style-name="ro1">
          <table:table-cell office:value-type="float" office:value="0.383777230978012" calcext:value-type="float">
            <text:p>0.383777230978012</text:p>
          </table:table-cell>
          <table:table-cell table:number-columns-repeated="2"/>
        </table:table-row>
        <table:table-row table:style-name="ro1">
          <table:table-cell office:value-type="float" office:value="0.384266018867493" calcext:value-type="float">
            <text:p>0.384266018867493</text:p>
          </table:table-cell>
          <table:table-cell table:number-columns-repeated="2"/>
        </table:table-row>
        <table:table-row table:style-name="ro1">
          <table:table-cell office:value-type="float" office:value="0.380213230848312" calcext:value-type="float">
            <text:p>0.380213230848312</text:p>
          </table:table-cell>
          <table:table-cell table:number-columns-repeated="2"/>
        </table:table-row>
        <table:table-row table:style-name="ro1">
          <table:table-cell office:value-type="float" office:value="0.391270160675049" calcext:value-type="float">
            <text:p>0.391270160675049</text:p>
          </table:table-cell>
          <table:table-cell table:number-columns-repeated="2"/>
        </table:table-row>
        <table:table-row table:style-name="ro1">
          <table:table-cell office:value-type="float" office:value="0.395832568407059" calcext:value-type="float">
            <text:p>0.395832568407059</text:p>
          </table:table-cell>
          <table:table-cell table:number-columns-repeated="2"/>
        </table:table-row>
        <table:table-row table:style-name="ro1">
          <table:table-cell office:value-type="float" office:value="0.399271726608276" calcext:value-type="float">
            <text:p>0.399271726608276</text:p>
          </table:table-cell>
          <table:table-cell table:number-columns-repeated="2"/>
        </table:table-row>
        <table:table-row table:style-name="ro1">
          <table:table-cell office:value-type="float" office:value="0.39746418595314" calcext:value-type="float">
            <text:p>0.39746418595314</text:p>
          </table:table-cell>
          <table:table-cell table:number-columns-repeated="2"/>
        </table:table-row>
        <table:table-row table:style-name="ro1">
          <table:table-cell office:value-type="float" office:value="0.395654320716858" calcext:value-type="float">
            <text:p>0.395654320716858</text:p>
          </table:table-cell>
          <table:table-cell table:number-columns-repeated="2"/>
        </table:table-row>
        <table:table-row table:style-name="ro1">
          <table:table-cell office:value-type="float" office:value="0.400527745485306" calcext:value-type="float">
            <text:p>0.400527745485306</text:p>
          </table:table-cell>
          <table:table-cell table:number-columns-repeated="2"/>
        </table:table-row>
        <table:table-row table:style-name="ro1">
          <table:table-cell office:value-type="float" office:value="0.39353996515274" calcext:value-type="float">
            <text:p>0.39353996515274</text:p>
          </table:table-cell>
          <table:table-cell table:number-columns-repeated="2"/>
        </table:table-row>
        <table:table-row table:style-name="ro1">
          <table:table-cell office:value-type="float" office:value="0.393839180469513" calcext:value-type="float">
            <text:p>0.393839180469513</text:p>
          </table:table-cell>
          <table:table-cell table:number-columns-repeated="2"/>
        </table:table-row>
        <table:table-row table:style-name="ro1">
          <table:table-cell office:value-type="float" office:value="0.37209078669548" calcext:value-type="float">
            <text:p>0.37209078669548</text:p>
          </table:table-cell>
          <table:table-cell table:number-columns-repeated="2"/>
        </table:table-row>
        <table:table-row table:style-name="ro1">
          <table:table-cell office:value-type="float" office:value="0.362967878580093" calcext:value-type="float">
            <text:p>0.362967878580093</text:p>
          </table:table-cell>
          <table:table-cell table:number-columns-repeated="2"/>
        </table:table-row>
        <table:table-row table:style-name="ro1">
          <table:table-cell office:value-type="float" office:value="0.356826186180115" calcext:value-type="float">
            <text:p>0.356826186180115</text:p>
          </table:table-cell>
          <table:table-cell table:number-columns-repeated="2"/>
        </table:table-row>
        <table:table-row table:style-name="ro1">
          <table:table-cell office:value-type="float" office:value="0.349924623966217" calcext:value-type="float">
            <text:p>0.349924623966217</text:p>
          </table:table-cell>
          <table:table-cell table:number-columns-repeated="2"/>
        </table:table-row>
        <table:table-row table:style-name="ro1">
          <table:table-cell office:value-type="float" office:value="0.344634979963303" calcext:value-type="float">
            <text:p>0.344634979963303</text:p>
          </table:table-cell>
          <table:table-cell table:number-columns-repeated="2"/>
        </table:table-row>
        <table:table-row table:style-name="ro1">
          <table:table-cell office:value-type="float" office:value="0.390652507543564" calcext:value-type="float">
            <text:p>0.390652507543564</text:p>
          </table:table-cell>
          <table:table-cell table:number-columns-repeated="2"/>
        </table:table-row>
        <table:table-row table:style-name="ro1">
          <table:table-cell office:value-type="float" office:value="0.394138842821121" calcext:value-type="float">
            <text:p>0.394138842821121</text:p>
          </table:table-cell>
          <table:table-cell table:number-columns-repeated="2"/>
        </table:table-row>
        <table:table-row table:style-name="ro1">
          <table:table-cell office:value-type="float" office:value="0.38848340511322" calcext:value-type="float">
            <text:p>0.38848340511322</text:p>
          </table:table-cell>
          <table:table-cell table:number-columns-repeated="2"/>
        </table:table-row>
        <table:table-row table:style-name="ro1">
          <table:table-cell office:value-type="float" office:value="0.377493739128113" calcext:value-type="float">
            <text:p>0.377493739128113</text:p>
          </table:table-cell>
          <table:table-cell table:number-columns-repeated="2"/>
        </table:table-row>
        <table:table-row table:style-name="ro1">
          <table:table-cell office:value-type="float" office:value="0.376460283994675" calcext:value-type="float">
            <text:p>0.376460283994675</text:p>
          </table:table-cell>
          <table:table-cell table:number-columns-repeated="2"/>
        </table:table-row>
        <table:table-row table:style-name="ro1">
          <table:table-cell office:value-type="float" office:value="0.378816425800323" calcext:value-type="float">
            <text:p>0.378816425800323</text:p>
          </table:table-cell>
          <table:table-cell table:number-columns-repeated="2"/>
        </table:table-row>
        <table:table-row table:style-name="ro1">
          <table:table-cell office:value-type="float" office:value="0.381220698356628" calcext:value-type="float">
            <text:p>0.381220698356628</text:p>
          </table:table-cell>
          <table:table-cell table:number-columns-repeated="2"/>
        </table:table-row>
        <table:table-row table:style-name="ro1">
          <table:table-cell office:value-type="float" office:value="0.372189879417419" calcext:value-type="float">
            <text:p>0.372189879417419</text:p>
          </table:table-cell>
          <table:table-cell table:number-columns-repeated="2"/>
        </table:table-row>
        <table:table-row table:style-name="ro1">
          <table:table-cell office:value-type="float" office:value="0.356793612241745" calcext:value-type="float">
            <text:p>0.356793612241745</text:p>
          </table:table-cell>
          <table:table-cell table:number-columns-repeated="2"/>
        </table:table-row>
        <table:table-row table:style-name="ro1">
          <table:table-cell office:value-type="float" office:value="0.355958878993988" calcext:value-type="float">
            <text:p>0.355958878993988</text:p>
          </table:table-cell>
          <table:table-cell table:number-columns-repeated="2"/>
        </table:table-row>
        <table:table-row table:style-name="ro1">
          <table:table-cell office:value-type="float" office:value="0.358787149190903" calcext:value-type="float">
            <text:p>0.358787149190903</text:p>
          </table:table-cell>
          <table:table-cell table:number-columns-repeated="2"/>
        </table:table-row>
        <table:table-row table:style-name="ro1">
          <table:table-cell office:value-type="float" office:value="0.355812728404999" calcext:value-type="float">
            <text:p>0.355812728404999</text:p>
          </table:table-cell>
          <table:table-cell table:number-columns-repeated="2"/>
        </table:table-row>
        <table:table-row table:style-name="ro1">
          <table:table-cell office:value-type="float" office:value="0.280781149864197" calcext:value-type="float">
            <text:p>0.280781149864197</text:p>
          </table:table-cell>
          <table:table-cell table:number-columns-repeated="2"/>
        </table:table-row>
        <table:table-row table:style-name="ro1">
          <table:table-cell office:value-type="float" office:value="0.289581626653671" calcext:value-type="float">
            <text:p>0.289581626653671</text:p>
          </table:table-cell>
          <table:table-cell table:number-columns-repeated="2"/>
        </table:table-row>
        <table:table-row table:style-name="ro1">
          <table:table-cell office:value-type="float" office:value="0.283303439617157" calcext:value-type="float">
            <text:p>0.283303439617157</text:p>
          </table:table-cell>
          <table:table-cell table:number-columns-repeated="2"/>
        </table:table-row>
        <table:table-row table:style-name="ro1">
          <table:table-cell office:value-type="float" office:value="0.399629056453705" calcext:value-type="float">
            <text:p>0.399629056453705</text:p>
          </table:table-cell>
          <table:table-cell table:number-columns-repeated="2"/>
        </table:table-row>
        <table:table-row table:style-name="ro1">
          <table:table-cell office:value-type="float" office:value="0.39569216966629" calcext:value-type="float">
            <text:p>0.39569216966629</text:p>
          </table:table-cell>
          <table:table-cell table:number-columns-repeated="2"/>
        </table:table-row>
        <table:table-row table:style-name="ro1">
          <table:table-cell office:value-type="float" office:value="0.254864186048508" calcext:value-type="float">
            <text:p>0.254864186048508</text:p>
          </table:table-cell>
          <table:table-cell table:number-columns-repeated="2"/>
        </table:table-row>
        <table:table-row table:style-name="ro1">
          <table:table-cell office:value-type="float" office:value="0.392819255590439" calcext:value-type="float">
            <text:p>0.392819255590439</text:p>
          </table:table-cell>
          <table:table-cell table:number-columns-repeated="2"/>
        </table:table-row>
        <table:table-row table:style-name="ro1">
          <table:table-cell office:value-type="float" office:value="0.257772892713547" calcext:value-type="float">
            <text:p>0.257772892713547</text:p>
          </table:table-cell>
          <table:table-cell table:number-columns-repeated="2"/>
        </table:table-row>
        <table:table-row table:style-name="ro1">
          <table:table-cell office:value-type="float" office:value="0.38732299208641" calcext:value-type="float">
            <text:p>0.38732299208641</text:p>
          </table:table-cell>
          <table:table-cell table:number-columns-repeated="2"/>
        </table:table-row>
        <table:table-row table:style-name="ro1">
          <table:table-cell office:value-type="float" office:value="0.251250267028809" calcext:value-type="float">
            <text:p>0.251250267028809</text:p>
          </table:table-cell>
          <table:table-cell table:number-columns-repeated="2"/>
        </table:table-row>
        <table:table-row table:style-name="ro1">
          <table:table-cell office:value-type="float" office:value="0.393719375133514" calcext:value-type="float">
            <text:p>0.393719375133514</text:p>
          </table:table-cell>
          <table:table-cell table:number-columns-repeated="2"/>
        </table:table-row>
        <table:table-row table:style-name="ro1">
          <table:table-cell office:value-type="float" office:value="0.252752423286438" calcext:value-type="float">
            <text:p>0.252752423286438</text:p>
          </table:table-cell>
          <table:table-cell table:number-columns-repeated="2"/>
        </table:table-row>
        <table:table-row table:style-name="ro1">
          <table:table-cell office:value-type="float" office:value="0.395917177200317" calcext:value-type="float">
            <text:p>0.395917177200317</text:p>
          </table:table-cell>
          <table:table-cell table:number-columns-repeated="2"/>
        </table:table-row>
        <table:table-row table:style-name="ro1">
          <table:table-cell office:value-type="float" office:value="0.252224087715149" calcext:value-type="float">
            <text:p>0.252224087715149</text:p>
          </table:table-cell>
          <table:table-cell table:number-columns-repeated="2"/>
        </table:table-row>
        <table:table-row table:style-name="ro1">
          <table:table-cell office:value-type="float" office:value="0.398272752761841" calcext:value-type="float">
            <text:p>0.398272752761841</text:p>
          </table:table-cell>
          <table:table-cell table:number-columns-repeated="2"/>
        </table:table-row>
        <table:table-row table:style-name="ro1">
          <table:table-cell office:value-type="float" office:value="0.393639743328094" calcext:value-type="float">
            <text:p>0.393639743328094</text:p>
          </table:table-cell>
          <table:table-cell table:number-columns-repeated="2"/>
        </table:table-row>
        <table:table-row table:style-name="ro1">
          <table:table-cell office:value-type="float" office:value="0.250340431928635" calcext:value-type="float">
            <text:p>0.250340431928635</text:p>
          </table:table-cell>
          <table:table-cell table:number-columns-repeated="2"/>
        </table:table-row>
        <table:table-row table:style-name="ro1">
          <table:table-cell office:value-type="float" office:value="0.393030911684036" calcext:value-type="float">
            <text:p>0.393030911684036</text:p>
          </table:table-cell>
          <table:table-cell table:number-columns-repeated="2"/>
        </table:table-row>
        <table:table-row table:style-name="ro1">
          <table:table-cell office:value-type="float" office:value="0.39444175362587" calcext:value-type="float">
            <text:p>0.39444175362587</text:p>
          </table:table-cell>
          <table:table-cell table:number-columns-repeated="2"/>
        </table:table-row>
        <table:table-row table:style-name="ro1">
          <table:table-cell office:value-type="float" office:value="0.25126525759697" calcext:value-type="float">
            <text:p>0.25126525759697</text:p>
          </table:table-cell>
          <table:table-cell table:number-columns-repeated="2"/>
        </table:table-row>
        <table:table-row table:style-name="ro1">
          <table:table-cell office:value-type="float" office:value="0.396229028701782" calcext:value-type="float">
            <text:p>0.396229028701782</text:p>
          </table:table-cell>
          <table:table-cell table:number-columns-repeated="2"/>
        </table:table-row>
        <table:table-row table:style-name="ro1">
          <table:table-cell office:value-type="float" office:value="0.389572203159332" calcext:value-type="float">
            <text:p>0.389572203159332</text:p>
          </table:table-cell>
          <table:table-cell table:number-columns-repeated="2"/>
        </table:table-row>
        <table:table-row table:style-name="ro1">
          <table:table-cell office:value-type="float" office:value="0.397894352674484" calcext:value-type="float">
            <text:p>0.397894352674484</text:p>
          </table:table-cell>
          <table:table-cell table:number-columns-repeated="2"/>
        </table:table-row>
        <table:table-row table:style-name="ro1">
          <table:table-cell office:value-type="float" office:value="0.393215715885162" calcext:value-type="float">
            <text:p>0.393215715885162</text:p>
          </table:table-cell>
          <table:table-cell table:number-columns-repeated="2"/>
        </table:table-row>
        <table:table-row table:style-name="ro1">
          <table:table-cell office:value-type="float" office:value="0.411531329154968" calcext:value-type="float">
            <text:p>0.411531329154968</text:p>
          </table:table-cell>
          <table:table-cell table:number-columns-repeated="2"/>
        </table:table-row>
        <table:table-row table:style-name="ro1">
          <table:table-cell office:value-type="float" office:value="0.414427936077118" calcext:value-type="float">
            <text:p>0.414427936077118</text:p>
          </table:table-cell>
          <table:table-cell table:number-columns-repeated="2"/>
        </table:table-row>
        <table:table-row table:style-name="ro1">
          <table:table-cell office:value-type="float" office:value="0.421343147754669" calcext:value-type="float">
            <text:p>0.421343147754669</text:p>
          </table:table-cell>
          <table:table-cell table:number-columns-repeated="2"/>
        </table:table-row>
        <table:table-row table:style-name="ro1">
          <table:table-cell office:value-type="float" office:value="0.43158832192421" calcext:value-type="float">
            <text:p>0.43158832192421</text:p>
          </table:table-cell>
          <table:table-cell table:number-columns-repeated="2"/>
        </table:table-row>
        <table:table-row table:style-name="ro1">
          <table:table-cell office:value-type="float" office:value="0.431813448667526" calcext:value-type="float">
            <text:p>0.431813448667526</text:p>
          </table:table-cell>
          <table:table-cell table:number-columns-repeated="2"/>
        </table:table-row>
        <table:table-row table:style-name="ro1">
          <table:table-cell office:value-type="float" office:value="0.437059968709946" calcext:value-type="float">
            <text:p>0.437059968709946</text:p>
          </table:table-cell>
          <table:table-cell table:number-columns-repeated="2"/>
        </table:table-row>
        <table:table-row table:style-name="ro1">
          <table:table-cell office:value-type="float" office:value="0.43997323513031" calcext:value-type="float">
            <text:p>0.43997323513031</text:p>
          </table:table-cell>
          <table:table-cell table:number-columns-repeated="2"/>
        </table:table-row>
        <table:table-row table:style-name="ro1">
          <table:table-cell office:value-type="float" office:value="0.429281771183014" calcext:value-type="float">
            <text:p>0.429281771183014</text:p>
          </table:table-cell>
          <table:table-cell table:number-columns-repeated="2"/>
        </table:table-row>
        <table:table-row table:style-name="ro1">
          <table:table-cell office:value-type="float" office:value="0.455721884965897" calcext:value-type="float">
            <text:p>0.455721884965897</text:p>
          </table:table-cell>
          <table:table-cell table:number-columns-repeated="2"/>
        </table:table-row>
        <table:table-row table:style-name="ro1">
          <table:table-cell office:value-type="float" office:value="0.4540975689888" calcext:value-type="float">
            <text:p>0.4540975689888</text:p>
          </table:table-cell>
          <table:table-cell table:number-columns-repeated="2"/>
        </table:table-row>
        <table:table-row table:style-name="ro1">
          <table:table-cell office:value-type="float" office:value="0.40543794631958" calcext:value-type="float">
            <text:p>0.40543794631958</text:p>
          </table:table-cell>
          <table:table-cell table:number-columns-repeated="2"/>
        </table:table-row>
        <table:table-row table:style-name="ro1">
          <table:table-cell office:value-type="float" office:value="0.383983165025711" calcext:value-type="float">
            <text:p>0.383983165025711</text:p>
          </table:table-cell>
          <table:table-cell table:number-columns-repeated="2"/>
        </table:table-row>
        <table:table-row table:style-name="ro1">
          <table:table-cell office:value-type="float" office:value="0.386717200279236" calcext:value-type="float">
            <text:p>0.386717200279236</text:p>
          </table:table-cell>
          <table:table-cell table:number-columns-repeated="2"/>
        </table:table-row>
        <table:table-row table:style-name="ro1">
          <table:table-cell office:value-type="float" office:value="0.381679832935333" calcext:value-type="float">
            <text:p>0.381679832935333</text:p>
          </table:table-cell>
          <table:table-cell table:number-columns-repeated="2"/>
        </table:table-row>
        <table:table-row table:style-name="ro1">
          <table:table-cell office:value-type="float" office:value="0.382798671722412" calcext:value-type="float">
            <text:p>0.382798671722412</text:p>
          </table:table-cell>
          <table:table-cell table:number-columns-repeated="2"/>
        </table:table-row>
        <table:table-row table:style-name="ro1">
          <table:table-cell office:value-type="float" office:value="0.543744802474976" calcext:value-type="float">
            <text:p>0.543744802474976</text:p>
          </table:table-cell>
          <table:table-cell table:number-columns-repeated="2"/>
        </table:table-row>
        <table:table-row table:style-name="ro1">
          <table:table-cell office:value-type="float" office:value="0.52992171049118" calcext:value-type="float">
            <text:p>0.52992171049118</text:p>
          </table:table-cell>
          <table:table-cell table:number-columns-repeated="2"/>
        </table:table-row>
        <table:table-row table:style-name="ro1">
          <table:table-cell office:value-type="float" office:value="0.529212236404419" calcext:value-type="float">
            <text:p>0.529212236404419</text:p>
          </table:table-cell>
          <table:table-cell table:number-columns-repeated="2"/>
        </table:table-row>
        <table:table-row table:style-name="ro1">
          <table:table-cell office:value-type="float" office:value="0.48352438211441" calcext:value-type="float">
            <text:p>0.48352438211441</text:p>
          </table:table-cell>
          <table:table-cell table:number-columns-repeated="2"/>
        </table:table-row>
        <table:table-row table:style-name="ro1">
          <table:table-cell office:value-type="float" office:value="0.462590306997299" calcext:value-type="float">
            <text:p>0.462590306997299</text:p>
          </table:table-cell>
          <table:table-cell table:number-columns-repeated="2"/>
        </table:table-row>
        <table:table-row table:style-name="ro1">
          <table:table-cell office:value-type="float" office:value="0.451952993869782" calcext:value-type="float">
            <text:p>0.451952993869782</text:p>
          </table:table-cell>
          <table:table-cell table:number-columns-repeated="2"/>
        </table:table-row>
        <table:table-row table:style-name="ro1">
          <table:table-cell office:value-type="float" office:value="0.464254319667816" calcext:value-type="float">
            <text:p>0.464254319667816</text:p>
          </table:table-cell>
          <table:table-cell table:number-columns-repeated="2"/>
        </table:table-row>
        <table:table-row table:style-name="ro1">
          <table:table-cell office:value-type="float" office:value="0.255439102649689" calcext:value-type="float">
            <text:p>0.255439102649689</text:p>
          </table:table-cell>
          <table:table-cell table:number-columns-repeated="2"/>
        </table:table-row>
        <table:table-row table:style-name="ro1">
          <table:table-cell office:value-type="float" office:value="0.295650452375412" calcext:value-type="float">
            <text:p>0.295650452375412</text:p>
          </table:table-cell>
          <table:table-cell table:number-columns-repeated="2"/>
        </table:table-row>
        <table:table-row table:style-name="ro1">
          <table:table-cell office:value-type="float" office:value="0.254808723926544" calcext:value-type="float">
            <text:p>0.254808723926544</text:p>
          </table:table-cell>
          <table:table-cell table:number-columns-repeated="2"/>
        </table:table-row>
        <table:table-row table:style-name="ro1">
          <table:table-cell office:value-type="float" office:value="0.285518437623978" calcext:value-type="float">
            <text:p>0.285518437623978</text:p>
          </table:table-cell>
          <table:table-cell table:number-columns-repeated="2"/>
        </table:table-row>
        <table:table-row table:style-name="ro1">
          <table:table-cell office:value-type="float" office:value="0.252711236476898" calcext:value-type="float">
            <text:p>0.252711236476898</text:p>
          </table:table-cell>
          <table:table-cell table:number-columns-repeated="2"/>
        </table:table-row>
        <table:table-row table:style-name="ro1">
          <table:table-cell office:value-type="float" office:value="0.252785056829453" calcext:value-type="float">
            <text:p>0.252785056829453</text:p>
          </table:table-cell>
          <table:table-cell table:number-columns-repeated="2"/>
        </table:table-row>
        <table:table-row table:style-name="ro1">
          <table:table-cell office:value-type="float" office:value="0.253689646720886" calcext:value-type="float">
            <text:p>0.253689646720886</text:p>
          </table:table-cell>
          <table:table-cell table:number-columns-repeated="2"/>
        </table:table-row>
        <table:table-row table:style-name="ro1">
          <table:table-cell office:value-type="float" office:value="0.254270315170288" calcext:value-type="float">
            <text:p>0.254270315170288</text:p>
          </table:table-cell>
          <table:table-cell table:number-columns-repeated="2"/>
        </table:table-row>
        <table:table-row table:style-name="ro1">
          <table:table-cell office:value-type="float" office:value="0.254584133625031" calcext:value-type="float">
            <text:p>0.254584133625031</text:p>
          </table:table-cell>
          <table:table-cell table:number-columns-repeated="2"/>
        </table:table-row>
        <table:table-row table:style-name="ro1">
          <table:table-cell office:value-type="float" office:value="0.274355471134186" calcext:value-type="float">
            <text:p>0.274355471134186</text:p>
          </table:table-cell>
          <table:table-cell table:number-columns-repeated="2"/>
        </table:table-row>
        <table:table-row table:style-name="ro1">
          <table:table-cell office:value-type="float" office:value="0.311677396297455" calcext:value-type="float">
            <text:p>0.311677396297455</text:p>
          </table:table-cell>
          <table:table-cell table:number-columns-repeated="2"/>
        </table:table-row>
        <table:table-row table:style-name="ro1">
          <table:table-cell office:value-type="float" office:value="0.275454163551331" calcext:value-type="float">
            <text:p>0.275454163551331</text:p>
          </table:table-cell>
          <table:table-cell table:number-columns-repeated="2"/>
        </table:table-row>
        <table:table-row table:style-name="ro1">
          <table:table-cell office:value-type="float" office:value="0.328192323446274" calcext:value-type="float">
            <text:p>0.328192323446274</text:p>
          </table:table-cell>
          <table:table-cell table:number-columns-repeated="2"/>
        </table:table-row>
        <table:table-row table:style-name="ro1">
          <table:table-cell office:value-type="float" office:value="0.273667335510254" calcext:value-type="float">
            <text:p>0.273667335510254</text:p>
          </table:table-cell>
          <table:table-cell table:number-columns-repeated="2"/>
        </table:table-row>
        <table:table-row table:style-name="ro1">
          <table:table-cell office:value-type="float" office:value="0.337533533573151" calcext:value-type="float">
            <text:p>0.337533533573151</text:p>
          </table:table-cell>
          <table:table-cell table:number-columns-repeated="2"/>
        </table:table-row>
        <table:table-row table:style-name="ro1">
          <table:table-cell office:value-type="float" office:value="0.270102351903915" calcext:value-type="float">
            <text:p>0.270102351903915</text:p>
          </table:table-cell>
          <table:table-cell table:number-columns-repeated="2"/>
        </table:table-row>
        <table:table-row table:style-name="ro1">
          <table:table-cell office:value-type="float" office:value="0.320214301347733" calcext:value-type="float">
            <text:p>0.320214301347733</text:p>
          </table:table-cell>
          <table:table-cell table:number-columns-repeated="2"/>
        </table:table-row>
        <table:table-row table:style-name="ro1">
          <table:table-cell office:value-type="float" office:value="0.273145318031311" calcext:value-type="float">
            <text:p>0.273145318031311</text:p>
          </table:table-cell>
          <table:table-cell table:number-columns-repeated="2"/>
        </table:table-row>
        <table:table-row table:style-name="ro1">
          <table:table-cell office:value-type="float" office:value="0.306406438350677" calcext:value-type="float">
            <text:p>0.306406438350677</text:p>
          </table:table-cell>
          <table:table-cell table:number-columns-repeated="2"/>
        </table:table-row>
        <table:table-row table:style-name="ro1">
          <table:table-cell office:value-type="float" office:value="0.301314979791641" calcext:value-type="float">
            <text:p>0.301314979791641</text:p>
          </table:table-cell>
          <table:table-cell table:number-columns-repeated="2"/>
        </table:table-row>
        <table:table-row table:style-name="ro1">
          <table:table-cell office:value-type="float" office:value="0.317920476198196" calcext:value-type="float">
            <text:p>0.317920476198196</text:p>
          </table:table-cell>
          <table:table-cell table:number-columns-repeated="2"/>
        </table:table-row>
        <table:table-row table:style-name="ro1">
          <table:table-cell office:value-type="float" office:value="0.285580217838287" calcext:value-type="float">
            <text:p>0.285580217838287</text:p>
          </table:table-cell>
          <table:table-cell table:number-columns-repeated="2"/>
        </table:table-row>
        <table:table-row table:style-name="ro1">
          <table:table-cell office:value-type="float" office:value="0.325797230005264" calcext:value-type="float">
            <text:p>0.325797230005264</text:p>
          </table:table-cell>
          <table:table-cell table:number-columns-repeated="2"/>
        </table:table-row>
        <table:table-row table:style-name="ro1">
          <table:table-cell office:value-type="float" office:value="0.277842104434967" calcext:value-type="float">
            <text:p>0.277842104434967</text:p>
          </table:table-cell>
          <table:table-cell table:number-columns-repeated="2"/>
        </table:table-row>
        <table:table-row table:style-name="ro1">
          <table:table-cell office:value-type="float" office:value="0.33344292640686" calcext:value-type="float">
            <text:p>0.33344292640686</text:p>
          </table:table-cell>
          <table:table-cell table:number-columns-repeated="2"/>
        </table:table-row>
        <table:table-row table:style-name="ro1">
          <table:table-cell office:value-type="float" office:value="0.276218682527542" calcext:value-type="float">
            <text:p>0.276218682527542</text:p>
          </table:table-cell>
          <table:table-cell table:number-columns-repeated="2"/>
        </table:table-row>
        <table:table-row table:style-name="ro1">
          <table:table-cell office:value-type="float" office:value="0.330732554197311" calcext:value-type="float">
            <text:p>0.330732554197311</text:p>
          </table:table-cell>
          <table:table-cell table:number-columns-repeated="2"/>
        </table:table-row>
        <table:table-row table:style-name="ro1">
          <table:table-cell office:value-type="float" office:value="0.272470742464066" calcext:value-type="float">
            <text:p>0.272470742464066</text:p>
          </table:table-cell>
          <table:table-cell table:number-columns-repeated="2"/>
        </table:table-row>
        <table:table-row table:style-name="ro1">
          <table:table-cell office:value-type="float" office:value="0.333401739597321" calcext:value-type="float">
            <text:p>0.333401739597321</text:p>
          </table:table-cell>
          <table:table-cell table:number-columns-repeated="2"/>
        </table:table-row>
        <table:table-row table:style-name="ro1">
          <table:table-cell office:value-type="float" office:value="0.275528073310852" calcext:value-type="float">
            <text:p>0.275528073310852</text:p>
          </table:table-cell>
          <table:table-cell table:number-columns-repeated="2"/>
        </table:table-row>
        <table:table-row table:style-name="ro1">
          <table:table-cell office:value-type="float" office:value="0.330674469470978" calcext:value-type="float">
            <text:p>0.330674469470978</text:p>
          </table:table-cell>
          <table:table-cell table:number-columns-repeated="2"/>
        </table:table-row>
        <table:table-row table:style-name="ro1">
          <table:table-cell office:value-type="float" office:value="0.278691351413727" calcext:value-type="float">
            <text:p>0.278691351413727</text:p>
          </table:table-cell>
          <table:table-cell table:number-columns-repeated="2"/>
        </table:table-row>
        <table:table-row table:style-name="ro1">
          <table:table-cell office:value-type="float" office:value="0.363856077194214" calcext:value-type="float">
            <text:p>0.363856077194214</text:p>
          </table:table-cell>
          <table:table-cell table:number-columns-repeated="2"/>
        </table:table-row>
        <table:table-row table:style-name="ro1">
          <table:table-cell office:value-type="float" office:value="0.274225920438766" calcext:value-type="float">
            <text:p>0.274225920438766</text:p>
          </table:table-cell>
          <table:table-cell table:number-columns-repeated="2"/>
        </table:table-row>
        <table:table-row table:style-name="ro1">
          <table:table-cell office:value-type="float" office:value="0.359087467193604" calcext:value-type="float">
            <text:p>0.359087467193604</text:p>
          </table:table-cell>
          <table:table-cell table:number-columns-repeated="2"/>
        </table:table-row>
        <table:table-row table:style-name="ro1">
          <table:table-cell office:value-type="float" office:value="0.276601314544678" calcext:value-type="float">
            <text:p>0.276601314544678</text:p>
          </table:table-cell>
          <table:table-cell table:number-columns-repeated="2"/>
        </table:table-row>
        <table:table-row table:style-name="ro1">
          <table:table-cell office:value-type="float" office:value="0.362889498472214" calcext:value-type="float">
            <text:p>0.362889498472214</text:p>
          </table:table-cell>
          <table:table-cell table:number-columns-repeated="2"/>
        </table:table-row>
        <table:table-row table:style-name="ro1">
          <table:table-cell office:value-type="float" office:value="0.277542591094971" calcext:value-type="float">
            <text:p>0.277542591094971</text:p>
          </table:table-cell>
          <table:table-cell table:number-columns-repeated="2"/>
        </table:table-row>
        <table:table-row table:style-name="ro1">
          <table:table-cell office:value-type="float" office:value="0.362790107727051" calcext:value-type="float">
            <text:p>0.362790107727051</text:p>
          </table:table-cell>
          <table:table-cell table:number-columns-repeated="2"/>
        </table:table-row>
        <table:table-row table:style-name="ro1">
          <table:table-cell office:value-type="float" office:value="0.281576156616211" calcext:value-type="float">
            <text:p>0.281576156616211</text:p>
          </table:table-cell>
          <table:table-cell table:number-columns-repeated="2"/>
        </table:table-row>
        <table:table-row table:style-name="ro1">
          <table:table-cell office:value-type="float" office:value="0.364014178514481" calcext:value-type="float">
            <text:p>0.364014178514481</text:p>
          </table:table-cell>
          <table:table-cell table:number-columns-repeated="2"/>
        </table:table-row>
        <table:table-row table:style-name="ro1">
          <table:table-cell office:value-type="float" office:value="0.279449671506882" calcext:value-type="float">
            <text:p>0.279449671506882</text:p>
          </table:table-cell>
          <table:table-cell table:number-columns-repeated="2"/>
        </table:table-row>
        <table:table-row table:style-name="ro1">
          <table:table-cell office:value-type="float" office:value="0.363103836774826" calcext:value-type="float">
            <text:p>0.363103836774826</text:p>
          </table:table-cell>
          <table:table-cell table:number-columns-repeated="2"/>
        </table:table-row>
        <table:table-row table:style-name="ro1">
          <table:table-cell office:value-type="float" office:value="0.278347939252853" calcext:value-type="float">
            <text:p>0.278347939252853</text:p>
          </table:table-cell>
          <table:table-cell table:number-columns-repeated="2"/>
        </table:table-row>
        <table:table-row table:style-name="ro1">
          <table:table-cell office:value-type="float" office:value="0.363834679126739" calcext:value-type="float">
            <text:p>0.363834679126739</text:p>
          </table:table-cell>
          <table:table-cell table:number-columns-repeated="2"/>
        </table:table-row>
        <table:table-row table:style-name="ro1">
          <table:table-cell office:value-type="float" office:value="0.278629720211029" calcext:value-type="float">
            <text:p>0.278629720211029</text:p>
          </table:table-cell>
          <table:table-cell table:number-columns-repeated="2"/>
        </table:table-row>
        <table:table-row table:style-name="ro1">
          <table:table-cell office:value-type="float" office:value="0.361792266368866" calcext:value-type="float">
            <text:p>0.361792266368866</text:p>
          </table:table-cell>
          <table:table-cell table:number-columns-repeated="2"/>
        </table:table-row>
        <table:table-row table:style-name="ro1">
          <table:table-cell office:value-type="float" office:value="0.273379176855087" calcext:value-type="float">
            <text:p>0.273379176855087</text:p>
          </table:table-cell>
          <table:table-cell table:number-columns-repeated="2"/>
        </table:table-row>
        <table:table-row table:style-name="ro1">
          <table:table-cell office:value-type="float" office:value="0.335694581270218" calcext:value-type="float">
            <text:p>0.335694581270218</text:p>
          </table:table-cell>
          <table:table-cell table:number-columns-repeated="2"/>
        </table:table-row>
        <table:table-row table:style-name="ro1">
          <table:table-cell office:value-type="float" office:value="0.274179220199585" calcext:value-type="float">
            <text:p>0.274179220199585</text:p>
          </table:table-cell>
          <table:table-cell table:number-columns-repeated="2"/>
        </table:table-row>
        <table:table-row table:style-name="ro1">
          <table:table-cell office:value-type="float" office:value="0.333398580551147" calcext:value-type="float">
            <text:p>0.333398580551147</text:p>
          </table:table-cell>
          <table:table-cell table:number-columns-repeated="2"/>
        </table:table-row>
        <table:table-row table:style-name="ro1">
          <table:table-cell office:value-type="float" office:value="0.27610382437706" calcext:value-type="float">
            <text:p>0.27610382437706</text:p>
          </table:table-cell>
          <table:table-cell table:number-columns-repeated="2"/>
        </table:table-row>
        <table:table-row table:style-name="ro1">
          <table:table-cell office:value-type="float" office:value="0.322484821081161" calcext:value-type="float">
            <text:p>0.322484821081161</text:p>
          </table:table-cell>
          <table:table-cell table:number-columns-repeated="2"/>
        </table:table-row>
        <table:table-row table:style-name="ro1">
          <table:table-cell office:value-type="float" office:value="0.276608228683472" calcext:value-type="float">
            <text:p>0.276608228683472</text:p>
          </table:table-cell>
          <table:table-cell table:number-columns-repeated="2"/>
        </table:table-row>
        <table:table-row table:style-name="ro1">
          <table:table-cell office:value-type="float" office:value="0.324613302946091" calcext:value-type="float">
            <text:p>0.324613302946091</text:p>
          </table:table-cell>
          <table:table-cell table:number-columns-repeated="2"/>
        </table:table-row>
        <table:table-row table:style-name="ro1">
          <table:table-cell office:value-type="float" office:value="0.279347777366638" calcext:value-type="float">
            <text:p>0.279347777366638</text:p>
          </table:table-cell>
          <table:table-cell table:number-columns-repeated="2"/>
        </table:table-row>
        <table:table-row table:style-name="ro1">
          <table:table-cell office:value-type="float" office:value="0.355112999677658" calcext:value-type="float">
            <text:p>0.355112999677658</text:p>
          </table:table-cell>
          <table:table-cell table:number-columns-repeated="2"/>
        </table:table-row>
        <table:table-row table:style-name="ro1">
          <table:table-cell office:value-type="float" office:value="0.275297611951828" calcext:value-type="float">
            <text:p>0.275297611951828</text:p>
          </table:table-cell>
          <table:table-cell table:number-columns-repeated="2"/>
        </table:table-row>
        <table:table-row table:style-name="ro1">
          <table:table-cell office:value-type="float" office:value="0.350992262363434" calcext:value-type="float">
            <text:p>0.350992262363434</text:p>
          </table:table-cell>
          <table:table-cell table:number-columns-repeated="2"/>
        </table:table-row>
        <table:table-row table:style-name="ro1">
          <table:table-cell office:value-type="float" office:value="0.276634901762009" calcext:value-type="float">
            <text:p>0.276634901762009</text:p>
          </table:table-cell>
          <table:table-cell table:number-columns-repeated="2"/>
        </table:table-row>
        <table:table-row table:style-name="ro1">
          <table:table-cell office:value-type="float" office:value="0.356245398521423" calcext:value-type="float">
            <text:p>0.356245398521423</text:p>
          </table:table-cell>
          <table:table-cell table:number-columns-repeated="2"/>
        </table:table-row>
        <table:table-row table:style-name="ro1">
          <table:table-cell office:value-type="float" office:value="0.274617373943329" calcext:value-type="float">
            <text:p>0.274617373943329</text:p>
          </table:table-cell>
          <table:table-cell table:number-columns-repeated="2"/>
        </table:table-row>
        <table:table-row table:style-name="ro1">
          <table:table-cell office:value-type="float" office:value="0.359638214111328" calcext:value-type="float">
            <text:p>0.359638214111328</text:p>
          </table:table-cell>
          <table:table-cell table:number-columns-repeated="2"/>
        </table:table-row>
        <table:table-row table:style-name="ro1">
          <table:table-cell office:value-type="float" office:value="0.271201252937317" calcext:value-type="float">
            <text:p>0.271201252937317</text:p>
          </table:table-cell>
          <table:table-cell table:number-columns-repeated="2"/>
        </table:table-row>
        <table:table-row table:style-name="ro1">
          <table:table-cell office:value-type="float" office:value="0.367630362510681" calcext:value-type="float">
            <text:p>0.367630362510681</text:p>
          </table:table-cell>
          <table:table-cell table:number-columns-repeated="2"/>
        </table:table-row>
        <table:table-row table:style-name="ro1">
          <table:table-cell office:value-type="float" office:value="0.272601842880249" calcext:value-type="float">
            <text:p>0.272601842880249</text:p>
          </table:table-cell>
          <table:table-cell table:number-columns-repeated="2"/>
        </table:table-row>
        <table:table-row table:style-name="ro1">
          <table:table-cell office:value-type="float" office:value="0.370893061161041" calcext:value-type="float">
            <text:p>0.370893061161041</text:p>
          </table:table-cell>
          <table:table-cell table:number-columns-repeated="2"/>
        </table:table-row>
        <table:table-row table:style-name="ro1">
          <table:table-cell office:value-type="float" office:value="0.27291214466095" calcext:value-type="float">
            <text:p>0.27291214466095</text:p>
          </table:table-cell>
          <table:table-cell table:number-columns-repeated="2"/>
        </table:table-row>
        <table:table-row table:style-name="ro1">
          <table:table-cell office:value-type="float" office:value="0.369147628545761" calcext:value-type="float">
            <text:p>0.369147628545761</text:p>
          </table:table-cell>
          <table:table-cell table:number-columns-repeated="2"/>
        </table:table-row>
        <table:table-row table:style-name="ro1">
          <table:table-cell office:value-type="float" office:value="0.273235648870468" calcext:value-type="float">
            <text:p>0.273235648870468</text:p>
          </table:table-cell>
          <table:table-cell table:number-columns-repeated="2"/>
        </table:table-row>
        <table:table-row table:style-name="ro1">
          <table:table-cell office:value-type="float" office:value="0.366954207420349" calcext:value-type="float">
            <text:p>0.366954207420349</text:p>
          </table:table-cell>
          <table:table-cell table:number-columns-repeated="2"/>
        </table:table-row>
        <table:table-row table:style-name="ro1">
          <table:table-cell office:value-type="float" office:value="0.27237343788147" calcext:value-type="float">
            <text:p>0.27237343788147</text:p>
          </table:table-cell>
          <table:table-cell table:number-columns-repeated="2"/>
        </table:table-row>
        <table:table-row table:style-name="ro1">
          <table:table-cell office:value-type="float" office:value="0.367354363203049" calcext:value-type="float">
            <text:p>0.367354363203049</text:p>
          </table:table-cell>
          <table:table-cell table:number-columns-repeated="2"/>
        </table:table-row>
        <table:table-row table:style-name="ro1">
          <table:table-cell office:value-type="float" office:value="0.316264390945435" calcext:value-type="float">
            <text:p>0.316264390945435</text:p>
          </table:table-cell>
          <table:table-cell table:number-columns-repeated="2"/>
        </table:table-row>
        <table:table-row table:style-name="ro1">
          <table:table-cell office:value-type="float" office:value="0.350021690130234" calcext:value-type="float">
            <text:p>0.350021690130234</text:p>
          </table:table-cell>
          <table:table-cell table:number-columns-repeated="2"/>
        </table:table-row>
        <table:table-row table:style-name="ro1">
          <table:table-cell office:value-type="float" office:value="0.319838941097259" calcext:value-type="float">
            <text:p>0.319838941097259</text:p>
          </table:table-cell>
          <table:table-cell table:number-columns-repeated="2"/>
        </table:table-row>
        <table:table-row table:style-name="ro1">
          <table:table-cell office:value-type="float" office:value="0.343401223421097" calcext:value-type="float">
            <text:p>0.343401223421097</text:p>
          </table:table-cell>
          <table:table-cell table:number-columns-repeated="2"/>
        </table:table-row>
        <table:table-row table:style-name="ro1">
          <table:table-cell office:value-type="float" office:value="0.314438670873642" calcext:value-type="float">
            <text:p>0.314438670873642</text:p>
          </table:table-cell>
          <table:table-cell table:number-columns-repeated="2"/>
        </table:table-row>
        <table:table-row table:style-name="ro1">
          <table:table-cell office:value-type="float" office:value="0.342750728130341" calcext:value-type="float">
            <text:p>0.342750728130341</text:p>
          </table:table-cell>
          <table:table-cell table:number-columns-repeated="2"/>
        </table:table-row>
        <table:table-row table:style-name="ro1">
          <table:table-cell office:value-type="float" office:value="0.278363525867462" calcext:value-type="float">
            <text:p>0.278363525867462</text:p>
          </table:table-cell>
          <table:table-cell table:number-columns-repeated="2"/>
        </table:table-row>
        <table:table-row table:style-name="ro1">
          <table:table-cell office:value-type="float" office:value="0.275505036115646" calcext:value-type="float">
            <text:p>0.275505036115646</text:p>
          </table:table-cell>
          <table:table-cell table:number-columns-repeated="2"/>
        </table:table-row>
        <table:table-row table:style-name="ro1">
          <table:table-cell office:value-type="float" office:value="0.272249042987823" calcext:value-type="float">
            <text:p>0.272249042987823</text:p>
          </table:table-cell>
          <table:table-cell table:number-columns-repeated="2"/>
        </table:table-row>
        <table:table-row table:style-name="ro1">
          <table:table-cell office:value-type="float" office:value="0.274280220270157" calcext:value-type="float">
            <text:p>0.274280220270157</text:p>
          </table:table-cell>
          <table:table-cell table:number-columns-repeated="2"/>
        </table:table-row>
        <table:table-row table:style-name="ro1">
          <table:table-cell office:value-type="float" office:value="0.274000018835068" calcext:value-type="float">
            <text:p>0.274000018835068</text:p>
          </table:table-cell>
          <table:table-cell table:number-columns-repeated="2"/>
        </table:table-row>
        <table:table-row table:style-name="ro1">
          <table:table-cell office:value-type="float" office:value="0.27273228764534" calcext:value-type="float">
            <text:p>0.27273228764534</text:p>
          </table:table-cell>
          <table:table-cell table:number-columns-repeated="2"/>
        </table:table-row>
        <table:table-row table:style-name="ro1">
          <table:table-cell office:value-type="float" office:value="0.273190140724182" calcext:value-type="float">
            <text:p>0.273190140724182</text:p>
          </table:table-cell>
          <table:table-cell table:number-columns-repeated="2"/>
        </table:table-row>
        <table:table-row table:style-name="ro1">
          <table:table-cell office:value-type="float" office:value="0.271864950656891" calcext:value-type="float">
            <text:p>0.271864950656891</text:p>
          </table:table-cell>
          <table:table-cell table:number-columns-repeated="2"/>
        </table:table-row>
        <table:table-row table:style-name="ro1">
          <table:table-cell office:value-type="float" office:value="0.273388594388962" calcext:value-type="float">
            <text:p>0.273388594388962</text:p>
          </table:table-cell>
          <table:table-cell table:number-columns-repeated="2"/>
        </table:table-row>
        <table:table-row table:style-name="ro1">
          <table:table-cell office:value-type="float" office:value="0.272709399461746" calcext:value-type="float">
            <text:p>0.272709399461746</text:p>
          </table:table-cell>
          <table:table-cell table:number-columns-repeated="2"/>
        </table:table-row>
        <table:table-row table:style-name="ro1">
          <table:table-cell office:value-type="float" office:value="0.268853187561035" calcext:value-type="float">
            <text:p>0.268853187561035</text:p>
          </table:table-cell>
          <table:table-cell table:number-columns-repeated="2"/>
        </table:table-row>
        <table:table-row table:style-name="ro1">
          <table:table-cell office:value-type="float" office:value="0.269811034202576" calcext:value-type="float">
            <text:p>0.269811034202576</text:p>
          </table:table-cell>
          <table:table-cell table:number-columns-repeated="2"/>
        </table:table-row>
        <table:table-row table:style-name="ro1">
          <table:table-cell office:value-type="float" office:value="0.267465531826019" calcext:value-type="float">
            <text:p>0.267465531826019</text:p>
          </table:table-cell>
          <table:table-cell table:number-columns-repeated="2"/>
        </table:table-row>
        <table:table-row table:style-name="ro1">
          <table:table-cell office:value-type="float" office:value="0.267182290554047" calcext:value-type="float">
            <text:p>0.267182290554047</text:p>
          </table:table-cell>
          <table:table-cell table:number-columns-repeated="2"/>
        </table:table-row>
        <table:table-row table:style-name="ro1">
          <table:table-cell office:value-type="float" office:value="0.267628520727158" calcext:value-type="float">
            <text:p>0.267628520727158</text:p>
          </table:table-cell>
          <table:table-cell table:number-columns-repeated="2"/>
        </table:table-row>
        <table:table-row table:style-name="ro1">
          <table:table-cell office:value-type="float" office:value="0.268416315317154" calcext:value-type="float">
            <text:p>0.268416315317154</text:p>
          </table:table-cell>
          <table:table-cell table:number-columns-repeated="2"/>
        </table:table-row>
        <table:table-row table:style-name="ro1">
          <table:table-cell office:value-type="float" office:value="0.268533229827881" calcext:value-type="float">
            <text:p>0.268533229827881</text:p>
          </table:table-cell>
          <table:table-cell table:number-columns-repeated="2"/>
        </table:table-row>
        <table:table-row table:style-name="ro1">
          <table:table-cell office:value-type="float" office:value="0.266736894845962" calcext:value-type="float">
            <text:p>0.266736894845962</text:p>
          </table:table-cell>
          <table:table-cell table:number-columns-repeated="2"/>
        </table:table-row>
        <table:table-row table:style-name="ro1">
          <table:table-cell office:value-type="float" office:value="0.265917032957077" calcext:value-type="float">
            <text:p>0.265917032957077</text:p>
          </table:table-cell>
          <table:table-cell table:number-columns-repeated="2"/>
        </table:table-row>
        <table:table-row table:style-name="ro1">
          <table:table-cell office:value-type="float" office:value="0.264955252408981" calcext:value-type="float">
            <text:p>0.264955252408981</text:p>
          </table:table-cell>
          <table:table-cell table:number-columns-repeated="2"/>
        </table:table-row>
        <table:table-row table:style-name="ro1">
          <table:table-cell office:value-type="float" office:value="0.265335559844971" calcext:value-type="float">
            <text:p>0.265335559844971</text:p>
          </table:table-cell>
          <table:table-cell table:number-columns-repeated="2"/>
        </table:table-row>
        <table:table-row table:style-name="ro1">
          <table:table-cell office:value-type="float" office:value="0.265659987926483" calcext:value-type="float">
            <text:p>0.265659987926483</text:p>
          </table:table-cell>
          <table:table-cell table:number-columns-repeated="2"/>
        </table:table-row>
        <table:table-row table:style-name="ro1">
          <table:table-cell office:value-type="float" office:value="0.265176177024841" calcext:value-type="float">
            <text:p>0.265176177024841</text:p>
          </table:table-cell>
          <table:table-cell table:number-columns-repeated="2"/>
        </table:table-row>
        <table:table-row table:style-name="ro1">
          <table:table-cell office:value-type="float" office:value="0.261020630598068" calcext:value-type="float">
            <text:p>0.261020630598068</text:p>
          </table:table-cell>
          <table:table-cell table:number-columns-repeated="2"/>
        </table:table-row>
        <table:table-row table:style-name="ro1">
          <table:table-cell office:value-type="float" office:value="0.266118437051773" calcext:value-type="float">
            <text:p>0.266118437051773</text:p>
          </table:table-cell>
          <table:table-cell table:number-columns-repeated="2"/>
        </table:table-row>
        <table:table-row table:style-name="ro1">
          <table:table-cell office:value-type="float" office:value="0.265956670045853" calcext:value-type="float">
            <text:p>0.265956670045853</text:p>
          </table:table-cell>
          <table:table-cell table:number-columns-repeated="2"/>
        </table:table-row>
        <table:table-row table:style-name="ro1">
          <table:table-cell office:value-type="float" office:value="0.278528094291687" calcext:value-type="float">
            <text:p>0.278528094291687</text:p>
          </table:table-cell>
          <table:table-cell table:number-columns-repeated="2"/>
        </table:table-row>
        <table:table-row table:style-name="ro1">
          <table:table-cell office:value-type="float" office:value="0.268799901008606" calcext:value-type="float">
            <text:p>0.268799901008606</text:p>
          </table:table-cell>
          <table:table-cell table:number-columns-repeated="2"/>
        </table:table-row>
        <table:table-row table:style-name="ro1">
          <table:table-cell office:value-type="float" office:value="0.294007301330566" calcext:value-type="float">
            <text:p>0.294007301330566</text:p>
          </table:table-cell>
          <table:table-cell table:number-columns-repeated="2"/>
        </table:table-row>
        <table:table-row table:style-name="ro1">
          <table:table-cell office:value-type="float" office:value="0.253398418426514" calcext:value-type="float">
            <text:p>0.253398418426514</text:p>
          </table:table-cell>
          <table:table-cell table:number-columns-repeated="2"/>
        </table:table-row>
        <table:table-row table:style-name="ro1">
          <table:table-cell office:value-type="float" office:value="0.399516969919205" calcext:value-type="float">
            <text:p>0.399516969919205</text:p>
          </table:table-cell>
          <table:table-cell table:number-columns-repeated="2"/>
        </table:table-row>
        <table:table-row table:style-name="ro1">
          <table:table-cell office:value-type="float" office:value="0.400579243898392" calcext:value-type="float">
            <text:p>0.400579243898392</text:p>
          </table:table-cell>
          <table:table-cell table:number-columns-repeated="2"/>
        </table:table-row>
        <table:table-row table:style-name="ro1">
          <table:table-cell office:value-type="float" office:value="0.418165117502212" calcext:value-type="float">
            <text:p>0.418165117502212</text:p>
          </table:table-cell>
          <table:table-cell table:number-columns-repeated="2"/>
        </table:table-row>
        <table:table-row table:style-name="ro1">
          <table:table-cell office:value-type="float" office:value="0.409758508205414" calcext:value-type="float">
            <text:p>0.409758508205414</text:p>
          </table:table-cell>
          <table:table-cell table:number-columns-repeated="2"/>
        </table:table-row>
        <table:table-row table:style-name="ro1">
          <table:table-cell office:value-type="float" office:value="0.508933365345001" calcext:value-type="float">
            <text:p>0.508933365345001</text:p>
          </table:table-cell>
          <table:table-cell table:number-columns-repeated="2"/>
        </table:table-row>
        <table:table-row table:style-name="ro1">
          <table:table-cell office:value-type="float" office:value="0.503883838653564" calcext:value-type="float">
            <text:p>0.503883838653564</text:p>
          </table:table-cell>
          <table:table-cell table:number-columns-repeated="2"/>
        </table:table-row>
        <table:table-row table:style-name="ro1">
          <table:table-cell office:value-type="float" office:value="0.457428574562073" calcext:value-type="float">
            <text:p>0.457428574562073</text:p>
          </table:table-cell>
          <table:table-cell table:number-columns-repeated="2"/>
        </table:table-row>
        <table:table-row table:style-name="ro1">
          <table:table-cell office:value-type="float" office:value="0.437810212373733" calcext:value-type="float">
            <text:p>0.437810212373733</text:p>
          </table:table-cell>
          <table:table-cell table:number-columns-repeated="2"/>
        </table:table-row>
        <table:table-row table:style-name="ro1">
          <table:table-cell office:value-type="float" office:value="0.442119866609573" calcext:value-type="float">
            <text:p>0.442119866609573</text:p>
          </table:table-cell>
          <table:table-cell table:number-columns-repeated="2"/>
        </table:table-row>
        <table:table-row table:style-name="ro1">
          <table:table-cell office:value-type="float" office:value="0.439026117324829" calcext:value-type="float">
            <text:p>0.439026117324829</text:p>
          </table:table-cell>
          <table:table-cell table:number-columns-repeated="2"/>
        </table:table-row>
        <table:table-row table:style-name="ro1">
          <table:table-cell office:value-type="float" office:value="0.530147433280945" calcext:value-type="float">
            <text:p>0.530147433280945</text:p>
          </table:table-cell>
          <table:table-cell table:number-columns-repeated="2"/>
        </table:table-row>
        <table:table-row table:style-name="ro1">
          <table:table-cell office:value-type="float" office:value="0.518381059169769" calcext:value-type="float">
            <text:p>0.518381059169769</text:p>
          </table:table-cell>
          <table:table-cell table:number-columns-repeated="2"/>
        </table:table-row>
        <table:table-row table:style-name="ro1">
          <table:table-cell office:value-type="float" office:value="0.492682158946991" calcext:value-type="float">
            <text:p>0.492682158946991</text:p>
          </table:table-cell>
          <table:table-cell table:number-columns-repeated="2"/>
        </table:table-row>
        <table:table-row table:style-name="ro1">
          <table:table-cell office:value-type="float" office:value="0.490724712610245" calcext:value-type="float">
            <text:p>0.490724712610245</text:p>
          </table:table-cell>
          <table:table-cell table:number-columns-repeated="2"/>
        </table:table-row>
        <table:table-row table:style-name="ro1">
          <table:table-cell office:value-type="float" office:value="0.44567197561264" calcext:value-type="float">
            <text:p>0.44567197561264</text:p>
          </table:table-cell>
          <table:table-cell table:number-columns-repeated="2"/>
        </table:table-row>
        <table:table-row table:style-name="ro1">
          <table:table-cell office:value-type="float" office:value="0.440350204706192" calcext:value-type="float">
            <text:p>0.440350204706192</text:p>
          </table:table-cell>
          <table:table-cell table:number-columns-repeated="2"/>
        </table:table-row>
        <table:table-row table:style-name="ro1">
          <table:table-cell office:value-type="float" office:value="0.43980947136879" calcext:value-type="float">
            <text:p>0.43980947136879</text:p>
          </table:table-cell>
          <table:table-cell table:number-columns-repeated="2"/>
        </table:table-row>
        <table:table-row table:style-name="ro1">
          <table:table-cell office:value-type="float" office:value="0.445686668157578" calcext:value-type="float">
            <text:p>0.445686668157578</text:p>
          </table:table-cell>
          <table:table-cell table:number-columns-repeated="2"/>
        </table:table-row>
        <table:table-row table:style-name="ro1">
          <table:table-cell office:value-type="float" office:value="0.448928982019424" calcext:value-type="float">
            <text:p>0.448928982019424</text:p>
          </table:table-cell>
          <table:table-cell table:number-columns-repeated="2"/>
        </table:table-row>
        <table:table-row table:style-name="ro1">
          <table:table-cell office:value-type="float" office:value="0.499861001968384" calcext:value-type="float">
            <text:p>0.499861001968384</text:p>
          </table:table-cell>
          <table:table-cell table:number-columns-repeated="2"/>
        </table:table-row>
        <table:table-row table:style-name="ro1">
          <table:table-cell office:value-type="float" office:value="0.479505062103272" calcext:value-type="float">
            <text:p>0.479505062103272</text:p>
          </table:table-cell>
          <table:table-cell table:number-columns-repeated="2"/>
        </table:table-row>
        <table:table-row table:style-name="ro1">
          <table:table-cell office:value-type="float" office:value="0.475924402475357" calcext:value-type="float">
            <text:p>0.475924402475357</text:p>
          </table:table-cell>
          <table:table-cell table:number-columns-repeated="2"/>
        </table:table-row>
        <table:table-row table:style-name="ro1">
          <table:table-cell office:value-type="float" office:value="0.457864940166473" calcext:value-type="float">
            <text:p>0.457864940166473</text:p>
          </table:table-cell>
          <table:table-cell table:number-columns-repeated="2"/>
        </table:table-row>
        <table:table-row table:style-name="ro1">
          <table:table-cell office:value-type="float" office:value="0.457531064748764" calcext:value-type="float">
            <text:p>0.457531064748764</text:p>
          </table:table-cell>
          <table:table-cell table:number-columns-repeated="2"/>
        </table:table-row>
        <table:table-row table:style-name="ro1">
          <table:table-cell office:value-type="float" office:value="0.390071004629135" calcext:value-type="float">
            <text:p>0.390071004629135</text:p>
          </table:table-cell>
          <table:table-cell table:number-columns-repeated="2"/>
        </table:table-row>
        <table:table-row table:style-name="ro1">
          <table:table-cell office:value-type="float" office:value="0.381653040647507" calcext:value-type="float">
            <text:p>0.381653040647507</text:p>
          </table:table-cell>
          <table:table-cell table:number-columns-repeated="2"/>
        </table:table-row>
        <table:table-row table:style-name="ro1">
          <table:table-cell office:value-type="float" office:value="0.377166897058487" calcext:value-type="float">
            <text:p>0.377166897058487</text:p>
          </table:table-cell>
          <table:table-cell table:number-columns-repeated="2"/>
        </table:table-row>
        <table:table-row table:style-name="ro1">
          <table:table-cell office:value-type="float" office:value="0.369276165962219" calcext:value-type="float">
            <text:p>0.369276165962219</text:p>
          </table:table-cell>
          <table:table-cell table:number-columns-repeated="2"/>
        </table:table-row>
        <table:table-row table:style-name="ro1">
          <table:table-cell office:value-type="float" office:value="0.367056041955948" calcext:value-type="float">
            <text:p>0.367056041955948</text:p>
          </table:table-cell>
          <table:table-cell table:number-columns-repeated="2"/>
        </table:table-row>
        <table:table-row table:style-name="ro1">
          <table:table-cell office:value-type="float" office:value="0.333310127258301" calcext:value-type="float">
            <text:p>0.333310127258301</text:p>
          </table:table-cell>
          <table:table-cell table:number-columns-repeated="2"/>
        </table:table-row>
        <table:table-row table:style-name="ro1">
          <table:table-cell office:value-type="float" office:value="0.297876328229904" calcext:value-type="float">
            <text:p>0.297876328229904</text:p>
          </table:table-cell>
          <table:table-cell table:number-columns-repeated="2"/>
        </table:table-row>
        <table:table-row table:style-name="ro1">
          <table:table-cell office:value-type="float" office:value="0.329072147607803" calcext:value-type="float">
            <text:p>0.329072147607803</text:p>
          </table:table-cell>
          <table:table-cell table:number-columns-repeated="2"/>
        </table:table-row>
        <table:table-row table:style-name="ro1">
          <table:table-cell office:value-type="float" office:value="0.35685595870018" calcext:value-type="float">
            <text:p>0.35685595870018</text:p>
          </table:table-cell>
          <table:table-cell table:number-columns-repeated="2"/>
        </table:table-row>
        <table:table-row table:style-name="ro1">
          <table:table-cell office:value-type="float" office:value="0.375572949647903" calcext:value-type="float">
            <text:p>0.375572949647903</text:p>
          </table:table-cell>
          <table:table-cell table:number-columns-repeated="2"/>
        </table:table-row>
        <table:table-row table:style-name="ro1">
          <table:table-cell office:value-type="float" office:value="0.370177984237671" calcext:value-type="float">
            <text:p>0.370177984237671</text:p>
          </table:table-cell>
          <table:table-cell table:number-columns-repeated="2"/>
        </table:table-row>
        <table:table-row table:style-name="ro1">
          <table:table-cell office:value-type="float" office:value="0.370832711458206" calcext:value-type="float">
            <text:p>0.370832711458206</text:p>
          </table:table-cell>
          <table:table-cell table:number-columns-repeated="2"/>
        </table:table-row>
        <table:table-row table:style-name="ro1">
          <table:table-cell office:value-type="float" office:value="0.345412582159042" calcext:value-type="float">
            <text:p>0.345412582159042</text:p>
          </table:table-cell>
          <table:table-cell table:number-columns-repeated="2"/>
        </table:table-row>
        <table:table-row table:style-name="ro1">
          <table:table-cell office:value-type="float" office:value="0.349047631025314" calcext:value-type="float">
            <text:p>0.349047631025314</text:p>
          </table:table-cell>
          <table:table-cell table:number-columns-repeated="2"/>
        </table:table-row>
        <table:table-row table:style-name="ro1">
          <table:table-cell office:value-type="float" office:value="0.324079096317291" calcext:value-type="float">
            <text:p>0.324079096317291</text:p>
          </table:table-cell>
          <table:table-cell table:number-columns-repeated="2"/>
        </table:table-row>
        <table:table-row table:style-name="ro1">
          <table:table-cell office:value-type="float" office:value="0.330468147993088" calcext:value-type="float">
            <text:p>0.330468147993088</text:p>
          </table:table-cell>
          <table:table-cell table:number-columns-repeated="2"/>
        </table:table-row>
        <table:table-row table:style-name="ro1">
          <table:table-cell office:value-type="float" office:value="0.376489847898483" calcext:value-type="float">
            <text:p>0.376489847898483</text:p>
          </table:table-cell>
          <table:table-cell table:number-columns-repeated="2"/>
        </table:table-row>
        <table:table-row table:style-name="ro1">
          <table:table-cell office:value-type="float" office:value="0.389220952987671" calcext:value-type="float">
            <text:p>0.389220952987671</text:p>
          </table:table-cell>
          <table:table-cell table:number-columns-repeated="2"/>
        </table:table-row>
        <table:table-row table:style-name="ro1">
          <table:table-cell office:value-type="float" office:value="0.393171757459641" calcext:value-type="float">
            <text:p>0.393171757459641</text:p>
          </table:table-cell>
          <table:table-cell table:number-columns-repeated="2"/>
        </table:table-row>
        <table:table-row table:style-name="ro1">
          <table:table-cell office:value-type="float" office:value="0.39067730307579" calcext:value-type="float">
            <text:p>0.39067730307579</text:p>
          </table:table-cell>
          <table:table-cell table:number-columns-repeated="2"/>
        </table:table-row>
        <table:table-row table:style-name="ro1">
          <table:table-cell office:value-type="float" office:value="0.378621459007263" calcext:value-type="float">
            <text:p>0.378621459007263</text:p>
          </table:table-cell>
          <table:table-cell table:number-columns-repeated="2"/>
        </table:table-row>
        <table:table-row table:style-name="ro1">
          <table:table-cell office:value-type="float" office:value="0.382336884737015" calcext:value-type="float">
            <text:p>0.382336884737015</text:p>
          </table:table-cell>
          <table:table-cell table:number-columns-repeated="2"/>
        </table:table-row>
        <table:table-row table:style-name="ro1">
          <table:table-cell office:value-type="float" office:value="0.382278859615326" calcext:value-type="float">
            <text:p>0.382278859615326</text:p>
          </table:table-cell>
          <table:table-cell table:number-columns-repeated="2"/>
        </table:table-row>
        <table:table-row table:style-name="ro1">
          <table:table-cell office:value-type="float" office:value="0.384109228849411" calcext:value-type="float">
            <text:p>0.384109228849411</text:p>
          </table:table-cell>
          <table:table-cell table:number-columns-repeated="2"/>
        </table:table-row>
        <table:table-row table:style-name="ro1">
          <table:table-cell office:value-type="float" office:value="0.385748624801636" calcext:value-type="float">
            <text:p>0.385748624801636</text:p>
          </table:table-cell>
          <table:table-cell table:number-columns-repeated="2"/>
        </table:table-row>
        <table:table-row table:style-name="ro1">
          <table:table-cell office:value-type="float" office:value="0.389840394258499" calcext:value-type="float">
            <text:p>0.389840394258499</text:p>
          </table:table-cell>
          <table:table-cell table:number-columns-repeated="2"/>
        </table:table-row>
        <table:table-row table:style-name="ro1">
          <table:table-cell office:value-type="float" office:value="0.383888781070709" calcext:value-type="float">
            <text:p>0.383888781070709</text:p>
          </table:table-cell>
          <table:table-cell table:number-columns-repeated="2"/>
        </table:table-row>
        <table:table-row table:style-name="ro1">
          <table:table-cell office:value-type="float" office:value="0.386853814125061" calcext:value-type="float">
            <text:p>0.386853814125061</text:p>
          </table:table-cell>
          <table:table-cell table:number-columns-repeated="2"/>
        </table:table-row>
        <table:table-row table:style-name="ro1">
          <table:table-cell office:value-type="float" office:value="0.328043341636658" calcext:value-type="float">
            <text:p>0.328043341636658</text:p>
          </table:table-cell>
          <table:table-cell table:number-columns-repeated="2"/>
        </table:table-row>
        <table:table-row table:style-name="ro1">
          <table:table-cell office:value-type="float" office:value="0.328003376722336" calcext:value-type="float">
            <text:p>0.328003376722336</text:p>
          </table:table-cell>
          <table:table-cell table:number-columns-repeated="2"/>
        </table:table-row>
        <table:table-row table:style-name="ro1">
          <table:table-cell office:value-type="float" office:value="0.335830479860306" calcext:value-type="float">
            <text:p>0.335830479860306</text:p>
          </table:table-cell>
          <table:table-cell table:number-columns-repeated="2"/>
        </table:table-row>
        <table:table-row table:style-name="ro1">
          <table:table-cell office:value-type="float" office:value="0.333072900772095" calcext:value-type="float">
            <text:p>0.333072900772095</text:p>
          </table:table-cell>
          <table:table-cell table:number-columns-repeated="2"/>
        </table:table-row>
        <table:table-row table:style-name="ro1">
          <table:table-cell office:value-type="float" office:value="0.336207211017609" calcext:value-type="float">
            <text:p>0.336207211017609</text:p>
          </table:table-cell>
          <table:table-cell table:number-columns-repeated="2"/>
        </table:table-row>
        <table:table-row table:style-name="ro1">
          <table:table-cell office:value-type="float" office:value="0.337901532649994" calcext:value-type="float">
            <text:p>0.337901532649994</text:p>
          </table:table-cell>
          <table:table-cell table:number-columns-repeated="2"/>
        </table:table-row>
        <table:table-row table:style-name="ro1">
          <table:table-cell office:value-type="float" office:value="0.331573367118835" calcext:value-type="float">
            <text:p>0.331573367118835</text:p>
          </table:table-cell>
          <table:table-cell table:number-columns-repeated="2"/>
        </table:table-row>
        <table:table-row table:style-name="ro1">
          <table:table-cell office:value-type="float" office:value="0.320866525173187" calcext:value-type="float">
            <text:p>0.320866525173187</text:p>
          </table:table-cell>
          <table:table-cell table:number-columns-repeated="2"/>
        </table:table-row>
        <table:table-row table:style-name="ro1">
          <table:table-cell office:value-type="float" office:value="0.314709395170212" calcext:value-type="float">
            <text:p>0.314709395170212</text:p>
          </table:table-cell>
          <table:table-cell table:number-columns-repeated="2"/>
        </table:table-row>
        <table:table-row table:style-name="ro1">
          <table:table-cell office:value-type="float" office:value="0.501635134220123" calcext:value-type="float">
            <text:p>0.501635134220123</text:p>
          </table:table-cell>
          <table:table-cell table:number-columns-repeated="2"/>
        </table:table-row>
        <table:table-row table:style-name="ro1">
          <table:table-cell office:value-type="float" office:value="0.497254371643066" calcext:value-type="float">
            <text:p>0.497254371643066</text:p>
          </table:table-cell>
          <table:table-cell table:number-columns-repeated="2"/>
        </table:table-row>
        <table:table-row table:style-name="ro1">
          <table:table-cell office:value-type="float" office:value="0.514322340488434" calcext:value-type="float">
            <text:p>0.514322340488434</text:p>
          </table:table-cell>
          <table:table-cell table:number-columns-repeated="2"/>
        </table:table-row>
        <table:table-row table:style-name="ro1">
          <table:table-cell office:value-type="float" office:value="0.444890350103378" calcext:value-type="float">
            <text:p>0.444890350103378</text:p>
          </table:table-cell>
          <table:table-cell table:number-columns-repeated="2"/>
        </table:table-row>
        <table:table-row table:style-name="ro1">
          <table:table-cell office:value-type="float" office:value="0.447991728782654" calcext:value-type="float">
            <text:p>0.447991728782654</text:p>
          </table:table-cell>
          <table:table-cell table:number-columns-repeated="2"/>
        </table:table-row>
        <table:table-row table:style-name="ro1">
          <table:table-cell office:value-type="float" office:value="0.440138638019562" calcext:value-type="float">
            <text:p>0.440138638019562</text:p>
          </table:table-cell>
          <table:table-cell table:number-columns-repeated="2"/>
        </table:table-row>
        <table:table-row table:style-name="ro1">
          <table:table-cell office:value-type="float" office:value="0.437639504671097" calcext:value-type="float">
            <text:p>0.437639504671097</text:p>
          </table:table-cell>
          <table:table-cell table:number-columns-repeated="2"/>
        </table:table-row>
        <table:table-row table:style-name="ro1">
          <table:table-cell office:value-type="float" office:value="0.441630840301514" calcext:value-type="float">
            <text:p>0.441630840301514</text:p>
          </table:table-cell>
          <table:table-cell table:number-columns-repeated="2"/>
        </table:table-row>
        <table:table-row table:style-name="ro1">
          <table:table-cell office:value-type="float" office:value="0.43258547782898" calcext:value-type="float">
            <text:p>0.43258547782898</text:p>
          </table:table-cell>
          <table:table-cell table:number-columns-repeated="2"/>
        </table:table-row>
        <table:table-row table:style-name="ro1">
          <table:table-cell office:value-type="float" office:value="0.433926343917847" calcext:value-type="float">
            <text:p>0.433926343917847</text:p>
          </table:table-cell>
          <table:table-cell table:number-columns-repeated="2"/>
        </table:table-row>
        <table:table-row table:style-name="ro1">
          <table:table-cell office:value-type="float" office:value="0.43203592300415" calcext:value-type="float">
            <text:p>0.43203592300415</text:p>
          </table:table-cell>
          <table:table-cell table:number-columns-repeated="2"/>
        </table:table-row>
        <table:table-row table:style-name="ro1">
          <table:table-cell office:value-type="float" office:value="0.435931891202927" calcext:value-type="float">
            <text:p>0.435931891202927</text:p>
          </table:table-cell>
          <table:table-cell table:number-columns-repeated="2"/>
        </table:table-row>
        <table:table-row table:style-name="ro1">
          <table:table-cell office:value-type="float" office:value="0.426527559757233" calcext:value-type="float">
            <text:p>0.426527559757233</text:p>
          </table:table-cell>
          <table:table-cell table:number-columns-repeated="2"/>
        </table:table-row>
        <table:table-row table:style-name="ro1">
          <table:table-cell office:value-type="float" office:value="0.429714888334274" calcext:value-type="float">
            <text:p>0.429714888334274</text:p>
          </table:table-cell>
          <table:table-cell table:number-columns-repeated="2"/>
        </table:table-row>
        <table:table-row table:style-name="ro1">
          <table:table-cell office:value-type="float" office:value="0.446277290582657" calcext:value-type="float">
            <text:p>0.446277290582657</text:p>
          </table:table-cell>
          <table:table-cell table:number-columns-repeated="2"/>
        </table:table-row>
        <table:table-row table:style-name="ro1">
          <table:table-cell office:value-type="float" office:value="0.402852088212967" calcext:value-type="float">
            <text:p>0.402852088212967</text:p>
          </table:table-cell>
          <table:table-cell table:number-columns-repeated="2"/>
        </table:table-row>
        <table:table-row table:style-name="ro1">
          <table:table-cell office:value-type="float" office:value="0.407456904649735" calcext:value-type="float">
            <text:p>0.407456904649735</text:p>
          </table:table-cell>
          <table:table-cell table:number-columns-repeated="2"/>
        </table:table-row>
        <table:table-row table:style-name="ro1">
          <table:table-cell office:value-type="float" office:value="0.412919640541077" calcext:value-type="float">
            <text:p>0.412919640541077</text:p>
          </table:table-cell>
          <table:table-cell table:number-columns-repeated="2"/>
        </table:table-row>
        <table:table-row table:style-name="ro1">
          <table:table-cell office:value-type="float" office:value="0.408040404319763" calcext:value-type="float">
            <text:p>0.408040404319763</text:p>
          </table:table-cell>
          <table:table-cell table:number-columns-repeated="2"/>
        </table:table-row>
        <table:table-row table:style-name="ro1">
          <table:table-cell office:value-type="float" office:value="0.397831618785858" calcext:value-type="float">
            <text:p>0.397831618785858</text:p>
          </table:table-cell>
          <table:table-cell table:number-columns-repeated="2"/>
        </table:table-row>
        <table:table-row table:style-name="ro1">
          <table:table-cell office:value-type="float" office:value="0.393936008214951" calcext:value-type="float">
            <text:p>0.393936008214951</text:p>
          </table:table-cell>
          <table:table-cell table:number-columns-repeated="2"/>
        </table:table-row>
        <table:table-row table:style-name="ro1">
          <table:table-cell office:value-type="float" office:value="0.398082166910172" calcext:value-type="float">
            <text:p>0.398082166910172</text:p>
          </table:table-cell>
          <table:table-cell table:number-columns-repeated="2"/>
        </table:table-row>
        <table:table-row table:style-name="ro1">
          <table:table-cell office:value-type="float" office:value="0.403120934963226" calcext:value-type="float">
            <text:p>0.403120934963226</text:p>
          </table:table-cell>
          <table:table-cell table:number-columns-repeated="2"/>
        </table:table-row>
        <table:table-row table:style-name="ro1">
          <table:table-cell office:value-type="float" office:value="0.399986028671265" calcext:value-type="float">
            <text:p>0.399986028671265</text:p>
          </table:table-cell>
          <table:table-cell table:number-columns-repeated="2"/>
        </table:table-row>
        <table:table-row table:style-name="ro1">
          <table:table-cell office:value-type="float" office:value="0.400623887777329" calcext:value-type="float">
            <text:p>0.400623887777329</text:p>
          </table:table-cell>
          <table:table-cell table:number-columns-repeated="2"/>
        </table:table-row>
        <table:table-row table:style-name="ro1">
          <table:table-cell office:value-type="float" office:value="0.397625476121902" calcext:value-type="float">
            <text:p>0.397625476121902</text:p>
          </table:table-cell>
          <table:table-cell table:number-columns-repeated="2"/>
        </table:table-row>
        <table:table-row table:style-name="ro1">
          <table:table-cell office:value-type="float" office:value="0.39629927277565" calcext:value-type="float">
            <text:p>0.39629927277565</text:p>
          </table:table-cell>
          <table:table-cell table:number-columns-repeated="2"/>
        </table:table-row>
        <table:table-row table:style-name="ro1">
          <table:table-cell office:value-type="float" office:value="0.407367944717407" calcext:value-type="float">
            <text:p>0.407367944717407</text:p>
          </table:table-cell>
          <table:table-cell table:number-columns-repeated="2"/>
        </table:table-row>
        <table:table-row table:style-name="ro1">
          <table:table-cell office:value-type="float" office:value="0.402469217777252" calcext:value-type="float">
            <text:p>0.402469217777252</text:p>
          </table:table-cell>
          <table:table-cell table:number-columns-repeated="2"/>
        </table:table-row>
        <table:table-row table:style-name="ro1">
          <table:table-cell office:value-type="float" office:value="0.398254573345184" calcext:value-type="float">
            <text:p>0.398254573345184</text:p>
          </table:table-cell>
          <table:table-cell table:number-columns-repeated="2"/>
        </table:table-row>
        <table:table-row table:style-name="ro1">
          <table:table-cell office:value-type="float" office:value="0.406132519245148" calcext:value-type="float">
            <text:p>0.406132519245148</text:p>
          </table:table-cell>
          <table:table-cell table:number-columns-repeated="2"/>
        </table:table-row>
        <table:table-row table:style-name="ro1">
          <table:table-cell office:value-type="float" office:value="0.399035960435867" calcext:value-type="float">
            <text:p>0.399035960435867</text:p>
          </table:table-cell>
          <table:table-cell table:number-columns-repeated="2"/>
        </table:table-row>
        <table:table-row table:style-name="ro1">
          <table:table-cell office:value-type="float" office:value="0.271888822317123" calcext:value-type="float">
            <text:p>0.271888822317123</text:p>
          </table:table-cell>
          <table:table-cell table:number-columns-repeated="2"/>
        </table:table-row>
        <table:table-row table:style-name="ro1">
          <table:table-cell office:value-type="float" office:value="0.269707828760147" calcext:value-type="float">
            <text:p>0.269707828760147</text:p>
          </table:table-cell>
          <table:table-cell table:number-columns-repeated="2"/>
        </table:table-row>
        <table:table-row table:style-name="ro1">
          <table:table-cell office:value-type="float" office:value="0.275836706161499" calcext:value-type="float">
            <text:p>0.275836706161499</text:p>
          </table:table-cell>
          <table:table-cell table:number-columns-repeated="2"/>
        </table:table-row>
        <table:table-row table:style-name="ro1">
          <table:table-cell office:value-type="float" office:value="0.268781721591949" calcext:value-type="float">
            <text:p>0.268781721591949</text:p>
          </table:table-cell>
          <table:table-cell table:number-columns-repeated="2"/>
        </table:table-row>
        <table:table-row table:style-name="ro1">
          <table:table-cell office:value-type="float" office:value="0.268456429243088" calcext:value-type="float">
            <text:p>0.268456429243088</text:p>
          </table:table-cell>
          <table:table-cell table:number-columns-repeated="2"/>
        </table:table-row>
        <table:table-row table:style-name="ro1">
          <table:table-cell office:value-type="float" office:value="0.280820518732071" calcext:value-type="float">
            <text:p>0.280820518732071</text:p>
          </table:table-cell>
          <table:table-cell table:number-columns-repeated="2"/>
        </table:table-row>
        <table:table-row table:style-name="ro1">
          <table:table-cell office:value-type="float" office:value="0.282457172870636" calcext:value-type="float">
            <text:p>0.282457172870636</text:p>
          </table:table-cell>
          <table:table-cell table:number-columns-repeated="2"/>
        </table:table-row>
        <table:table-row table:style-name="ro1">
          <table:table-cell office:value-type="float" office:value="0.329854339361191" calcext:value-type="float">
            <text:p>0.329854339361191</text:p>
          </table:table-cell>
          <table:table-cell table:number-columns-repeated="2"/>
        </table:table-row>
        <table:table-row table:style-name="ro1">
          <table:table-cell office:value-type="float" office:value="0.327037453651428" calcext:value-type="float">
            <text:p>0.327037453651428</text:p>
          </table:table-cell>
          <table:table-cell table:number-columns-repeated="2"/>
        </table:table-row>
        <table:table-row table:style-name="ro1">
          <table:table-cell office:value-type="float" office:value="0.325248658657074" calcext:value-type="float">
            <text:p>0.325248658657074</text:p>
          </table:table-cell>
          <table:table-cell table:number-columns-repeated="2"/>
        </table:table-row>
        <table:table-row table:style-name="ro1">
          <table:table-cell office:value-type="float" office:value="0.33057028055191" calcext:value-type="float">
            <text:p>0.33057028055191</text:p>
          </table:table-cell>
          <table:table-cell table:number-columns-repeated="2"/>
        </table:table-row>
        <table:table-row table:style-name="ro1">
          <table:table-cell office:value-type="float" office:value="0.330998122692108" calcext:value-type="float">
            <text:p>0.330998122692108</text:p>
          </table:table-cell>
          <table:table-cell table:number-columns-repeated="2"/>
        </table:table-row>
        <table:table-row table:style-name="ro1">
          <table:table-cell office:value-type="float" office:value="0.33079382777214" calcext:value-type="float">
            <text:p>0.33079382777214</text:p>
          </table:table-cell>
          <table:table-cell table:number-columns-repeated="2"/>
        </table:table-row>
        <table:table-row table:style-name="ro1">
          <table:table-cell office:value-type="float" office:value="0.331035137176514" calcext:value-type="float">
            <text:p>0.331035137176514</text:p>
          </table:table-cell>
          <table:table-cell table:number-columns-repeated="2"/>
        </table:table-row>
        <table:table-row table:style-name="ro1">
          <table:table-cell office:value-type="float" office:value="0.323737293481827" calcext:value-type="float">
            <text:p>0.323737293481827</text:p>
          </table:table-cell>
          <table:table-cell table:number-columns-repeated="2"/>
        </table:table-row>
        <table:table-row table:style-name="ro1">
          <table:table-cell office:value-type="float" office:value="0.324440658092499" calcext:value-type="float">
            <text:p>0.324440658092499</text:p>
          </table:table-cell>
          <table:table-cell table:number-columns-repeated="2"/>
        </table:table-row>
        <table:table-row table:style-name="ro1">
          <table:table-cell office:value-type="float" office:value="0.327010065317154" calcext:value-type="float">
            <text:p>0.327010065317154</text:p>
          </table:table-cell>
          <table:table-cell table:number-columns-repeated="2"/>
        </table:table-row>
        <table:table-row table:style-name="ro1">
          <table:table-cell office:value-type="float" office:value="0.327086597681046" calcext:value-type="float">
            <text:p>0.327086597681046</text:p>
          </table:table-cell>
          <table:table-cell table:number-columns-repeated="2"/>
        </table:table-row>
        <table:table-row table:style-name="ro1">
          <table:table-cell office:value-type="float" office:value="0.335838049650192" calcext:value-type="float">
            <text:p>0.335838049650192</text:p>
          </table:table-cell>
          <table:table-cell table:number-columns-repeated="2"/>
        </table:table-row>
        <table:table-row table:style-name="ro1">
          <table:table-cell office:value-type="float" office:value="0.329048305749893" calcext:value-type="float">
            <text:p>0.329048305749893</text:p>
          </table:table-cell>
          <table:table-cell table:number-columns-repeated="2"/>
        </table:table-row>
        <table:table-row table:style-name="ro1">
          <table:table-cell office:value-type="float" office:value="0.331487447023392" calcext:value-type="float">
            <text:p>0.331487447023392</text:p>
          </table:table-cell>
          <table:table-cell table:number-columns-repeated="2"/>
        </table:table-row>
        <table:table-row table:style-name="ro1">
          <table:table-cell office:value-type="float" office:value="0.329981565475464" calcext:value-type="float">
            <text:p>0.329981565475464</text:p>
          </table:table-cell>
          <table:table-cell table:number-columns-repeated="2"/>
        </table:table-row>
        <table:table-row table:style-name="ro1">
          <table:table-cell office:value-type="float" office:value="0.335084468126297" calcext:value-type="float">
            <text:p>0.335084468126297</text:p>
          </table:table-cell>
          <table:table-cell table:number-columns-repeated="2"/>
        </table:table-row>
        <table:table-row table:style-name="ro1">
          <table:table-cell office:value-type="float" office:value="0.332830220460892" calcext:value-type="float">
            <text:p>0.332830220460892</text:p>
          </table:table-cell>
          <table:table-cell table:number-columns-repeated="2"/>
        </table:table-row>
        <table:table-row table:style-name="ro1">
          <table:table-cell office:value-type="float" office:value="0.333297312259674" calcext:value-type="float">
            <text:p>0.333297312259674</text:p>
          </table:table-cell>
          <table:table-cell table:number-columns-repeated="2"/>
        </table:table-row>
        <table:table-row table:style-name="ro1">
          <table:table-cell office:value-type="float" office:value="0.333442777395248" calcext:value-type="float">
            <text:p>0.333442777395248</text:p>
          </table:table-cell>
          <table:table-cell table:number-columns-repeated="2"/>
        </table:table-row>
        <table:table-row table:style-name="ro1">
          <table:table-cell office:value-type="float" office:value="0.338093996047974" calcext:value-type="float">
            <text:p>0.338093996047974</text:p>
          </table:table-cell>
          <table:table-cell table:number-columns-repeated="2"/>
        </table:table-row>
        <table:table-row table:style-name="ro1">
          <table:table-cell office:value-type="float" office:value="0.335542559623718" calcext:value-type="float">
            <text:p>0.335542559623718</text:p>
          </table:table-cell>
          <table:table-cell table:number-columns-repeated="2"/>
        </table:table-row>
        <table:table-row table:style-name="ro1">
          <table:table-cell office:value-type="float" office:value="0.337114632129669" calcext:value-type="float">
            <text:p>0.337114632129669</text:p>
          </table:table-cell>
          <table:table-cell table:number-columns-repeated="2"/>
        </table:table-row>
        <table:table-row table:style-name="ro1">
          <table:table-cell office:value-type="float" office:value="0.335284978151321" calcext:value-type="float">
            <text:p>0.335284978151321</text:p>
          </table:table-cell>
          <table:table-cell table:number-columns-repeated="2"/>
        </table:table-row>
        <table:table-row table:style-name="ro1">
          <table:table-cell office:value-type="float" office:value="0.344864517450333" calcext:value-type="float">
            <text:p>0.344864517450333</text:p>
          </table:table-cell>
          <table:table-cell table:number-columns-repeated="2"/>
        </table:table-row>
        <table:table-row table:style-name="ro1">
          <table:table-cell office:value-type="float" office:value="0.34525716304779" calcext:value-type="float">
            <text:p>0.34525716304779</text:p>
          </table:table-cell>
          <table:table-cell table:number-columns-repeated="2"/>
        </table:table-row>
        <table:table-row table:style-name="ro1">
          <table:table-cell office:value-type="float" office:value="0.275291591882706" calcext:value-type="float">
            <text:p>0.275291591882706</text:p>
          </table:table-cell>
          <table:table-cell table:number-columns-repeated="2"/>
        </table:table-row>
        <table:table-row table:style-name="ro1">
          <table:table-cell office:value-type="float" office:value="0.27715802192688" calcext:value-type="float">
            <text:p>0.27715802192688</text:p>
          </table:table-cell>
          <table:table-cell table:number-columns-repeated="2"/>
        </table:table-row>
        <table:table-row table:style-name="ro1">
          <table:table-cell office:value-type="float" office:value="0.278556019067764" calcext:value-type="float">
            <text:p>0.278556019067764</text:p>
          </table:table-cell>
          <table:table-cell table:number-columns-repeated="2"/>
        </table:table-row>
        <table:table-row table:style-name="ro1">
          <table:table-cell office:value-type="float" office:value="0.255679100751877" calcext:value-type="float">
            <text:p>0.255679100751877</text:p>
          </table:table-cell>
          <table:table-cell table:number-columns-repeated="2"/>
        </table:table-row>
        <table:table-row table:style-name="ro1">
          <table:table-cell office:value-type="float" office:value="0.284667909145355" calcext:value-type="float">
            <text:p>0.284667909145355</text:p>
          </table:table-cell>
          <table:table-cell table:number-columns-repeated="2"/>
        </table:table-row>
        <table:table-row table:style-name="ro1">
          <table:table-cell office:value-type="float" office:value="0.297493278980255" calcext:value-type="float">
            <text:p>0.297493278980255</text:p>
          </table:table-cell>
          <table:table-cell table:number-columns-repeated="2"/>
        </table:table-row>
        <table:table-row table:style-name="ro1">
          <table:table-cell office:value-type="float" office:value="0.30471807718277" calcext:value-type="float">
            <text:p>0.30471807718277</text:p>
          </table:table-cell>
          <table:table-cell table:number-columns-repeated="2"/>
        </table:table-row>
        <table:table-row table:style-name="ro1">
          <table:table-cell office:value-type="float" office:value="0.334040403366089" calcext:value-type="float">
            <text:p>0.334040403366089</text:p>
          </table:table-cell>
          <table:table-cell table:number-columns-repeated="2"/>
        </table:table-row>
        <table:table-row table:style-name="ro1">
          <table:table-cell office:value-type="float" office:value="0.337289482355118" calcext:value-type="float">
            <text:p>0.337289482355118</text:p>
          </table:table-cell>
          <table:table-cell table:number-columns-repeated="2"/>
        </table:table-row>
        <table:table-row table:style-name="ro1">
          <table:table-cell office:value-type="float" office:value="0.334878712892532" calcext:value-type="float">
            <text:p>0.334878712892532</text:p>
          </table:table-cell>
          <table:table-cell table:number-columns-repeated="2"/>
        </table:table-row>
        <table:table-row table:style-name="ro1">
          <table:table-cell office:value-type="float" office:value="0.339769870042801" calcext:value-type="float">
            <text:p>0.339769870042801</text:p>
          </table:table-cell>
          <table:table-cell table:number-columns-repeated="2"/>
        </table:table-row>
        <table:table-row table:style-name="ro1">
          <table:table-cell office:value-type="float" office:value="0.338222235441208" calcext:value-type="float">
            <text:p>0.338222235441208</text:p>
          </table:table-cell>
          <table:table-cell table:number-columns-repeated="2"/>
        </table:table-row>
        <table:table-row table:style-name="ro1">
          <table:table-cell office:value-type="float" office:value="0.370980769395828" calcext:value-type="float">
            <text:p>0.370980769395828</text:p>
          </table:table-cell>
          <table:table-cell table:number-columns-repeated="2"/>
        </table:table-row>
        <table:table-row table:style-name="ro1">
          <table:table-cell office:value-type="float" office:value="0.340957432985306" calcext:value-type="float">
            <text:p>0.340957432985306</text:p>
          </table:table-cell>
          <table:table-cell table:number-columns-repeated="2"/>
        </table:table-row>
        <table:table-row table:style-name="ro1">
          <table:table-cell office:value-type="float" office:value="0.34234407544136" calcext:value-type="float">
            <text:p>0.34234407544136</text:p>
          </table:table-cell>
          <table:table-cell table:number-columns-repeated="2"/>
        </table:table-row>
        <table:table-row table:style-name="ro1">
          <table:table-cell office:value-type="float" office:value="0.327459663152695" calcext:value-type="float">
            <text:p>0.327459663152695</text:p>
          </table:table-cell>
          <table:table-cell table:number-columns-repeated="2"/>
        </table:table-row>
        <table:table-row table:style-name="ro1">
          <table:table-cell office:value-type="float" office:value="0.341484397649765" calcext:value-type="float">
            <text:p>0.341484397649765</text:p>
          </table:table-cell>
          <table:table-cell table:number-columns-repeated="2"/>
        </table:table-row>
        <table:table-row table:style-name="ro1">
          <table:table-cell office:value-type="float" office:value="0.33791446685791" calcext:value-type="float">
            <text:p>0.33791446685791</text:p>
          </table:table-cell>
          <table:table-cell table:number-columns-repeated="2"/>
        </table:table-row>
        <table:table-row table:style-name="ro1">
          <table:table-cell office:value-type="float" office:value="0.365926891565323" calcext:value-type="float">
            <text:p>0.365926891565323</text:p>
          </table:table-cell>
          <table:table-cell table:number-columns-repeated="2"/>
        </table:table-row>
        <table:table-row table:style-name="ro1">
          <table:table-cell office:value-type="float" office:value="0.271867245435715" calcext:value-type="float">
            <text:p>0.271867245435715</text:p>
          </table:table-cell>
          <table:table-cell table:number-columns-repeated="2"/>
        </table:table-row>
        <table:table-row table:style-name="ro1">
          <table:table-cell office:value-type="float" office:value="0.263037294149399" calcext:value-type="float">
            <text:p>0.263037294149399</text:p>
          </table:table-cell>
          <table:table-cell table:number-columns-repeated="2"/>
        </table:table-row>
        <table:table-row table:style-name="ro1">
          <table:table-cell office:value-type="float" office:value="0.259807854890823" calcext:value-type="float">
            <text:p>0.259807854890823</text:p>
          </table:table-cell>
          <table:table-cell table:number-columns-repeated="2"/>
        </table:table-row>
        <table:table-row table:style-name="ro1">
          <table:table-cell office:value-type="float" office:value="0.287279516458511" calcext:value-type="float">
            <text:p>0.287279516458511</text:p>
          </table:table-cell>
          <table:table-cell table:number-columns-repeated="2"/>
        </table:table-row>
        <table:table-row table:style-name="ro1">
          <table:table-cell office:value-type="float" office:value="0.288543850183487" calcext:value-type="float">
            <text:p>0.288543850183487</text:p>
          </table:table-cell>
          <table:table-cell table:number-columns-repeated="2"/>
        </table:table-row>
        <table:table-row table:style-name="ro1">
          <table:table-cell office:value-type="float" office:value="0.266580879688263" calcext:value-type="float">
            <text:p>0.266580879688263</text:p>
          </table:table-cell>
          <table:table-cell table:number-columns-repeated="2"/>
        </table:table-row>
        <table:table-row table:style-name="ro1">
          <table:table-cell office:value-type="float" office:value="0.276138484477997" calcext:value-type="float">
            <text:p>0.276138484477997</text:p>
          </table:table-cell>
          <table:table-cell table:number-columns-repeated="2"/>
        </table:table-row>
        <table:table-row table:style-name="ro1">
          <table:table-cell office:value-type="float" office:value="0.296559035778046" calcext:value-type="float">
            <text:p>0.296559035778046</text:p>
          </table:table-cell>
          <table:table-cell table:number-columns-repeated="2"/>
        </table:table-row>
        <table:table-row table:style-name="ro1">
          <table:table-cell office:value-type="float" office:value="0.288737624883652" calcext:value-type="float">
            <text:p>0.288737624883652</text:p>
          </table:table-cell>
          <table:table-cell table:number-columns-repeated="2"/>
        </table:table-row>
        <table:table-row table:style-name="ro1">
          <table:table-cell office:value-type="float" office:value="0.30041828751564" calcext:value-type="float">
            <text:p>0.30041828751564</text:p>
          </table:table-cell>
          <table:table-cell table:number-columns-repeated="2"/>
        </table:table-row>
        <table:table-row table:style-name="ro1">
          <table:table-cell office:value-type="float" office:value="0.294974952936172" calcext:value-type="float">
            <text:p>0.294974952936172</text:p>
          </table:table-cell>
          <table:table-cell table:number-columns-repeated="2"/>
        </table:table-row>
        <table:table-row table:style-name="ro1">
          <table:table-cell office:value-type="float" office:value="0.312458455562592" calcext:value-type="float">
            <text:p>0.312458455562592</text:p>
          </table:table-cell>
          <table:table-cell table:number-columns-repeated="2"/>
        </table:table-row>
        <table:table-row table:style-name="ro1">
          <table:table-cell office:value-type="float" office:value="0.320372551679611" calcext:value-type="float">
            <text:p>0.320372551679611</text:p>
          </table:table-cell>
          <table:table-cell table:number-columns-repeated="2"/>
        </table:table-row>
        <table:table-row table:style-name="ro1">
          <table:table-cell office:value-type="float" office:value="0.321748435497284" calcext:value-type="float">
            <text:p>0.321748435497284</text:p>
          </table:table-cell>
          <table:table-cell table:number-columns-repeated="2"/>
        </table:table-row>
        <table:table-row table:style-name="ro1">
          <table:table-cell office:value-type="float" office:value="0.3102166056633" calcext:value-type="float">
            <text:p>0.3102166056633</text:p>
          </table:table-cell>
          <table:table-cell table:number-columns-repeated="2"/>
        </table:table-row>
        <table:table-row table:style-name="ro1">
          <table:table-cell office:value-type="float" office:value="0.311619341373444" calcext:value-type="float">
            <text:p>0.311619341373444</text:p>
          </table:table-cell>
          <table:table-cell table:number-columns-repeated="2"/>
        </table:table-row>
        <table:table-row table:style-name="ro1">
          <table:table-cell office:value-type="float" office:value="0.305847734212875" calcext:value-type="float">
            <text:p>0.305847734212875</text:p>
          </table:table-cell>
          <table:table-cell table:number-columns-repeated="2"/>
        </table:table-row>
        <table:table-row table:style-name="ro1">
          <table:table-cell office:value-type="float" office:value="0.251958698034286" calcext:value-type="float">
            <text:p>0.251958698034286</text:p>
          </table:table-cell>
          <table:table-cell table:number-columns-repeated="2"/>
        </table:table-row>
        <table:table-row table:style-name="ro1">
          <table:table-cell office:value-type="float" office:value="0.342370599508285" calcext:value-type="float">
            <text:p>0.342370599508285</text:p>
          </table:table-cell>
          <table:table-cell table:number-columns-repeated="2"/>
        </table:table-row>
        <table:table-row table:style-name="ro1">
          <table:table-cell office:value-type="float" office:value="0.360224068164825" calcext:value-type="float">
            <text:p>0.360224068164825</text:p>
          </table:table-cell>
          <table:table-cell table:number-columns-repeated="2"/>
        </table:table-row>
        <table:table-row table:style-name="ro1">
          <table:table-cell office:value-type="float" office:value="0.360142529010773" calcext:value-type="float">
            <text:p>0.360142529010773</text:p>
          </table:table-cell>
          <table:table-cell table:number-columns-repeated="2"/>
        </table:table-row>
        <table:table-row table:style-name="ro1">
          <table:table-cell office:value-type="float" office:value="0.354202598333359" calcext:value-type="float">
            <text:p>0.354202598333359</text:p>
          </table:table-cell>
          <table:table-cell table:number-columns-repeated="2"/>
        </table:table-row>
        <table:table-row table:style-name="ro1">
          <table:table-cell office:value-type="float" office:value="0.361970603466034" calcext:value-type="float">
            <text:p>0.361970603466034</text:p>
          </table:table-cell>
          <table:table-cell table:number-columns-repeated="2"/>
        </table:table-row>
        <table:table-row table:style-name="ro1">
          <table:table-cell office:value-type="float" office:value="0.354299932718277" calcext:value-type="float">
            <text:p>0.354299932718277</text:p>
          </table:table-cell>
          <table:table-cell table:number-columns-repeated="2"/>
        </table:table-row>
        <table:table-row table:style-name="ro1">
          <table:table-cell office:value-type="float" office:value="0.35912561416626" calcext:value-type="float">
            <text:p>0.35912561416626</text:p>
          </table:table-cell>
          <table:table-cell table:number-columns-repeated="2"/>
        </table:table-row>
        <table:table-row table:style-name="ro1">
          <table:table-cell office:value-type="float" office:value="0.352857112884521" calcext:value-type="float">
            <text:p>0.352857112884521</text:p>
          </table:table-cell>
          <table:table-cell table:number-columns-repeated="2"/>
        </table:table-row>
        <table:table-row table:style-name="ro1">
          <table:table-cell office:value-type="float" office:value="0.349221289157867" calcext:value-type="float">
            <text:p>0.349221289157867</text:p>
          </table:table-cell>
          <table:table-cell table:number-columns-repeated="2"/>
        </table:table-row>
        <table:table-row table:style-name="ro1">
          <table:table-cell office:value-type="float" office:value="0.336050063371658" calcext:value-type="float">
            <text:p>0.336050063371658</text:p>
          </table:table-cell>
          <table:table-cell table:number-columns-repeated="2"/>
        </table:table-row>
        <table:table-row table:style-name="ro1">
          <table:table-cell office:value-type="float" office:value="0.337405890226364" calcext:value-type="float">
            <text:p>0.337405890226364</text:p>
          </table:table-cell>
          <table:table-cell table:number-columns-repeated="2"/>
        </table:table-row>
        <table:table-row table:style-name="ro1">
          <table:table-cell office:value-type="float" office:value="0.317455857992172" calcext:value-type="float">
            <text:p>0.317455857992172</text:p>
          </table:table-cell>
          <table:table-cell table:number-columns-repeated="2"/>
        </table:table-row>
        <table:table-row table:style-name="ro1">
          <table:table-cell office:value-type="float" office:value="0.319377064704895" calcext:value-type="float">
            <text:p>0.319377064704895</text:p>
          </table:table-cell>
          <table:table-cell table:number-columns-repeated="2"/>
        </table:table-row>
        <table:table-row table:style-name="ro1">
          <table:table-cell office:value-type="float" office:value="0.318538516759872" calcext:value-type="float">
            <text:p>0.318538516759872</text:p>
          </table:table-cell>
          <table:table-cell table:number-columns-repeated="2"/>
        </table:table-row>
        <table:table-row table:style-name="ro1">
          <table:table-cell office:value-type="float" office:value="0.317262232303619" calcext:value-type="float">
            <text:p>0.317262232303619</text:p>
          </table:table-cell>
          <table:table-cell table:number-columns-repeated="2"/>
        </table:table-row>
        <table:table-row table:style-name="ro1">
          <table:table-cell office:value-type="float" office:value="0.318847000598908" calcext:value-type="float">
            <text:p>0.318847000598908</text:p>
          </table:table-cell>
          <table:table-cell table:number-columns-repeated="2"/>
        </table:table-row>
        <table:table-row table:style-name="ro1">
          <table:table-cell office:value-type="float" office:value="0.320574969053268" calcext:value-type="float">
            <text:p>0.320574969053268</text:p>
          </table:table-cell>
          <table:table-cell table:number-columns-repeated="2"/>
        </table:table-row>
        <table:table-row table:style-name="ro1">
          <table:table-cell office:value-type="float" office:value="0.320338368415833" calcext:value-type="float">
            <text:p>0.320338368415833</text:p>
          </table:table-cell>
          <table:table-cell table:number-columns-repeated="2"/>
        </table:table-row>
        <table:table-row table:style-name="ro1">
          <table:table-cell office:value-type="float" office:value="0.323606550693512" calcext:value-type="float">
            <text:p>0.323606550693512</text:p>
          </table:table-cell>
          <table:table-cell table:number-columns-repeated="2"/>
        </table:table-row>
        <table:table-row table:style-name="ro1">
          <table:table-cell office:value-type="float" office:value="0.338678419589996" calcext:value-type="float">
            <text:p>0.338678419589996</text:p>
          </table:table-cell>
          <table:table-cell table:number-columns-repeated="2"/>
        </table:table-row>
        <table:table-row table:style-name="ro1">
          <table:table-cell office:value-type="float" office:value="0.341801673173904" calcext:value-type="float">
            <text:p>0.341801673173904</text:p>
          </table:table-cell>
          <table:table-cell table:number-columns-repeated="2"/>
        </table:table-row>
        <table:table-row table:style-name="ro1">
          <table:table-cell office:value-type="float" office:value="0.335732996463776" calcext:value-type="float">
            <text:p>0.335732996463776</text:p>
          </table:table-cell>
          <table:table-cell table:number-columns-repeated="2"/>
        </table:table-row>
        <table:table-row table:style-name="ro1">
          <table:table-cell office:value-type="float" office:value="0.325331538915634" calcext:value-type="float">
            <text:p>0.325331538915634</text:p>
          </table:table-cell>
          <table:table-cell table:number-columns-repeated="2"/>
        </table:table-row>
        <table:table-row table:style-name="ro1">
          <table:table-cell office:value-type="float" office:value="0.324266403913498" calcext:value-type="float">
            <text:p>0.324266403913498</text:p>
          </table:table-cell>
          <table:table-cell table:number-columns-repeated="2"/>
        </table:table-row>
        <table:table-row table:style-name="ro1">
          <table:table-cell office:value-type="float" office:value="0.33548766374588" calcext:value-type="float">
            <text:p>0.33548766374588</text:p>
          </table:table-cell>
          <table:table-cell table:number-columns-repeated="2"/>
        </table:table-row>
        <table:table-row table:style-name="ro1">
          <table:table-cell office:value-type="float" office:value="0.341726332902908" calcext:value-type="float">
            <text:p>0.341726332902908</text:p>
          </table:table-cell>
          <table:table-cell table:number-columns-repeated="2"/>
        </table:table-row>
        <table:table-row table:style-name="ro1">
          <table:table-cell office:value-type="float" office:value="0.350366652011871" calcext:value-type="float">
            <text:p>0.350366652011871</text:p>
          </table:table-cell>
          <table:table-cell table:number-columns-repeated="2"/>
        </table:table-row>
        <table:table-row table:style-name="ro1">
          <table:table-cell office:value-type="float" office:value="0.346772819757462" calcext:value-type="float">
            <text:p>0.346772819757462</text:p>
          </table:table-cell>
          <table:table-cell table:number-columns-repeated="2"/>
        </table:table-row>
        <table:table-row table:style-name="ro1">
          <table:table-cell office:value-type="float" office:value="0.312784522771835" calcext:value-type="float">
            <text:p>0.312784522771835</text:p>
          </table:table-cell>
          <table:table-cell table:number-columns-repeated="2"/>
        </table:table-row>
        <table:table-row table:style-name="ro1">
          <table:table-cell office:value-type="float" office:value="0.313673168420792" calcext:value-type="float">
            <text:p>0.313673168420792</text:p>
          </table:table-cell>
          <table:table-cell table:number-columns-repeated="2"/>
        </table:table-row>
        <table:table-row table:style-name="ro1">
          <table:table-cell office:value-type="float" office:value="0.315298646688461" calcext:value-type="float">
            <text:p>0.315298646688461</text:p>
          </table:table-cell>
          <table:table-cell table:number-columns-repeated="2"/>
        </table:table-row>
        <table:table-row table:style-name="ro1">
          <table:table-cell office:value-type="float" office:value="0.311263531446457" calcext:value-type="float">
            <text:p>0.311263531446457</text:p>
          </table:table-cell>
          <table:table-cell table:number-columns-repeated="2"/>
        </table:table-row>
        <table:table-row table:style-name="ro1">
          <table:table-cell office:value-type="float" office:value="0.31774041056633" calcext:value-type="float">
            <text:p>0.31774041056633</text:p>
          </table:table-cell>
          <table:table-cell table:number-columns-repeated="2"/>
        </table:table-row>
        <table:table-row table:style-name="ro1">
          <table:table-cell office:value-type="float" office:value="0.319427013397217" calcext:value-type="float">
            <text:p>0.319427013397217</text:p>
          </table:table-cell>
          <table:table-cell table:number-columns-repeated="2"/>
        </table:table-row>
        <table:table-row table:style-name="ro1">
          <table:table-cell office:value-type="float" office:value="0.25058126449585" calcext:value-type="float">
            <text:p>0.25058126449585</text:p>
          </table:table-cell>
          <table:table-cell table:number-columns-repeated="2"/>
        </table:table-row>
        <table:table-row table:style-name="ro1">
          <table:table-cell office:value-type="float" office:value="0.324159473180771" calcext:value-type="float">
            <text:p>0.324159473180771</text:p>
          </table:table-cell>
          <table:table-cell table:number-columns-repeated="2"/>
        </table:table-row>
        <table:table-row table:style-name="ro1">
          <table:table-cell office:value-type="float" office:value="0.326798558235168" calcext:value-type="float">
            <text:p>0.326798558235168</text:p>
          </table:table-cell>
          <table:table-cell table:number-columns-repeated="2"/>
        </table:table-row>
        <table:table-row table:style-name="ro1">
          <table:table-cell office:value-type="float" office:value="0.332064211368561" calcext:value-type="float">
            <text:p>0.332064211368561</text:p>
          </table:table-cell>
          <table:table-cell table:number-columns-repeated="2"/>
        </table:table-row>
        <table:table-row table:style-name="ro1">
          <table:table-cell office:value-type="float" office:value="0.332637012004852" calcext:value-type="float">
            <text:p>0.332637012004852</text:p>
          </table:table-cell>
          <table:table-cell table:number-columns-repeated="2"/>
        </table:table-row>
        <table:table-row table:style-name="ro1">
          <table:table-cell office:value-type="float" office:value="0.334843158721924" calcext:value-type="float">
            <text:p>0.334843158721924</text:p>
          </table:table-cell>
          <table:table-cell table:number-columns-repeated="2"/>
        </table:table-row>
        <table:table-row table:style-name="ro1">
          <table:table-cell office:value-type="float" office:value="0.308758854866028" calcext:value-type="float">
            <text:p>0.308758854866028</text:p>
          </table:table-cell>
          <table:table-cell table:number-columns-repeated="2"/>
        </table:table-row>
        <table:table-row table:style-name="ro1">
          <table:table-cell office:value-type="float" office:value="0.312956094741821" calcext:value-type="float">
            <text:p>0.312956094741821</text:p>
          </table:table-cell>
          <table:table-cell table:number-columns-repeated="2"/>
        </table:table-row>
        <table:table-row table:style-name="ro1">
          <table:table-cell office:value-type="float" office:value="0.300660848617554" calcext:value-type="float">
            <text:p>0.300660848617554</text:p>
          </table:table-cell>
          <table:table-cell table:number-columns-repeated="2"/>
        </table:table-row>
        <table:table-row table:style-name="ro1">
          <table:table-cell office:value-type="float" office:value="0.301606208086014" calcext:value-type="float">
            <text:p>0.301606208086014</text:p>
          </table:table-cell>
          <table:table-cell table:number-columns-repeated="2"/>
        </table:table-row>
        <table:table-row table:style-name="ro1">
          <table:table-cell office:value-type="float" office:value="0.298323273658752" calcext:value-type="float">
            <text:p>0.298323273658752</text:p>
          </table:table-cell>
          <table:table-cell table:number-columns-repeated="2"/>
        </table:table-row>
        <table:table-row table:style-name="ro1">
          <table:table-cell office:value-type="float" office:value="0.296464204788208" calcext:value-type="float">
            <text:p>0.296464204788208</text:p>
          </table:table-cell>
          <table:table-cell table:number-columns-repeated="2"/>
        </table:table-row>
        <table:table-row table:style-name="ro1">
          <table:table-cell office:value-type="float" office:value="0.288859903812408" calcext:value-type="float">
            <text:p>0.288859903812408</text:p>
          </table:table-cell>
          <table:table-cell table:number-columns-repeated="2"/>
        </table:table-row>
        <table:table-row table:style-name="ro1">
          <table:table-cell office:value-type="float" office:value="0.285288840532303" calcext:value-type="float">
            <text:p>0.285288840532303</text:p>
          </table:table-cell>
          <table:table-cell table:number-columns-repeated="2"/>
        </table:table-row>
        <table:table-row table:style-name="ro1">
          <table:table-cell office:value-type="float" office:value="0.281315118074417" calcext:value-type="float">
            <text:p>0.281315118074417</text:p>
          </table:table-cell>
          <table:table-cell table:number-columns-repeated="2"/>
        </table:table-row>
        <table:table-row table:style-name="ro1">
          <table:table-cell office:value-type="float" office:value="0.282084763050079" calcext:value-type="float">
            <text:p>0.282084763050079</text:p>
          </table:table-cell>
          <table:table-cell table:number-columns-repeated="2"/>
        </table:table-row>
        <table:table-row table:style-name="ro1">
          <table:table-cell office:value-type="float" office:value="0.281569689512253" calcext:value-type="float">
            <text:p>0.281569689512253</text:p>
          </table:table-cell>
          <table:table-cell table:number-columns-repeated="2"/>
        </table:table-row>
        <table:table-row table:style-name="ro1">
          <table:table-cell office:value-type="float" office:value="0.28075298666954" calcext:value-type="float">
            <text:p>0.28075298666954</text:p>
          </table:table-cell>
          <table:table-cell table:number-columns-repeated="2"/>
        </table:table-row>
        <table:table-row table:style-name="ro1">
          <table:table-cell office:value-type="float" office:value="0.395808070898056" calcext:value-type="float">
            <text:p>0.395808070898056</text:p>
          </table:table-cell>
          <table:table-cell table:number-columns-repeated="2"/>
        </table:table-row>
        <table:table-row table:style-name="ro1">
          <table:table-cell office:value-type="float" office:value="0.387802392244339" calcext:value-type="float">
            <text:p>0.387802392244339</text:p>
          </table:table-cell>
          <table:table-cell table:number-columns-repeated="2"/>
        </table:table-row>
        <table:table-row table:style-name="ro1">
          <table:table-cell office:value-type="float" office:value="0.390203505754471" calcext:value-type="float">
            <text:p>0.390203505754471</text:p>
          </table:table-cell>
          <table:table-cell table:number-columns-repeated="2"/>
        </table:table-row>
        <table:table-row table:style-name="ro1">
          <table:table-cell office:value-type="float" office:value="0.392264276742935" calcext:value-type="float">
            <text:p>0.392264276742935</text:p>
          </table:table-cell>
          <table:table-cell table:number-columns-repeated="2"/>
        </table:table-row>
        <table:table-row table:style-name="ro1">
          <table:table-cell office:value-type="float" office:value="0.390043050050735" calcext:value-type="float">
            <text:p>0.390043050050735</text:p>
          </table:table-cell>
          <table:table-cell table:number-columns-repeated="2"/>
        </table:table-row>
        <table:table-row table:style-name="ro1">
          <table:table-cell office:value-type="float" office:value="0.389373302459717" calcext:value-type="float">
            <text:p>0.389373302459717</text:p>
          </table:table-cell>
          <table:table-cell table:number-columns-repeated="2"/>
        </table:table-row>
        <table:table-row table:style-name="ro1">
          <table:table-cell office:value-type="float" office:value="0.389696210622787" calcext:value-type="float">
            <text:p>0.389696210622787</text:p>
          </table:table-cell>
          <table:table-cell table:number-columns-repeated="2"/>
        </table:table-row>
        <table:table-row table:style-name="ro1">
          <table:table-cell office:value-type="float" office:value="0.38384747505188" calcext:value-type="float">
            <text:p>0.38384747505188</text:p>
          </table:table-cell>
          <table:table-cell table:number-columns-repeated="2"/>
        </table:table-row>
        <table:table-row table:style-name="ro1">
          <table:table-cell office:value-type="float" office:value="0.376295000314712" calcext:value-type="float">
            <text:p>0.376295000314712</text:p>
          </table:table-cell>
          <table:table-cell table:number-columns-repeated="2"/>
        </table:table-row>
        <table:table-row table:style-name="ro1">
          <table:table-cell office:value-type="float" office:value="0.374874174594879" calcext:value-type="float">
            <text:p>0.374874174594879</text:p>
          </table:table-cell>
          <table:table-cell table:number-columns-repeated="2"/>
        </table:table-row>
        <table:table-row table:style-name="ro1">
          <table:table-cell office:value-type="float" office:value="0.37270849943161" calcext:value-type="float">
            <text:p>0.37270849943161</text:p>
          </table:table-cell>
          <table:table-cell table:number-columns-repeated="2"/>
        </table:table-row>
        <table:table-row table:style-name="ro1">
          <table:table-cell office:value-type="float" office:value="0.372599303722382" calcext:value-type="float">
            <text:p>0.372599303722382</text:p>
          </table:table-cell>
          <table:table-cell table:number-columns-repeated="2"/>
        </table:table-row>
        <table:table-row table:style-name="ro1">
          <table:table-cell office:value-type="float" office:value="0.400452762842178" calcext:value-type="float">
            <text:p>0.400452762842178</text:p>
          </table:table-cell>
          <table:table-cell table:number-columns-repeated="2"/>
        </table:table-row>
        <table:table-row table:style-name="ro1">
          <table:table-cell office:value-type="float" office:value="0.387658357620239" calcext:value-type="float">
            <text:p>0.387658357620239</text:p>
          </table:table-cell>
          <table:table-cell table:number-columns-repeated="2"/>
        </table:table-row>
        <table:table-row table:style-name="ro1">
          <table:table-cell office:value-type="float" office:value="0.429435640573502" calcext:value-type="float">
            <text:p>0.429435640573502</text:p>
          </table:table-cell>
          <table:table-cell table:number-columns-repeated="2"/>
        </table:table-row>
        <table:table-row table:style-name="ro1">
          <table:table-cell office:value-type="float" office:value="0.400970369577408" calcext:value-type="float">
            <text:p>0.400970369577408</text:p>
          </table:table-cell>
          <table:table-cell table:number-columns-repeated="2"/>
        </table:table-row>
        <table:table-row table:style-name="ro1">
          <table:table-cell office:value-type="float" office:value="0.403640359640122" calcext:value-type="float">
            <text:p>0.403640359640122</text:p>
          </table:table-cell>
          <table:table-cell table:number-columns-repeated="2"/>
        </table:table-row>
        <table:table-row table:style-name="ro1">
          <table:table-cell office:value-type="float" office:value="0.424202740192413" calcext:value-type="float">
            <text:p>0.424202740192413</text:p>
          </table:table-cell>
          <table:table-cell table:number-columns-repeated="2"/>
        </table:table-row>
        <table:table-row table:style-name="ro1">
          <table:table-cell office:value-type="float" office:value="0.429138004779816" calcext:value-type="float">
            <text:p>0.429138004779816</text:p>
          </table:table-cell>
          <table:table-cell table:number-columns-repeated="2"/>
        </table:table-row>
        <table:table-row table:style-name="ro1">
          <table:table-cell office:value-type="float" office:value="0.401042193174362" calcext:value-type="float">
            <text:p>0.401042193174362</text:p>
          </table:table-cell>
          <table:table-cell table:number-columns-repeated="2"/>
        </table:table-row>
        <table:table-row table:style-name="ro1">
          <table:table-cell office:value-type="float" office:value="0.413104355335236" calcext:value-type="float">
            <text:p>0.413104355335236</text:p>
          </table:table-cell>
          <table:table-cell table:number-columns-repeated="2"/>
        </table:table-row>
        <table:table-row table:style-name="ro1">
          <table:table-cell office:value-type="float" office:value="0.410065591335297" calcext:value-type="float">
            <text:p>0.410065591335297</text:p>
          </table:table-cell>
          <table:table-cell table:number-columns-repeated="2"/>
        </table:table-row>
        <table:table-row table:style-name="ro1">
          <table:table-cell office:value-type="float" office:value="0.399926543235779" calcext:value-type="float">
            <text:p>0.399926543235779</text:p>
          </table:table-cell>
          <table:table-cell table:number-columns-repeated="2"/>
        </table:table-row>
        <table:table-row table:style-name="ro1">
          <table:table-cell office:value-type="float" office:value="0.405476242303848" calcext:value-type="float">
            <text:p>0.405476242303848</text:p>
          </table:table-cell>
          <table:table-cell table:number-columns-repeated="2"/>
        </table:table-row>
        <table:table-row table:style-name="ro1">
          <table:table-cell office:value-type="float" office:value="0.418806046247482" calcext:value-type="float">
            <text:p>0.418806046247482</text:p>
          </table:table-cell>
          <table:table-cell table:number-columns-repeated="2"/>
        </table:table-row>
        <table:table-row table:style-name="ro1">
          <table:table-cell office:value-type="float" office:value="0.441590189933777" calcext:value-type="float">
            <text:p>0.441590189933777</text:p>
          </table:table-cell>
          <table:table-cell table:number-columns-repeated="2"/>
        </table:table-row>
        <table:table-row table:style-name="ro1">
          <table:table-cell office:value-type="float" office:value="0.427791059017181" calcext:value-type="float">
            <text:p>0.427791059017181</text:p>
          </table:table-cell>
          <table:table-cell table:number-columns-repeated="2"/>
        </table:table-row>
        <table:table-row table:style-name="ro1">
          <table:table-cell office:value-type="float" office:value="0.428140699863434" calcext:value-type="float">
            <text:p>0.428140699863434</text:p>
          </table:table-cell>
          <table:table-cell table:number-columns-repeated="2"/>
        </table:table-row>
        <table:table-row table:style-name="ro1">
          <table:table-cell office:value-type="float" office:value="0.425375193357468" calcext:value-type="float">
            <text:p>0.425375193357468</text:p>
          </table:table-cell>
          <table:table-cell table:number-columns-repeated="2"/>
        </table:table-row>
        <table:table-row table:style-name="ro1">
          <table:table-cell office:value-type="float" office:value="0.427649796009064" calcext:value-type="float">
            <text:p>0.427649796009064</text:p>
          </table:table-cell>
          <table:table-cell table:number-columns-repeated="2"/>
        </table:table-row>
        <table:table-row table:style-name="ro1">
          <table:table-cell office:value-type="float" office:value="0.424613773822784" calcext:value-type="float">
            <text:p>0.424613773822784</text:p>
          </table:table-cell>
          <table:table-cell table:number-columns-repeated="2"/>
        </table:table-row>
        <table:table-row table:style-name="ro1">
          <table:table-cell office:value-type="float" office:value="0.430491209030151" calcext:value-type="float">
            <text:p>0.430491209030151</text:p>
          </table:table-cell>
          <table:table-cell table:number-columns-repeated="2"/>
        </table:table-row>
        <table:table-row table:style-name="ro1">
          <table:table-cell office:value-type="float" office:value="0.428891181945801" calcext:value-type="float">
            <text:p>0.428891181945801</text:p>
          </table:table-cell>
          <table:table-cell table:number-columns-repeated="2"/>
        </table:table-row>
        <table:table-row table:style-name="ro1">
          <table:table-cell office:value-type="float" office:value="0.431467682123184" calcext:value-type="float">
            <text:p>0.431467682123184</text:p>
          </table:table-cell>
          <table:table-cell table:number-columns-repeated="2"/>
        </table:table-row>
        <table:table-row table:style-name="ro1">
          <table:table-cell office:value-type="float" office:value="0.427061021327972" calcext:value-type="float">
            <text:p>0.427061021327972</text:p>
          </table:table-cell>
          <table:table-cell table:number-columns-repeated="2"/>
        </table:table-row>
        <table:table-row table:style-name="ro1">
          <table:table-cell office:value-type="float" office:value="0.423075437545776" calcext:value-type="float">
            <text:p>0.423075437545776</text:p>
          </table:table-cell>
          <table:table-cell table:number-columns-repeated="2"/>
        </table:table-row>
        <table:table-row table:style-name="ro1">
          <table:table-cell office:value-type="float" office:value="0.424312055110931" calcext:value-type="float">
            <text:p>0.424312055110931</text:p>
          </table:table-cell>
          <table:table-cell table:number-columns-repeated="2"/>
        </table:table-row>
        <table:table-row table:style-name="ro1">
          <table:table-cell office:value-type="float" office:value="0.426462799310684" calcext:value-type="float">
            <text:p>0.426462799310684</text:p>
          </table:table-cell>
          <table:table-cell table:number-columns-repeated="2"/>
        </table:table-row>
        <table:table-row table:style-name="ro1">
          <table:table-cell office:value-type="float" office:value="0.427837580442429" calcext:value-type="float">
            <text:p>0.427837580442429</text:p>
          </table:table-cell>
          <table:table-cell table:number-columns-repeated="2"/>
        </table:table-row>
        <table:table-row table:style-name="ro1">
          <table:table-cell office:value-type="float" office:value="0.446268528699875" calcext:value-type="float">
            <text:p>0.446268528699875</text:p>
          </table:table-cell>
          <table:table-cell table:number-columns-repeated="2"/>
        </table:table-row>
        <table:table-row table:style-name="ro1">
          <table:table-cell office:value-type="float" office:value="0.471944957971573" calcext:value-type="float">
            <text:p>0.471944957971573</text:p>
          </table:table-cell>
          <table:table-cell table:number-columns-repeated="2"/>
        </table:table-row>
        <table:table-row table:style-name="ro1">
          <table:table-cell office:value-type="float" office:value="0.474137902259827" calcext:value-type="float">
            <text:p>0.474137902259827</text:p>
          </table:table-cell>
          <table:table-cell table:number-columns-repeated="2"/>
        </table:table-row>
        <table:table-row table:style-name="ro1">
          <table:table-cell office:value-type="float" office:value="0.472082197666168" calcext:value-type="float">
            <text:p>0.472082197666168</text:p>
          </table:table-cell>
          <table:table-cell table:number-columns-repeated="2"/>
        </table:table-row>
        <table:table-row table:style-name="ro1">
          <table:table-cell office:value-type="float" office:value="0.465533077716827" calcext:value-type="float">
            <text:p>0.465533077716827</text:p>
          </table:table-cell>
          <table:table-cell table:number-columns-repeated="2"/>
        </table:table-row>
        <table:table-row table:style-name="ro1">
          <table:table-cell office:value-type="float" office:value="0.461955726146698" calcext:value-type="float">
            <text:p>0.461955726146698</text:p>
          </table:table-cell>
          <table:table-cell table:number-columns-repeated="2"/>
        </table:table-row>
        <table:table-row table:style-name="ro1">
          <table:table-cell office:value-type="float" office:value="0.295001894235611" calcext:value-type="float">
            <text:p>0.295001894235611</text:p>
          </table:table-cell>
          <table:table-cell table:number-columns-repeated="2"/>
        </table:table-row>
        <table:table-row table:style-name="ro1">
          <table:table-cell office:value-type="float" office:value="0.292608559131622" calcext:value-type="float">
            <text:p>0.292608559131622</text:p>
          </table:table-cell>
          <table:table-cell table:number-columns-repeated="2"/>
        </table:table-row>
        <table:table-row table:style-name="ro1">
          <table:table-cell office:value-type="float" office:value="0.294573754072189" calcext:value-type="float">
            <text:p>0.294573754072189</text:p>
          </table:table-cell>
          <table:table-cell table:number-columns-repeated="2"/>
        </table:table-row>
        <table:table-row table:style-name="ro1">
          <table:table-cell office:value-type="float" office:value="0.302692055702209" calcext:value-type="float">
            <text:p>0.302692055702209</text:p>
          </table:table-cell>
          <table:table-cell table:number-columns-repeated="2"/>
        </table:table-row>
        <table:table-row table:style-name="ro1">
          <table:table-cell office:value-type="float" office:value="0.301941215991974" calcext:value-type="float">
            <text:p>0.301941215991974</text:p>
          </table:table-cell>
          <table:table-cell table:number-columns-repeated="2"/>
        </table:table-row>
        <table:table-row table:style-name="ro1">
          <table:table-cell office:value-type="float" office:value="0.300918906927109" calcext:value-type="float">
            <text:p>0.300918906927109</text:p>
          </table:table-cell>
          <table:table-cell table:number-columns-repeated="2"/>
        </table:table-row>
        <table:table-row table:style-name="ro1">
          <table:table-cell office:value-type="float" office:value="0.301221013069153" calcext:value-type="float">
            <text:p>0.301221013069153</text:p>
          </table:table-cell>
          <table:table-cell table:number-columns-repeated="2"/>
        </table:table-row>
        <table:table-row table:style-name="ro1">
          <table:table-cell office:value-type="float" office:value="0.296971678733826" calcext:value-type="float">
            <text:p>0.296971678733826</text:p>
          </table:table-cell>
          <table:table-cell table:number-columns-repeated="2"/>
        </table:table-row>
        <table:table-row table:style-name="ro1">
          <table:table-cell office:value-type="float" office:value="0.302297294139862" calcext:value-type="float">
            <text:p>0.302297294139862</text:p>
          </table:table-cell>
          <table:table-cell table:number-columns-repeated="2"/>
        </table:table-row>
        <table:table-row table:style-name="ro1">
          <table:table-cell office:value-type="float" office:value="0.298426151275635" calcext:value-type="float">
            <text:p>0.298426151275635</text:p>
          </table:table-cell>
          <table:table-cell table:number-columns-repeated="2"/>
        </table:table-row>
        <table:table-row table:style-name="ro1">
          <table:table-cell office:value-type="float" office:value="0.300650328397751" calcext:value-type="float">
            <text:p>0.300650328397751</text:p>
          </table:table-cell>
          <table:table-cell table:number-columns-repeated="2"/>
        </table:table-row>
        <table:table-row table:style-name="ro1">
          <table:table-cell office:value-type="float" office:value="0.302683562040329" calcext:value-type="float">
            <text:p>0.302683562040329</text:p>
          </table:table-cell>
          <table:table-cell table:number-columns-repeated="2"/>
        </table:table-row>
        <table:table-row table:style-name="ro1">
          <table:table-cell office:value-type="float" office:value="0.328362762928009" calcext:value-type="float">
            <text:p>0.328362762928009</text:p>
          </table:table-cell>
          <table:table-cell table:number-columns-repeated="2"/>
        </table:table-row>
        <table:table-row table:style-name="ro1">
          <table:table-cell office:value-type="float" office:value="0.304502129554749" calcext:value-type="float">
            <text:p>0.304502129554749</text:p>
          </table:table-cell>
          <table:table-cell table:number-columns-repeated="2"/>
        </table:table-row>
        <table:table-row table:style-name="ro1">
          <table:table-cell office:value-type="float" office:value="0.333126485347748" calcext:value-type="float">
            <text:p>0.333126485347748</text:p>
          </table:table-cell>
          <table:table-cell table:number-columns-repeated="2"/>
        </table:table-row>
        <table:table-row table:style-name="ro1">
          <table:table-cell office:value-type="float" office:value="0.305601954460144" calcext:value-type="float">
            <text:p>0.305601954460144</text:p>
          </table:table-cell>
          <table:table-cell table:number-columns-repeated="2"/>
        </table:table-row>
        <table:table-row table:style-name="ro1">
          <table:table-cell office:value-type="float" office:value="0.334338247776031" calcext:value-type="float">
            <text:p>0.334338247776031</text:p>
          </table:table-cell>
          <table:table-cell table:number-columns-repeated="2"/>
        </table:table-row>
        <table:table-row table:style-name="ro1">
          <table:table-cell office:value-type="float" office:value="0.305756360292435" calcext:value-type="float">
            <text:p>0.305756360292435</text:p>
          </table:table-cell>
          <table:table-cell table:number-columns-repeated="2"/>
        </table:table-row>
        <table:table-row table:style-name="ro1">
          <table:table-cell office:value-type="float" office:value="0.336213529109955" calcext:value-type="float">
            <text:p>0.336213529109955</text:p>
          </table:table-cell>
          <table:table-cell table:number-columns-repeated="2"/>
        </table:table-row>
        <table:table-row table:style-name="ro1">
          <table:table-cell office:value-type="float" office:value="0.334526479244232" calcext:value-type="float">
            <text:p>0.334526479244232</text:p>
          </table:table-cell>
          <table:table-cell table:number-columns-repeated="2"/>
        </table:table-row>
        <table:table-row table:style-name="ro1">
          <table:table-cell office:value-type="float" office:value="0.333871811628342" calcext:value-type="float">
            <text:p>0.333871811628342</text:p>
          </table:table-cell>
          <table:table-cell table:number-columns-repeated="2"/>
        </table:table-row>
        <table:table-row table:style-name="ro1">
          <table:table-cell office:value-type="float" office:value="0.337013721466064" calcext:value-type="float">
            <text:p>0.337013721466064</text:p>
          </table:table-cell>
          <table:table-cell table:number-columns-repeated="2"/>
        </table:table-row>
        <table:table-row table:style-name="ro1">
          <table:table-cell office:value-type="float" office:value="0.348673939704895" calcext:value-type="float">
            <text:p>0.348673939704895</text:p>
          </table:table-cell>
          <table:table-cell table:number-columns-repeated="2"/>
        </table:table-row>
        <table:table-row table:style-name="ro1">
          <table:table-cell office:value-type="float" office:value="0.3471939265728" calcext:value-type="float">
            <text:p>0.3471939265728</text:p>
          </table:table-cell>
          <table:table-cell table:number-columns-repeated="2"/>
        </table:table-row>
        <table:table-row table:style-name="ro1">
          <table:table-cell office:value-type="float" office:value="0.269821047782898" calcext:value-type="float">
            <text:p>0.269821047782898</text:p>
          </table:table-cell>
          <table:table-cell table:number-columns-repeated="2"/>
        </table:table-row>
        <table:table-row table:style-name="ro1">
          <table:table-cell office:value-type="float" office:value="0.345047920942307" calcext:value-type="float">
            <text:p>0.345047920942307</text:p>
          </table:table-cell>
          <table:table-cell table:number-columns-repeated="2"/>
        </table:table-row>
        <table:table-row table:style-name="ro1">
          <table:table-cell office:value-type="float" office:value="0.268714785575867" calcext:value-type="float">
            <text:p>0.268714785575867</text:p>
          </table:table-cell>
          <table:table-cell table:number-columns-repeated="2"/>
        </table:table-row>
        <table:table-row table:style-name="ro1">
          <table:table-cell office:value-type="float" office:value="0.344430804252625" calcext:value-type="float">
            <text:p>0.344430804252625</text:p>
          </table:table-cell>
          <table:table-cell table:number-columns-repeated="2"/>
        </table:table-row>
        <table:table-row table:style-name="ro1">
          <table:table-cell office:value-type="float" office:value="0.280925124883652" calcext:value-type="float">
            <text:p>0.280925124883652</text:p>
          </table:table-cell>
          <table:table-cell table:number-columns-repeated="2"/>
        </table:table-row>
        <table:table-row table:style-name="ro1">
          <table:table-cell office:value-type="float" office:value="0.344547092914581" calcext:value-type="float">
            <text:p>0.344547092914581</text:p>
          </table:table-cell>
          <table:table-cell table:number-columns-repeated="2"/>
        </table:table-row>
        <table:table-row table:style-name="ro1">
          <table:table-cell office:value-type="float" office:value="0.281794637441635" calcext:value-type="float">
            <text:p>0.281794637441635</text:p>
          </table:table-cell>
          <table:table-cell table:number-columns-repeated="2"/>
        </table:table-row>
        <table:table-row table:style-name="ro1">
          <table:table-cell office:value-type="float" office:value="0.338166952133179" calcext:value-type="float">
            <text:p>0.338166952133179</text:p>
          </table:table-cell>
          <table:table-cell table:number-columns-repeated="2"/>
        </table:table-row>
        <table:table-row table:style-name="ro1">
          <table:table-cell office:value-type="float" office:value="0.279310315847397" calcext:value-type="float">
            <text:p>0.279310315847397</text:p>
          </table:table-cell>
          <table:table-cell table:number-columns-repeated="2"/>
        </table:table-row>
        <table:table-row table:style-name="ro1">
          <table:table-cell office:value-type="float" office:value="0.33959037065506" calcext:value-type="float">
            <text:p>0.33959037065506</text:p>
          </table:table-cell>
          <table:table-cell table:number-columns-repeated="2"/>
        </table:table-row>
        <table:table-row table:style-name="ro1">
          <table:table-cell office:value-type="float" office:value="0.340760558843613" calcext:value-type="float">
            <text:p>0.340760558843613</text:p>
          </table:table-cell>
          <table:table-cell table:number-columns-repeated="2"/>
        </table:table-row>
        <table:table-row table:style-name="ro1">
          <table:table-cell office:value-type="float" office:value="0.339597880840302" calcext:value-type="float">
            <text:p>0.339597880840302</text:p>
          </table:table-cell>
          <table:table-cell table:number-columns-repeated="2"/>
        </table:table-row>
        <table:table-row table:style-name="ro1">
          <table:table-cell office:value-type="float" office:value="0.340046942234039" calcext:value-type="float">
            <text:p>0.340046942234039</text:p>
          </table:table-cell>
          <table:table-cell table:number-columns-repeated="2"/>
        </table:table-row>
        <table:table-row table:style-name="ro1">
          <table:table-cell office:value-type="float" office:value="0.336636573076248" calcext:value-type="float">
            <text:p>0.336636573076248</text:p>
          </table:table-cell>
          <table:table-cell table:number-columns-repeated="2"/>
        </table:table-row>
        <table:table-row table:style-name="ro1">
          <table:table-cell office:value-type="float" office:value="0.338264733552933" calcext:value-type="float">
            <text:p>0.338264733552933</text:p>
          </table:table-cell>
          <table:table-cell table:number-columns-repeated="2"/>
        </table:table-row>
        <table:table-row table:style-name="ro1">
          <table:table-cell office:value-type="float" office:value="0.323788195848465" calcext:value-type="float">
            <text:p>0.323788195848465</text:p>
          </table:table-cell>
          <table:table-cell table:number-columns-repeated="2"/>
        </table:table-row>
        <table:table-row table:style-name="ro1">
          <table:table-cell office:value-type="float" office:value="0.326283901929855" calcext:value-type="float">
            <text:p>0.326283901929855</text:p>
          </table:table-cell>
          <table:table-cell table:number-columns-repeated="2"/>
        </table:table-row>
        <table:table-row table:style-name="ro1">
          <table:table-cell office:value-type="float" office:value="0.322671890258789" calcext:value-type="float">
            <text:p>0.322671890258789</text:p>
          </table:table-cell>
          <table:table-cell table:number-columns-repeated="2"/>
        </table:table-row>
        <table:table-row table:style-name="ro1">
          <table:table-cell office:value-type="float" office:value="0.324021190404892" calcext:value-type="float">
            <text:p>0.324021190404892</text:p>
          </table:table-cell>
          <table:table-cell table:number-columns-repeated="2"/>
        </table:table-row>
        <table:table-row table:style-name="ro1">
          <table:table-cell office:value-type="float" office:value="0.323384433984757" calcext:value-type="float">
            <text:p>0.323384433984757</text:p>
          </table:table-cell>
          <table:table-cell table:number-columns-repeated="2"/>
        </table:table-row>
        <table:table-row table:style-name="ro1">
          <table:table-cell office:value-type="float" office:value="0.351512402296066" calcext:value-type="float">
            <text:p>0.351512402296066</text:p>
          </table:table-cell>
          <table:table-cell table:number-columns-repeated="2"/>
        </table:table-row>
        <table:table-row table:style-name="ro1">
          <table:table-cell office:value-type="float" office:value="0.359972953796387" calcext:value-type="float">
            <text:p>0.359972953796387</text:p>
          </table:table-cell>
          <table:table-cell table:number-columns-repeated="2"/>
        </table:table-row>
        <table:table-row table:style-name="ro1">
          <table:table-cell office:value-type="float" office:value="0.368831783533096" calcext:value-type="float">
            <text:p>0.368831783533096</text:p>
          </table:table-cell>
          <table:table-cell table:number-columns-repeated="2"/>
        </table:table-row>
        <table:table-row table:style-name="ro1">
          <table:table-cell office:value-type="float" office:value="0.36531475186348" calcext:value-type="float">
            <text:p>0.36531475186348</text:p>
          </table:table-cell>
          <table:table-cell table:number-columns-repeated="2"/>
        </table:table-row>
        <table:table-row table:style-name="ro1">
          <table:table-cell office:value-type="float" office:value="0.364395171403885" calcext:value-type="float">
            <text:p>0.364395171403885</text:p>
          </table:table-cell>
          <table:table-cell table:number-columns-repeated="2"/>
        </table:table-row>
        <table:table-row table:style-name="ro1">
          <table:table-cell office:value-type="float" office:value="0.356594413518906" calcext:value-type="float">
            <text:p>0.356594413518906</text:p>
          </table:table-cell>
          <table:table-cell table:number-columns-repeated="2"/>
        </table:table-row>
        <table:table-row table:style-name="ro1">
          <table:table-cell office:value-type="float" office:value="0.368224918842316" calcext:value-type="float">
            <text:p>0.368224918842316</text:p>
          </table:table-cell>
          <table:table-cell table:number-columns-repeated="2"/>
        </table:table-row>
        <table:table-row table:style-name="ro1">
          <table:table-cell office:value-type="float" office:value="0.340225338935852" calcext:value-type="float">
            <text:p>0.340225338935852</text:p>
          </table:table-cell>
          <table:table-cell table:number-columns-repeated="2"/>
        </table:table-row>
        <table:table-row table:style-name="ro1">
          <table:table-cell office:value-type="float" office:value="0.334924250841141" calcext:value-type="float">
            <text:p>0.334924250841141</text:p>
          </table:table-cell>
          <table:table-cell table:number-columns-repeated="2"/>
        </table:table-row>
        <table:table-row table:style-name="ro1">
          <table:table-cell office:value-type="float" office:value="0.396398663520813" calcext:value-type="float">
            <text:p>0.396398663520813</text:p>
          </table:table-cell>
          <table:table-cell table:number-columns-repeated="2"/>
        </table:table-row>
        <table:table-row table:style-name="ro1">
          <table:table-cell office:value-type="float" office:value="0.372295588254929" calcext:value-type="float">
            <text:p>0.372295588254929</text:p>
          </table:table-cell>
          <table:table-cell table:number-columns-repeated="2"/>
        </table:table-row>
        <table:table-row table:style-name="ro1">
          <table:table-cell office:value-type="float" office:value="0.391233295202255" calcext:value-type="float">
            <text:p>0.391233295202255</text:p>
          </table:table-cell>
          <table:table-cell table:number-columns-repeated="2"/>
        </table:table-row>
        <table:table-row table:style-name="ro1">
          <table:table-cell office:value-type="float" office:value="0.375511020421982" calcext:value-type="float">
            <text:p>0.375511020421982</text:p>
          </table:table-cell>
          <table:table-cell table:number-columns-repeated="2"/>
        </table:table-row>
        <table:table-row table:style-name="ro1">
          <table:table-cell office:value-type="float" office:value="0.384835332632065" calcext:value-type="float">
            <text:p>0.384835332632065</text:p>
          </table:table-cell>
          <table:table-cell table:number-columns-repeated="2"/>
        </table:table-row>
        <table:table-row table:style-name="ro1">
          <table:table-cell office:value-type="float" office:value="0.385577499866486" calcext:value-type="float">
            <text:p>0.385577499866486</text:p>
          </table:table-cell>
          <table:table-cell table:number-columns-repeated="2"/>
        </table:table-row>
        <table:table-row table:style-name="ro1">
          <table:table-cell office:value-type="float" office:value="0.378334760665894" calcext:value-type="float">
            <text:p>0.378334760665894</text:p>
          </table:table-cell>
          <table:table-cell table:number-columns-repeated="2"/>
        </table:table-row>
        <table:table-row table:style-name="ro1">
          <table:table-cell office:value-type="float" office:value="0.394050776958466" calcext:value-type="float">
            <text:p>0.394050776958466</text:p>
          </table:table-cell>
          <table:table-cell table:number-columns-repeated="2"/>
        </table:table-row>
        <table:table-row table:style-name="ro1">
          <table:table-cell office:value-type="float" office:value="0.343295156955719" calcext:value-type="float">
            <text:p>0.343295156955719</text:p>
          </table:table-cell>
          <table:table-cell table:number-columns-repeated="2"/>
        </table:table-row>
        <table:table-row table:style-name="ro1">
          <table:table-cell office:value-type="float" office:value="0.337899059057236" calcext:value-type="float">
            <text:p>0.337899059057236</text:p>
          </table:table-cell>
          <table:table-cell table:number-columns-repeated="2"/>
        </table:table-row>
        <table:table-row table:style-name="ro1">
          <table:table-cell office:value-type="float" office:value="0.297015607357025" calcext:value-type="float">
            <text:p>0.297015607357025</text:p>
          </table:table-cell>
          <table:table-cell table:number-columns-repeated="2"/>
        </table:table-row>
        <table:table-row table:style-name="ro1">
          <table:table-cell office:value-type="float" office:value="0.35363033413887" calcext:value-type="float">
            <text:p>0.35363033413887</text:p>
          </table:table-cell>
          <table:table-cell table:number-columns-repeated="2"/>
        </table:table-row>
        <table:table-row table:style-name="ro1">
          <table:table-cell office:value-type="float" office:value="0.299339860677719" calcext:value-type="float">
            <text:p>0.299339860677719</text:p>
          </table:table-cell>
          <table:table-cell table:number-columns-repeated="2"/>
        </table:table-row>
        <table:table-row table:style-name="ro1">
          <table:table-cell office:value-type="float" office:value="0.390147775411606" calcext:value-type="float">
            <text:p>0.390147775411606</text:p>
          </table:table-cell>
          <table:table-cell table:number-columns-repeated="2"/>
        </table:table-row>
        <table:table-row table:style-name="ro1">
          <table:table-cell office:value-type="float" office:value="0.436230540275574" calcext:value-type="float">
            <text:p>0.436230540275574</text:p>
          </table:table-cell>
          <table:table-cell table:number-columns-repeated="2"/>
        </table:table-row>
        <table:table-row table:style-name="ro1">
          <table:table-cell office:value-type="float" office:value="0.445597231388092" calcext:value-type="float">
            <text:p>0.445597231388092</text:p>
          </table:table-cell>
          <table:table-cell table:number-columns-repeated="2"/>
        </table:table-row>
        <table:table-row table:style-name="ro1">
          <table:table-cell office:value-type="float" office:value="0.414072453975678" calcext:value-type="float">
            <text:p>0.414072453975678</text:p>
          </table:table-cell>
          <table:table-cell table:number-columns-repeated="2"/>
        </table:table-row>
        <table:table-row table:style-name="ro1">
          <table:table-cell office:value-type="float" office:value="0.384635359048843" calcext:value-type="float">
            <text:p>0.384635359048843</text:p>
          </table:table-cell>
          <table:table-cell table:number-columns-repeated="2"/>
        </table:table-row>
        <table:table-row table:style-name="ro1">
          <table:table-cell office:value-type="float" office:value="0.360337883234024" calcext:value-type="float">
            <text:p>0.360337883234024</text:p>
          </table:table-cell>
          <table:table-cell table:number-columns-repeated="2"/>
        </table:table-row>
        <table:table-row table:style-name="ro1">
          <table:table-cell office:value-type="float" office:value="0.515495955944061" calcext:value-type="float">
            <text:p>0.515495955944061</text:p>
          </table:table-cell>
          <table:table-cell table:number-columns-repeated="2"/>
        </table:table-row>
        <table:table-row table:style-name="ro1">
          <table:table-cell office:value-type="float" office:value="0.345369130373001" calcext:value-type="float">
            <text:p>0.345369130373001</text:p>
          </table:table-cell>
          <table:table-cell table:number-columns-repeated="2"/>
        </table:table-row>
        <table:table-row table:style-name="ro1">
          <table:table-cell office:value-type="float" office:value="0.558028995990753" calcext:value-type="float">
            <text:p>0.558028995990753</text:p>
          </table:table-cell>
          <table:table-cell table:number-columns-repeated="2"/>
        </table:table-row>
        <table:table-row table:style-name="ro1">
          <table:table-cell office:value-type="float" office:value="0.312962293624878" calcext:value-type="float">
            <text:p>0.312962293624878</text:p>
          </table:table-cell>
          <table:table-cell table:number-columns-repeated="2"/>
        </table:table-row>
        <table:table-row table:style-name="ro1">
          <table:table-cell office:value-type="float" office:value="0.312461912631988" calcext:value-type="float">
            <text:p>0.312461912631988</text:p>
          </table:table-cell>
          <table:table-cell table:number-columns-repeated="2"/>
        </table:table-row>
        <table:table-row table:style-name="ro1">
          <table:table-cell office:value-type="float" office:value="0.272994786500931" calcext:value-type="float">
            <text:p>0.272994786500931</text:p>
          </table:table-cell>
          <table:table-cell table:number-columns-repeated="2"/>
        </table:table-row>
        <table:table-row table:style-name="ro1">
          <table:table-cell office:value-type="float" office:value="0.285892903804779" calcext:value-type="float">
            <text:p>0.285892903804779</text:p>
          </table:table-cell>
          <table:table-cell table:number-columns-repeated="2"/>
        </table:table-row>
        <table:table-row table:style-name="ro1">
          <table:table-cell office:value-type="float" office:value="0.367935508489609" calcext:value-type="float">
            <text:p>0.367935508489609</text:p>
          </table:table-cell>
          <table:table-cell table:number-columns-repeated="2"/>
        </table:table-row>
        <table:table-row table:style-name="ro1">
          <table:table-cell office:value-type="float" office:value="0.524774849414825" calcext:value-type="float">
            <text:p>0.524774849414825</text:p>
          </table:table-cell>
          <table:table-cell table:number-columns-repeated="2"/>
        </table:table-row>
        <table:table-row table:style-name="ro1">
          <table:table-cell office:value-type="float" office:value="0.337912946939468" calcext:value-type="float">
            <text:p>0.337912946939468</text:p>
          </table:table-cell>
          <table:table-cell table:number-columns-repeated="2"/>
        </table:table-row>
        <table:table-row table:style-name="ro1">
          <table:table-cell office:value-type="float" office:value="0.63076251745224" calcext:value-type="float">
            <text:p>0.63076251745224</text:p>
          </table:table-cell>
          <table:table-cell table:number-columns-repeated="2"/>
        </table:table-row>
        <table:table-row table:style-name="ro1">
          <table:table-cell office:value-type="float" office:value="0.366702735424042" calcext:value-type="float">
            <text:p>0.366702735424042</text:p>
          </table:table-cell>
          <table:table-cell table:number-columns-repeated="2"/>
        </table:table-row>
        <table:table-row table:style-name="ro1">
          <table:table-cell office:value-type="float" office:value="0.714154601097107" calcext:value-type="float">
            <text:p>0.714154601097107</text:p>
          </table:table-cell>
          <table:table-cell table:number-columns-repeated="2"/>
        </table:table-row>
        <table:table-row table:style-name="ro1">
          <table:table-cell office:value-type="float" office:value="0.3031325340271" calcext:value-type="float">
            <text:p>0.3031325340271</text:p>
          </table:table-cell>
          <table:table-cell table:number-columns-repeated="2"/>
        </table:table-row>
        <table:table-row table:style-name="ro1">
          <table:table-cell office:value-type="float" office:value="0.695123195648193" calcext:value-type="float">
            <text:p>0.695123195648193</text:p>
          </table:table-cell>
          <table:table-cell table:number-columns-repeated="2"/>
        </table:table-row>
        <table:table-row table:style-name="ro1">
          <table:table-cell office:value-type="float" office:value="0.333695232868195" calcext:value-type="float">
            <text:p>0.333695232868195</text:p>
          </table:table-cell>
          <table:table-cell table:number-columns-repeated="2"/>
        </table:table-row>
        <table:table-row table:style-name="ro1">
          <table:table-cell office:value-type="float" office:value="0.491287738084793" calcext:value-type="float">
            <text:p>0.491287738084793</text:p>
          </table:table-cell>
          <table:table-cell table:number-columns-repeated="2"/>
        </table:table-row>
        <table:table-row table:style-name="ro1">
          <table:table-cell office:value-type="float" office:value="0.378345131874084" calcext:value-type="float">
            <text:p>0.378345131874084</text:p>
          </table:table-cell>
          <table:table-cell table:number-columns-repeated="2"/>
        </table:table-row>
        <table:table-row table:style-name="ro1">
          <table:table-cell office:value-type="float" office:value="0.396117329597473" calcext:value-type="float">
            <text:p>0.396117329597473</text:p>
          </table:table-cell>
          <table:table-cell table:number-columns-repeated="2"/>
        </table:table-row>
        <table:table-row table:style-name="ro1">
          <table:table-cell office:value-type="float" office:value="0.387704819440842" calcext:value-type="float">
            <text:p>0.387704819440842</text:p>
          </table:table-cell>
          <table:table-cell table:number-columns-repeated="2"/>
        </table:table-row>
        <table:table-row table:style-name="ro1">
          <table:table-cell office:value-type="float" office:value="0.373301327228546" calcext:value-type="float">
            <text:p>0.373301327228546</text:p>
          </table:table-cell>
          <table:table-cell table:number-columns-repeated="2"/>
        </table:table-row>
        <table:table-row table:style-name="ro1">
          <table:table-cell office:value-type="float" office:value="0.359354913234711" calcext:value-type="float">
            <text:p>0.359354913234711</text:p>
          </table:table-cell>
          <table:table-cell table:number-columns-repeated="2"/>
        </table:table-row>
        <table:table-row table:style-name="ro1">
          <table:table-cell office:value-type="float" office:value="0.341791480779648" calcext:value-type="float">
            <text:p>0.341791480779648</text:p>
          </table:table-cell>
          <table:table-cell table:number-columns-repeated="2"/>
        </table:table-row>
        <table:table-row table:style-name="ro1">
          <table:table-cell office:value-type="float" office:value="0.296897828578949" calcext:value-type="float">
            <text:p>0.296897828578949</text:p>
          </table:table-cell>
          <table:table-cell table:number-columns-repeated="2"/>
        </table:table-row>
        <table:table-row table:style-name="ro1">
          <table:table-cell office:value-type="float" office:value="0.340373635292053" calcext:value-type="float">
            <text:p>0.340373635292053</text:p>
          </table:table-cell>
          <table:table-cell table:number-columns-repeated="2"/>
        </table:table-row>
        <table:table-row table:style-name="ro1">
          <table:table-cell office:value-type="float" office:value="0.327752202749252" calcext:value-type="float">
            <text:p>0.327752202749252</text:p>
          </table:table-cell>
          <table:table-cell table:number-columns-repeated="2"/>
        </table:table-row>
        <table:table-row table:style-name="ro1">
          <table:table-cell office:value-type="float" office:value="0.323433965444565" calcext:value-type="float">
            <text:p>0.323433965444565</text:p>
          </table:table-cell>
          <table:table-cell table:number-columns-repeated="2"/>
        </table:table-row>
        <table:table-row table:style-name="ro1">
          <table:table-cell office:value-type="float" office:value="0.316998839378357" calcext:value-type="float">
            <text:p>0.316998839378357</text:p>
          </table:table-cell>
          <table:table-cell table:number-columns-repeated="2"/>
        </table:table-row>
        <table:table-row table:style-name="ro1">
          <table:table-cell office:value-type="float" office:value="0.323234021663666" calcext:value-type="float">
            <text:p>0.323234021663666</text:p>
          </table:table-cell>
          <table:table-cell table:number-columns-repeated="2"/>
        </table:table-row>
        <table:table-row table:style-name="ro1">
          <table:table-cell office:value-type="float" office:value="0.340365290641785" calcext:value-type="float">
            <text:p>0.340365290641785</text:p>
          </table:table-cell>
          <table:table-cell table:number-columns-repeated="2"/>
        </table:table-row>
        <table:table-row table:style-name="ro1">
          <table:table-cell office:value-type="float" office:value="0.315007925033569" calcext:value-type="float">
            <text:p>0.315007925033569</text:p>
          </table:table-cell>
          <table:table-cell table:number-columns-repeated="2"/>
        </table:table-row>
        <table:table-row table:style-name="ro1">
          <table:table-cell office:value-type="float" office:value="0.302162140607834" calcext:value-type="float">
            <text:p>0.302162140607834</text:p>
          </table:table-cell>
          <table:table-cell table:number-columns-repeated="2"/>
        </table:table-row>
        <table:table-row table:style-name="ro1">
          <table:table-cell office:value-type="float" office:value="0.309055060148239" calcext:value-type="float">
            <text:p>0.309055060148239</text:p>
          </table:table-cell>
          <table:table-cell table:number-columns-repeated="2"/>
        </table:table-row>
        <table:table-row table:style-name="ro1">
          <table:table-cell office:value-type="float" office:value="0.332591891288757" calcext:value-type="float">
            <text:p>0.332591891288757</text:p>
          </table:table-cell>
          <table:table-cell table:number-columns-repeated="2"/>
        </table:table-row>
        <table:table-row table:style-name="ro1">
          <table:table-cell office:value-type="float" office:value="0.312890231609344" calcext:value-type="float">
            <text:p>0.312890231609344</text:p>
          </table:table-cell>
          <table:table-cell table:number-columns-repeated="2"/>
        </table:table-row>
        <table:table-row table:style-name="ro1">
          <table:table-cell office:value-type="float" office:value="0.304144293069839" calcext:value-type="float">
            <text:p>0.304144293069839</text:p>
          </table:table-cell>
          <table:table-cell table:number-columns-repeated="2"/>
        </table:table-row>
        <table:table-row table:style-name="ro1">
          <table:table-cell office:value-type="float" office:value="0.29733419418335" calcext:value-type="float">
            <text:p>0.29733419418335</text:p>
          </table:table-cell>
          <table:table-cell table:number-columns-repeated="2"/>
        </table:table-row>
        <table:table-row table:style-name="ro1">
          <table:table-cell office:value-type="float" office:value="0.280444473028183" calcext:value-type="float">
            <text:p>0.280444473028183</text:p>
          </table:table-cell>
          <table:table-cell table:number-columns-repeated="2"/>
        </table:table-row>
        <table:table-row table:style-name="ro1">
          <table:table-cell office:value-type="float" office:value="0.293604880571365" calcext:value-type="float">
            <text:p>0.293604880571365</text:p>
          </table:table-cell>
          <table:table-cell table:number-columns-repeated="2"/>
        </table:table-row>
        <table:table-row table:style-name="ro1">
          <table:table-cell office:value-type="float" office:value="0.316021949052811" calcext:value-type="float">
            <text:p>0.316021949052811</text:p>
          </table:table-cell>
          <table:table-cell table:number-columns-repeated="2"/>
        </table:table-row>
        <table:table-row table:style-name="ro1">
          <table:table-cell office:value-type="float" office:value="0.336375266313553" calcext:value-type="float">
            <text:p>0.336375266313553</text:p>
          </table:table-cell>
          <table:table-cell table:number-columns-repeated="2"/>
        </table:table-row>
        <table:table-row table:style-name="ro1">
          <table:table-cell office:value-type="float" office:value="0.363518536090851" calcext:value-type="float">
            <text:p>0.363518536090851</text:p>
          </table:table-cell>
          <table:table-cell table:number-columns-repeated="2"/>
        </table:table-row>
        <table:table-row table:style-name="ro1">
          <table:table-cell office:value-type="float" office:value="0.357510328292847" calcext:value-type="float">
            <text:p>0.357510328292847</text:p>
          </table:table-cell>
          <table:table-cell table:number-columns-repeated="2"/>
        </table:table-row>
        <table:table-row table:style-name="ro1">
          <table:table-cell office:value-type="float" office:value="0.35738018155098" calcext:value-type="float">
            <text:p>0.35738018155098</text:p>
          </table:table-cell>
          <table:table-cell table:number-columns-repeated="2"/>
        </table:table-row>
        <table:table-row table:style-name="ro1">
          <table:table-cell office:value-type="float" office:value="0.358374238014221" calcext:value-type="float">
            <text:p>0.358374238014221</text:p>
          </table:table-cell>
          <table:table-cell table:number-columns-repeated="2"/>
        </table:table-row>
        <table:table-row table:style-name="ro1">
          <table:table-cell office:value-type="float" office:value="0.373303532600403" calcext:value-type="float">
            <text:p>0.373303532600403</text:p>
          </table:table-cell>
          <table:table-cell table:number-columns-repeated="2"/>
        </table:table-row>
        <table:table-row table:style-name="ro1">
          <table:table-cell office:value-type="float" office:value="0.378394454717636" calcext:value-type="float">
            <text:p>0.378394454717636</text:p>
          </table:table-cell>
          <table:table-cell table:number-columns-repeated="2"/>
        </table:table-row>
        <table:table-row table:style-name="ro1">
          <table:table-cell office:value-type="float" office:value="0.36791729927063" calcext:value-type="float">
            <text:p>0.36791729927063</text:p>
          </table:table-cell>
          <table:table-cell table:number-columns-repeated="2"/>
        </table:table-row>
        <table:table-row table:style-name="ro1">
          <table:table-cell office:value-type="float" office:value="0.278579562902451" calcext:value-type="float">
            <text:p>0.278579562902451</text:p>
          </table:table-cell>
          <table:table-cell table:number-columns-repeated="2"/>
        </table:table-row>
        <table:table-row table:style-name="ro1">
          <table:table-cell office:value-type="float" office:value="0.272817462682724" calcext:value-type="float">
            <text:p>0.272817462682724</text:p>
          </table:table-cell>
          <table:table-cell table:number-columns-repeated="2"/>
        </table:table-row>
        <table:table-row table:style-name="ro1">
          <table:table-cell office:value-type="float" office:value="0.283679097890854" calcext:value-type="float">
            <text:p>0.283679097890854</text:p>
          </table:table-cell>
          <table:table-cell table:number-columns-repeated="2"/>
        </table:table-row>
        <table:table-row table:style-name="ro1">
          <table:table-cell office:value-type="float" office:value="0.267099529504776" calcext:value-type="float">
            <text:p>0.267099529504776</text:p>
          </table:table-cell>
          <table:table-cell table:number-columns-repeated="2"/>
        </table:table-row>
        <table:table-row table:style-name="ro1">
          <table:table-cell office:value-type="float" office:value="0.270747691392899" calcext:value-type="float">
            <text:p>0.270747691392899</text:p>
          </table:table-cell>
          <table:table-cell table:number-columns-repeated="2"/>
        </table:table-row>
        <table:table-row table:style-name="ro1">
          <table:table-cell office:value-type="float" office:value="0.268121123313904" calcext:value-type="float">
            <text:p>0.268121123313904</text:p>
          </table:table-cell>
          <table:table-cell table:number-columns-repeated="2"/>
        </table:table-row>
        <table:table-row table:style-name="ro1">
          <table:table-cell office:value-type="float" office:value="0.274874299764633" calcext:value-type="float">
            <text:p>0.274874299764633</text:p>
          </table:table-cell>
          <table:table-cell table:number-columns-repeated="2"/>
        </table:table-row>
        <table:table-row table:style-name="ro1">
          <table:table-cell office:value-type="float" office:value="0.2662672996521" calcext:value-type="float">
            <text:p>0.2662672996521</text:p>
          </table:table-cell>
          <table:table-cell table:number-columns-repeated="2"/>
        </table:table-row>
        <table:table-row table:style-name="ro1">
          <table:table-cell office:value-type="float" office:value="0.267902582883835" calcext:value-type="float">
            <text:p>0.267902582883835</text:p>
          </table:table-cell>
          <table:table-cell table:number-columns-repeated="2"/>
        </table:table-row>
        <table:table-row table:style-name="ro1">
          <table:table-cell office:value-type="float" office:value="0.264389544725418" calcext:value-type="float">
            <text:p>0.264389544725418</text:p>
          </table:table-cell>
          <table:table-cell table:number-columns-repeated="2"/>
        </table:table-row>
        <table:table-row table:style-name="ro1">
          <table:table-cell office:value-type="float" office:value="0.267701625823975" calcext:value-type="float">
            <text:p>0.267701625823975</text:p>
          </table:table-cell>
          <table:table-cell table:number-columns-repeated="2"/>
        </table:table-row>
        <table:table-row table:style-name="ro1">
          <table:table-cell office:value-type="float" office:value="0.252257019281387" calcext:value-type="float">
            <text:p>0.252257019281387</text:p>
          </table:table-cell>
          <table:table-cell table:number-columns-repeated="2"/>
        </table:table-row>
        <table:table-row table:style-name="ro1">
          <table:table-cell office:value-type="float" office:value="0.267882883548737" calcext:value-type="float">
            <text:p>0.267882883548737</text:p>
          </table:table-cell>
          <table:table-cell table:number-columns-repeated="2"/>
        </table:table-row>
        <table:table-row table:style-name="ro1">
          <table:table-cell office:value-type="float" office:value="0.251166373491287" calcext:value-type="float">
            <text:p>0.251166373491287</text:p>
          </table:table-cell>
          <table:table-cell table:number-columns-repeated="2"/>
        </table:table-row>
        <table:table-row table:style-name="ro1">
          <table:table-cell office:value-type="float" office:value="0.266453325748444" calcext:value-type="float">
            <text:p>0.266453325748444</text:p>
          </table:table-cell>
          <table:table-cell table:number-columns-repeated="2"/>
        </table:table-row>
        <table:table-row table:style-name="ro1">
          <table:table-cell office:value-type="float" office:value="0.2645083963871" calcext:value-type="float">
            <text:p>0.2645083963871</text:p>
          </table:table-cell>
          <table:table-cell table:number-columns-repeated="2"/>
        </table:table-row>
        <table:table-row table:style-name="ro1">
          <table:table-cell office:value-type="float" office:value="0.264081627130508" calcext:value-type="float">
            <text:p>0.264081627130508</text:p>
          </table:table-cell>
          <table:table-cell table:number-columns-repeated="2"/>
        </table:table-row>
        <table:table-row table:style-name="ro1">
          <table:table-cell office:value-type="float" office:value="0.264619588851929" calcext:value-type="float">
            <text:p>0.264619588851929</text:p>
          </table:table-cell>
          <table:table-cell table:number-columns-repeated="2"/>
        </table:table-row>
        <table:table-row table:style-name="ro1">
          <table:table-cell office:value-type="float" office:value="0.26023143529892" calcext:value-type="float">
            <text:p>0.26023143529892</text:p>
          </table:table-cell>
          <table:table-cell table:number-columns-repeated="2"/>
        </table:table-row>
        <table:table-row table:style-name="ro1">
          <table:table-cell office:value-type="float" office:value="0.260082542896271" calcext:value-type="float">
            <text:p>0.260082542896271</text:p>
          </table:table-cell>
          <table:table-cell table:number-columns-repeated="2"/>
        </table:table-row>
        <table:table-row table:style-name="ro1">
          <table:table-cell office:value-type="float" office:value="0.256312042474747" calcext:value-type="float">
            <text:p>0.256312042474747</text:p>
          </table:table-cell>
          <table:table-cell table:number-columns-repeated="2"/>
        </table:table-row>
        <table:table-row table:style-name="ro1">
          <table:table-cell office:value-type="float" office:value="0.257507801055908" calcext:value-type="float">
            <text:p>0.257507801055908</text:p>
          </table:table-cell>
          <table:table-cell table:number-columns-repeated="2"/>
        </table:table-row>
        <table:table-row table:style-name="ro1">
          <table:table-cell office:value-type="float" office:value="0.261425137519836" calcext:value-type="float">
            <text:p>0.261425137519836</text:p>
          </table:table-cell>
          <table:table-cell table:number-columns-repeated="2"/>
        </table:table-row>
        <table:table-row table:style-name="ro1">
          <table:table-cell office:value-type="float" office:value="0.261396527290344" calcext:value-type="float">
            <text:p>0.261396527290344</text:p>
          </table:table-cell>
          <table:table-cell table:number-columns-repeated="2"/>
        </table:table-row>
        <table:table-row table:style-name="ro1">
          <table:table-cell office:value-type="float" office:value="0.263411343097687" calcext:value-type="float">
            <text:p>0.263411343097687</text:p>
          </table:table-cell>
          <table:table-cell table:number-columns-repeated="2"/>
        </table:table-row>
        <table:table-row table:style-name="ro1">
          <table:table-cell office:value-type="float" office:value="0.263309270143509" calcext:value-type="float">
            <text:p>0.263309270143509</text:p>
          </table:table-cell>
          <table:table-cell table:number-columns-repeated="2"/>
        </table:table-row>
        <table:table-row table:style-name="ro1">
          <table:table-cell office:value-type="float" office:value="0.262677848339081" calcext:value-type="float">
            <text:p>0.262677848339081</text:p>
          </table:table-cell>
          <table:table-cell table:number-columns-repeated="2"/>
        </table:table-row>
        <table:table-row table:style-name="ro1">
          <table:table-cell office:value-type="float" office:value="0.26124495267868" calcext:value-type="float">
            <text:p>0.26124495267868</text:p>
          </table:table-cell>
          <table:table-cell table:number-columns-repeated="2"/>
        </table:table-row>
        <table:table-row table:style-name="ro1">
          <table:table-cell office:value-type="float" office:value="0.261774122714996" calcext:value-type="float">
            <text:p>0.261774122714996</text:p>
          </table:table-cell>
          <table:table-cell table:number-columns-repeated="2"/>
        </table:table-row>
        <table:table-row table:style-name="ro1">
          <table:table-cell office:value-type="float" office:value="0.261723130941391" calcext:value-type="float">
            <text:p>0.261723130941391</text:p>
          </table:table-cell>
          <table:table-cell table:number-columns-repeated="2"/>
        </table:table-row>
        <table:table-row table:style-name="ro1">
          <table:table-cell office:value-type="float" office:value="0.268336296081543" calcext:value-type="float">
            <text:p>0.268336296081543</text:p>
          </table:table-cell>
          <table:table-cell table:number-columns-repeated="2"/>
        </table:table-row>
        <table:table-row table:style-name="ro1">
          <table:table-cell office:value-type="float" office:value="0.269958913326263" calcext:value-type="float">
            <text:p>0.269958913326263</text:p>
          </table:table-cell>
          <table:table-cell table:number-columns-repeated="2"/>
        </table:table-row>
        <table:table-row table:style-name="ro1">
          <table:table-cell office:value-type="float" office:value="0.270205825567245" calcext:value-type="float">
            <text:p>0.270205825567245</text:p>
          </table:table-cell>
          <table:table-cell table:number-columns-repeated="2"/>
        </table:table-row>
        <table:table-row table:style-name="ro1">
          <table:table-cell office:value-type="float" office:value="0.270052820444107" calcext:value-type="float">
            <text:p>0.270052820444107</text:p>
          </table:table-cell>
          <table:table-cell table:number-columns-repeated="2"/>
        </table:table-row>
        <table:table-row table:style-name="ro1">
          <table:table-cell office:value-type="float" office:value="0.269897669553757" calcext:value-type="float">
            <text:p>0.269897669553757</text:p>
          </table:table-cell>
          <table:table-cell table:number-columns-repeated="2"/>
        </table:table-row>
        <table:table-row table:style-name="ro1">
          <table:table-cell office:value-type="float" office:value="0.250821709632874" calcext:value-type="float">
            <text:p>0.250821709632874</text:p>
          </table:table-cell>
          <table:table-cell table:number-columns-repeated="2"/>
        </table:table-row>
        <table:table-row table:style-name="ro1">
          <table:table-cell office:value-type="float" office:value="0.256268322467804" calcext:value-type="float">
            <text:p>0.256268322467804</text:p>
          </table:table-cell>
          <table:table-cell table:number-columns-repeated="2"/>
        </table:table-row>
        <table:table-row table:style-name="ro1">
          <table:table-cell office:value-type="float" office:value="0.547629415988922" calcext:value-type="float">
            <text:p>0.547629415988922</text:p>
          </table:table-cell>
          <table:table-cell table:number-columns-repeated="2"/>
        </table:table-row>
        <table:table-row table:style-name="ro1">
          <table:table-cell office:value-type="float" office:value="0.278416454792023" calcext:value-type="float">
            <text:p>0.278416454792023</text:p>
          </table:table-cell>
          <table:table-cell table:number-columns-repeated="2"/>
        </table:table-row>
        <table:table-row table:style-name="ro1">
          <table:table-cell office:value-type="float" office:value="0.251358449459076" calcext:value-type="float">
            <text:p>0.251358449459076</text:p>
          </table:table-cell>
          <table:table-cell table:number-columns-repeated="2"/>
        </table:table-row>
        <table:table-row table:style-name="ro1">
          <table:table-cell office:value-type="float" office:value="0.250950962305069" calcext:value-type="float">
            <text:p>0.250950962305069</text:p>
          </table:table-cell>
          <table:table-cell table:number-columns-repeated="2"/>
        </table:table-row>
        <table:table-row table:style-name="ro1">
          <table:table-cell office:value-type="float" office:value="0.250540822744369" calcext:value-type="float">
            <text:p>0.250540822744369</text:p>
          </table:table-cell>
          <table:table-cell table:number-columns-repeated="2"/>
        </table:table-row>
        <table:table-row table:style-name="ro1">
          <table:table-cell office:value-type="float" office:value="0.250299274921417" calcext:value-type="float">
            <text:p>0.250299274921417</text:p>
          </table:table-cell>
          <table:table-cell table:number-columns-repeated="2"/>
        </table:table-row>
        <table:table-row table:style-name="ro1">
          <table:table-cell office:value-type="float" office:value="0.251636415719986" calcext:value-type="float">
            <text:p>0.251636415719986</text:p>
          </table:table-cell>
          <table:table-cell table:number-columns-repeated="2"/>
        </table:table-row>
        <table:table-row table:style-name="ro1">
          <table:table-cell office:value-type="float" office:value="0.258482903242111" calcext:value-type="float">
            <text:p>0.258482903242111</text:p>
          </table:table-cell>
          <table:table-cell table:number-columns-repeated="2"/>
        </table:table-row>
        <table:table-row table:style-name="ro1">
          <table:table-cell office:value-type="float" office:value="0.256935149431229" calcext:value-type="float">
            <text:p>0.256935149431229</text:p>
          </table:table-cell>
          <table:table-cell table:number-columns-repeated="2"/>
        </table:table-row>
        <table:table-row table:style-name="ro1">
          <table:table-cell office:value-type="float" office:value="0.252169370651245" calcext:value-type="float">
            <text:p>0.252169370651245</text:p>
          </table:table-cell>
          <table:table-cell table:number-columns-repeated="2"/>
        </table:table-row>
        <table:table-row table:style-name="ro1">
          <table:table-cell office:value-type="float" office:value="0.261059015989304" calcext:value-type="float">
            <text:p>0.261059015989304</text:p>
          </table:table-cell>
          <table:table-cell table:number-columns-repeated="2"/>
        </table:table-row>
        <table:table-row table:style-name="ro1">
          <table:table-cell office:value-type="float" office:value="0.265253901481628" calcext:value-type="float">
            <text:p>0.265253901481628</text:p>
          </table:table-cell>
          <table:table-cell table:number-columns-repeated="2"/>
        </table:table-row>
        <table:table-row table:style-name="ro1">
          <table:table-cell office:value-type="float" office:value="0.260982662439346" calcext:value-type="float">
            <text:p>0.260982662439346</text:p>
          </table:table-cell>
          <table:table-cell table:number-columns-repeated="2"/>
        </table:table-row>
        <table:table-row table:style-name="ro1">
          <table:table-cell office:value-type="float" office:value="0.258139818906784" calcext:value-type="float">
            <text:p>0.258139818906784</text:p>
          </table:table-cell>
          <table:table-cell table:number-columns-repeated="2"/>
        </table:table-row>
        <table:table-row table:style-name="ro1">
          <table:table-cell office:value-type="float" office:value="0.25046294927597" calcext:value-type="float">
            <text:p>0.25046294927597</text:p>
          </table:table-cell>
          <table:table-cell table:number-columns-repeated="2"/>
        </table:table-row>
        <table:table-row table:style-name="ro1">
          <table:table-cell office:value-type="float" office:value="0.262951195240021" calcext:value-type="float">
            <text:p>0.262951195240021</text:p>
          </table:table-cell>
          <table:table-cell table:number-columns-repeated="2"/>
        </table:table-row>
        <table:table-row table:style-name="ro1">
          <table:table-cell office:value-type="float" office:value="0.25425186753273" calcext:value-type="float">
            <text:p>0.25425186753273</text:p>
          </table:table-cell>
          <table:table-cell table:number-columns-repeated="2"/>
        </table:table-row>
        <table:table-row table:style-name="ro1">
          <table:table-cell office:value-type="float" office:value="0.256446093320847" calcext:value-type="float">
            <text:p>0.256446093320847</text:p>
          </table:table-cell>
          <table:table-cell table:number-columns-repeated="2"/>
        </table:table-row>
        <table:table-row table:style-name="ro1">
          <table:table-cell office:value-type="float" office:value="0.253744542598724" calcext:value-type="float">
            <text:p>0.253744542598724</text:p>
          </table:table-cell>
          <table:table-cell table:number-columns-repeated="2"/>
        </table:table-row>
        <table:table-row table:style-name="ro1">
          <table:table-cell office:value-type="float" office:value="0.274402618408203" calcext:value-type="float">
            <text:p>0.274402618408203</text:p>
          </table:table-cell>
          <table:table-cell table:number-columns-repeated="2"/>
        </table:table-row>
        <table:table-row table:style-name="ro1">
          <table:table-cell office:value-type="float" office:value="0.252906799316406" calcext:value-type="float">
            <text:p>0.252906799316406</text:p>
          </table:table-cell>
          <table:table-cell table:number-columns-repeated="2"/>
        </table:table-row>
        <table:table-row table:style-name="ro1">
          <table:table-cell office:value-type="float" office:value="0.284904360771179" calcext:value-type="float">
            <text:p>0.284904360771179</text:p>
          </table:table-cell>
          <table:table-cell table:number-columns-repeated="2"/>
        </table:table-row>
        <table:table-row table:style-name="ro1">
          <table:table-cell office:value-type="float" office:value="0.25053396821022" calcext:value-type="float">
            <text:p>0.25053396821022</text:p>
          </table:table-cell>
          <table:table-cell table:number-columns-repeated="2"/>
        </table:table-row>
        <table:table-row table:style-name="ro1">
          <table:table-cell office:value-type="float" office:value="0.255848824977875" calcext:value-type="float">
            <text:p>0.255848824977875</text:p>
          </table:table-cell>
          <table:table-cell table:number-columns-repeated="2"/>
        </table:table-row>
        <table:table-row table:style-name="ro1">
          <table:table-cell office:value-type="float" office:value="0.293908983469009" calcext:value-type="float">
            <text:p>0.293908983469009</text:p>
          </table:table-cell>
          <table:table-cell table:number-columns-repeated="2"/>
        </table:table-row>
        <table:table-row table:style-name="ro1">
          <table:table-cell office:value-type="float" office:value="0.257232218980789" calcext:value-type="float">
            <text:p>0.257232218980789</text:p>
          </table:table-cell>
          <table:table-cell table:number-columns-repeated="2"/>
        </table:table-row>
        <table:table-row table:style-name="ro1">
          <table:table-cell office:value-type="float" office:value="0.301581203937531" calcext:value-type="float">
            <text:p>0.301581203937531</text:p>
          </table:table-cell>
          <table:table-cell table:number-columns-repeated="2"/>
        </table:table-row>
        <table:table-row table:style-name="ro1">
          <table:table-cell office:value-type="float" office:value="0.25859597325325" calcext:value-type="float">
            <text:p>0.25859597325325</text:p>
          </table:table-cell>
          <table:table-cell table:number-columns-repeated="2"/>
        </table:table-row>
        <table:table-row table:style-name="ro1">
          <table:table-cell office:value-type="float" office:value="0.301429271697998" calcext:value-type="float">
            <text:p>0.301429271697998</text:p>
          </table:table-cell>
          <table:table-cell table:number-columns-repeated="2"/>
        </table:table-row>
        <table:table-row table:style-name="ro1">
          <table:table-cell office:value-type="float" office:value="0.426892012357712" calcext:value-type="float">
            <text:p>0.426892012357712</text:p>
          </table:table-cell>
          <table:table-cell table:number-columns-repeated="2"/>
        </table:table-row>
        <table:table-row table:style-name="ro1">
          <table:table-cell office:value-type="float" office:value="0.411449193954468" calcext:value-type="float">
            <text:p>0.411449193954468</text:p>
          </table:table-cell>
          <table:table-cell table:number-columns-repeated="2"/>
        </table:table-row>
        <table:table-row table:style-name="ro1">
          <table:table-cell office:value-type="float" office:value="0.418332755565643" calcext:value-type="float">
            <text:p>0.418332755565643</text:p>
          </table:table-cell>
          <table:table-cell table:number-columns-repeated="2"/>
        </table:table-row>
        <table:table-row table:style-name="ro1">
          <table:table-cell office:value-type="float" office:value="0.341745734214783" calcext:value-type="float">
            <text:p>0.341745734214783</text:p>
          </table:table-cell>
          <table:table-cell table:number-columns-repeated="2"/>
        </table:table-row>
        <table:table-row table:style-name="ro1">
          <table:table-cell office:value-type="float" office:value="0.374634116888046" calcext:value-type="float">
            <text:p>0.374634116888046</text:p>
          </table:table-cell>
          <table:table-cell table:number-columns-repeated="2"/>
        </table:table-row>
        <table:table-row table:style-name="ro1">
          <table:table-cell office:value-type="float" office:value="0.396145284175873" calcext:value-type="float">
            <text:p>0.396145284175873</text:p>
          </table:table-cell>
          <table:table-cell table:number-columns-repeated="2"/>
        </table:table-row>
        <table:table-row table:style-name="ro1">
          <table:table-cell office:value-type="float" office:value="0.356427758932114" calcext:value-type="float">
            <text:p>0.356427758932114</text:p>
          </table:table-cell>
          <table:table-cell table:number-columns-repeated="2"/>
        </table:table-row>
        <table:table-row table:style-name="ro1">
          <table:table-cell office:value-type="float" office:value="0.300281673669815" calcext:value-type="float">
            <text:p>0.300281673669815</text:p>
          </table:table-cell>
          <table:table-cell table:number-columns-repeated="2"/>
        </table:table-row>
        <table:table-row table:style-name="ro1">
          <table:table-cell office:value-type="float" office:value="0.383769154548645" calcext:value-type="float">
            <text:p>0.383769154548645</text:p>
          </table:table-cell>
          <table:table-cell table:number-columns-repeated="2"/>
        </table:table-row>
        <table:table-row table:style-name="ro1">
          <table:table-cell office:value-type="float" office:value="0.356804013252258" calcext:value-type="float">
            <text:p>0.356804013252258</text:p>
          </table:table-cell>
          <table:table-cell table:number-columns-repeated="2"/>
        </table:table-row>
        <table:table-row table:style-name="ro1">
          <table:table-cell office:value-type="float" office:value="0.420597851276398" calcext:value-type="float">
            <text:p>0.420597851276398</text:p>
          </table:table-cell>
          <table:table-cell table:number-columns-repeated="2"/>
        </table:table-row>
        <table:table-row table:style-name="ro1">
          <table:table-cell office:value-type="float" office:value="0.362898349761963" calcext:value-type="float">
            <text:p>0.362898349761963</text:p>
          </table:table-cell>
          <table:table-cell table:number-columns-repeated="2"/>
        </table:table-row>
        <table:table-row table:style-name="ro1">
          <table:table-cell office:value-type="float" office:value="0.481295853853226" calcext:value-type="float">
            <text:p>0.481295853853226</text:p>
          </table:table-cell>
          <table:table-cell table:number-columns-repeated="2"/>
        </table:table-row>
        <table:table-row table:style-name="ro1">
          <table:table-cell office:value-type="float" office:value="0.368647456169128" calcext:value-type="float">
            <text:p>0.368647456169128</text:p>
          </table:table-cell>
          <table:table-cell table:number-columns-repeated="2"/>
        </table:table-row>
        <table:table-row table:style-name="ro1">
          <table:table-cell office:value-type="float" office:value="0.675378262996674" calcext:value-type="float">
            <text:p>0.675378262996674</text:p>
          </table:table-cell>
          <table:table-cell table:number-columns-repeated="2"/>
        </table:table-row>
        <table:table-row table:style-name="ro1">
          <table:table-cell office:value-type="float" office:value="0.386960655450821" calcext:value-type="float">
            <text:p>0.386960655450821</text:p>
          </table:table-cell>
          <table:table-cell table:number-columns-repeated="2"/>
        </table:table-row>
        <table:table-row table:style-name="ro1">
          <table:table-cell office:value-type="float" office:value="0.718091428279877" calcext:value-type="float">
            <text:p>0.718091428279877</text:p>
          </table:table-cell>
          <table:table-cell table:number-columns-repeated="2"/>
        </table:table-row>
        <table:table-row table:style-name="ro1">
          <table:table-cell office:value-type="float" office:value="0.393872559070587" calcext:value-type="float">
            <text:p>0.393872559070587</text:p>
          </table:table-cell>
          <table:table-cell table:number-columns-repeated="2"/>
        </table:table-row>
        <table:table-row table:style-name="ro1">
          <table:table-cell office:value-type="float" office:value="0.748644232749939" calcext:value-type="float">
            <text:p>0.748644232749939</text:p>
          </table:table-cell>
          <table:table-cell table:number-columns-repeated="2"/>
        </table:table-row>
        <table:table-row table:style-name="ro1">
          <table:table-cell office:value-type="float" office:value="0.405632346868515" calcext:value-type="float">
            <text:p>0.405632346868515</text:p>
          </table:table-cell>
          <table:table-cell table:number-columns-repeated="2"/>
        </table:table-row>
        <table:table-row table:style-name="ro1">
          <table:table-cell office:value-type="float" office:value="0.78190952539444" calcext:value-type="float">
            <text:p>0.78190952539444</text:p>
          </table:table-cell>
          <table:table-cell table:number-columns-repeated="2"/>
        </table:table-row>
        <table:table-row table:style-name="ro1">
          <table:table-cell office:value-type="float" office:value="0.394274324178696" calcext:value-type="float">
            <text:p>0.394274324178696</text:p>
          </table:table-cell>
          <table:table-cell table:number-columns-repeated="2"/>
        </table:table-row>
        <table:table-row table:style-name="ro1">
          <table:table-cell office:value-type="float" office:value="0.784303724765778" calcext:value-type="float">
            <text:p>0.784303724765778</text:p>
          </table:table-cell>
          <table:table-cell table:number-columns-repeated="2"/>
        </table:table-row>
        <table:table-row table:style-name="ro1">
          <table:table-cell office:value-type="float" office:value="0.359298199415207" calcext:value-type="float">
            <text:p>0.359298199415207</text:p>
          </table:table-cell>
          <table:table-cell table:number-columns-repeated="2"/>
        </table:table-row>
        <table:table-row table:style-name="ro1">
          <table:table-cell office:value-type="float" office:value="0.777674376964569" calcext:value-type="float">
            <text:p>0.777674376964569</text:p>
          </table:table-cell>
          <table:table-cell table:number-columns-repeated="2"/>
        </table:table-row>
        <table:table-row table:style-name="ro1">
          <table:table-cell office:value-type="float" office:value="0.379868566989899" calcext:value-type="float">
            <text:p>0.379868566989899</text:p>
          </table:table-cell>
          <table:table-cell table:number-columns-repeated="2"/>
        </table:table-row>
        <table:table-row table:style-name="ro1">
          <table:table-cell office:value-type="float" office:value="0.777072608470917" calcext:value-type="float">
            <text:p>0.777072608470917</text:p>
          </table:table-cell>
          <table:table-cell table:number-columns-repeated="2"/>
        </table:table-row>
        <table:table-row table:style-name="ro1">
          <table:table-cell office:value-type="float" office:value="0.383493930101395" calcext:value-type="float">
            <text:p>0.383493930101395</text:p>
          </table:table-cell>
          <table:table-cell table:number-columns-repeated="2"/>
        </table:table-row>
        <table:table-row table:style-name="ro1">
          <table:table-cell office:value-type="float" office:value="0.774904429912567" calcext:value-type="float">
            <text:p>0.774904429912567</text:p>
          </table:table-cell>
          <table:table-cell table:number-columns-repeated="2"/>
        </table:table-row>
        <table:table-row table:style-name="ro1">
          <table:table-cell office:value-type="float" office:value="0.376648515462875" calcext:value-type="float">
            <text:p>0.376648515462875</text:p>
          </table:table-cell>
          <table:table-cell table:number-columns-repeated="2"/>
        </table:table-row>
        <table:table-row table:style-name="ro1">
          <table:table-cell office:value-type="float" office:value="0.780640661716461" calcext:value-type="float">
            <text:p>0.780640661716461</text:p>
          </table:table-cell>
          <table:table-cell table:number-columns-repeated="2"/>
        </table:table-row>
        <table:table-row table:style-name="ro1">
          <table:table-cell office:value-type="float" office:value="0.383952766656876" calcext:value-type="float">
            <text:p>0.383952766656876</text:p>
          </table:table-cell>
          <table:table-cell table:number-columns-repeated="2"/>
        </table:table-row>
        <table:table-row table:style-name="ro1">
          <table:table-cell office:value-type="float" office:value="0.779100120067596" calcext:value-type="float">
            <text:p>0.779100120067596</text:p>
          </table:table-cell>
          <table:table-cell table:number-columns-repeated="2"/>
        </table:table-row>
        <table:table-row table:style-name="ro1">
          <table:table-cell office:value-type="float" office:value="0.384392112493515" calcext:value-type="float">
            <text:p>0.384392112493515</text:p>
          </table:table-cell>
          <table:table-cell table:number-columns-repeated="2"/>
        </table:table-row>
        <table:table-row table:style-name="ro1">
          <table:table-cell office:value-type="float" office:value="0.780236303806305" calcext:value-type="float">
            <text:p>0.780236303806305</text:p>
          </table:table-cell>
          <table:table-cell table:number-columns-repeated="2"/>
        </table:table-row>
        <table:table-row table:style-name="ro1">
          <table:table-cell office:value-type="float" office:value="0.378515750169754" calcext:value-type="float">
            <text:p>0.378515750169754</text:p>
          </table:table-cell>
          <table:table-cell table:number-columns-repeated="2"/>
        </table:table-row>
        <table:table-row table:style-name="ro1">
          <table:table-cell office:value-type="float" office:value="0.778466999530792" calcext:value-type="float">
            <text:p>0.778466999530792</text:p>
          </table:table-cell>
          <table:table-cell table:number-columns-repeated="2"/>
        </table:table-row>
        <table:table-row table:style-name="ro1">
          <table:table-cell office:value-type="float" office:value="0.380888313055038" calcext:value-type="float">
            <text:p>0.380888313055038</text:p>
          </table:table-cell>
          <table:table-cell table:number-columns-repeated="2"/>
        </table:table-row>
        <table:table-row table:style-name="ro1">
          <table:table-cell office:value-type="float" office:value="0.774258553981781" calcext:value-type="float">
            <text:p>0.774258553981781</text:p>
          </table:table-cell>
          <table:table-cell table:number-columns-repeated="2"/>
        </table:table-row>
        <table:table-row table:style-name="ro1">
          <table:table-cell office:value-type="float" office:value="0.388821184635162" calcext:value-type="float">
            <text:p>0.388821184635162</text:p>
          </table:table-cell>
          <table:table-cell table:number-columns-repeated="2"/>
        </table:table-row>
        <table:table-row table:style-name="ro1">
          <table:table-cell office:value-type="float" office:value="0.775699555873871" calcext:value-type="float">
            <text:p>0.775699555873871</text:p>
          </table:table-cell>
          <table:table-cell table:number-columns-repeated="2"/>
        </table:table-row>
        <table:table-row table:style-name="ro1">
          <table:table-cell office:value-type="float" office:value="0.392188608646393" calcext:value-type="float">
            <text:p>0.392188608646393</text:p>
          </table:table-cell>
          <table:table-cell table:number-columns-repeated="2"/>
        </table:table-row>
        <table:table-row table:style-name="ro1">
          <table:table-cell office:value-type="float" office:value="0.776246666908264" calcext:value-type="float">
            <text:p>0.776246666908264</text:p>
          </table:table-cell>
          <table:table-cell table:number-columns-repeated="2"/>
        </table:table-row>
        <table:table-row table:style-name="ro1">
          <table:table-cell office:value-type="float" office:value="0.393992364406586" calcext:value-type="float">
            <text:p>0.393992364406586</text:p>
          </table:table-cell>
          <table:table-cell table:number-columns-repeated="2"/>
        </table:table-row>
        <table:table-row table:style-name="ro1">
          <table:table-cell office:value-type="float" office:value="0.777041673660278" calcext:value-type="float">
            <text:p>0.777041673660278</text:p>
          </table:table-cell>
          <table:table-cell table:number-columns-repeated="2"/>
        </table:table-row>
        <table:table-row table:style-name="ro1">
          <table:table-cell office:value-type="float" office:value="0.393224745988846" calcext:value-type="float">
            <text:p>0.393224745988846</text:p>
          </table:table-cell>
          <table:table-cell table:number-columns-repeated="2"/>
        </table:table-row>
        <table:table-row table:style-name="ro1">
          <table:table-cell office:value-type="float" office:value="0.768972277641296" calcext:value-type="float">
            <text:p>0.768972277641296</text:p>
          </table:table-cell>
          <table:table-cell table:number-columns-repeated="2"/>
        </table:table-row>
        <table:table-row table:style-name="ro1">
          <table:table-cell office:value-type="float" office:value="0.383162021636963" calcext:value-type="float">
            <text:p>0.383162021636963</text:p>
          </table:table-cell>
          <table:table-cell table:number-columns-repeated="2"/>
        </table:table-row>
        <table:table-row table:style-name="ro1">
          <table:table-cell office:value-type="float" office:value="0.771718859672546" calcext:value-type="float">
            <text:p>0.771718859672546</text:p>
          </table:table-cell>
          <table:table-cell table:number-columns-repeated="2"/>
        </table:table-row>
        <table:table-row table:style-name="ro1">
          <table:table-cell office:value-type="float" office:value="0.408094853162766" calcext:value-type="float">
            <text:p>0.408094853162766</text:p>
          </table:table-cell>
          <table:table-cell table:number-columns-repeated="2"/>
        </table:table-row>
        <table:table-row table:style-name="ro1">
          <table:table-cell office:value-type="float" office:value="0.771945536136627" calcext:value-type="float">
            <text:p>0.771945536136627</text:p>
          </table:table-cell>
          <table:table-cell table:number-columns-repeated="2"/>
        </table:table-row>
        <table:table-row table:style-name="ro1">
          <table:table-cell office:value-type="float" office:value="0.419146925210953" calcext:value-type="float">
            <text:p>0.419146925210953</text:p>
          </table:table-cell>
          <table:table-cell table:number-columns-repeated="2"/>
        </table:table-row>
        <table:table-row table:style-name="ro1">
          <table:table-cell office:value-type="float" office:value="0.772128701210022" calcext:value-type="float">
            <text:p>0.772128701210022</text:p>
          </table:table-cell>
          <table:table-cell table:number-columns-repeated="2"/>
        </table:table-row>
        <table:table-row table:style-name="ro1">
          <table:table-cell office:value-type="float" office:value="0.425615787506104" calcext:value-type="float">
            <text:p>0.425615787506104</text:p>
          </table:table-cell>
          <table:table-cell table:number-columns-repeated="2"/>
        </table:table-row>
        <table:table-row table:style-name="ro1">
          <table:table-cell office:value-type="float" office:value="0.771271049976349" calcext:value-type="float">
            <text:p>0.771271049976349</text:p>
          </table:table-cell>
          <table:table-cell table:number-columns-repeated="2"/>
        </table:table-row>
        <table:table-row table:style-name="ro1">
          <table:table-cell office:value-type="float" office:value="0.403749704360962" calcext:value-type="float">
            <text:p>0.403749704360962</text:p>
          </table:table-cell>
          <table:table-cell table:number-columns-repeated="2"/>
        </table:table-row>
        <table:table-row table:style-name="ro1">
          <table:table-cell office:value-type="float" office:value="0.765756905078888" calcext:value-type="float">
            <text:p>0.765756905078888</text:p>
          </table:table-cell>
          <table:table-cell table:number-columns-repeated="2"/>
        </table:table-row>
        <table:table-row table:style-name="ro1">
          <table:table-cell office:value-type="float" office:value="0.256134241819382" calcext:value-type="float">
            <text:p>0.256134241819382</text:p>
          </table:table-cell>
          <table:table-cell table:number-columns-repeated="2"/>
        </table:table-row>
        <table:table-row table:style-name="ro1">
          <table:table-cell office:value-type="float" office:value="0.285058498382568" calcext:value-type="float">
            <text:p>0.285058498382568</text:p>
          </table:table-cell>
          <table:table-cell table:number-columns-repeated="2"/>
        </table:table-row>
        <table:table-row table:style-name="ro1">
          <table:table-cell office:value-type="float" office:value="0.761011481285095" calcext:value-type="float">
            <text:p>0.761011481285095</text:p>
          </table:table-cell>
          <table:table-cell table:number-columns-repeated="2"/>
        </table:table-row>
        <table:table-row table:style-name="ro1">
          <table:table-cell office:value-type="float" office:value="0.254132211208343" calcext:value-type="float">
            <text:p>0.254132211208343</text:p>
          </table:table-cell>
          <table:table-cell table:number-columns-repeated="2"/>
        </table:table-row>
        <table:table-row table:style-name="ro1">
          <table:table-cell office:value-type="float" office:value="0.291477203369141" calcext:value-type="float">
            <text:p>0.291477203369141</text:p>
          </table:table-cell>
          <table:table-cell table:number-columns-repeated="2"/>
        </table:table-row>
        <table:table-row table:style-name="ro1">
          <table:table-cell office:value-type="float" office:value="0.768249154090881" calcext:value-type="float">
            <text:p>0.768249154090881</text:p>
          </table:table-cell>
          <table:table-cell table:number-columns-repeated="2"/>
        </table:table-row>
        <table:table-row table:style-name="ro1">
          <table:table-cell office:value-type="float" office:value="0.256525188684463" calcext:value-type="float">
            <text:p>0.256525188684463</text:p>
          </table:table-cell>
          <table:table-cell table:number-columns-repeated="2"/>
        </table:table-row>
        <table:table-row table:style-name="ro1">
          <table:table-cell office:value-type="float" office:value="0.286296308040619" calcext:value-type="float">
            <text:p>0.286296308040619</text:p>
          </table:table-cell>
          <table:table-cell table:number-columns-repeated="2"/>
        </table:table-row>
        <table:table-row table:style-name="ro1">
          <table:table-cell office:value-type="float" office:value="0.767381012439728" calcext:value-type="float">
            <text:p>0.767381012439728</text:p>
          </table:table-cell>
          <table:table-cell table:number-columns-repeated="2"/>
        </table:table-row>
        <table:table-row table:style-name="ro1">
          <table:table-cell office:value-type="float" office:value="0.297810018062592" calcext:value-type="float">
            <text:p>0.297810018062592</text:p>
          </table:table-cell>
          <table:table-cell table:number-columns-repeated="2"/>
        </table:table-row>
        <table:table-row table:style-name="ro1">
          <table:table-cell office:value-type="float" office:value="0.771016836166382" calcext:value-type="float">
            <text:p>0.771016836166382</text:p>
          </table:table-cell>
          <table:table-cell table:number-columns-repeated="2"/>
        </table:table-row>
        <table:table-row table:style-name="ro1">
          <table:table-cell office:value-type="float" office:value="0.304300576448441" calcext:value-type="float">
            <text:p>0.304300576448441</text:p>
          </table:table-cell>
          <table:table-cell table:number-columns-repeated="2"/>
        </table:table-row>
        <table:table-row table:style-name="ro1">
          <table:table-cell office:value-type="float" office:value="0.772456109523773" calcext:value-type="float">
            <text:p>0.772456109523773</text:p>
          </table:table-cell>
          <table:table-cell table:number-columns-repeated="2"/>
        </table:table-row>
        <table:table-row table:style-name="ro1">
          <table:table-cell office:value-type="float" office:value="0.308831453323364" calcext:value-type="float">
            <text:p>0.308831453323364</text:p>
          </table:table-cell>
          <table:table-cell table:number-columns-repeated="2"/>
        </table:table-row>
        <table:table-row table:style-name="ro1">
          <table:table-cell office:value-type="float" office:value="0.769970715045929" calcext:value-type="float">
            <text:p>0.769970715045929</text:p>
          </table:table-cell>
          <table:table-cell table:number-columns-repeated="2"/>
        </table:table-row>
        <table:table-row table:style-name="ro1">
          <table:table-cell office:value-type="float" office:value="0.308843702077866" calcext:value-type="float">
            <text:p>0.308843702077866</text:p>
          </table:table-cell>
          <table:table-cell table:number-columns-repeated="2"/>
        </table:table-row>
        <table:table-row table:style-name="ro1">
          <table:table-cell office:value-type="float" office:value="0.768952429294586" calcext:value-type="float">
            <text:p>0.768952429294586</text:p>
          </table:table-cell>
          <table:table-cell table:number-columns-repeated="2"/>
        </table:table-row>
        <table:table-row table:style-name="ro1">
          <table:table-cell office:value-type="float" office:value="0.346026688814163" calcext:value-type="float">
            <text:p>0.346026688814163</text:p>
          </table:table-cell>
          <table:table-cell table:number-columns-repeated="2"/>
        </table:table-row>
        <table:table-row table:style-name="ro1">
          <table:table-cell office:value-type="float" office:value="0.782437920570374" calcext:value-type="float">
            <text:p>0.782437920570374</text:p>
          </table:table-cell>
          <table:table-cell table:number-columns-repeated="2"/>
        </table:table-row>
        <table:table-row table:style-name="ro1">
          <table:table-cell office:value-type="float" office:value="0.339879602193832" calcext:value-type="float">
            <text:p>0.339879602193832</text:p>
          </table:table-cell>
          <table:table-cell table:number-columns-repeated="2"/>
        </table:table-row>
        <table:table-row table:style-name="ro1">
          <table:table-cell office:value-type="float" office:value="0.782820105552673" calcext:value-type="float">
            <text:p>0.782820105552673</text:p>
          </table:table-cell>
          <table:table-cell table:number-columns-repeated="2"/>
        </table:table-row>
        <table:table-row table:style-name="ro1">
          <table:table-cell office:value-type="float" office:value="0.342090308666229" calcext:value-type="float">
            <text:p>0.342090308666229</text:p>
          </table:table-cell>
          <table:table-cell table:number-columns-repeated="2"/>
        </table:table-row>
        <table:table-row table:style-name="ro1">
          <table:table-cell office:value-type="float" office:value="0.782867550849915" calcext:value-type="float">
            <text:p>0.782867550849915</text:p>
          </table:table-cell>
          <table:table-cell table:number-columns-repeated="2"/>
        </table:table-row>
        <table:table-row table:style-name="ro1">
          <table:table-cell office:value-type="float" office:value="0.337537169456482" calcext:value-type="float">
            <text:p>0.337537169456482</text:p>
          </table:table-cell>
          <table:table-cell table:number-columns-repeated="2"/>
        </table:table-row>
        <table:table-row table:style-name="ro1">
          <table:table-cell office:value-type="float" office:value="0.779936194419861" calcext:value-type="float">
            <text:p>0.779936194419861</text:p>
          </table:table-cell>
          <table:table-cell table:number-columns-repeated="2"/>
        </table:table-row>
        <table:table-row table:style-name="ro1">
          <table:table-cell office:value-type="float" office:value="0.33829402923584" calcext:value-type="float">
            <text:p>0.33829402923584</text:p>
          </table:table-cell>
          <table:table-cell table:number-columns-repeated="2"/>
        </table:table-row>
        <table:table-row table:style-name="ro1">
          <table:table-cell office:value-type="float" office:value="0.779284954071045" calcext:value-type="float">
            <text:p>0.779284954071045</text:p>
          </table:table-cell>
          <table:table-cell table:number-columns-repeated="2"/>
        </table:table-row>
        <table:table-row table:style-name="ro1">
          <table:table-cell office:value-type="float" office:value="0.333497732877731" calcext:value-type="float">
            <text:p>0.333497732877731</text:p>
          </table:table-cell>
          <table:table-cell table:number-columns-repeated="2"/>
        </table:table-row>
        <table:table-row table:style-name="ro1">
          <table:table-cell office:value-type="float" office:value="0.778223574161529" calcext:value-type="float">
            <text:p>0.778223574161529</text:p>
          </table:table-cell>
          <table:table-cell table:number-columns-repeated="2"/>
        </table:table-row>
        <table:table-row table:style-name="ro1">
          <table:table-cell office:value-type="float" office:value="0.344713121652603" calcext:value-type="float">
            <text:p>0.344713121652603</text:p>
          </table:table-cell>
          <table:table-cell table:number-columns-repeated="2"/>
        </table:table-row>
        <table:table-row table:style-name="ro1">
          <table:table-cell office:value-type="float" office:value="0.755553364753723" calcext:value-type="float">
            <text:p>0.755553364753723</text:p>
          </table:table-cell>
          <table:table-cell table:number-columns-repeated="2"/>
        </table:table-row>
        <table:table-row table:style-name="ro1">
          <table:table-cell office:value-type="float" office:value="0.332978993654251" calcext:value-type="float">
            <text:p>0.332978993654251</text:p>
          </table:table-cell>
          <table:table-cell table:number-columns-repeated="2"/>
        </table:table-row>
        <table:table-row table:style-name="ro1">
          <table:table-cell office:value-type="float" office:value="0.739060759544373" calcext:value-type="float">
            <text:p>0.739060759544373</text:p>
          </table:table-cell>
          <table:table-cell table:number-columns-repeated="2"/>
        </table:table-row>
        <table:table-row table:style-name="ro1">
          <table:table-cell office:value-type="float" office:value="0.329793840646744" calcext:value-type="float">
            <text:p>0.329793840646744</text:p>
          </table:table-cell>
          <table:table-cell table:number-columns-repeated="2"/>
        </table:table-row>
        <table:table-row table:style-name="ro1">
          <table:table-cell office:value-type="float" office:value="0.782484531402588" calcext:value-type="float">
            <text:p>0.782484531402588</text:p>
          </table:table-cell>
          <table:table-cell table:number-columns-repeated="2"/>
        </table:table-row>
        <table:table-row table:style-name="ro1">
          <table:table-cell office:value-type="float" office:value="0.302851915359497" calcext:value-type="float">
            <text:p>0.302851915359497</text:p>
          </table:table-cell>
          <table:table-cell table:number-columns-repeated="2"/>
        </table:table-row>
        <table:table-row table:style-name="ro1">
          <table:table-cell office:value-type="float" office:value="0.704829931259155" calcext:value-type="float">
            <text:p>0.704829931259155</text:p>
          </table:table-cell>
          <table:table-cell table:number-columns-repeated="2"/>
        </table:table-row>
        <table:table-row table:style-name="ro1">
          <table:table-cell office:value-type="float" office:value="0.284651219844818" calcext:value-type="float">
            <text:p>0.284651219844818</text:p>
          </table:table-cell>
          <table:table-cell table:number-columns-repeated="2"/>
        </table:table-row>
        <table:table-row table:style-name="ro1">
          <table:table-cell office:value-type="float" office:value="0.717198371887207" calcext:value-type="float">
            <text:p>0.717198371887207</text:p>
          </table:table-cell>
          <table:table-cell table:number-columns-repeated="2"/>
        </table:table-row>
        <table:table-row table:style-name="ro1">
          <table:table-cell office:value-type="float" office:value="0.796493291854858" calcext:value-type="float">
            <text:p>0.796493291854858</text:p>
          </table:table-cell>
          <table:table-cell table:number-columns-repeated="2"/>
        </table:table-row>
        <table:table-row table:style-name="ro1">
          <table:table-cell office:value-type="float" office:value="0.672082543373108" calcext:value-type="float">
            <text:p>0.672082543373108</text:p>
          </table:table-cell>
          <table:table-cell table:number-columns-repeated="2"/>
        </table:table-row>
        <table:table-row table:style-name="ro1">
          <table:table-cell office:value-type="float" office:value="0.516945898532867" calcext:value-type="float">
            <text:p>0.516945898532867</text:p>
          </table:table-cell>
          <table:table-cell table:number-columns-repeated="2"/>
        </table:table-row>
        <table:table-row table:style-name="ro1">
          <table:table-cell office:value-type="float" office:value="0.555533230304718" calcext:value-type="float">
            <text:p>0.555533230304718</text:p>
          </table:table-cell>
          <table:table-cell table:number-columns-repeated="2"/>
        </table:table-row>
        <table:table-row table:style-name="ro1">
          <table:table-cell office:value-type="float" office:value="0.398764878511429" calcext:value-type="float">
            <text:p>0.398764878511429</text:p>
          </table:table-cell>
          <table:table-cell table:number-columns-repeated="2"/>
        </table:table-row>
        <table:table-row table:style-name="ro1">
          <table:table-cell office:value-type="float" office:value="0.265934765338898" calcext:value-type="float">
            <text:p>0.265934765338898</text:p>
          </table:table-cell>
          <table:table-cell table:number-columns-repeated="2"/>
        </table:table-row>
        <table:table-row table:style-name="ro1">
          <table:table-cell office:value-type="float" office:value="0.264228165149689" calcext:value-type="float">
            <text:p>0.264228165149689</text:p>
          </table:table-cell>
          <table:table-cell table:number-columns-repeated="2"/>
        </table:table-row>
        <table:table-row table:style-name="ro1">
          <table:table-cell office:value-type="float" office:value="0.27412411570549" calcext:value-type="float">
            <text:p>0.27412411570549</text:p>
          </table:table-cell>
          <table:table-cell table:number-columns-repeated="2"/>
        </table:table-row>
        <table:table-row table:style-name="ro1">
          <table:table-cell office:value-type="float" office:value="0.277830123901367" calcext:value-type="float">
            <text:p>0.277830123901367</text:p>
          </table:table-cell>
          <table:table-cell table:number-columns-repeated="2"/>
        </table:table-row>
        <table:table-row table:style-name="ro1">
          <table:table-cell office:value-type="float" office:value="0.270449459552765" calcext:value-type="float">
            <text:p>0.270449459552765</text:p>
          </table:table-cell>
          <table:table-cell table:number-columns-repeated="2"/>
        </table:table-row>
        <table:table-row table:style-name="ro1">
          <table:table-cell office:value-type="float" office:value="0.299964606761932" calcext:value-type="float">
            <text:p>0.299964606761932</text:p>
          </table:table-cell>
          <table:table-cell table:number-columns-repeated="2"/>
        </table:table-row>
        <table:table-row table:style-name="ro1">
          <table:table-cell office:value-type="float" office:value="0.25510710477829" calcext:value-type="float">
            <text:p>0.25510710477829</text:p>
          </table:table-cell>
          <table:table-cell table:number-columns-repeated="2"/>
        </table:table-row>
        <table:table-row table:style-name="ro1">
          <table:table-cell office:value-type="float" office:value="0.253605961799622" calcext:value-type="float">
            <text:p>0.253605961799622</text:p>
          </table:table-cell>
          <table:table-cell table:number-columns-repeated="2"/>
        </table:table-row>
        <table:table-row table:style-name="ro1">
          <table:table-cell office:value-type="float" office:value="0.278727799654007" calcext:value-type="float">
            <text:p>0.278727799654007</text:p>
          </table:table-cell>
          <table:table-cell table:number-columns-repeated="2"/>
        </table:table-row>
        <table:table-row table:style-name="ro1">
          <table:table-cell office:value-type="float" office:value="0.304684609174728" calcext:value-type="float">
            <text:p>0.304684609174728</text:p>
          </table:table-cell>
          <table:table-cell table:number-columns-repeated="2"/>
        </table:table-row>
        <table:table-row table:style-name="ro1">
          <table:table-cell office:value-type="float" office:value="0.259808540344238" calcext:value-type="float">
            <text:p>0.259808540344238</text:p>
          </table:table-cell>
          <table:table-cell table:number-columns-repeated="2"/>
        </table:table-row>
        <table:table-row table:style-name="ro1">
          <table:table-cell office:value-type="float" office:value="0.25314861536026" calcext:value-type="float">
            <text:p>0.25314861536026</text:p>
          </table:table-cell>
          <table:table-cell table:number-columns-repeated="2"/>
        </table:table-row>
        <table:table-row table:style-name="ro1">
          <table:table-cell office:value-type="float" office:value="0.259577035903931" calcext:value-type="float">
            <text:p>0.259577035903931</text:p>
          </table:table-cell>
          <table:table-cell table:number-columns-repeated="2"/>
        </table:table-row>
        <table:table-row table:style-name="ro1">
          <table:table-cell office:value-type="float" office:value="0.257074266672134" calcext:value-type="float">
            <text:p>0.257074266672134</text:p>
          </table:table-cell>
          <table:table-cell table:number-columns-repeated="2"/>
        </table:table-row>
        <table:table-row table:style-name="ro1">
          <table:table-cell office:value-type="float" office:value="0.259345918893814" calcext:value-type="float">
            <text:p>0.259345918893814</text:p>
          </table:table-cell>
          <table:table-cell table:number-columns-repeated="2"/>
        </table:table-row>
        <table:table-row table:style-name="ro1">
          <table:table-cell office:value-type="float" office:value="0.252982318401337" calcext:value-type="float">
            <text:p>0.252982318401337</text:p>
          </table:table-cell>
          <table:table-cell table:number-columns-repeated="2"/>
        </table:table-row>
        <table:table-row table:style-name="ro1">
          <table:table-cell office:value-type="float" office:value="0.251578330993652" calcext:value-type="float">
            <text:p>0.251578330993652</text:p>
          </table:table-cell>
          <table:table-cell table:number-columns-repeated="2"/>
        </table:table-row>
        <table:table-row table:style-name="ro1">
          <table:table-cell office:value-type="float" office:value="0.255503624677658" calcext:value-type="float">
            <text:p>0.255503624677658</text:p>
          </table:table-cell>
          <table:table-cell table:number-columns-repeated="2"/>
        </table:table-row>
        <table:table-row table:style-name="ro1">
          <table:table-cell office:value-type="float" office:value="0.26244381070137" calcext:value-type="float">
            <text:p>0.26244381070137</text:p>
          </table:table-cell>
          <table:table-cell table:number-columns-repeated="2"/>
        </table:table-row>
        <table:table-row table:style-name="ro1">
          <table:table-cell office:value-type="float" office:value="0.251209020614624" calcext:value-type="float">
            <text:p>0.251209020614624</text:p>
          </table:table-cell>
          <table:table-cell table:number-columns-repeated="2"/>
        </table:table-row>
        <table:table-row table:style-name="ro1">
          <table:table-cell office:value-type="float" office:value="0.269827902317047" calcext:value-type="float">
            <text:p>0.269827902317047</text:p>
          </table:table-cell>
          <table:table-cell table:number-columns-repeated="2"/>
        </table:table-row>
        <table:table-row table:style-name="ro1">
          <table:table-cell office:value-type="float" office:value="0.251861661672592" calcext:value-type="float">
            <text:p>0.251861661672592</text:p>
          </table:table-cell>
          <table:table-cell table:number-columns-repeated="2"/>
        </table:table-row>
        <table:table-row table:style-name="ro1">
          <table:table-cell office:value-type="float" office:value="0.25345054268837" calcext:value-type="float">
            <text:p>0.25345054268837</text:p>
          </table:table-cell>
          <table:table-cell table:number-columns-repeated="2"/>
        </table:table-row>
        <table:table-row table:style-name="ro1">
          <table:table-cell office:value-type="float" office:value="0.254574537277222" calcext:value-type="float">
            <text:p>0.254574537277222</text:p>
          </table:table-cell>
          <table:table-cell table:number-columns-repeated="2"/>
        </table:table-row>
        <table:table-row table:style-name="ro1">
          <table:table-cell office:value-type="float" office:value="0.255449324846268" calcext:value-type="float">
            <text:p>0.255449324846268</text:p>
          </table:table-cell>
          <table:table-cell table:number-columns-repeated="2"/>
        </table:table-row>
        <table:table-row table:style-name="ro1">
          <table:table-cell office:value-type="float" office:value="0.250871121883392" calcext:value-type="float">
            <text:p>0.250871121883392</text:p>
          </table:table-cell>
          <table:table-cell table:number-columns-repeated="2"/>
        </table:table-row>
        <table:table-row table:style-name="ro1">
          <table:table-cell office:value-type="float" office:value="0.256608456373215" calcext:value-type="float">
            <text:p>0.256608456373215</text:p>
          </table:table-cell>
          <table:table-cell table:number-columns-repeated="2"/>
        </table:table-row>
        <table:table-row table:style-name="ro1">
          <table:table-cell office:value-type="float" office:value="0.40335738658905" calcext:value-type="float">
            <text:p>0.40335738658905</text:p>
          </table:table-cell>
          <table:table-cell table:number-columns-repeated="2"/>
        </table:table-row>
        <table:table-row table:style-name="ro1">
          <table:table-cell office:value-type="float" office:value="0.413406282663345" calcext:value-type="float">
            <text:p>0.413406282663345</text:p>
          </table:table-cell>
          <table:table-cell table:number-columns-repeated="2"/>
        </table:table-row>
        <table:table-row table:style-name="ro1">
          <table:table-cell office:value-type="float" office:value="0.416664153337479" calcext:value-type="float">
            <text:p>0.416664153337479</text:p>
          </table:table-cell>
          <table:table-cell table:number-columns-repeated="2"/>
        </table:table-row>
        <table:table-row table:style-name="ro1">
          <table:table-cell office:value-type="float" office:value="0.413385510444641" calcext:value-type="float">
            <text:p>0.413385510444641</text:p>
          </table:table-cell>
          <table:table-cell table:number-columns-repeated="2"/>
        </table:table-row>
        <table:table-row table:style-name="ro1">
          <table:table-cell office:value-type="float" office:value="0.255110651254654" calcext:value-type="float">
            <text:p>0.255110651254654</text:p>
          </table:table-cell>
          <table:table-cell table:number-columns-repeated="2"/>
        </table:table-row>
        <table:table-row table:style-name="ro1">
          <table:table-cell office:value-type="float" office:value="0.408691227436066" calcext:value-type="float">
            <text:p>0.408691227436066</text:p>
          </table:table-cell>
          <table:table-cell table:number-columns-repeated="2"/>
        </table:table-row>
        <table:table-row table:style-name="ro1">
          <table:table-cell office:value-type="float" office:value="0.421696841716766" calcext:value-type="float">
            <text:p>0.421696841716766</text:p>
          </table:table-cell>
          <table:table-cell table:number-columns-repeated="2"/>
        </table:table-row>
        <table:table-row table:style-name="ro1">
          <table:table-cell office:value-type="float" office:value="0.419872492551804" calcext:value-type="float">
            <text:p>0.419872492551804</text:p>
          </table:table-cell>
          <table:table-cell table:number-columns-repeated="2"/>
        </table:table-row>
        <table:table-row table:style-name="ro1">
          <table:table-cell office:value-type="float" office:value="0.405619412660599" calcext:value-type="float">
            <text:p>0.405619412660599</text:p>
          </table:table-cell>
          <table:table-cell table:number-columns-repeated="2"/>
        </table:table-row>
        <table:table-row table:style-name="ro1">
          <table:table-cell office:value-type="float" office:value="0.407990127801895" calcext:value-type="float">
            <text:p>0.407990127801895</text:p>
          </table:table-cell>
          <table:table-cell table:number-columns-repeated="2"/>
        </table:table-row>
        <table:table-row table:style-name="ro1">
          <table:table-cell office:value-type="float" office:value="0.406696677207947" calcext:value-type="float">
            <text:p>0.406696677207947</text:p>
          </table:table-cell>
          <table:table-cell table:number-columns-repeated="2"/>
        </table:table-row>
        <table:table-row table:style-name="ro1">
          <table:table-cell office:value-type="float" office:value="0.419813990592956" calcext:value-type="float">
            <text:p>0.419813990592956</text:p>
          </table:table-cell>
          <table:table-cell table:number-columns-repeated="2"/>
        </table:table-row>
        <table:table-row table:style-name="ro1">
          <table:table-cell office:value-type="float" office:value="0.417329430580139" calcext:value-type="float">
            <text:p>0.417329430580139</text:p>
          </table:table-cell>
          <table:table-cell table:number-columns-repeated="2"/>
        </table:table-row>
        <table:table-row table:style-name="ro1">
          <table:table-cell office:value-type="float" office:value="0.41911581158638" calcext:value-type="float">
            <text:p>0.41911581158638</text:p>
          </table:table-cell>
          <table:table-cell table:number-columns-repeated="2"/>
        </table:table-row>
        <table:table-row table:style-name="ro1">
          <table:table-cell office:value-type="float" office:value="0.417313009500504" calcext:value-type="float">
            <text:p>0.417313009500504</text:p>
          </table:table-cell>
          <table:table-cell table:number-columns-repeated="2"/>
        </table:table-row>
        <table:table-row table:style-name="ro1">
          <table:table-cell office:value-type="float" office:value="0.407617747783661" calcext:value-type="float">
            <text:p>0.407617747783661</text:p>
          </table:table-cell>
          <table:table-cell table:number-columns-repeated="2"/>
        </table:table-row>
        <table:table-row table:style-name="ro1">
          <table:table-cell office:value-type="float" office:value="0.406747043132782" calcext:value-type="float">
            <text:p>0.406747043132782</text:p>
          </table:table-cell>
          <table:table-cell table:number-columns-repeated="2"/>
        </table:table-row>
        <table:table-row table:style-name="ro1">
          <table:table-cell office:value-type="float" office:value="0.413042008876801" calcext:value-type="float">
            <text:p>0.413042008876801</text:p>
          </table:table-cell>
          <table:table-cell table:number-columns-repeated="2"/>
        </table:table-row>
        <table:table-row table:style-name="ro1">
          <table:table-cell office:value-type="float" office:value="0.400469899177551" calcext:value-type="float">
            <text:p>0.400469899177551</text:p>
          </table:table-cell>
          <table:table-cell table:number-columns-repeated="2"/>
        </table:table-row>
        <table:table-row table:style-name="ro1">
          <table:table-cell office:value-type="float" office:value="0.398602604866028" calcext:value-type="float">
            <text:p>0.398602604866028</text:p>
          </table:table-cell>
          <table:table-cell table:number-columns-repeated="2"/>
        </table:table-row>
        <table:table-row table:style-name="ro1">
          <table:table-cell office:value-type="float" office:value="0.37706133723259" calcext:value-type="float">
            <text:p>0.37706133723259</text:p>
          </table:table-cell>
          <table:table-cell table:number-columns-repeated="2"/>
        </table:table-row>
        <table:table-row table:style-name="ro1">
          <table:table-cell office:value-type="float" office:value="0.395767271518707" calcext:value-type="float">
            <text:p>0.395767271518707</text:p>
          </table:table-cell>
          <table:table-cell table:number-columns-repeated="2"/>
        </table:table-row>
        <table:table-row table:style-name="ro1">
          <table:table-cell office:value-type="float" office:value="0.383572190999985" calcext:value-type="float">
            <text:p>0.383572190999985</text:p>
          </table:table-cell>
          <table:table-cell table:number-columns-repeated="2"/>
        </table:table-row>
        <table:table-row table:style-name="ro1">
          <table:table-cell office:value-type="float" office:value="0.386556386947632" calcext:value-type="float">
            <text:p>0.386556386947632</text:p>
          </table:table-cell>
          <table:table-cell table:number-columns-repeated="2"/>
        </table:table-row>
        <table:table-row table:style-name="ro1">
          <table:table-cell office:value-type="float" office:value="0.37887567281723" calcext:value-type="float">
            <text:p>0.37887567281723</text:p>
          </table:table-cell>
          <table:table-cell table:number-columns-repeated="2"/>
        </table:table-row>
        <table:table-row table:style-name="ro1">
          <table:table-cell office:value-type="float" office:value="0.377855032682419" calcext:value-type="float">
            <text:p>0.377855032682419</text:p>
          </table:table-cell>
          <table:table-cell table:number-columns-repeated="2"/>
        </table:table-row>
        <table:table-row table:style-name="ro1">
          <table:table-cell office:value-type="float" office:value="0.410953789949417" calcext:value-type="float">
            <text:p>0.410953789949417</text:p>
          </table:table-cell>
          <table:table-cell table:number-columns-repeated="2"/>
        </table:table-row>
        <table:table-row table:style-name="ro1">
          <table:table-cell office:value-type="float" office:value="0.415591508150101" calcext:value-type="float">
            <text:p>0.415591508150101</text:p>
          </table:table-cell>
          <table:table-cell table:number-columns-repeated="2"/>
        </table:table-row>
        <table:table-row table:style-name="ro1">
          <table:table-cell office:value-type="float" office:value="0.414315849542618" calcext:value-type="float">
            <text:p>0.414315849542618</text:p>
          </table:table-cell>
          <table:table-cell table:number-columns-repeated="2"/>
        </table:table-row>
        <table:table-row table:style-name="ro1">
          <table:table-cell office:value-type="float" office:value="0.408392459154129" calcext:value-type="float">
            <text:p>0.408392459154129</text:p>
          </table:table-cell>
          <table:table-cell table:number-columns-repeated="2"/>
        </table:table-row>
        <table:table-row table:style-name="ro1">
          <table:table-cell office:value-type="float" office:value="0.388870239257812" calcext:value-type="float">
            <text:p>0.388870239257812</text:p>
          </table:table-cell>
          <table:table-cell table:number-columns-repeated="2"/>
        </table:table-row>
        <table:table-row table:style-name="ro1">
          <table:table-cell office:value-type="float" office:value="0.397940427064896" calcext:value-type="float">
            <text:p>0.397940427064896</text:p>
          </table:table-cell>
          <table:table-cell table:number-columns-repeated="2"/>
        </table:table-row>
        <table:table-row table:style-name="ro1">
          <table:table-cell office:value-type="float" office:value="0.553863644599915" calcext:value-type="float">
            <text:p>0.553863644599915</text:p>
          </table:table-cell>
          <table:table-cell table:number-columns-repeated="2"/>
        </table:table-row>
        <table:table-row table:style-name="ro1">
          <table:table-cell office:value-type="float" office:value="0.566170573234558" calcext:value-type="float">
            <text:p>0.566170573234558</text:p>
          </table:table-cell>
          <table:table-cell table:number-columns-repeated="2"/>
        </table:table-row>
        <table:table-row table:style-name="ro1">
          <table:table-cell office:value-type="float" office:value="0.571189165115356" calcext:value-type="float">
            <text:p>0.571189165115356</text:p>
          </table:table-cell>
          <table:table-cell table:number-columns-repeated="2"/>
        </table:table-row>
        <table:table-row table:style-name="ro1">
          <table:table-cell office:value-type="float" office:value="0.568964898586273" calcext:value-type="float">
            <text:p>0.568964898586273</text:p>
          </table:table-cell>
          <table:table-cell table:number-columns-repeated="2"/>
        </table:table-row>
        <table:table-row table:style-name="ro1">
          <table:table-cell office:value-type="float" office:value="0.572553813457489" calcext:value-type="float">
            <text:p>0.572553813457489</text:p>
          </table:table-cell>
          <table:table-cell table:number-columns-repeated="2"/>
        </table:table-row>
        <table:table-row table:style-name="ro1">
          <table:table-cell office:value-type="float" office:value="0.56944352388382" calcext:value-type="float">
            <text:p>0.56944352388382</text:p>
          </table:table-cell>
          <table:table-cell table:number-columns-repeated="2"/>
        </table:table-row>
        <table:table-row table:style-name="ro1">
          <table:table-cell office:value-type="float" office:value="0.58341783285141" calcext:value-type="float">
            <text:p>0.58341783285141</text:p>
          </table:table-cell>
          <table:table-cell table:number-columns-repeated="2"/>
        </table:table-row>
        <table:table-row table:style-name="ro1">
          <table:table-cell office:value-type="float" office:value="0.577060759067535" calcext:value-type="float">
            <text:p>0.577060759067535</text:p>
          </table:table-cell>
          <table:table-cell table:number-columns-repeated="2"/>
        </table:table-row>
        <table:table-row table:style-name="ro1">
          <table:table-cell office:value-type="float" office:value="0.578816175460815" calcext:value-type="float">
            <text:p>0.578816175460815</text:p>
          </table:table-cell>
          <table:table-cell table:number-columns-repeated="2"/>
        </table:table-row>
        <table:table-row table:style-name="ro1">
          <table:table-cell office:value-type="float" office:value="0.57323408126831" calcext:value-type="float">
            <text:p>0.57323408126831</text:p>
          </table:table-cell>
          <table:table-cell table:number-columns-repeated="2"/>
        </table:table-row>
        <table:table-row table:style-name="ro1">
          <table:table-cell office:value-type="float" office:value="0.565270960330963" calcext:value-type="float">
            <text:p>0.565270960330963</text:p>
          </table:table-cell>
          <table:table-cell table:number-columns-repeated="2"/>
        </table:table-row>
        <table:table-row table:style-name="ro1">
          <table:table-cell office:value-type="float" office:value="0.575003504753113" calcext:value-type="float">
            <text:p>0.575003504753113</text:p>
          </table:table-cell>
          <table:table-cell table:number-columns-repeated="2"/>
        </table:table-row>
        <table:table-row table:style-name="ro1">
          <table:table-cell office:value-type="float" office:value="0.57367354631424" calcext:value-type="float">
            <text:p>0.57367354631424</text:p>
          </table:table-cell>
          <table:table-cell table:number-columns-repeated="2"/>
        </table:table-row>
        <table:table-row table:style-name="ro1">
          <table:table-cell office:value-type="float" office:value="0.580822169780731" calcext:value-type="float">
            <text:p>0.580822169780731</text:p>
          </table:table-cell>
          <table:table-cell table:number-columns-repeated="2"/>
        </table:table-row>
        <table:table-row table:style-name="ro1">
          <table:table-cell office:value-type="float" office:value="0.574786126613617" calcext:value-type="float">
            <text:p>0.574786126613617</text:p>
          </table:table-cell>
          <table:table-cell table:number-columns-repeated="2"/>
        </table:table-row>
        <table:table-row table:style-name="ro1">
          <table:table-cell office:value-type="float" office:value="0.579749166965485" calcext:value-type="float">
            <text:p>0.579749166965485</text:p>
          </table:table-cell>
          <table:table-cell table:number-columns-repeated="2"/>
        </table:table-row>
        <table:table-row table:style-name="ro1">
          <table:table-cell office:value-type="float" office:value="0.587498605251312" calcext:value-type="float">
            <text:p>0.587498605251312</text:p>
          </table:table-cell>
          <table:table-cell table:number-columns-repeated="2"/>
        </table:table-row>
        <table:table-row table:style-name="ro1">
          <table:table-cell office:value-type="float" office:value="0.579958319664001" calcext:value-type="float">
            <text:p>0.579958319664001</text:p>
          </table:table-cell>
          <table:table-cell table:number-columns-repeated="2"/>
        </table:table-row>
        <table:table-row table:style-name="ro1">
          <table:table-cell office:value-type="float" office:value="0.585235834121704" calcext:value-type="float">
            <text:p>0.585235834121704</text:p>
          </table:table-cell>
          <table:table-cell table:number-columns-repeated="2"/>
        </table:table-row>
        <table:table-row table:style-name="ro1">
          <table:table-cell office:value-type="float" office:value="0.581331551074982" calcext:value-type="float">
            <text:p>0.581331551074982</text:p>
          </table:table-cell>
          <table:table-cell table:number-columns-repeated="2"/>
        </table:table-row>
        <table:table-row table:style-name="ro1">
          <table:table-cell office:value-type="float" office:value="0.575672924518585" calcext:value-type="float">
            <text:p>0.575672924518585</text:p>
          </table:table-cell>
          <table:table-cell table:number-columns-repeated="2"/>
        </table:table-row>
        <table:table-row table:style-name="ro1">
          <table:table-cell office:value-type="float" office:value="0.570761144161224" calcext:value-type="float">
            <text:p>0.570761144161224</text:p>
          </table:table-cell>
          <table:table-cell table:number-columns-repeated="2"/>
        </table:table-row>
        <table:table-row table:style-name="ro1">
          <table:table-cell office:value-type="float" office:value="0.580094397068024" calcext:value-type="float">
            <text:p>0.580094397068024</text:p>
          </table:table-cell>
          <table:table-cell table:number-columns-repeated="2"/>
        </table:table-row>
        <table:table-row table:style-name="ro1">
          <table:table-cell office:value-type="float" office:value="0.620354652404785" calcext:value-type="float">
            <text:p>0.620354652404785</text:p>
          </table:table-cell>
          <table:table-cell table:number-columns-repeated="2"/>
        </table:table-row>
        <table:table-row table:style-name="ro1">
          <table:table-cell office:value-type="float" office:value="0.62033474445343" calcext:value-type="float">
            <text:p>0.62033474445343</text:p>
          </table:table-cell>
          <table:table-cell table:number-columns-repeated="2"/>
        </table:table-row>
        <table:table-row table:style-name="ro1">
          <table:table-cell office:value-type="float" office:value="0.628884732723236" calcext:value-type="float">
            <text:p>0.628884732723236</text:p>
          </table:table-cell>
          <table:table-cell table:number-columns-repeated="2"/>
        </table:table-row>
        <table:table-row table:style-name="ro1">
          <table:table-cell office:value-type="float" office:value="0.627828240394592" calcext:value-type="float">
            <text:p>0.627828240394592</text:p>
          </table:table-cell>
          <table:table-cell table:number-columns-repeated="2"/>
        </table:table-row>
        <table:table-row table:style-name="ro1">
          <table:table-cell office:value-type="float" office:value="0.621333420276642" calcext:value-type="float">
            <text:p>0.621333420276642</text:p>
          </table:table-cell>
          <table:table-cell table:number-columns-repeated="2"/>
        </table:table-row>
        <table:table-row table:style-name="ro1">
          <table:table-cell office:value-type="float" office:value="0.622471213340759" calcext:value-type="float">
            <text:p>0.622471213340759</text:p>
          </table:table-cell>
          <table:table-cell table:number-columns-repeated="2"/>
        </table:table-row>
        <table:table-row table:style-name="ro1">
          <table:table-cell office:value-type="float" office:value="0.62669712305069" calcext:value-type="float">
            <text:p>0.62669712305069</text:p>
          </table:table-cell>
          <table:table-cell table:number-columns-repeated="2"/>
        </table:table-row>
        <table:table-row table:style-name="ro1">
          <table:table-cell office:value-type="float" office:value="0.62370640039444" calcext:value-type="float">
            <text:p>0.62370640039444</text:p>
          </table:table-cell>
          <table:table-cell table:number-columns-repeated="2"/>
        </table:table-row>
        <table:table-row table:style-name="ro1">
          <table:table-cell office:value-type="float" office:value="0.613768696784973" calcext:value-type="float">
            <text:p>0.613768696784973</text:p>
          </table:table-cell>
          <table:table-cell table:number-columns-repeated="2"/>
        </table:table-row>
        <table:table-row table:style-name="ro1">
          <table:table-cell office:value-type="float" office:value="0.268162131309509" calcext:value-type="float">
            <text:p>0.268162131309509</text:p>
          </table:table-cell>
          <table:table-cell table:number-columns-repeated="2"/>
        </table:table-row>
        <table:table-row table:style-name="ro1">
          <table:table-cell office:value-type="float" office:value="0.598140478134155" calcext:value-type="float">
            <text:p>0.598140478134155</text:p>
          </table:table-cell>
          <table:table-cell table:number-columns-repeated="2"/>
        </table:table-row>
        <table:table-row table:style-name="ro1">
          <table:table-cell office:value-type="float" office:value="0.267537832260132" calcext:value-type="float">
            <text:p>0.267537832260132</text:p>
          </table:table-cell>
          <table:table-cell table:number-columns-repeated="2"/>
        </table:table-row>
        <table:table-row table:style-name="ro1">
          <table:table-cell office:value-type="float" office:value="0.602782189846039" calcext:value-type="float">
            <text:p>0.602782189846039</text:p>
          </table:table-cell>
          <table:table-cell table:number-columns-repeated="2"/>
        </table:table-row>
        <table:table-row table:style-name="ro1">
          <table:table-cell office:value-type="float" office:value="0.26810222864151" calcext:value-type="float">
            <text:p>0.26810222864151</text:p>
          </table:table-cell>
          <table:table-cell table:number-columns-repeated="2"/>
        </table:table-row>
        <table:table-row table:style-name="ro1">
          <table:table-cell office:value-type="float" office:value="0.60599273443222" calcext:value-type="float">
            <text:p>0.60599273443222</text:p>
          </table:table-cell>
          <table:table-cell table:number-columns-repeated="2"/>
        </table:table-row>
        <table:table-row table:style-name="ro1">
          <table:table-cell office:value-type="float" office:value="0.251043200492859" calcext:value-type="float">
            <text:p>0.251043200492859</text:p>
          </table:table-cell>
          <table:table-cell table:number-columns-repeated="2"/>
        </table:table-row>
        <table:table-row table:style-name="ro1">
          <table:table-cell office:value-type="float" office:value="0.446103543043137" calcext:value-type="float">
            <text:p>0.446103543043137</text:p>
          </table:table-cell>
          <table:table-cell table:number-columns-repeated="2"/>
        </table:table-row>
        <table:table-row table:style-name="ro1">
          <table:table-cell office:value-type="float" office:value="0.259060770273209" calcext:value-type="float">
            <text:p>0.259060770273209</text:p>
          </table:table-cell>
          <table:table-cell table:number-columns-repeated="2"/>
        </table:table-row>
        <table:table-row table:style-name="ro1">
          <table:table-cell office:value-type="float" office:value="0.4264035820961" calcext:value-type="float">
            <text:p>0.4264035820961</text:p>
          </table:table-cell>
          <table:table-cell table:number-columns-repeated="2"/>
        </table:table-row>
        <table:table-row table:style-name="ro1">
          <table:table-cell office:value-type="float" office:value="0.250535696744919" calcext:value-type="float">
            <text:p>0.250535696744919</text:p>
          </table:table-cell>
          <table:table-cell table:number-columns-repeated="2"/>
        </table:table-row>
        <table:table-row table:style-name="ro1">
          <table:table-cell office:value-type="float" office:value="0.439835131168366" calcext:value-type="float">
            <text:p>0.439835131168366</text:p>
          </table:table-cell>
          <table:table-cell table:number-columns-repeated="2"/>
        </table:table-row>
        <table:table-row table:style-name="ro1">
          <table:table-cell office:value-type="float" office:value="0.255113065242767" calcext:value-type="float">
            <text:p>0.255113065242767</text:p>
          </table:table-cell>
          <table:table-cell table:number-columns-repeated="2"/>
        </table:table-row>
        <table:table-row table:style-name="ro1">
          <table:table-cell office:value-type="float" office:value="0.440721273422241" calcext:value-type="float">
            <text:p>0.440721273422241</text:p>
          </table:table-cell>
          <table:table-cell table:number-columns-repeated="2"/>
        </table:table-row>
        <table:table-row table:style-name="ro1">
          <table:table-cell office:value-type="float" office:value="0.256651997566223" calcext:value-type="float">
            <text:p>0.256651997566223</text:p>
          </table:table-cell>
          <table:table-cell table:number-columns-repeated="2"/>
        </table:table-row>
        <table:table-row table:style-name="ro1">
          <table:table-cell office:value-type="float" office:value="0.443694353103638" calcext:value-type="float">
            <text:p>0.443694353103638</text:p>
          </table:table-cell>
          <table:table-cell table:number-columns-repeated="2"/>
        </table:table-row>
        <table:table-row table:style-name="ro1">
          <table:table-cell office:value-type="float" office:value="0.258477598428726" calcext:value-type="float">
            <text:p>0.258477598428726</text:p>
          </table:table-cell>
          <table:table-cell table:number-columns-repeated="2"/>
        </table:table-row>
        <table:table-row table:style-name="ro1">
          <table:table-cell office:value-type="float" office:value="0.435862630605698" calcext:value-type="float">
            <text:p>0.435862630605698</text:p>
          </table:table-cell>
          <table:table-cell table:number-columns-repeated="2"/>
        </table:table-row>
        <table:table-row table:style-name="ro1">
          <table:table-cell office:value-type="float" office:value="0.251925736665726" calcext:value-type="float">
            <text:p>0.251925736665726</text:p>
          </table:table-cell>
          <table:table-cell table:number-columns-repeated="2"/>
        </table:table-row>
        <table:table-row table:style-name="ro1">
          <table:table-cell office:value-type="float" office:value="0.4383904337883" calcext:value-type="float">
            <text:p>0.4383904337883</text:p>
          </table:table-cell>
          <table:table-cell table:number-columns-repeated="2"/>
        </table:table-row>
        <table:table-row table:style-name="ro1">
          <table:table-cell office:value-type="float" office:value="0.251773238182068" calcext:value-type="float">
            <text:p>0.251773238182068</text:p>
          </table:table-cell>
          <table:table-cell table:number-columns-repeated="2"/>
        </table:table-row>
        <table:table-row table:style-name="ro1">
          <table:table-cell office:value-type="float" office:value="0.43813893198967" calcext:value-type="float">
            <text:p>0.43813893198967</text:p>
          </table:table-cell>
          <table:table-cell table:number-columns-repeated="2"/>
        </table:table-row>
        <table:table-row table:style-name="ro1">
          <table:table-cell office:value-type="float" office:value="0.43624359369278" calcext:value-type="float">
            <text:p>0.43624359369278</text:p>
          </table:table-cell>
          <table:table-cell table:number-columns-repeated="2"/>
        </table:table-row>
        <table:table-row table:style-name="ro1">
          <table:table-cell office:value-type="float" office:value="0.254468977451324" calcext:value-type="float">
            <text:p>0.254468977451324</text:p>
          </table:table-cell>
          <table:table-cell table:number-columns-repeated="2"/>
        </table:table-row>
        <table:table-row table:style-name="ro1">
          <table:table-cell office:value-type="float" office:value="0.441201776266098" calcext:value-type="float">
            <text:p>0.441201776266098</text:p>
          </table:table-cell>
          <table:table-cell table:number-columns-repeated="2"/>
        </table:table-row>
        <table:table-row table:style-name="ro1">
          <table:table-cell office:value-type="float" office:value="0.252647697925568" calcext:value-type="float">
            <text:p>0.252647697925568</text:p>
          </table:table-cell>
          <table:table-cell table:number-columns-repeated="2"/>
        </table:table-row>
        <table:table-row table:style-name="ro1">
          <table:table-cell office:value-type="float" office:value="0.44170954823494" calcext:value-type="float">
            <text:p>0.44170954823494</text:p>
          </table:table-cell>
          <table:table-cell table:number-columns-repeated="2"/>
        </table:table-row>
        <table:table-row table:style-name="ro1">
          <table:table-cell office:value-type="float" office:value="0.253788709640503" calcext:value-type="float">
            <text:p>0.253788709640503</text:p>
          </table:table-cell>
          <table:table-cell table:number-columns-repeated="2"/>
        </table:table-row>
        <table:table-row table:style-name="ro1">
          <table:table-cell office:value-type="float" office:value="0.446627885103226" calcext:value-type="float">
            <text:p>0.446627885103226</text:p>
          </table:table-cell>
          <table:table-cell table:number-columns-repeated="2"/>
        </table:table-row>
        <table:table-row table:style-name="ro1">
          <table:table-cell office:value-type="float" office:value="0.495869129896164" calcext:value-type="float">
            <text:p>0.495869129896164</text:p>
          </table:table-cell>
          <table:table-cell table:number-columns-repeated="2"/>
        </table:table-row>
        <table:table-row table:style-name="ro1">
          <table:table-cell office:value-type="float" office:value="0.492426812648773" calcext:value-type="float">
            <text:p>0.492426812648773</text:p>
          </table:table-cell>
          <table:table-cell table:number-columns-repeated="2"/>
        </table:table-row>
        <table:table-row table:style-name="ro1">
          <table:table-cell office:value-type="float" office:value="0.482622176408768" calcext:value-type="float">
            <text:p>0.482622176408768</text:p>
          </table:table-cell>
          <table:table-cell table:number-columns-repeated="2"/>
        </table:table-row>
        <table:table-row table:style-name="ro1">
          <table:table-cell office:value-type="float" office:value="0.483748435974121" calcext:value-type="float">
            <text:p>0.483748435974121</text:p>
          </table:table-cell>
          <table:table-cell table:number-columns-repeated="2"/>
        </table:table-row>
        <table:table-row table:style-name="ro1">
          <table:table-cell office:value-type="float" office:value="0.486487627029419" calcext:value-type="float">
            <text:p>0.486487627029419</text:p>
          </table:table-cell>
          <table:table-cell table:number-columns-repeated="2"/>
        </table:table-row>
        <table:table-row table:style-name="ro1">
          <table:table-cell office:value-type="float" office:value="0.481369346380234" calcext:value-type="float">
            <text:p>0.481369346380234</text:p>
          </table:table-cell>
          <table:table-cell table:number-columns-repeated="2"/>
        </table:table-row>
        <table:table-row table:style-name="ro1">
          <table:table-cell office:value-type="float" office:value="0.481286615133285" calcext:value-type="float">
            <text:p>0.481286615133285</text:p>
          </table:table-cell>
          <table:table-cell table:number-columns-repeated="2"/>
        </table:table-row>
        <table:table-row table:style-name="ro1">
          <table:table-cell office:value-type="float" office:value="0.466865658760071" calcext:value-type="float">
            <text:p>0.466865658760071</text:p>
          </table:table-cell>
          <table:table-cell table:number-columns-repeated="2"/>
        </table:table-row>
        <table:table-row table:style-name="ro1">
          <table:table-cell office:value-type="float" office:value="0.468311280012131" calcext:value-type="float">
            <text:p>0.468311280012131</text:p>
          </table:table-cell>
          <table:table-cell table:number-columns-repeated="2"/>
        </table:table-row>
        <table:table-row table:style-name="ro1">
          <table:table-cell office:value-type="float" office:value="0.463531136512756" calcext:value-type="float">
            <text:p>0.463531136512756</text:p>
          </table:table-cell>
          <table:table-cell table:number-columns-repeated="2"/>
        </table:table-row>
        <table:table-row table:style-name="ro1">
          <table:table-cell office:value-type="float" office:value="0.46335044503212" calcext:value-type="float">
            <text:p>0.46335044503212</text:p>
          </table:table-cell>
          <table:table-cell table:number-columns-repeated="2"/>
        </table:table-row>
        <table:table-row table:style-name="ro1">
          <table:table-cell office:value-type="float" office:value="0.466259151697159" calcext:value-type="float">
            <text:p>0.466259151697159</text:p>
          </table:table-cell>
          <table:table-cell table:number-columns-repeated="2"/>
        </table:table-row>
        <table:table-row table:style-name="ro1">
          <table:table-cell office:value-type="float" office:value="0.478730916976929" calcext:value-type="float">
            <text:p>0.478730916976929</text:p>
          </table:table-cell>
          <table:table-cell table:number-columns-repeated="2"/>
        </table:table-row>
        <table:table-row table:style-name="ro1">
          <table:table-cell office:value-type="float" office:value="0.482114523649216" calcext:value-type="float">
            <text:p>0.482114523649216</text:p>
          </table:table-cell>
          <table:table-cell table:number-columns-repeated="2"/>
        </table:table-row>
        <table:table-row table:style-name="ro1">
          <table:table-cell office:value-type="float" office:value="0.489130854606628" calcext:value-type="float">
            <text:p>0.489130854606628</text:p>
          </table:table-cell>
          <table:table-cell table:number-columns-repeated="2"/>
        </table:table-row>
        <table:table-row table:style-name="ro1">
          <table:table-cell office:value-type="float" office:value="0.49117386341095" calcext:value-type="float">
            <text:p>0.49117386341095</text:p>
          </table:table-cell>
          <table:table-cell table:number-columns-repeated="2"/>
        </table:table-row>
        <table:table-row table:style-name="ro1">
          <table:table-cell office:value-type="float" office:value="0.48958370089531" calcext:value-type="float">
            <text:p>0.48958370089531</text:p>
          </table:table-cell>
          <table:table-cell table:number-columns-repeated="2"/>
        </table:table-row>
        <table:table-row table:style-name="ro1">
          <table:table-cell office:value-type="float" office:value="0.335456103086472" calcext:value-type="float">
            <text:p>0.335456103086472</text:p>
          </table:table-cell>
          <table:table-cell table:number-columns-repeated="2"/>
        </table:table-row>
        <table:table-row table:style-name="ro1">
          <table:table-cell office:value-type="float" office:value="0.319035261869431" calcext:value-type="float">
            <text:p>0.319035261869431</text:p>
          </table:table-cell>
          <table:table-cell table:number-columns-repeated="2"/>
        </table:table-row>
        <table:table-row table:style-name="ro1">
          <table:table-cell office:value-type="float" office:value="0.323551625013351" calcext:value-type="float">
            <text:p>0.323551625013351</text:p>
          </table:table-cell>
          <table:table-cell table:number-columns-repeated="2"/>
        </table:table-row>
        <table:table-row table:style-name="ro1">
          <table:table-cell office:value-type="float" office:value="0.325456202030182" calcext:value-type="float">
            <text:p>0.325456202030182</text:p>
          </table:table-cell>
          <table:table-cell table:number-columns-repeated="2"/>
        </table:table-row>
        <table:table-row table:style-name="ro1">
          <table:table-cell office:value-type="float" office:value="0.313033521175384" calcext:value-type="float">
            <text:p>0.313033521175384</text:p>
          </table:table-cell>
          <table:table-cell table:number-columns-repeated="2"/>
        </table:table-row>
        <table:table-row table:style-name="ro1">
          <table:table-cell office:value-type="float" office:value="0.310855984687805" calcext:value-type="float">
            <text:p>0.310855984687805</text:p>
          </table:table-cell>
          <table:table-cell table:number-columns-repeated="2"/>
        </table:table-row>
        <table:table-row table:style-name="ro1">
          <table:table-cell office:value-type="float" office:value="0.313174813985825" calcext:value-type="float">
            <text:p>0.313174813985825</text:p>
          </table:table-cell>
          <table:table-cell table:number-columns-repeated="2"/>
        </table:table-row>
        <table:table-row table:style-name="ro1">
          <table:table-cell office:value-type="float" office:value="0.30928835272789" calcext:value-type="float">
            <text:p>0.30928835272789</text:p>
          </table:table-cell>
          <table:table-cell table:number-columns-repeated="2"/>
        </table:table-row>
        <table:table-row table:style-name="ro1">
          <table:table-cell office:value-type="float" office:value="0.298747390508652" calcext:value-type="float">
            <text:p>0.298747390508652</text:p>
          </table:table-cell>
          <table:table-cell table:number-columns-repeated="2"/>
        </table:table-row>
        <table:table-row table:style-name="ro1">
          <table:table-cell office:value-type="float" office:value="0.308551073074341" calcext:value-type="float">
            <text:p>0.308551073074341</text:p>
          </table:table-cell>
          <table:table-cell table:number-columns-repeated="2"/>
        </table:table-row>
        <table:table-row table:style-name="ro1">
          <table:table-cell office:value-type="float" office:value="0.303014695644379" calcext:value-type="float">
            <text:p>0.303014695644379</text:p>
          </table:table-cell>
          <table:table-cell table:number-columns-repeated="2"/>
        </table:table-row>
        <table:table-row table:style-name="ro1">
          <table:table-cell office:value-type="float" office:value="0.251410782337189" calcext:value-type="float">
            <text:p>0.251410782337189</text:p>
          </table:table-cell>
          <table:table-cell table:number-columns-repeated="2"/>
        </table:table-row>
        <table:table-row table:style-name="ro1">
          <table:table-cell office:value-type="float" office:value="0.264920055866241" calcext:value-type="float">
            <text:p>0.264920055866241</text:p>
          </table:table-cell>
          <table:table-cell table:number-columns-repeated="2"/>
        </table:table-row>
        <table:table-row table:style-name="ro1">
          <table:table-cell office:value-type="float" office:value="0.275032758712769" calcext:value-type="float">
            <text:p>0.275032758712769</text:p>
          </table:table-cell>
          <table:table-cell table:number-columns-repeated="2"/>
        </table:table-row>
        <table:table-row table:style-name="ro1">
          <table:table-cell office:value-type="float" office:value="0.269401043653488" calcext:value-type="float">
            <text:p>0.269401043653488</text:p>
          </table:table-cell>
          <table:table-cell table:number-columns-repeated="2"/>
        </table:table-row>
        <table:table-row table:style-name="ro1">
          <table:table-cell office:value-type="float" office:value="0.258287012577057" calcext:value-type="float">
            <text:p>0.258287012577057</text:p>
          </table:table-cell>
          <table:table-cell table:number-columns-repeated="2"/>
        </table:table-row>
        <table:table-row table:style-name="ro1">
          <table:table-cell office:value-type="float" office:value="0.272469699382782" calcext:value-type="float">
            <text:p>0.272469699382782</text:p>
          </table:table-cell>
          <table:table-cell table:number-columns-repeated="2"/>
        </table:table-row>
        <table:table-row table:style-name="ro1">
          <table:table-cell office:value-type="float" office:value="0.263622552156448" calcext:value-type="float">
            <text:p>0.263622552156448</text:p>
          </table:table-cell>
          <table:table-cell table:number-columns-repeated="2"/>
        </table:table-row>
        <table:table-row table:style-name="ro1">
          <table:table-cell office:value-type="float" office:value="0.302717417478561" calcext:value-type="float">
            <text:p>0.302717417478561</text:p>
          </table:table-cell>
          <table:table-cell table:number-columns-repeated="2"/>
        </table:table-row>
        <table:table-row table:style-name="ro1">
          <table:table-cell office:value-type="float" office:value="0.356881469488144" calcext:value-type="float">
            <text:p>0.356881469488144</text:p>
          </table:table-cell>
          <table:table-cell table:number-columns-repeated="2"/>
        </table:table-row>
        <table:table-row table:style-name="ro1">
          <table:table-cell office:value-type="float" office:value="0.36107274889946" calcext:value-type="float">
            <text:p>0.36107274889946</text:p>
          </table:table-cell>
          <table:table-cell table:number-columns-repeated="2"/>
        </table:table-row>
        <table:table-row table:style-name="ro1">
          <table:table-cell office:value-type="float" office:value="0.265475124120712" calcext:value-type="float">
            <text:p>0.265475124120712</text:p>
          </table:table-cell>
          <table:table-cell table:number-columns-repeated="2"/>
        </table:table-row>
        <table:table-row table:style-name="ro1">
          <table:table-cell office:value-type="float" office:value="0.376497328281403" calcext:value-type="float">
            <text:p>0.376497328281403</text:p>
          </table:table-cell>
          <table:table-cell table:number-columns-repeated="2"/>
        </table:table-row>
        <table:table-row table:style-name="ro1">
          <table:table-cell office:value-type="float" office:value="0.26513010263443" calcext:value-type="float">
            <text:p>0.26513010263443</text:p>
          </table:table-cell>
          <table:table-cell table:number-columns-repeated="2"/>
        </table:table-row>
        <table:table-row table:style-name="ro1">
          <table:table-cell office:value-type="float" office:value="0.372192233800888" calcext:value-type="float">
            <text:p>0.372192233800888</text:p>
          </table:table-cell>
          <table:table-cell table:number-columns-repeated="2"/>
        </table:table-row>
        <table:table-row table:style-name="ro1">
          <table:table-cell office:value-type="float" office:value="0.264357686042786" calcext:value-type="float">
            <text:p>0.264357686042786</text:p>
          </table:table-cell>
          <table:table-cell table:number-columns-repeated="2"/>
        </table:table-row>
        <table:table-row table:style-name="ro1">
          <table:table-cell office:value-type="float" office:value="0.37709379196167" calcext:value-type="float">
            <text:p>0.37709379196167</text:p>
          </table:table-cell>
          <table:table-cell table:number-columns-repeated="2"/>
        </table:table-row>
        <table:table-row table:style-name="ro1">
          <table:table-cell office:value-type="float" office:value="0.264609664678574" calcext:value-type="float">
            <text:p>0.264609664678574</text:p>
          </table:table-cell>
          <table:table-cell table:number-columns-repeated="2"/>
        </table:table-row>
        <table:table-row table:style-name="ro1">
          <table:table-cell office:value-type="float" office:value="0.374465048313141" calcext:value-type="float">
            <text:p>0.374465048313141</text:p>
          </table:table-cell>
          <table:table-cell table:number-columns-repeated="2"/>
        </table:table-row>
        <table:table-row table:style-name="ro1">
          <table:table-cell office:value-type="float" office:value="0.263800621032715" calcext:value-type="float">
            <text:p>0.263800621032715</text:p>
          </table:table-cell>
          <table:table-cell table:number-columns-repeated="2"/>
        </table:table-row>
        <table:table-row table:style-name="ro1">
          <table:table-cell office:value-type="float" office:value="0.378295600414276" calcext:value-type="float">
            <text:p>0.378295600414276</text:p>
          </table:table-cell>
          <table:table-cell table:number-columns-repeated="2"/>
        </table:table-row>
        <table:table-row table:style-name="ro1">
          <table:table-cell office:value-type="float" office:value="0.267137289047241" calcext:value-type="float">
            <text:p>0.267137289047241</text:p>
          </table:table-cell>
          <table:table-cell table:number-columns-repeated="2"/>
        </table:table-row>
        <table:table-row table:style-name="ro1">
          <table:table-cell office:value-type="float" office:value="0.371485263109207" calcext:value-type="float">
            <text:p>0.371485263109207</text:p>
          </table:table-cell>
          <table:table-cell table:number-columns-repeated="2"/>
        </table:table-row>
        <table:table-row table:style-name="ro1">
          <table:table-cell office:value-type="float" office:value="0.268352389335632" calcext:value-type="float">
            <text:p>0.268352389335632</text:p>
          </table:table-cell>
          <table:table-cell table:number-columns-repeated="2"/>
        </table:table-row>
        <table:table-row table:style-name="ro1">
          <table:table-cell office:value-type="float" office:value="0.370637506246567" calcext:value-type="float">
            <text:p>0.370637506246567</text:p>
          </table:table-cell>
          <table:table-cell table:number-columns-repeated="2"/>
        </table:table-row>
        <table:table-row table:style-name="ro1">
          <table:table-cell office:value-type="float" office:value="0.265769362449646" calcext:value-type="float">
            <text:p>0.265769362449646</text:p>
          </table:table-cell>
          <table:table-cell table:number-columns-repeated="2"/>
        </table:table-row>
        <table:table-row table:style-name="ro1">
          <table:table-cell office:value-type="float" office:value="0.378208428621292" calcext:value-type="float">
            <text:p>0.378208428621292</text:p>
          </table:table-cell>
          <table:table-cell table:number-columns-repeated="2"/>
        </table:table-row>
        <table:table-row table:style-name="ro1">
          <table:table-cell office:value-type="float" office:value="0.263773262500763" calcext:value-type="float">
            <text:p>0.263773262500763</text:p>
          </table:table-cell>
          <table:table-cell table:number-columns-repeated="2"/>
        </table:table-row>
        <table:table-row table:style-name="ro1">
          <table:table-cell office:value-type="float" office:value="0.383784890174866" calcext:value-type="float">
            <text:p>0.383784890174866</text:p>
          </table:table-cell>
          <table:table-cell table:number-columns-repeated="2"/>
        </table:table-row>
        <table:table-row table:style-name="ro1">
          <table:table-cell office:value-type="float" office:value="0.261274248361587" calcext:value-type="float">
            <text:p>0.261274248361587</text:p>
          </table:table-cell>
          <table:table-cell table:number-columns-repeated="2"/>
        </table:table-row>
        <table:table-row table:style-name="ro1">
          <table:table-cell office:value-type="float" office:value="0.382634103298187" calcext:value-type="float">
            <text:p>0.382634103298187</text:p>
          </table:table-cell>
          <table:table-cell table:number-columns-repeated="2"/>
        </table:table-row>
        <table:table-row table:style-name="ro1">
          <table:table-cell office:value-type="float" office:value="0.260615170001984" calcext:value-type="float">
            <text:p>0.260615170001984</text:p>
          </table:table-cell>
          <table:table-cell table:number-columns-repeated="2"/>
        </table:table-row>
        <table:table-row table:style-name="ro1">
          <table:table-cell office:value-type="float" office:value="0.382286965847015" calcext:value-type="float">
            <text:p>0.382286965847015</text:p>
          </table:table-cell>
          <table:table-cell table:number-columns-repeated="2"/>
        </table:table-row>
        <table:table-row table:style-name="ro1">
          <table:table-cell office:value-type="float" office:value="0.260838031768799" calcext:value-type="float">
            <text:p>0.260838031768799</text:p>
          </table:table-cell>
          <table:table-cell table:number-columns-repeated="2"/>
        </table:table-row>
        <table:table-row table:style-name="ro1">
          <table:table-cell office:value-type="float" office:value="0.384992808103561" calcext:value-type="float">
            <text:p>0.384992808103561</text:p>
          </table:table-cell>
          <table:table-cell table:number-columns-repeated="2"/>
        </table:table-row>
        <table:table-row table:style-name="ro1">
          <table:table-cell office:value-type="float" office:value="0.268320709466934" calcext:value-type="float">
            <text:p>0.268320709466934</text:p>
          </table:table-cell>
          <table:table-cell table:number-columns-repeated="2"/>
        </table:table-row>
        <table:table-row table:style-name="ro1">
          <table:table-cell office:value-type="float" office:value="0.39935165643692" calcext:value-type="float">
            <text:p>0.39935165643692</text:p>
          </table:table-cell>
          <table:table-cell table:number-columns-repeated="2"/>
        </table:table-row>
        <table:table-row table:style-name="ro1">
          <table:table-cell office:value-type="float" office:value="0.267942100763321" calcext:value-type="float">
            <text:p>0.267942100763321</text:p>
          </table:table-cell>
          <table:table-cell table:number-columns-repeated="2"/>
        </table:table-row>
        <table:table-row table:style-name="ro1">
          <table:table-cell office:value-type="float" office:value="0.394563227891922" calcext:value-type="float">
            <text:p>0.394563227891922</text:p>
          </table:table-cell>
          <table:table-cell table:number-columns-repeated="2"/>
        </table:table-row>
        <table:table-row table:style-name="ro1">
          <table:table-cell office:value-type="float" office:value="0.397735983133316" calcext:value-type="float">
            <text:p>0.397735983133316</text:p>
          </table:table-cell>
          <table:table-cell table:number-columns-repeated="2"/>
        </table:table-row>
        <table:table-row table:style-name="ro1">
          <table:table-cell office:value-type="float" office:value="0.397371023893356" calcext:value-type="float">
            <text:p>0.397371023893356</text:p>
          </table:table-cell>
          <table:table-cell table:number-columns-repeated="2"/>
        </table:table-row>
        <table:table-row table:style-name="ro1">
          <table:table-cell office:value-type="float" office:value="0.399073719978332" calcext:value-type="float">
            <text:p>0.399073719978332</text:p>
          </table:table-cell>
          <table:table-cell table:number-columns-repeated="2"/>
        </table:table-row>
        <table:table-row table:style-name="ro1">
          <table:table-cell office:value-type="float" office:value="0.397337019443512" calcext:value-type="float">
            <text:p>0.397337019443512</text:p>
          </table:table-cell>
          <table:table-cell table:number-columns-repeated="2"/>
        </table:table-row>
        <table:table-row table:style-name="ro1">
          <table:table-cell office:value-type="float" office:value="0.400110960006714" calcext:value-type="float">
            <text:p>0.400110960006714</text:p>
          </table:table-cell>
          <table:table-cell table:number-columns-repeated="2"/>
        </table:table-row>
        <table:table-row table:style-name="ro1">
          <table:table-cell office:value-type="float" office:value="0.401017338037491" calcext:value-type="float">
            <text:p>0.401017338037491</text:p>
          </table:table-cell>
          <table:table-cell table:number-columns-repeated="2"/>
        </table:table-row>
        <table:table-row table:style-name="ro1">
          <table:table-cell office:value-type="float" office:value="0.401141971349716" calcext:value-type="float">
            <text:p>0.401141971349716</text:p>
          </table:table-cell>
          <table:table-cell table:number-columns-repeated="2"/>
        </table:table-row>
        <table:table-row table:style-name="ro1">
          <table:table-cell office:value-type="float" office:value="0.400985807180405" calcext:value-type="float">
            <text:p>0.400985807180405</text:p>
          </table:table-cell>
          <table:table-cell table:number-columns-repeated="2"/>
        </table:table-row>
        <table:table-row table:style-name="ro1">
          <table:table-cell office:value-type="float" office:value="0.402731835842133" calcext:value-type="float">
            <text:p>0.402731835842133</text:p>
          </table:table-cell>
          <table:table-cell table:number-columns-repeated="2"/>
        </table:table-row>
        <table:table-row table:style-name="ro1">
          <table:table-cell office:value-type="float" office:value="0.401579856872559" calcext:value-type="float">
            <text:p>0.401579856872559</text:p>
          </table:table-cell>
          <table:table-cell table:number-columns-repeated="2"/>
        </table:table-row>
        <table:table-row table:style-name="ro1">
          <table:table-cell office:value-type="float" office:value="0.387644648551941" calcext:value-type="float">
            <text:p>0.387644648551941</text:p>
          </table:table-cell>
          <table:table-cell table:number-columns-repeated="2"/>
        </table:table-row>
        <table:table-row table:style-name="ro1">
          <table:table-cell office:value-type="float" office:value="0.379502832889557" calcext:value-type="float">
            <text:p>0.379502832889557</text:p>
          </table:table-cell>
          <table:table-cell table:number-columns-repeated="2"/>
        </table:table-row>
        <table:table-row table:style-name="ro1">
          <table:table-cell office:value-type="float" office:value="0.391118079423904" calcext:value-type="float">
            <text:p>0.391118079423904</text:p>
          </table:table-cell>
          <table:table-cell table:number-columns-repeated="2"/>
        </table:table-row>
        <table:table-row table:style-name="ro1">
          <table:table-cell office:value-type="float" office:value="0.383348733186722" calcext:value-type="float">
            <text:p>0.383348733186722</text:p>
          </table:table-cell>
          <table:table-cell table:number-columns-repeated="2"/>
        </table:table-row>
        <table:table-row table:style-name="ro1">
          <table:table-cell office:value-type="float" office:value="0.381616741418838" calcext:value-type="float">
            <text:p>0.381616741418838</text:p>
          </table:table-cell>
          <table:table-cell table:number-columns-repeated="2"/>
        </table:table-row>
        <table:table-row table:style-name="ro1">
          <table:table-cell office:value-type="float" office:value="0.374046742916107" calcext:value-type="float">
            <text:p>0.374046742916107</text:p>
          </table:table-cell>
          <table:table-cell table:number-columns-repeated="2"/>
        </table:table-row>
        <table:table-row table:style-name="ro1">
          <table:table-cell office:value-type="float" office:value="0.393327057361603" calcext:value-type="float">
            <text:p>0.393327057361603</text:p>
          </table:table-cell>
          <table:table-cell table:number-columns-repeated="2"/>
        </table:table-row>
        <table:table-row table:style-name="ro1">
          <table:table-cell office:value-type="float" office:value="0.394607722759247" calcext:value-type="float">
            <text:p>0.394607722759247</text:p>
          </table:table-cell>
          <table:table-cell table:number-columns-repeated="2"/>
        </table:table-row>
        <table:table-row table:style-name="ro1">
          <table:table-cell office:value-type="float" office:value="0.389940083026886" calcext:value-type="float">
            <text:p>0.389940083026886</text:p>
          </table:table-cell>
          <table:table-cell table:number-columns-repeated="2"/>
        </table:table-row>
        <table:table-row table:style-name="ro1">
          <table:table-cell office:value-type="float" office:value="0.404648929834366" calcext:value-type="float">
            <text:p>0.404648929834366</text:p>
          </table:table-cell>
          <table:table-cell table:number-columns-repeated="2"/>
        </table:table-row>
        <table:table-row table:style-name="ro1">
          <table:table-cell office:value-type="float" office:value="0.389856696128845" calcext:value-type="float">
            <text:p>0.389856696128845</text:p>
          </table:table-cell>
          <table:table-cell table:number-columns-repeated="2"/>
        </table:table-row>
        <table:table-row table:style-name="ro1">
          <table:table-cell office:value-type="float" office:value="0.393915146589279" calcext:value-type="float">
            <text:p>0.393915146589279</text:p>
          </table:table-cell>
          <table:table-cell table:number-columns-repeated="2"/>
        </table:table-row>
        <table:table-row table:style-name="ro1">
          <table:table-cell office:value-type="float" office:value="0.381713718175888" calcext:value-type="float">
            <text:p>0.381713718175888</text:p>
          </table:table-cell>
          <table:table-cell table:number-columns-repeated="2"/>
        </table:table-row>
        <table:table-row table:style-name="ro1">
          <table:table-cell office:value-type="float" office:value="0.378823071718216" calcext:value-type="float">
            <text:p>0.378823071718216</text:p>
          </table:table-cell>
          <table:table-cell table:number-columns-repeated="2"/>
        </table:table-row>
        <table:table-row table:style-name="ro1">
          <table:table-cell office:value-type="float" office:value="0.381016612052917" calcext:value-type="float">
            <text:p>0.381016612052917</text:p>
          </table:table-cell>
          <table:table-cell table:number-columns-repeated="2"/>
        </table:table-row>
        <table:table-row table:style-name="ro1">
          <table:table-cell office:value-type="float" office:value="0.381135046482086" calcext:value-type="float">
            <text:p>0.381135046482086</text:p>
          </table:table-cell>
          <table:table-cell table:number-columns-repeated="2"/>
        </table:table-row>
        <table:table-row table:style-name="ro1">
          <table:table-cell office:value-type="float" office:value="0.379140764474869" calcext:value-type="float">
            <text:p>0.379140764474869</text:p>
          </table:table-cell>
          <table:table-cell table:number-columns-repeated="2"/>
        </table:table-row>
        <table:table-row table:style-name="ro1">
          <table:table-cell office:value-type="float" office:value="0.377015382051468" calcext:value-type="float">
            <text:p>0.377015382051468</text:p>
          </table:table-cell>
          <table:table-cell table:number-columns-repeated="2"/>
        </table:table-row>
        <table:table-row table:style-name="ro1">
          <table:table-cell office:value-type="float" office:value="0.378587126731873" calcext:value-type="float">
            <text:p>0.378587126731873</text:p>
          </table:table-cell>
          <table:table-cell table:number-columns-repeated="2"/>
        </table:table-row>
        <table:table-row table:style-name="ro1">
          <table:table-cell office:value-type="float" office:value="0.378380060195923" calcext:value-type="float">
            <text:p>0.378380060195923</text:p>
          </table:table-cell>
          <table:table-cell table:number-columns-repeated="2"/>
        </table:table-row>
        <table:table-row table:style-name="ro1">
          <table:table-cell office:value-type="float" office:value="0.377814173698425" calcext:value-type="float">
            <text:p>0.377814173698425</text:p>
          </table:table-cell>
          <table:table-cell table:number-columns-repeated="2"/>
        </table:table-row>
        <table:table-row table:style-name="ro1">
          <table:table-cell office:value-type="float" office:value="0.373646348714828" calcext:value-type="float">
            <text:p>0.373646348714828</text:p>
          </table:table-cell>
          <table:table-cell table:number-columns-repeated="2"/>
        </table:table-row>
        <table:table-row table:style-name="ro1">
          <table:table-cell office:value-type="float" office:value="0.379332691431046" calcext:value-type="float">
            <text:p>0.379332691431046</text:p>
          </table:table-cell>
          <table:table-cell table:number-columns-repeated="2"/>
        </table:table-row>
        <table:table-row table:style-name="ro1">
          <table:table-cell office:value-type="float" office:value="0.369164377450943" calcext:value-type="float">
            <text:p>0.369164377450943</text:p>
          </table:table-cell>
          <table:table-cell table:number-columns-repeated="2"/>
        </table:table-row>
        <table:table-row table:style-name="ro1">
          <table:table-cell office:value-type="float" office:value="0.362578153610229" calcext:value-type="float">
            <text:p>0.362578153610229</text:p>
          </table:table-cell>
          <table:table-cell table:number-columns-repeated="2"/>
        </table:table-row>
        <table:table-row table:style-name="ro1">
          <table:table-cell office:value-type="float" office:value="0.359579622745514" calcext:value-type="float">
            <text:p>0.359579622745514</text:p>
          </table:table-cell>
          <table:table-cell table:number-columns-repeated="2"/>
        </table:table-row>
        <table:table-row table:style-name="ro1">
          <table:table-cell office:value-type="float" office:value="0.360838025808334" calcext:value-type="float">
            <text:p>0.360838025808334</text:p>
          </table:table-cell>
          <table:table-cell table:number-columns-repeated="2"/>
        </table:table-row>
        <table:table-row table:style-name="ro1">
          <table:table-cell office:value-type="float" office:value="0.364181727170944" calcext:value-type="float">
            <text:p>0.364181727170944</text:p>
          </table:table-cell>
          <table:table-cell table:number-columns-repeated="2"/>
        </table:table-row>
        <table:table-row table:style-name="ro1">
          <table:table-cell office:value-type="float" office:value="0.355611324310303" calcext:value-type="float">
            <text:p>0.355611324310303</text:p>
          </table:table-cell>
          <table:table-cell table:number-columns-repeated="2"/>
        </table:table-row>
        <table:table-row table:style-name="ro1">
          <table:table-cell office:value-type="float" office:value="0.351112216711044" calcext:value-type="float">
            <text:p>0.351112216711044</text:p>
          </table:table-cell>
          <table:table-cell table:number-columns-repeated="2"/>
        </table:table-row>
        <table:table-row table:style-name="ro1">
          <table:table-cell office:value-type="float" office:value="0.356192022562027" calcext:value-type="float">
            <text:p>0.356192022562027</text:p>
          </table:table-cell>
          <table:table-cell table:number-columns-repeated="2"/>
        </table:table-row>
        <table:table-row table:style-name="ro1">
          <table:table-cell office:value-type="float" office:value="0.351732164621353" calcext:value-type="float">
            <text:p>0.351732164621353</text:p>
          </table:table-cell>
          <table:table-cell table:number-columns-repeated="2"/>
        </table:table-row>
        <table:table-row table:style-name="ro1">
          <table:table-cell office:value-type="float" office:value="0.356773436069488" calcext:value-type="float">
            <text:p>0.356773436069488</text:p>
          </table:table-cell>
          <table:table-cell table:number-columns-repeated="2"/>
        </table:table-row>
        <table:table-row table:style-name="ro1">
          <table:table-cell office:value-type="float" office:value="0.348814398050308" calcext:value-type="float">
            <text:p>0.348814398050308</text:p>
          </table:table-cell>
          <table:table-cell table:number-columns-repeated="2"/>
        </table:table-row>
        <table:table-row table:style-name="ro1">
          <table:table-cell office:value-type="float" office:value="0.350829601287842" calcext:value-type="float">
            <text:p>0.350829601287842</text:p>
          </table:table-cell>
          <table:table-cell table:number-columns-repeated="2"/>
        </table:table-row>
        <table:table-row table:style-name="ro1">
          <table:table-cell office:value-type="float" office:value="0.352681070566177" calcext:value-type="float">
            <text:p>0.352681070566177</text:p>
          </table:table-cell>
          <table:table-cell table:number-columns-repeated="2"/>
        </table:table-row>
        <table:table-row table:style-name="ro1">
          <table:table-cell office:value-type="float" office:value="0.359819412231445" calcext:value-type="float">
            <text:p>0.359819412231445</text:p>
          </table:table-cell>
          <table:table-cell table:number-columns-repeated="2"/>
        </table:table-row>
        <table:table-row table:style-name="ro1">
          <table:table-cell office:value-type="float" office:value="0.38384473323822" calcext:value-type="float">
            <text:p>0.38384473323822</text:p>
          </table:table-cell>
          <table:table-cell table:number-columns-repeated="2"/>
        </table:table-row>
        <table:table-row table:style-name="ro1">
          <table:table-cell office:value-type="float" office:value="0.367130219936371" calcext:value-type="float">
            <text:p>0.367130219936371</text:p>
          </table:table-cell>
          <table:table-cell table:number-columns-repeated="2"/>
        </table:table-row>
        <table:table-row table:style-name="ro1">
          <table:table-cell office:value-type="float" office:value="0.377472698688507" calcext:value-type="float">
            <text:p>0.377472698688507</text:p>
          </table:table-cell>
          <table:table-cell table:number-columns-repeated="2"/>
        </table:table-row>
        <table:table-row table:style-name="ro1">
          <table:table-cell office:value-type="float" office:value="0.37749370932579" calcext:value-type="float">
            <text:p>0.37749370932579</text:p>
          </table:table-cell>
          <table:table-cell table:number-columns-repeated="2"/>
        </table:table-row>
        <table:table-row table:style-name="ro1">
          <table:table-cell office:value-type="float" office:value="0.389483004808426" calcext:value-type="float">
            <text:p>0.389483004808426</text:p>
          </table:table-cell>
          <table:table-cell table:number-columns-repeated="2"/>
        </table:table-row>
        <table:table-row table:style-name="ro1">
          <table:table-cell office:value-type="float" office:value="0.39580836892128" calcext:value-type="float">
            <text:p>0.39580836892128</text:p>
          </table:table-cell>
          <table:table-cell table:number-columns-repeated="2"/>
        </table:table-row>
        <table:table-row table:style-name="ro1">
          <table:table-cell office:value-type="float" office:value="0.395853459835052" calcext:value-type="float">
            <text:p>0.395853459835052</text:p>
          </table:table-cell>
          <table:table-cell table:number-columns-repeated="2"/>
        </table:table-row>
        <table:table-row table:style-name="ro1">
          <table:table-cell office:value-type="float" office:value="0.397904694080353" calcext:value-type="float">
            <text:p>0.397904694080353</text:p>
          </table:table-cell>
          <table:table-cell table:number-columns-repeated="2"/>
        </table:table-row>
        <table:table-row table:style-name="ro1">
          <table:table-cell office:value-type="float" office:value="0.384433656930923" calcext:value-type="float">
            <text:p>0.384433656930923</text:p>
          </table:table-cell>
          <table:table-cell table:number-columns-repeated="2"/>
        </table:table-row>
        <table:table-row table:style-name="ro1">
          <table:table-cell office:value-type="float" office:value="0.391146838665008" calcext:value-type="float">
            <text:p>0.391146838665008</text:p>
          </table:table-cell>
          <table:table-cell table:number-columns-repeated="2"/>
        </table:table-row>
        <table:table-row table:style-name="ro1">
          <table:table-cell office:value-type="float" office:value="0.394466906785965" calcext:value-type="float">
            <text:p>0.394466906785965</text:p>
          </table:table-cell>
          <table:table-cell table:number-columns-repeated="2"/>
        </table:table-row>
        <table:table-row table:style-name="ro1">
          <table:table-cell office:value-type="float" office:value="0.336911916732788" calcext:value-type="float">
            <text:p>0.336911916732788</text:p>
          </table:table-cell>
          <table:table-cell table:number-columns-repeated="2"/>
        </table:table-row>
        <table:table-row table:style-name="ro1">
          <table:table-cell office:value-type="float" office:value="0.330305278301239" calcext:value-type="float">
            <text:p>0.330305278301239</text:p>
          </table:table-cell>
          <table:table-cell table:number-columns-repeated="2"/>
        </table:table-row>
        <table:table-row table:style-name="ro1">
          <table:table-cell office:value-type="float" office:value="0.344868123531342" calcext:value-type="float">
            <text:p>0.344868123531342</text:p>
          </table:table-cell>
          <table:table-cell table:number-columns-repeated="2"/>
        </table:table-row>
        <table:table-row table:style-name="ro1">
          <table:table-cell office:value-type="float" office:value="0.351840615272522" calcext:value-type="float">
            <text:p>0.351840615272522</text:p>
          </table:table-cell>
          <table:table-cell table:number-columns-repeated="2"/>
        </table:table-row>
        <table:table-row table:style-name="ro1">
          <table:table-cell office:value-type="float" office:value="0.350114464759827" calcext:value-type="float">
            <text:p>0.350114464759827</text:p>
          </table:table-cell>
          <table:table-cell table:number-columns-repeated="2"/>
        </table:table-row>
        <table:table-row table:style-name="ro1">
          <table:table-cell office:value-type="float" office:value="0.348457545042038" calcext:value-type="float">
            <text:p>0.348457545042038</text:p>
          </table:table-cell>
          <table:table-cell table:number-columns-repeated="2"/>
        </table:table-row>
        <table:table-row table:style-name="ro1">
          <table:table-cell office:value-type="float" office:value="0.351806819438934" calcext:value-type="float">
            <text:p>0.351806819438934</text:p>
          </table:table-cell>
          <table:table-cell table:number-columns-repeated="2"/>
        </table:table-row>
        <table:table-row table:style-name="ro1">
          <table:table-cell office:value-type="float" office:value="0.363197267055511" calcext:value-type="float">
            <text:p>0.363197267055511</text:p>
          </table:table-cell>
          <table:table-cell table:number-columns-repeated="2"/>
        </table:table-row>
        <table:table-row table:style-name="ro1">
          <table:table-cell office:value-type="float" office:value="0.367877423763275" calcext:value-type="float">
            <text:p>0.367877423763275</text:p>
          </table:table-cell>
          <table:table-cell table:number-columns-repeated="2"/>
        </table:table-row>
        <table:table-row table:style-name="ro1">
          <table:table-cell office:value-type="float" office:value="0.366788953542709" calcext:value-type="float">
            <text:p>0.366788953542709</text:p>
          </table:table-cell>
          <table:table-cell table:number-columns-repeated="2"/>
        </table:table-row>
        <table:table-row table:style-name="ro1">
          <table:table-cell office:value-type="float" office:value="0.364489823579788" calcext:value-type="float">
            <text:p>0.364489823579788</text:p>
          </table:table-cell>
          <table:table-cell table:number-columns-repeated="2"/>
        </table:table-row>
        <table:table-row table:style-name="ro1">
          <table:table-cell office:value-type="float" office:value="0.337507277727127" calcext:value-type="float">
            <text:p>0.337507277727127</text:p>
          </table:table-cell>
          <table:table-cell table:number-columns-repeated="2"/>
        </table:table-row>
        <table:table-row table:style-name="ro1">
          <table:table-cell office:value-type="float" office:value="0.317829221487045" calcext:value-type="float">
            <text:p>0.317829221487045</text:p>
          </table:table-cell>
          <table:table-cell table:number-columns-repeated="2"/>
        </table:table-row>
        <table:table-row table:style-name="ro1">
          <table:table-cell office:value-type="float" office:value="0.294871240854263" calcext:value-type="float">
            <text:p>0.294871240854263</text:p>
          </table:table-cell>
          <table:table-cell table:number-columns-repeated="2"/>
        </table:table-row>
        <table:table-row table:style-name="ro1">
          <table:table-cell office:value-type="float" office:value="0.287652105093002" calcext:value-type="float">
            <text:p>0.287652105093002</text:p>
          </table:table-cell>
          <table:table-cell table:number-columns-repeated="2"/>
        </table:table-row>
        <table:table-row table:style-name="ro1">
          <table:table-cell office:value-type="float" office:value="0.284763991832733" calcext:value-type="float">
            <text:p>0.284763991832733</text:p>
          </table:table-cell>
          <table:table-cell table:number-columns-repeated="2"/>
        </table:table-row>
        <table:table-row table:style-name="ro1">
          <table:table-cell office:value-type="float" office:value="0.284308463335037" calcext:value-type="float">
            <text:p>0.284308463335037</text:p>
          </table:table-cell>
          <table:table-cell table:number-columns-repeated="2"/>
        </table:table-row>
        <table:table-row table:style-name="ro1">
          <table:table-cell office:value-type="float" office:value="0.279945224523544" calcext:value-type="float">
            <text:p>0.279945224523544</text:p>
          </table:table-cell>
          <table:table-cell table:number-columns-repeated="2"/>
        </table:table-row>
        <table:table-row table:style-name="ro1">
          <table:table-cell office:value-type="float" office:value="0.283414602279663" calcext:value-type="float">
            <text:p>0.283414602279663</text:p>
          </table:table-cell>
          <table:table-cell table:number-columns-repeated="2"/>
        </table:table-row>
        <table:table-row table:style-name="ro1">
          <table:table-cell office:value-type="float" office:value="0.278781294822693" calcext:value-type="float">
            <text:p>0.278781294822693</text:p>
          </table:table-cell>
          <table:table-cell table:number-columns-repeated="2"/>
        </table:table-row>
        <table:table-row table:style-name="ro1">
          <table:table-cell office:value-type="float" office:value="0.285098940134048" calcext:value-type="float">
            <text:p>0.285098940134048</text:p>
          </table:table-cell>
          <table:table-cell table:number-columns-repeated="2"/>
        </table:table-row>
        <table:table-row table:style-name="ro1">
          <table:table-cell office:value-type="float" office:value="0.253570675849915" calcext:value-type="float">
            <text:p>0.253570675849915</text:p>
          </table:table-cell>
          <table:table-cell table:number-columns-repeated="2"/>
        </table:table-row>
        <table:table-row table:style-name="ro1">
          <table:table-cell office:value-type="float" office:value="0.253842115402222" calcext:value-type="float">
            <text:p>0.253842115402222</text:p>
          </table:table-cell>
          <table:table-cell table:number-columns-repeated="2"/>
        </table:table-row>
        <table:table-row table:style-name="ro1">
          <table:table-cell office:value-type="float" office:value="0.2716304063797" calcext:value-type="float">
            <text:p>0.2716304063797</text:p>
          </table:table-cell>
          <table:table-cell table:number-columns-repeated="2"/>
        </table:table-row>
        <table:table-row table:style-name="ro1">
          <table:table-cell office:value-type="float" office:value="0.266241699457169" calcext:value-type="float">
            <text:p>0.266241699457169</text:p>
          </table:table-cell>
          <table:table-cell table:number-columns-repeated="2"/>
        </table:table-row>
        <table:table-row table:style-name="ro1">
          <table:table-cell office:value-type="float" office:value="0.270846098661423" calcext:value-type="float">
            <text:p>0.270846098661423</text:p>
          </table:table-cell>
          <table:table-cell table:number-columns-repeated="2"/>
        </table:table-row>
        <table:table-row table:style-name="ro1">
          <table:table-cell office:value-type="float" office:value="0.270070910453796" calcext:value-type="float">
            <text:p>0.270070910453796</text:p>
          </table:table-cell>
          <table:table-cell table:number-columns-repeated="2"/>
        </table:table-row>
        <table:table-row table:style-name="ro1">
          <table:table-cell office:value-type="float" office:value="0.276945650577545" calcext:value-type="float">
            <text:p>0.276945650577545</text:p>
          </table:table-cell>
          <table:table-cell table:number-columns-repeated="2"/>
        </table:table-row>
        <table:table-row table:style-name="ro1">
          <table:table-cell office:value-type="float" office:value="0.301198154687882" calcext:value-type="float">
            <text:p>0.301198154687882</text:p>
          </table:table-cell>
          <table:table-cell table:number-columns-repeated="2"/>
        </table:table-row>
        <table:table-row table:style-name="ro1">
          <table:table-cell office:value-type="float" office:value="0.303253650665283" calcext:value-type="float">
            <text:p>0.303253650665283</text:p>
          </table:table-cell>
          <table:table-cell table:number-columns-repeated="2"/>
        </table:table-row>
        <table:table-row table:style-name="ro1">
          <table:table-cell office:value-type="float" office:value="0.30125504732132" calcext:value-type="float">
            <text:p>0.30125504732132</text:p>
          </table:table-cell>
          <table:table-cell table:number-columns-repeated="2"/>
        </table:table-row>
        <table:table-row table:style-name="ro1">
          <table:table-cell office:value-type="float" office:value="0.297395259141922" calcext:value-type="float">
            <text:p>0.297395259141922</text:p>
          </table:table-cell>
          <table:table-cell table:number-columns-repeated="2"/>
        </table:table-row>
        <table:table-row table:style-name="ro1">
          <table:table-cell office:value-type="float" office:value="0.293075710535049" calcext:value-type="float">
            <text:p>0.293075710535049</text:p>
          </table:table-cell>
          <table:table-cell table:number-columns-repeated="2"/>
        </table:table-row>
        <table:table-row table:style-name="ro1">
          <table:table-cell office:value-type="float" office:value="0.291245520114899" calcext:value-type="float">
            <text:p>0.291245520114899</text:p>
          </table:table-cell>
          <table:table-cell table:number-columns-repeated="2"/>
        </table:table-row>
        <table:table-row table:style-name="ro1">
          <table:table-cell office:value-type="float" office:value="0.293538153171539" calcext:value-type="float">
            <text:p>0.293538153171539</text:p>
          </table:table-cell>
          <table:table-cell table:number-columns-repeated="2"/>
        </table:table-row>
        <table:table-row table:style-name="ro1">
          <table:table-cell office:value-type="float" office:value="0.290232330560684" calcext:value-type="float">
            <text:p>0.290232330560684</text:p>
          </table:table-cell>
          <table:table-cell table:number-columns-repeated="2"/>
        </table:table-row>
        <table:table-row table:style-name="ro1">
          <table:table-cell office:value-type="float" office:value="0.288137525320053" calcext:value-type="float">
            <text:p>0.288137525320053</text:p>
          </table:table-cell>
          <table:table-cell table:number-columns-repeated="2"/>
        </table:table-row>
        <table:table-row table:style-name="ro1">
          <table:table-cell office:value-type="float" office:value="0.288421094417572" calcext:value-type="float">
            <text:p>0.288421094417572</text:p>
          </table:table-cell>
          <table:table-cell table:number-columns-repeated="2"/>
        </table:table-row>
        <table:table-row table:style-name="ro1">
          <table:table-cell office:value-type="float" office:value="0.287516593933106" calcext:value-type="float">
            <text:p>0.287516593933106</text:p>
          </table:table-cell>
          <table:table-cell table:number-columns-repeated="2"/>
        </table:table-row>
        <table:table-row table:style-name="ro1">
          <table:table-cell office:value-type="float" office:value="0.289096862077713" calcext:value-type="float">
            <text:p>0.289096862077713</text:p>
          </table:table-cell>
          <table:table-cell table:number-columns-repeated="2"/>
        </table:table-row>
        <table:table-row table:style-name="ro1">
          <table:table-cell office:value-type="float" office:value="0.291964888572693" calcext:value-type="float">
            <text:p>0.291964888572693</text:p>
          </table:table-cell>
          <table:table-cell table:number-columns-repeated="2"/>
        </table:table-row>
        <table:table-row table:style-name="ro1">
          <table:table-cell office:value-type="float" office:value="0.292010575532913" calcext:value-type="float">
            <text:p>0.292010575532913</text:p>
          </table:table-cell>
          <table:table-cell table:number-columns-repeated="2"/>
        </table:table-row>
        <table:table-row table:style-name="ro1">
          <table:table-cell office:value-type="float" office:value="0.296133041381836" calcext:value-type="float">
            <text:p>0.296133041381836</text:p>
          </table:table-cell>
          <table:table-cell table:number-columns-repeated="2"/>
        </table:table-row>
        <table:table-row table:style-name="ro1">
          <table:table-cell office:value-type="float" office:value="0.292367815971375" calcext:value-type="float">
            <text:p>0.292367815971375</text:p>
          </table:table-cell>
          <table:table-cell table:number-columns-repeated="2"/>
        </table:table-row>
        <table:table-row table:style-name="ro1">
          <table:table-cell office:value-type="float" office:value="0.291481167078018" calcext:value-type="float">
            <text:p>0.291481167078018</text:p>
          </table:table-cell>
          <table:table-cell table:number-columns-repeated="2"/>
        </table:table-row>
        <table:table-row table:style-name="ro1">
          <table:table-cell office:value-type="float" office:value="0.293022155761719" calcext:value-type="float">
            <text:p>0.293022155761719</text:p>
          </table:table-cell>
          <table:table-cell table:number-columns-repeated="2"/>
        </table:table-row>
        <table:table-row table:style-name="ro1">
          <table:table-cell office:value-type="float" office:value="0.291869908571243" calcext:value-type="float">
            <text:p>0.291869908571243</text:p>
          </table:table-cell>
          <table:table-cell table:number-columns-repeated="2"/>
        </table:table-row>
        <table:table-row table:style-name="ro1">
          <table:table-cell office:value-type="float" office:value="0.294291615486145" calcext:value-type="float">
            <text:p>0.294291615486145</text:p>
          </table:table-cell>
          <table:table-cell table:number-columns-repeated="2"/>
        </table:table-row>
        <table:table-row table:style-name="ro1">
          <table:table-cell office:value-type="float" office:value="0.293626844882965" calcext:value-type="float">
            <text:p>0.293626844882965</text:p>
          </table:table-cell>
          <table:table-cell table:number-columns-repeated="2"/>
        </table:table-row>
        <table:table-row table:style-name="ro1">
          <table:table-cell office:value-type="float" office:value="0.305446267127991" calcext:value-type="float">
            <text:p>0.305446267127991</text:p>
          </table:table-cell>
          <table:table-cell table:number-columns-repeated="2"/>
        </table:table-row>
        <table:table-row table:style-name="ro1">
          <table:table-cell office:value-type="float" office:value="0.30636915564537" calcext:value-type="float">
            <text:p>0.30636915564537</text:p>
          </table:table-cell>
          <table:table-cell table:number-columns-repeated="2"/>
        </table:table-row>
        <table:table-row table:style-name="ro1">
          <table:table-cell office:value-type="float" office:value="0.299723774194717" calcext:value-type="float">
            <text:p>0.299723774194717</text:p>
          </table:table-cell>
          <table:table-cell table:number-columns-repeated="2"/>
        </table:table-row>
        <table:table-row table:style-name="ro1">
          <table:table-cell office:value-type="float" office:value="0.255472540855408" calcext:value-type="float">
            <text:p>0.255472540855408</text:p>
          </table:table-cell>
          <table:table-cell table:number-columns-repeated="2"/>
        </table:table-row>
        <table:table-row table:style-name="ro1">
          <table:table-cell office:value-type="float" office:value="0.362295180559158" calcext:value-type="float">
            <text:p>0.362295180559158</text:p>
          </table:table-cell>
          <table:table-cell table:number-columns-repeated="2"/>
        </table:table-row>
        <table:table-row table:style-name="ro1">
          <table:table-cell office:value-type="float" office:value="0.321591556072235" calcext:value-type="float">
            <text:p>0.321591556072235</text:p>
          </table:table-cell>
          <table:table-cell table:number-columns-repeated="2"/>
        </table:table-row>
        <table:table-row table:style-name="ro1">
          <table:table-cell office:value-type="float" office:value="0.33378466963768" calcext:value-type="float">
            <text:p>0.33378466963768</text:p>
          </table:table-cell>
          <table:table-cell table:number-columns-repeated="2"/>
        </table:table-row>
        <table:table-row table:style-name="ro1">
          <table:table-cell office:value-type="float" office:value="0.322326987981796" calcext:value-type="float">
            <text:p>0.322326987981796</text:p>
          </table:table-cell>
          <table:table-cell table:number-columns-repeated="2"/>
        </table:table-row>
        <table:table-row table:style-name="ro1">
          <table:table-cell office:value-type="float" office:value="0.290647625923157" calcext:value-type="float">
            <text:p>0.290647625923157</text:p>
          </table:table-cell>
          <table:table-cell table:number-columns-repeated="2"/>
        </table:table-row>
        <table:table-row table:style-name="ro1">
          <table:table-cell office:value-type="float" office:value="0.336866587400436" calcext:value-type="float">
            <text:p>0.336866587400436</text:p>
          </table:table-cell>
          <table:table-cell table:number-columns-repeated="2"/>
        </table:table-row>
        <table:table-row table:style-name="ro1">
          <table:table-cell office:value-type="float" office:value="0.3672234416008" calcext:value-type="float">
            <text:p>0.3672234416008</text:p>
          </table:table-cell>
          <table:table-cell table:number-columns-repeated="2"/>
        </table:table-row>
        <table:table-row table:style-name="ro1">
          <table:table-cell office:value-type="float" office:value="0.390174150466919" calcext:value-type="float">
            <text:p>0.390174150466919</text:p>
          </table:table-cell>
          <table:table-cell table:number-columns-repeated="2"/>
        </table:table-row>
        <table:table-row table:style-name="ro1">
          <table:table-cell office:value-type="float" office:value="0.479700863361359" calcext:value-type="float">
            <text:p>0.479700863361359</text:p>
          </table:table-cell>
          <table:table-cell table:number-columns-repeated="2"/>
        </table:table-row>
        <table:table-row table:style-name="ro1">
          <table:table-cell office:value-type="float" office:value="0.466696888208389" calcext:value-type="float">
            <text:p>0.466696888208389</text:p>
          </table:table-cell>
          <table:table-cell table:number-columns-repeated="2"/>
        </table:table-row>
        <table:table-row table:style-name="ro1">
          <table:table-cell office:value-type="float" office:value="0.513515532016754" calcext:value-type="float">
            <text:p>0.513515532016754</text:p>
          </table:table-cell>
          <table:table-cell table:number-columns-repeated="2"/>
        </table:table-row>
        <table:table-row table:style-name="ro1">
          <table:table-cell office:value-type="float" office:value="0.534357488155365" calcext:value-type="float">
            <text:p>0.534357488155365</text:p>
          </table:table-cell>
          <table:table-cell table:number-columns-repeated="2"/>
        </table:table-row>
        <table:table-row table:style-name="ro1">
          <table:table-cell office:value-type="float" office:value="0.513382852077484" calcext:value-type="float">
            <text:p>0.513382852077484</text:p>
          </table:table-cell>
          <table:table-cell table:number-columns-repeated="2"/>
        </table:table-row>
        <table:table-row table:style-name="ro1">
          <table:table-cell office:value-type="float" office:value="0.513816177845001" calcext:value-type="float">
            <text:p>0.513816177845001</text:p>
          </table:table-cell>
          <table:table-cell table:number-columns-repeated="2"/>
        </table:table-row>
        <table:table-row table:style-name="ro1">
          <table:table-cell office:value-type="float" office:value="0.512285172939301" calcext:value-type="float">
            <text:p>0.512285172939301</text:p>
          </table:table-cell>
          <table:table-cell table:number-columns-repeated="2"/>
        </table:table-row>
        <table:table-row table:style-name="ro1">
          <table:table-cell office:value-type="float" office:value="0.511945128440857" calcext:value-type="float">
            <text:p>0.511945128440857</text:p>
          </table:table-cell>
          <table:table-cell table:number-columns-repeated="2"/>
        </table:table-row>
        <table:table-row table:style-name="ro1">
          <table:table-cell office:value-type="float" office:value="0.494550377130508" calcext:value-type="float">
            <text:p>0.494550377130508</text:p>
          </table:table-cell>
          <table:table-cell table:number-columns-repeated="2"/>
        </table:table-row>
        <table:table-row table:style-name="ro1">
          <table:table-cell office:value-type="float" office:value="0.529675960540772" calcext:value-type="float">
            <text:p>0.529675960540772</text:p>
          </table:table-cell>
          <table:table-cell table:number-columns-repeated="2"/>
        </table:table-row>
        <table:table-row table:style-name="ro1">
          <table:table-cell office:value-type="float" office:value="0.532738029956818" calcext:value-type="float">
            <text:p>0.532738029956818</text:p>
          </table:table-cell>
          <table:table-cell table:number-columns-repeated="2"/>
        </table:table-row>
        <table:table-row table:style-name="ro1">
          <table:table-cell office:value-type="float" office:value="0.483269482851028" calcext:value-type="float">
            <text:p>0.483269482851028</text:p>
          </table:table-cell>
          <table:table-cell table:number-columns-repeated="2"/>
        </table:table-row>
        <table:table-row table:style-name="ro1">
          <table:table-cell office:value-type="float" office:value="0.479858726263046" calcext:value-type="float">
            <text:p>0.479858726263046</text:p>
          </table:table-cell>
          <table:table-cell table:number-columns-repeated="2"/>
        </table:table-row>
        <table:table-row table:style-name="ro1">
          <table:table-cell office:value-type="float" office:value="0.474949091672897" calcext:value-type="float">
            <text:p>0.474949091672897</text:p>
          </table:table-cell>
          <table:table-cell table:number-columns-repeated="2"/>
        </table:table-row>
        <table:table-row table:style-name="ro1">
          <table:table-cell office:value-type="float" office:value="0.477530837059021" calcext:value-type="float">
            <text:p>0.477530837059021</text:p>
          </table:table-cell>
          <table:table-cell table:number-columns-repeated="2"/>
        </table:table-row>
        <table:table-row table:style-name="ro1">
          <table:table-cell office:value-type="float" office:value="0.478748172521591" calcext:value-type="float">
            <text:p>0.478748172521591</text:p>
          </table:table-cell>
          <table:table-cell table:number-columns-repeated="2"/>
        </table:table-row>
        <table:table-row table:style-name="ro1">
          <table:table-cell office:value-type="float" office:value="0.478027164936066" calcext:value-type="float">
            <text:p>0.478027164936066</text:p>
          </table:table-cell>
          <table:table-cell table:number-columns-repeated="2"/>
        </table:table-row>
        <table:table-row table:style-name="ro1">
          <table:table-cell office:value-type="float" office:value="0.482092708349228" calcext:value-type="float">
            <text:p>0.482092708349228</text:p>
          </table:table-cell>
          <table:table-cell table:number-columns-repeated="2"/>
        </table:table-row>
        <table:table-row table:style-name="ro1">
          <table:table-cell office:value-type="float" office:value="0.479188978672028" calcext:value-type="float">
            <text:p>0.479188978672028</text:p>
          </table:table-cell>
          <table:table-cell table:number-columns-repeated="2"/>
        </table:table-row>
        <table:table-row table:style-name="ro1">
          <table:table-cell office:value-type="float" office:value="0.48008406162262" calcext:value-type="float">
            <text:p>0.48008406162262</text:p>
          </table:table-cell>
          <table:table-cell table:number-columns-repeated="2"/>
        </table:table-row>
        <table:table-row table:style-name="ro1">
          <table:table-cell office:value-type="float" office:value="0.478502780199051" calcext:value-type="float">
            <text:p>0.478502780199051</text:p>
          </table:table-cell>
          <table:table-cell table:number-columns-repeated="2"/>
        </table:table-row>
        <table:table-row table:style-name="ro1">
          <table:table-cell office:value-type="float" office:value="0.482606410980225" calcext:value-type="float">
            <text:p>0.482606410980225</text:p>
          </table:table-cell>
          <table:table-cell table:number-columns-repeated="2"/>
        </table:table-row>
        <table:table-row table:style-name="ro1">
          <table:table-cell office:value-type="float" office:value="0.4834164083004" calcext:value-type="float">
            <text:p>0.4834164083004</text:p>
          </table:table-cell>
          <table:table-cell table:number-columns-repeated="2"/>
        </table:table-row>
        <table:table-row table:style-name="ro1">
          <table:table-cell office:value-type="float" office:value="0.503026366233826" calcext:value-type="float">
            <text:p>0.503026366233826</text:p>
          </table:table-cell>
          <table:table-cell table:number-columns-repeated="2"/>
        </table:table-row>
        <table:table-row table:style-name="ro1">
          <table:table-cell office:value-type="float" office:value="0.289870381355286" calcext:value-type="float">
            <text:p>0.289870381355286</text:p>
          </table:table-cell>
          <table:table-cell table:number-columns-repeated="2"/>
        </table:table-row>
        <table:table-row table:style-name="ro1">
          <table:table-cell office:value-type="float" office:value="0.340564846992493" calcext:value-type="float">
            <text:p>0.340564846992493</text:p>
          </table:table-cell>
          <table:table-cell table:number-columns-repeated="2"/>
        </table:table-row>
        <table:table-row table:style-name="ro1">
          <table:table-cell office:value-type="float" office:value="0.287289619445801" calcext:value-type="float">
            <text:p>0.287289619445801</text:p>
          </table:table-cell>
          <table:table-cell table:number-columns-repeated="2"/>
        </table:table-row>
        <table:table-row table:style-name="ro1">
          <table:table-cell office:value-type="float" office:value="0.366396069526672" calcext:value-type="float">
            <text:p>0.366396069526672</text:p>
          </table:table-cell>
          <table:table-cell table:number-columns-repeated="2"/>
        </table:table-row>
        <table:table-row table:style-name="ro1">
          <table:table-cell office:value-type="float" office:value="0.289652198553085" calcext:value-type="float">
            <text:p>0.289652198553085</text:p>
          </table:table-cell>
          <table:table-cell table:number-columns-repeated="2"/>
        </table:table-row>
        <table:table-row table:style-name="ro1">
          <table:table-cell office:value-type="float" office:value="0.365799874067307" calcext:value-type="float">
            <text:p>0.365799874067307</text:p>
          </table:table-cell>
          <table:table-cell table:number-columns-repeated="2"/>
        </table:table-row>
        <table:table-row table:style-name="ro1">
          <table:table-cell office:value-type="float" office:value="0.279089570045471" calcext:value-type="float">
            <text:p>0.279089570045471</text:p>
          </table:table-cell>
          <table:table-cell table:number-columns-repeated="2"/>
        </table:table-row>
        <table:table-row table:style-name="ro1">
          <table:table-cell office:value-type="float" office:value="0.27881047129631" calcext:value-type="float">
            <text:p>0.27881047129631</text:p>
          </table:table-cell>
          <table:table-cell table:number-columns-repeated="2"/>
        </table:table-row>
        <table:table-row table:style-name="ro1">
          <table:table-cell office:value-type="float" office:value="0.274061143398285" calcext:value-type="float">
            <text:p>0.274061143398285</text:p>
          </table:table-cell>
          <table:table-cell table:number-columns-repeated="2"/>
        </table:table-row>
        <table:table-row table:style-name="ro1">
          <table:table-cell office:value-type="float" office:value="0.272675007581711" calcext:value-type="float">
            <text:p>0.272675007581711</text:p>
          </table:table-cell>
          <table:table-cell table:number-columns-repeated="2"/>
        </table:table-row>
        <table:table-row table:style-name="ro1">
          <table:table-cell office:value-type="float" office:value="0.25222635269165" calcext:value-type="float">
            <text:p>0.25222635269165</text:p>
          </table:table-cell>
          <table:table-cell table:number-columns-repeated="2"/>
        </table:table-row>
        <table:table-row table:style-name="ro1">
          <table:table-cell office:value-type="float" office:value="0.258718520402908" calcext:value-type="float">
            <text:p>0.258718520402908</text:p>
          </table:table-cell>
          <table:table-cell table:number-columns-repeated="2"/>
        </table:table-row>
        <table:table-row table:style-name="ro1">
          <table:table-cell office:value-type="float" office:value="0.255688697099686" calcext:value-type="float">
            <text:p>0.255688697099686</text:p>
          </table:table-cell>
          <table:table-cell table:number-columns-repeated="2"/>
        </table:table-row>
        <table:table-row table:style-name="ro1">
          <table:table-cell office:value-type="float" office:value="0.255971670150757" calcext:value-type="float">
            <text:p>0.255971670150757</text:p>
          </table:table-cell>
          <table:table-cell table:number-columns-repeated="2"/>
        </table:table-row>
        <table:table-row table:style-name="ro1">
          <table:table-cell office:value-type="float" office:value="0.25726854801178" calcext:value-type="float">
            <text:p>0.25726854801178</text:p>
          </table:table-cell>
          <table:table-cell table:number-columns-repeated="2"/>
        </table:table-row>
        <table:table-row table:style-name="ro1">
          <table:table-cell office:value-type="float" office:value="0.254462540149689" calcext:value-type="float">
            <text:p>0.254462540149689</text:p>
          </table:table-cell>
          <table:table-cell table:number-columns-repeated="2"/>
        </table:table-row>
        <table:table-row table:style-name="ro1">
          <table:table-cell office:value-type="float" office:value="0.25157168507576" calcext:value-type="float">
            <text:p>0.25157168507576</text:p>
          </table:table-cell>
          <table:table-cell table:number-columns-repeated="2"/>
        </table:table-row>
        <table:table-row table:style-name="ro1">
          <table:table-cell office:value-type="float" office:value="0.255352556705475" calcext:value-type="float">
            <text:p>0.255352556705475</text:p>
          </table:table-cell>
          <table:table-cell table:number-columns-repeated="2"/>
        </table:table-row>
        <table:table-row table:style-name="ro1">
          <table:table-cell office:value-type="float" office:value="0.464717894792557" calcext:value-type="float">
            <text:p>0.464717894792557</text:p>
          </table:table-cell>
          <table:table-cell table:number-columns-repeated="2"/>
        </table:table-row>
        <table:table-row table:style-name="ro1">
          <table:table-cell office:value-type="float" office:value="0.257670760154724" calcext:value-type="float">
            <text:p>0.257670760154724</text:p>
          </table:table-cell>
          <table:table-cell table:number-columns-repeated="2"/>
        </table:table-row>
        <table:table-row table:style-name="ro1">
          <table:table-cell office:value-type="float" office:value="0.459476917982101" calcext:value-type="float">
            <text:p>0.459476917982101</text:p>
          </table:table-cell>
          <table:table-cell table:number-columns-repeated="2"/>
        </table:table-row>
        <table:table-row table:style-name="ro1">
          <table:table-cell office:value-type="float" office:value="0.259600907564163" calcext:value-type="float">
            <text:p>0.259600907564163</text:p>
          </table:table-cell>
          <table:table-cell table:number-columns-repeated="2"/>
        </table:table-row>
        <table:table-row table:style-name="ro1">
          <table:table-cell office:value-type="float" office:value="0.447942107915878" calcext:value-type="float">
            <text:p>0.447942107915878</text:p>
          </table:table-cell>
          <table:table-cell table:number-columns-repeated="2"/>
        </table:table-row>
        <table:table-row table:style-name="ro1">
          <table:table-cell office:value-type="float" office:value="0.254417687654495" calcext:value-type="float">
            <text:p>0.254417687654495</text:p>
          </table:table-cell>
          <table:table-cell table:number-columns-repeated="2"/>
        </table:table-row>
        <table:table-row table:style-name="ro1">
          <table:table-cell office:value-type="float" office:value="0.428903758525848" calcext:value-type="float">
            <text:p>0.428903758525848</text:p>
          </table:table-cell>
          <table:table-cell table:number-columns-repeated="2"/>
        </table:table-row>
        <table:table-row table:style-name="ro1">
          <table:table-cell office:value-type="float" office:value="0.25729775428772" calcext:value-type="float">
            <text:p>0.25729775428772</text:p>
          </table:table-cell>
          <table:table-cell table:number-columns-repeated="2"/>
        </table:table-row>
        <table:table-row table:style-name="ro1">
          <table:table-cell office:value-type="float" office:value="0.411216050386429" calcext:value-type="float">
            <text:p>0.411216050386429</text:p>
          </table:table-cell>
          <table:table-cell table:number-columns-repeated="2"/>
        </table:table-row>
        <table:table-row table:style-name="ro1">
          <table:table-cell office:value-type="float" office:value="0.402784824371338" calcext:value-type="float">
            <text:p>0.402784824371338</text:p>
          </table:table-cell>
          <table:table-cell table:number-columns-repeated="2"/>
        </table:table-row>
        <table:table-row table:style-name="ro1">
          <table:table-cell office:value-type="float" office:value="0.395884394645691" calcext:value-type="float">
            <text:p>0.395884394645691</text:p>
          </table:table-cell>
          <table:table-cell table:number-columns-repeated="2"/>
        </table:table-row>
        <table:table-row table:style-name="ro1">
          <table:table-cell office:value-type="float" office:value="0.404424726963043" calcext:value-type="float">
            <text:p>0.404424726963043</text:p>
          </table:table-cell>
          <table:table-cell table:number-columns-repeated="2"/>
        </table:table-row>
        <table:table-row table:style-name="ro1">
          <table:table-cell office:value-type="float" office:value="0.414124131202698" calcext:value-type="float">
            <text:p>0.414124131202698</text:p>
          </table:table-cell>
          <table:table-cell table:number-columns-repeated="2"/>
        </table:table-row>
        <table:table-row table:style-name="ro1">
          <table:table-cell office:value-type="float" office:value="0.412541329860687" calcext:value-type="float">
            <text:p>0.412541329860687</text:p>
          </table:table-cell>
          <table:table-cell table:number-columns-repeated="2"/>
        </table:table-row>
        <table:table-row table:style-name="ro1">
          <table:table-cell office:value-type="float" office:value="0.404705882072449" calcext:value-type="float">
            <text:p>0.404705882072449</text:p>
          </table:table-cell>
          <table:table-cell table:number-columns-repeated="2"/>
        </table:table-row>
        <table:table-row table:style-name="ro1">
          <table:table-cell office:value-type="float" office:value="0.411304712295532" calcext:value-type="float">
            <text:p>0.411304712295532</text:p>
          </table:table-cell>
          <table:table-cell table:number-columns-repeated="2"/>
        </table:table-row>
        <table:table-row table:style-name="ro1">
          <table:table-cell office:value-type="float" office:value="0.404848009347916" calcext:value-type="float">
            <text:p>0.404848009347916</text:p>
          </table:table-cell>
          <table:table-cell table:number-columns-repeated="2"/>
        </table:table-row>
        <table:table-row table:style-name="ro1">
          <table:table-cell office:value-type="float" office:value="0.402118265628815" calcext:value-type="float">
            <text:p>0.402118265628815</text:p>
          </table:table-cell>
          <table:table-cell table:number-columns-repeated="2"/>
        </table:table-row>
        <table:table-row table:style-name="ro1">
          <table:table-cell office:value-type="float" office:value="0.390011638402939" calcext:value-type="float">
            <text:p>0.390011638402939</text:p>
          </table:table-cell>
          <table:table-cell table:number-columns-repeated="2"/>
        </table:table-row>
        <table:table-row table:style-name="ro1">
          <table:table-cell office:value-type="float" office:value="0.334135949611664" calcext:value-type="float">
            <text:p>0.334135949611664</text:p>
          </table:table-cell>
          <table:table-cell table:number-columns-repeated="2"/>
        </table:table-row>
        <table:table-row table:style-name="ro1">
          <table:table-cell office:value-type="float" office:value="0.322236895561218" calcext:value-type="float">
            <text:p>0.322236895561218</text:p>
          </table:table-cell>
          <table:table-cell table:number-columns-repeated="2"/>
        </table:table-row>
        <table:table-row table:style-name="ro1">
          <table:table-cell office:value-type="float" office:value="0.349183946847916" calcext:value-type="float">
            <text:p>0.349183946847916</text:p>
          </table:table-cell>
          <table:table-cell table:number-columns-repeated="2"/>
        </table:table-row>
        <table:table-row table:style-name="ro1">
          <table:table-cell office:value-type="float" office:value="0.359309613704681" calcext:value-type="float">
            <text:p>0.359309613704681</text:p>
          </table:table-cell>
          <table:table-cell table:number-columns-repeated="2"/>
        </table:table-row>
        <table:table-row table:style-name="ro1">
          <table:table-cell office:value-type="float" office:value="0.344297558069229" calcext:value-type="float">
            <text:p>0.344297558069229</text:p>
          </table:table-cell>
          <table:table-cell table:number-columns-repeated="2"/>
        </table:table-row>
        <table:table-row table:style-name="ro1">
          <table:table-cell office:value-type="float" office:value="0.398559123277664" calcext:value-type="float">
            <text:p>0.398559123277664</text:p>
          </table:table-cell>
          <table:table-cell table:number-columns-repeated="2"/>
        </table:table-row>
        <table:table-row table:style-name="ro1">
          <table:table-cell office:value-type="float" office:value="0.405262887477875" calcext:value-type="float">
            <text:p>0.405262887477875</text:p>
          </table:table-cell>
          <table:table-cell table:number-columns-repeated="2"/>
        </table:table-row>
        <table:table-row table:style-name="ro1">
          <table:table-cell office:value-type="float" office:value="0.392762064933777" calcext:value-type="float">
            <text:p>0.392762064933777</text:p>
          </table:table-cell>
          <table:table-cell table:number-columns-repeated="2"/>
        </table:table-row>
        <table:table-row table:style-name="ro1">
          <table:table-cell office:value-type="float" office:value="0.401960998773575" calcext:value-type="float">
            <text:p>0.401960998773575</text:p>
          </table:table-cell>
          <table:table-cell table:number-columns-repeated="2"/>
        </table:table-row>
        <table:table-row table:style-name="ro1">
          <table:table-cell office:value-type="float" office:value="0.401033759117126" calcext:value-type="float">
            <text:p>0.401033759117126</text:p>
          </table:table-cell>
          <table:table-cell table:number-columns-repeated="2"/>
        </table:table-row>
        <table:table-row table:style-name="ro1">
          <table:table-cell office:value-type="float" office:value="0.408907324075699" calcext:value-type="float">
            <text:p>0.408907324075699</text:p>
          </table:table-cell>
          <table:table-cell table:number-columns-repeated="2"/>
        </table:table-row>
        <table:table-row table:style-name="ro1">
          <table:table-cell office:value-type="float" office:value="0.407318949699402" calcext:value-type="float">
            <text:p>0.407318949699402</text:p>
          </table:table-cell>
          <table:table-cell table:number-columns-repeated="2"/>
        </table:table-row>
        <table:table-row table:style-name="ro1">
          <table:table-cell office:value-type="float" office:value="0.431132376194" calcext:value-type="float">
            <text:p>0.431132376194</text:p>
          </table:table-cell>
          <table:table-cell table:number-columns-repeated="2"/>
        </table:table-row>
        <table:table-row table:style-name="ro1">
          <table:table-cell office:value-type="float" office:value="0.431873798370361" calcext:value-type="float">
            <text:p>0.431873798370361</text:p>
          </table:table-cell>
          <table:table-cell table:number-columns-repeated="2"/>
        </table:table-row>
        <table:table-row table:style-name="ro1">
          <table:table-cell office:value-type="float" office:value="0.43613663315773" calcext:value-type="float">
            <text:p>0.43613663315773</text:p>
          </table:table-cell>
          <table:table-cell table:number-columns-repeated="2"/>
        </table:table-row>
        <table:table-row table:style-name="ro1">
          <table:table-cell office:value-type="float" office:value="0.421568214893341" calcext:value-type="float">
            <text:p>0.421568214893341</text:p>
          </table:table-cell>
          <table:table-cell table:number-columns-repeated="2"/>
        </table:table-row>
        <table:table-row table:style-name="ro1">
          <table:table-cell office:value-type="float" office:value="0.422740966081619" calcext:value-type="float">
            <text:p>0.422740966081619</text:p>
          </table:table-cell>
          <table:table-cell table:number-columns-repeated="2"/>
        </table:table-row>
        <table:table-row table:style-name="ro1">
          <table:table-cell office:value-type="float" office:value="0.284800410270691" calcext:value-type="float">
            <text:p>0.284800410270691</text:p>
          </table:table-cell>
          <table:table-cell table:number-columns-repeated="2"/>
        </table:table-row>
        <table:table-row table:style-name="ro1">
          <table:table-cell office:value-type="float" office:value="0.40712895989418" calcext:value-type="float">
            <text:p>0.40712895989418</text:p>
          </table:table-cell>
          <table:table-cell table:number-columns-repeated="2"/>
        </table:table-row>
        <table:table-row table:style-name="ro1">
          <table:table-cell office:value-type="float" office:value="0.285251587629318" calcext:value-type="float">
            <text:p>0.285251587629318</text:p>
          </table:table-cell>
          <table:table-cell table:number-columns-repeated="2"/>
        </table:table-row>
        <table:table-row table:style-name="ro1">
          <table:table-cell office:value-type="float" office:value="0.424424469470978" calcext:value-type="float">
            <text:p>0.424424469470978</text:p>
          </table:table-cell>
          <table:table-cell table:number-columns-repeated="2"/>
        </table:table-row>
        <table:table-row table:style-name="ro1">
          <table:table-cell office:value-type="float" office:value="0.28554829955101" calcext:value-type="float">
            <text:p>0.28554829955101</text:p>
          </table:table-cell>
          <table:table-cell table:number-columns-repeated="2"/>
        </table:table-row>
        <table:table-row table:style-name="ro1">
          <table:table-cell office:value-type="float" office:value="0.413966923952103" calcext:value-type="float">
            <text:p>0.413966923952103</text:p>
          </table:table-cell>
          <table:table-cell table:number-columns-repeated="2"/>
        </table:table-row>
        <table:table-row table:style-name="ro1">
          <table:table-cell office:value-type="float" office:value="0.281487047672272" calcext:value-type="float">
            <text:p>0.281487047672272</text:p>
          </table:table-cell>
          <table:table-cell table:number-columns-repeated="2"/>
        </table:table-row>
        <table:table-row table:style-name="ro1">
          <table:table-cell office:value-type="float" office:value="0.404992282390595" calcext:value-type="float">
            <text:p>0.404992282390595</text:p>
          </table:table-cell>
          <table:table-cell table:number-columns-repeated="2"/>
        </table:table-row>
        <table:table-row table:style-name="ro1">
          <table:table-cell office:value-type="float" office:value="0.280849397182465" calcext:value-type="float">
            <text:p>0.280849397182465</text:p>
          </table:table-cell>
          <table:table-cell table:number-columns-repeated="2"/>
        </table:table-row>
        <table:table-row table:style-name="ro1">
          <table:table-cell office:value-type="float" office:value="0.408826440572739" calcext:value-type="float">
            <text:p>0.408826440572739</text:p>
          </table:table-cell>
          <table:table-cell table:number-columns-repeated="2"/>
        </table:table-row>
        <table:table-row table:style-name="ro1">
          <table:table-cell office:value-type="float" office:value="0.276137977838516" calcext:value-type="float">
            <text:p>0.276137977838516</text:p>
          </table:table-cell>
          <table:table-cell table:number-columns-repeated="2"/>
        </table:table-row>
        <table:table-row table:style-name="ro1">
          <table:table-cell office:value-type="float" office:value="0.446651488542557" calcext:value-type="float">
            <text:p>0.446651488542557</text:p>
          </table:table-cell>
          <table:table-cell table:number-columns-repeated="2"/>
        </table:table-row>
        <table:table-row table:style-name="ro1">
          <table:table-cell office:value-type="float" office:value="0.286072760820389" calcext:value-type="float">
            <text:p>0.286072760820389</text:p>
          </table:table-cell>
          <table:table-cell table:number-columns-repeated="2"/>
        </table:table-row>
        <table:table-row table:style-name="ro1">
          <table:table-cell office:value-type="float" office:value="0.454569667577744" calcext:value-type="float">
            <text:p>0.454569667577744</text:p>
          </table:table-cell>
          <table:table-cell table:number-columns-repeated="2"/>
        </table:table-row>
        <table:table-row table:style-name="ro1">
          <table:table-cell office:value-type="float" office:value="0.285946369171143" calcext:value-type="float">
            <text:p>0.285946369171143</text:p>
          </table:table-cell>
          <table:table-cell table:number-columns-repeated="2"/>
        </table:table-row>
        <table:table-row table:style-name="ro1">
          <table:table-cell office:value-type="float" office:value="0.312812149524689" calcext:value-type="float">
            <text:p>0.312812149524689</text:p>
          </table:table-cell>
          <table:table-cell table:number-columns-repeated="2"/>
        </table:table-row>
        <table:table-row table:style-name="ro1">
          <table:table-cell office:value-type="float" office:value="0.286349654197693" calcext:value-type="float">
            <text:p>0.286349654197693</text:p>
          </table:table-cell>
          <table:table-cell table:number-columns-repeated="2"/>
        </table:table-row>
        <table:table-row table:style-name="ro1">
          <table:table-cell office:value-type="float" office:value="0.313628554344177" calcext:value-type="float">
            <text:p>0.313628554344177</text:p>
          </table:table-cell>
          <table:table-cell table:number-columns-repeated="2"/>
        </table:table-row>
        <table:table-row table:style-name="ro1">
          <table:table-cell office:value-type="float" office:value="0.286505043506622" calcext:value-type="float">
            <text:p>0.286505043506622</text:p>
          </table:table-cell>
          <table:table-cell table:number-columns-repeated="2"/>
        </table:table-row>
        <table:table-row table:style-name="ro1">
          <table:table-cell office:value-type="float" office:value="0.318688094615936" calcext:value-type="float">
            <text:p>0.318688094615936</text:p>
          </table:table-cell>
          <table:table-cell table:number-columns-repeated="2"/>
        </table:table-row>
        <table:table-row table:style-name="ro1">
          <table:table-cell office:value-type="float" office:value="0.289808303117752" calcext:value-type="float">
            <text:p>0.289808303117752</text:p>
          </table:table-cell>
          <table:table-cell table:number-columns-repeated="2"/>
        </table:table-row>
        <table:table-row table:style-name="ro1">
          <table:table-cell office:value-type="float" office:value="0.309978246688843" calcext:value-type="float">
            <text:p>0.309978246688843</text:p>
          </table:table-cell>
          <table:table-cell table:number-columns-repeated="2"/>
        </table:table-row>
        <table:table-row table:style-name="ro1">
          <table:table-cell office:value-type="float" office:value="0.290201336145401" calcext:value-type="float">
            <text:p>0.290201336145401</text:p>
          </table:table-cell>
          <table:table-cell table:number-columns-repeated="2"/>
        </table:table-row>
        <table:table-row table:style-name="ro1">
          <table:table-cell office:value-type="float" office:value="0.308089017868042" calcext:value-type="float">
            <text:p>0.308089017868042</text:p>
          </table:table-cell>
          <table:table-cell table:number-columns-repeated="2"/>
        </table:table-row>
        <table:table-row table:style-name="ro1">
          <table:table-cell office:value-type="float" office:value="0.289046287536621" calcext:value-type="float">
            <text:p>0.289046287536621</text:p>
          </table:table-cell>
          <table:table-cell table:number-columns-repeated="2"/>
        </table:table-row>
        <table:table-row table:style-name="ro1">
          <table:table-cell office:value-type="float" office:value="0.320901870727539" calcext:value-type="float">
            <text:p>0.320901870727539</text:p>
          </table:table-cell>
          <table:table-cell table:number-columns-repeated="2"/>
        </table:table-row>
        <table:table-row table:style-name="ro1">
          <table:table-cell office:value-type="float" office:value="0.28861603140831" calcext:value-type="float">
            <text:p>0.28861603140831</text:p>
          </table:table-cell>
          <table:table-cell table:number-columns-repeated="2"/>
        </table:table-row>
        <table:table-row table:style-name="ro1">
          <table:table-cell office:value-type="float" office:value="0.31868252158165" calcext:value-type="float">
            <text:p>0.31868252158165</text:p>
          </table:table-cell>
          <table:table-cell table:number-columns-repeated="2"/>
        </table:table-row>
        <table:table-row table:style-name="ro1">
          <table:table-cell office:value-type="float" office:value="0.297654539346695" calcext:value-type="float">
            <text:p>0.297654539346695</text:p>
          </table:table-cell>
          <table:table-cell table:number-columns-repeated="2"/>
        </table:table-row>
        <table:table-row table:style-name="ro1">
          <table:table-cell office:value-type="float" office:value="0.324526578187942" calcext:value-type="float">
            <text:p>0.324526578187942</text:p>
          </table:table-cell>
          <table:table-cell table:number-columns-repeated="2"/>
        </table:table-row>
        <table:table-row table:style-name="ro1">
          <table:table-cell office:value-type="float" office:value="0.297764092683792" calcext:value-type="float">
            <text:p>0.297764092683792</text:p>
          </table:table-cell>
          <table:table-cell table:number-columns-repeated="2"/>
        </table:table-row>
        <table:table-row table:style-name="ro1">
          <table:table-cell office:value-type="float" office:value="0.309511870145798" calcext:value-type="float">
            <text:p>0.309511870145798</text:p>
          </table:table-cell>
          <table:table-cell table:number-columns-repeated="2"/>
        </table:table-row>
        <table:table-row table:style-name="ro1">
          <table:table-cell office:value-type="float" office:value="0.25553560256958" calcext:value-type="float">
            <text:p>0.25553560256958</text:p>
          </table:table-cell>
          <table:table-cell table:number-columns-repeated="2"/>
        </table:table-row>
        <table:table-row table:style-name="ro1">
          <table:table-cell office:value-type="float" office:value="0.314484626054764" calcext:value-type="float">
            <text:p>0.314484626054764</text:p>
          </table:table-cell>
          <table:table-cell table:number-columns-repeated="2"/>
        </table:table-row>
        <table:table-row table:style-name="ro1">
          <table:table-cell office:value-type="float" office:value="0.252210229635239" calcext:value-type="float">
            <text:p>0.252210229635239</text:p>
          </table:table-cell>
          <table:table-cell table:number-columns-repeated="2"/>
        </table:table-row>
        <table:table-row table:style-name="ro1">
          <table:table-cell office:value-type="float" office:value="0.319630205631256" calcext:value-type="float">
            <text:p>0.319630205631256</text:p>
          </table:table-cell>
          <table:table-cell table:number-columns-repeated="2"/>
        </table:table-row>
        <table:table-row table:style-name="ro1">
          <table:table-cell office:value-type="float" office:value="0.256519168615341" calcext:value-type="float">
            <text:p>0.256519168615341</text:p>
          </table:table-cell>
          <table:table-cell table:number-columns-repeated="2"/>
        </table:table-row>
        <table:table-row table:style-name="ro1">
          <table:table-cell office:value-type="float" office:value="0.318091630935669" calcext:value-type="float">
            <text:p>0.318091630935669</text:p>
          </table:table-cell>
          <table:table-cell table:number-columns-repeated="2"/>
        </table:table-row>
        <table:table-row table:style-name="ro1">
          <table:table-cell office:value-type="float" office:value="0.266995519399643" calcext:value-type="float">
            <text:p>0.266995519399643</text:p>
          </table:table-cell>
          <table:table-cell table:number-columns-repeated="2"/>
        </table:table-row>
        <table:table-row table:style-name="ro1">
          <table:table-cell office:value-type="float" office:value="0.311331361532211" calcext:value-type="float">
            <text:p>0.311331361532211</text:p>
          </table:table-cell>
          <table:table-cell table:number-columns-repeated="2"/>
        </table:table-row>
        <table:table-row table:style-name="ro1">
          <table:table-cell office:value-type="float" office:value="0.267272770404816" calcext:value-type="float">
            <text:p>0.267272770404816</text:p>
          </table:table-cell>
          <table:table-cell table:number-columns-repeated="2"/>
        </table:table-row>
        <table:table-row table:style-name="ro1">
          <table:table-cell office:value-type="float" office:value="0.313911199569702" calcext:value-type="float">
            <text:p>0.313911199569702</text:p>
          </table:table-cell>
          <table:table-cell table:number-columns-repeated="2"/>
        </table:table-row>
        <table:table-row table:style-name="ro1">
          <table:table-cell office:value-type="float" office:value="0.275621592998505" calcext:value-type="float">
            <text:p>0.275621592998505</text:p>
          </table:table-cell>
          <table:table-cell table:number-columns-repeated="2"/>
        </table:table-row>
        <table:table-row table:style-name="ro1">
          <table:table-cell office:value-type="float" office:value="0.312188118696213" calcext:value-type="float">
            <text:p>0.312188118696213</text:p>
          </table:table-cell>
          <table:table-cell table:number-columns-repeated="2"/>
        </table:table-row>
        <table:table-row table:style-name="ro1">
          <table:table-cell office:value-type="float" office:value="0.27110081911087" calcext:value-type="float">
            <text:p>0.27110081911087</text:p>
          </table:table-cell>
          <table:table-cell table:number-columns-repeated="2"/>
        </table:table-row>
        <table:table-row table:style-name="ro1">
          <table:table-cell office:value-type="float" office:value="0.312965363264084" calcext:value-type="float">
            <text:p>0.312965363264084</text:p>
          </table:table-cell>
          <table:table-cell table:number-columns-repeated="2"/>
        </table:table-row>
        <table:table-row table:style-name="ro1">
          <table:table-cell office:value-type="float" office:value="0.255880951881409" calcext:value-type="float">
            <text:p>0.255880951881409</text:p>
          </table:table-cell>
          <table:table-cell table:number-columns-repeated="2"/>
        </table:table-row>
        <table:table-row table:style-name="ro1">
          <table:table-cell office:value-type="float" office:value="0.31147313117981" calcext:value-type="float">
            <text:p>0.31147313117981</text:p>
          </table:table-cell>
          <table:table-cell table:number-columns-repeated="2"/>
        </table:table-row>
        <table:table-row table:style-name="ro1">
          <table:table-cell office:value-type="float" office:value="0.281301349401474" calcext:value-type="float">
            <text:p>0.281301349401474</text:p>
          </table:table-cell>
          <table:table-cell table:number-columns-repeated="2"/>
        </table:table-row>
        <table:table-row table:style-name="ro1">
          <table:table-cell office:value-type="float" office:value="0.310158908367157" calcext:value-type="float">
            <text:p>0.310158908367157</text:p>
          </table:table-cell>
          <table:table-cell table:number-columns-repeated="2"/>
        </table:table-row>
        <table:table-row table:style-name="ro1">
          <table:table-cell office:value-type="float" office:value="0.294760942459106" calcext:value-type="float">
            <text:p>0.294760942459106</text:p>
          </table:table-cell>
          <table:table-cell table:number-columns-repeated="2"/>
        </table:table-row>
        <table:table-row table:style-name="ro1">
          <table:table-cell office:value-type="float" office:value="0.312523275613785" calcext:value-type="float">
            <text:p>0.312523275613785</text:p>
          </table:table-cell>
          <table:table-cell table:number-columns-repeated="2"/>
        </table:table-row>
        <table:table-row table:style-name="ro1">
          <table:table-cell office:value-type="float" office:value="0.290312558412552" calcext:value-type="float">
            <text:p>0.290312558412552</text:p>
          </table:table-cell>
          <table:table-cell table:number-columns-repeated="2"/>
        </table:table-row>
        <table:table-row table:style-name="ro1">
          <table:table-cell office:value-type="float" office:value="0.311166554689407" calcext:value-type="float">
            <text:p>0.311166554689407</text:p>
          </table:table-cell>
          <table:table-cell table:number-columns-repeated="2"/>
        </table:table-row>
        <table:table-row table:style-name="ro1">
          <table:table-cell office:value-type="float" office:value="0.289687275886536" calcext:value-type="float">
            <text:p>0.289687275886536</text:p>
          </table:table-cell>
          <table:table-cell table:number-columns-repeated="2"/>
        </table:table-row>
        <table:table-row table:style-name="ro1">
          <table:table-cell office:value-type="float" office:value="0.311822056770325" calcext:value-type="float">
            <text:p>0.311822056770325</text:p>
          </table:table-cell>
          <table:table-cell table:number-columns-repeated="2"/>
        </table:table-row>
        <table:table-row table:style-name="ro1">
          <table:table-cell office:value-type="float" office:value="0.290472805500031" calcext:value-type="float">
            <text:p>0.290472805500031</text:p>
          </table:table-cell>
          <table:table-cell table:number-columns-repeated="2"/>
        </table:table-row>
        <table:table-row table:style-name="ro1">
          <table:table-cell office:value-type="float" office:value="0.311999142169952" calcext:value-type="float">
            <text:p>0.311999142169952</text:p>
          </table:table-cell>
          <table:table-cell table:number-columns-repeated="2"/>
        </table:table-row>
        <table:table-row table:style-name="ro1">
          <table:table-cell office:value-type="float" office:value="0.286518067121506" calcext:value-type="float">
            <text:p>0.286518067121506</text:p>
          </table:table-cell>
          <table:table-cell table:number-columns-repeated="2"/>
        </table:table-row>
        <table:table-row table:style-name="ro1">
          <table:table-cell office:value-type="float" office:value="0.310269951820374" calcext:value-type="float">
            <text:p>0.310269951820374</text:p>
          </table:table-cell>
          <table:table-cell table:number-columns-repeated="2"/>
        </table:table-row>
        <table:table-row table:style-name="ro1">
          <table:table-cell office:value-type="float" office:value="0.295428931713104" calcext:value-type="float">
            <text:p>0.295428931713104</text:p>
          </table:table-cell>
          <table:table-cell table:number-columns-repeated="2"/>
        </table:table-row>
        <table:table-row table:style-name="ro1">
          <table:table-cell office:value-type="float" office:value="0.312125474214554" calcext:value-type="float">
            <text:p>0.312125474214554</text:p>
          </table:table-cell>
          <table:table-cell table:number-columns-repeated="2"/>
        </table:table-row>
        <table:table-row table:style-name="ro1">
          <table:table-cell office:value-type="float" office:value="0.303092151880264" calcext:value-type="float">
            <text:p>0.303092151880264</text:p>
          </table:table-cell>
          <table:table-cell table:number-columns-repeated="2"/>
        </table:table-row>
        <table:table-row table:style-name="ro1">
          <table:table-cell office:value-type="float" office:value="0.291711896657944" calcext:value-type="float">
            <text:p>0.291711896657944</text:p>
          </table:table-cell>
          <table:table-cell table:number-columns-repeated="2"/>
        </table:table-row>
        <table:table-row table:style-name="ro1">
          <table:table-cell office:value-type="float" office:value="0.314958870410919" calcext:value-type="float">
            <text:p>0.314958870410919</text:p>
          </table:table-cell>
          <table:table-cell table:number-columns-repeated="2"/>
        </table:table-row>
        <table:table-row table:style-name="ro1">
          <table:table-cell office:value-type="float" office:value="0.299177676439285" calcext:value-type="float">
            <text:p>0.299177676439285</text:p>
          </table:table-cell>
          <table:table-cell table:number-columns-repeated="2"/>
        </table:table-row>
        <table:table-row table:style-name="ro1">
          <table:table-cell office:value-type="float" office:value="0.304190188646317" calcext:value-type="float">
            <text:p>0.304190188646317</text:p>
          </table:table-cell>
          <table:table-cell table:number-columns-repeated="2"/>
        </table:table-row>
        <table:table-row table:style-name="ro1">
          <table:table-cell office:value-type="float" office:value="0.293792098760605" calcext:value-type="float">
            <text:p>0.293792098760605</text:p>
          </table:table-cell>
          <table:table-cell table:number-columns-repeated="2"/>
        </table:table-row>
        <table:table-row table:style-name="ro1">
          <table:table-cell office:value-type="float" office:value="0.308442145586014" calcext:value-type="float">
            <text:p>0.308442145586014</text:p>
          </table:table-cell>
          <table:table-cell table:number-columns-repeated="2"/>
        </table:table-row>
        <table:table-row table:style-name="ro1">
          <table:table-cell office:value-type="float" office:value="0.33827805519104" calcext:value-type="float">
            <text:p>0.33827805519104</text:p>
          </table:table-cell>
          <table:table-cell table:number-columns-repeated="2"/>
        </table:table-row>
        <table:table-row table:style-name="ro1">
          <table:table-cell office:value-type="float" office:value="0.321441203355789" calcext:value-type="float">
            <text:p>0.321441203355789</text:p>
          </table:table-cell>
          <table:table-cell table:number-columns-repeated="2"/>
        </table:table-row>
        <table:table-row table:style-name="ro1">
          <table:table-cell office:value-type="float" office:value="0.330774635076523" calcext:value-type="float">
            <text:p>0.330774635076523</text:p>
          </table:table-cell>
          <table:table-cell table:number-columns-repeated="2"/>
        </table:table-row>
        <table:table-row table:style-name="ro1">
          <table:table-cell office:value-type="float" office:value="0.336493849754333" calcext:value-type="float">
            <text:p>0.336493849754333</text:p>
          </table:table-cell>
          <table:table-cell table:number-columns-repeated="2"/>
        </table:table-row>
        <table:table-row table:style-name="ro1">
          <table:table-cell office:value-type="float" office:value="0.348933666944504" calcext:value-type="float">
            <text:p>0.348933666944504</text:p>
          </table:table-cell>
          <table:table-cell table:number-columns-repeated="2"/>
        </table:table-row>
        <table:table-row table:style-name="ro1">
          <table:table-cell office:value-type="float" office:value="0.279210716485977" calcext:value-type="float">
            <text:p>0.279210716485977</text:p>
          </table:table-cell>
          <table:table-cell table:number-columns-repeated="2"/>
        </table:table-row>
        <table:table-row table:style-name="ro1">
          <table:table-cell office:value-type="float" office:value="0.27592808008194" calcext:value-type="float">
            <text:p>0.27592808008194</text:p>
          </table:table-cell>
          <table:table-cell table:number-columns-repeated="2"/>
        </table:table-row>
        <table:table-row table:style-name="ro1">
          <table:table-cell office:value-type="float" office:value="0.277539879083633" calcext:value-type="float">
            <text:p>0.277539879083633</text:p>
          </table:table-cell>
          <table:table-cell table:number-columns-repeated="2"/>
        </table:table-row>
        <table:table-row table:style-name="ro1">
          <table:table-cell office:value-type="float" office:value="0.281534314155579" calcext:value-type="float">
            <text:p>0.281534314155579</text:p>
          </table:table-cell>
          <table:table-cell table:number-columns-repeated="2"/>
        </table:table-row>
        <table:table-row table:style-name="ro1">
          <table:table-cell office:value-type="float" office:value="0.283318698406219" calcext:value-type="float">
            <text:p>0.283318698406219</text:p>
          </table:table-cell>
          <table:table-cell table:number-columns-repeated="2"/>
        </table:table-row>
        <table:table-row table:style-name="ro1">
          <table:table-cell office:value-type="float" office:value="0.284147560596466" calcext:value-type="float">
            <text:p>0.284147560596466</text:p>
          </table:table-cell>
          <table:table-cell table:number-columns-repeated="2"/>
        </table:table-row>
        <table:table-row table:style-name="ro1">
          <table:table-cell office:value-type="float" office:value="0.284663259983063" calcext:value-type="float">
            <text:p>0.284663259983063</text:p>
          </table:table-cell>
          <table:table-cell table:number-columns-repeated="2"/>
        </table:table-row>
        <table:table-row table:style-name="ro1">
          <table:table-cell office:value-type="float" office:value="0.27628755569458" calcext:value-type="float">
            <text:p>0.27628755569458</text:p>
          </table:table-cell>
          <table:table-cell table:number-columns-repeated="2"/>
        </table:table-row>
        <table:table-row table:style-name="ro1">
          <table:table-cell office:value-type="float" office:value="0.273786753416061" calcext:value-type="float">
            <text:p>0.273786753416061</text:p>
          </table:table-cell>
          <table:table-cell table:number-columns-repeated="2"/>
        </table:table-row>
        <table:table-row table:style-name="ro1">
          <table:table-cell office:value-type="float" office:value="0.268863320350647" calcext:value-type="float">
            <text:p>0.268863320350647</text:p>
          </table:table-cell>
          <table:table-cell table:number-columns-repeated="2"/>
        </table:table-row>
        <table:table-row table:style-name="ro1">
          <table:table-cell office:value-type="float" office:value="0.269368946552277" calcext:value-type="float">
            <text:p>0.269368946552277</text:p>
          </table:table-cell>
          <table:table-cell table:number-columns-repeated="2"/>
        </table:table-row>
        <table:table-row table:style-name="ro1">
          <table:table-cell office:value-type="float" office:value="0.273937046527863" calcext:value-type="float">
            <text:p>0.273937046527863</text:p>
          </table:table-cell>
          <table:table-cell table:number-columns-repeated="2"/>
        </table:table-row>
        <table:table-row table:style-name="ro1">
          <table:table-cell office:value-type="float" office:value="0.257124334573746" calcext:value-type="float">
            <text:p>0.257124334573746</text:p>
          </table:table-cell>
          <table:table-cell table:number-columns-repeated="2"/>
        </table:table-row>
        <table:table-row table:style-name="ro1">
          <table:table-cell office:value-type="float" office:value="0.261986762285233" calcext:value-type="float">
            <text:p>0.261986762285233</text:p>
          </table:table-cell>
          <table:table-cell table:number-columns-repeated="2"/>
        </table:table-row>
        <table:table-row table:style-name="ro1">
          <table:table-cell office:value-type="float" office:value="0.351277947425842" calcext:value-type="float">
            <text:p>0.351277947425842</text:p>
          </table:table-cell>
          <table:table-cell table:number-columns-repeated="2"/>
        </table:table-row>
        <table:table-row table:style-name="ro1">
          <table:table-cell office:value-type="float" office:value="0.364549249410629" calcext:value-type="float">
            <text:p>0.364549249410629</text:p>
          </table:table-cell>
          <table:table-cell table:number-columns-repeated="2"/>
        </table:table-row>
        <table:table-row table:style-name="ro1">
          <table:table-cell office:value-type="float" office:value="0.365816324949264" calcext:value-type="float">
            <text:p>0.365816324949264</text:p>
          </table:table-cell>
          <table:table-cell table:number-columns-repeated="2"/>
        </table:table-row>
        <table:table-row table:style-name="ro1">
          <table:table-cell office:value-type="float" office:value="0.417019933462143" calcext:value-type="float">
            <text:p>0.417019933462143</text:p>
          </table:table-cell>
          <table:table-cell table:number-columns-repeated="2"/>
        </table:table-row>
        <table:table-row table:style-name="ro1">
          <table:table-cell office:value-type="float" office:value="0.403447657823563" calcext:value-type="float">
            <text:p>0.403447657823563</text:p>
          </table:table-cell>
          <table:table-cell table:number-columns-repeated="2"/>
        </table:table-row>
        <table:table-row table:style-name="ro1">
          <table:table-cell office:value-type="float" office:value="0.406428158283234" calcext:value-type="float">
            <text:p>0.406428158283234</text:p>
          </table:table-cell>
          <table:table-cell table:number-columns-repeated="2"/>
        </table:table-row>
        <table:table-row table:style-name="ro1">
          <table:table-cell office:value-type="float" office:value="0.429202944040298" calcext:value-type="float">
            <text:p>0.429202944040298</text:p>
          </table:table-cell>
          <table:table-cell table:number-columns-repeated="2"/>
        </table:table-row>
        <table:table-row table:style-name="ro1">
          <table:table-cell office:value-type="float" office:value="0.425717860460281" calcext:value-type="float">
            <text:p>0.425717860460281</text:p>
          </table:table-cell>
          <table:table-cell table:number-columns-repeated="2"/>
        </table:table-row>
        <table:table-row table:style-name="ro1">
          <table:table-cell office:value-type="float" office:value="0.256682395935059" calcext:value-type="float">
            <text:p>0.256682395935059</text:p>
          </table:table-cell>
          <table:table-cell table:number-columns-repeated="2"/>
        </table:table-row>
        <table:table-row table:style-name="ro1">
          <table:table-cell office:value-type="float" office:value="0.424819469451904" calcext:value-type="float">
            <text:p>0.424819469451904</text:p>
          </table:table-cell>
          <table:table-cell table:number-columns-repeated="2"/>
        </table:table-row>
        <table:table-row table:style-name="ro1">
          <table:table-cell office:value-type="float" office:value="0.253018021583557" calcext:value-type="float">
            <text:p>0.253018021583557</text:p>
          </table:table-cell>
          <table:table-cell table:number-columns-repeated="2"/>
        </table:table-row>
        <table:table-row table:style-name="ro1">
          <table:table-cell office:value-type="float" office:value="0.425086885690689" calcext:value-type="float">
            <text:p>0.425086885690689</text:p>
          </table:table-cell>
          <table:table-cell table:number-columns-repeated="2"/>
        </table:table-row>
        <table:table-row table:style-name="ro1">
          <table:table-cell office:value-type="float" office:value="0.254507154226303" calcext:value-type="float">
            <text:p>0.254507154226303</text:p>
          </table:table-cell>
          <table:table-cell table:number-columns-repeated="2"/>
        </table:table-row>
        <table:table-row table:style-name="ro1">
          <table:table-cell office:value-type="float" office:value="0.421312659978867" calcext:value-type="float">
            <text:p>0.421312659978867</text:p>
          </table:table-cell>
          <table:table-cell table:number-columns-repeated="2"/>
        </table:table-row>
        <table:table-row table:style-name="ro1">
          <table:table-cell office:value-type="float" office:value="0.254578948020935" calcext:value-type="float">
            <text:p>0.254578948020935</text:p>
          </table:table-cell>
          <table:table-cell table:number-columns-repeated="2"/>
        </table:table-row>
        <table:table-row table:style-name="ro1">
          <table:table-cell office:value-type="float" office:value="0.416018962860107" calcext:value-type="float">
            <text:p>0.416018962860107</text:p>
          </table:table-cell>
          <table:table-cell table:number-columns-repeated="2"/>
        </table:table-row>
        <table:table-row table:style-name="ro1">
          <table:table-cell office:value-type="float" office:value="0.256219446659088" calcext:value-type="float">
            <text:p>0.256219446659088</text:p>
          </table:table-cell>
          <table:table-cell table:number-columns-repeated="2"/>
        </table:table-row>
        <table:table-row table:style-name="ro1">
          <table:table-cell office:value-type="float" office:value="0.406652420759201" calcext:value-type="float">
            <text:p>0.406652420759201</text:p>
          </table:table-cell>
          <table:table-cell table:number-columns-repeated="2"/>
        </table:table-row>
        <table:table-row table:style-name="ro1">
          <table:table-cell office:value-type="float" office:value="0.256153166294098" calcext:value-type="float">
            <text:p>0.256153166294098</text:p>
          </table:table-cell>
          <table:table-cell table:number-columns-repeated="2"/>
        </table:table-row>
        <table:table-row table:style-name="ro1">
          <table:table-cell office:value-type="float" office:value="0.4150051176548" calcext:value-type="float">
            <text:p>0.4150051176548</text:p>
          </table:table-cell>
          <table:table-cell table:number-columns-repeated="2"/>
        </table:table-row>
        <table:table-row table:style-name="ro1">
          <table:table-cell office:value-type="float" office:value="0.255712240934372" calcext:value-type="float">
            <text:p>0.255712240934372</text:p>
          </table:table-cell>
          <table:table-cell table:number-columns-repeated="2"/>
        </table:table-row>
        <table:table-row table:style-name="ro1">
          <table:table-cell office:value-type="float" office:value="0.405123949050903" calcext:value-type="float">
            <text:p>0.405123949050903</text:p>
          </table:table-cell>
          <table:table-cell table:number-columns-repeated="2"/>
        </table:table-row>
        <table:table-row table:style-name="ro1">
          <table:table-cell office:value-type="float" office:value="0.280637800693512" calcext:value-type="float">
            <text:p>0.280637800693512</text:p>
          </table:table-cell>
          <table:table-cell table:number-columns-repeated="2"/>
        </table:table-row>
        <table:table-row table:style-name="ro1">
          <table:table-cell office:value-type="float" office:value="0.36320948600769" calcext:value-type="float">
            <text:p>0.36320948600769</text:p>
          </table:table-cell>
          <table:table-cell table:number-columns-repeated="2"/>
        </table:table-row>
        <table:table-row table:style-name="ro1">
          <table:table-cell office:value-type="float" office:value="0.282017230987549" calcext:value-type="float">
            <text:p>0.282017230987549</text:p>
          </table:table-cell>
          <table:table-cell table:number-columns-repeated="2"/>
        </table:table-row>
        <table:table-row table:style-name="ro1">
          <table:table-cell office:value-type="float" office:value="0.371385991573334" calcext:value-type="float">
            <text:p>0.371385991573334</text:p>
          </table:table-cell>
          <table:table-cell table:number-columns-repeated="2"/>
        </table:table-row>
        <table:table-row table:style-name="ro1">
          <table:table-cell office:value-type="float" office:value="0.285447299480438" calcext:value-type="float">
            <text:p>0.285447299480438</text:p>
          </table:table-cell>
          <table:table-cell table:number-columns-repeated="2"/>
        </table:table-row>
        <table:table-row table:style-name="ro1">
          <table:table-cell office:value-type="float" office:value="0.376737087965012" calcext:value-type="float">
            <text:p>0.376737087965012</text:p>
          </table:table-cell>
          <table:table-cell table:number-columns-repeated="2"/>
        </table:table-row>
        <table:table-row table:style-name="ro1">
          <table:table-cell office:value-type="float" office:value="0.285320818424225" calcext:value-type="float">
            <text:p>0.285320818424225</text:p>
          </table:table-cell>
          <table:table-cell table:number-columns-repeated="2"/>
        </table:table-row>
        <table:table-row table:style-name="ro1">
          <table:table-cell office:value-type="float" office:value="0.379369676113129" calcext:value-type="float">
            <text:p>0.379369676113129</text:p>
          </table:table-cell>
          <table:table-cell table:number-columns-repeated="2"/>
        </table:table-row>
        <table:table-row table:style-name="ro1">
          <table:table-cell office:value-type="float" office:value="0.285156697034836" calcext:value-type="float">
            <text:p>0.285156697034836</text:p>
          </table:table-cell>
          <table:table-cell table:number-columns-repeated="2"/>
        </table:table-row>
        <table:table-row table:style-name="ro1">
          <table:table-cell office:value-type="float" office:value="0.384454429149628" calcext:value-type="float">
            <text:p>0.384454429149628</text:p>
          </table:table-cell>
          <table:table-cell table:number-columns-repeated="2"/>
        </table:table-row>
        <table:table-row table:style-name="ro1">
          <table:table-cell office:value-type="float" office:value="0.284970283508301" calcext:value-type="float">
            <text:p>0.284970283508301</text:p>
          </table:table-cell>
          <table:table-cell table:number-columns-repeated="2"/>
        </table:table-row>
        <table:table-row table:style-name="ro1">
          <table:table-cell office:value-type="float" office:value="0.384104698896408" calcext:value-type="float">
            <text:p>0.384104698896408</text:p>
          </table:table-cell>
          <table:table-cell table:number-columns-repeated="2"/>
        </table:table-row>
        <table:table-row table:style-name="ro1">
          <table:table-cell office:value-type="float" office:value="0.284444570541382" calcext:value-type="float">
            <text:p>0.284444570541382</text:p>
          </table:table-cell>
          <table:table-cell table:number-columns-repeated="2"/>
        </table:table-row>
        <table:table-row table:style-name="ro1">
          <table:table-cell office:value-type="float" office:value="0.385086476802826" calcext:value-type="float">
            <text:p>0.385086476802826</text:p>
          </table:table-cell>
          <table:table-cell table:number-columns-repeated="2"/>
        </table:table-row>
        <table:table-row table:style-name="ro1">
          <table:table-cell office:value-type="float" office:value="0.288484990596771" calcext:value-type="float">
            <text:p>0.288484990596771</text:p>
          </table:table-cell>
          <table:table-cell table:number-columns-repeated="2"/>
        </table:table-row>
        <table:table-row table:style-name="ro1">
          <table:table-cell office:value-type="float" office:value="0.375915259122848" calcext:value-type="float">
            <text:p>0.375915259122848</text:p>
          </table:table-cell>
          <table:table-cell table:number-columns-repeated="2"/>
        </table:table-row>
        <table:table-row table:style-name="ro1">
          <table:table-cell office:value-type="float" office:value="0.287045001983643" calcext:value-type="float">
            <text:p>0.287045001983643</text:p>
          </table:table-cell>
          <table:table-cell table:number-columns-repeated="2"/>
        </table:table-row>
        <table:table-row table:style-name="ro1">
          <table:table-cell office:value-type="float" office:value="0.379285931587219" calcext:value-type="float">
            <text:p>0.379285931587219</text:p>
          </table:table-cell>
          <table:table-cell table:number-columns-repeated="2"/>
        </table:table-row>
        <table:table-row table:style-name="ro1">
          <table:table-cell office:value-type="float" office:value="0.290863573551178" calcext:value-type="float">
            <text:p>0.290863573551178</text:p>
          </table:table-cell>
          <table:table-cell table:number-columns-repeated="2"/>
        </table:table-row>
        <table:table-row table:style-name="ro1">
          <table:table-cell office:value-type="float" office:value="0.382586121559143" calcext:value-type="float">
            <text:p>0.382586121559143</text:p>
          </table:table-cell>
          <table:table-cell table:number-columns-repeated="2"/>
        </table:table-row>
        <table:table-row table:style-name="ro1">
          <table:table-cell office:value-type="float" office:value="0.286740005016327" calcext:value-type="float">
            <text:p>0.286740005016327</text:p>
          </table:table-cell>
          <table:table-cell table:number-columns-repeated="2"/>
        </table:table-row>
        <table:table-row table:style-name="ro1">
          <table:table-cell office:value-type="float" office:value="0.382071226835251" calcext:value-type="float">
            <text:p>0.382071226835251</text:p>
          </table:table-cell>
          <table:table-cell table:number-columns-repeated="2"/>
        </table:table-row>
        <table:table-row table:style-name="ro1">
          <table:table-cell office:value-type="float" office:value="0.288387030363083" calcext:value-type="float">
            <text:p>0.288387030363083</text:p>
          </table:table-cell>
          <table:table-cell table:number-columns-repeated="2"/>
        </table:table-row>
        <table:table-row table:style-name="ro1">
          <table:table-cell office:value-type="float" office:value="0.384172588586807" calcext:value-type="float">
            <text:p>0.384172588586807</text:p>
          </table:table-cell>
          <table:table-cell table:number-columns-repeated="2"/>
        </table:table-row>
        <table:table-row table:style-name="ro1">
          <table:table-cell office:value-type="float" office:value="0.267849296331406" calcext:value-type="float">
            <text:p>0.267849296331406</text:p>
          </table:table-cell>
          <table:table-cell table:number-columns-repeated="2"/>
        </table:table-row>
        <table:table-row table:style-name="ro1">
          <table:table-cell office:value-type="float" office:value="0.38310706615448" calcext:value-type="float">
            <text:p>0.38310706615448</text:p>
          </table:table-cell>
          <table:table-cell table:number-columns-repeated="2"/>
        </table:table-row>
        <table:table-row table:style-name="ro1">
          <table:table-cell office:value-type="float" office:value="0.271575510501862" calcext:value-type="float">
            <text:p>0.271575510501862</text:p>
          </table:table-cell>
          <table:table-cell table:number-columns-repeated="2"/>
        </table:table-row>
        <table:table-row table:style-name="ro1">
          <table:table-cell office:value-type="float" office:value="0.382267028093338" calcext:value-type="float">
            <text:p>0.382267028093338</text:p>
          </table:table-cell>
          <table:table-cell table:number-columns-repeated="2"/>
        </table:table-row>
        <table:table-row table:style-name="ro1">
          <table:table-cell office:value-type="float" office:value="0.269524037837982" calcext:value-type="float">
            <text:p>0.269524037837982</text:p>
          </table:table-cell>
          <table:table-cell table:number-columns-repeated="2"/>
        </table:table-row>
        <table:table-row table:style-name="ro1">
          <table:table-cell office:value-type="float" office:value="0.381810247898102" calcext:value-type="float">
            <text:p>0.381810247898102</text:p>
          </table:table-cell>
          <table:table-cell table:number-columns-repeated="2"/>
        </table:table-row>
        <table:table-row table:style-name="ro1">
          <table:table-cell office:value-type="float" office:value="0.273603558540344" calcext:value-type="float">
            <text:p>0.273603558540344</text:p>
          </table:table-cell>
          <table:table-cell table:number-columns-repeated="2"/>
        </table:table-row>
        <table:table-row table:style-name="ro1">
          <table:table-cell office:value-type="float" office:value="0.388718754053116" calcext:value-type="float">
            <text:p>0.388718754053116</text:p>
          </table:table-cell>
          <table:table-cell table:number-columns-repeated="2"/>
        </table:table-row>
        <table:table-row table:style-name="ro1">
          <table:table-cell office:value-type="float" office:value="0.269151449203491" calcext:value-type="float">
            <text:p>0.269151449203491</text:p>
          </table:table-cell>
          <table:table-cell table:number-columns-repeated="2"/>
        </table:table-row>
        <table:table-row table:style-name="ro1">
          <table:table-cell office:value-type="float" office:value="0.387075811624527" calcext:value-type="float">
            <text:p>0.387075811624527</text:p>
          </table:table-cell>
          <table:table-cell table:number-columns-repeated="2"/>
        </table:table-row>
        <table:table-row table:style-name="ro1">
          <table:table-cell office:value-type="float" office:value="0.268618285655975" calcext:value-type="float">
            <text:p>0.268618285655975</text:p>
          </table:table-cell>
          <table:table-cell table:number-columns-repeated="2"/>
        </table:table-row>
        <table:table-row table:style-name="ro1">
          <table:table-cell office:value-type="float" office:value="0.270868808031082" calcext:value-type="float">
            <text:p>0.270868808031082</text:p>
          </table:table-cell>
          <table:table-cell table:number-columns-repeated="2"/>
        </table:table-row>
        <table:table-row table:style-name="ro1">
          <table:table-cell office:value-type="float" office:value="0.272095501422882" calcext:value-type="float">
            <text:p>0.272095501422882</text:p>
          </table:table-cell>
          <table:table-cell table:number-columns-repeated="2"/>
        </table:table-row>
        <table:table-row table:style-name="ro1">
          <table:table-cell office:value-type="float" office:value="0.268524706363678" calcext:value-type="float">
            <text:p>0.268524706363678</text:p>
          </table:table-cell>
          <table:table-cell table:number-columns-repeated="2"/>
        </table:table-row>
        <table:table-row table:style-name="ro1">
          <table:table-cell office:value-type="float" office:value="0.268038392066956" calcext:value-type="float">
            <text:p>0.268038392066956</text:p>
          </table:table-cell>
          <table:table-cell table:number-columns-repeated="2"/>
        </table:table-row>
        <table:table-row table:style-name="ro1">
          <table:table-cell office:value-type="float" office:value="0.252947211265564" calcext:value-type="float">
            <text:p>0.252947211265564</text:p>
          </table:table-cell>
          <table:table-cell table:number-columns-repeated="2"/>
        </table:table-row>
        <table:table-row table:style-name="ro1">
          <table:table-cell office:value-type="float" office:value="0.278145611286163" calcext:value-type="float">
            <text:p>0.278145611286163</text:p>
          </table:table-cell>
          <table:table-cell table:number-columns-repeated="2"/>
        </table:table-row>
        <table:table-row table:style-name="ro1">
          <table:table-cell office:value-type="float" office:value="0.282215565443039" calcext:value-type="float">
            <text:p>0.282215565443039</text:p>
          </table:table-cell>
          <table:table-cell table:number-columns-repeated="2"/>
        </table:table-row>
        <table:table-row table:style-name="ro1">
          <table:table-cell office:value-type="float" office:value="0.251253455877304" calcext:value-type="float">
            <text:p>0.251253455877304</text:p>
          </table:table-cell>
          <table:table-cell table:number-columns-repeated="2"/>
        </table:table-row>
        <table:table-row table:style-name="ro1">
          <table:table-cell office:value-type="float" office:value="0.383143365383148" calcext:value-type="float">
            <text:p>0.383143365383148</text:p>
          </table:table-cell>
          <table:table-cell table:number-columns-repeated="2"/>
        </table:table-row>
        <table:table-row table:style-name="ro1">
          <table:table-cell office:value-type="float" office:value="0.276884168386459" calcext:value-type="float">
            <text:p>0.276884168386459</text:p>
          </table:table-cell>
          <table:table-cell table:number-columns-repeated="2"/>
        </table:table-row>
        <table:table-row table:style-name="ro1">
          <table:table-cell office:value-type="float" office:value="0.377389818429947" calcext:value-type="float">
            <text:p>0.377389818429947</text:p>
          </table:table-cell>
          <table:table-cell table:number-columns-repeated="2"/>
        </table:table-row>
        <table:table-row table:style-name="ro1">
          <table:table-cell office:value-type="float" office:value="0.25074303150177" calcext:value-type="float">
            <text:p>0.25074303150177</text:p>
          </table:table-cell>
          <table:table-cell table:number-columns-repeated="2"/>
        </table:table-row>
        <table:table-row table:style-name="ro1">
          <table:table-cell office:value-type="float" office:value="0.287980288267136" calcext:value-type="float">
            <text:p>0.287980288267136</text:p>
          </table:table-cell>
          <table:table-cell table:number-columns-repeated="2"/>
        </table:table-row>
        <table:table-row table:style-name="ro1">
          <table:table-cell office:value-type="float" office:value="0.286513179540634" calcext:value-type="float">
            <text:p>0.286513179540634</text:p>
          </table:table-cell>
          <table:table-cell table:number-columns-repeated="2"/>
        </table:table-row>
        <table:table-row table:style-name="ro1">
          <table:table-cell office:value-type="float" office:value="0.287688672542572" calcext:value-type="float">
            <text:p>0.287688672542572</text:p>
          </table:table-cell>
          <table:table-cell table:number-columns-repeated="2"/>
        </table:table-row>
        <table:table-row table:style-name="ro1">
          <table:table-cell office:value-type="float" office:value="0.291956663131714" calcext:value-type="float">
            <text:p>0.291956663131714</text:p>
          </table:table-cell>
          <table:table-cell table:number-columns-repeated="2"/>
        </table:table-row>
        <table:table-row table:style-name="ro1">
          <table:table-cell office:value-type="float" office:value="0.369947671890259" calcext:value-type="float">
            <text:p>0.369947671890259</text:p>
          </table:table-cell>
          <table:table-cell table:number-columns-repeated="2"/>
        </table:table-row>
        <table:table-row table:style-name="ro1">
          <table:table-cell office:value-type="float" office:value="0.367248684167862" calcext:value-type="float">
            <text:p>0.367248684167862</text:p>
          </table:table-cell>
          <table:table-cell table:number-columns-repeated="2"/>
        </table:table-row>
        <table:table-row table:style-name="ro1">
          <table:table-cell office:value-type="float" office:value="0.381243407726288" calcext:value-type="float">
            <text:p>0.381243407726288</text:p>
          </table:table-cell>
          <table:table-cell table:number-columns-repeated="2"/>
        </table:table-row>
        <table:table-row table:style-name="ro1">
          <table:table-cell office:value-type="float" office:value="0.381159693002701" calcext:value-type="float">
            <text:p>0.381159693002701</text:p>
          </table:table-cell>
          <table:table-cell table:number-columns-repeated="2"/>
        </table:table-row>
        <table:table-row table:style-name="ro1">
          <table:table-cell office:value-type="float" office:value="0.388639509677887" calcext:value-type="float">
            <text:p>0.388639509677887</text:p>
          </table:table-cell>
          <table:table-cell table:number-columns-repeated="2"/>
        </table:table-row>
        <table:table-row table:style-name="ro1">
          <table:table-cell office:value-type="float" office:value="0.312021732330322" calcext:value-type="float">
            <text:p>0.312021732330322</text:p>
          </table:table-cell>
          <table:table-cell table:number-columns-repeated="2"/>
        </table:table-row>
        <table:table-row table:style-name="ro1">
          <table:table-cell office:value-type="float" office:value="0.294538348913193" calcext:value-type="float">
            <text:p>0.294538348913193</text:p>
          </table:table-cell>
          <table:table-cell table:number-columns-repeated="2"/>
        </table:table-row>
        <table:table-row table:style-name="ro1">
          <table:table-cell office:value-type="float" office:value="0.278120160102844" calcext:value-type="float">
            <text:p>0.278120160102844</text:p>
          </table:table-cell>
          <table:table-cell table:number-columns-repeated="2"/>
        </table:table-row>
        <table:table-row table:style-name="ro1">
          <table:table-cell office:value-type="float" office:value="0.384345650672913" calcext:value-type="float">
            <text:p>0.384345650672913</text:p>
          </table:table-cell>
          <table:table-cell table:number-columns-repeated="2"/>
        </table:table-row>
        <table:table-row table:style-name="ro1">
          <table:table-cell office:value-type="float" office:value="0.375045418739319" calcext:value-type="float">
            <text:p>0.375045418739319</text:p>
          </table:table-cell>
          <table:table-cell table:number-columns-repeated="2"/>
        </table:table-row>
        <table:table-row table:style-name="ro1">
          <table:table-cell office:value-type="float" office:value="0.383346021175384" calcext:value-type="float">
            <text:p>0.383346021175384</text:p>
          </table:table-cell>
          <table:table-cell table:number-columns-repeated="2"/>
        </table:table-row>
        <table:table-row table:style-name="ro1">
          <table:table-cell office:value-type="float" office:value="0.378648370504379" calcext:value-type="float">
            <text:p>0.378648370504379</text:p>
          </table:table-cell>
          <table:table-cell table:number-columns-repeated="2"/>
        </table:table-row>
        <table:table-row table:style-name="ro1">
          <table:table-cell office:value-type="float" office:value="0.380110919475555" calcext:value-type="float">
            <text:p>0.380110919475555</text:p>
          </table:table-cell>
          <table:table-cell table:number-columns-repeated="2"/>
        </table:table-row>
        <table:table-row table:style-name="ro1">
          <table:table-cell office:value-type="float" office:value="0.377537906169891" calcext:value-type="float">
            <text:p>0.377537906169891</text:p>
          </table:table-cell>
          <table:table-cell table:number-columns-repeated="2"/>
        </table:table-row>
        <table:table-row table:style-name="ro1">
          <table:table-cell office:value-type="float" office:value="0.337642520666122" calcext:value-type="float">
            <text:p>0.337642520666122</text:p>
          </table:table-cell>
          <table:table-cell table:number-columns-repeated="2"/>
        </table:table-row>
        <table:table-row table:style-name="ro1">
          <table:table-cell office:value-type="float" office:value="0.34129324555397" calcext:value-type="float">
            <text:p>0.34129324555397</text:p>
          </table:table-cell>
          <table:table-cell table:number-columns-repeated="2"/>
        </table:table-row>
        <table:table-row table:style-name="ro1">
          <table:table-cell office:value-type="float" office:value="0.367935478687286" calcext:value-type="float">
            <text:p>0.367935478687286</text:p>
          </table:table-cell>
          <table:table-cell table:number-columns-repeated="2"/>
        </table:table-row>
        <table:table-row table:style-name="ro1">
          <table:table-cell office:value-type="float" office:value="0.364622563123703" calcext:value-type="float">
            <text:p>0.364622563123703</text:p>
          </table:table-cell>
          <table:table-cell table:number-columns-repeated="2"/>
        </table:table-row>
        <table:table-row table:style-name="ro1">
          <table:table-cell office:value-type="float" office:value="0.395855218172073" calcext:value-type="float">
            <text:p>0.395855218172073</text:p>
          </table:table-cell>
          <table:table-cell table:number-columns-repeated="2"/>
        </table:table-row>
        <table:table-row table:style-name="ro1">
          <table:table-cell office:value-type="float" office:value="0.427616357803345" calcext:value-type="float">
            <text:p>0.427616357803345</text:p>
          </table:table-cell>
          <table:table-cell table:number-columns-repeated="2"/>
        </table:table-row>
        <table:table-row table:style-name="ro1">
          <table:table-cell office:value-type="float" office:value="0.421304047107697" calcext:value-type="float">
            <text:p>0.421304047107697</text:p>
          </table:table-cell>
          <table:table-cell table:number-columns-repeated="2"/>
        </table:table-row>
        <table:table-row table:style-name="ro1">
          <table:table-cell office:value-type="float" office:value="0.431937664747238" calcext:value-type="float">
            <text:p>0.431937664747238</text:p>
          </table:table-cell>
          <table:table-cell table:number-columns-repeated="2"/>
        </table:table-row>
        <table:table-row table:style-name="ro1">
          <table:table-cell office:value-type="float" office:value="0.431617081165314" calcext:value-type="float">
            <text:p>0.431617081165314</text:p>
          </table:table-cell>
          <table:table-cell table:number-columns-repeated="2"/>
        </table:table-row>
        <table:table-row table:style-name="ro1">
          <table:table-cell office:value-type="float" office:value="0.353469431400299" calcext:value-type="float">
            <text:p>0.353469431400299</text:p>
          </table:table-cell>
          <table:table-cell table:number-columns-repeated="2"/>
        </table:table-row>
        <table:table-row table:style-name="ro1">
          <table:table-cell office:value-type="float" office:value="0.366393089294434" calcext:value-type="float">
            <text:p>0.366393089294434</text:p>
          </table:table-cell>
          <table:table-cell table:number-columns-repeated="2"/>
        </table:table-row>
        <table:table-row table:style-name="ro1">
          <table:table-cell office:value-type="float" office:value="0.349878579378128" calcext:value-type="float">
            <text:p>0.349878579378128</text:p>
          </table:table-cell>
          <table:table-cell table:number-columns-repeated="2"/>
        </table:table-row>
        <table:table-row table:style-name="ro1">
          <table:table-cell office:value-type="float" office:value="0.397035330533981" calcext:value-type="float">
            <text:p>0.397035330533981</text:p>
          </table:table-cell>
          <table:table-cell table:number-columns-repeated="2"/>
        </table:table-row>
        <table:table-row table:style-name="ro1">
          <table:table-cell office:value-type="float" office:value="0.348018169403076" calcext:value-type="float">
            <text:p>0.348018169403076</text:p>
          </table:table-cell>
          <table:table-cell table:number-columns-repeated="2"/>
        </table:table-row>
        <table:table-row table:style-name="ro1">
          <table:table-cell office:value-type="float" office:value="0.373321145772934" calcext:value-type="float">
            <text:p>0.373321145772934</text:p>
          </table:table-cell>
          <table:table-cell table:number-columns-repeated="2"/>
        </table:table-row>
        <table:table-row table:style-name="ro1">
          <table:table-cell office:value-type="float" office:value="0.360380560159683" calcext:value-type="float">
            <text:p>0.360380560159683</text:p>
          </table:table-cell>
          <table:table-cell table:number-columns-repeated="2"/>
        </table:table-row>
        <table:table-row table:style-name="ro1">
          <table:table-cell office:value-type="float" office:value="0.36100623011589" calcext:value-type="float">
            <text:p>0.36100623011589</text:p>
          </table:table-cell>
          <table:table-cell table:number-columns-repeated="2"/>
        </table:table-row>
        <table:table-row table:style-name="ro1">
          <table:table-cell office:value-type="float" office:value="0.370606571435928" calcext:value-type="float">
            <text:p>0.370606571435928</text:p>
          </table:table-cell>
          <table:table-cell table:number-columns-repeated="2"/>
        </table:table-row>
        <table:table-row table:style-name="ro1">
          <table:table-cell office:value-type="float" office:value="0.376847088336945" calcext:value-type="float">
            <text:p>0.376847088336945</text:p>
          </table:table-cell>
          <table:table-cell table:number-columns-repeated="2"/>
        </table:table-row>
        <table:table-row table:style-name="ro1">
          <table:table-cell office:value-type="float" office:value="0.358171135187149" calcext:value-type="float">
            <text:p>0.358171135187149</text:p>
          </table:table-cell>
          <table:table-cell table:number-columns-repeated="2"/>
        </table:table-row>
        <table:table-row table:style-name="ro1">
          <table:table-cell office:value-type="float" office:value="0.377843946218491" calcext:value-type="float">
            <text:p>0.377843946218491</text:p>
          </table:table-cell>
          <table:table-cell table:number-columns-repeated="2"/>
        </table:table-row>
        <table:table-row table:style-name="ro1">
          <table:table-cell office:value-type="float" office:value="0.358741044998169" calcext:value-type="float">
            <text:p>0.358741044998169</text:p>
          </table:table-cell>
          <table:table-cell table:number-columns-repeated="2"/>
        </table:table-row>
        <table:table-row table:style-name="ro1">
          <table:table-cell office:value-type="float" office:value="0.379868417978287" calcext:value-type="float">
            <text:p>0.379868417978287</text:p>
          </table:table-cell>
          <table:table-cell table:number-columns-repeated="2"/>
        </table:table-row>
        <table:table-row table:style-name="ro1">
          <table:table-cell office:value-type="float" office:value="0.261735260486603" calcext:value-type="float">
            <text:p>0.261735260486603</text:p>
          </table:table-cell>
          <table:table-cell table:number-columns-repeated="2"/>
        </table:table-row>
        <table:table-row table:style-name="ro1">
          <table:table-cell office:value-type="float" office:value="0.377616405487061" calcext:value-type="float">
            <text:p>0.377616405487061</text:p>
          </table:table-cell>
          <table:table-cell table:number-columns-repeated="2"/>
        </table:table-row>
        <table:table-row table:style-name="ro1">
          <table:table-cell office:value-type="float" office:value="0.263254761695862" calcext:value-type="float">
            <text:p>0.263254761695862</text:p>
          </table:table-cell>
          <table:table-cell table:number-columns-repeated="2"/>
        </table:table-row>
        <table:table-row table:style-name="ro1">
          <table:table-cell office:value-type="float" office:value="0.379685074090958" calcext:value-type="float">
            <text:p>0.379685074090958</text:p>
          </table:table-cell>
          <table:table-cell table:number-columns-repeated="2"/>
        </table:table-row>
        <table:table-row table:style-name="ro1">
          <table:table-cell office:value-type="float" office:value="0.266318291425705" calcext:value-type="float">
            <text:p>0.266318291425705</text:p>
          </table:table-cell>
          <table:table-cell table:number-columns-repeated="2"/>
        </table:table-row>
        <table:table-row table:style-name="ro1">
          <table:table-cell office:value-type="float" office:value="0.378176808357239" calcext:value-type="float">
            <text:p>0.378176808357239</text:p>
          </table:table-cell>
          <table:table-cell table:number-columns-repeated="2"/>
        </table:table-row>
        <table:table-row table:style-name="ro1">
          <table:table-cell office:value-type="float" office:value="0.255722105503082" calcext:value-type="float">
            <text:p>0.255722105503082</text:p>
          </table:table-cell>
          <table:table-cell table:number-columns-repeated="2"/>
        </table:table-row>
        <table:table-row table:style-name="ro1">
          <table:table-cell office:value-type="float" office:value="0.376360774040222" calcext:value-type="float">
            <text:p>0.376360774040222</text:p>
          </table:table-cell>
          <table:table-cell table:number-columns-repeated="2"/>
        </table:table-row>
        <table:table-row table:style-name="ro1">
          <table:table-cell office:value-type="float" office:value="0.251744270324707" calcext:value-type="float">
            <text:p>0.251744270324707</text:p>
          </table:table-cell>
          <table:table-cell table:number-columns-repeated="2"/>
        </table:table-row>
        <table:table-row table:style-name="ro1">
          <table:table-cell office:value-type="float" office:value="0.372960150241852" calcext:value-type="float">
            <text:p>0.372960150241852</text:p>
          </table:table-cell>
          <table:table-cell table:number-columns-repeated="2"/>
        </table:table-row>
        <table:table-row table:style-name="ro1">
          <table:table-cell office:value-type="float" office:value="0.260601162910461" calcext:value-type="float">
            <text:p>0.260601162910461</text:p>
          </table:table-cell>
          <table:table-cell table:number-columns-repeated="2"/>
        </table:table-row>
        <table:table-row table:style-name="ro1">
          <table:table-cell office:value-type="float" office:value="0.373596966266632" calcext:value-type="float">
            <text:p>0.373596966266632</text:p>
          </table:table-cell>
          <table:table-cell table:number-columns-repeated="2"/>
        </table:table-row>
        <table:table-row table:style-name="ro1">
          <table:table-cell office:value-type="float" office:value="0.273541629314423" calcext:value-type="float">
            <text:p>0.273541629314423</text:p>
          </table:table-cell>
          <table:table-cell table:number-columns-repeated="2"/>
        </table:table-row>
        <table:table-row table:style-name="ro1">
          <table:table-cell office:value-type="float" office:value="0.370991557836533" calcext:value-type="float">
            <text:p>0.370991557836533</text:p>
          </table:table-cell>
          <table:table-cell table:number-columns-repeated="2"/>
        </table:table-row>
        <table:table-row table:style-name="ro1">
          <table:table-cell office:value-type="float" office:value="0.273122817277908" calcext:value-type="float">
            <text:p>0.273122817277908</text:p>
          </table:table-cell>
          <table:table-cell table:number-columns-repeated="2"/>
        </table:table-row>
        <table:table-row table:style-name="ro1">
          <table:table-cell office:value-type="float" office:value="0.373270690441132" calcext:value-type="float">
            <text:p>0.373270690441132</text:p>
          </table:table-cell>
          <table:table-cell table:number-columns-repeated="2"/>
        </table:table-row>
        <table:table-row table:style-name="ro1">
          <table:table-cell office:value-type="float" office:value="0.269783467054367" calcext:value-type="float">
            <text:p>0.269783467054367</text:p>
          </table:table-cell>
          <table:table-cell table:number-columns-repeated="2"/>
        </table:table-row>
        <table:table-row table:style-name="ro1">
          <table:table-cell office:value-type="float" office:value="0.373669058084488" calcext:value-type="float">
            <text:p>0.373669058084488</text:p>
          </table:table-cell>
          <table:table-cell table:number-columns-repeated="2"/>
        </table:table-row>
        <table:table-row table:style-name="ro1">
          <table:table-cell office:value-type="float" office:value="0.273909628391266" calcext:value-type="float">
            <text:p>0.273909628391266</text:p>
          </table:table-cell>
          <table:table-cell table:number-columns-repeated="2"/>
        </table:table-row>
        <table:table-row table:style-name="ro1">
          <table:table-cell office:value-type="float" office:value="0.373758137226105" calcext:value-type="float">
            <text:p>0.373758137226105</text:p>
          </table:table-cell>
          <table:table-cell table:number-columns-repeated="2"/>
        </table:table-row>
        <table:table-row table:style-name="ro1">
          <table:table-cell office:value-type="float" office:value="0.278126418590546" calcext:value-type="float">
            <text:p>0.278126418590546</text:p>
          </table:table-cell>
          <table:table-cell table:number-columns-repeated="2"/>
        </table:table-row>
        <table:table-row table:style-name="ro1">
          <table:table-cell office:value-type="float" office:value="0.371540188789368" calcext:value-type="float">
            <text:p>0.371540188789368</text:p>
          </table:table-cell>
          <table:table-cell table:number-columns-repeated="2"/>
        </table:table-row>
        <table:table-row table:style-name="ro1">
          <table:table-cell office:value-type="float" office:value="0.309923321008682" calcext:value-type="float">
            <text:p>0.309923321008682</text:p>
          </table:table-cell>
          <table:table-cell table:number-columns-repeated="2"/>
        </table:table-row>
        <table:table-row table:style-name="ro1">
          <table:table-cell office:value-type="float" office:value="0.373111814260483" calcext:value-type="float">
            <text:p>0.373111814260483</text:p>
          </table:table-cell>
          <table:table-cell table:number-columns-repeated="2"/>
        </table:table-row>
        <table:table-row table:style-name="ro1">
          <table:table-cell office:value-type="float" office:value="0.306324005126953" calcext:value-type="float">
            <text:p>0.306324005126953</text:p>
          </table:table-cell>
          <table:table-cell table:number-columns-repeated="2"/>
        </table:table-row>
        <table:table-row table:style-name="ro1">
          <table:table-cell office:value-type="float" office:value="0.391841500997543" calcext:value-type="float">
            <text:p>0.391841500997543</text:p>
          </table:table-cell>
          <table:table-cell table:number-columns-repeated="2"/>
        </table:table-row>
        <table:table-row table:style-name="ro1">
          <table:table-cell office:value-type="float" office:value="0.294894218444824" calcext:value-type="float">
            <text:p>0.294894218444824</text:p>
          </table:table-cell>
          <table:table-cell table:number-columns-repeated="2"/>
        </table:table-row>
        <table:table-row table:style-name="ro1">
          <table:table-cell office:value-type="float" office:value="0.392395615577698" calcext:value-type="float">
            <text:p>0.392395615577698</text:p>
          </table:table-cell>
          <table:table-cell table:number-columns-repeated="2"/>
        </table:table-row>
        <table:table-row table:style-name="ro1">
          <table:table-cell office:value-type="float" office:value="0.294074654579163" calcext:value-type="float">
            <text:p>0.294074654579163</text:p>
          </table:table-cell>
          <table:table-cell table:number-columns-repeated="2"/>
        </table:table-row>
        <table:table-row table:style-name="ro1">
          <table:table-cell office:value-type="float" office:value="0.390267461538315" calcext:value-type="float">
            <text:p>0.390267461538315</text:p>
          </table:table-cell>
          <table:table-cell table:number-columns-repeated="2"/>
        </table:table-row>
        <table:table-row table:style-name="ro1">
          <table:table-cell office:value-type="float" office:value="0.295196384191513" calcext:value-type="float">
            <text:p>0.295196384191513</text:p>
          </table:table-cell>
          <table:table-cell table:number-columns-repeated="2"/>
        </table:table-row>
        <table:table-row table:style-name="ro1">
          <table:table-cell office:value-type="float" office:value="0.395802676677704" calcext:value-type="float">
            <text:p>0.395802676677704</text:p>
          </table:table-cell>
          <table:table-cell table:number-columns-repeated="2"/>
        </table:table-row>
        <table:table-row table:style-name="ro1">
          <table:table-cell office:value-type="float" office:value="0.297158151865005" calcext:value-type="float">
            <text:p>0.297158151865005</text:p>
          </table:table-cell>
          <table:table-cell table:number-columns-repeated="2"/>
        </table:table-row>
        <table:table-row table:style-name="ro1">
          <table:table-cell office:value-type="float" office:value="0.391381978988647" calcext:value-type="float">
            <text:p>0.391381978988647</text:p>
          </table:table-cell>
          <table:table-cell table:number-columns-repeated="2"/>
        </table:table-row>
        <table:table-row table:style-name="ro1">
          <table:table-cell office:value-type="float" office:value="0.302556097507477" calcext:value-type="float">
            <text:p>0.302556097507477</text:p>
          </table:table-cell>
          <table:table-cell table:number-columns-repeated="2"/>
        </table:table-row>
        <table:table-row table:style-name="ro1">
          <table:table-cell office:value-type="float" office:value="0.394638031721115" calcext:value-type="float">
            <text:p>0.394638031721115</text:p>
          </table:table-cell>
          <table:table-cell table:number-columns-repeated="2"/>
        </table:table-row>
        <table:table-row table:style-name="ro1">
          <table:table-cell office:value-type="float" office:value="0.302763283252716" calcext:value-type="float">
            <text:p>0.302763283252716</text:p>
          </table:table-cell>
          <table:table-cell table:number-columns-repeated="2"/>
        </table:table-row>
        <table:table-row table:style-name="ro1">
          <table:table-cell office:value-type="float" office:value="0.394039243459702" calcext:value-type="float">
            <text:p>0.394039243459702</text:p>
          </table:table-cell>
          <table:table-cell table:number-columns-repeated="2"/>
        </table:table-row>
        <table:table-row table:style-name="ro1">
          <table:table-cell office:value-type="float" office:value="0.304402530193329" calcext:value-type="float">
            <text:p>0.304402530193329</text:p>
          </table:table-cell>
          <table:table-cell table:number-columns-repeated="2"/>
        </table:table-row>
        <table:table-row table:style-name="ro1">
          <table:table-cell office:value-type="float" office:value="0.392415851354599" calcext:value-type="float">
            <text:p>0.392415851354599</text:p>
          </table:table-cell>
          <table:table-cell table:number-columns-repeated="2"/>
        </table:table-row>
        <table:table-row table:style-name="ro1">
          <table:table-cell office:value-type="float" office:value="0.299377471208572" calcext:value-type="float">
            <text:p>0.299377471208572</text:p>
          </table:table-cell>
          <table:table-cell table:number-columns-repeated="2"/>
        </table:table-row>
        <table:table-row table:style-name="ro1">
          <table:table-cell office:value-type="float" office:value="0.393140017986298" calcext:value-type="float">
            <text:p>0.393140017986298</text:p>
          </table:table-cell>
          <table:table-cell table:number-columns-repeated="2"/>
        </table:table-row>
        <table:table-row table:style-name="ro1">
          <table:table-cell office:value-type="float" office:value="0.309411823749542" calcext:value-type="float">
            <text:p>0.309411823749542</text:p>
          </table:table-cell>
          <table:table-cell table:number-columns-repeated="2"/>
        </table:table-row>
        <table:table-row table:style-name="ro1">
          <table:table-cell office:value-type="float" office:value="0.393849521875382" calcext:value-type="float">
            <text:p>0.393849521875382</text:p>
          </table:table-cell>
          <table:table-cell table:number-columns-repeated="2"/>
        </table:table-row>
        <table:table-row table:style-name="ro1">
          <table:table-cell office:value-type="float" office:value="0.307646512985229" calcext:value-type="float">
            <text:p>0.307646512985229</text:p>
          </table:table-cell>
          <table:table-cell table:number-columns-repeated="2"/>
        </table:table-row>
        <table:table-row table:style-name="ro1">
          <table:table-cell office:value-type="float" office:value="0.393593043088913" calcext:value-type="float">
            <text:p>0.393593043088913</text:p>
          </table:table-cell>
          <table:table-cell table:number-columns-repeated="2"/>
        </table:table-row>
        <table:table-row table:style-name="ro1">
          <table:table-cell office:value-type="float" office:value="0.316151231527328" calcext:value-type="float">
            <text:p>0.316151231527328</text:p>
          </table:table-cell>
          <table:table-cell table:number-columns-repeated="2"/>
        </table:table-row>
        <table:table-row table:style-name="ro1">
          <table:table-cell office:value-type="float" office:value="0.399125248193741" calcext:value-type="float">
            <text:p>0.399125248193741</text:p>
          </table:table-cell>
          <table:table-cell table:number-columns-repeated="2"/>
        </table:table-row>
        <table:table-row table:style-name="ro1">
          <table:table-cell office:value-type="float" office:value="0.29070058465004" calcext:value-type="float">
            <text:p>0.29070058465004</text:p>
          </table:table-cell>
          <table:table-cell table:number-columns-repeated="2"/>
        </table:table-row>
        <table:table-row table:style-name="ro1">
          <table:table-cell office:value-type="float" office:value="0.401889204978943" calcext:value-type="float">
            <text:p>0.401889204978943</text:p>
          </table:table-cell>
          <table:table-cell table:number-columns-repeated="2"/>
        </table:table-row>
        <table:table-row table:style-name="ro1">
          <table:table-cell office:value-type="float" office:value="0.254165053367615" calcext:value-type="float">
            <text:p>0.254165053367615</text:p>
          </table:table-cell>
          <table:table-cell table:number-columns-repeated="2"/>
        </table:table-row>
        <table:table-row table:style-name="ro1">
          <table:table-cell office:value-type="float" office:value="0.257786303758621" calcext:value-type="float">
            <text:p>0.257786303758621</text:p>
          </table:table-cell>
          <table:table-cell table:number-columns-repeated="2"/>
        </table:table-row>
        <table:table-row table:style-name="ro1">
          <table:table-cell office:value-type="float" office:value="0.278137266635895" calcext:value-type="float">
            <text:p>0.278137266635895</text:p>
          </table:table-cell>
          <table:table-cell table:number-columns-repeated="2"/>
        </table:table-row>
        <table:table-row table:style-name="ro1">
          <table:table-cell office:value-type="float" office:value="0.35810923576355" calcext:value-type="float">
            <text:p>0.35810923576355</text:p>
          </table:table-cell>
          <table:table-cell table:number-columns-repeated="2"/>
        </table:table-row>
        <table:table-row table:style-name="ro1">
          <table:table-cell office:value-type="float" office:value="0.355266898870468" calcext:value-type="float">
            <text:p>0.355266898870468</text:p>
          </table:table-cell>
          <table:table-cell table:number-columns-repeated="2"/>
        </table:table-row>
        <table:table-row table:style-name="ro1">
          <table:table-cell office:value-type="float" office:value="0.354925155639648" calcext:value-type="float">
            <text:p>0.354925155639648</text:p>
          </table:table-cell>
          <table:table-cell table:number-columns-repeated="2"/>
        </table:table-row>
        <table:table-row table:style-name="ro1">
          <table:table-cell office:value-type="float" office:value="0.352100312709808" calcext:value-type="float">
            <text:p>0.352100312709808</text:p>
          </table:table-cell>
          <table:table-cell table:number-columns-repeated="2"/>
        </table:table-row>
        <table:table-row table:style-name="ro1">
          <table:table-cell office:value-type="float" office:value="0.378093928098679" calcext:value-type="float">
            <text:p>0.378093928098679</text:p>
          </table:table-cell>
          <table:table-cell table:number-columns-repeated="2"/>
        </table:table-row>
        <table:table-row table:style-name="ro1">
          <table:table-cell office:value-type="float" office:value="0.379979312419891" calcext:value-type="float">
            <text:p>0.379979312419891</text:p>
          </table:table-cell>
          <table:table-cell table:number-columns-repeated="2"/>
        </table:table-row>
        <table:table-row table:style-name="ro1">
          <table:table-cell office:value-type="float" office:value="0.373537689447403" calcext:value-type="float">
            <text:p>0.373537689447403</text:p>
          </table:table-cell>
          <table:table-cell table:number-columns-repeated="2"/>
        </table:table-row>
        <table:table-row table:style-name="ro1">
          <table:table-cell office:value-type="float" office:value="0.376872658729553" calcext:value-type="float">
            <text:p>0.376872658729553</text:p>
          </table:table-cell>
          <table:table-cell table:number-columns-repeated="2"/>
        </table:table-row>
        <table:table-row table:style-name="ro1">
          <table:table-cell office:value-type="float" office:value="0.413600504398346" calcext:value-type="float">
            <text:p>0.413600504398346</text:p>
          </table:table-cell>
          <table:table-cell table:number-columns-repeated="2"/>
        </table:table-row>
        <table:table-row table:style-name="ro1">
          <table:table-cell office:value-type="float" office:value="0.420718163251877" calcext:value-type="float">
            <text:p>0.420718163251877</text:p>
          </table:table-cell>
          <table:table-cell table:number-columns-repeated="2"/>
        </table:table-row>
        <table:table-row table:style-name="ro1">
          <table:table-cell office:value-type="float" office:value="0.411401331424713" calcext:value-type="float">
            <text:p>0.411401331424713</text:p>
          </table:table-cell>
          <table:table-cell table:number-columns-repeated="2"/>
        </table:table-row>
        <table:table-row table:style-name="ro1">
          <table:table-cell office:value-type="float" office:value="0.402606248855591" calcext:value-type="float">
            <text:p>0.402606248855591</text:p>
          </table:table-cell>
          <table:table-cell table:number-columns-repeated="2"/>
        </table:table-row>
        <table:table-row table:style-name="ro1">
          <table:table-cell office:value-type="float" office:value="0.423045575618744" calcext:value-type="float">
            <text:p>0.423045575618744</text:p>
          </table:table-cell>
          <table:table-cell table:number-columns-repeated="2"/>
        </table:table-row>
        <table:table-row table:style-name="ro1">
          <table:table-cell office:value-type="float" office:value="0.401056349277496" calcext:value-type="float">
            <text:p>0.401056349277496</text:p>
          </table:table-cell>
          <table:table-cell table:number-columns-repeated="2"/>
        </table:table-row>
        <table:table-row table:style-name="ro1">
          <table:table-cell office:value-type="float" office:value="0.408186227083206" calcext:value-type="float">
            <text:p>0.408186227083206</text:p>
          </table:table-cell>
          <table:table-cell table:number-columns-repeated="2"/>
        </table:table-row>
        <table:table-row table:style-name="ro1">
          <table:table-cell office:value-type="float" office:value="0.410125076770783" calcext:value-type="float">
            <text:p>0.410125076770783</text:p>
          </table:table-cell>
          <table:table-cell table:number-columns-repeated="2"/>
        </table:table-row>
        <table:table-row table:style-name="ro1">
          <table:table-cell office:value-type="float" office:value="0.465355217456818" calcext:value-type="float">
            <text:p>0.465355217456818</text:p>
          </table:table-cell>
          <table:table-cell table:number-columns-repeated="2"/>
        </table:table-row>
        <table:table-row table:style-name="ro1">
          <table:table-cell office:value-type="float" office:value="0.446616679430008" calcext:value-type="float">
            <text:p>0.446616679430008</text:p>
          </table:table-cell>
          <table:table-cell table:number-columns-repeated="2"/>
        </table:table-row>
        <table:table-row table:style-name="ro1">
          <table:table-cell office:value-type="float" office:value="0.439001619815826" calcext:value-type="float">
            <text:p>0.439001619815826</text:p>
          </table:table-cell>
          <table:table-cell table:number-columns-repeated="2"/>
        </table:table-row>
        <table:table-row table:style-name="ro1">
          <table:table-cell office:value-type="float" office:value="0.425221741199493" calcext:value-type="float">
            <text:p>0.425221741199493</text:p>
          </table:table-cell>
          <table:table-cell table:number-columns-repeated="2"/>
        </table:table-row>
        <table:table-row table:style-name="ro1">
          <table:table-cell office:value-type="float" office:value="0.411038219928742" calcext:value-type="float">
            <text:p>0.411038219928742</text:p>
          </table:table-cell>
          <table:table-cell table:number-columns-repeated="2"/>
        </table:table-row>
        <table:table-row table:style-name="ro1">
          <table:table-cell office:value-type="float" office:value="0.290812730789185" calcext:value-type="float">
            <text:p>0.290812730789185</text:p>
          </table:table-cell>
          <table:table-cell table:number-columns-repeated="2"/>
        </table:table-row>
        <table:table-row table:style-name="ro1">
          <table:table-cell office:value-type="float" office:value="0.290681809186935" calcext:value-type="float">
            <text:p>0.290681809186935</text:p>
          </table:table-cell>
          <table:table-cell table:number-columns-repeated="2"/>
        </table:table-row>
        <table:table-row table:style-name="ro1">
          <table:table-cell office:value-type="float" office:value="0.298457622528076" calcext:value-type="float">
            <text:p>0.298457622528076</text:p>
          </table:table-cell>
          <table:table-cell table:number-columns-repeated="2"/>
        </table:table-row>
        <table:table-row table:style-name="ro1">
          <table:table-cell office:value-type="float" office:value="0.342127680778503" calcext:value-type="float">
            <text:p>0.342127680778503</text:p>
          </table:table-cell>
          <table:table-cell table:number-columns-repeated="2"/>
        </table:table-row>
        <table:table-row table:style-name="ro1">
          <table:table-cell office:value-type="float" office:value="0.331369161605835" calcext:value-type="float">
            <text:p>0.331369161605835</text:p>
          </table:table-cell>
          <table:table-cell table:number-columns-repeated="2"/>
        </table:table-row>
        <table:table-row table:style-name="ro1">
          <table:table-cell office:value-type="float" office:value="0.330871313810348" calcext:value-type="float">
            <text:p>0.330871313810348</text:p>
          </table:table-cell>
          <table:table-cell table:number-columns-repeated="2"/>
        </table:table-row>
        <table:table-row table:style-name="ro1">
          <table:table-cell office:value-type="float" office:value="0.325091868638992" calcext:value-type="float">
            <text:p>0.325091868638992</text:p>
          </table:table-cell>
          <table:table-cell table:number-columns-repeated="2"/>
        </table:table-row>
        <table:table-row table:style-name="ro1">
          <table:table-cell office:value-type="float" office:value="0.328069061040878" calcext:value-type="float">
            <text:p>0.328069061040878</text:p>
          </table:table-cell>
          <table:table-cell table:number-columns-repeated="2"/>
        </table:table-row>
        <table:table-row table:style-name="ro1">
          <table:table-cell office:value-type="float" office:value="0.329391479492187" calcext:value-type="float">
            <text:p>0.329391479492187</text:p>
          </table:table-cell>
          <table:table-cell table:number-columns-repeated="2"/>
        </table:table-row>
        <table:table-row table:style-name="ro1">
          <table:table-cell office:value-type="float" office:value="0.317135095596313" calcext:value-type="float">
            <text:p>0.317135095596313</text:p>
          </table:table-cell>
          <table:table-cell table:number-columns-repeated="2"/>
        </table:table-row>
        <table:table-row table:style-name="ro1">
          <table:table-cell office:value-type="float" office:value="0.312814265489578" calcext:value-type="float">
            <text:p>0.312814265489578</text:p>
          </table:table-cell>
          <table:table-cell table:number-columns-repeated="2"/>
        </table:table-row>
        <table:table-row table:style-name="ro1">
          <table:table-cell office:value-type="float" office:value="0.331474453210831" calcext:value-type="float">
            <text:p>0.331474453210831</text:p>
          </table:table-cell>
          <table:table-cell table:number-columns-repeated="2"/>
        </table:table-row>
        <table:table-row table:style-name="ro1">
          <table:table-cell office:value-type="float" office:value="0.308108657598495" calcext:value-type="float">
            <text:p>0.308108657598495</text:p>
          </table:table-cell>
          <table:table-cell table:number-columns-repeated="2"/>
        </table:table-row>
        <table:table-row table:style-name="ro1">
          <table:table-cell office:value-type="float" office:value="0.294552236795425" calcext:value-type="float">
            <text:p>0.294552236795425</text:p>
          </table:table-cell>
          <table:table-cell table:number-columns-repeated="2"/>
        </table:table-row>
        <table:table-row table:style-name="ro1">
          <table:table-cell office:value-type="float" office:value="0.279345512390137" calcext:value-type="float">
            <text:p>0.279345512390137</text:p>
          </table:table-cell>
          <table:table-cell table:number-columns-repeated="2"/>
        </table:table-row>
        <table:table-row table:style-name="ro1">
          <table:table-cell office:value-type="float" office:value="0.253087639808655" calcext:value-type="float">
            <text:p>0.253087639808655</text:p>
          </table:table-cell>
          <table:table-cell table:number-columns-repeated="2"/>
        </table:table-row>
        <table:table-row table:style-name="ro1">
          <table:table-cell office:value-type="float" office:value="0.251263409852982" calcext:value-type="float">
            <text:p>0.251263409852982</text:p>
          </table:table-cell>
          <table:table-cell table:number-columns-repeated="2"/>
        </table:table-row>
        <table:table-row table:style-name="ro1">
          <table:table-cell office:value-type="float" office:value="0.266935229301453" calcext:value-type="float">
            <text:p>0.266935229301453</text:p>
          </table:table-cell>
          <table:table-cell table:number-columns-repeated="2"/>
        </table:table-row>
        <table:table-row table:style-name="ro1">
          <table:table-cell office:value-type="float" office:value="0.302555531263351" calcext:value-type="float">
            <text:p>0.302555531263351</text:p>
          </table:table-cell>
          <table:table-cell table:number-columns-repeated="2"/>
        </table:table-row>
        <table:table-row table:style-name="ro1">
          <table:table-cell office:value-type="float" office:value="0.356193631887436" calcext:value-type="float">
            <text:p>0.356193631887436</text:p>
          </table:table-cell>
          <table:table-cell table:number-columns-repeated="2"/>
        </table:table-row>
        <table:table-row table:style-name="ro1">
          <table:table-cell office:value-type="float" office:value="0.336663573980331" calcext:value-type="float">
            <text:p>0.336663573980331</text:p>
          </table:table-cell>
          <table:table-cell table:number-columns-repeated="2"/>
        </table:table-row>
        <table:table-row table:style-name="ro1">
          <table:table-cell office:value-type="float" office:value="0.32005774974823" calcext:value-type="float">
            <text:p>0.32005774974823</text:p>
          </table:table-cell>
          <table:table-cell table:number-columns-repeated="2"/>
        </table:table-row>
        <table:table-row table:style-name="ro1">
          <table:table-cell office:value-type="float" office:value="0.306760728359222" calcext:value-type="float">
            <text:p>0.306760728359222</text:p>
          </table:table-cell>
          <table:table-cell table:number-columns-repeated="2"/>
        </table:table-row>
        <table:table-row table:style-name="ro1">
          <table:table-cell office:value-type="float" office:value="0.325466632843018" calcext:value-type="float">
            <text:p>0.325466632843018</text:p>
          </table:table-cell>
          <table:table-cell table:number-columns-repeated="2"/>
        </table:table-row>
        <table:table-row table:style-name="ro1">
          <table:table-cell office:value-type="float" office:value="0.317826330661774" calcext:value-type="float">
            <text:p>0.317826330661774</text:p>
          </table:table-cell>
          <table:table-cell table:number-columns-repeated="2"/>
        </table:table-row>
        <table:table-row table:style-name="ro1">
          <table:table-cell office:value-type="float" office:value="0.315240889787674" calcext:value-type="float">
            <text:p>0.315240889787674</text:p>
          </table:table-cell>
          <table:table-cell table:number-columns-repeated="2"/>
        </table:table-row>
        <table:table-row table:style-name="ro1">
          <table:table-cell office:value-type="float" office:value="0.327047377824783" calcext:value-type="float">
            <text:p>0.327047377824783</text:p>
          </table:table-cell>
          <table:table-cell table:number-columns-repeated="2"/>
        </table:table-row>
        <table:table-row table:style-name="ro1">
          <table:table-cell office:value-type="float" office:value="0.380196422338486" calcext:value-type="float">
            <text:p>0.380196422338486</text:p>
          </table:table-cell>
          <table:table-cell table:number-columns-repeated="2"/>
        </table:table-row>
        <table:table-row table:style-name="ro1">
          <table:table-cell office:value-type="float" office:value="0.407072156667709" calcext:value-type="float">
            <text:p>0.407072156667709</text:p>
          </table:table-cell>
          <table:table-cell table:number-columns-repeated="2"/>
        </table:table-row>
        <table:table-row table:style-name="ro1">
          <table:table-cell office:value-type="float" office:value="0.464010953903198" calcext:value-type="float">
            <text:p>0.464010953903198</text:p>
          </table:table-cell>
          <table:table-cell table:number-columns-repeated="2"/>
        </table:table-row>
        <table:table-row table:style-name="ro1">
          <table:table-cell office:value-type="float" office:value="0.385207623243332" calcext:value-type="float">
            <text:p>0.385207623243332</text:p>
          </table:table-cell>
          <table:table-cell table:number-columns-repeated="2"/>
        </table:table-row>
        <table:table-row table:style-name="ro1">
          <table:table-cell office:value-type="float" office:value="0.422507584095001" calcext:value-type="float">
            <text:p>0.422507584095001</text:p>
          </table:table-cell>
          <table:table-cell table:number-columns-repeated="2"/>
        </table:table-row>
        <table:table-row table:style-name="ro1">
          <table:table-cell office:value-type="float" office:value="0.39617457985878" calcext:value-type="float">
            <text:p>0.39617457985878</text:p>
          </table:table-cell>
          <table:table-cell table:number-columns-repeated="2"/>
        </table:table-row>
        <table:table-row table:style-name="ro1">
          <table:table-cell office:value-type="float" office:value="0.406804889440537" calcext:value-type="float">
            <text:p>0.406804889440537</text:p>
          </table:table-cell>
          <table:table-cell table:number-columns-repeated="2"/>
        </table:table-row>
        <table:table-row table:style-name="ro1">
          <table:table-cell office:value-type="float" office:value="0.386882930994034" calcext:value-type="float">
            <text:p>0.386882930994034</text:p>
          </table:table-cell>
          <table:table-cell table:number-columns-repeated="2"/>
        </table:table-row>
        <table:table-row table:style-name="ro1">
          <table:table-cell office:value-type="float" office:value="0.252069473266602" calcext:value-type="float">
            <text:p>0.252069473266602</text:p>
          </table:table-cell>
          <table:table-cell table:number-columns-repeated="2"/>
        </table:table-row>
        <table:table-row table:style-name="ro1">
          <table:table-cell office:value-type="float" office:value="0.383268862962723" calcext:value-type="float">
            <text:p>0.383268862962723</text:p>
          </table:table-cell>
          <table:table-cell table:number-columns-repeated="2"/>
        </table:table-row>
        <table:table-row table:style-name="ro1">
          <table:table-cell office:value-type="float" office:value="0.40934294462204" calcext:value-type="float">
            <text:p>0.40934294462204</text:p>
          </table:table-cell>
          <table:table-cell table:number-columns-repeated="2"/>
        </table:table-row>
        <table:table-row table:style-name="ro1">
          <table:table-cell office:value-type="float" office:value="0.252509444952011" calcext:value-type="float">
            <text:p>0.252509444952011</text:p>
          </table:table-cell>
          <table:table-cell table:number-columns-repeated="2"/>
        </table:table-row>
        <table:table-row table:style-name="ro1">
          <table:table-cell office:value-type="float" office:value="0.392959445714951" calcext:value-type="float">
            <text:p>0.392959445714951</text:p>
          </table:table-cell>
          <table:table-cell table:number-columns-repeated="2"/>
        </table:table-row>
        <table:table-row table:style-name="ro1">
          <table:table-cell office:value-type="float" office:value="0.267115831375122" calcext:value-type="float">
            <text:p>0.267115831375122</text:p>
          </table:table-cell>
          <table:table-cell table:number-columns-repeated="2"/>
        </table:table-row>
        <table:table-row table:style-name="ro1">
          <table:table-cell office:value-type="float" office:value="0.418043315410614" calcext:value-type="float">
            <text:p>0.418043315410614</text:p>
          </table:table-cell>
          <table:table-cell table:number-columns-repeated="2"/>
        </table:table-row>
        <table:table-row table:style-name="ro1">
          <table:table-cell office:value-type="float" office:value="0.260972142219543" calcext:value-type="float">
            <text:p>0.260972142219543</text:p>
          </table:table-cell>
          <table:table-cell table:number-columns-repeated="2"/>
        </table:table-row>
        <table:table-row table:style-name="ro1">
          <table:table-cell office:value-type="float" office:value="0.41812127828598" calcext:value-type="float">
            <text:p>0.41812127828598</text:p>
          </table:table-cell>
          <table:table-cell table:number-columns-repeated="2"/>
        </table:table-row>
        <table:table-row table:style-name="ro1">
          <table:table-cell office:value-type="float" office:value="0.277533859014511" calcext:value-type="float">
            <text:p>0.277533859014511</text:p>
          </table:table-cell>
          <table:table-cell table:number-columns-repeated="2"/>
        </table:table-row>
        <table:table-row table:style-name="ro1">
          <table:table-cell office:value-type="float" office:value="0.449199765920639" calcext:value-type="float">
            <text:p>0.449199765920639</text:p>
          </table:table-cell>
          <table:table-cell table:number-columns-repeated="2"/>
        </table:table-row>
        <table:table-row table:style-name="ro1">
          <table:table-cell office:value-type="float" office:value="0.282486826181412" calcext:value-type="float">
            <text:p>0.282486826181412</text:p>
          </table:table-cell>
          <table:table-cell table:number-columns-repeated="2"/>
        </table:table-row>
        <table:table-row table:style-name="ro1">
          <table:table-cell office:value-type="float" office:value="0.446794718503952" calcext:value-type="float">
            <text:p>0.446794718503952</text:p>
          </table:table-cell>
          <table:table-cell table:number-columns-repeated="2"/>
        </table:table-row>
        <table:table-row table:style-name="ro1">
          <table:table-cell office:value-type="float" office:value="0.283690750598908" calcext:value-type="float">
            <text:p>0.283690750598908</text:p>
          </table:table-cell>
          <table:table-cell table:number-columns-repeated="2"/>
        </table:table-row>
        <table:table-row table:style-name="ro1">
          <table:table-cell office:value-type="float" office:value="0.470699548721314" calcext:value-type="float">
            <text:p>0.470699548721314</text:p>
          </table:table-cell>
          <table:table-cell table:number-columns-repeated="2"/>
        </table:table-row>
        <table:table-row table:style-name="ro1">
          <table:table-cell office:value-type="float" office:value="0.281923443078995" calcext:value-type="float">
            <text:p>0.281923443078995</text:p>
          </table:table-cell>
          <table:table-cell table:number-columns-repeated="2"/>
        </table:table-row>
        <table:table-row table:style-name="ro1">
          <table:table-cell office:value-type="float" office:value="0.467115968465805" calcext:value-type="float">
            <text:p>0.467115968465805</text:p>
          </table:table-cell>
          <table:table-cell table:number-columns-repeated="2"/>
        </table:table-row>
        <table:table-row table:style-name="ro1">
          <table:table-cell office:value-type="float" office:value="0.271044552326202" calcext:value-type="float">
            <text:p>0.271044552326202</text:p>
          </table:table-cell>
          <table:table-cell table:number-columns-repeated="2"/>
        </table:table-row>
        <table:table-row table:style-name="ro1">
          <table:table-cell office:value-type="float" office:value="0.448052048683167" calcext:value-type="float">
            <text:p>0.448052048683167</text:p>
          </table:table-cell>
          <table:table-cell table:number-columns-repeated="2"/>
        </table:table-row>
        <table:table-row table:style-name="ro1">
          <table:table-cell office:value-type="float" office:value="0.272182017564774" calcext:value-type="float">
            <text:p>0.272182017564774</text:p>
          </table:table-cell>
          <table:table-cell table:number-columns-repeated="2"/>
        </table:table-row>
        <table:table-row table:style-name="ro1">
          <table:table-cell office:value-type="float" office:value="0.474203318357468" calcext:value-type="float">
            <text:p>0.474203318357468</text:p>
          </table:table-cell>
          <table:table-cell table:number-columns-repeated="2"/>
        </table:table-row>
        <table:table-row table:style-name="ro1">
          <table:table-cell office:value-type="float" office:value="0.273343831300735" calcext:value-type="float">
            <text:p>0.273343831300735</text:p>
          </table:table-cell>
          <table:table-cell table:number-columns-repeated="2"/>
        </table:table-row>
        <table:table-row table:style-name="ro1">
          <table:table-cell office:value-type="float" office:value="0.495391279459" calcext:value-type="float">
            <text:p>0.495391279459</text:p>
          </table:table-cell>
          <table:table-cell table:number-columns-repeated="2"/>
        </table:table-row>
        <table:table-row table:style-name="ro1">
          <table:table-cell office:value-type="float" office:value="0.279969066381455" calcext:value-type="float">
            <text:p>0.279969066381455</text:p>
          </table:table-cell>
          <table:table-cell table:number-columns-repeated="2"/>
        </table:table-row>
        <table:table-row table:style-name="ro1">
          <table:table-cell office:value-type="float" office:value="0.508712649345398" calcext:value-type="float">
            <text:p>0.508712649345398</text:p>
          </table:table-cell>
          <table:table-cell table:number-columns-repeated="2"/>
        </table:table-row>
        <table:table-row table:style-name="ro1">
          <table:table-cell office:value-type="float" office:value="0.283292502164841" calcext:value-type="float">
            <text:p>0.283292502164841</text:p>
          </table:table-cell>
          <table:table-cell table:number-columns-repeated="2"/>
        </table:table-row>
        <table:table-row table:style-name="ro1">
          <table:table-cell office:value-type="float" office:value="0.531275808811188" calcext:value-type="float">
            <text:p>0.531275808811188</text:p>
          </table:table-cell>
          <table:table-cell table:number-columns-repeated="2"/>
        </table:table-row>
        <table:table-row table:style-name="ro1">
          <table:table-cell office:value-type="float" office:value="0.288972556591034" calcext:value-type="float">
            <text:p>0.288972556591034</text:p>
          </table:table-cell>
          <table:table-cell table:number-columns-repeated="2"/>
        </table:table-row>
        <table:table-row table:style-name="ro1">
          <table:table-cell office:value-type="float" office:value="0.550242066383362" calcext:value-type="float">
            <text:p>0.550242066383362</text:p>
          </table:table-cell>
          <table:table-cell table:number-columns-repeated="2"/>
        </table:table-row>
        <table:table-row table:style-name="ro1">
          <table:table-cell office:value-type="float" office:value="0.321270406246185" calcext:value-type="float">
            <text:p>0.321270406246185</text:p>
          </table:table-cell>
          <table:table-cell table:number-columns-repeated="2"/>
        </table:table-row>
        <table:table-row table:style-name="ro1">
          <table:table-cell office:value-type="float" office:value="0.553565263748169" calcext:value-type="float">
            <text:p>0.553565263748169</text:p>
          </table:table-cell>
          <table:table-cell table:number-columns-repeated="2"/>
        </table:table-row>
        <table:table-row table:style-name="ro1">
          <table:table-cell office:value-type="float" office:value="0.322689682245255" calcext:value-type="float">
            <text:p>0.322689682245255</text:p>
          </table:table-cell>
          <table:table-cell table:number-columns-repeated="2"/>
        </table:table-row>
        <table:table-row table:style-name="ro1">
          <table:table-cell office:value-type="float" office:value="0.537041962146759" calcext:value-type="float">
            <text:p>0.537041962146759</text:p>
          </table:table-cell>
          <table:table-cell table:number-columns-repeated="2"/>
        </table:table-row>
        <table:table-row table:style-name="ro1">
          <table:table-cell office:value-type="float" office:value="0.313541173934936" calcext:value-type="float">
            <text:p>0.313541173934936</text:p>
          </table:table-cell>
          <table:table-cell table:number-columns-repeated="2"/>
        </table:table-row>
        <table:table-row table:style-name="ro1">
          <table:table-cell office:value-type="float" office:value="0.537901997566223" calcext:value-type="float">
            <text:p>0.537901997566223</text:p>
          </table:table-cell>
          <table:table-cell table:number-columns-repeated="2"/>
        </table:table-row>
        <table:table-row table:style-name="ro1">
          <table:table-cell office:value-type="float" office:value="0.3111532330513" calcext:value-type="float">
            <text:p>0.3111532330513</text:p>
          </table:table-cell>
          <table:table-cell table:number-columns-repeated="2"/>
        </table:table-row>
        <table:table-row table:style-name="ro1">
          <table:table-cell office:value-type="float" office:value="0.529028832912445" calcext:value-type="float">
            <text:p>0.529028832912445</text:p>
          </table:table-cell>
          <table:table-cell table:number-columns-repeated="2"/>
        </table:table-row>
        <table:table-row table:style-name="ro1">
          <table:table-cell office:value-type="float" office:value="0.306991547346115" calcext:value-type="float">
            <text:p>0.306991547346115</text:p>
          </table:table-cell>
          <table:table-cell table:number-columns-repeated="2"/>
        </table:table-row>
        <table:table-row table:style-name="ro1">
          <table:table-cell office:value-type="float" office:value="0.508621692657471" calcext:value-type="float">
            <text:p>0.508621692657471</text:p>
          </table:table-cell>
          <table:table-cell table:number-columns-repeated="2"/>
        </table:table-row>
        <table:table-row table:style-name="ro1">
          <table:table-cell office:value-type="float" office:value="0.297174125909805" calcext:value-type="float">
            <text:p>0.297174125909805</text:p>
          </table:table-cell>
          <table:table-cell table:number-columns-repeated="2"/>
        </table:table-row>
        <table:table-row table:style-name="ro1">
          <table:table-cell office:value-type="float" office:value="0.51087749004364" calcext:value-type="float">
            <text:p>0.51087749004364</text:p>
          </table:table-cell>
          <table:table-cell table:number-columns-repeated="2"/>
        </table:table-row>
        <table:table-row table:style-name="ro1">
          <table:table-cell office:value-type="float" office:value="0.295798420906067" calcext:value-type="float">
            <text:p>0.295798420906067</text:p>
          </table:table-cell>
          <table:table-cell table:number-columns-repeated="2"/>
        </table:table-row>
        <table:table-row table:style-name="ro1">
          <table:table-cell office:value-type="float" office:value="0.497421771287918" calcext:value-type="float">
            <text:p>0.497421771287918</text:p>
          </table:table-cell>
          <table:table-cell table:number-columns-repeated="2"/>
        </table:table-row>
        <table:table-row table:style-name="ro1">
          <table:table-cell office:value-type="float" office:value="0.296039342880249" calcext:value-type="float">
            <text:p>0.296039342880249</text:p>
          </table:table-cell>
          <table:table-cell table:number-columns-repeated="2"/>
        </table:table-row>
        <table:table-row table:style-name="ro1">
          <table:table-cell office:value-type="float" office:value="0.49462902545929" calcext:value-type="float">
            <text:p>0.49462902545929</text:p>
          </table:table-cell>
          <table:table-cell table:number-columns-repeated="2"/>
        </table:table-row>
        <table:table-row table:style-name="ro1">
          <table:table-cell office:value-type="float" office:value="0.294966667890549" calcext:value-type="float">
            <text:p>0.294966667890549</text:p>
          </table:table-cell>
          <table:table-cell table:number-columns-repeated="2"/>
        </table:table-row>
        <table:table-row table:style-name="ro1">
          <table:table-cell office:value-type="float" office:value="0.479881197214127" calcext:value-type="float">
            <text:p>0.479881197214127</text:p>
          </table:table-cell>
          <table:table-cell table:number-columns-repeated="2"/>
        </table:table-row>
        <table:table-row table:style-name="ro1">
          <table:table-cell office:value-type="float" office:value="0.297584116458893" calcext:value-type="float">
            <text:p>0.297584116458893</text:p>
          </table:table-cell>
          <table:table-cell table:number-columns-repeated="2"/>
        </table:table-row>
        <table:table-row table:style-name="ro1">
          <table:table-cell office:value-type="float" office:value="0.470246255397797" calcext:value-type="float">
            <text:p>0.470246255397797</text:p>
          </table:table-cell>
          <table:table-cell table:number-columns-repeated="2"/>
        </table:table-row>
        <table:table-row table:style-name="ro1">
          <table:table-cell office:value-type="float" office:value="0.295381009578705" calcext:value-type="float">
            <text:p>0.295381009578705</text:p>
          </table:table-cell>
          <table:table-cell table:number-columns-repeated="2"/>
        </table:table-row>
        <table:table-row table:style-name="ro1">
          <table:table-cell office:value-type="float" office:value="0.462070018053055" calcext:value-type="float">
            <text:p>0.462070018053055</text:p>
          </table:table-cell>
          <table:table-cell table:number-columns-repeated="2"/>
        </table:table-row>
        <table:table-row table:style-name="ro1">
          <table:table-cell office:value-type="float" office:value="0.334634572267532" calcext:value-type="float">
            <text:p>0.334634572267532</text:p>
          </table:table-cell>
          <table:table-cell table:number-columns-repeated="2"/>
        </table:table-row>
        <table:table-row table:style-name="ro1">
          <table:table-cell office:value-type="float" office:value="0.449106276035309" calcext:value-type="float">
            <text:p>0.449106276035309</text:p>
          </table:table-cell>
          <table:table-cell table:number-columns-repeated="2"/>
        </table:table-row>
        <table:table-row table:style-name="ro1">
          <table:table-cell office:value-type="float" office:value="0.328055173158646" calcext:value-type="float">
            <text:p>0.328055173158646</text:p>
          </table:table-cell>
          <table:table-cell table:number-columns-repeated="2"/>
        </table:table-row>
        <table:table-row table:style-name="ro1">
          <table:table-cell office:value-type="float" office:value="0.430034548044205" calcext:value-type="float">
            <text:p>0.430034548044205</text:p>
          </table:table-cell>
          <table:table-cell table:number-columns-repeated="2"/>
        </table:table-row>
        <table:table-row table:style-name="ro1">
          <table:table-cell office:value-type="float" office:value="0.324284732341766" calcext:value-type="float">
            <text:p>0.324284732341766</text:p>
          </table:table-cell>
          <table:table-cell table:number-columns-repeated="2"/>
        </table:table-row>
        <table:table-row table:style-name="ro1">
          <table:table-cell office:value-type="float" office:value="0.423215508460999" calcext:value-type="float">
            <text:p>0.423215508460999</text:p>
          </table:table-cell>
          <table:table-cell table:number-columns-repeated="2"/>
        </table:table-row>
        <table:table-row table:style-name="ro1">
          <table:table-cell office:value-type="float" office:value="0.258689880371094" calcext:value-type="float">
            <text:p>0.258689880371094</text:p>
          </table:table-cell>
          <table:table-cell table:number-columns-repeated="2"/>
        </table:table-row>
        <table:table-row table:style-name="ro1">
          <table:table-cell office:value-type="float" office:value="0.504233241081238" calcext:value-type="float">
            <text:p>0.504233241081238</text:p>
          </table:table-cell>
          <table:table-cell table:number-columns-repeated="2"/>
        </table:table-row>
        <table:table-row table:style-name="ro1">
          <table:table-cell office:value-type="float" office:value="0.254740118980408" calcext:value-type="float">
            <text:p>0.254740118980408</text:p>
          </table:table-cell>
          <table:table-cell table:number-columns-repeated="2"/>
        </table:table-row>
        <table:table-row table:style-name="ro1">
          <table:table-cell office:value-type="float" office:value="0.501064240932465" calcext:value-type="float">
            <text:p>0.501064240932465</text:p>
          </table:table-cell>
          <table:table-cell table:number-columns-repeated="2"/>
        </table:table-row>
        <table:table-row table:style-name="ro1">
          <table:table-cell office:value-type="float" office:value="0.257837980985641" calcext:value-type="float">
            <text:p>0.257837980985641</text:p>
          </table:table-cell>
          <table:table-cell table:number-columns-repeated="2"/>
        </table:table-row>
        <table:table-row table:style-name="ro1">
          <table:table-cell office:value-type="float" office:value="0.503289043903351" calcext:value-type="float">
            <text:p>0.503289043903351</text:p>
          </table:table-cell>
          <table:table-cell table:number-columns-repeated="2"/>
        </table:table-row>
        <table:table-row table:style-name="ro1">
          <table:table-cell office:value-type="float" office:value="0.261984795331955" calcext:value-type="float">
            <text:p>0.261984795331955</text:p>
          </table:table-cell>
          <table:table-cell table:number-columns-repeated="2"/>
        </table:table-row>
        <table:table-row table:style-name="ro1">
          <table:table-cell office:value-type="float" office:value="0.528015851974487" calcext:value-type="float">
            <text:p>0.528015851974487</text:p>
          </table:table-cell>
          <table:table-cell table:number-columns-repeated="2"/>
        </table:table-row>
        <table:table-row table:style-name="ro1">
          <table:table-cell office:value-type="float" office:value="0.263556659221649" calcext:value-type="float">
            <text:p>0.263556659221649</text:p>
          </table:table-cell>
          <table:table-cell table:number-columns-repeated="2"/>
        </table:table-row>
        <table:table-row table:style-name="ro1">
          <table:table-cell office:value-type="float" office:value="0.530550301074982" calcext:value-type="float">
            <text:p>0.530550301074982</text:p>
          </table:table-cell>
          <table:table-cell table:number-columns-repeated="2"/>
        </table:table-row>
        <table:table-row table:style-name="ro1">
          <table:table-cell office:value-type="float" office:value="0.263640224933624" calcext:value-type="float">
            <text:p>0.263640224933624</text:p>
          </table:table-cell>
          <table:table-cell table:number-columns-repeated="2"/>
        </table:table-row>
        <table:table-row table:style-name="ro1">
          <table:table-cell office:value-type="float" office:value="0.55291348695755" calcext:value-type="float">
            <text:p>0.55291348695755</text:p>
          </table:table-cell>
          <table:table-cell table:number-columns-repeated="2"/>
        </table:table-row>
        <table:table-row table:style-name="ro1">
          <table:table-cell office:value-type="float" office:value="0.295881301164627" calcext:value-type="float">
            <text:p>0.295881301164627</text:p>
          </table:table-cell>
          <table:table-cell table:number-columns-repeated="2"/>
        </table:table-row>
        <table:table-row table:style-name="ro1">
          <table:table-cell office:value-type="float" office:value="0.576960444450378" calcext:value-type="float">
            <text:p>0.576960444450378</text:p>
          </table:table-cell>
          <table:table-cell table:number-columns-repeated="2"/>
        </table:table-row>
        <table:table-row table:style-name="ro1">
          <table:table-cell office:value-type="float" office:value="0.301413983106613" calcext:value-type="float">
            <text:p>0.301413983106613</text:p>
          </table:table-cell>
          <table:table-cell table:number-columns-repeated="2"/>
        </table:table-row>
        <table:table-row table:style-name="ro1">
          <table:table-cell office:value-type="float" office:value="0.581019163131714" calcext:value-type="float">
            <text:p>0.581019163131714</text:p>
          </table:table-cell>
          <table:table-cell table:number-columns-repeated="2"/>
        </table:table-row>
        <table:table-row table:style-name="ro1">
          <table:table-cell office:value-type="float" office:value="0.289831966161728" calcext:value-type="float">
            <text:p>0.289831966161728</text:p>
          </table:table-cell>
          <table:table-cell table:number-columns-repeated="2"/>
        </table:table-row>
        <table:table-row table:style-name="ro1">
          <table:table-cell office:value-type="float" office:value="0.569299340248108" calcext:value-type="float">
            <text:p>0.569299340248108</text:p>
          </table:table-cell>
          <table:table-cell table:number-columns-repeated="2"/>
        </table:table-row>
        <table:table-row table:style-name="ro1">
          <table:table-cell office:value-type="float" office:value="0.291980683803558" calcext:value-type="float">
            <text:p>0.291980683803558</text:p>
          </table:table-cell>
          <table:table-cell table:number-columns-repeated="2"/>
        </table:table-row>
        <table:table-row table:style-name="ro1">
          <table:table-cell office:value-type="float" office:value="0.586414098739624" calcext:value-type="float">
            <text:p>0.586414098739624</text:p>
          </table:table-cell>
          <table:table-cell table:number-columns-repeated="2"/>
        </table:table-row>
        <table:table-row table:style-name="ro1">
          <table:table-cell office:value-type="float" office:value="0.291943252086639" calcext:value-type="float">
            <text:p>0.291943252086639</text:p>
          </table:table-cell>
          <table:table-cell table:number-columns-repeated="2"/>
        </table:table-row>
        <table:table-row table:style-name="ro1">
          <table:table-cell office:value-type="float" office:value="0.553820431232452" calcext:value-type="float">
            <text:p>0.553820431232452</text:p>
          </table:table-cell>
          <table:table-cell table:number-columns-repeated="2"/>
        </table:table-row>
        <table:table-row table:style-name="ro1">
          <table:table-cell office:value-type="float" office:value="0.297264963388443" calcext:value-type="float">
            <text:p>0.297264963388443</text:p>
          </table:table-cell>
          <table:table-cell table:number-columns-repeated="2"/>
        </table:table-row>
        <table:table-row table:style-name="ro1">
          <table:table-cell office:value-type="float" office:value="0.570566952228546" calcext:value-type="float">
            <text:p>0.570566952228546</text:p>
          </table:table-cell>
          <table:table-cell table:number-columns-repeated="2"/>
        </table:table-row>
        <table:table-row table:style-name="ro1">
          <table:table-cell office:value-type="float" office:value="0.27468541264534" calcext:value-type="float">
            <text:p>0.27468541264534</text:p>
          </table:table-cell>
          <table:table-cell table:number-columns-repeated="2"/>
        </table:table-row>
        <table:table-row table:style-name="ro1">
          <table:table-cell office:value-type="float" office:value="0.553431272506714" calcext:value-type="float">
            <text:p>0.553431272506714</text:p>
          </table:table-cell>
          <table:table-cell table:number-columns-repeated="2"/>
        </table:table-row>
        <table:table-row table:style-name="ro1">
          <table:table-cell office:value-type="float" office:value="0.271673709154129" calcext:value-type="float">
            <text:p>0.271673709154129</text:p>
          </table:table-cell>
          <table:table-cell table:number-columns-repeated="2"/>
        </table:table-row>
        <table:table-row table:style-name="ro1">
          <table:table-cell office:value-type="float" office:value="0.53649115562439" calcext:value-type="float">
            <text:p>0.53649115562439</text:p>
          </table:table-cell>
          <table:table-cell table:number-columns-repeated="2"/>
        </table:table-row>
        <table:table-row table:style-name="ro1">
          <table:table-cell office:value-type="float" office:value="0.272686004638672" calcext:value-type="float">
            <text:p>0.272686004638672</text:p>
          </table:table-cell>
          <table:table-cell table:number-columns-repeated="2"/>
        </table:table-row>
        <table:table-row table:style-name="ro1">
          <table:table-cell office:value-type="float" office:value="0.525322258472443" calcext:value-type="float">
            <text:p>0.525322258472443</text:p>
          </table:table-cell>
          <table:table-cell table:number-columns-repeated="2"/>
        </table:table-row>
        <table:table-row table:style-name="ro1">
          <table:table-cell office:value-type="float" office:value="0.267062842845917" calcext:value-type="float">
            <text:p>0.267062842845917</text:p>
          </table:table-cell>
          <table:table-cell table:number-columns-repeated="2"/>
        </table:table-row>
        <table:table-row table:style-name="ro1">
          <table:table-cell office:value-type="float" office:value="0.514049768447876" calcext:value-type="float">
            <text:p>0.514049768447876</text:p>
          </table:table-cell>
          <table:table-cell table:number-columns-repeated="2"/>
        </table:table-row>
        <table:table-row table:style-name="ro1">
          <table:table-cell office:value-type="float" office:value="0.261936128139496" calcext:value-type="float">
            <text:p>0.261936128139496</text:p>
          </table:table-cell>
          <table:table-cell table:number-columns-repeated="2"/>
        </table:table-row>
        <table:table-row table:style-name="ro1">
          <table:table-cell office:value-type="float" office:value="0.506882727146149" calcext:value-type="float">
            <text:p>0.506882727146149</text:p>
          </table:table-cell>
          <table:table-cell table:number-columns-repeated="2"/>
        </table:table-row>
        <table:table-row table:style-name="ro1">
          <table:table-cell office:value-type="float" office:value="0.263330399990082" calcext:value-type="float">
            <text:p>0.263330399990082</text:p>
          </table:table-cell>
          <table:table-cell table:number-columns-repeated="2"/>
        </table:table-row>
        <table:table-row table:style-name="ro1">
          <table:table-cell office:value-type="float" office:value="0.500997364521027" calcext:value-type="float">
            <text:p>0.500997364521027</text:p>
          </table:table-cell>
          <table:table-cell table:number-columns-repeated="2"/>
        </table:table-row>
        <table:table-row table:style-name="ro1">
          <table:table-cell office:value-type="float" office:value="0.262574374675751" calcext:value-type="float">
            <text:p>0.262574374675751</text:p>
          </table:table-cell>
          <table:table-cell table:number-columns-repeated="2"/>
        </table:table-row>
        <table:table-row table:style-name="ro1">
          <table:table-cell office:value-type="float" office:value="0.505219459533691" calcext:value-type="float">
            <text:p>0.505219459533691</text:p>
          </table:table-cell>
          <table:table-cell table:number-columns-repeated="2"/>
        </table:table-row>
        <table:table-row table:style-name="ro1">
          <table:table-cell office:value-type="float" office:value="0.270749032497406" calcext:value-type="float">
            <text:p>0.270749032497406</text:p>
          </table:table-cell>
          <table:table-cell table:number-columns-repeated="2"/>
        </table:table-row>
        <table:table-row table:style-name="ro1">
          <table:table-cell office:value-type="float" office:value="0.531022012233734" calcext:value-type="float">
            <text:p>0.531022012233734</text:p>
          </table:table-cell>
          <table:table-cell table:number-columns-repeated="2"/>
        </table:table-row>
        <table:table-row table:style-name="ro1">
          <table:table-cell office:value-type="float" office:value="0.266664922237396" calcext:value-type="float">
            <text:p>0.266664922237396</text:p>
          </table:table-cell>
          <table:table-cell table:number-columns-repeated="2"/>
        </table:table-row>
        <table:table-row table:style-name="ro1">
          <table:table-cell office:value-type="float" office:value="0.539641857147217" calcext:value-type="float">
            <text:p>0.539641857147217</text:p>
          </table:table-cell>
          <table:table-cell table:number-columns-repeated="2"/>
        </table:table-row>
        <table:table-row table:style-name="ro1">
          <table:table-cell office:value-type="float" office:value="0.264232516288757" calcext:value-type="float">
            <text:p>0.264232516288757</text:p>
          </table:table-cell>
          <table:table-cell table:number-columns-repeated="2"/>
        </table:table-row>
        <table:table-row table:style-name="ro1">
          <table:table-cell office:value-type="float" office:value="0.570612609386444" calcext:value-type="float">
            <text:p>0.570612609386444</text:p>
          </table:table-cell>
          <table:table-cell table:number-columns-repeated="2"/>
        </table:table-row>
        <table:table-row table:style-name="ro1">
          <table:table-cell office:value-type="float" office:value="0.256406992673874" calcext:value-type="float">
            <text:p>0.256406992673874</text:p>
          </table:table-cell>
          <table:table-cell table:number-columns-repeated="2"/>
        </table:table-row>
        <table:table-row table:style-name="ro1">
          <table:table-cell office:value-type="float" office:value="0.549079179763794" calcext:value-type="float">
            <text:p>0.549079179763794</text:p>
          </table:table-cell>
          <table:table-cell table:number-columns-repeated="2"/>
        </table:table-row>
        <table:table-row table:style-name="ro1">
          <table:table-cell office:value-type="float" office:value="0.256654858589172" calcext:value-type="float">
            <text:p>0.256654858589172</text:p>
          </table:table-cell>
          <table:table-cell table:number-columns-repeated="2"/>
        </table:table-row>
        <table:table-row table:style-name="ro1">
          <table:table-cell office:value-type="float" office:value="0.567657768726349" calcext:value-type="float">
            <text:p>0.567657768726349</text:p>
          </table:table-cell>
          <table:table-cell table:number-columns-repeated="2"/>
        </table:table-row>
        <table:table-row table:style-name="ro1">
          <table:table-cell office:value-type="float" office:value="0.28218686580658" calcext:value-type="float">
            <text:p>0.28218686580658</text:p>
          </table:table-cell>
          <table:table-cell table:number-columns-repeated="2"/>
        </table:table-row>
        <table:table-row table:style-name="ro1">
          <table:table-cell office:value-type="float" office:value="0.51606559753418" calcext:value-type="float">
            <text:p>0.51606559753418</text:p>
          </table:table-cell>
          <table:table-cell table:number-columns-repeated="2"/>
        </table:table-row>
        <table:table-row table:style-name="ro1">
          <table:table-cell office:value-type="float" office:value="0.286791563034058" calcext:value-type="float">
            <text:p>0.286791563034058</text:p>
          </table:table-cell>
          <table:table-cell table:number-columns-repeated="2"/>
        </table:table-row>
        <table:table-row table:style-name="ro1">
          <table:table-cell office:value-type="float" office:value="0.534176051616669" calcext:value-type="float">
            <text:p>0.534176051616669</text:p>
          </table:table-cell>
          <table:table-cell table:number-columns-repeated="2"/>
        </table:table-row>
        <table:table-row table:style-name="ro1">
          <table:table-cell office:value-type="float" office:value="0.288490951061249" calcext:value-type="float">
            <text:p>0.288490951061249</text:p>
          </table:table-cell>
          <table:table-cell table:number-columns-repeated="2"/>
        </table:table-row>
        <table:table-row table:style-name="ro1">
          <table:table-cell office:value-type="float" office:value="0.541976273059845" calcext:value-type="float">
            <text:p>0.541976273059845</text:p>
          </table:table-cell>
          <table:table-cell table:number-columns-repeated="2"/>
        </table:table-row>
        <table:table-row table:style-name="ro1">
          <table:table-cell office:value-type="float" office:value="0.294526010751724" calcext:value-type="float">
            <text:p>0.294526010751724</text:p>
          </table:table-cell>
          <table:table-cell table:number-columns-repeated="2"/>
        </table:table-row>
        <table:table-row table:style-name="ro1">
          <table:table-cell office:value-type="float" office:value="0.553135573863983" calcext:value-type="float">
            <text:p>0.553135573863983</text:p>
          </table:table-cell>
          <table:table-cell table:number-columns-repeated="2"/>
        </table:table-row>
        <table:table-row table:style-name="ro1">
          <table:table-cell office:value-type="float" office:value="0.300447285175323" calcext:value-type="float">
            <text:p>0.300447285175323</text:p>
          </table:table-cell>
          <table:table-cell table:number-columns-repeated="2"/>
        </table:table-row>
        <table:table-row table:style-name="ro1">
          <table:table-cell office:value-type="float" office:value="0.56902426481247" calcext:value-type="float">
            <text:p>0.56902426481247</text:p>
          </table:table-cell>
          <table:table-cell table:number-columns-repeated="2"/>
        </table:table-row>
        <table:table-row table:style-name="ro1">
          <table:table-cell office:value-type="float" office:value="0.400325536727905" calcext:value-type="float">
            <text:p>0.400325536727905</text:p>
          </table:table-cell>
          <table:table-cell table:number-columns-repeated="2"/>
        </table:table-row>
        <table:table-row table:style-name="ro1">
          <table:table-cell office:value-type="float" office:value="0.418049722909927" calcext:value-type="float">
            <text:p>0.418049722909927</text:p>
          </table:table-cell>
          <table:table-cell table:number-columns-repeated="2"/>
        </table:table-row>
        <table:table-row table:style-name="ro1">
          <table:table-cell office:value-type="float" office:value="0.443152278661728" calcext:value-type="float">
            <text:p>0.443152278661728</text:p>
          </table:table-cell>
          <table:table-cell table:number-columns-repeated="2"/>
        </table:table-row>
        <table:table-row table:style-name="ro1">
          <table:table-cell office:value-type="float" office:value="0.426692664623261" calcext:value-type="float">
            <text:p>0.426692664623261</text:p>
          </table:table-cell>
          <table:table-cell table:number-columns-repeated="2"/>
        </table:table-row>
        <table:table-row table:style-name="ro1">
          <table:table-cell office:value-type="float" office:value="0.435571998357773" calcext:value-type="float">
            <text:p>0.435571998357773</text:p>
          </table:table-cell>
          <table:table-cell table:number-columns-repeated="2"/>
        </table:table-row>
        <table:table-row table:style-name="ro1">
          <table:table-cell office:value-type="float" office:value="0.414700329303742" calcext:value-type="float">
            <text:p>0.414700329303742</text:p>
          </table:table-cell>
          <table:table-cell table:number-columns-repeated="2"/>
        </table:table-row>
        <table:table-row table:style-name="ro1">
          <table:table-cell office:value-type="float" office:value="0.417072474956512" calcext:value-type="float">
            <text:p>0.417072474956512</text:p>
          </table:table-cell>
          <table:table-cell table:number-columns-repeated="2"/>
        </table:table-row>
        <table:table-row table:style-name="ro1">
          <table:table-cell office:value-type="float" office:value="0.307153850793838" calcext:value-type="float">
            <text:p>0.307153850793838</text:p>
          </table:table-cell>
          <table:table-cell table:number-columns-repeated="2"/>
        </table:table-row>
        <table:table-row table:style-name="ro1">
          <table:table-cell office:value-type="float" office:value="0.313275545835495" calcext:value-type="float">
            <text:p>0.313275545835495</text:p>
          </table:table-cell>
          <table:table-cell table:number-columns-repeated="2"/>
        </table:table-row>
        <table:table-row table:style-name="ro1">
          <table:table-cell office:value-type="float" office:value="0.281853169202805" calcext:value-type="float">
            <text:p>0.281853169202805</text:p>
          </table:table-cell>
          <table:table-cell table:number-columns-repeated="2"/>
        </table:table-row>
        <table:table-row table:style-name="ro1">
          <table:table-cell office:value-type="float" office:value="0.309798270463943" calcext:value-type="float">
            <text:p>0.309798270463943</text:p>
          </table:table-cell>
          <table:table-cell table:number-columns-repeated="2"/>
        </table:table-row>
        <table:table-row table:style-name="ro1">
          <table:table-cell office:value-type="float" office:value="0.270982295274734" calcext:value-type="float">
            <text:p>0.270982295274734</text:p>
          </table:table-cell>
          <table:table-cell table:number-columns-repeated="2"/>
        </table:table-row>
        <table:table-row table:style-name="ro1">
          <table:table-cell office:value-type="float" office:value="0.285242229700088" calcext:value-type="float">
            <text:p>0.285242229700088</text:p>
          </table:table-cell>
          <table:table-cell table:number-columns-repeated="2"/>
        </table:table-row>
        <table:table-row table:style-name="ro1">
          <table:table-cell office:value-type="float" office:value="0.260056406259537" calcext:value-type="float">
            <text:p>0.260056406259537</text:p>
          </table:table-cell>
          <table:table-cell table:number-columns-repeated="2"/>
        </table:table-row>
        <table:table-row table:style-name="ro1">
          <table:table-cell office:value-type="float" office:value="0.25428369641304" calcext:value-type="float">
            <text:p>0.25428369641304</text:p>
          </table:table-cell>
          <table:table-cell table:number-columns-repeated="2"/>
        </table:table-row>
        <table:table-row table:style-name="ro1">
          <table:table-cell office:value-type="float" office:value="0.262674450874329" calcext:value-type="float">
            <text:p>0.262674450874329</text:p>
          </table:table-cell>
          <table:table-cell table:number-columns-repeated="2"/>
        </table:table-row>
        <table:table-row table:style-name="ro1">
          <table:table-cell office:value-type="float" office:value="0.252611488103867" calcext:value-type="float">
            <text:p>0.252611488103867</text:p>
          </table:table-cell>
          <table:table-cell table:number-columns-repeated="2"/>
        </table:table-row>
        <table:table-row table:style-name="ro1">
          <table:table-cell office:value-type="float" office:value="0.290430665016174" calcext:value-type="float">
            <text:p>0.290430665016174</text:p>
          </table:table-cell>
          <table:table-cell table:number-columns-repeated="2"/>
        </table:table-row>
        <table:table-row table:style-name="ro1">
          <table:table-cell office:value-type="float" office:value="0.397357970476151" calcext:value-type="float">
            <text:p>0.397357970476151</text:p>
          </table:table-cell>
          <table:table-cell table:number-columns-repeated="2"/>
        </table:table-row>
        <table:table-row table:style-name="ro1">
          <table:table-cell office:value-type="float" office:value="0.454676985740662" calcext:value-type="float">
            <text:p>0.454676985740662</text:p>
          </table:table-cell>
          <table:table-cell table:number-columns-repeated="2"/>
        </table:table-row>
        <table:table-row table:style-name="ro1">
          <table:table-cell office:value-type="float" office:value="0.417517632246018" calcext:value-type="float">
            <text:p>0.417517632246018</text:p>
          </table:table-cell>
          <table:table-cell table:number-columns-repeated="2"/>
        </table:table-row>
        <table:table-row table:style-name="ro1">
          <table:table-cell office:value-type="float" office:value="0.323906660079956" calcext:value-type="float">
            <text:p>0.323906660079956</text:p>
          </table:table-cell>
          <table:table-cell table:number-columns-repeated="2"/>
        </table:table-row>
        <table:table-row table:style-name="ro1">
          <table:table-cell office:value-type="float" office:value="0.378835469484329" calcext:value-type="float">
            <text:p>0.378835469484329</text:p>
          </table:table-cell>
          <table:table-cell table:number-columns-repeated="2"/>
        </table:table-row>
        <table:table-row table:style-name="ro1">
          <table:table-cell office:value-type="float" office:value="0.39829558134079" calcext:value-type="float">
            <text:p>0.39829558134079</text:p>
          </table:table-cell>
          <table:table-cell table:number-columns-repeated="2"/>
        </table:table-row>
        <table:table-row table:style-name="ro1">
          <table:table-cell office:value-type="float" office:value="0.428206145763397" calcext:value-type="float">
            <text:p>0.428206145763397</text:p>
          </table:table-cell>
          <table:table-cell table:number-columns-repeated="2"/>
        </table:table-row>
        <table:table-row table:style-name="ro1">
          <table:table-cell office:value-type="float" office:value="0.449344843626022" calcext:value-type="float">
            <text:p>0.449344843626022</text:p>
          </table:table-cell>
          <table:table-cell table:number-columns-repeated="2"/>
        </table:table-row>
        <table:table-row table:style-name="ro1">
          <table:table-cell office:value-type="float" office:value="0.575916111469269" calcext:value-type="float">
            <text:p>0.575916111469269</text:p>
          </table:table-cell>
          <table:table-cell table:number-columns-repeated="2"/>
        </table:table-row>
        <table:table-row table:style-name="ro1">
          <table:table-cell office:value-type="float" office:value="0.321629345417023" calcext:value-type="float">
            <text:p>0.321629345417023</text:p>
          </table:table-cell>
          <table:table-cell table:number-columns-repeated="2"/>
        </table:table-row>
        <table:table-row table:style-name="ro1">
          <table:table-cell office:value-type="float" office:value="0.474473655223846" calcext:value-type="float">
            <text:p>0.474473655223846</text:p>
          </table:table-cell>
          <table:table-cell table:number-columns-repeated="2"/>
        </table:table-row>
        <table:table-row table:style-name="ro1">
          <table:table-cell office:value-type="float" office:value="0.386943221092224" calcext:value-type="float">
            <text:p>0.386943221092224</text:p>
          </table:table-cell>
          <table:table-cell table:number-columns-repeated="2"/>
        </table:table-row>
        <table:table-row table:style-name="ro1">
          <table:table-cell office:value-type="float" office:value="0.448920845985413" calcext:value-type="float">
            <text:p>0.448920845985413</text:p>
          </table:table-cell>
          <table:table-cell table:number-columns-repeated="2"/>
        </table:table-row>
        <table:table-row table:style-name="ro1">
          <table:table-cell office:value-type="float" office:value="0.465643703937531" calcext:value-type="float">
            <text:p>0.465643703937531</text:p>
          </table:table-cell>
          <table:table-cell table:number-columns-repeated="2"/>
        </table:table-row>
        <table:table-row table:style-name="ro1">
          <table:table-cell office:value-type="float" office:value="0.642402589321137" calcext:value-type="float">
            <text:p>0.642402589321137</text:p>
          </table:table-cell>
          <table:table-cell table:number-columns-repeated="2"/>
        </table:table-row>
        <table:table-row table:style-name="ro1">
          <table:table-cell office:value-type="float" office:value="0.257262259721756" calcext:value-type="float">
            <text:p>0.257262259721756</text:p>
          </table:table-cell>
          <table:table-cell table:number-columns-repeated="2"/>
        </table:table-row>
        <table:table-row table:style-name="ro1">
          <table:table-cell office:value-type="float" office:value="0.486630767583847" calcext:value-type="float">
            <text:p>0.486630767583847</text:p>
          </table:table-cell>
          <table:table-cell table:number-columns-repeated="2"/>
        </table:table-row>
        <table:table-row table:style-name="ro1">
          <table:table-cell office:value-type="float" office:value="0.428441166877747" calcext:value-type="float">
            <text:p>0.428441166877747</text:p>
          </table:table-cell>
          <table:table-cell table:number-columns-repeated="2"/>
        </table:table-row>
        <table:table-row table:style-name="ro1">
          <table:table-cell office:value-type="float" office:value="0.415955781936646" calcext:value-type="float">
            <text:p>0.415955781936646</text:p>
          </table:table-cell>
          <table:table-cell table:number-columns-repeated="2"/>
        </table:table-row>
        <table:table-row table:style-name="ro1">
          <table:table-cell office:value-type="float" office:value="0.417693972587586" calcext:value-type="float">
            <text:p>0.417693972587586</text:p>
          </table:table-cell>
          <table:table-cell table:number-columns-repeated="2"/>
        </table:table-row>
        <table:table-row table:style-name="ro1">
          <table:table-cell office:value-type="float" office:value="0.423176556825638" calcext:value-type="float">
            <text:p>0.423176556825638</text:p>
          </table:table-cell>
          <table:table-cell table:number-columns-repeated="2"/>
        </table:table-row>
        <table:table-row table:style-name="ro1">
          <table:table-cell office:value-type="float" office:value="0.426644802093506" calcext:value-type="float">
            <text:p>0.426644802093506</text:p>
          </table:table-cell>
          <table:table-cell table:number-columns-repeated="2"/>
        </table:table-row>
        <table:table-row table:style-name="ro1">
          <table:table-cell office:value-type="float" office:value="0.43738317489624" calcext:value-type="float">
            <text:p>0.43738317489624</text:p>
          </table:table-cell>
          <table:table-cell table:number-columns-repeated="2"/>
        </table:table-row>
        <table:table-row table:style-name="ro1">
          <table:table-cell office:value-type="float" office:value="0.410211563110352" calcext:value-type="float">
            <text:p>0.410211563110352</text:p>
          </table:table-cell>
          <table:table-cell table:number-columns-repeated="2"/>
        </table:table-row>
        <table:table-row table:style-name="ro1">
          <table:table-cell office:value-type="float" office:value="0.457208663225174" calcext:value-type="float">
            <text:p>0.457208663225174</text:p>
          </table:table-cell>
          <table:table-cell table:number-columns-repeated="2"/>
        </table:table-row>
        <table:table-row table:style-name="ro1">
          <table:table-cell office:value-type="float" office:value="0.449549913406372" calcext:value-type="float">
            <text:p>0.449549913406372</text:p>
          </table:table-cell>
          <table:table-cell table:number-columns-repeated="2"/>
        </table:table-row>
        <table:table-row table:style-name="ro1">
          <table:table-cell office:value-type="float" office:value="0.442685872316361" calcext:value-type="float">
            <text:p>0.442685872316361</text:p>
          </table:table-cell>
          <table:table-cell table:number-columns-repeated="2"/>
        </table:table-row>
        <table:table-row table:style-name="ro1">
          <table:table-cell office:value-type="float" office:value="0.4395492374897" calcext:value-type="float">
            <text:p>0.4395492374897</text:p>
          </table:table-cell>
          <table:table-cell table:number-columns-repeated="2"/>
        </table:table-row>
        <table:table-row table:style-name="ro1">
          <table:table-cell office:value-type="float" office:value="0.432521492242813" calcext:value-type="float">
            <text:p>0.432521492242813</text:p>
          </table:table-cell>
          <table:table-cell table:number-columns-repeated="2"/>
        </table:table-row>
        <table:table-row table:style-name="ro1">
          <table:table-cell office:value-type="float" office:value="0.484135448932648" calcext:value-type="float">
            <text:p>0.484135448932648</text:p>
          </table:table-cell>
          <table:table-cell table:number-columns-repeated="2"/>
        </table:table-row>
        <table:table-row table:style-name="ro1">
          <table:table-cell office:value-type="float" office:value="0.477857977151871" calcext:value-type="float">
            <text:p>0.477857977151871</text:p>
          </table:table-cell>
          <table:table-cell table:number-columns-repeated="2"/>
        </table:table-row>
        <table:table-row table:style-name="ro1">
          <table:table-cell office:value-type="float" office:value="0.452867746353149" calcext:value-type="float">
            <text:p>0.452867746353149</text:p>
          </table:table-cell>
          <table:table-cell table:number-columns-repeated="2"/>
        </table:table-row>
        <table:table-row table:style-name="ro1">
          <table:table-cell office:value-type="float" office:value="0.473118901252747" calcext:value-type="float">
            <text:p>0.473118901252747</text:p>
          </table:table-cell>
          <table:table-cell table:number-columns-repeated="2"/>
        </table:table-row>
        <table:table-row table:style-name="ro1">
          <table:table-cell office:value-type="float" office:value="0.487007200717926" calcext:value-type="float">
            <text:p>0.487007200717926</text:p>
          </table:table-cell>
          <table:table-cell table:number-columns-repeated="2"/>
        </table:table-row>
        <table:table-row table:style-name="ro1">
          <table:table-cell office:value-type="float" office:value="0.461516499519348" calcext:value-type="float">
            <text:p>0.461516499519348</text:p>
          </table:table-cell>
          <table:table-cell table:number-columns-repeated="2"/>
        </table:table-row>
        <table:table-row table:style-name="ro1">
          <table:table-cell office:value-type="float" office:value="0.433500647544861" calcext:value-type="float">
            <text:p>0.433500647544861</text:p>
          </table:table-cell>
          <table:table-cell table:number-columns-repeated="2"/>
        </table:table-row>
        <table:table-row table:style-name="ro1">
          <table:table-cell office:value-type="float" office:value="0.390244543552399" calcext:value-type="float">
            <text:p>0.390244543552399</text:p>
          </table:table-cell>
          <table:table-cell table:number-columns-repeated="2"/>
        </table:table-row>
        <table:table-row table:style-name="ro1">
          <table:table-cell office:value-type="float" office:value="0.414125651121139" calcext:value-type="float">
            <text:p>0.414125651121139</text:p>
          </table:table-cell>
          <table:table-cell table:number-columns-repeated="2"/>
        </table:table-row>
        <table:table-row table:style-name="ro1">
          <table:table-cell office:value-type="float" office:value="0.270923554897308" calcext:value-type="float">
            <text:p>0.270923554897308</text:p>
          </table:table-cell>
          <table:table-cell table:number-columns-repeated="2"/>
        </table:table-row>
        <table:table-row table:style-name="ro1">
          <table:table-cell office:value-type="float" office:value="0.317823261022568" calcext:value-type="float">
            <text:p>0.317823261022568</text:p>
          </table:table-cell>
          <table:table-cell table:number-columns-repeated="2"/>
        </table:table-row>
        <table:table-row table:style-name="ro1">
          <table:table-cell office:value-type="float" office:value="0.273574352264404" calcext:value-type="float">
            <text:p>0.273574352264404</text:p>
          </table:table-cell>
          <table:table-cell table:number-columns-repeated="2"/>
        </table:table-row>
        <table:table-row table:style-name="ro1">
          <table:table-cell office:value-type="float" office:value="0.433065235614777" calcext:value-type="float">
            <text:p>0.433065235614777</text:p>
          </table:table-cell>
          <table:table-cell table:number-columns-repeated="2"/>
        </table:table-row>
        <table:table-row table:style-name="ro1">
          <table:table-cell office:value-type="float" office:value="0.277668476104736" calcext:value-type="float">
            <text:p>0.277668476104736</text:p>
          </table:table-cell>
          <table:table-cell table:number-columns-repeated="2"/>
        </table:table-row>
        <table:table-row table:style-name="ro1">
          <table:table-cell office:value-type="float" office:value="0.453642815351486" calcext:value-type="float">
            <text:p>0.453642815351486</text:p>
          </table:table-cell>
          <table:table-cell table:number-columns-repeated="2"/>
        </table:table-row>
        <table:table-row table:style-name="ro1">
          <table:table-cell office:value-type="float" office:value="0.26667582988739" calcext:value-type="float">
            <text:p>0.26667582988739</text:p>
          </table:table-cell>
          <table:table-cell table:number-columns-repeated="2"/>
        </table:table-row>
        <table:table-row table:style-name="ro1">
          <table:table-cell office:value-type="float" office:value="0.3961181640625" calcext:value-type="float">
            <text:p>0.3961181640625</text:p>
          </table:table-cell>
          <table:table-cell table:number-columns-repeated="2"/>
        </table:table-row>
        <table:table-row table:style-name="ro1">
          <table:table-cell office:value-type="float" office:value="0.266863197088242" calcext:value-type="float">
            <text:p>0.266863197088242</text:p>
          </table:table-cell>
          <table:table-cell table:number-columns-repeated="2"/>
        </table:table-row>
        <table:table-row table:style-name="ro1">
          <table:table-cell office:value-type="float" office:value="0.424286186695099" calcext:value-type="float">
            <text:p>0.424286186695099</text:p>
          </table:table-cell>
          <table:table-cell table:number-columns-repeated="2"/>
        </table:table-row>
        <table:table-row table:style-name="ro1">
          <table:table-cell office:value-type="float" office:value="0.690980553627014" calcext:value-type="float">
            <text:p>0.690980553627014</text:p>
          </table:table-cell>
          <table:table-cell table:number-columns-repeated="2"/>
        </table:table-row>
        <table:table-row table:style-name="ro1">
          <table:table-cell office:value-type="float" office:value="0.268666237592697" calcext:value-type="float">
            <text:p>0.268666237592697</text:p>
          </table:table-cell>
          <table:table-cell table:number-columns-repeated="2"/>
        </table:table-row>
        <table:table-row table:style-name="ro1">
          <table:table-cell office:value-type="float" office:value="0.460366904735565" calcext:value-type="float">
            <text:p>0.460366904735565</text:p>
          </table:table-cell>
          <table:table-cell table:number-columns-repeated="2"/>
        </table:table-row>
        <table:table-row table:style-name="ro1">
          <table:table-cell office:value-type="float" office:value="0.267388880252838" calcext:value-type="float">
            <text:p>0.267388880252838</text:p>
          </table:table-cell>
          <table:table-cell table:number-columns-repeated="2"/>
        </table:table-row>
        <table:table-row table:style-name="ro1">
          <table:table-cell office:value-type="float" office:value="0.447117000818253" calcext:value-type="float">
            <text:p>0.447117000818253</text:p>
          </table:table-cell>
          <table:table-cell table:number-columns-repeated="2"/>
        </table:table-row>
        <table:table-row table:style-name="ro1">
          <table:table-cell office:value-type="float" office:value="0.267954856157303" calcext:value-type="float">
            <text:p>0.267954856157303</text:p>
          </table:table-cell>
          <table:table-cell table:number-columns-repeated="2"/>
        </table:table-row>
        <table:table-row table:style-name="ro1">
          <table:table-cell office:value-type="float" office:value="0.382003039121628" calcext:value-type="float">
            <text:p>0.382003039121628</text:p>
          </table:table-cell>
          <table:table-cell table:number-columns-repeated="2"/>
        </table:table-row>
        <table:table-row table:style-name="ro1">
          <table:table-cell office:value-type="float" office:value="0.269137740135193" calcext:value-type="float">
            <text:p>0.269137740135193</text:p>
          </table:table-cell>
          <table:table-cell table:number-columns-repeated="2"/>
        </table:table-row>
        <table:table-row table:style-name="ro1">
          <table:table-cell office:value-type="float" office:value="0.355312466621399" calcext:value-type="float">
            <text:p>0.355312466621399</text:p>
          </table:table-cell>
          <table:table-cell table:number-columns-repeated="2"/>
        </table:table-row>
        <table:table-row table:style-name="ro1">
          <table:table-cell office:value-type="float" office:value="0.837767601013184" calcext:value-type="float">
            <text:p>0.837767601013184</text:p>
          </table:table-cell>
          <table:table-cell table:number-columns-repeated="2"/>
        </table:table-row>
        <table:table-row table:style-name="ro1">
          <table:table-cell office:value-type="float" office:value="0.269752681255341" calcext:value-type="float">
            <text:p>0.269752681255341</text:p>
          </table:table-cell>
          <table:table-cell table:number-columns-repeated="2"/>
        </table:table-row>
        <table:table-row table:style-name="ro1">
          <table:table-cell office:value-type="float" office:value="0.356951862573624" calcext:value-type="float">
            <text:p>0.356951862573624</text:p>
          </table:table-cell>
          <table:table-cell table:number-columns-repeated="2"/>
        </table:table-row>
        <table:table-row table:style-name="ro1">
          <table:table-cell office:value-type="float" office:value="0.723458349704742" calcext:value-type="float">
            <text:p>0.723458349704742</text:p>
          </table:table-cell>
          <table:table-cell table:number-columns-repeated="2"/>
        </table:table-row>
        <table:table-row table:style-name="ro1">
          <table:table-cell office:value-type="float" office:value="0.267365604639053" calcext:value-type="float">
            <text:p>0.267365604639053</text:p>
          </table:table-cell>
          <table:table-cell table:number-columns-repeated="2"/>
        </table:table-row>
        <table:table-row table:style-name="ro1">
          <table:table-cell office:value-type="float" office:value="0.317805767059326" calcext:value-type="float">
            <text:p>0.317805767059326</text:p>
          </table:table-cell>
          <table:table-cell table:number-columns-repeated="2"/>
        </table:table-row>
        <table:table-row table:style-name="ro1">
          <table:table-cell office:value-type="float" office:value="0.785923659801483" calcext:value-type="float">
            <text:p>0.785923659801483</text:p>
          </table:table-cell>
          <table:table-cell table:number-columns-repeated="2"/>
        </table:table-row>
        <table:table-row table:style-name="ro1">
          <table:table-cell office:value-type="float" office:value="0.268141031265259" calcext:value-type="float">
            <text:p>0.268141031265259</text:p>
          </table:table-cell>
          <table:table-cell table:number-columns-repeated="2"/>
        </table:table-row>
        <table:table-row table:style-name="ro1">
          <table:table-cell office:value-type="float" office:value="0.403355002403259" calcext:value-type="float">
            <text:p>0.403355002403259</text:p>
          </table:table-cell>
          <table:table-cell table:number-columns-repeated="2"/>
        </table:table-row>
        <table:table-row table:style-name="ro1">
          <table:table-cell office:value-type="float" office:value="0.803336918354034" calcext:value-type="float">
            <text:p>0.803336918354034</text:p>
          </table:table-cell>
          <table:table-cell table:number-columns-repeated="2"/>
        </table:table-row>
        <table:table-row table:style-name="ro1">
          <table:table-cell office:value-type="float" office:value="0.268822312355041" calcext:value-type="float">
            <text:p>0.268822312355041</text:p>
          </table:table-cell>
          <table:table-cell table:number-columns-repeated="2"/>
        </table:table-row>
        <table:table-row table:style-name="ro1">
          <table:table-cell office:value-type="float" office:value="0.423417747020721" calcext:value-type="float">
            <text:p>0.423417747020721</text:p>
          </table:table-cell>
          <table:table-cell table:number-columns-repeated="2"/>
        </table:table-row>
        <table:table-row table:style-name="ro1">
          <table:table-cell office:value-type="float" office:value="0.710557222366333" calcext:value-type="float">
            <text:p>0.710557222366333</text:p>
          </table:table-cell>
          <table:table-cell table:number-columns-repeated="2"/>
        </table:table-row>
        <table:table-row table:style-name="ro1">
          <table:table-cell office:value-type="float" office:value="0.469048589468002" calcext:value-type="float">
            <text:p>0.469048589468002</text:p>
          </table:table-cell>
          <table:table-cell table:number-columns-repeated="2"/>
        </table:table-row>
        <table:table-row table:style-name="ro1">
          <table:table-cell office:value-type="float" office:value="0.773520529270172" calcext:value-type="float">
            <text:p>0.773520529270172</text:p>
          </table:table-cell>
          <table:table-cell table:number-columns-repeated="2"/>
        </table:table-row>
        <table:table-row table:style-name="ro1">
          <table:table-cell office:value-type="float" office:value="0.409623384475708" calcext:value-type="float">
            <text:p>0.409623384475708</text:p>
          </table:table-cell>
          <table:table-cell table:number-columns-repeated="2"/>
        </table:table-row>
        <table:table-row table:style-name="ro1">
          <table:table-cell office:value-type="float" office:value="0.686326086521149" calcext:value-type="float">
            <text:p>0.686326086521149</text:p>
          </table:table-cell>
          <table:table-cell table:number-columns-repeated="2"/>
        </table:table-row>
        <table:table-row table:style-name="ro1">
          <table:table-cell office:value-type="float" office:value="0.368933647871018" calcext:value-type="float">
            <text:p>0.368933647871018</text:p>
          </table:table-cell>
          <table:table-cell table:number-columns-repeated="2"/>
        </table:table-row>
        <table:table-row table:style-name="ro1">
          <table:table-cell office:value-type="float" office:value="0.755953311920166" calcext:value-type="float">
            <text:p>0.755953311920166</text:p>
          </table:table-cell>
          <table:table-cell table:number-columns-repeated="2"/>
        </table:table-row>
        <table:table-row table:style-name="ro1">
          <table:table-cell office:value-type="float" office:value="0.338674277067184" calcext:value-type="float">
            <text:p>0.338674277067184</text:p>
          </table:table-cell>
          <table:table-cell table:number-columns-repeated="2"/>
        </table:table-row>
        <table:table-row table:style-name="ro1">
          <table:table-cell office:value-type="float" office:value="0.653804540634155" calcext:value-type="float">
            <text:p>0.653804540634155</text:p>
          </table:table-cell>
          <table:table-cell table:number-columns-repeated="2"/>
        </table:table-row>
        <table:table-row table:style-name="ro1">
          <table:table-cell office:value-type="float" office:value="0.308249890804291" calcext:value-type="float">
            <text:p>0.308249890804291</text:p>
          </table:table-cell>
          <table:table-cell table:number-columns-repeated="2"/>
        </table:table-row>
        <table:table-row table:style-name="ro1">
          <table:table-cell office:value-type="float" office:value="0.348745048046112" calcext:value-type="float">
            <text:p>0.348745048046112</text:p>
          </table:table-cell>
          <table:table-cell table:number-columns-repeated="2"/>
        </table:table-row>
        <table:table-row table:style-name="ro1">
          <table:table-cell office:value-type="float" office:value="0.380461752414703" calcext:value-type="float">
            <text:p>0.380461752414703</text:p>
          </table:table-cell>
          <table:table-cell table:number-columns-repeated="2"/>
        </table:table-row>
        <table:table-row table:style-name="ro1">
          <table:table-cell office:value-type="float" office:value="0.351491153240204" calcext:value-type="float">
            <text:p>0.351491153240204</text:p>
          </table:table-cell>
          <table:table-cell table:number-columns-repeated="2"/>
        </table:table-row>
        <table:table-row table:style-name="ro1">
          <table:table-cell office:value-type="float" office:value="0.695737421512604" calcext:value-type="float">
            <text:p>0.695737421512604</text:p>
          </table:table-cell>
          <table:table-cell table:number-columns-repeated="2"/>
        </table:table-row>
        <table:table-row table:style-name="ro1">
          <table:table-cell office:value-type="float" office:value="0.328176110982895" calcext:value-type="float">
            <text:p>0.328176110982895</text:p>
          </table:table-cell>
          <table:table-cell table:number-columns-repeated="2"/>
        </table:table-row>
        <table:table-row table:style-name="ro1">
          <table:table-cell office:value-type="float" office:value="0.627937376499176" calcext:value-type="float">
            <text:p>0.627937376499176</text:p>
          </table:table-cell>
          <table:table-cell table:number-columns-repeated="2"/>
        </table:table-row>
        <table:table-row table:style-name="ro1">
          <table:table-cell office:value-type="float" office:value="0.319651395082474" calcext:value-type="float">
            <text:p>0.319651395082474</text:p>
          </table:table-cell>
          <table:table-cell table:number-columns-repeated="2"/>
        </table:table-row>
        <table:table-row table:style-name="ro1">
          <table:table-cell office:value-type="float" office:value="0.322634071111679" calcext:value-type="float">
            <text:p>0.322634071111679</text:p>
          </table:table-cell>
          <table:table-cell table:number-columns-repeated="2"/>
        </table:table-row>
        <table:table-row table:style-name="ro1">
          <table:table-cell office:value-type="float" office:value="0.330794394016266" calcext:value-type="float">
            <text:p>0.330794394016266</text:p>
          </table:table-cell>
          <table:table-cell table:number-columns-repeated="2"/>
        </table:table-row>
        <table:table-row table:style-name="ro1">
          <table:table-cell office:value-type="float" office:value="0.405149698257446" calcext:value-type="float">
            <text:p>0.405149698257446</text:p>
          </table:table-cell>
          <table:table-cell table:number-columns-repeated="2"/>
        </table:table-row>
        <table:table-row table:style-name="ro1">
          <table:table-cell office:value-type="float" office:value="0.39403373003006" calcext:value-type="float">
            <text:p>0.39403373003006</text:p>
          </table:table-cell>
          <table:table-cell table:number-columns-repeated="2"/>
        </table:table-row>
        <table:table-row table:style-name="ro1">
          <table:table-cell office:value-type="float" office:value="0.40531849861145" calcext:value-type="float">
            <text:p>0.40531849861145</text:p>
          </table:table-cell>
          <table:table-cell table:number-columns-repeated="2"/>
        </table:table-row>
        <table:table-row table:style-name="ro1">
          <table:table-cell office:value-type="float" office:value="0.405143231153488" calcext:value-type="float">
            <text:p>0.405143231153488</text:p>
          </table:table-cell>
          <table:table-cell table:number-columns-repeated="2"/>
        </table:table-row>
        <table:table-row table:style-name="ro1">
          <table:table-cell office:value-type="float" office:value="0.404290109872818" calcext:value-type="float">
            <text:p>0.404290109872818</text:p>
          </table:table-cell>
          <table:table-cell table:number-columns-repeated="2"/>
        </table:table-row>
        <table:table-row table:style-name="ro1">
          <table:table-cell office:value-type="float" office:value="0.493262201547623" calcext:value-type="float">
            <text:p>0.493262201547623</text:p>
          </table:table-cell>
          <table:table-cell table:number-columns-repeated="2"/>
        </table:table-row>
        <table:table-row table:style-name="ro1">
          <table:table-cell office:value-type="float" office:value="0.50394195318222" calcext:value-type="float">
            <text:p>0.50394195318222</text:p>
          </table:table-cell>
          <table:table-cell table:number-columns-repeated="2"/>
        </table:table-row>
        <table:table-row table:style-name="ro1">
          <table:table-cell office:value-type="float" office:value="0.489246547222138" calcext:value-type="float">
            <text:p>0.489246547222138</text:p>
          </table:table-cell>
          <table:table-cell table:number-columns-repeated="2"/>
        </table:table-row>
        <table:table-row table:style-name="ro1">
          <table:table-cell office:value-type="float" office:value="0.488419324159622" calcext:value-type="float">
            <text:p>0.488419324159622</text:p>
          </table:table-cell>
          <table:table-cell table:number-columns-repeated="2"/>
        </table:table-row>
        <table:table-row table:style-name="ro1">
          <table:table-cell office:value-type="float" office:value="0.481441378593445" calcext:value-type="float">
            <text:p>0.481441378593445</text:p>
          </table:table-cell>
          <table:table-cell table:number-columns-repeated="2"/>
        </table:table-row>
        <table:table-row table:style-name="ro1">
          <table:table-cell office:value-type="float" office:value="0.467152833938599" calcext:value-type="float">
            <text:p>0.467152833938599</text:p>
          </table:table-cell>
          <table:table-cell table:number-columns-repeated="2"/>
        </table:table-row>
        <table:table-row table:style-name="ro1">
          <table:table-cell office:value-type="float" office:value="0.467397600412369" calcext:value-type="float">
            <text:p>0.467397600412369</text:p>
          </table:table-cell>
          <table:table-cell table:number-columns-repeated="2"/>
        </table:table-row>
        <table:table-row table:style-name="ro1">
          <table:table-cell office:value-type="float" office:value="0.399151146411896" calcext:value-type="float">
            <text:p>0.399151146411896</text:p>
          </table:table-cell>
          <table:table-cell table:number-columns-repeated="2"/>
        </table:table-row>
        <table:table-row table:style-name="ro1">
          <table:table-cell office:value-type="float" office:value="0.399961739778519" calcext:value-type="float">
            <text:p>0.399961739778519</text:p>
          </table:table-cell>
          <table:table-cell table:number-columns-repeated="2"/>
        </table:table-row>
        <table:table-row table:style-name="ro1">
          <table:table-cell office:value-type="float" office:value="0.411518454551697" calcext:value-type="float">
            <text:p>0.411518454551697</text:p>
          </table:table-cell>
          <table:table-cell table:number-columns-repeated="2"/>
        </table:table-row>
        <table:table-row table:style-name="ro1">
          <table:table-cell office:value-type="float" office:value="0.414140939712524" calcext:value-type="float">
            <text:p>0.414140939712524</text:p>
          </table:table-cell>
          <table:table-cell table:number-columns-repeated="2"/>
        </table:table-row>
        <table:table-row table:style-name="ro1">
          <table:table-cell office:value-type="float" office:value="0.421053171157837" calcext:value-type="float">
            <text:p>0.421053171157837</text:p>
          </table:table-cell>
          <table:table-cell table:number-columns-repeated="2"/>
        </table:table-row>
        <table:table-row table:style-name="ro1">
          <table:table-cell office:value-type="float" office:value="0.411817103624344" calcext:value-type="float">
            <text:p>0.411817103624344</text:p>
          </table:table-cell>
          <table:table-cell table:number-columns-repeated="2"/>
        </table:table-row>
        <table:table-row table:style-name="ro1">
          <table:table-cell office:value-type="float" office:value="0.40807631611824" calcext:value-type="float">
            <text:p>0.40807631611824</text:p>
          </table:table-cell>
          <table:table-cell table:number-columns-repeated="2"/>
        </table:table-row>
        <table:table-row table:style-name="ro1">
          <table:table-cell office:value-type="float" office:value="0.414058446884155" calcext:value-type="float">
            <text:p>0.414058446884155</text:p>
          </table:table-cell>
          <table:table-cell table:number-columns-repeated="2"/>
        </table:table-row>
        <table:table-row table:style-name="ro1">
          <table:table-cell office:value-type="float" office:value="0.399534314870834" calcext:value-type="float">
            <text:p>0.399534314870834</text:p>
          </table:table-cell>
          <table:table-cell table:number-columns-repeated="2"/>
        </table:table-row>
        <table:table-row table:style-name="ro1">
          <table:table-cell office:value-type="float" office:value="0.390503019094467" calcext:value-type="float">
            <text:p>0.390503019094467</text:p>
          </table:table-cell>
          <table:table-cell table:number-columns-repeated="2"/>
        </table:table-row>
        <table:table-row table:style-name="ro1">
          <table:table-cell office:value-type="float" office:value="0.391783088445663" calcext:value-type="float">
            <text:p>0.391783088445663</text:p>
          </table:table-cell>
          <table:table-cell table:number-columns-repeated="2"/>
        </table:table-row>
        <table:table-row table:style-name="ro1">
          <table:table-cell office:value-type="float" office:value="0.392758458852768" calcext:value-type="float">
            <text:p>0.392758458852768</text:p>
          </table:table-cell>
          <table:table-cell table:number-columns-repeated="2"/>
        </table:table-row>
        <table:table-row table:style-name="ro1">
          <table:table-cell office:value-type="float" office:value="0.324876248836517" calcext:value-type="float">
            <text:p>0.324876248836517</text:p>
          </table:table-cell>
          <table:table-cell table:number-columns-repeated="2"/>
        </table:table-row>
        <table:table-row table:style-name="ro1">
          <table:table-cell office:value-type="float" office:value="0.313720196485519" calcext:value-type="float">
            <text:p>0.313720196485519</text:p>
          </table:table-cell>
          <table:table-cell table:number-columns-repeated="2"/>
        </table:table-row>
        <table:table-row table:style-name="ro1">
          <table:table-cell office:value-type="float" office:value="0.32805010676384" calcext:value-type="float">
            <text:p>0.32805010676384</text:p>
          </table:table-cell>
          <table:table-cell table:number-columns-repeated="2"/>
        </table:table-row>
        <table:table-row table:style-name="ro1">
          <table:table-cell office:value-type="float" office:value="0.336660206317902" calcext:value-type="float">
            <text:p>0.336660206317902</text:p>
          </table:table-cell>
          <table:table-cell table:number-columns-repeated="2"/>
        </table:table-row>
        <table:table-row table:style-name="ro1">
          <table:table-cell office:value-type="float" office:value="0.343089640140533" calcext:value-type="float">
            <text:p>0.343089640140533</text:p>
          </table:table-cell>
          <table:table-cell table:number-columns-repeated="2"/>
        </table:table-row>
        <table:table-row table:style-name="ro1">
          <table:table-cell office:value-type="float" office:value="0.336488991975784" calcext:value-type="float">
            <text:p>0.336488991975784</text:p>
          </table:table-cell>
          <table:table-cell table:number-columns-repeated="2"/>
        </table:table-row>
        <table:table-row table:style-name="ro1">
          <table:table-cell office:value-type="float" office:value="0.337519526481628" calcext:value-type="float">
            <text:p>0.337519526481628</text:p>
          </table:table-cell>
          <table:table-cell table:number-columns-repeated="2"/>
        </table:table-row>
        <table:table-row table:style-name="ro1">
          <table:table-cell office:value-type="float" office:value="0.340095400810242" calcext:value-type="float">
            <text:p>0.340095400810242</text:p>
          </table:table-cell>
          <table:table-cell table:number-columns-repeated="2"/>
        </table:table-row>
        <table:table-row table:style-name="ro1">
          <table:table-cell office:value-type="float" office:value="0.353223085403442" calcext:value-type="float">
            <text:p>0.353223085403442</text:p>
          </table:table-cell>
          <table:table-cell table:number-columns-repeated="2"/>
        </table:table-row>
        <table:table-row table:style-name="ro1">
          <table:table-cell office:value-type="float" office:value="0.348088592290878" calcext:value-type="float">
            <text:p>0.348088592290878</text:p>
          </table:table-cell>
          <table:table-cell table:number-columns-repeated="2"/>
        </table:table-row>
        <table:table-row table:style-name="ro1">
          <table:table-cell office:value-type="float" office:value="0.397401690483093" calcext:value-type="float">
            <text:p>0.397401690483093</text:p>
          </table:table-cell>
          <table:table-cell table:number-columns-repeated="2"/>
        </table:table-row>
        <table:table-row table:style-name="ro1">
          <table:table-cell office:value-type="float" office:value="0.381327390670776" calcext:value-type="float">
            <text:p>0.381327390670776</text:p>
          </table:table-cell>
          <table:table-cell table:number-columns-repeated="2"/>
        </table:table-row>
        <table:table-row table:style-name="ro1">
          <table:table-cell office:value-type="float" office:value="0.465815603733063" calcext:value-type="float">
            <text:p>0.465815603733063</text:p>
          </table:table-cell>
          <table:table-cell table:number-columns-repeated="2"/>
        </table:table-row>
        <table:table-row table:style-name="ro1">
          <table:table-cell office:value-type="float" office:value="0.489185661077499" calcext:value-type="float">
            <text:p>0.489185661077499</text:p>
          </table:table-cell>
          <table:table-cell table:number-columns-repeated="2"/>
        </table:table-row>
        <table:table-row table:style-name="ro1">
          <table:table-cell office:value-type="float" office:value="0.498589932918549" calcext:value-type="float">
            <text:p>0.498589932918549</text:p>
          </table:table-cell>
          <table:table-cell table:number-columns-repeated="2"/>
        </table:table-row>
        <table:table-row table:style-name="ro1">
          <table:table-cell office:value-type="float" office:value="0.517774224281311" calcext:value-type="float">
            <text:p>0.517774224281311</text:p>
          </table:table-cell>
          <table:table-cell table:number-columns-repeated="2"/>
        </table:table-row>
        <table:table-row table:style-name="ro1">
          <table:table-cell office:value-type="float" office:value="0.548262357711792" calcext:value-type="float">
            <text:p>0.548262357711792</text:p>
          </table:table-cell>
          <table:table-cell table:number-columns-repeated="2"/>
        </table:table-row>
        <table:table-row table:style-name="ro1">
          <table:table-cell office:value-type="float" office:value="0.537321031093597" calcext:value-type="float">
            <text:p>0.537321031093597</text:p>
          </table:table-cell>
          <table:table-cell table:number-columns-repeated="2"/>
        </table:table-row>
        <table:table-row table:style-name="ro1">
          <table:table-cell office:value-type="float" office:value="0.539487302303314" calcext:value-type="float">
            <text:p>0.539487302303314</text:p>
          </table:table-cell>
          <table:table-cell table:number-columns-repeated="2"/>
        </table:table-row>
        <table:table-row table:style-name="ro1">
          <table:table-cell office:value-type="float" office:value="0.532924890518189" calcext:value-type="float">
            <text:p>0.532924890518189</text:p>
          </table:table-cell>
          <table:table-cell table:number-columns-repeated="2"/>
        </table:table-row>
        <table:table-row table:style-name="ro1">
          <table:table-cell office:value-type="float" office:value="0.516708672046661" calcext:value-type="float">
            <text:p>0.516708672046661</text:p>
          </table:table-cell>
          <table:table-cell table:number-columns-repeated="2"/>
        </table:table-row>
        <table:table-row table:style-name="ro1">
          <table:table-cell office:value-type="float" office:value="0.490659534931183" calcext:value-type="float">
            <text:p>0.490659534931183</text:p>
          </table:table-cell>
          <table:table-cell table:number-columns-repeated="2"/>
        </table:table-row>
        <table:table-row table:style-name="ro1">
          <table:table-cell office:value-type="float" office:value="0.471509277820587" calcext:value-type="float">
            <text:p>0.471509277820587</text:p>
          </table:table-cell>
          <table:table-cell table:number-columns-repeated="2"/>
        </table:table-row>
        <table:table-row table:style-name="ro1">
          <table:table-cell office:value-type="float" office:value="0.468853712081909" calcext:value-type="float">
            <text:p>0.468853712081909</text:p>
          </table:table-cell>
          <table:table-cell table:number-columns-repeated="2"/>
        </table:table-row>
        <table:table-row table:style-name="ro1">
          <table:table-cell office:value-type="float" office:value="0.387667894363403" calcext:value-type="float">
            <text:p>0.387667894363403</text:p>
          </table:table-cell>
          <table:table-cell table:number-columns-repeated="2"/>
        </table:table-row>
        <table:table-row table:style-name="ro1">
          <table:table-cell office:value-type="float" office:value="0.367465257644653" calcext:value-type="float">
            <text:p>0.367465257644653</text:p>
          </table:table-cell>
          <table:table-cell table:number-columns-repeated="2"/>
        </table:table-row>
        <table:table-row table:style-name="ro1">
          <table:table-cell office:value-type="float" office:value="0.364450067281723" calcext:value-type="float">
            <text:p>0.364450067281723</text:p>
          </table:table-cell>
          <table:table-cell table:number-columns-repeated="2"/>
        </table:table-row>
        <table:table-row table:style-name="ro1">
          <table:table-cell office:value-type="float" office:value="0.373294919729233" calcext:value-type="float">
            <text:p>0.373294919729233</text:p>
          </table:table-cell>
          <table:table-cell table:number-columns-repeated="2"/>
        </table:table-row>
        <table:table-row table:style-name="ro1">
          <table:table-cell office:value-type="float" office:value="0.352873980998993" calcext:value-type="float">
            <text:p>0.352873980998993</text:p>
          </table:table-cell>
          <table:table-cell table:number-columns-repeated="2"/>
        </table:table-row>
        <table:table-row table:style-name="ro1">
          <table:table-cell office:value-type="float" office:value="0.345891445875168" calcext:value-type="float">
            <text:p>0.345891445875168</text:p>
          </table:table-cell>
          <table:table-cell table:number-columns-repeated="2"/>
        </table:table-row>
        <table:table-row table:style-name="ro1">
          <table:table-cell office:value-type="float" office:value="0.330035775899887" calcext:value-type="float">
            <text:p>0.330035775899887</text:p>
          </table:table-cell>
          <table:table-cell table:number-columns-repeated="2"/>
        </table:table-row>
        <table:table-row table:style-name="ro1">
          <table:table-cell office:value-type="float" office:value="0.332622617483139" calcext:value-type="float">
            <text:p>0.332622617483139</text:p>
          </table:table-cell>
          <table:table-cell table:number-columns-repeated="2"/>
        </table:table-row>
        <table:table-row table:style-name="ro1">
          <table:table-cell office:value-type="float" office:value="0.329435229301453" calcext:value-type="float">
            <text:p>0.329435229301453</text:p>
          </table:table-cell>
          <table:table-cell table:number-columns-repeated="2"/>
        </table:table-row>
        <table:table-row table:style-name="ro1">
          <table:table-cell office:value-type="float" office:value="0.331403255462646" calcext:value-type="float">
            <text:p>0.331403255462646</text:p>
          </table:table-cell>
          <table:table-cell table:number-columns-repeated="2"/>
        </table:table-row>
        <table:table-row table:style-name="ro1">
          <table:table-cell office:value-type="float" office:value="0.316477179527283" calcext:value-type="float">
            <text:p>0.316477179527283</text:p>
          </table:table-cell>
          <table:table-cell table:number-columns-repeated="2"/>
        </table:table-row>
        <table:table-row table:style-name="ro1">
          <table:table-cell office:value-type="float" office:value="0.307825744152069" calcext:value-type="float">
            <text:p>0.307825744152069</text:p>
          </table:table-cell>
          <table:table-cell table:number-columns-repeated="2"/>
        </table:table-row>
        <table:table-row table:style-name="ro1">
          <table:table-cell office:value-type="float" office:value="0.269197285175323" calcext:value-type="float">
            <text:p>0.269197285175323</text:p>
          </table:table-cell>
          <table:table-cell table:number-columns-repeated="2"/>
        </table:table-row>
        <table:table-row table:style-name="ro1">
          <table:table-cell office:value-type="float" office:value="0.257235378026962" calcext:value-type="float">
            <text:p>0.257235378026962</text:p>
          </table:table-cell>
          <table:table-cell table:number-columns-repeated="2"/>
        </table:table-row>
        <table:table-row table:style-name="ro1">
          <table:table-cell office:value-type="float" office:value="0.257849723100662" calcext:value-type="float">
            <text:p>0.257849723100662</text:p>
          </table:table-cell>
          <table:table-cell table:number-columns-repeated="2"/>
        </table:table-row>
        <table:table-row table:style-name="ro1">
          <table:table-cell office:value-type="float" office:value="0.260676234960556" calcext:value-type="float">
            <text:p>0.260676234960556</text:p>
          </table:table-cell>
          <table:table-cell table:number-columns-repeated="2"/>
        </table:table-row>
        <table:table-row table:style-name="ro1">
          <table:table-cell office:value-type="float" office:value="0.282788962125778" calcext:value-type="float">
            <text:p>0.282788962125778</text:p>
          </table:table-cell>
          <table:table-cell table:number-columns-repeated="2"/>
        </table:table-row>
        <table:table-row table:style-name="ro1">
          <table:table-cell office:value-type="float" office:value="0.310156524181366" calcext:value-type="float">
            <text:p>0.310156524181366</text:p>
          </table:table-cell>
          <table:table-cell table:number-columns-repeated="2"/>
        </table:table-row>
        <table:table-row table:style-name="ro1">
          <table:table-cell office:value-type="float" office:value="0.29912531375885" calcext:value-type="float">
            <text:p>0.29912531375885</text:p>
          </table:table-cell>
          <table:table-cell table:number-columns-repeated="2"/>
        </table:table-row>
        <table:table-row table:style-name="ro1">
          <table:table-cell office:value-type="float" office:value="0.301885455846786" calcext:value-type="float">
            <text:p>0.301885455846786</text:p>
          </table:table-cell>
          <table:table-cell table:number-columns-repeated="2"/>
        </table:table-row>
        <table:table-row table:style-name="ro1">
          <table:table-cell office:value-type="float" office:value="0.285584092140198" calcext:value-type="float">
            <text:p>0.285584092140198</text:p>
          </table:table-cell>
          <table:table-cell table:number-columns-repeated="2"/>
        </table:table-row>
        <table:table-row table:style-name="ro1">
          <table:table-cell office:value-type="float" office:value="0.273996651172638" calcext:value-type="float">
            <text:p>0.273996651172638</text:p>
          </table:table-cell>
          <table:table-cell table:number-columns-repeated="2"/>
        </table:table-row>
        <table:table-row table:style-name="ro1">
          <table:table-cell office:value-type="float" office:value="0.278171122074127" calcext:value-type="float">
            <text:p>0.278171122074127</text:p>
          </table:table-cell>
          <table:table-cell table:number-columns-repeated="2"/>
        </table:table-row>
        <table:table-row table:style-name="ro1">
          <table:table-cell office:value-type="float" office:value="0.347688257694244" calcext:value-type="float">
            <text:p>0.347688257694244</text:p>
          </table:table-cell>
          <table:table-cell table:number-columns-repeated="2"/>
        </table:table-row>
        <table:table-row table:style-name="ro1">
          <table:table-cell office:value-type="float" office:value="0.290987133979797" calcext:value-type="float">
            <text:p>0.290987133979797</text:p>
          </table:table-cell>
          <table:table-cell table:number-columns-repeated="2"/>
        </table:table-row>
        <table:table-row table:style-name="ro1">
          <table:table-cell office:value-type="float" office:value="0.484809517860413" calcext:value-type="float">
            <text:p>0.484809517860413</text:p>
          </table:table-cell>
          <table:table-cell table:number-columns-repeated="2"/>
        </table:table-row>
        <table:table-row table:style-name="ro1">
          <table:table-cell office:value-type="float" office:value="0.709287047386169" calcext:value-type="float">
            <text:p>0.709287047386169</text:p>
          </table:table-cell>
          <table:table-cell table:number-columns-repeated="2"/>
        </table:table-row>
        <table:table-row table:style-name="ro1">
          <table:table-cell office:value-type="float" office:value="0.324034810066223" calcext:value-type="float">
            <text:p>0.324034810066223</text:p>
          </table:table-cell>
          <table:table-cell table:number-columns-repeated="2"/>
        </table:table-row>
        <table:table-row table:style-name="ro1">
          <table:table-cell office:value-type="float" office:value="0.425934046506882" calcext:value-type="float">
            <text:p>0.425934046506882</text:p>
          </table:table-cell>
          <table:table-cell table:number-columns-repeated="2"/>
        </table:table-row>
        <table:table-row table:style-name="ro1">
          <table:table-cell office:value-type="float" office:value="0.597815990447998" calcext:value-type="float">
            <text:p>0.597815990447998</text:p>
          </table:table-cell>
          <table:table-cell table:number-columns-repeated="2"/>
        </table:table-row>
        <table:table-row table:style-name="ro1">
          <table:table-cell office:value-type="float" office:value="0.52080500125885" calcext:value-type="float">
            <text:p>0.52080500125885</text:p>
          </table:table-cell>
          <table:table-cell table:number-columns-repeated="2"/>
        </table:table-row>
        <table:table-row table:style-name="ro1">
          <table:table-cell office:value-type="float" office:value="0.423268288373947" calcext:value-type="float">
            <text:p>0.423268288373947</text:p>
          </table:table-cell>
          <table:table-cell table:number-columns-repeated="2"/>
        </table:table-row>
        <table:table-row table:style-name="ro1">
          <table:table-cell office:value-type="float" office:value="0.340157479047775" calcext:value-type="float">
            <text:p>0.340157479047775</text:p>
          </table:table-cell>
          <table:table-cell table:number-columns-repeated="2"/>
        </table:table-row>
        <table:table-row table:style-name="ro1">
          <table:table-cell office:value-type="float" office:value="0.286843150854111" calcext:value-type="float">
            <text:p>0.286843150854111</text:p>
          </table:table-cell>
          <table:table-cell table:number-columns-repeated="2"/>
        </table:table-row>
        <table:table-row table:style-name="ro1">
          <table:table-cell office:value-type="float" office:value="0.333234757184982" calcext:value-type="float">
            <text:p>0.333234757184982</text:p>
          </table:table-cell>
          <table:table-cell table:number-columns-repeated="2"/>
        </table:table-row>
        <table:table-row table:style-name="ro1">
          <table:table-cell office:value-type="float" office:value="0.388880401849747" calcext:value-type="float">
            <text:p>0.388880401849747</text:p>
          </table:table-cell>
          <table:table-cell table:number-columns-repeated="2"/>
        </table:table-row>
        <table:table-row table:style-name="ro1">
          <table:table-cell office:value-type="float" office:value="0.6787029504776" calcext:value-type="float">
            <text:p>0.6787029504776</text:p>
          </table:table-cell>
          <table:table-cell table:number-columns-repeated="2"/>
        </table:table-row>
        <table:table-row table:style-name="ro1">
          <table:table-cell office:value-type="float" office:value="0.447770029306412" calcext:value-type="float">
            <text:p>0.447770029306412</text:p>
          </table:table-cell>
          <table:table-cell table:number-columns-repeated="2"/>
        </table:table-row>
        <table:table-row table:style-name="ro1">
          <table:table-cell office:value-type="float" office:value="0.450448244810104" calcext:value-type="float">
            <text:p>0.450448244810104</text:p>
          </table:table-cell>
          <table:table-cell table:number-columns-repeated="2"/>
        </table:table-row>
        <table:table-row table:style-name="ro1">
          <table:table-cell office:value-type="float" office:value="0.615838170051575" calcext:value-type="float">
            <text:p>0.615838170051575</text:p>
          </table:table-cell>
          <table:table-cell table:number-columns-repeated="2"/>
        </table:table-row>
        <table:table-row table:style-name="ro1">
          <table:table-cell office:value-type="float" office:value="0.485316216945648" calcext:value-type="float">
            <text:p>0.485316216945648</text:p>
          </table:table-cell>
          <table:table-cell table:number-columns-repeated="2"/>
        </table:table-row>
        <table:table-row table:style-name="ro1">
          <table:table-cell office:value-type="float" office:value="0.824655950069428" calcext:value-type="float">
            <text:p>0.824655950069428</text:p>
          </table:table-cell>
          <table:table-cell table:number-columns-repeated="2"/>
        </table:table-row>
        <table:table-row table:style-name="ro1">
          <table:table-cell office:value-type="float" office:value="0.397657930850983" calcext:value-type="float">
            <text:p>0.397657930850983</text:p>
          </table:table-cell>
          <table:table-cell table:number-columns-repeated="2"/>
        </table:table-row>
        <table:table-row table:style-name="ro1">
          <table:table-cell office:value-type="float" office:value="0.84061998128891" calcext:value-type="float">
            <text:p>0.84061998128891</text:p>
          </table:table-cell>
          <table:table-cell table:number-columns-repeated="2"/>
        </table:table-row>
        <table:table-row table:style-name="ro1">
          <table:table-cell office:value-type="float" office:value="0.427892804145813" calcext:value-type="float">
            <text:p>0.427892804145813</text:p>
          </table:table-cell>
          <table:table-cell table:number-columns-repeated="2"/>
        </table:table-row>
        <table:table-row table:style-name="ro1">
          <table:table-cell office:value-type="float" office:value="0.874195158481598" calcext:value-type="float">
            <text:p>0.874195158481598</text:p>
          </table:table-cell>
          <table:table-cell table:number-columns-repeated="2"/>
        </table:table-row>
        <table:table-row table:style-name="ro1">
          <table:table-cell office:value-type="float" office:value="0.49674916267395" calcext:value-type="float">
            <text:p>0.49674916267395</text:p>
          </table:table-cell>
          <table:table-cell table:number-columns-repeated="2"/>
        </table:table-row>
        <table:table-row table:style-name="ro1">
          <table:table-cell office:value-type="float" office:value="0.882639527320862" calcext:value-type="float">
            <text:p>0.882639527320862</text:p>
          </table:table-cell>
          <table:table-cell table:number-columns-repeated="2"/>
        </table:table-row>
        <table:table-row table:style-name="ro1">
          <table:table-cell office:value-type="float" office:value="0.534418702125549" calcext:value-type="float">
            <text:p>0.534418702125549</text:p>
          </table:table-cell>
          <table:table-cell table:number-columns-repeated="2"/>
        </table:table-row>
        <table:table-row table:style-name="ro1">
          <table:table-cell office:value-type="float" office:value="0.895971655845642" calcext:value-type="float">
            <text:p>0.895971655845642</text:p>
          </table:table-cell>
          <table:table-cell table:number-columns-repeated="2"/>
        </table:table-row>
        <table:table-row table:style-name="ro1">
          <table:table-cell office:value-type="float" office:value="0.505895137786865" calcext:value-type="float">
            <text:p>0.505895137786865</text:p>
          </table:table-cell>
          <table:table-cell table:number-columns-repeated="2"/>
        </table:table-row>
        <table:table-row table:style-name="ro1">
          <table:table-cell office:value-type="float" office:value="0.914656698703766" calcext:value-type="float">
            <text:p>0.914656698703766</text:p>
          </table:table-cell>
          <table:table-cell table:number-columns-repeated="2"/>
        </table:table-row>
        <table:table-row table:style-name="ro1">
          <table:table-cell office:value-type="float" office:value="0.513380587100983" calcext:value-type="float">
            <text:p>0.513380587100983</text:p>
          </table:table-cell>
          <table:table-cell table:number-columns-repeated="2"/>
        </table:table-row>
        <table:table-row table:style-name="ro1">
          <table:table-cell office:value-type="float" office:value="0.916037559509277" calcext:value-type="float">
            <text:p>0.916037559509277</text:p>
          </table:table-cell>
          <table:table-cell table:number-columns-repeated="2"/>
        </table:table-row>
        <table:table-row table:style-name="ro1">
          <table:table-cell office:value-type="float" office:value="0.455382019281387" calcext:value-type="float">
            <text:p>0.455382019281387</text:p>
          </table:table-cell>
          <table:table-cell table:number-columns-repeated="2"/>
        </table:table-row>
        <table:table-row table:style-name="ro1">
          <table:table-cell office:value-type="float" office:value="0.928288340568542" calcext:value-type="float">
            <text:p>0.928288340568542</text:p>
          </table:table-cell>
          <table:table-cell table:number-columns-repeated="2"/>
        </table:table-row>
        <table:table-row table:style-name="ro1">
          <table:table-cell office:value-type="float" office:value="0.387289315462112" calcext:value-type="float">
            <text:p>0.387289315462112</text:p>
          </table:table-cell>
          <table:table-cell table:number-columns-repeated="2"/>
        </table:table-row>
        <table:table-row table:style-name="ro1">
          <table:table-cell office:value-type="float" office:value="0.912973642349243" calcext:value-type="float">
            <text:p>0.912973642349243</text:p>
          </table:table-cell>
          <table:table-cell table:number-columns-repeated="2"/>
        </table:table-row>
        <table:table-row table:style-name="ro1">
          <table:table-cell office:value-type="float" office:value="0.345407128334045" calcext:value-type="float">
            <text:p>0.345407128334045</text:p>
          </table:table-cell>
          <table:table-cell table:number-columns-repeated="2"/>
        </table:table-row>
        <table:table-row table:style-name="ro1">
          <table:table-cell office:value-type="float" office:value="0.90525496006012" calcext:value-type="float">
            <text:p>0.90525496006012</text:p>
          </table:table-cell>
          <table:table-cell table:number-columns-repeated="2"/>
        </table:table-row>
        <table:table-row table:style-name="ro1">
          <table:table-cell office:value-type="float" office:value="0.377034336328507" calcext:value-type="float">
            <text:p>0.377034336328507</text:p>
          </table:table-cell>
          <table:table-cell table:number-columns-repeated="2"/>
        </table:table-row>
        <table:table-row table:style-name="ro1">
          <table:table-cell office:value-type="float" office:value="0.911567568778992" calcext:value-type="float">
            <text:p>0.911567568778992</text:p>
          </table:table-cell>
          <table:table-cell table:number-columns-repeated="2"/>
        </table:table-row>
        <table:table-row table:style-name="ro1">
          <table:table-cell office:value-type="float" office:value="0.392404228448868" calcext:value-type="float">
            <text:p>0.392404228448868</text:p>
          </table:table-cell>
          <table:table-cell table:number-columns-repeated="2"/>
        </table:table-row>
        <table:table-row table:style-name="ro1">
          <table:table-cell office:value-type="float" office:value="0.909191191196442" calcext:value-type="float">
            <text:p>0.909191191196442</text:p>
          </table:table-cell>
          <table:table-cell table:number-columns-repeated="2"/>
        </table:table-row>
        <table:table-row table:style-name="ro1">
          <table:table-cell office:value-type="float" office:value="0.346324801445007" calcext:value-type="float">
            <text:p>0.346324801445007</text:p>
          </table:table-cell>
          <table:table-cell table:number-columns-repeated="2"/>
        </table:table-row>
        <table:table-row table:style-name="ro1">
          <table:table-cell office:value-type="float" office:value="0.910799920558929" calcext:value-type="float">
            <text:p>0.910799920558929</text:p>
          </table:table-cell>
          <table:table-cell table:number-columns-repeated="2"/>
        </table:table-row>
        <table:table-row table:style-name="ro1">
          <table:table-cell office:value-type="float" office:value="0.342942923307419" calcext:value-type="float">
            <text:p>0.342942923307419</text:p>
          </table:table-cell>
          <table:table-cell table:number-columns-repeated="2"/>
        </table:table-row>
        <table:table-row table:style-name="ro1">
          <table:table-cell office:value-type="float" office:value="0.904049277305603" calcext:value-type="float">
            <text:p>0.904049277305603</text:p>
          </table:table-cell>
          <table:table-cell table:number-columns-repeated="2"/>
        </table:table-row>
        <table:table-row table:style-name="ro1">
          <table:table-cell office:value-type="float" office:value="0.389655351638794" calcext:value-type="float">
            <text:p>0.389655351638794</text:p>
          </table:table-cell>
          <table:table-cell table:number-columns-repeated="2"/>
        </table:table-row>
        <table:table-row table:style-name="ro1">
          <table:table-cell office:value-type="float" office:value="0.89840304851532" calcext:value-type="float">
            <text:p>0.89840304851532</text:p>
          </table:table-cell>
          <table:table-cell table:number-columns-repeated="2"/>
        </table:table-row>
        <table:table-row table:style-name="ro1">
          <table:table-cell office:value-type="float" office:value="0.403430044651032" calcext:value-type="float">
            <text:p>0.403430044651032</text:p>
          </table:table-cell>
          <table:table-cell table:number-columns-repeated="2"/>
        </table:table-row>
        <table:table-row table:style-name="ro1">
          <table:table-cell office:value-type="float" office:value="0.903089940547943" calcext:value-type="float">
            <text:p>0.903089940547943</text:p>
          </table:table-cell>
          <table:table-cell table:number-columns-repeated="2"/>
        </table:table-row>
        <table:table-row table:style-name="ro1">
          <table:table-cell office:value-type="float" office:value="0.387583345174789" calcext:value-type="float">
            <text:p>0.387583345174789</text:p>
          </table:table-cell>
          <table:table-cell table:number-columns-repeated="2"/>
        </table:table-row>
        <table:table-row table:style-name="ro1">
          <table:table-cell office:value-type="float" office:value="0.910001635551452" calcext:value-type="float">
            <text:p>0.910001635551452</text:p>
          </table:table-cell>
          <table:table-cell table:number-columns-repeated="2"/>
        </table:table-row>
        <table:table-row table:style-name="ro1">
          <table:table-cell office:value-type="float" office:value="0.356463074684143" calcext:value-type="float">
            <text:p>0.356463074684143</text:p>
          </table:table-cell>
          <table:table-cell table:number-columns-repeated="2"/>
        </table:table-row>
        <table:table-row table:style-name="ro1">
          <table:table-cell office:value-type="float" office:value="0.891721665859222" calcext:value-type="float">
            <text:p>0.891721665859222</text:p>
          </table:table-cell>
          <table:table-cell table:number-columns-repeated="2"/>
        </table:table-row>
        <table:table-row table:style-name="ro1">
          <table:table-cell office:value-type="float" office:value="0.401596188545227" calcext:value-type="float">
            <text:p>0.401596188545227</text:p>
          </table:table-cell>
          <table:table-cell table:number-columns-repeated="2"/>
        </table:table-row>
        <table:table-row table:style-name="ro1">
          <table:table-cell office:value-type="float" office:value="0.896799504756928" calcext:value-type="float">
            <text:p>0.896799504756928</text:p>
          </table:table-cell>
          <table:table-cell table:number-columns-repeated="2"/>
        </table:table-row>
        <table:table-row table:style-name="ro1">
          <table:table-cell office:value-type="float" office:value="0.406224131584168" calcext:value-type="float">
            <text:p>0.406224131584168</text:p>
          </table:table-cell>
          <table:table-cell table:number-columns-repeated="2"/>
        </table:table-row>
        <table:table-row table:style-name="ro1">
          <table:table-cell office:value-type="float" office:value="0.887062072753906" calcext:value-type="float">
            <text:p>0.887062072753906</text:p>
          </table:table-cell>
          <table:table-cell table:number-columns-repeated="2"/>
        </table:table-row>
        <table:table-row table:style-name="ro1">
          <table:table-cell office:value-type="float" office:value="0.41479554772377" calcext:value-type="float">
            <text:p>0.41479554772377</text:p>
          </table:table-cell>
          <table:table-cell table:number-columns-repeated="2"/>
        </table:table-row>
        <table:table-row table:style-name="ro1">
          <table:table-cell office:value-type="float" office:value="0.886981010437012" calcext:value-type="float">
            <text:p>0.886981010437012</text:p>
          </table:table-cell>
          <table:table-cell table:number-columns-repeated="2"/>
        </table:table-row>
        <table:table-row table:style-name="ro1">
          <table:table-cell office:value-type="float" office:value="0.416974693536758" calcext:value-type="float">
            <text:p>0.416974693536758</text:p>
          </table:table-cell>
          <table:table-cell table:number-columns-repeated="2"/>
        </table:table-row>
        <table:table-row table:style-name="ro1">
          <table:table-cell office:value-type="float" office:value="0.882563352584839" calcext:value-type="float">
            <text:p>0.882563352584839</text:p>
          </table:table-cell>
          <table:table-cell table:number-columns-repeated="2"/>
        </table:table-row>
        <table:table-row table:style-name="ro1">
          <table:table-cell office:value-type="float" office:value="0.410775631666184" calcext:value-type="float">
            <text:p>0.410775631666184</text:p>
          </table:table-cell>
          <table:table-cell table:number-columns-repeated="2"/>
        </table:table-row>
        <table:table-row table:style-name="ro1">
          <table:table-cell office:value-type="float" office:value="0.882977366447449" calcext:value-type="float">
            <text:p>0.882977366447449</text:p>
          </table:table-cell>
          <table:table-cell table:number-columns-repeated="2"/>
        </table:table-row>
        <table:table-row table:style-name="ro1">
          <table:table-cell office:value-type="float" office:value="0.407597124576569" calcext:value-type="float">
            <text:p>0.407597124576569</text:p>
          </table:table-cell>
          <table:table-cell table:number-columns-repeated="2"/>
        </table:table-row>
        <table:table-row table:style-name="ro1">
          <table:table-cell office:value-type="float" office:value="0.886422336101532" calcext:value-type="float">
            <text:p>0.886422336101532</text:p>
          </table:table-cell>
          <table:table-cell table:number-columns-repeated="2"/>
        </table:table-row>
        <table:table-row table:style-name="ro1">
          <table:table-cell office:value-type="float" office:value="0.376270681619644" calcext:value-type="float">
            <text:p>0.376270681619644</text:p>
          </table:table-cell>
          <table:table-cell table:number-columns-repeated="2"/>
        </table:table-row>
        <table:table-row table:style-name="ro1">
          <table:table-cell office:value-type="float" office:value="0.887112021446228" calcext:value-type="float">
            <text:p>0.887112021446228</text:p>
          </table:table-cell>
          <table:table-cell table:number-columns-repeated="2"/>
        </table:table-row>
        <table:table-row table:style-name="ro1">
          <table:table-cell office:value-type="float" office:value="0.3739073574543" calcext:value-type="float">
            <text:p>0.3739073574543</text:p>
          </table:table-cell>
          <table:table-cell table:number-columns-repeated="2"/>
        </table:table-row>
        <table:table-row table:style-name="ro1">
          <table:table-cell office:value-type="float" office:value="0.891784071922302" calcext:value-type="float">
            <text:p>0.891784071922302</text:p>
          </table:table-cell>
          <table:table-cell table:number-columns-repeated="2"/>
        </table:table-row>
        <table:table-row table:style-name="ro1">
          <table:table-cell office:value-type="float" office:value="0.378966331481934" calcext:value-type="float">
            <text:p>0.378966331481934</text:p>
          </table:table-cell>
          <table:table-cell table:number-columns-repeated="2"/>
        </table:table-row>
        <table:table-row table:style-name="ro1">
          <table:table-cell office:value-type="float" office:value="0.889664351940155" calcext:value-type="float">
            <text:p>0.889664351940155</text:p>
          </table:table-cell>
          <table:table-cell table:number-columns-repeated="2"/>
        </table:table-row>
        <table:table-row table:style-name="ro1">
          <table:table-cell office:value-type="float" office:value="0.290434271097183" calcext:value-type="float">
            <text:p>0.290434271097183</text:p>
          </table:table-cell>
          <table:table-cell table:number-columns-repeated="2"/>
        </table:table-row>
        <table:table-row table:style-name="ro1">
          <table:table-cell office:value-type="float" office:value="0.892038702964783" calcext:value-type="float">
            <text:p>0.892038702964783</text:p>
          </table:table-cell>
          <table:table-cell table:number-columns-repeated="2"/>
        </table:table-row>
        <table:table-row table:style-name="ro1">
          <table:table-cell office:value-type="float" office:value="0.29585999250412" calcext:value-type="float">
            <text:p>0.29585999250412</text:p>
          </table:table-cell>
          <table:table-cell table:number-columns-repeated="2"/>
        </table:table-row>
        <table:table-row table:style-name="ro1">
          <table:table-cell office:value-type="float" office:value="0.894487738609314" calcext:value-type="float">
            <text:p>0.894487738609314</text:p>
          </table:table-cell>
          <table:table-cell table:number-columns-repeated="2"/>
        </table:table-row>
        <table:table-row table:style-name="ro1">
          <table:table-cell office:value-type="float" office:value="0.282511204481125" calcext:value-type="float">
            <text:p>0.282511204481125</text:p>
          </table:table-cell>
          <table:table-cell table:number-columns-repeated="2"/>
        </table:table-row>
        <table:table-row table:style-name="ro1">
          <table:table-cell office:value-type="float" office:value="0.897236108779907" calcext:value-type="float">
            <text:p>0.897236108779907</text:p>
          </table:table-cell>
          <table:table-cell table:number-columns-repeated="2"/>
        </table:table-row>
        <table:table-row table:style-name="ro1">
          <table:table-cell office:value-type="float" office:value="0.279789626598358" calcext:value-type="float">
            <text:p>0.279789626598358</text:p>
          </table:table-cell>
          <table:table-cell table:number-columns-repeated="2"/>
        </table:table-row>
        <table:table-row table:style-name="ro1">
          <table:table-cell office:value-type="float" office:value="0.901264071464539" calcext:value-type="float">
            <text:p>0.901264071464539</text:p>
          </table:table-cell>
          <table:table-cell table:number-columns-repeated="2"/>
        </table:table-row>
        <table:table-row table:style-name="ro1">
          <table:table-cell office:value-type="float" office:value="0.257366955280304" calcext:value-type="float">
            <text:p>0.257366955280304</text:p>
          </table:table-cell>
          <table:table-cell table:number-columns-repeated="2"/>
        </table:table-row>
        <table:table-row table:style-name="ro1">
          <table:table-cell office:value-type="float" office:value="0.901530683040619" calcext:value-type="float">
            <text:p>0.901530683040619</text:p>
          </table:table-cell>
          <table:table-cell table:number-columns-repeated="2"/>
        </table:table-row>
        <table:table-row table:style-name="ro1">
          <table:table-cell office:value-type="float" office:value="0.250105798244476" calcext:value-type="float">
            <text:p>0.250105798244476</text:p>
          </table:table-cell>
          <table:table-cell table:number-columns-repeated="2"/>
        </table:table-row>
        <table:table-row table:style-name="ro1">
          <table:table-cell office:value-type="float" office:value="0.904995143413544" calcext:value-type="float">
            <text:p>0.904995143413544</text:p>
          </table:table-cell>
          <table:table-cell table:number-columns-repeated="2"/>
        </table:table-row>
        <table:table-row table:style-name="ro1">
          <table:table-cell office:value-type="float" office:value="0.910408496856689" calcext:value-type="float">
            <text:p>0.910408496856689</text:p>
          </table:table-cell>
          <table:table-cell table:number-columns-repeated="2"/>
        </table:table-row>
        <table:table-row table:style-name="ro1">
          <table:table-cell office:value-type="float" office:value="0.913077414035797" calcext:value-type="float">
            <text:p>0.913077414035797</text:p>
          </table:table-cell>
          <table:table-cell table:number-columns-repeated="2"/>
        </table:table-row>
        <table:table-row table:style-name="ro1">
          <table:table-cell office:value-type="float" office:value="0.917284309864044" calcext:value-type="float">
            <text:p>0.917284309864044</text:p>
          </table:table-cell>
          <table:table-cell table:number-columns-repeated="2"/>
        </table:table-row>
        <table:table-row table:style-name="ro1">
          <table:table-cell office:value-type="float" office:value="0.289977073669434" calcext:value-type="float">
            <text:p>0.289977073669434</text:p>
          </table:table-cell>
          <table:table-cell table:number-columns-repeated="2"/>
        </table:table-row>
        <table:table-row table:style-name="ro1">
          <table:table-cell office:value-type="float" office:value="0.916121900081634" calcext:value-type="float">
            <text:p>0.916121900081634</text:p>
          </table:table-cell>
          <table:table-cell table:number-columns-repeated="2"/>
        </table:table-row>
        <table:table-row table:style-name="ro1">
          <table:table-cell office:value-type="float" office:value="0.278146237134934" calcext:value-type="float">
            <text:p>0.278146237134934</text:p>
          </table:table-cell>
          <table:table-cell table:number-columns-repeated="2"/>
        </table:table-row>
        <table:table-row table:style-name="ro1">
          <table:table-cell office:value-type="float" office:value="0.920651197433472" calcext:value-type="float">
            <text:p>0.920651197433472</text:p>
          </table:table-cell>
          <table:table-cell table:number-columns-repeated="2"/>
        </table:table-row>
        <table:table-row table:style-name="ro1">
          <table:table-cell office:value-type="float" office:value="0.923655152320862" calcext:value-type="float">
            <text:p>0.923655152320862</text:p>
          </table:table-cell>
          <table:table-cell table:number-columns-repeated="2"/>
        </table:table-row>
        <table:table-row table:style-name="ro1">
          <table:table-cell office:value-type="float" office:value="0.924042642116547" calcext:value-type="float">
            <text:p>0.924042642116547</text:p>
          </table:table-cell>
          <table:table-cell table:number-columns-repeated="2"/>
        </table:table-row>
        <table:table-row table:style-name="ro1">
          <table:table-cell office:value-type="float" office:value="0.921220600605011" calcext:value-type="float">
            <text:p>0.921220600605011</text:p>
          </table:table-cell>
          <table:table-cell table:number-columns-repeated="2"/>
        </table:table-row>
        <table:table-row table:style-name="ro1">
          <table:table-cell office:value-type="float" office:value="0.920323193073273" calcext:value-type="float">
            <text:p>0.920323193073273</text:p>
          </table:table-cell>
          <table:table-cell table:number-columns-repeated="2"/>
        </table:table-row>
        <table:table-row table:style-name="ro1">
          <table:table-cell office:value-type="float" office:value="0.932670772075653" calcext:value-type="float">
            <text:p>0.932670772075653</text:p>
          </table:table-cell>
          <table:table-cell table:number-columns-repeated="2"/>
        </table:table-row>
        <table:table-row table:style-name="ro1">
          <table:table-cell office:value-type="float" office:value="0.93260395526886" calcext:value-type="float">
            <text:p>0.93260395526886</text:p>
          </table:table-cell>
          <table:table-cell table:number-columns-repeated="2"/>
        </table:table-row>
        <table:table-row table:style-name="ro1">
          <table:table-cell office:value-type="float" office:value="0.93332576751709" calcext:value-type="float">
            <text:p>0.93332576751709</text:p>
          </table:table-cell>
          <table:table-cell table:number-columns-repeated="2"/>
        </table:table-row>
        <table:table-row table:style-name="ro1">
          <table:table-cell office:value-type="float" office:value="0.931524217128754" calcext:value-type="float">
            <text:p>0.931524217128754</text:p>
          </table:table-cell>
          <table:table-cell table:number-columns-repeated="2"/>
        </table:table-row>
        <table:table-row table:style-name="ro1">
          <table:table-cell office:value-type="float" office:value="0.925333261489868" calcext:value-type="float">
            <text:p>0.925333261489868</text:p>
          </table:table-cell>
          <table:table-cell table:number-columns-repeated="2"/>
        </table:table-row>
        <table:table-row table:style-name="ro1">
          <table:table-cell office:value-type="float" office:value="0.913533389568329" calcext:value-type="float">
            <text:p>0.913533389568329</text:p>
          </table:table-cell>
          <table:table-cell table:number-columns-repeated="2"/>
        </table:table-row>
        <table:table-row table:style-name="ro1">
          <table:table-cell office:value-type="float" office:value="0.904462695121765" calcext:value-type="float">
            <text:p>0.904462695121765</text:p>
          </table:table-cell>
          <table:table-cell table:number-columns-repeated="2"/>
        </table:table-row>
        <table:table-row table:style-name="ro1">
          <table:table-cell office:value-type="float" office:value="0.251211076974869" calcext:value-type="float">
            <text:p>0.251211076974869</text:p>
          </table:table-cell>
          <table:table-cell table:number-columns-repeated="2"/>
        </table:table-row>
        <table:table-row table:style-name="ro1">
          <table:table-cell office:value-type="float" office:value="0.901185989379883" calcext:value-type="float">
            <text:p>0.901185989379883</text:p>
          </table:table-cell>
          <table:table-cell table:number-columns-repeated="2"/>
        </table:table-row>
        <table:table-row table:style-name="ro1">
          <table:table-cell office:value-type="float" office:value="0.264677941799164" calcext:value-type="float">
            <text:p>0.264677941799164</text:p>
          </table:table-cell>
          <table:table-cell table:number-columns-repeated="2"/>
        </table:table-row>
        <table:table-row table:style-name="ro1">
          <table:table-cell office:value-type="float" office:value="0.896418631076813" calcext:value-type="float">
            <text:p>0.896418631076813</text:p>
          </table:table-cell>
          <table:table-cell table:number-columns-repeated="2"/>
        </table:table-row>
        <table:table-row table:style-name="ro1">
          <table:table-cell office:value-type="float" office:value="0.255403518676758" calcext:value-type="float">
            <text:p>0.255403518676758</text:p>
          </table:table-cell>
          <table:table-cell table:number-columns-repeated="2"/>
        </table:table-row>
        <table:table-row table:style-name="ro1">
          <table:table-cell office:value-type="float" office:value="0.889003217220306" calcext:value-type="float">
            <text:p>0.889003217220306</text:p>
          </table:table-cell>
          <table:table-cell table:number-columns-repeated="2"/>
        </table:table-row>
        <table:table-row table:style-name="ro1">
          <table:table-cell office:value-type="float" office:value="0.261694997549057" calcext:value-type="float">
            <text:p>0.261694997549057</text:p>
          </table:table-cell>
          <table:table-cell table:number-columns-repeated="2"/>
        </table:table-row>
        <table:table-row table:style-name="ro1">
          <table:table-cell office:value-type="float" office:value="0.889649033546448" calcext:value-type="float">
            <text:p>0.889649033546448</text:p>
          </table:table-cell>
          <table:table-cell table:number-columns-repeated="2"/>
        </table:table-row>
        <table:table-row table:style-name="ro1">
          <table:table-cell office:value-type="float" office:value="0.88408100605011" calcext:value-type="float">
            <text:p>0.88408100605011</text:p>
          </table:table-cell>
          <table:table-cell table:number-columns-repeated="2"/>
        </table:table-row>
        <table:table-row table:style-name="ro1">
          <table:table-cell office:value-type="float" office:value="0.900871932506561" calcext:value-type="float">
            <text:p>0.900871932506561</text:p>
          </table:table-cell>
          <table:table-cell table:number-columns-repeated="2"/>
        </table:table-row>
        <table:table-row table:style-name="ro1">
          <table:table-cell office:value-type="float" office:value="0.911553204059601" calcext:value-type="float">
            <text:p>0.911553204059601</text:p>
          </table:table-cell>
          <table:table-cell table:number-columns-repeated="2"/>
        </table:table-row>
        <table:table-row table:style-name="ro1">
          <table:table-cell office:value-type="float" office:value="0.911128878593445" calcext:value-type="float">
            <text:p>0.911128878593445</text:p>
          </table:table-cell>
          <table:table-cell table:number-columns-repeated="2"/>
        </table:table-row>
        <table:table-row table:style-name="ro1">
          <table:table-cell office:value-type="float" office:value="0.908627808094025" calcext:value-type="float">
            <text:p>0.908627808094025</text:p>
          </table:table-cell>
          <table:table-cell table:number-columns-repeated="2"/>
        </table:table-row>
        <table:table-row table:style-name="ro1">
          <table:table-cell office:value-type="float" office:value="0.911854028701782" calcext:value-type="float">
            <text:p>0.911854028701782</text:p>
          </table:table-cell>
          <table:table-cell table:number-columns-repeated="2"/>
        </table:table-row>
        <table:table-row table:style-name="ro1">
          <table:table-cell office:value-type="float" office:value="0.895284533500671" calcext:value-type="float">
            <text:p>0.895284533500671</text:p>
          </table:table-cell>
          <table:table-cell table:number-columns-repeated="2"/>
        </table:table-row>
        <table:table-row table:style-name="ro1">
          <table:table-cell office:value-type="float" office:value="0.899610102176666" calcext:value-type="float">
            <text:p>0.899610102176666</text:p>
          </table:table-cell>
          <table:table-cell table:number-columns-repeated="2"/>
        </table:table-row>
        <table:table-row table:style-name="ro1">
          <table:table-cell office:value-type="float" office:value="0.883878171443939" calcext:value-type="float">
            <text:p>0.883878171443939</text:p>
          </table:table-cell>
          <table:table-cell table:number-columns-repeated="2"/>
        </table:table-row>
        <table:table-row table:style-name="ro1">
          <table:table-cell office:value-type="float" office:value="0.871871709823608" calcext:value-type="float">
            <text:p>0.871871709823608</text:p>
          </table:table-cell>
          <table:table-cell table:number-columns-repeated="2"/>
        </table:table-row>
        <table:table-row table:style-name="ro1">
          <table:table-cell office:value-type="float" office:value="0.865463674068451" calcext:value-type="float">
            <text:p>0.865463674068451</text:p>
          </table:table-cell>
          <table:table-cell table:number-columns-repeated="2"/>
        </table:table-row>
        <table:table-row table:style-name="ro1">
          <table:table-cell office:value-type="float" office:value="0.874423384666443" calcext:value-type="float">
            <text:p>0.874423384666443</text:p>
          </table:table-cell>
          <table:table-cell table:number-columns-repeated="2"/>
        </table:table-row>
        <table:table-row table:style-name="ro1">
          <table:table-cell office:value-type="float" office:value="0.855555117130279" calcext:value-type="float">
            <text:p>0.855555117130279</text:p>
          </table:table-cell>
          <table:table-cell table:number-columns-repeated="2"/>
        </table:table-row>
        <table:table-row table:style-name="ro1">
          <table:table-cell office:value-type="float" office:value="0.881702542304993" calcext:value-type="float">
            <text:p>0.881702542304993</text:p>
          </table:table-cell>
          <table:table-cell table:number-columns-repeated="2"/>
        </table:table-row>
        <table:table-row table:style-name="ro1">
          <table:table-cell office:value-type="float" office:value="0.889311015605927" calcext:value-type="float">
            <text:p>0.889311015605927</text:p>
          </table:table-cell>
          <table:table-cell table:number-columns-repeated="2"/>
        </table:table-row>
        <table:table-row table:style-name="ro1">
          <table:table-cell office:value-type="float" office:value="0.885707318782806" calcext:value-type="float">
            <text:p>0.885707318782806</text:p>
          </table:table-cell>
          <table:table-cell table:number-columns-repeated="2"/>
        </table:table-row>
        <table:table-row table:style-name="ro1">
          <table:table-cell office:value-type="float" office:value="0.881472408771515" calcext:value-type="float">
            <text:p>0.881472408771515</text:p>
          </table:table-cell>
          <table:table-cell table:number-columns-repeated="2"/>
        </table:table-row>
        <table:table-row table:style-name="ro1">
          <table:table-cell office:value-type="float" office:value="0.875482976436615" calcext:value-type="float">
            <text:p>0.875482976436615</text:p>
          </table:table-cell>
          <table:table-cell table:number-columns-repeated="2"/>
        </table:table-row>
        <table:table-row table:style-name="ro1">
          <table:table-cell office:value-type="float" office:value="0.860609471797943" calcext:value-type="float">
            <text:p>0.860609471797943</text:p>
          </table:table-cell>
          <table:table-cell table:number-columns-repeated="2"/>
        </table:table-row>
        <table:table-row table:style-name="ro1">
          <table:table-cell office:value-type="float" office:value="0.855613231658935" calcext:value-type="float">
            <text:p>0.855613231658935</text:p>
          </table:table-cell>
          <table:table-cell table:number-columns-repeated="2"/>
        </table:table-row>
        <table:table-row table:style-name="ro1">
          <table:table-cell office:value-type="float" office:value="0.850064039230347" calcext:value-type="float">
            <text:p>0.850064039230347</text:p>
          </table:table-cell>
          <table:table-cell table:number-columns-repeated="2"/>
        </table:table-row>
        <table:table-row table:style-name="ro1">
          <table:table-cell office:value-type="float" office:value="0.854285001754761" calcext:value-type="float">
            <text:p>0.854285001754761</text:p>
          </table:table-cell>
          <table:table-cell table:number-columns-repeated="2"/>
        </table:table-row>
        <table:table-row table:style-name="ro1">
          <table:table-cell office:value-type="float" office:value="0.849449336528778" calcext:value-type="float">
            <text:p>0.849449336528778</text:p>
          </table:table-cell>
          <table:table-cell table:number-columns-repeated="2"/>
        </table:table-row>
        <table:table-row table:style-name="ro1">
          <table:table-cell office:value-type="float" office:value="0.842567980289459" calcext:value-type="float">
            <text:p>0.842567980289459</text:p>
          </table:table-cell>
          <table:table-cell table:number-columns-repeated="2"/>
        </table:table-row>
        <table:table-row table:style-name="ro1">
          <table:table-cell office:value-type="float" office:value="0.808282256126404" calcext:value-type="float">
            <text:p>0.808282256126404</text:p>
          </table:table-cell>
          <table:table-cell table:number-columns-repeated="2"/>
        </table:table-row>
        <table:table-row table:style-name="ro1">
          <table:table-cell office:value-type="float" office:value="0.751581788063049" calcext:value-type="float">
            <text:p>0.751581788063049</text:p>
          </table:table-cell>
          <table:table-cell table:number-columns-repeated="2"/>
        </table:table-row>
        <table:table-row table:style-name="ro1">
          <table:table-cell office:value-type="float" office:value="0.733148515224457" calcext:value-type="float">
            <text:p>0.733148515224457</text:p>
          </table:table-cell>
          <table:table-cell table:number-columns-repeated="2"/>
        </table:table-row>
        <table:table-row table:style-name="ro1">
          <table:table-cell office:value-type="float" office:value="0.70960408449173" calcext:value-type="float">
            <text:p>0.70960408449173</text:p>
          </table:table-cell>
          <table:table-cell table:number-columns-repeated="2"/>
        </table:table-row>
        <table:table-row table:style-name="ro1">
          <table:table-cell office:value-type="float" office:value="0.672842502593994" calcext:value-type="float">
            <text:p>0.672842502593994</text:p>
          </table:table-cell>
          <table:table-cell table:number-columns-repeated="2"/>
        </table:table-row>
        <table:table-row table:style-name="ro1">
          <table:table-cell office:value-type="float" office:value="0.68181586265564" calcext:value-type="float">
            <text:p>0.68181586265564</text:p>
          </table:table-cell>
          <table:table-cell table:number-columns-repeated="2"/>
        </table:table-row>
        <table:table-row table:style-name="ro1">
          <table:table-cell office:value-type="float" office:value="0.65954464673996" calcext:value-type="float">
            <text:p>0.65954464673996</text:p>
          </table:table-cell>
          <table:table-cell table:number-columns-repeated="2"/>
        </table:table-row>
        <table:table-row table:style-name="ro1">
          <table:table-cell office:value-type="float" office:value="0.680045008659363" calcext:value-type="float">
            <text:p>0.680045008659363</text:p>
          </table:table-cell>
          <table:table-cell table:number-columns-repeated="2"/>
        </table:table-row>
        <table:table-row table:style-name="ro1">
          <table:table-cell office:value-type="float" office:value="0.723136901855469" calcext:value-type="float">
            <text:p>0.723136901855469</text:p>
          </table:table-cell>
          <table:table-cell table:number-columns-repeated="2"/>
        </table:table-row>
        <table:table-row table:style-name="ro1">
          <table:table-cell office:value-type="float" office:value="0.720582246780396" calcext:value-type="float">
            <text:p>0.720582246780396</text:p>
          </table:table-cell>
          <table:table-cell table:number-columns-repeated="2"/>
        </table:table-row>
        <table:table-row table:style-name="ro1">
          <table:table-cell office:value-type="float" office:value="0.686130166053772" calcext:value-type="float">
            <text:p>0.686130166053772</text:p>
          </table:table-cell>
          <table:table-cell table:number-columns-repeated="2"/>
        </table:table-row>
        <table:table-row table:style-name="ro1">
          <table:table-cell office:value-type="float" office:value="0.676153719425201" calcext:value-type="float">
            <text:p>0.676153719425201</text:p>
          </table:table-cell>
          <table:table-cell table:number-columns-repeated="2"/>
        </table:table-row>
        <table:table-row table:style-name="ro1">
          <table:table-cell office:value-type="float" office:value="0.681476831436157" calcext:value-type="float">
            <text:p>0.681476831436157</text:p>
          </table:table-cell>
          <table:table-cell table:number-columns-repeated="2"/>
        </table:table-row>
        <table:table-row table:style-name="ro1">
          <table:table-cell office:value-type="float" office:value="0.687401175498962" calcext:value-type="float">
            <text:p>0.687401175498962</text:p>
          </table:table-cell>
          <table:table-cell table:number-columns-repeated="2"/>
        </table:table-row>
        <table:table-row table:style-name="ro1">
          <table:table-cell office:value-type="float" office:value="0.686989903450012" calcext:value-type="float">
            <text:p>0.686989903450012</text:p>
          </table:table-cell>
          <table:table-cell table:number-columns-repeated="2"/>
        </table:table-row>
        <table:table-row table:style-name="ro1">
          <table:table-cell office:value-type="float" office:value="0.701461911201477" calcext:value-type="float">
            <text:p>0.701461911201477</text:p>
          </table:table-cell>
          <table:table-cell table:number-columns-repeated="2"/>
        </table:table-row>
        <table:table-row table:style-name="ro1">
          <table:table-cell office:value-type="float" office:value="0.699924409389496" calcext:value-type="float">
            <text:p>0.699924409389496</text:p>
          </table:table-cell>
          <table:table-cell table:number-columns-repeated="2"/>
        </table:table-row>
        <table:table-row table:style-name="ro1">
          <table:table-cell office:value-type="float" office:value="0.715007483959198" calcext:value-type="float">
            <text:p>0.715007483959198</text:p>
          </table:table-cell>
          <table:table-cell table:number-columns-repeated="2"/>
        </table:table-row>
        <table:table-row table:style-name="ro1">
          <table:table-cell office:value-type="float" office:value="0.732299208641052" calcext:value-type="float">
            <text:p>0.732299208641052</text:p>
          </table:table-cell>
          <table:table-cell table:number-columns-repeated="2"/>
        </table:table-row>
        <table:table-row table:style-name="ro1">
          <table:table-cell office:value-type="float" office:value="0.760448455810547" calcext:value-type="float">
            <text:p>0.760448455810547</text:p>
          </table:table-cell>
          <table:table-cell table:number-columns-repeated="2"/>
        </table:table-row>
        <table:table-row table:style-name="ro1">
          <table:table-cell office:value-type="float" office:value="0.752560555934906" calcext:value-type="float">
            <text:p>0.752560555934906</text:p>
          </table:table-cell>
          <table:table-cell table:number-columns-repeated="2"/>
        </table:table-row>
        <table:table-row table:style-name="ro1">
          <table:table-cell office:value-type="float" office:value="0.777078807353973" calcext:value-type="float">
            <text:p>0.777078807353973</text:p>
          </table:table-cell>
          <table:table-cell table:number-columns-repeated="2"/>
        </table:table-row>
        <table:table-row table:style-name="ro1">
          <table:table-cell office:value-type="float" office:value="0.771724760532379" calcext:value-type="float">
            <text:p>0.771724760532379</text:p>
          </table:table-cell>
          <table:table-cell table:number-columns-repeated="2"/>
        </table:table-row>
        <table:table-row table:style-name="ro1">
          <table:table-cell office:value-type="float" office:value="0.782436192035675" calcext:value-type="float">
            <text:p>0.782436192035675</text:p>
          </table:table-cell>
          <table:table-cell table:number-columns-repeated="2"/>
        </table:table-row>
        <table:table-row table:style-name="ro1">
          <table:table-cell office:value-type="float" office:value="0.761594653129578" calcext:value-type="float">
            <text:p>0.761594653129578</text:p>
          </table:table-cell>
          <table:table-cell table:number-columns-repeated="2"/>
        </table:table-row>
        <table:table-row table:style-name="ro1">
          <table:table-cell office:value-type="float" office:value="0.7703857421875" calcext:value-type="float">
            <text:p>0.7703857421875</text:p>
          </table:table-cell>
          <table:table-cell table:number-columns-repeated="2"/>
        </table:table-row>
        <table:table-row table:style-name="ro1">
          <table:table-cell office:value-type="float" office:value="0.791331052780151" calcext:value-type="float">
            <text:p>0.791331052780151</text:p>
          </table:table-cell>
          <table:table-cell table:number-columns-repeated="2"/>
        </table:table-row>
        <table:table-row table:style-name="ro1">
          <table:table-cell office:value-type="float" office:value="0.802137494087219" calcext:value-type="float">
            <text:p>0.802137494087219</text:p>
          </table:table-cell>
          <table:table-cell table:number-columns-repeated="2"/>
        </table:table-row>
        <table:table-row table:style-name="ro1">
          <table:table-cell office:value-type="float" office:value="0.813235282897949" calcext:value-type="float">
            <text:p>0.813235282897949</text:p>
          </table:table-cell>
          <table:table-cell table:number-columns-repeated="2"/>
        </table:table-row>
        <table:table-row table:style-name="ro1">
          <table:table-cell office:value-type="float" office:value="0.784536004066467" calcext:value-type="float">
            <text:p>0.784536004066467</text:p>
          </table:table-cell>
          <table:table-cell table:number-columns-repeated="2"/>
        </table:table-row>
        <table:table-row table:style-name="ro1">
          <table:table-cell office:value-type="float" office:value="0.77706652879715" calcext:value-type="float">
            <text:p>0.77706652879715</text:p>
          </table:table-cell>
          <table:table-cell table:number-columns-repeated="2"/>
        </table:table-row>
        <table:table-row table:style-name="ro1">
          <table:table-cell office:value-type="float" office:value="0.765464067459106" calcext:value-type="float">
            <text:p>0.765464067459106</text:p>
          </table:table-cell>
          <table:table-cell table:number-columns-repeated="2"/>
        </table:table-row>
        <table:table-row table:style-name="ro1">
          <table:table-cell office:value-type="float" office:value="0.782608509063721" calcext:value-type="float">
            <text:p>0.782608509063721</text:p>
          </table:table-cell>
          <table:table-cell table:number-columns-repeated="2"/>
        </table:table-row>
        <table:table-row table:style-name="ro1">
          <table:table-cell office:value-type="float" office:value="0.782788693904877" calcext:value-type="float">
            <text:p>0.782788693904877</text:p>
          </table:table-cell>
          <table:table-cell table:number-columns-repeated="2"/>
        </table:table-row>
        <table:table-row table:style-name="ro1">
          <table:table-cell office:value-type="float" office:value="0.782350480556488" calcext:value-type="float">
            <text:p>0.782350480556488</text:p>
          </table:table-cell>
          <table:table-cell table:number-columns-repeated="2"/>
        </table:table-row>
        <table:table-row table:style-name="ro1">
          <table:table-cell office:value-type="float" office:value="0.780429422855377" calcext:value-type="float">
            <text:p>0.780429422855377</text:p>
          </table:table-cell>
          <table:table-cell table:number-columns-repeated="2"/>
        </table:table-row>
        <table:table-row table:style-name="ro1">
          <table:table-cell office:value-type="float" office:value="0.807032704353333" calcext:value-type="float">
            <text:p>0.807032704353333</text:p>
          </table:table-cell>
          <table:table-cell table:number-columns-repeated="2"/>
        </table:table-row>
        <table:table-row table:style-name="ro1">
          <table:table-cell office:value-type="float" office:value="0.811825931072235" calcext:value-type="float">
            <text:p>0.811825931072235</text:p>
          </table:table-cell>
          <table:table-cell table:number-columns-repeated="2"/>
        </table:table-row>
        <table:table-row table:style-name="ro1">
          <table:table-cell office:value-type="float" office:value="0.809788763523102" calcext:value-type="float">
            <text:p>0.809788763523102</text:p>
          </table:table-cell>
          <table:table-cell table:number-columns-repeated="2"/>
        </table:table-row>
        <table:table-row table:style-name="ro1">
          <table:table-cell office:value-type="float" office:value="0.820126891136169" calcext:value-type="float">
            <text:p>0.820126891136169</text:p>
          </table:table-cell>
          <table:table-cell table:number-columns-repeated="2"/>
        </table:table-row>
        <table:table-row table:style-name="ro1">
          <table:table-cell office:value-type="float" office:value="0.813092827796936" calcext:value-type="float">
            <text:p>0.813092827796936</text:p>
          </table:table-cell>
          <table:table-cell table:number-columns-repeated="2"/>
        </table:table-row>
        <table:table-row table:style-name="ro1">
          <table:table-cell office:value-type="float" office:value="0.810502529144287" calcext:value-type="float">
            <text:p>0.810502529144287</text:p>
          </table:table-cell>
          <table:table-cell table:number-columns-repeated="2"/>
        </table:table-row>
        <table:table-row table:style-name="ro1">
          <table:table-cell office:value-type="float" office:value="0.809406816959381" calcext:value-type="float">
            <text:p>0.809406816959381</text:p>
          </table:table-cell>
          <table:table-cell table:number-columns-repeated="2"/>
        </table:table-row>
        <table:table-row table:style-name="ro1">
          <table:table-cell office:value-type="float" office:value="0.81748354434967" calcext:value-type="float">
            <text:p>0.81748354434967</text:p>
          </table:table-cell>
          <table:table-cell table:number-columns-repeated="2"/>
        </table:table-row>
        <table:table-row table:style-name="ro1">
          <table:table-cell office:value-type="float" office:value="0.818355560302734" calcext:value-type="float">
            <text:p>0.818355560302734</text:p>
          </table:table-cell>
          <table:table-cell table:number-columns-repeated="2"/>
        </table:table-row>
        <table:table-row table:style-name="ro1">
          <table:table-cell office:value-type="float" office:value="0.817357301712036" calcext:value-type="float">
            <text:p>0.817357301712036</text:p>
          </table:table-cell>
          <table:table-cell table:number-columns-repeated="2"/>
        </table:table-row>
        <table:table-row table:style-name="ro1">
          <table:table-cell office:value-type="float" office:value="0.817155480384827" calcext:value-type="float">
            <text:p>0.817155480384827</text:p>
          </table:table-cell>
          <table:table-cell table:number-columns-repeated="2"/>
        </table:table-row>
        <table:table-row table:style-name="ro1">
          <table:table-cell office:value-type="float" office:value="0.821779727935791" calcext:value-type="float">
            <text:p>0.821779727935791</text:p>
          </table:table-cell>
          <table:table-cell table:number-columns-repeated="2"/>
        </table:table-row>
        <table:table-row table:style-name="ro1">
          <table:table-cell office:value-type="float" office:value="0.816695272922516" calcext:value-type="float">
            <text:p>0.816695272922516</text:p>
          </table:table-cell>
          <table:table-cell table:number-columns-repeated="2"/>
        </table:table-row>
        <table:table-row table:style-name="ro1">
          <table:table-cell office:value-type="float" office:value="0.808201372623444" calcext:value-type="float">
            <text:p>0.808201372623444</text:p>
          </table:table-cell>
          <table:table-cell table:number-columns-repeated="2"/>
        </table:table-row>
        <table:table-row table:style-name="ro1">
          <table:table-cell office:value-type="float" office:value="0.809639871120453" calcext:value-type="float">
            <text:p>0.809639871120453</text:p>
          </table:table-cell>
          <table:table-cell table:number-columns-repeated="2"/>
        </table:table-row>
        <table:table-row table:style-name="ro1">
          <table:table-cell office:value-type="float" office:value="0.825590074062347" calcext:value-type="float">
            <text:p>0.825590074062347</text:p>
          </table:table-cell>
          <table:table-cell table:number-columns-repeated="2"/>
        </table:table-row>
        <table:table-row table:style-name="ro1">
          <table:table-cell office:value-type="float" office:value="0.814672708511352" calcext:value-type="float">
            <text:p>0.814672708511352</text:p>
          </table:table-cell>
          <table:table-cell table:number-columns-repeated="2"/>
        </table:table-row>
        <table:table-row table:style-name="ro1">
          <table:table-cell office:value-type="float" office:value="0.825805842876434" calcext:value-type="float">
            <text:p>0.825805842876434</text:p>
          </table:table-cell>
          <table:table-cell table:number-columns-repeated="2"/>
        </table:table-row>
        <table:table-row table:style-name="ro1">
          <table:table-cell office:value-type="float" office:value="0.833330690860748" calcext:value-type="float">
            <text:p>0.833330690860748</text:p>
          </table:table-cell>
          <table:table-cell table:number-columns-repeated="2"/>
        </table:table-row>
        <table:table-row table:style-name="ro1">
          <table:table-cell office:value-type="float" office:value="0.851410567760468" calcext:value-type="float">
            <text:p>0.851410567760468</text:p>
          </table:table-cell>
          <table:table-cell table:number-columns-repeated="2"/>
        </table:table-row>
        <table:table-row table:style-name="ro1">
          <table:table-cell office:value-type="float" office:value="0.854527950286865" calcext:value-type="float">
            <text:p>0.854527950286865</text:p>
          </table:table-cell>
          <table:table-cell table:number-columns-repeated="2"/>
        </table:table-row>
        <table:table-row table:style-name="ro1">
          <table:table-cell office:value-type="float" office:value="0.856197118759155" calcext:value-type="float">
            <text:p>0.856197118759155</text:p>
          </table:table-cell>
          <table:table-cell table:number-columns-repeated="2"/>
        </table:table-row>
        <table:table-row table:style-name="ro1">
          <table:table-cell office:value-type="float" office:value="0.861989200115204" calcext:value-type="float">
            <text:p>0.861989200115204</text:p>
          </table:table-cell>
          <table:table-cell table:number-columns-repeated="2"/>
        </table:table-row>
        <table:table-row table:style-name="ro1">
          <table:table-cell office:value-type="float" office:value="0.870987832546234" calcext:value-type="float">
            <text:p>0.870987832546234</text:p>
          </table:table-cell>
          <table:table-cell table:number-columns-repeated="2"/>
        </table:table-row>
        <table:table-row table:style-name="ro1">
          <table:table-cell office:value-type="float" office:value="0.857964515686035" calcext:value-type="float">
            <text:p>0.857964515686035</text:p>
          </table:table-cell>
          <table:table-cell table:number-columns-repeated="2"/>
        </table:table-row>
        <table:table-row table:style-name="ro1">
          <table:table-cell office:value-type="float" office:value="0.867029011249542" calcext:value-type="float">
            <text:p>0.867029011249542</text:p>
          </table:table-cell>
          <table:table-cell table:number-columns-repeated="2"/>
        </table:table-row>
        <table:table-row table:style-name="ro1">
          <table:table-cell office:value-type="float" office:value="0.255732625722885" calcext:value-type="float">
            <text:p>0.255732625722885</text:p>
          </table:table-cell>
          <table:table-cell table:number-columns-repeated="2"/>
        </table:table-row>
        <table:table-row table:style-name="ro1">
          <table:table-cell office:value-type="float" office:value="0.870465695858002" calcext:value-type="float">
            <text:p>0.870465695858002</text:p>
          </table:table-cell>
          <table:table-cell table:number-columns-repeated="2"/>
        </table:table-row>
        <table:table-row table:style-name="ro1">
          <table:table-cell office:value-type="float" office:value="0.260492444038391" calcext:value-type="float">
            <text:p>0.260492444038391</text:p>
          </table:table-cell>
          <table:table-cell table:number-columns-repeated="2"/>
        </table:table-row>
        <table:table-row table:style-name="ro1">
          <table:table-cell office:value-type="float" office:value="0.873121619224548" calcext:value-type="float">
            <text:p>0.873121619224548</text:p>
          </table:table-cell>
          <table:table-cell table:number-columns-repeated="2"/>
        </table:table-row>
        <table:table-row table:style-name="ro1">
          <table:table-cell office:value-type="float" office:value="0.259606868028641" calcext:value-type="float">
            <text:p>0.259606868028641</text:p>
          </table:table-cell>
          <table:table-cell table:number-columns-repeated="2"/>
        </table:table-row>
        <table:table-row table:style-name="ro1">
          <table:table-cell office:value-type="float" office:value="0.872943878173828" calcext:value-type="float">
            <text:p>0.872943878173828</text:p>
          </table:table-cell>
          <table:table-cell table:number-columns-repeated="2"/>
        </table:table-row>
        <table:table-row table:style-name="ro1">
          <table:table-cell office:value-type="float" office:value="0.880509376525879" calcext:value-type="float">
            <text:p>0.880509376525879</text:p>
          </table:table-cell>
          <table:table-cell table:number-columns-repeated="2"/>
        </table:table-row>
        <table:table-row table:style-name="ro1">
          <table:table-cell office:value-type="float" office:value="0.869629681110382" calcext:value-type="float">
            <text:p>0.869629681110382</text:p>
          </table:table-cell>
          <table:table-cell table:number-columns-repeated="2"/>
        </table:table-row>
        <table:table-row table:style-name="ro1">
          <table:table-cell office:value-type="float" office:value="0.850887954235077" calcext:value-type="float">
            <text:p>0.850887954235077</text:p>
          </table:table-cell>
          <table:table-cell table:number-columns-repeated="2"/>
        </table:table-row>
        <table:table-row table:style-name="ro1">
          <table:table-cell office:value-type="float" office:value="0.783333301544189" calcext:value-type="float">
            <text:p>0.783333301544189</text:p>
          </table:table-cell>
          <table:table-cell table:number-columns-repeated="2"/>
        </table:table-row>
        <table:table-row table:style-name="ro1">
          <table:table-cell office:value-type="float" office:value="0.822041571140289" calcext:value-type="float">
            <text:p>0.822041571140289</text:p>
          </table:table-cell>
          <table:table-cell table:number-columns-repeated="2"/>
        </table:table-row>
        <table:table-row table:style-name="ro1">
          <table:table-cell office:value-type="float" office:value="0.251443475484848" calcext:value-type="float">
            <text:p>0.251443475484848</text:p>
          </table:table-cell>
          <table:table-cell table:number-columns-repeated="2"/>
        </table:table-row>
        <table:table-row table:style-name="ro1">
          <table:table-cell office:value-type="float" office:value="0.872076988220215" calcext:value-type="float">
            <text:p>0.872076988220215</text:p>
          </table:table-cell>
          <table:table-cell table:number-columns-repeated="2"/>
        </table:table-row>
        <table:table-row table:style-name="ro1">
          <table:table-cell office:value-type="float" office:value="0.875478029251099" calcext:value-type="float">
            <text:p>0.875478029251099</text:p>
          </table:table-cell>
          <table:table-cell table:number-columns-repeated="2"/>
        </table:table-row>
        <table:table-row table:style-name="ro1">
          <table:table-cell office:value-type="float" office:value="0.303367435932159" calcext:value-type="float">
            <text:p>0.303367435932159</text:p>
          </table:table-cell>
          <table:table-cell table:number-columns-repeated="2"/>
        </table:table-row>
        <table:table-row table:style-name="ro1">
          <table:table-cell office:value-type="float" office:value="0.869638085365295" calcext:value-type="float">
            <text:p>0.869638085365295</text:p>
          </table:table-cell>
          <table:table-cell table:number-columns-repeated="2"/>
        </table:table-row>
        <table:table-row table:style-name="ro1">
          <table:table-cell office:value-type="float" office:value="0.29851758480072" calcext:value-type="float">
            <text:p>0.29851758480072</text:p>
          </table:table-cell>
          <table:table-cell table:number-columns-repeated="2"/>
        </table:table-row>
        <table:table-row table:style-name="ro1">
          <table:table-cell office:value-type="float" office:value="0.852310240268707" calcext:value-type="float">
            <text:p>0.852310240268707</text:p>
          </table:table-cell>
          <table:table-cell table:number-columns-repeated="2"/>
        </table:table-row>
        <table:table-row table:style-name="ro1">
          <table:table-cell office:value-type="float" office:value="0.292522698640823" calcext:value-type="float">
            <text:p>0.292522698640823</text:p>
          </table:table-cell>
          <table:table-cell table:number-columns-repeated="2"/>
        </table:table-row>
        <table:table-row table:style-name="ro1">
          <table:table-cell office:value-type="float" office:value="0.853904545307159" calcext:value-type="float">
            <text:p>0.853904545307159</text:p>
          </table:table-cell>
          <table:table-cell table:number-columns-repeated="2"/>
        </table:table-row>
        <table:table-row table:style-name="ro1">
          <table:table-cell office:value-type="float" office:value="0.352560728788376" calcext:value-type="float">
            <text:p>0.352560728788376</text:p>
          </table:table-cell>
          <table:table-cell table:number-columns-repeated="2"/>
        </table:table-row>
        <table:table-row table:style-name="ro1">
          <table:table-cell office:value-type="float" office:value="0.435690611600876" calcext:value-type="float">
            <text:p>0.435690611600876</text:p>
          </table:table-cell>
          <table:table-cell table:number-columns-repeated="2"/>
        </table:table-row>
        <table:table-row table:style-name="ro1">
          <table:table-cell office:value-type="float" office:value="0.369476109743118" calcext:value-type="float">
            <text:p>0.369476109743118</text:p>
          </table:table-cell>
          <table:table-cell table:number-columns-repeated="2"/>
        </table:table-row>
        <table:table-row table:style-name="ro1">
          <table:table-cell office:value-type="float" office:value="0.256759166717529" calcext:value-type="float">
            <text:p>0.256759166717529</text:p>
          </table:table-cell>
          <table:table-cell table:number-columns-repeated="2"/>
        </table:table-row>
        <table:table-row table:style-name="ro1">
          <table:table-cell office:value-type="float" office:value="0.387339949607849" calcext:value-type="float">
            <text:p>0.387339949607849</text:p>
          </table:table-cell>
          <table:table-cell table:number-columns-repeated="2"/>
        </table:table-row>
        <table:table-row table:style-name="ro1">
          <table:table-cell office:value-type="float" office:value="0.436570078134537" calcext:value-type="float">
            <text:p>0.436570078134537</text:p>
          </table:table-cell>
          <table:table-cell table:number-columns-repeated="2"/>
        </table:table-row>
        <table:table-row table:style-name="ro1">
          <table:table-cell office:value-type="float" office:value="0.448868840932846" calcext:value-type="float">
            <text:p>0.448868840932846</text:p>
          </table:table-cell>
          <table:table-cell table:number-columns-repeated="2"/>
        </table:table-row>
        <table:table-row table:style-name="ro1">
          <table:table-cell office:value-type="float" office:value="0.572821915149689" calcext:value-type="float">
            <text:p>0.572821915149689</text:p>
          </table:table-cell>
          <table:table-cell table:number-columns-repeated="2"/>
        </table:table-row>
        <table:table-row table:style-name="ro1">
          <table:table-cell office:value-type="float" office:value="0.444332867860794" calcext:value-type="float">
            <text:p>0.444332867860794</text:p>
          </table:table-cell>
          <table:table-cell table:number-columns-repeated="2"/>
        </table:table-row>
        <table:table-row table:style-name="ro1">
          <table:table-cell office:value-type="float" office:value="0.693095505237579" calcext:value-type="float">
            <text:p>0.693095505237579</text:p>
          </table:table-cell>
          <table:table-cell table:number-columns-repeated="2"/>
        </table:table-row>
        <table:table-row table:style-name="ro1">
          <table:table-cell office:value-type="float" office:value="0.487379997968674" calcext:value-type="float">
            <text:p>0.487379997968674</text:p>
          </table:table-cell>
          <table:table-cell table:number-columns-repeated="2"/>
        </table:table-row>
        <table:table-row table:style-name="ro1">
          <table:table-cell office:value-type="float" office:value="0.65921026468277" calcext:value-type="float">
            <text:p>0.65921026468277</text:p>
          </table:table-cell>
          <table:table-cell table:number-columns-repeated="2"/>
        </table:table-row>
        <table:table-row table:style-name="ro1">
          <table:table-cell office:value-type="float" office:value="0.517503976821899" calcext:value-type="float">
            <text:p>0.517503976821899</text:p>
          </table:table-cell>
          <table:table-cell table:number-columns-repeated="2"/>
        </table:table-row>
        <table:table-row table:style-name="ro1">
          <table:table-cell office:value-type="float" office:value="0.697370648384094" calcext:value-type="float">
            <text:p>0.697370648384094</text:p>
          </table:table-cell>
          <table:table-cell table:number-columns-repeated="2"/>
        </table:table-row>
        <table:table-row table:style-name="ro1">
          <table:table-cell office:value-type="float" office:value="0.460651636123657" calcext:value-type="float">
            <text:p>0.460651636123657</text:p>
          </table:table-cell>
          <table:table-cell table:number-columns-repeated="2"/>
        </table:table-row>
        <table:table-row table:style-name="ro1">
          <table:table-cell office:value-type="float" office:value="0.722820520401001" calcext:value-type="float">
            <text:p>0.722820520401001</text:p>
          </table:table-cell>
          <table:table-cell table:number-columns-repeated="2"/>
        </table:table-row>
        <table:table-row table:style-name="ro1">
          <table:table-cell office:value-type="float" office:value="0.458687663078308" calcext:value-type="float">
            <text:p>0.458687663078308</text:p>
          </table:table-cell>
          <table:table-cell table:number-columns-repeated="2"/>
        </table:table-row>
        <table:table-row table:style-name="ro1">
          <table:table-cell office:value-type="float" office:value="0.720779001712799" calcext:value-type="float">
            <text:p>0.720779001712799</text:p>
          </table:table-cell>
          <table:table-cell table:number-columns-repeated="2"/>
        </table:table-row>
        <table:table-row table:style-name="ro1">
          <table:table-cell office:value-type="float" office:value="0.433902502059936" calcext:value-type="float">
            <text:p>0.433902502059936</text:p>
          </table:table-cell>
          <table:table-cell table:number-columns-repeated="2"/>
        </table:table-row>
        <table:table-row table:style-name="ro1">
          <table:table-cell office:value-type="float" office:value="0.715081751346588" calcext:value-type="float">
            <text:p>0.715081751346588</text:p>
          </table:table-cell>
          <table:table-cell table:number-columns-repeated="2"/>
        </table:table-row>
        <table:table-row table:style-name="ro1">
          <table:table-cell office:value-type="float" office:value="0.418820142745972" calcext:value-type="float">
            <text:p>0.418820142745972</text:p>
          </table:table-cell>
          <table:table-cell table:number-columns-repeated="2"/>
        </table:table-row>
        <table:table-row table:style-name="ro1">
          <table:table-cell office:value-type="float" office:value="0.513245761394501" calcext:value-type="float">
            <text:p>0.513245761394501</text:p>
          </table:table-cell>
          <table:table-cell table:number-columns-repeated="2"/>
        </table:table-row>
        <table:table-row table:style-name="ro1">
          <table:table-cell office:value-type="float" office:value="0.393083870410919" calcext:value-type="float">
            <text:p>0.393083870410919</text:p>
          </table:table-cell>
          <table:table-cell table:number-columns-repeated="2"/>
        </table:table-row>
        <table:table-row table:style-name="ro1">
          <table:table-cell office:value-type="float" office:value="0.748905301094055" calcext:value-type="float">
            <text:p>0.748905301094055</text:p>
          </table:table-cell>
          <table:table-cell table:number-columns-repeated="2"/>
        </table:table-row>
        <table:table-row table:style-name="ro1">
          <table:table-cell office:value-type="float" office:value="0.364753186702728" calcext:value-type="float">
            <text:p>0.364753186702728</text:p>
          </table:table-cell>
          <table:table-cell table:number-columns-repeated="2"/>
        </table:table-row>
        <table:table-row table:style-name="ro1">
          <table:table-cell office:value-type="float" office:value="0.889167070388794" calcext:value-type="float">
            <text:p>0.889167070388794</text:p>
          </table:table-cell>
          <table:table-cell table:number-columns-repeated="2"/>
        </table:table-row>
        <table:table-row table:style-name="ro1">
          <table:table-cell office:value-type="float" office:value="0.307837873697281" calcext:value-type="float">
            <text:p>0.307837873697281</text:p>
          </table:table-cell>
          <table:table-cell table:number-columns-repeated="2"/>
        </table:table-row>
        <table:table-row table:style-name="ro1">
          <table:table-cell office:value-type="float" office:value="0.889963567256928" calcext:value-type="float">
            <text:p>0.889963567256928</text:p>
          </table:table-cell>
          <table:table-cell table:number-columns-repeated="2"/>
        </table:table-row>
        <table:table-row table:style-name="ro1">
          <table:table-cell office:value-type="float" office:value="0.279600203037262" calcext:value-type="float">
            <text:p>0.279600203037262</text:p>
          </table:table-cell>
          <table:table-cell table:number-columns-repeated="2"/>
        </table:table-row>
        <table:table-row table:style-name="ro1">
          <table:table-cell office:value-type="float" office:value="0.896163702011108" calcext:value-type="float">
            <text:p>0.896163702011108</text:p>
          </table:table-cell>
          <table:table-cell table:number-columns-repeated="2"/>
        </table:table-row>
        <table:table-row table:style-name="ro1">
          <table:table-cell office:value-type="float" office:value="0.341705352067947" calcext:value-type="float">
            <text:p>0.341705352067947</text:p>
          </table:table-cell>
          <table:table-cell table:number-columns-repeated="2"/>
        </table:table-row>
        <table:table-row table:style-name="ro1">
          <table:table-cell office:value-type="float" office:value="0.91172707080841" calcext:value-type="float">
            <text:p>0.91172707080841</text:p>
          </table:table-cell>
          <table:table-cell table:number-columns-repeated="2"/>
        </table:table-row>
        <table:table-row table:style-name="ro1">
          <table:table-cell office:value-type="float" office:value="0.353531062602997" calcext:value-type="float">
            <text:p>0.353531062602997</text:p>
          </table:table-cell>
          <table:table-cell table:number-columns-repeated="2"/>
        </table:table-row>
        <table:table-row table:style-name="ro1">
          <table:table-cell office:value-type="float" office:value="0.882120788097382" calcext:value-type="float">
            <text:p>0.882120788097382</text:p>
          </table:table-cell>
          <table:table-cell table:number-columns-repeated="2"/>
        </table:table-row>
        <table:table-row table:style-name="ro1">
          <table:table-cell office:value-type="float" office:value="0.276813626289368" calcext:value-type="float">
            <text:p>0.276813626289368</text:p>
          </table:table-cell>
          <table:table-cell table:number-columns-repeated="2"/>
        </table:table-row>
        <table:table-row table:style-name="ro1">
          <table:table-cell office:value-type="float" office:value="0.788619935512543" calcext:value-type="float">
            <text:p>0.788619935512543</text:p>
          </table:table-cell>
          <table:table-cell table:number-columns-repeated="2"/>
        </table:table-row>
        <table:table-row table:style-name="ro1">
          <table:table-cell office:value-type="float" office:value="0.288281440734863" calcext:value-type="float">
            <text:p>0.288281440734863</text:p>
          </table:table-cell>
          <table:table-cell table:number-columns-repeated="2"/>
        </table:table-row>
        <table:table-row table:style-name="ro1">
          <table:table-cell office:value-type="float" office:value="0.465457201004028" calcext:value-type="float">
            <text:p>0.465457201004028</text:p>
          </table:table-cell>
          <table:table-cell table:number-columns-repeated="2"/>
        </table:table-row>
        <table:table-row table:style-name="ro1">
          <table:table-cell office:value-type="float" office:value="0.289568871259689" calcext:value-type="float">
            <text:p>0.289568871259689</text:p>
          </table:table-cell>
          <table:table-cell table:number-columns-repeated="2"/>
        </table:table-row>
        <table:table-row table:style-name="ro1">
          <table:table-cell office:value-type="float" office:value="0.6569504737854" calcext:value-type="float">
            <text:p>0.6569504737854</text:p>
          </table:table-cell>
          <table:table-cell table:number-columns-repeated="2"/>
        </table:table-row>
        <table:table-row table:style-name="ro1">
          <table:table-cell office:value-type="float" office:value="0.760384738445282" calcext:value-type="float">
            <text:p>0.760384738445282</text:p>
          </table:table-cell>
          <table:table-cell table:number-columns-repeated="2"/>
        </table:table-row>
        <table:table-row table:style-name="ro1">
          <table:table-cell office:value-type="float" office:value="0.815919160842896" calcext:value-type="float">
            <text:p>0.815919160842896</text:p>
          </table:table-cell>
          <table:table-cell table:number-columns-repeated="2"/>
        </table:table-row>
        <table:table-row table:style-name="ro1">
          <table:table-cell office:value-type="float" office:value="0.808010280132294" calcext:value-type="float">
            <text:p>0.808010280132294</text:p>
          </table:table-cell>
          <table:table-cell table:number-columns-repeated="2"/>
        </table:table-row>
        <table:table-row table:style-name="ro1">
          <table:table-cell office:value-type="float" office:value="0.837965846061706" calcext:value-type="float">
            <text:p>0.837965846061706</text:p>
          </table:table-cell>
          <table:table-cell table:number-columns-repeated="2"/>
        </table:table-row>
        <table:table-row table:style-name="ro1">
          <table:table-cell office:value-type="float" office:value="0.78587532043457" calcext:value-type="float">
            <text:p>0.78587532043457</text:p>
          </table:table-cell>
          <table:table-cell table:number-columns-repeated="2"/>
        </table:table-row>
        <table:table-row table:style-name="ro1">
          <table:table-cell office:value-type="float" office:value="0.675723314285278" calcext:value-type="float">
            <text:p>0.675723314285278</text:p>
          </table:table-cell>
          <table:table-cell table:number-columns-repeated="2"/>
        </table:table-row>
        <table:table-row table:style-name="ro1">
          <table:table-cell office:value-type="float" office:value="0.709180295467377" calcext:value-type="float">
            <text:p>0.709180295467377</text:p>
          </table:table-cell>
          <table:table-cell table:number-columns-repeated="2"/>
        </table:table-row>
        <table:table-row table:style-name="ro1">
          <table:table-cell office:value-type="float" office:value="0.792569816112518" calcext:value-type="float">
            <text:p>0.792569816112518</text:p>
          </table:table-cell>
          <table:table-cell table:number-columns-repeated="2"/>
        </table:table-row>
        <table:table-row table:style-name="ro1">
          <table:table-cell office:value-type="float" office:value="0.788331270217896" calcext:value-type="float">
            <text:p>0.788331270217896</text:p>
          </table:table-cell>
          <table:table-cell table:number-columns-repeated="2"/>
        </table:table-row>
        <table:table-row table:style-name="ro1">
          <table:table-cell office:value-type="float" office:value="0.779618442058563" calcext:value-type="float">
            <text:p>0.779618442058563</text:p>
          </table:table-cell>
          <table:table-cell table:number-columns-repeated="2"/>
        </table:table-row>
        <table:table-row table:style-name="ro1">
          <table:table-cell office:value-type="float" office:value="0.732419431209564" calcext:value-type="float">
            <text:p>0.732419431209564</text:p>
          </table:table-cell>
          <table:table-cell table:number-columns-repeated="2"/>
        </table:table-row>
        <table:table-row table:style-name="ro1">
          <table:table-cell office:value-type="float" office:value="0.825574576854706" calcext:value-type="float">
            <text:p>0.825574576854706</text:p>
          </table:table-cell>
          <table:table-cell table:number-columns-repeated="2"/>
        </table:table-row>
        <table:table-row table:style-name="ro1">
          <table:table-cell office:value-type="float" office:value="0.828283190727234" calcext:value-type="float">
            <text:p>0.828283190727234</text:p>
          </table:table-cell>
          <table:table-cell table:number-columns-repeated="2"/>
        </table:table-row>
        <table:table-row table:style-name="ro1">
          <table:table-cell office:value-type="float" office:value="0.834259390830994" calcext:value-type="float">
            <text:p>0.834259390830994</text:p>
          </table:table-cell>
          <table:table-cell table:number-columns-repeated="2"/>
        </table:table-row>
        <table:table-row table:style-name="ro1">
          <table:table-cell office:value-type="float" office:value="0.711437404155731" calcext:value-type="float">
            <text:p>0.711437404155731</text:p>
          </table:table-cell>
          <table:table-cell table:number-columns-repeated="2"/>
        </table:table-row>
        <table:table-row table:style-name="ro1">
          <table:table-cell office:value-type="float" office:value="0.728523850440979" calcext:value-type="float">
            <text:p>0.728523850440979</text:p>
          </table:table-cell>
          <table:table-cell table:number-columns-repeated="2"/>
        </table:table-row>
        <table:table-row table:style-name="ro1">
          <table:table-cell office:value-type="float" office:value="0.389794200658798" calcext:value-type="float">
            <text:p>0.389794200658798</text:p>
          </table:table-cell>
          <table:table-cell table:number-columns-repeated="2"/>
        </table:table-row>
        <table:table-row table:style-name="ro1">
          <table:table-cell office:value-type="float" office:value="0.409446716308594" calcext:value-type="float">
            <text:p>0.409446716308594</text:p>
          </table:table-cell>
          <table:table-cell table:number-columns-repeated="2"/>
        </table:table-row>
        <table:table-row table:style-name="ro1">
          <table:table-cell office:value-type="float" office:value="0.431495666503906" calcext:value-type="float">
            <text:p>0.431495666503906</text:p>
          </table:table-cell>
          <table:table-cell table:number-columns-repeated="2"/>
        </table:table-row>
        <table:table-row table:style-name="ro1">
          <table:table-cell office:value-type="float" office:value="0.511149227619171" calcext:value-type="float">
            <text:p>0.511149227619171</text:p>
          </table:table-cell>
          <table:table-cell table:number-columns-repeated="2"/>
        </table:table-row>
        <table:table-row table:style-name="ro1">
          <table:table-cell office:value-type="float" office:value="0.856936693191528" calcext:value-type="float">
            <text:p>0.856936693191528</text:p>
          </table:table-cell>
          <table:table-cell table:number-columns-repeated="2"/>
        </table:table-row>
        <table:table-row table:style-name="ro1">
          <table:table-cell office:value-type="float" office:value="0.813984811306" calcext:value-type="float">
            <text:p>0.813984811306</text:p>
          </table:table-cell>
          <table:table-cell table:number-columns-repeated="2"/>
        </table:table-row>
        <table:table-row table:style-name="ro1">
          <table:table-cell office:value-type="float" office:value="0.687889695167542" calcext:value-type="float">
            <text:p>0.687889695167542</text:p>
          </table:table-cell>
          <table:table-cell table:number-columns-repeated="2"/>
        </table:table-row>
        <table:table-row table:style-name="ro1">
          <table:table-cell office:value-type="float" office:value="0.807142913341522" calcext:value-type="float">
            <text:p>0.807142913341522</text:p>
          </table:table-cell>
          <table:table-cell table:number-columns-repeated="2"/>
        </table:table-row>
        <table:table-row table:style-name="ro1">
          <table:table-cell office:value-type="float" office:value="0.835312008857727" calcext:value-type="float">
            <text:p>0.835312008857727</text:p>
          </table:table-cell>
          <table:table-cell table:number-columns-repeated="2"/>
        </table:table-row>
        <table:table-row table:style-name="ro1">
          <table:table-cell office:value-type="float" office:value="0.862780809402466" calcext:value-type="float">
            <text:p>0.862780809402466</text:p>
          </table:table-cell>
          <table:table-cell table:number-columns-repeated="2"/>
        </table:table-row>
        <table:table-row table:style-name="ro1">
          <table:table-cell office:value-type="float" office:value="0.884579241275787" calcext:value-type="float">
            <text:p>0.884579241275787</text:p>
          </table:table-cell>
          <table:table-cell table:number-columns-repeated="2"/>
        </table:table-row>
        <table:table-row table:style-name="ro1">
          <table:table-cell office:value-type="float" office:value="0.870549261569977" calcext:value-type="float">
            <text:p>0.870549261569977</text:p>
          </table:table-cell>
          <table:table-cell table:number-columns-repeated="2"/>
        </table:table-row>
        <table:table-row table:style-name="ro1">
          <table:table-cell office:value-type="float" office:value="0.860290348529816" calcext:value-type="float">
            <text:p>0.860290348529816</text:p>
          </table:table-cell>
          <table:table-cell table:number-columns-repeated="2"/>
        </table:table-row>
        <table:table-row table:style-name="ro1">
          <table:table-cell office:value-type="float" office:value="0.837808847427368" calcext:value-type="float">
            <text:p>0.837808847427368</text:p>
          </table:table-cell>
          <table:table-cell table:number-columns-repeated="2"/>
        </table:table-row>
        <table:table-row table:style-name="ro1">
          <table:table-cell office:value-type="float" office:value="0.848506212234497" calcext:value-type="float">
            <text:p>0.848506212234497</text:p>
          </table:table-cell>
          <table:table-cell table:number-columns-repeated="2"/>
        </table:table-row>
        <table:table-row table:style-name="ro1">
          <table:table-cell office:value-type="float" office:value="0.860455632209778" calcext:value-type="float">
            <text:p>0.860455632209778</text:p>
          </table:table-cell>
          <table:table-cell table:number-columns-repeated="2"/>
        </table:table-row>
        <table:table-row table:style-name="ro1">
          <table:table-cell office:value-type="float" office:value="0.860670149326324" calcext:value-type="float">
            <text:p>0.860670149326324</text:p>
          </table:table-cell>
          <table:table-cell table:number-columns-repeated="2"/>
        </table:table-row>
        <table:table-row table:style-name="ro1">
          <table:table-cell office:value-type="float" office:value="0.831203401088715" calcext:value-type="float">
            <text:p>0.831203401088715</text:p>
          </table:table-cell>
          <table:table-cell table:number-columns-repeated="2"/>
        </table:table-row>
        <table:table-row table:style-name="ro1">
          <table:table-cell office:value-type="float" office:value="0.807739078998566" calcext:value-type="float">
            <text:p>0.807739078998566</text:p>
          </table:table-cell>
          <table:table-cell table:number-columns-repeated="2"/>
        </table:table-row>
        <table:table-row table:style-name="ro1">
          <table:table-cell office:value-type="float" office:value="0.859876215457916" calcext:value-type="float">
            <text:p>0.859876215457916</text:p>
          </table:table-cell>
          <table:table-cell table:number-columns-repeated="2"/>
        </table:table-row>
        <table:table-row table:style-name="ro1">
          <table:table-cell office:value-type="float" office:value="0.833977401256561" calcext:value-type="float">
            <text:p>0.833977401256561</text:p>
          </table:table-cell>
          <table:table-cell table:number-columns-repeated="2"/>
        </table:table-row>
        <table:table-row table:style-name="ro1">
          <table:table-cell office:value-type="float" office:value="0.87874448299408" calcext:value-type="float">
            <text:p>0.87874448299408</text:p>
          </table:table-cell>
          <table:table-cell table:number-columns-repeated="2"/>
        </table:table-row>
        <table:table-row table:style-name="ro1">
          <table:table-cell office:value-type="float" office:value="0.846200585365295" calcext:value-type="float">
            <text:p>0.846200585365295</text:p>
          </table:table-cell>
          <table:table-cell table:number-columns-repeated="2"/>
        </table:table-row>
        <table:table-row table:style-name="ro1">
          <table:table-cell office:value-type="float" office:value="0.674322843551636" calcext:value-type="float">
            <text:p>0.674322843551636</text:p>
          </table:table-cell>
          <table:table-cell table:number-columns-repeated="2"/>
        </table:table-row>
        <table:table-row table:style-name="ro1">
          <table:table-cell office:value-type="float" office:value="0.703013896942139" calcext:value-type="float">
            <text:p>0.703013896942139</text:p>
          </table:table-cell>
          <table:table-cell table:number-columns-repeated="2"/>
        </table:table-row>
        <table:table-row table:style-name="ro1">
          <table:table-cell office:value-type="float" office:value="0.763240993022919" calcext:value-type="float">
            <text:p>0.763240993022919</text:p>
          </table:table-cell>
          <table:table-cell table:number-columns-repeated="2"/>
        </table:table-row>
        <table:table-row table:style-name="ro1">
          <table:table-cell office:value-type="float" office:value="0.735935032367706" calcext:value-type="float">
            <text:p>0.735935032367706</text:p>
          </table:table-cell>
          <table:table-cell table:number-columns-repeated="2"/>
        </table:table-row>
        <table:table-row table:style-name="ro1">
          <table:table-cell office:value-type="float" office:value="0.541218459606171" calcext:value-type="float">
            <text:p>0.541218459606171</text:p>
          </table:table-cell>
          <table:table-cell table:number-columns-repeated="2"/>
        </table:table-row>
        <table:table-row table:style-name="ro1">
          <table:table-cell office:value-type="float" office:value="0.380307346582413" calcext:value-type="float">
            <text:p>0.380307346582413</text:p>
          </table:table-cell>
          <table:table-cell table:number-columns-repeated="2"/>
        </table:table-row>
        <table:table-row table:style-name="ro1">
          <table:table-cell office:value-type="float" office:value="0.801057934761047" calcext:value-type="float">
            <text:p>0.801057934761047</text:p>
          </table:table-cell>
          <table:table-cell table:number-columns-repeated="2"/>
        </table:table-row>
        <table:table-row table:style-name="ro1">
          <table:table-cell office:value-type="float" office:value="0.869495689868927" calcext:value-type="float">
            <text:p>0.869495689868927</text:p>
          </table:table-cell>
          <table:table-cell table:number-columns-repeated="2"/>
        </table:table-row>
        <table:table-row table:style-name="ro1">
          <table:table-cell office:value-type="float" office:value="0.86191338300705" calcext:value-type="float">
            <text:p>0.86191338300705</text:p>
          </table:table-cell>
          <table:table-cell table:number-columns-repeated="2"/>
        </table:table-row>
        <table:table-row table:style-name="ro1">
          <table:table-cell office:value-type="float" office:value="0.842685580253601" calcext:value-type="float">
            <text:p>0.842685580253601</text:p>
          </table:table-cell>
          <table:table-cell table:number-columns-repeated="2"/>
        </table:table-row>
        <table:table-row table:style-name="ro1">
          <table:table-cell office:value-type="float" office:value="0.763631224632263" calcext:value-type="float">
            <text:p>0.763631224632263</text:p>
          </table:table-cell>
          <table:table-cell table:number-columns-repeated="2"/>
        </table:table-row>
        <table:table-row table:style-name="ro1">
          <table:table-cell office:value-type="float" office:value="0.42676442861557" calcext:value-type="float">
            <text:p>0.42676442861557</text:p>
          </table:table-cell>
          <table:table-cell table:number-columns-repeated="2"/>
        </table:table-row>
        <table:table-row table:style-name="ro1">
          <table:table-cell office:value-type="float" office:value="0.469847917556763" calcext:value-type="float">
            <text:p>0.469847917556763</text:p>
          </table:table-cell>
          <table:table-cell table:number-columns-repeated="2"/>
        </table:table-row>
        <table:table-row table:style-name="ro1">
          <table:table-cell office:value-type="float" office:value="0.365575641393661" calcext:value-type="float">
            <text:p>0.365575641393661</text:p>
          </table:table-cell>
          <table:table-cell table:number-columns-repeated="2"/>
        </table:table-row>
        <table:table-row table:style-name="ro1">
          <table:table-cell office:value-type="float" office:value="0.62987893819809" calcext:value-type="float">
            <text:p>0.62987893819809</text:p>
          </table:table-cell>
          <table:table-cell table:number-columns-repeated="2"/>
        </table:table-row>
        <table:table-row table:style-name="ro1">
          <table:table-cell office:value-type="float" office:value="0.835689902305603" calcext:value-type="float">
            <text:p>0.835689902305603</text:p>
          </table:table-cell>
          <table:table-cell table:number-columns-repeated="2"/>
        </table:table-row>
        <table:table-row table:style-name="ro1">
          <table:table-cell office:value-type="float" office:value="0.794875919818878" calcext:value-type="float">
            <text:p>0.794875919818878</text:p>
          </table:table-cell>
          <table:table-cell table:number-columns-repeated="2"/>
        </table:table-row>
        <table:table-row table:style-name="ro1">
          <table:table-cell office:value-type="float" office:value="0.802070379257202" calcext:value-type="float">
            <text:p>0.802070379257202</text:p>
          </table:table-cell>
          <table:table-cell table:number-columns-repeated="2"/>
        </table:table-row>
        <table:table-row table:style-name="ro1">
          <table:table-cell office:value-type="float" office:value="0.849609732627869" calcext:value-type="float">
            <text:p>0.849609732627869</text:p>
          </table:table-cell>
          <table:table-cell table:number-columns-repeated="2"/>
        </table:table-row>
        <table:table-row table:style-name="ro1">
          <table:table-cell office:value-type="float" office:value="0.872621715068817" calcext:value-type="float">
            <text:p>0.872621715068817</text:p>
          </table:table-cell>
          <table:table-cell table:number-columns-repeated="2"/>
        </table:table-row>
        <table:table-row table:style-name="ro1">
          <table:table-cell office:value-type="float" office:value="0.853070974349976" calcext:value-type="float">
            <text:p>0.853070974349976</text:p>
          </table:table-cell>
          <table:table-cell table:number-columns-repeated="2"/>
        </table:table-row>
        <table:table-row table:style-name="ro1">
          <table:table-cell office:value-type="float" office:value="0.855958580970764" calcext:value-type="float">
            <text:p>0.855958580970764</text:p>
          </table:table-cell>
          <table:table-cell table:number-columns-repeated="2"/>
        </table:table-row>
        <table:table-row table:style-name="ro1">
          <table:table-cell office:value-type="float" office:value="0.873448312282562" calcext:value-type="float">
            <text:p>0.873448312282562</text:p>
          </table:table-cell>
          <table:table-cell table:number-columns-repeated="2"/>
        </table:table-row>
        <table:table-row table:style-name="ro1">
          <table:table-cell office:value-type="float" office:value="0.861760377883911" calcext:value-type="float">
            <text:p>0.861760377883911</text:p>
          </table:table-cell>
          <table:table-cell table:number-columns-repeated="2"/>
        </table:table-row>
        <table:table-row table:style-name="ro1">
          <table:table-cell office:value-type="float" office:value="0.874802231788635" calcext:value-type="float">
            <text:p>0.874802231788635</text:p>
          </table:table-cell>
          <table:table-cell table:number-columns-repeated="2"/>
        </table:table-row>
        <table:table-row table:style-name="ro1">
          <table:table-cell office:value-type="float" office:value="0.894341886043549" calcext:value-type="float">
            <text:p>0.894341886043549</text:p>
          </table:table-cell>
          <table:table-cell table:number-columns-repeated="2"/>
        </table:table-row>
        <table:table-row table:style-name="ro1">
          <table:table-cell office:value-type="float" office:value="0.874654233455658" calcext:value-type="float">
            <text:p>0.874654233455658</text:p>
          </table:table-cell>
          <table:table-cell table:number-columns-repeated="2"/>
        </table:table-row>
        <table:table-row table:style-name="ro1">
          <table:table-cell office:value-type="float" office:value="0.826245069503784" calcext:value-type="float">
            <text:p>0.826245069503784</text:p>
          </table:table-cell>
          <table:table-cell table:number-columns-repeated="2"/>
        </table:table-row>
        <table:table-row table:style-name="ro1">
          <table:table-cell office:value-type="float" office:value="0.380520582199097" calcext:value-type="float">
            <text:p>0.380520582199097</text:p>
          </table:table-cell>
          <table:table-cell table:number-columns-repeated="2"/>
        </table:table-row>
        <table:table-row table:style-name="ro1">
          <table:table-cell office:value-type="float" office:value="0.842977523803711" calcext:value-type="float">
            <text:p>0.842977523803711</text:p>
          </table:table-cell>
          <table:table-cell table:number-columns-repeated="2"/>
        </table:table-row>
        <table:table-row table:style-name="ro1">
          <table:table-cell office:value-type="float" office:value="0.412225514650345" calcext:value-type="float">
            <text:p>0.412225514650345</text:p>
          </table:table-cell>
          <table:table-cell table:number-columns-repeated="2"/>
        </table:table-row>
        <table:table-row table:style-name="ro1">
          <table:table-cell office:value-type="float" office:value="0.84721577167511" calcext:value-type="float">
            <text:p>0.84721577167511</text:p>
          </table:table-cell>
          <table:table-cell table:number-columns-repeated="2"/>
        </table:table-row>
        <table:table-row table:style-name="ro1">
          <table:table-cell office:value-type="float" office:value="0.887505114078522" calcext:value-type="float">
            <text:p>0.887505114078522</text:p>
          </table:table-cell>
          <table:table-cell table:number-columns-repeated="2"/>
        </table:table-row>
        <table:table-row table:style-name="ro1">
          <table:table-cell office:value-type="float" office:value="0.804614543914795" calcext:value-type="float">
            <text:p>0.804614543914795</text:p>
          </table:table-cell>
          <table:table-cell table:number-columns-repeated="2"/>
        </table:table-row>
        <table:table-row table:style-name="ro1">
          <table:table-cell office:value-type="float" office:value="0.82533985376358" calcext:value-type="float">
            <text:p>0.82533985376358</text:p>
          </table:table-cell>
          <table:table-cell table:number-columns-repeated="2"/>
        </table:table-row>
        <table:table-row table:style-name="ro1">
          <table:table-cell office:value-type="float" office:value="0.821912229061127" calcext:value-type="float">
            <text:p>0.821912229061127</text:p>
          </table:table-cell>
          <table:table-cell table:number-columns-repeated="2"/>
        </table:table-row>
        <table:table-row table:style-name="ro1">
          <table:table-cell office:value-type="float" office:value="0.82202559709549" calcext:value-type="float">
            <text:p>0.82202559709549</text:p>
          </table:table-cell>
          <table:table-cell table:number-columns-repeated="2"/>
        </table:table-row>
        <table:table-row table:style-name="ro1">
          <table:table-cell office:value-type="float" office:value="0.825013697147369" calcext:value-type="float">
            <text:p>0.825013697147369</text:p>
          </table:table-cell>
          <table:table-cell table:number-columns-repeated="2"/>
        </table:table-row>
        <table:table-row table:style-name="ro1">
          <table:table-cell office:value-type="float" office:value="0.827065467834473" calcext:value-type="float">
            <text:p>0.827065467834473</text:p>
          </table:table-cell>
          <table:table-cell table:number-columns-repeated="2"/>
        </table:table-row>
        <table:table-row table:style-name="ro1">
          <table:table-cell office:value-type="float" office:value="0.815818727016449" calcext:value-type="float">
            <text:p>0.815818727016449</text:p>
          </table:table-cell>
          <table:table-cell table:number-columns-repeated="2"/>
        </table:table-row>
        <table:table-row table:style-name="ro1">
          <table:table-cell office:value-type="float" office:value="0.812133491039276" calcext:value-type="float">
            <text:p>0.812133491039276</text:p>
          </table:table-cell>
          <table:table-cell table:number-columns-repeated="2"/>
        </table:table-row>
        <table:table-row table:style-name="ro1">
          <table:table-cell office:value-type="float" office:value="0.818245410919189" calcext:value-type="float">
            <text:p>0.818245410919189</text:p>
          </table:table-cell>
          <table:table-cell table:number-columns-repeated="2"/>
        </table:table-row>
        <table:table-row table:style-name="ro1">
          <table:table-cell office:value-type="float" office:value="0.802912592887878" calcext:value-type="float">
            <text:p>0.802912592887878</text:p>
          </table:table-cell>
          <table:table-cell table:number-columns-repeated="2"/>
        </table:table-row>
        <table:table-row table:style-name="ro1">
          <table:table-cell office:value-type="float" office:value="0.81287944316864" calcext:value-type="float">
            <text:p>0.81287944316864</text:p>
          </table:table-cell>
          <table:table-cell table:number-columns-repeated="2"/>
        </table:table-row>
        <table:table-row table:style-name="ro1">
          <table:table-cell office:value-type="float" office:value="0.816172480583191" calcext:value-type="float">
            <text:p>0.816172480583191</text:p>
          </table:table-cell>
          <table:table-cell table:number-columns-repeated="2"/>
        </table:table-row>
        <table:table-row table:style-name="ro1">
          <table:table-cell office:value-type="float" office:value="0.836913108825684" calcext:value-type="float">
            <text:p>0.836913108825684</text:p>
          </table:table-cell>
          <table:table-cell table:number-columns-repeated="2"/>
        </table:table-row>
        <table:table-row table:style-name="ro1">
          <table:table-cell office:value-type="float" office:value="0.831485629081726" calcext:value-type="float">
            <text:p>0.831485629081726</text:p>
          </table:table-cell>
          <table:table-cell table:number-columns-repeated="2"/>
        </table:table-row>
        <table:table-row table:style-name="ro1">
          <table:table-cell office:value-type="float" office:value="0.794394671916962" calcext:value-type="float">
            <text:p>0.794394671916962</text:p>
          </table:table-cell>
          <table:table-cell table:number-columns-repeated="2"/>
        </table:table-row>
        <table:table-row table:style-name="ro1">
          <table:table-cell office:value-type="float" office:value="0.777605295181274" calcext:value-type="float">
            <text:p>0.777605295181274</text:p>
          </table:table-cell>
          <table:table-cell table:number-columns-repeated="2"/>
        </table:table-row>
        <table:table-row table:style-name="ro1">
          <table:table-cell office:value-type="float" office:value="0.756130814552307" calcext:value-type="float">
            <text:p>0.756130814552307</text:p>
          </table:table-cell>
          <table:table-cell table:number-columns-repeated="2"/>
        </table:table-row>
        <table:table-row table:style-name="ro1">
          <table:table-cell office:value-type="float" office:value="0.731470048427582" calcext:value-type="float">
            <text:p>0.731470048427582</text:p>
          </table:table-cell>
          <table:table-cell table:number-columns-repeated="2"/>
        </table:table-row>
        <table:table-row table:style-name="ro1">
          <table:table-cell office:value-type="float" office:value="0.279444694519043" calcext:value-type="float">
            <text:p>0.279444694519043</text:p>
          </table:table-cell>
          <table:table-cell table:number-columns-repeated="2"/>
        </table:table-row>
        <table:table-row table:style-name="ro1">
          <table:table-cell office:value-type="float" office:value="0.668467283248901" calcext:value-type="float">
            <text:p>0.668467283248901</text:p>
          </table:table-cell>
          <table:table-cell table:number-columns-repeated="2"/>
        </table:table-row>
        <table:table-row table:style-name="ro1">
          <table:table-cell office:value-type="float" office:value="0.285626649856567" calcext:value-type="float">
            <text:p>0.285626649856567</text:p>
          </table:table-cell>
          <table:table-cell table:number-columns-repeated="2"/>
        </table:table-row>
        <table:table-row table:style-name="ro1">
          <table:table-cell office:value-type="float" office:value="0.737381219863892" calcext:value-type="float">
            <text:p>0.737381219863892</text:p>
          </table:table-cell>
          <table:table-cell table:number-columns-repeated="2"/>
        </table:table-row>
        <table:table-row table:style-name="ro1">
          <table:table-cell office:value-type="float" office:value="0.284585982561111" calcext:value-type="float">
            <text:p>0.284585982561111</text:p>
          </table:table-cell>
          <table:table-cell table:number-columns-repeated="2"/>
        </table:table-row>
        <table:table-row table:style-name="ro1">
          <table:table-cell office:value-type="float" office:value="0.621288657188416" calcext:value-type="float">
            <text:p>0.621288657188416</text:p>
          </table:table-cell>
          <table:table-cell table:number-columns-repeated="2"/>
        </table:table-row>
        <table:table-row table:style-name="ro1">
          <table:table-cell office:value-type="float" office:value="0.616559267044067" calcext:value-type="float">
            <text:p>0.616559267044067</text:p>
          </table:table-cell>
          <table:table-cell table:number-columns-repeated="2"/>
        </table:table-row>
        <table:table-row table:style-name="ro1">
          <table:table-cell office:value-type="float" office:value="0.543830990791321" calcext:value-type="float">
            <text:p>0.543830990791321</text:p>
          </table:table-cell>
          <table:table-cell table:number-columns-repeated="2"/>
        </table:table-row>
        <table:table-row table:style-name="ro1">
          <table:table-cell office:value-type="float" office:value="0.517635464668274" calcext:value-type="float">
            <text:p>0.517635464668274</text:p>
          </table:table-cell>
          <table:table-cell table:number-columns-repeated="2"/>
        </table:table-row>
        <table:table-row table:style-name="ro1">
          <table:table-cell office:value-type="float" office:value="0.529566049575806" calcext:value-type="float">
            <text:p>0.529566049575806</text:p>
          </table:table-cell>
          <table:table-cell table:number-columns-repeated="2"/>
        </table:table-row>
        <table:table-row table:style-name="ro1">
          <table:table-cell office:value-type="float" office:value="0.396697133779526" calcext:value-type="float">
            <text:p>0.396697133779526</text:p>
          </table:table-cell>
          <table:table-cell table:number-columns-repeated="2"/>
        </table:table-row>
        <table:table-row table:style-name="ro1">
          <table:table-cell office:value-type="float" office:value="0.302372992038727" calcext:value-type="float">
            <text:p>0.302372992038727</text:p>
          </table:table-cell>
          <table:table-cell table:number-columns-repeated="2"/>
        </table:table-row>
        <table:table-row table:style-name="ro1">
          <table:table-cell office:value-type="float" office:value="0.472347885370255" calcext:value-type="float">
            <text:p>0.472347885370255</text:p>
          </table:table-cell>
          <table:table-cell table:number-columns-repeated="2"/>
        </table:table-row>
        <table:table-row table:style-name="ro1">
          <table:table-cell office:value-type="float" office:value="0.841178476810455" calcext:value-type="float">
            <text:p>0.841178476810455</text:p>
          </table:table-cell>
          <table:table-cell table:number-columns-repeated="2"/>
        </table:table-row>
        <table:table-row table:style-name="ro1">
          <table:table-cell office:value-type="float" office:value="0.862578928470612" calcext:value-type="float">
            <text:p>0.862578928470612</text:p>
          </table:table-cell>
          <table:table-cell table:number-columns-repeated="2"/>
        </table:table-row>
        <table:table-row table:style-name="ro1">
          <table:table-cell office:value-type="float" office:value="0.804952263832092" calcext:value-type="float">
            <text:p>0.804952263832092</text:p>
          </table:table-cell>
          <table:table-cell table:number-columns-repeated="2"/>
        </table:table-row>
        <table:table-row table:style-name="ro1">
          <table:table-cell office:value-type="float" office:value="0.552639305591583" calcext:value-type="float">
            <text:p>0.552639305591583</text:p>
          </table:table-cell>
          <table:table-cell table:number-columns-repeated="2"/>
        </table:table-row>
        <table:table-row table:style-name="ro1">
          <table:table-cell office:value-type="float" office:value="0.403824955224991" calcext:value-type="float">
            <text:p>0.403824955224991</text:p>
          </table:table-cell>
          <table:table-cell table:number-columns-repeated="2"/>
        </table:table-row>
        <table:table-row table:style-name="ro1">
          <table:table-cell office:value-type="float" office:value="0.309702336788177" calcext:value-type="float">
            <text:p>0.309702336788177</text:p>
          </table:table-cell>
          <table:table-cell table:number-columns-repeated="2"/>
        </table:table-row>
        <table:table-row table:style-name="ro1">
          <table:table-cell office:value-type="float" office:value="0.519604623317719" calcext:value-type="float">
            <text:p>0.519604623317719</text:p>
          </table:table-cell>
          <table:table-cell table:number-columns-repeated="2"/>
        </table:table-row>
        <table:table-row table:style-name="ro1">
          <table:table-cell office:value-type="float" office:value="0.691685080528259" calcext:value-type="float">
            <text:p>0.691685080528259</text:p>
          </table:table-cell>
          <table:table-cell table:number-columns-repeated="2"/>
        </table:table-row>
        <table:table-row table:style-name="ro1">
          <table:table-cell office:value-type="float" office:value="0.345112979412079" calcext:value-type="float">
            <text:p>0.345112979412079</text:p>
          </table:table-cell>
          <table:table-cell table:number-columns-repeated="2"/>
        </table:table-row>
        <table:table-row table:style-name="ro1">
          <table:table-cell office:value-type="float" office:value="0.326969504356384" calcext:value-type="float">
            <text:p>0.326969504356384</text:p>
          </table:table-cell>
          <table:table-cell table:number-columns-repeated="2"/>
        </table:table-row>
        <table:table-row table:style-name="ro1">
          <table:table-cell office:value-type="float" office:value="0.319297015666962" calcext:value-type="float">
            <text:p>0.319297015666962</text:p>
          </table:table-cell>
          <table:table-cell table:number-columns-repeated="2"/>
        </table:table-row>
        <table:table-row table:style-name="ro1">
          <table:table-cell office:value-type="float" office:value="0.301686704158783" calcext:value-type="float">
            <text:p>0.301686704158783</text:p>
          </table:table-cell>
          <table:table-cell table:number-columns-repeated="2"/>
        </table:table-row>
        <table:table-row table:style-name="ro1">
          <table:table-cell office:value-type="float" office:value="0.288950175046921" calcext:value-type="float">
            <text:p>0.288950175046921</text:p>
          </table:table-cell>
          <table:table-cell table:number-columns-repeated="2"/>
        </table:table-row>
        <table:table-row table:style-name="ro1">
          <table:table-cell office:value-type="float" office:value="0.296981781721115" calcext:value-type="float">
            <text:p>0.296981781721115</text:p>
          </table:table-cell>
          <table:table-cell table:number-columns-repeated="2"/>
        </table:table-row>
        <table:table-row table:style-name="ro1">
          <table:table-cell office:value-type="float" office:value="0.294782340526581" calcext:value-type="float">
            <text:p>0.294782340526581</text:p>
          </table:table-cell>
          <table:table-cell table:number-columns-repeated="2"/>
        </table:table-row>
        <table:table-row table:style-name="ro1">
          <table:table-cell office:value-type="float" office:value="0.258028417825699" calcext:value-type="float">
            <text:p>0.258028417825699</text:p>
          </table:table-cell>
          <table:table-cell table:number-columns-repeated="2"/>
        </table:table-row>
        <table:table-row table:style-name="ro1">
          <table:table-cell office:value-type="float" office:value="0.454653769731522" calcext:value-type="float">
            <text:p>0.454653769731522</text:p>
          </table:table-cell>
          <table:table-cell table:number-columns-repeated="2"/>
        </table:table-row>
        <table:table-row table:style-name="ro1">
          <table:table-cell office:value-type="float" office:value="0.270873039960861" calcext:value-type="float">
            <text:p>0.270873039960861</text:p>
          </table:table-cell>
          <table:table-cell table:number-columns-repeated="2"/>
        </table:table-row>
        <table:table-row table:style-name="ro1">
          <table:table-cell office:value-type="float" office:value="0.456237375736237" calcext:value-type="float">
            <text:p>0.456237375736237</text:p>
          </table:table-cell>
          <table:table-cell table:number-columns-repeated="2"/>
        </table:table-row>
        <table:table-row table:style-name="ro1">
          <table:table-cell office:value-type="float" office:value="0.274877220392227" calcext:value-type="float">
            <text:p>0.274877220392227</text:p>
          </table:table-cell>
          <table:table-cell table:number-columns-repeated="2"/>
        </table:table-row>
        <table:table-row table:style-name="ro1">
          <table:table-cell office:value-type="float" office:value="0.388371229171753" calcext:value-type="float">
            <text:p>0.388371229171753</text:p>
          </table:table-cell>
          <table:table-cell table:number-columns-repeated="2"/>
        </table:table-row>
        <table:table-row table:style-name="ro1">
          <table:table-cell office:value-type="float" office:value="0.281977921724319" calcext:value-type="float">
            <text:p>0.281977921724319</text:p>
          </table:table-cell>
          <table:table-cell table:number-columns-repeated="2"/>
        </table:table-row>
        <table:table-row table:style-name="ro1">
          <table:table-cell office:value-type="float" office:value="0.468379199504852" calcext:value-type="float">
            <text:p>0.468379199504852</text:p>
          </table:table-cell>
          <table:table-cell table:number-columns-repeated="2"/>
        </table:table-row>
        <table:table-row table:style-name="ro1">
          <table:table-cell office:value-type="float" office:value="0.285012722015381" calcext:value-type="float">
            <text:p>0.285012722015381</text:p>
          </table:table-cell>
          <table:table-cell table:number-columns-repeated="2"/>
        </table:table-row>
        <table:table-row table:style-name="ro1">
          <table:table-cell office:value-type="float" office:value="0.291228532791138" calcext:value-type="float">
            <text:p>0.291228532791138</text:p>
          </table:table-cell>
          <table:table-cell table:number-columns-repeated="2"/>
        </table:table-row>
        <table:table-row table:style-name="ro1">
          <table:table-cell office:value-type="float" office:value="0.280498683452606" calcext:value-type="float">
            <text:p>0.280498683452606</text:p>
          </table:table-cell>
          <table:table-cell table:number-columns-repeated="2"/>
        </table:table-row>
        <table:table-row table:style-name="ro1">
          <table:table-cell office:value-type="float" office:value="0.680683553218842" calcext:value-type="float">
            <text:p>0.680683553218842</text:p>
          </table:table-cell>
          <table:table-cell table:number-columns-repeated="2"/>
        </table:table-row>
        <table:table-row table:style-name="ro1">
          <table:table-cell office:value-type="float" office:value="0.280865460634232" calcext:value-type="float">
            <text:p>0.280865460634232</text:p>
          </table:table-cell>
          <table:table-cell table:number-columns-repeated="2"/>
        </table:table-row>
        <table:table-row table:style-name="ro1">
          <table:table-cell office:value-type="float" office:value="0.792670488357544" calcext:value-type="float">
            <text:p>0.792670488357544</text:p>
          </table:table-cell>
          <table:table-cell table:number-columns-repeated="2"/>
        </table:table-row>
        <table:table-row table:style-name="ro1">
          <table:table-cell office:value-type="float" office:value="0.274916559457779" calcext:value-type="float">
            <text:p>0.274916559457779</text:p>
          </table:table-cell>
          <table:table-cell table:number-columns-repeated="2"/>
        </table:table-row>
        <table:table-row table:style-name="ro1">
          <table:table-cell office:value-type="float" office:value="0.814444780349731" calcext:value-type="float">
            <text:p>0.814444780349731</text:p>
          </table:table-cell>
          <table:table-cell table:number-columns-repeated="2"/>
        </table:table-row>
        <table:table-row table:style-name="ro1">
          <table:table-cell office:value-type="float" office:value="0.27592721581459" calcext:value-type="float">
            <text:p>0.27592721581459</text:p>
          </table:table-cell>
          <table:table-cell table:number-columns-repeated="2"/>
        </table:table-row>
        <table:table-row table:style-name="ro1">
          <table:table-cell office:value-type="float" office:value="0.832008302211762" calcext:value-type="float">
            <text:p>0.832008302211762</text:p>
          </table:table-cell>
          <table:table-cell table:number-columns-repeated="2"/>
        </table:table-row>
        <table:table-row table:style-name="ro1">
          <table:table-cell office:value-type="float" office:value="0.261083364486694" calcext:value-type="float">
            <text:p>0.261083364486694</text:p>
          </table:table-cell>
          <table:table-cell table:number-columns-repeated="2"/>
        </table:table-row>
        <table:table-row table:style-name="ro1">
          <table:table-cell office:value-type="float" office:value="0.797305166721344" calcext:value-type="float">
            <text:p>0.797305166721344</text:p>
          </table:table-cell>
          <table:table-cell table:number-columns-repeated="2"/>
        </table:table-row>
        <table:table-row table:style-name="ro1">
          <table:table-cell office:value-type="float" office:value="0.257617115974426" calcext:value-type="float">
            <text:p>0.257617115974426</text:p>
          </table:table-cell>
          <table:table-cell table:number-columns-repeated="2"/>
        </table:table-row>
        <table:table-row table:style-name="ro1">
          <table:table-cell office:value-type="float" office:value="0.783267319202423" calcext:value-type="float">
            <text:p>0.783267319202423</text:p>
          </table:table-cell>
          <table:table-cell table:number-columns-repeated="2"/>
        </table:table-row>
        <table:table-row table:style-name="ro1">
          <table:table-cell office:value-type="float" office:value="0.809793829917908" calcext:value-type="float">
            <text:p>0.809793829917908</text:p>
          </table:table-cell>
          <table:table-cell table:number-columns-repeated="2"/>
        </table:table-row>
        <table:table-row table:style-name="ro1">
          <table:table-cell office:value-type="float" office:value="0.273358076810837" calcext:value-type="float">
            <text:p>0.273358076810837</text:p>
          </table:table-cell>
          <table:table-cell table:number-columns-repeated="2"/>
        </table:table-row>
        <table:table-row table:style-name="ro1">
          <table:table-cell office:value-type="float" office:value="0.823098480701447" calcext:value-type="float">
            <text:p>0.823098480701447</text:p>
          </table:table-cell>
          <table:table-cell table:number-columns-repeated="2"/>
        </table:table-row>
        <table:table-row table:style-name="ro1">
          <table:table-cell office:value-type="float" office:value="0.273906588554382" calcext:value-type="float">
            <text:p>0.273906588554382</text:p>
          </table:table-cell>
          <table:table-cell table:number-columns-repeated="2"/>
        </table:table-row>
        <table:table-row table:style-name="ro1">
          <table:table-cell office:value-type="float" office:value="0.830117225646973" calcext:value-type="float">
            <text:p>0.830117225646973</text:p>
          </table:table-cell>
          <table:table-cell table:number-columns-repeated="2"/>
        </table:table-row>
        <table:table-row table:style-name="ro1">
          <table:table-cell office:value-type="float" office:value="0.294311791658401" calcext:value-type="float">
            <text:p>0.294311791658401</text:p>
          </table:table-cell>
          <table:table-cell table:number-columns-repeated="2"/>
        </table:table-row>
        <table:table-row table:style-name="ro1">
          <table:table-cell office:value-type="float" office:value="0.272212624549866" calcext:value-type="float">
            <text:p>0.272212624549866</text:p>
          </table:table-cell>
          <table:table-cell table:number-columns-repeated="2"/>
        </table:table-row>
        <table:table-row table:style-name="ro1">
          <table:table-cell office:value-type="float" office:value="0.276812940835953" calcext:value-type="float">
            <text:p>0.276812940835953</text:p>
          </table:table-cell>
          <table:table-cell table:number-columns-repeated="2"/>
        </table:table-row>
        <table:table-row table:style-name="ro1">
          <table:table-cell office:value-type="float" office:value="0.315903842449188" calcext:value-type="float">
            <text:p>0.315903842449188</text:p>
          </table:table-cell>
          <table:table-cell table:number-columns-repeated="2"/>
        </table:table-row>
        <table:table-row table:style-name="ro1">
          <table:table-cell office:value-type="float" office:value="0.301893621683121" calcext:value-type="float">
            <text:p>0.301893621683121</text:p>
          </table:table-cell>
          <table:table-cell table:number-columns-repeated="2"/>
        </table:table-row>
        <table:table-row table:style-name="ro1">
          <table:table-cell office:value-type="float" office:value="0.493234366178513" calcext:value-type="float">
            <text:p>0.493234366178513</text:p>
          </table:table-cell>
          <table:table-cell table:number-columns-repeated="2"/>
        </table:table-row>
        <table:table-row table:style-name="ro1">
          <table:table-cell office:value-type="float" office:value="0.286253541707993" calcext:value-type="float">
            <text:p>0.286253541707993</text:p>
          </table:table-cell>
          <table:table-cell table:number-columns-repeated="2"/>
        </table:table-row>
        <table:table-row table:style-name="ro1">
          <table:table-cell office:value-type="float" office:value="0.312953859567642" calcext:value-type="float">
            <text:p>0.312953859567642</text:p>
          </table:table-cell>
          <table:table-cell table:number-columns-repeated="2"/>
        </table:table-row>
        <table:table-row table:style-name="ro1">
          <table:table-cell office:value-type="float" office:value="0.328591138124466" calcext:value-type="float">
            <text:p>0.328591138124466</text:p>
          </table:table-cell>
          <table:table-cell table:number-columns-repeated="2"/>
        </table:table-row>
        <table:table-row table:style-name="ro1">
          <table:table-cell office:value-type="float" office:value="0.330397099256515" calcext:value-type="float">
            <text:p>0.330397099256515</text:p>
          </table:table-cell>
          <table:table-cell table:number-columns-repeated="2"/>
        </table:table-row>
        <table:table-row table:style-name="ro1">
          <table:table-cell office:value-type="float" office:value="0.426306486129761" calcext:value-type="float">
            <text:p>0.426306486129761</text:p>
          </table:table-cell>
          <table:table-cell table:number-columns-repeated="2"/>
        </table:table-row>
        <table:table-row table:style-name="ro1">
          <table:table-cell office:value-type="float" office:value="0.329080045223236" calcext:value-type="float">
            <text:p>0.329080045223236</text:p>
          </table:table-cell>
          <table:table-cell table:number-columns-repeated="2"/>
        </table:table-row>
        <table:table-row table:style-name="ro1">
          <table:table-cell office:value-type="float" office:value="0.614238142967224" calcext:value-type="float">
            <text:p>0.614238142967224</text:p>
          </table:table-cell>
          <table:table-cell table:number-columns-repeated="2"/>
        </table:table-row>
        <table:table-row table:style-name="ro1">
          <table:table-cell office:value-type="float" office:value="0.328921347856522" calcext:value-type="float">
            <text:p>0.328921347856522</text:p>
          </table:table-cell>
          <table:table-cell table:number-columns-repeated="2"/>
        </table:table-row>
        <table:table-row table:style-name="ro1">
          <table:table-cell office:value-type="float" office:value="0.749042510986328" calcext:value-type="float">
            <text:p>0.749042510986328</text:p>
          </table:table-cell>
          <table:table-cell table:number-columns-repeated="2"/>
        </table:table-row>
        <table:table-row table:style-name="ro1">
          <table:table-cell office:value-type="float" office:value="0.334975481033325" calcext:value-type="float">
            <text:p>0.334975481033325</text:p>
          </table:table-cell>
          <table:table-cell table:number-columns-repeated="2"/>
        </table:table-row>
        <table:table-row table:style-name="ro1">
          <table:table-cell office:value-type="float" office:value="0.768197476863861" calcext:value-type="float">
            <text:p>0.768197476863861</text:p>
          </table:table-cell>
          <table:table-cell table:number-columns-repeated="2"/>
        </table:table-row>
        <table:table-row table:style-name="ro1">
          <table:table-cell office:value-type="float" office:value="0.37971094250679" calcext:value-type="float">
            <text:p>0.37971094250679</text:p>
          </table:table-cell>
          <table:table-cell table:number-columns-repeated="2"/>
        </table:table-row>
        <table:table-row table:style-name="ro1">
          <table:table-cell office:value-type="float" office:value="0.769960701465607" calcext:value-type="float">
            <text:p>0.769960701465607</text:p>
          </table:table-cell>
          <table:table-cell table:number-columns-repeated="2"/>
        </table:table-row>
        <table:table-row table:style-name="ro1">
          <table:table-cell office:value-type="float" office:value="0.269478052854538" calcext:value-type="float">
            <text:p>0.269478052854538</text:p>
          </table:table-cell>
          <table:table-cell table:number-columns-repeated="2"/>
        </table:table-row>
        <table:table-row table:style-name="ro1">
          <table:table-cell office:value-type="float" office:value="0.850979447364807" calcext:value-type="float">
            <text:p>0.850979447364807</text:p>
          </table:table-cell>
          <table:table-cell table:number-columns-repeated="2"/>
        </table:table-row>
        <table:table-row table:style-name="ro1">
          <table:table-cell office:value-type="float" office:value="0.254153549671173" calcext:value-type="float">
            <text:p>0.254153549671173</text:p>
          </table:table-cell>
          <table:table-cell table:number-columns-repeated="2"/>
        </table:table-row>
        <table:table-row table:style-name="ro1">
          <table:table-cell office:value-type="float" office:value="0.879585146903992" calcext:value-type="float">
            <text:p>0.879585146903992</text:p>
          </table:table-cell>
          <table:table-cell table:number-columns-repeated="2"/>
        </table:table-row>
        <table:table-row table:style-name="ro1">
          <table:table-cell office:value-type="float" office:value="0.905527174472809" calcext:value-type="float">
            <text:p>0.905527174472809</text:p>
          </table:table-cell>
          <table:table-cell table:number-columns-repeated="2"/>
        </table:table-row>
        <table:table-row table:style-name="ro1">
          <table:table-cell office:value-type="float" office:value="0.893879294395447" calcext:value-type="float">
            <text:p>0.893879294395447</text:p>
          </table:table-cell>
          <table:table-cell table:number-columns-repeated="2"/>
        </table:table-row>
        <table:table-row table:style-name="ro1">
          <table:table-cell office:value-type="float" office:value="0.896921813488007" calcext:value-type="float">
            <text:p>0.896921813488007</text:p>
          </table:table-cell>
          <table:table-cell table:number-columns-repeated="2"/>
        </table:table-row>
        <table:table-row table:style-name="ro1">
          <table:table-cell office:value-type="float" office:value="0.888461172580719" calcext:value-type="float">
            <text:p>0.888461172580719</text:p>
          </table:table-cell>
          <table:table-cell table:number-columns-repeated="2"/>
        </table:table-row>
        <table:table-row table:style-name="ro1">
          <table:table-cell office:value-type="float" office:value="0.866163969039917" calcext:value-type="float">
            <text:p>0.866163969039917</text:p>
          </table:table-cell>
          <table:table-cell table:number-columns-repeated="2"/>
        </table:table-row>
        <table:table-row table:style-name="ro1">
          <table:table-cell office:value-type="float" office:value="0.873200476169586" calcext:value-type="float">
            <text:p>0.873200476169586</text:p>
          </table:table-cell>
          <table:table-cell table:number-columns-repeated="2"/>
        </table:table-row>
        <table:table-row table:style-name="ro1">
          <table:table-cell office:value-type="float" office:value="0.814152181148529" calcext:value-type="float">
            <text:p>0.814152181148529</text:p>
          </table:table-cell>
          <table:table-cell table:number-columns-repeated="2"/>
        </table:table-row>
        <table:table-row table:style-name="ro1">
          <table:table-cell office:value-type="float" office:value="0.297610223293304" calcext:value-type="float">
            <text:p>0.297610223293304</text:p>
          </table:table-cell>
          <table:table-cell table:number-columns-repeated="2"/>
        </table:table-row>
        <table:table-row table:style-name="ro1">
          <table:table-cell office:value-type="float" office:value="0.322716385126114" calcext:value-type="float">
            <text:p>0.322716385126114</text:p>
          </table:table-cell>
          <table:table-cell table:number-columns-repeated="2"/>
        </table:table-row>
        <table:table-row table:style-name="ro1">
          <table:table-cell office:value-type="float" office:value="0.323857635259628" calcext:value-type="float">
            <text:p>0.323857635259628</text:p>
          </table:table-cell>
          <table:table-cell table:number-columns-repeated="2"/>
        </table:table-row>
        <table:table-row table:style-name="ro1">
          <table:table-cell office:value-type="float" office:value="0.286984920501709" calcext:value-type="float">
            <text:p>0.286984920501709</text:p>
          </table:table-cell>
          <table:table-cell table:number-columns-repeated="2"/>
        </table:table-row>
        <table:table-row table:style-name="ro1">
          <table:table-cell office:value-type="float" office:value="0.291385948657989" calcext:value-type="float">
            <text:p>0.291385948657989</text:p>
          </table:table-cell>
          <table:table-cell table:number-columns-repeated="2"/>
        </table:table-row>
        <table:table-row table:style-name="ro1">
          <table:table-cell office:value-type="float" office:value="0.276480108499527" calcext:value-type="float">
            <text:p>0.276480108499527</text:p>
          </table:table-cell>
          <table:table-cell table:number-columns-repeated="2"/>
        </table:table-row>
        <table:table-row table:style-name="ro1">
          <table:table-cell office:value-type="float" office:value="0.423406571149826" calcext:value-type="float">
            <text:p>0.423406571149826</text:p>
          </table:table-cell>
          <table:table-cell table:number-columns-repeated="2"/>
        </table:table-row>
        <table:table-row table:style-name="ro1">
          <table:table-cell office:value-type="float" office:value="0.259285539388657" calcext:value-type="float">
            <text:p>0.259285539388657</text:p>
          </table:table-cell>
          <table:table-cell table:number-columns-repeated="2"/>
        </table:table-row>
        <table:table-row table:style-name="ro1">
          <table:table-cell office:value-type="float" office:value="0.655334293842316" calcext:value-type="float">
            <text:p>0.655334293842316</text:p>
          </table:table-cell>
          <table:table-cell table:number-columns-repeated="2"/>
        </table:table-row>
        <table:table-row table:style-name="ro1">
          <table:table-cell office:value-type="float" office:value="0.265513151884079" calcext:value-type="float">
            <text:p>0.265513151884079</text:p>
          </table:table-cell>
          <table:table-cell table:number-columns-repeated="2"/>
        </table:table-row>
        <table:table-row table:style-name="ro1">
          <table:table-cell office:value-type="float" office:value="0.819498062133789" calcext:value-type="float">
            <text:p>0.819498062133789</text:p>
          </table:table-cell>
          <table:table-cell table:number-columns-repeated="2"/>
        </table:table-row>
        <table:table-row table:style-name="ro1">
          <table:table-cell office:value-type="float" office:value="0.275590032339096" calcext:value-type="float">
            <text:p>0.275590032339096</text:p>
          </table:table-cell>
          <table:table-cell table:number-columns-repeated="2"/>
        </table:table-row>
        <table:table-row table:style-name="ro1">
          <table:table-cell office:value-type="float" office:value="0.851379752159119" calcext:value-type="float">
            <text:p>0.851379752159119</text:p>
          </table:table-cell>
          <table:table-cell table:number-columns-repeated="2"/>
        </table:table-row>
        <table:table-row table:style-name="ro1">
          <table:table-cell office:value-type="float" office:value="0.270658016204834" calcext:value-type="float">
            <text:p>0.270658016204834</text:p>
          </table:table-cell>
          <table:table-cell table:number-columns-repeated="2"/>
        </table:table-row>
        <table:table-row table:style-name="ro1">
          <table:table-cell office:value-type="float" office:value="0.88696277141571" calcext:value-type="float">
            <text:p>0.88696277141571</text:p>
          </table:table-cell>
          <table:table-cell table:number-columns-repeated="2"/>
        </table:table-row>
        <table:table-row table:style-name="ro1">
          <table:table-cell office:value-type="float" office:value="0.270141810178757" calcext:value-type="float">
            <text:p>0.270141810178757</text:p>
          </table:table-cell>
          <table:table-cell table:number-columns-repeated="2"/>
        </table:table-row>
        <table:table-row table:style-name="ro1">
          <table:table-cell office:value-type="float" office:value="0.901328563690186" calcext:value-type="float">
            <text:p>0.901328563690186</text:p>
          </table:table-cell>
          <table:table-cell table:number-columns-repeated="2"/>
        </table:table-row>
        <table:table-row table:style-name="ro1">
          <table:table-cell office:value-type="float" office:value="0.26414093375206" calcext:value-type="float">
            <text:p>0.26414093375206</text:p>
          </table:table-cell>
          <table:table-cell table:number-columns-repeated="2"/>
        </table:table-row>
        <table:table-row table:style-name="ro1">
          <table:table-cell office:value-type="float" office:value="0.915898084640503" calcext:value-type="float">
            <text:p>0.915898084640503</text:p>
          </table:table-cell>
          <table:table-cell table:number-columns-repeated="2"/>
        </table:table-row>
        <table:table-row table:style-name="ro1">
          <table:table-cell office:value-type="float" office:value="0.275438576936722" calcext:value-type="float">
            <text:p>0.275438576936722</text:p>
          </table:table-cell>
          <table:table-cell table:number-columns-repeated="2"/>
        </table:table-row>
        <table:table-row table:style-name="ro1">
          <table:table-cell office:value-type="float" office:value="0.897193253040314" calcext:value-type="float">
            <text:p>0.897193253040314</text:p>
          </table:table-cell>
          <table:table-cell table:number-columns-repeated="2"/>
        </table:table-row>
        <table:table-row table:style-name="ro1">
          <table:table-cell office:value-type="float" office:value="0.280760079622269" calcext:value-type="float">
            <text:p>0.280760079622269</text:p>
          </table:table-cell>
          <table:table-cell table:number-columns-repeated="2"/>
        </table:table-row>
        <table:table-row table:style-name="ro1">
          <table:table-cell office:value-type="float" office:value="0.856464564800262" calcext:value-type="float">
            <text:p>0.856464564800262</text:p>
          </table:table-cell>
          <table:table-cell table:number-columns-repeated="2"/>
        </table:table-row>
        <table:table-row table:style-name="ro1">
          <table:table-cell office:value-type="float" office:value="0.287318110466003" calcext:value-type="float">
            <text:p>0.287318110466003</text:p>
          </table:table-cell>
          <table:table-cell table:number-columns-repeated="2"/>
        </table:table-row>
        <table:table-row table:style-name="ro1">
          <table:table-cell office:value-type="float" office:value="0.839874804019928" calcext:value-type="float">
            <text:p>0.839874804019928</text:p>
          </table:table-cell>
          <table:table-cell table:number-columns-repeated="2"/>
        </table:table-row>
        <table:table-row table:style-name="ro1">
          <table:table-cell office:value-type="float" office:value="0.871441543102264" calcext:value-type="float">
            <text:p>0.871441543102264</text:p>
          </table:table-cell>
          <table:table-cell table:number-columns-repeated="2"/>
        </table:table-row>
        <table:table-row table:style-name="ro1">
          <table:table-cell office:value-type="float" office:value="0.802717745304108" calcext:value-type="float">
            <text:p>0.802717745304108</text:p>
          </table:table-cell>
          <table:table-cell table:number-columns-repeated="2"/>
        </table:table-row>
        <table:table-row table:style-name="ro1">
          <table:table-cell office:value-type="float" office:value="0.593531489372253" calcext:value-type="float">
            <text:p>0.593531489372253</text:p>
          </table:table-cell>
          <table:table-cell table:number-columns-repeated="2"/>
        </table:table-row>
        <table:table-row table:style-name="ro1">
          <table:table-cell office:value-type="float" office:value="0.281715422868729" calcext:value-type="float">
            <text:p>0.281715422868729</text:p>
          </table:table-cell>
          <table:table-cell table:number-columns-repeated="2"/>
        </table:table-row>
        <table:table-row table:style-name="ro1">
          <table:table-cell office:value-type="float" office:value="0.356179654598236" calcext:value-type="float">
            <text:p>0.356179654598236</text:p>
          </table:table-cell>
          <table:table-cell table:number-columns-repeated="2"/>
        </table:table-row>
        <table:table-row table:style-name="ro1">
          <table:table-cell office:value-type="float" office:value="0.839019358158112" calcext:value-type="float">
            <text:p>0.839019358158112</text:p>
          </table:table-cell>
          <table:table-cell table:number-columns-repeated="2"/>
        </table:table-row>
        <table:table-row table:style-name="ro1">
          <table:table-cell office:value-type="float" office:value="0.881899833679199" calcext:value-type="float">
            <text:p>0.881899833679199</text:p>
          </table:table-cell>
          <table:table-cell table:number-columns-repeated="2"/>
        </table:table-row>
        <table:table-row table:style-name="ro1">
          <table:table-cell office:value-type="float" office:value="0.832133710384369" calcext:value-type="float">
            <text:p>0.832133710384369</text:p>
          </table:table-cell>
          <table:table-cell table:number-columns-repeated="2"/>
        </table:table-row>
        <table:table-row table:style-name="ro1">
          <table:table-cell office:value-type="float" office:value="0.810384035110474" calcext:value-type="float">
            <text:p>0.810384035110474</text:p>
          </table:table-cell>
          <table:table-cell table:number-columns-repeated="2"/>
        </table:table-row>
        <table:table-row table:style-name="ro1">
          <table:table-cell office:value-type="float" office:value="0.693760991096497" calcext:value-type="float">
            <text:p>0.693760991096497</text:p>
          </table:table-cell>
          <table:table-cell table:number-columns-repeated="2"/>
        </table:table-row>
        <table:table-row table:style-name="ro1">
          <table:table-cell office:value-type="float" office:value="0.262890994548798" calcext:value-type="float">
            <text:p>0.262890994548798</text:p>
          </table:table-cell>
          <table:table-cell table:number-columns-repeated="2"/>
        </table:table-row>
        <table:table-row table:style-name="ro1">
          <table:table-cell office:value-type="float" office:value="0.254783809185028" calcext:value-type="float">
            <text:p>0.254783809185028</text:p>
          </table:table-cell>
          <table:table-cell table:number-columns-repeated="2"/>
        </table:table-row>
        <table:table-row table:style-name="ro1">
          <table:table-cell office:value-type="float" office:value="0.251124560832977" calcext:value-type="float">
            <text:p>0.251124560832977</text:p>
          </table:table-cell>
          <table:table-cell table:number-columns-repeated="2"/>
        </table:table-row>
        <table:table-row table:style-name="ro1">
          <table:table-cell office:value-type="float" office:value="0.251524418592453" calcext:value-type="float">
            <text:p>0.251524418592453</text:p>
          </table:table-cell>
          <table:table-cell table:number-columns-repeated="2"/>
        </table:table-row>
        <table:table-row table:style-name="ro1">
          <table:table-cell office:value-type="float" office:value="0.252855688333511" calcext:value-type="float">
            <text:p>0.252855688333511</text:p>
          </table:table-cell>
          <table:table-cell table:number-columns-repeated="2"/>
        </table:table-row>
        <table:table-row table:style-name="ro1">
          <table:table-cell office:value-type="float" office:value="0.255237489938736" calcext:value-type="float">
            <text:p>0.255237489938736</text:p>
          </table:table-cell>
          <table:table-cell table:number-columns-repeated="2"/>
        </table:table-row>
        <table:table-row table:style-name="ro1">
          <table:table-cell office:value-type="float" office:value="0.430928587913513" calcext:value-type="float">
            <text:p>0.430928587913513</text:p>
          </table:table-cell>
          <table:table-cell table:number-columns-repeated="2"/>
        </table:table-row>
        <table:table-row table:style-name="ro1">
          <table:table-cell office:value-type="float" office:value="0.52213579416275" calcext:value-type="float">
            <text:p>0.52213579416275</text:p>
          </table:table-cell>
          <table:table-cell table:number-columns-repeated="2"/>
        </table:table-row>
        <table:table-row table:style-name="ro1">
          <table:table-cell office:value-type="float" office:value="0.257801741361618" calcext:value-type="float">
            <text:p>0.257801741361618</text:p>
          </table:table-cell>
          <table:table-cell table:number-columns-repeated="2"/>
        </table:table-row>
        <table:table-row table:style-name="ro1">
          <table:table-cell office:value-type="float" office:value="0.798167288303375" calcext:value-type="float">
            <text:p>0.798167288303375</text:p>
          </table:table-cell>
          <table:table-cell table:number-columns-repeated="2"/>
        </table:table-row>
        <table:table-row table:style-name="ro1">
          <table:table-cell office:value-type="float" office:value="0.256931304931641" calcext:value-type="float">
            <text:p>0.256931304931641</text:p>
          </table:table-cell>
          <table:table-cell table:number-columns-repeated="2"/>
        </table:table-row>
        <table:table-row table:style-name="ro1">
          <table:table-cell office:value-type="float" office:value="0.849895775318146" calcext:value-type="float">
            <text:p>0.849895775318146</text:p>
          </table:table-cell>
          <table:table-cell table:number-columns-repeated="2"/>
        </table:table-row>
        <table:table-row table:style-name="ro1">
          <table:table-cell office:value-type="float" office:value="0.256693184375763" calcext:value-type="float">
            <text:p>0.256693184375763</text:p>
          </table:table-cell>
          <table:table-cell table:number-columns-repeated="2"/>
        </table:table-row>
        <table:table-row table:style-name="ro1">
          <table:table-cell office:value-type="float" office:value="0.836167454719543" calcext:value-type="float">
            <text:p>0.836167454719543</text:p>
          </table:table-cell>
          <table:table-cell table:number-columns-repeated="2"/>
        </table:table-row>
        <table:table-row table:style-name="ro1">
          <table:table-cell office:value-type="float" office:value="0.257563859224319" calcext:value-type="float">
            <text:p>0.257563859224319</text:p>
          </table:table-cell>
          <table:table-cell table:number-columns-repeated="2"/>
        </table:table-row>
        <table:table-row table:style-name="ro1">
          <table:table-cell office:value-type="float" office:value="0.777526259422302" calcext:value-type="float">
            <text:p>0.777526259422302</text:p>
          </table:table-cell>
          <table:table-cell table:number-columns-repeated="2"/>
        </table:table-row>
        <table:table-row table:style-name="ro1">
          <table:table-cell office:value-type="float" office:value="0.251252621412277" calcext:value-type="float">
            <text:p>0.251252621412277</text:p>
          </table:table-cell>
          <table:table-cell table:number-columns-repeated="2"/>
        </table:table-row>
        <table:table-row table:style-name="ro1">
          <table:table-cell office:value-type="float" office:value="0.46958190202713" calcext:value-type="float">
            <text:p>0.46958190202713</text:p>
          </table:table-cell>
          <table:table-cell table:number-columns-repeated="2"/>
        </table:table-row>
        <table:table-row table:style-name="ro1">
          <table:table-cell office:value-type="float" office:value="0.255846798419952" calcext:value-type="float">
            <text:p>0.255846798419952</text:p>
          </table:table-cell>
          <table:table-cell table:number-columns-repeated="2"/>
        </table:table-row>
        <table:table-row table:style-name="ro1">
          <table:table-cell office:value-type="float" office:value="0.255947291851044" calcext:value-type="float">
            <text:p>0.255947291851044</text:p>
          </table:table-cell>
          <table:table-cell table:number-columns-repeated="2"/>
        </table:table-row>
        <table:table-row table:style-name="ro1">
          <table:table-cell office:value-type="float" office:value="0.350564539432526" calcext:value-type="float">
            <text:p>0.350564539432526</text:p>
          </table:table-cell>
          <table:table-cell table:number-columns-repeated="2"/>
        </table:table-row>
        <table:table-row table:style-name="ro1">
          <table:table-cell office:value-type="float" office:value="0.255426287651062" calcext:value-type="float">
            <text:p>0.255426287651062</text:p>
          </table:table-cell>
          <table:table-cell table:number-columns-repeated="2"/>
        </table:table-row>
        <table:table-row table:style-name="ro1">
          <table:table-cell office:value-type="float" office:value="0.452899813652039" calcext:value-type="float">
            <text:p>0.452899813652039</text:p>
          </table:table-cell>
          <table:table-cell table:number-columns-repeated="2"/>
        </table:table-row>
        <table:table-row table:style-name="ro1">
          <table:table-cell office:value-type="float" office:value="0.260198533535004" calcext:value-type="float">
            <text:p>0.260198533535004</text:p>
          </table:table-cell>
          <table:table-cell table:number-columns-repeated="2"/>
        </table:table-row>
        <table:table-row table:style-name="ro1">
          <table:table-cell office:value-type="float" office:value="0.619795799255371" calcext:value-type="float">
            <text:p>0.619795799255371</text:p>
          </table:table-cell>
          <table:table-cell table:number-columns-repeated="2"/>
        </table:table-row>
        <table:table-row table:style-name="ro1">
          <table:table-cell office:value-type="float" office:value="0.257867395877838" calcext:value-type="float">
            <text:p>0.257867395877838</text:p>
          </table:table-cell>
          <table:table-cell table:number-columns-repeated="2"/>
        </table:table-row>
        <table:table-row table:style-name="ro1">
          <table:table-cell office:value-type="float" office:value="0.746668040752411" calcext:value-type="float">
            <text:p>0.746668040752411</text:p>
          </table:table-cell>
          <table:table-cell table:number-columns-repeated="2"/>
        </table:table-row>
        <table:table-row table:style-name="ro1">
          <table:table-cell office:value-type="float" office:value="0.258421748876572" calcext:value-type="float">
            <text:p>0.258421748876572</text:p>
          </table:table-cell>
          <table:table-cell table:number-columns-repeated="2"/>
        </table:table-row>
        <table:table-row table:style-name="ro1">
          <table:table-cell office:value-type="float" office:value="0.772665321826935" calcext:value-type="float">
            <text:p>0.772665321826935</text:p>
          </table:table-cell>
          <table:table-cell table:number-columns-repeated="2"/>
        </table:table-row>
        <table:table-row table:style-name="ro1">
          <table:table-cell office:value-type="float" office:value="0.260030090808868" calcext:value-type="float">
            <text:p>0.260030090808868</text:p>
          </table:table-cell>
          <table:table-cell table:number-columns-repeated="2"/>
        </table:table-row>
        <table:table-row table:style-name="ro1">
          <table:table-cell office:value-type="float" office:value="0.65743762254715" calcext:value-type="float">
            <text:p>0.65743762254715</text:p>
          </table:table-cell>
          <table:table-cell table:number-columns-repeated="2"/>
        </table:table-row>
        <table:table-row table:style-name="ro1">
          <table:table-cell office:value-type="float" office:value="0.262637555599213" calcext:value-type="float">
            <text:p>0.262637555599213</text:p>
          </table:table-cell>
          <table:table-cell table:number-columns-repeated="2"/>
        </table:table-row>
        <table:table-row table:style-name="ro1">
          <table:table-cell office:value-type="float" office:value="0.472212702035904" calcext:value-type="float">
            <text:p>0.472212702035904</text:p>
          </table:table-cell>
          <table:table-cell table:number-columns-repeated="2"/>
        </table:table-row>
        <table:table-row table:style-name="ro1">
          <table:table-cell office:value-type="float" office:value="0.261772483587265" calcext:value-type="float">
            <text:p>0.261772483587265</text:p>
          </table:table-cell>
          <table:table-cell table:number-columns-repeated="2"/>
        </table:table-row>
        <table:table-row table:style-name="ro1">
          <table:table-cell office:value-type="float" office:value="0.688714325428009" calcext:value-type="float">
            <text:p>0.688714325428009</text:p>
          </table:table-cell>
          <table:table-cell table:number-columns-repeated="2"/>
        </table:table-row>
        <table:table-row table:style-name="ro1">
          <table:table-cell office:value-type="float" office:value="0.263791292905807" calcext:value-type="float">
            <text:p>0.263791292905807</text:p>
          </table:table-cell>
          <table:table-cell table:number-columns-repeated="2"/>
        </table:table-row>
        <table:table-row table:style-name="ro1">
          <table:table-cell office:value-type="float" office:value="0.560114145278931" calcext:value-type="float">
            <text:p>0.560114145278931</text:p>
          </table:table-cell>
          <table:table-cell table:number-columns-repeated="2"/>
        </table:table-row>
        <table:table-row table:style-name="ro1">
          <table:table-cell office:value-type="float" office:value="0.263809263706207" calcext:value-type="float">
            <text:p>0.263809263706207</text:p>
          </table:table-cell>
          <table:table-cell table:number-columns-repeated="2"/>
        </table:table-row>
        <table:table-row table:style-name="ro1">
          <table:table-cell office:value-type="float" office:value="0.684321165084839" calcext:value-type="float">
            <text:p>0.684321165084839</text:p>
          </table:table-cell>
          <table:table-cell table:number-columns-repeated="2"/>
        </table:table-row>
        <table:table-row table:style-name="ro1">
          <table:table-cell office:value-type="float" office:value="0.263264358043671" calcext:value-type="float">
            <text:p>0.263264358043671</text:p>
          </table:table-cell>
          <table:table-cell table:number-columns-repeated="2"/>
        </table:table-row>
        <table:table-row table:style-name="ro1">
          <table:table-cell office:value-type="float" office:value="0.262209981679916" calcext:value-type="float">
            <text:p>0.262209981679916</text:p>
          </table:table-cell>
          <table:table-cell table:number-columns-repeated="2"/>
        </table:table-row>
        <table:table-row table:style-name="ro1">
          <table:table-cell office:value-type="float" office:value="0.263659060001373" calcext:value-type="float">
            <text:p>0.263659060001373</text:p>
          </table:table-cell>
          <table:table-cell table:number-columns-repeated="2"/>
        </table:table-row>
        <table:table-row table:style-name="ro1">
          <table:table-cell office:value-type="float" office:value="0.266912370920181" calcext:value-type="float">
            <text:p>0.266912370920181</text:p>
          </table:table-cell>
          <table:table-cell table:number-columns-repeated="2"/>
        </table:table-row>
        <table:table-row table:style-name="ro1">
          <table:table-cell office:value-type="float" office:value="0.266825199127197" calcext:value-type="float">
            <text:p>0.266825199127197</text:p>
          </table:table-cell>
          <table:table-cell table:number-columns-repeated="2"/>
        </table:table-row>
        <table:table-row table:style-name="ro1">
          <table:table-cell office:value-type="float" office:value="0.270338445901871" calcext:value-type="float">
            <text:p>0.270338445901871</text:p>
          </table:table-cell>
          <table:table-cell table:number-columns-repeated="2"/>
        </table:table-row>
        <table:table-row table:style-name="ro1">
          <table:table-cell office:value-type="float" office:value="0.268293559551239" calcext:value-type="float">
            <text:p>0.268293559551239</text:p>
          </table:table-cell>
          <table:table-cell table:number-columns-repeated="2"/>
        </table:table-row>
        <table:table-row table:style-name="ro1">
          <table:table-cell office:value-type="float" office:value="0.268757045269012" calcext:value-type="float">
            <text:p>0.268757045269012</text:p>
          </table:table-cell>
          <table:table-cell table:number-columns-repeated="2"/>
        </table:table-row>
        <table:table-row table:style-name="ro1">
          <table:table-cell office:value-type="float" office:value="0.707607209682465" calcext:value-type="float">
            <text:p>0.707607209682465</text:p>
          </table:table-cell>
          <table:table-cell table:number-columns-repeated="2"/>
        </table:table-row>
        <table:table-row table:style-name="ro1">
          <table:table-cell office:value-type="float" office:value="0.280219882726669" calcext:value-type="float">
            <text:p>0.280219882726669</text:p>
          </table:table-cell>
          <table:table-cell table:number-columns-repeated="2"/>
        </table:table-row>
        <table:table-row table:style-name="ro1">
          <table:table-cell office:value-type="float" office:value="0.69543981552124" calcext:value-type="float">
            <text:p>0.69543981552124</text:p>
          </table:table-cell>
          <table:table-cell table:number-columns-repeated="2"/>
        </table:table-row>
        <table:table-row table:style-name="ro1">
          <table:table-cell office:value-type="float" office:value="0.263177782297134" calcext:value-type="float">
            <text:p>0.263177782297134</text:p>
          </table:table-cell>
          <table:table-cell table:number-columns-repeated="2"/>
        </table:table-row>
        <table:table-row table:style-name="ro1">
          <table:table-cell office:value-type="float" office:value="0.261581480503082" calcext:value-type="float">
            <text:p>0.261581480503082</text:p>
          </table:table-cell>
          <table:table-cell table:number-columns-repeated="2"/>
        </table:table-row>
        <table:table-row table:style-name="ro1">
          <table:table-cell office:value-type="float" office:value="0.264412850141525" calcext:value-type="float">
            <text:p>0.264412850141525</text:p>
          </table:table-cell>
          <table:table-cell table:number-columns-repeated="2"/>
        </table:table-row>
        <table:table-row table:style-name="ro1">
          <table:table-cell office:value-type="float" office:value="0.266795217990875" calcext:value-type="float">
            <text:p>0.266795217990875</text:p>
          </table:table-cell>
          <table:table-cell table:number-columns-repeated="2"/>
        </table:table-row>
        <table:table-row table:style-name="ro1">
          <table:table-cell office:value-type="float" office:value="0.267802000045776" calcext:value-type="float">
            <text:p>0.267802000045776</text:p>
          </table:table-cell>
          <table:table-cell table:number-columns-repeated="2"/>
        </table:table-row>
        <table:table-row table:style-name="ro1">
          <table:table-cell office:value-type="float" office:value="0.624090254306793" calcext:value-type="float">
            <text:p>0.624090254306793</text:p>
          </table:table-cell>
          <table:table-cell table:number-columns-repeated="2"/>
        </table:table-row>
        <table:table-row table:style-name="ro1">
          <table:table-cell office:value-type="float" office:value="0.269442677497864" calcext:value-type="float">
            <text:p>0.269442677497864</text:p>
          </table:table-cell>
          <table:table-cell table:number-columns-repeated="2"/>
        </table:table-row>
        <table:table-row table:style-name="ro1">
          <table:table-cell office:value-type="float" office:value="0.270557820796967" calcext:value-type="float">
            <text:p>0.270557820796967</text:p>
          </table:table-cell>
          <table:table-cell table:number-columns-repeated="2"/>
        </table:table-row>
        <table:table-row table:style-name="ro1">
          <table:table-cell office:value-type="float" office:value="0.491228759288788" calcext:value-type="float">
            <text:p>0.491228759288788</text:p>
          </table:table-cell>
          <table:table-cell table:number-columns-repeated="2"/>
        </table:table-row>
        <table:table-row table:style-name="ro1">
          <table:table-cell office:value-type="float" office:value="0.26867750287056" calcext:value-type="float">
            <text:p>0.26867750287056</text:p>
          </table:table-cell>
          <table:table-cell table:number-columns-repeated="2"/>
        </table:table-row>
        <table:table-row table:style-name="ro1">
          <table:table-cell office:value-type="float" office:value="0.282185584306717" calcext:value-type="float">
            <text:p>0.282185584306717</text:p>
          </table:table-cell>
          <table:table-cell table:number-columns-repeated="2"/>
        </table:table-row>
        <table:table-row table:style-name="ro1">
          <table:table-cell office:value-type="float" office:value="0.268562763929367" calcext:value-type="float">
            <text:p>0.268562763929367</text:p>
          </table:table-cell>
          <table:table-cell table:number-columns-repeated="2"/>
        </table:table-row>
        <table:table-row table:style-name="ro1">
          <table:table-cell office:value-type="float" office:value="0.285253912210464" calcext:value-type="float">
            <text:p>0.285253912210464</text:p>
          </table:table-cell>
          <table:table-cell table:number-columns-repeated="2"/>
        </table:table-row>
        <table:table-row table:style-name="ro1">
          <table:table-cell office:value-type="float" office:value="0.260966151952744" calcext:value-type="float">
            <text:p>0.260966151952744</text:p>
          </table:table-cell>
          <table:table-cell table:number-columns-repeated="2"/>
        </table:table-row>
        <table:table-row table:style-name="ro1">
          <table:table-cell office:value-type="float" office:value="0.292529970407486" calcext:value-type="float">
            <text:p>0.292529970407486</text:p>
          </table:table-cell>
          <table:table-cell table:number-columns-repeated="2"/>
        </table:table-row>
        <table:table-row table:style-name="ro1">
          <table:table-cell office:value-type="float" office:value="0.251033455133438" calcext:value-type="float">
            <text:p>0.251033455133438</text:p>
          </table:table-cell>
          <table:table-cell table:number-columns-repeated="2"/>
        </table:table-row>
        <table:table-row table:style-name="ro1">
          <table:table-cell office:value-type="float" office:value="0.278382033109665" calcext:value-type="float">
            <text:p>0.278382033109665</text:p>
          </table:table-cell>
          <table:table-cell table:number-columns-repeated="2"/>
        </table:table-row>
        <table:table-row table:style-name="ro1">
          <table:table-cell office:value-type="float" office:value="0.293299198150635" calcext:value-type="float">
            <text:p>0.293299198150635</text:p>
          </table:table-cell>
          <table:table-cell table:number-columns-repeated="2"/>
        </table:table-row>
        <table:table-row table:style-name="ro1">
          <table:table-cell office:value-type="float" office:value="0.298016577959061" calcext:value-type="float">
            <text:p>0.298016577959061</text:p>
          </table:table-cell>
          <table:table-cell table:number-columns-repeated="2"/>
        </table:table-row>
        <table:table-row table:style-name="ro1">
          <table:table-cell office:value-type="float" office:value="0.478630781173706" calcext:value-type="float">
            <text:p>0.478630781173706</text:p>
          </table:table-cell>
          <table:table-cell/>
          <table:table-cell table:formula="of:=AVERAGE([.A1:.A2786])" office:value-type="float" office:value="0.446247358460779" calcext:value-type="float">
            <text:p>0.446247358460779</text:p>
          </table:table-cell>
        </table:table-row>
        <table:table-row table:style-name="ro1">
          <table:table-cell office:value-type="float" office:value="0.297134935855865" calcext:value-type="float">
            <text:p>0.297134935855865</text:p>
          </table:table-cell>
          <table:table-cell table:number-columns-repeated="2"/>
        </table:table-row>
        <table:table-row table:style-name="ro1">
          <table:table-cell office:value-type="float" office:value="0.582938849925995" calcext:value-type="float">
            <text:p>0.582938849925995</text:p>
          </table:table-cell>
          <table:table-cell table:number-columns-repeated="2"/>
        </table:table-row>
        <table:table-row table:style-name="ro1">
          <table:table-cell office:value-type="float" office:value="0.295854717493057" calcext:value-type="float">
            <text:p>0.295854717493057</text:p>
          </table:table-cell>
          <table:table-cell table:number-columns-repeated="2"/>
        </table:table-row>
        <table:table-row table:style-name="ro1">
          <table:table-cell office:value-type="float" office:value="0.576111555099487" calcext:value-type="float">
            <text:p>0.576111555099487</text:p>
          </table:table-cell>
          <table:table-cell table:number-columns-repeated="2"/>
        </table:table-row>
        <table:table-row table:style-name="ro1">
          <table:table-cell office:value-type="float" office:value="0.379549443721771" calcext:value-type="float">
            <text:p>0.379549443721771</text:p>
          </table:table-cell>
          <table:table-cell table:number-columns-repeated="2"/>
        </table:table-row>
        <table:table-row table:style-name="ro1">
          <table:table-cell office:value-type="float" office:value="0.767175257205963" calcext:value-type="float">
            <text:p>0.767175257205963</text:p>
          </table:table-cell>
          <table:table-cell table:number-columns-repeated="2"/>
        </table:table-row>
        <table:table-row table:style-name="ro1">
          <table:table-cell office:value-type="float" office:value="0.378562957048416" calcext:value-type="float">
            <text:p>0.378562957048416</text:p>
          </table:table-cell>
          <table:table-cell table:number-columns-repeated="2"/>
        </table:table-row>
        <table:table-row table:style-name="ro1">
          <table:table-cell office:value-type="float" office:value="0.487209558486939" calcext:value-type="float">
            <text:p>0.487209558486939</text:p>
          </table:table-cell>
          <table:table-cell table:number-columns-repeated="2"/>
        </table:table-row>
        <table:table-row table:style-name="ro1">
          <table:table-cell office:value-type="float" office:value="0.37223356962204" calcext:value-type="float">
            <text:p>0.37223356962204</text:p>
          </table:table-cell>
          <table:table-cell table:number-columns-repeated="2"/>
        </table:table-row>
        <table:table-row table:style-name="ro1">
          <table:table-cell office:value-type="float" office:value="0.383750855922699" calcext:value-type="float">
            <text:p>0.383750855922699</text:p>
          </table:table-cell>
          <table:table-cell table:number-columns-repeated="2"/>
        </table:table-row>
        <table:table-row table:style-name="ro1">
          <table:table-cell office:value-type="float" office:value="0.37987095117569" calcext:value-type="float">
            <text:p>0.37987095117569</text:p>
          </table:table-cell>
          <table:table-cell table:number-columns-repeated="2"/>
        </table:table-row>
        <table:table-row table:style-name="ro1">
          <table:table-cell office:value-type="float" office:value="0.435176700353622" calcext:value-type="float">
            <text:p>0.435176700353622</text:p>
          </table:table-cell>
          <table:table-cell table:number-columns-repeated="2"/>
        </table:table-row>
        <table:table-row table:style-name="ro1">
          <table:table-cell office:value-type="float" office:value="0.397268444299698" calcext:value-type="float">
            <text:p>0.397268444299698</text:p>
          </table:table-cell>
          <table:table-cell table:number-columns-repeated="2"/>
        </table:table-row>
        <table:table-row table:style-name="ro1">
          <table:table-cell office:value-type="float" office:value="0.389790773391724" calcext:value-type="float">
            <text:p>0.389790773391724</text:p>
          </table:table-cell>
          <table:table-cell table:number-columns-repeated="2"/>
        </table:table-row>
        <table:table-row table:style-name="ro1">
          <table:table-cell office:value-type="float" office:value="0.389187961816788" calcext:value-type="float">
            <text:p>0.389187961816788</text:p>
          </table:table-cell>
          <table:table-cell table:number-columns-repeated="2"/>
        </table:table-row>
        <table:table-row table:style-name="ro1">
          <table:table-cell office:value-type="float" office:value="0.385714262723923" calcext:value-type="float">
            <text:p>0.385714262723923</text:p>
          </table:table-cell>
          <table:table-cell table:number-columns-repeated="2"/>
        </table:table-row>
        <table:table-row table:style-name="ro1">
          <table:table-cell office:value-type="float" office:value="0.390796780586243" calcext:value-type="float">
            <text:p>0.390796780586243</text:p>
          </table:table-cell>
          <table:table-cell table:number-columns-repeated="2"/>
        </table:table-row>
        <table:table-row table:style-name="ro1">
          <table:table-cell office:value-type="float" office:value="0.70314633846283" calcext:value-type="float">
            <text:p>0.70314633846283</text:p>
          </table:table-cell>
          <table:table-cell table:number-columns-repeated="2"/>
        </table:table-row>
        <table:table-row table:style-name="ro1">
          <table:table-cell office:value-type="float" office:value="0.376070737838745" calcext:value-type="float">
            <text:p>0.376070737838745</text:p>
          </table:table-cell>
          <table:table-cell table:number-columns-repeated="2"/>
        </table:table-row>
        <table:table-row table:style-name="ro1">
          <table:table-cell office:value-type="float" office:value="0.436970263719559" calcext:value-type="float">
            <text:p>0.436970263719559</text:p>
          </table:table-cell>
          <table:table-cell table:number-columns-repeated="2"/>
        </table:table-row>
        <table:table-row table:style-name="ro1">
          <table:table-cell office:value-type="float" office:value="0.380522608757019" calcext:value-type="float">
            <text:p>0.380522608757019</text:p>
          </table:table-cell>
          <table:table-cell table:number-columns-repeated="2"/>
        </table:table-row>
        <table:table-row table:style-name="ro1">
          <table:table-cell office:value-type="float" office:value="0.477827191352844" calcext:value-type="float">
            <text:p>0.477827191352844</text:p>
          </table:table-cell>
          <table:table-cell table:number-columns-repeated="2"/>
        </table:table-row>
        <table:table-row table:style-name="ro1">
          <table:table-cell office:value-type="float" office:value="0.383026659488678" calcext:value-type="float">
            <text:p>0.383026659488678</text:p>
          </table:table-cell>
          <table:table-cell table:number-columns-repeated="2"/>
        </table:table-row>
        <table:table-row table:style-name="ro1">
          <table:table-cell office:value-type="float" office:value="0.42224109172821" calcext:value-type="float">
            <text:p>0.422241091728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5T10:18:43.214363398</dc:date>
    <meta:editing-duration>PT1M37S</meta:editing-duration>
    <meta:editing-cycles>1</meta:editing-cycles>
    <meta:document-statistic meta:table-count="1" meta:cell-count="278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5_101430conf_memo.A1:20230215_101430conf_memo.A2786" svg:x="0.32cm" svg:y="0.18cm" svg:width="13.255cm" svg:height="8.64cm">
          <chartooo:coordinate-region svg:x="1.047cm" svg:y="0.379cm" svg:width="12.1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5_101430conf_memo.A1:20230215_101430conf_memo.A2786" chart:class="chart:scatter">
            <chart:data-point chart:repeated="27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2054572105408">
                <text:p>0.252054572105408</text:p>
                <draw:g>
                  <svg:desc>20230215_101430conf_memo.A1:20230215_101430conf_memo.A27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857088804245">
                <text:p>0.71857088804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6161568164825">
                <text:p>0.696161568164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0245660543442">
                <text:p>0.250245660543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363742351532">
                <text:p>0.51363742351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068383693695">
                <text:p>0.707068383693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4907085895538">
                <text:p>0.864907085895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6289148330689">
                <text:p>0.856289148330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5915129184723">
                <text:p>0.855915129184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4201753139496">
                <text:p>0.834201753139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8063061237335">
                <text:p>0.838063061237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599550485611">
                <text:p>0.57599550485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9636960029602">
                <text:p>0.29963696002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9224078655243">
                <text:p>0.799224078655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1849942207336">
                <text:p>0.821849942207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1290645599365">
                <text:p>0.911290645599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4020764827728">
                <text:p>0.864020764827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8461933135986">
                <text:p>0.778461933135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436527967453">
                <text:p>0.61436527967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1641862392426">
                <text:p>0.571641862392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7474958896637">
                <text:p>0.5074749588966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8551788330078">
                <text:p>0.808551788330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5468425750732">
                <text:p>0.6954684257507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9915419816971">
                <text:p>0.469915419816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1704114675522">
                <text:p>0.451704114675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62526190280914">
                <text:p>0.662526190280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1106517314911">
                <text:p>0.671106517314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9295969009399">
                <text:p>0.729295969009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5808523893356">
                <text:p>0.295808523893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7126021385193">
                <text:p>0.457126021385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0723638534546">
                <text:p>0.710723638534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1676731109619">
                <text:p>0.821676731109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4506084918976">
                <text:p>0.844506084918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2964882850647">
                <text:p>0.722964882850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3090295791626">
                <text:p>0.843090295791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69773030281067">
                <text:p>0.869773030281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5088531970978">
                <text:p>0.855088531970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9772009849548">
                <text:p>0.6897720098495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2662978172302">
                <text:p>0.792662978172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9994332790375">
                <text:p>0.879994332790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9878480434418">
                <text:p>0.859878480434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1317842006683">
                <text:p>0.831317842006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1048862934112">
                <text:p>0.751048862934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3232522010803">
                <text:p>0.8332325220108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73642444610596">
                <text:p>0.873642444610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5502321720123">
                <text:p>0.715502321720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4313242435455">
                <text:p>0.554313242435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32990229129791">
                <text:p>0.8329902291297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1171789169312">
                <text:p>0.791171789169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9680697917938">
                <text:p>0.7496806979179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8172709941864">
                <text:p>0.88172709941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7475435733795">
                <text:p>0.7574754357337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1520162820816">
                <text:p>0.401520162820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072821855545">
                <text:p>0.72072821855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240620970726">
                <text:p>0.25240620970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8113644123077">
                <text:p>0.2981136441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6810756921768">
                <text:p>0.316810756921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8147746324539">
                <text:p>0.2581477463245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11846137046814">
                <text:p>0.311846137046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9726487398148">
                <text:p>0.329726487398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454810500145">
                <text:p>0.31454810500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0951488018036">
                <text:p>0.4809514880180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785437464714">
                <text:p>0.31785437464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4953711032867">
                <text:p>0.4749537110328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2454113960266">
                <text:p>0.3024541139602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88227152824402">
                <text:p>0.588227152824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8949837684631">
                <text:p>0.2989498376846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8211268186569">
                <text:p>0.3382112681865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6268293857574">
                <text:p>0.786268293857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5985419750214">
                <text:p>0.2759854197502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4260542392731">
                <text:p>0.5642605423927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68655151128769">
                <text:p>0.2686551511287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3850606679916">
                <text:p>0.443850606679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399813175201">
                <text:p>0.7283998131752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84976637363434">
                <text:p>0.6849766373634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70480513572693">
                <text:p>0.7704805135726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68209969997406">
                <text:p>0.668209969997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4261786937714">
                <text:p>0.384261786937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2760013341904">
                <text:p>0.262760013341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684130191803">
                <text:p>0.256841301918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344625234604">
                <text:p>0.253344625234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2227147817612">
                <text:p>0.2622271478176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0396311283112">
                <text:p>0.250396311283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830203294754">
                <text:p>0.50830203294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8876433372498">
                <text:p>0.2688764333724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30521285533905">
                <text:p>0.330521285533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0028128027916">
                <text:p>0.400281280279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2969799041748">
                <text:p>0.4429697990417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5355577468872">
                <text:p>0.5253555774688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0935914516449">
                <text:p>0.560935914516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88769793510437">
                <text:p>0.5887697935104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0881419181824">
                <text:p>0.640881419181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82794880867">
                <text:p>0.64827948808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5015895366669">
                <text:p>0.6450158953666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031417131424">
                <text:p>0.63031417131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10209405422211">
                <text:p>0.6102094054222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8983035087586">
                <text:p>0.488983035087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1621716022491">
                <text:p>0.3216217160224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3905465602875">
                <text:p>0.513905465602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0033923387527">
                <text:p>0.4600339233875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3987135887146">
                <text:p>0.639871358871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7629996538162">
                <text:p>0.407629996538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71682238578796">
                <text:p>0.6716822385787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0541908740997">
                <text:p>0.330541908740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60359179973602">
                <text:p>0.560359179973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6717368364334">
                <text:p>0.366717368364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06385964155197">
                <text:p>0.3063859641551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76204723119736">
                <text:p>0.476204723119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2189667224884">
                <text:p>0.2821896672248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96642982959747">
                <text:p>0.3966429829597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08905690908432">
                <text:p>0.3089056909084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9855809211731">
                <text:p>0.3198558092117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1802763938904">
                <text:p>0.2918027639389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1373273134232">
                <text:p>0.3013732731342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0931245088577">
                <text:p>0.3009312450885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01821744441986">
                <text:p>0.7018217444419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5398226976395">
                <text:p>0.3353982269763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8369716405869">
                <text:p>0.3183697164058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03628534078598">
                <text:p>0.3036285340785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62607425451279">
                <text:p>0.262607425451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46318930387497">
                <text:p>0.346318930387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330450296402">
                <text:p>0.29330450296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25232446193695">
                <text:p>0.825232446193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93134599924087">
                <text:p>0.2931345999240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08872997760773">
                <text:p>0.808872997760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1931321620941">
                <text:p>0.3019313216209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8562519550324">
                <text:p>0.6185625195503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04393827915192">
                <text:p>0.3043938279151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7592316865921">
                <text:p>0.675923168659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37447702884674">
                <text:p>0.3374477028846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4339616298676">
                <text:p>0.5243396162986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4632307291031">
                <text:p>0.334632307291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20558482408524">
                <text:p>0.4205584824085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1354945898056">
                <text:p>0.331354945898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47254329919815">
                <text:p>0.447254329919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0258259773254">
                <text:p>0.3202582597732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6896467208862">
                <text:p>0.5368964672088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211309671402">
                <text:p>0.32211309671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81492245197296">
                <text:p>0.5814922451972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6834208965302">
                <text:p>0.256834208965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34102523326874">
                <text:p>0.6341025233268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6343774795532">
                <text:p>0.5763437747955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9172588586807">
                <text:p>0.2591725885868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3734623193741">
                <text:p>0.3737346231937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54963040351868">
                <text:p>0.2549630403518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70036071538925">
                <text:p>0.2700360715389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16825002431869">
                <text:p>0.3168250024318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64193654060364">
                <text:p>0.2641936540603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37358111143112">
                <text:p>0.437358111143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03897893428803">
                <text:p>0.7038978934288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10140407085419">
                <text:p>0.7101404070854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05970942974091">
                <text:p>0.7059709429740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0421237945557">
                <text:p>0.5504212379455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9784578084946">
                <text:p>0.479784578084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59042263031006">
                <text:p>0.7590422630310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69394791126251">
                <text:p>0.6693947911262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9500260353088">
                <text:p>0.639500260353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82845175266266">
                <text:p>0.6828451752662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17365503311157">
                <text:p>0.7173655033111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54184067249298">
                <text:p>0.754184067249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43982255458832">
                <text:p>0.7439822554588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91601395606995">
                <text:p>0.6916013956069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43957817554474">
                <text:p>0.7439578175544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74622589349747">
                <text:p>0.2746225893497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1791603565216">
                <text:p>0.81791603565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73303180932999">
                <text:p>0.273303180932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58235216140747">
                <text:p>0.7582352161407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2420876026154">
                <text:p>0.8424208760261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28713655471802">
                <text:p>0.8287136554718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08437222242355">
                <text:p>0.4084372222423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2564013004303">
                <text:p>0.525640130043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9383860826492">
                <text:p>0.3493838608264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7163906097412">
                <text:p>0.857163906097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3318641185761">
                <text:p>0.8433186411857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81252163648605">
                <text:p>0.4812521636486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25396770238876">
                <text:p>0.4253967702388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96590054035187">
                <text:p>0.896590054035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24883425235748">
                <text:p>0.9248834252357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37836861610413">
                <text:p>0.837836861610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0686480998993">
                <text:p>0.8606864809989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1685297489166">
                <text:p>0.9016852974891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24180805683136">
                <text:p>0.9241808056831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9650733470917">
                <text:p>0.9196507334709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7093048095703">
                <text:p>0.9070930480957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1984372138977">
                <text:p>0.861984372138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035784721375">
                <text:p>0.8270357847213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0481536388397">
                <text:p>0.7604815363883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46939444541931">
                <text:p>0.846939444541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06000196933746">
                <text:p>0.9060001969337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98430955410004">
                <text:p>0.6984309554100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27128744125366">
                <text:p>0.7271287441253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99808776378632">
                <text:p>0.6998087763786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92287147045136">
                <text:p>0.692287147045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89350628852844">
                <text:p>0.789350628852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6380043029785">
                <text:p>0.7963800430297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49252879619598">
                <text:p>0.849252879619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53633046150208">
                <text:p>0.8536330461502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46530377864838">
                <text:p>0.8465303778648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68159568309784">
                <text:p>0.7681595683097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70851671695709">
                <text:p>0.7708516716957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2855706214905">
                <text:p>0.7028557062149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40853655338287">
                <text:p>0.4408536553382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223229765892">
                <text:p>0.362232297658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21545124053955">
                <text:p>0.8215451240539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54019910097122">
                <text:p>0.354019910097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3199005126953">
                <text:p>0.8531990051269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41647833585739">
                <text:p>0.3416478335857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04726624488831">
                <text:p>0.9047266244888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36078315973282">
                <text:p>0.3360783159732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8370740413666">
                <text:p>0.8383707404136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39500427246094">
                <text:p>0.3395004272460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22093307971954">
                <text:p>0.8220933079719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27053964138031">
                <text:p>0.3270539641380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85390973091126">
                <text:p>0.7853909730911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5419425964356">
                <text:p>0.3254194259643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80511891841888">
                <text:p>0.6805118918418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7095001935959">
                <text:p>0.3270950019359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54321950674057">
                <text:p>0.4543219506740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3510447740555">
                <text:p>0.3135104477405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02945017814636">
                <text:p>0.3029450178146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71134757995606">
                <text:p>0.3711347579956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9755334854126">
                <text:p>0.2997553348541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99342334270477">
                <text:p>0.2993423342704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99743378162384">
                <text:p>0.3997433781623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01086211204529">
                <text:p>0.4010862112045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94376009702682">
                <text:p>0.3943760097026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8938153386116">
                <text:p>0.289381533861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96184146404266">
                <text:p>0.3961841464042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94886434078217">
                <text:p>0.3948864340782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1588716506958">
                <text:p>0.615887165069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01418656110764">
                <text:p>0.4014186561107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19482815265656">
                <text:p>0.6194828152656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89699101448059">
                <text:p>0.3896991014480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81856316328049">
                <text:p>0.4818563163280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90777736902237">
                <text:p>0.3907777369022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01592642068863">
                <text:p>0.4015926420688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04295980930328">
                <text:p>0.4042959809303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95302540063858">
                <text:p>0.2953025400638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73288577795029">
                <text:p>0.2732885777950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80908137559891">
                <text:p>0.2809081375598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60290497541428">
                <text:p>0.3602904975414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9443354606628">
                <text:p>0.3094433546066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94988346099854">
                <text:p>0.5949883460998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73522305488586">
                <text:p>0.473522305488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51516854763031">
                <text:p>0.6515168547630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57454311847687">
                <text:p>0.657454311847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52214193344116">
                <text:p>0.2522141933441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7648948431015">
                <text:p>0.476489484310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7378621101379">
                <text:p>0.5873786211013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16301774978638">
                <text:p>0.6163017749786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7626770734787">
                <text:p>0.276267707347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7288213968277">
                <text:p>0.672882139682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08425456285477">
                <text:p>0.3084254562854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28143453598022">
                <text:p>0.7281434535980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1077778339386">
                <text:p>0.310777783393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27625429630279">
                <text:p>0.7276254296302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6930749416351">
                <text:p>0.2769307494163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16438889503479">
                <text:p>0.7164388895034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66355574131012">
                <text:p>0.2663555741310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95197403430939">
                <text:p>0.6951974034309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6859719753265">
                <text:p>0.2568597197532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75069153308868">
                <text:p>0.675069153308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24347168207169">
                <text:p>0.3243471682071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88649380207062">
                <text:p>0.7886493802070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43275249004364">
                <text:p>0.3432752490043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90630221366882">
                <text:p>0.7906302213668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29375445842743">
                <text:p>0.3293754458427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47988939285278">
                <text:p>0.7479889392852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07621192932129">
                <text:p>0.6076211929321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13533067703247">
                <text:p>0.3135330677032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75948345661163">
                <text:p>0.7759483456611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05987942218781">
                <text:p>0.5059879422187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83987879753113">
                <text:p>0.2839878797531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8081210851669">
                <text:p>0.3380812108516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4728529453278">
                <text:p>0.8447285294532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99995094537735">
                <text:p>0.2999950945377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56030142307282">
                <text:p>0.7560301423072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48596322536469">
                <text:p>0.5485963225364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34216922521591">
                <text:p>0.3342169225215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38573145866394">
                <text:p>0.5385731458663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20522540807724">
                <text:p>0.4205225408077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2906098365784">
                <text:p>0.8629060983657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27864348888397">
                <text:p>0.8278643488883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54903161525726">
                <text:p>0.8549031615257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95780265331268">
                <text:p>0.8957802653312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8807874917984">
                <text:p>0.888078749179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84977400302887">
                <text:p>0.8849774003028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94307374954224">
                <text:p>0.8943073749542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99257779121399">
                <text:p>0.8992577791213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1682106256485">
                <text:p>0.916821062564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41783308982849">
                <text:p>0.9417833089828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3172961473465">
                <text:p>0.931729614734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65650594234467">
                <text:p>0.8656505942344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76884281635284">
                <text:p>0.8768842816352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66174101829529">
                <text:p>0.8661741018295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79308581352234">
                <text:p>0.8793085813522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95196735858917">
                <text:p>0.8951967358589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58003085851669">
                <text:p>0.2580030858516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09641265869141">
                <text:p>0.9096412658691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67347067594528">
                <text:p>0.2673470675945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21216726303101">
                <text:p>0.9212167263031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72605419158936">
                <text:p>0.272605419158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6924843788147">
                <text:p>0.9069248437881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56116986274719">
                <text:p>0.2561169862747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98122787475586">
                <text:p>0.8981227874755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54866182804108">
                <text:p>0.254866182804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07681405544281">
                <text:p>0.9076814055442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53317892551422">
                <text:p>0.2533178925514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03411507606506">
                <text:p>0.9034115076065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8720691204071">
                <text:p>0.887206912040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43130111694336">
                <text:p>0.8431301116943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66627609729767">
                <text:p>0.2666276097297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4462229013443">
                <text:p>0.744622290134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4380166530609">
                <text:p>0.2543801665306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59687155485153">
                <text:p>0.2596871554851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2304413318634">
                <text:p>0.623044133186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1017029285431">
                <text:p>0.6310170292854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55383461713791">
                <text:p>0.2553834617137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31967806816101">
                <text:p>0.7319678068161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66053700447083">
                <text:p>0.8660537004470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5595358610153">
                <text:p>0.3155953586101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28611814975738">
                <text:p>0.9286118149757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05967056751251">
                <text:p>0.9059670567512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68966937065125">
                <text:p>0.8689669370651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21913051605225">
                <text:p>0.5219130516052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53032767772675">
                <text:p>0.3530327677726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23260712623596">
                <text:p>0.5232607126235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19496691226959">
                <text:p>0.3194966912269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98424983024597">
                <text:p>0.3984249830245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3902047872543">
                <text:p>0.2539020478725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58495420217514">
                <text:p>0.258495420217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54493623971939">
                <text:p>0.2544936239719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56274521350861">
                <text:p>0.2562745213508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64946550130844">
                <text:p>0.2649465501308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21021521091461">
                <text:p>0.4210215210914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66302555799484">
                <text:p>0.266302555799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8838512301445">
                <text:p>0.288385123014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78387379646301">
                <text:p>0.578387379646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53975957632065">
                <text:p>0.2539759576320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2766165733337">
                <text:p>0.8427661657333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98060858249664">
                <text:p>0.8980608582496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19968342781067">
                <text:p>0.8199683427810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5324758887291">
                <text:p>0.25324758887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92355686426163">
                <text:p>0.2923556864261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27821695804596">
                <text:p>0.4278216958045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54449009895325">
                <text:p>0.2544490098953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68394291400909">
                <text:p>0.2683942914009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00235533714294">
                <text:p>0.400235533714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54042387008667">
                <text:p>0.254042387008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65329295396805">
                <text:p>0.3653292953968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55577635765076">
                <text:p>0.5555776357650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512015581131">
                <text:p>0.445120155811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92667806148529">
                <text:p>0.7926678061485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6850793361664">
                <text:p>0.3668507933616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80188339948654">
                <text:p>0.4801883399486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22490924596787">
                <text:p>0.4224909245967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89597940444946">
                <text:p>0.5895979404449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49483096599579">
                <text:p>0.4494830965995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78926599025726">
                <text:p>0.4789265990257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50804972648621">
                <text:p>0.550804972648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54531991481781">
                <text:p>0.5545319914817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42229473590851">
                <text:p>0.5422294735908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61944484710693">
                <text:p>0.5619444847106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87695181369782">
                <text:p>0.5876951813697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79232811927795">
                <text:p>0.5792328119277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5593866109848">
                <text:p>0.555938661098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67449748516083">
                <text:p>0.5674497485160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2442054748535">
                <text:p>0.5724420547485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68211913108826">
                <text:p>0.5682119131088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82218706607819">
                <text:p>0.5822187066078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51217067241669">
                <text:p>0.2512170672416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47127544879913">
                <text:p>0.5471275448799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52604067325592">
                <text:p>0.2526040673255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50934016704559">
                <text:p>0.5509340167045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5212100148201">
                <text:p>0.252121001482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53074359893799">
                <text:p>0.5530743598937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5305837392807">
                <text:p>0.253058373928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04072308540344">
                <text:p>0.5040723085403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51859545707703">
                <text:p>0.2518595457077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91747051477432">
                <text:p>0.4917470514774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51731336116791">
                <text:p>0.2517313361167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48620349168778">
                <text:p>0.4486203491687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50629514455795">
                <text:p>0.2506295144557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16711032390595">
                <text:p>0.4167110323905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30896139144897">
                <text:p>0.8308961391448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51953601837158">
                <text:p>0.2519536018371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46142530441284">
                <text:p>0.3461425304412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93926352262497">
                <text:p>0.3939263522624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60854065418243">
                <text:p>0.2608540654182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38317424058914">
                <text:p>0.3383174240589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38471567630768">
                <text:p>0.7384715676307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60979056358337">
                <text:p>0.2609790563583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11345934867859">
                <text:p>0.3113459348678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40352427959442">
                <text:p>0.6403524279594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60410517454147">
                <text:p>0.2604105174541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42696130275726">
                <text:p>0.3426961302757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61579811573029">
                <text:p>0.7615798115730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60215103626251">
                <text:p>0.260215103626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48510086536408">
                <text:p>0.3485100865364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30810701847076">
                <text:p>0.7308107018470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61158108711243">
                <text:p>0.2611581087112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70468407869339">
                <text:p>0.3704684078693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7278071641922">
                <text:p>0.272780716419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74322003126144">
                <text:p>0.2743220031261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76016265153885">
                <text:p>0.2760162651538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77625352144241">
                <text:p>0.2776253521442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79166549444199">
                <text:p>0.2791665494441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75066703557968">
                <text:p>0.2750667035579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74807184934616">
                <text:p>0.2748071849346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74044632911682">
                <text:p>0.2740446329116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75477796792984">
                <text:p>0.2754777967929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74212032556534">
                <text:p>0.2742120325565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70500868558884">
                <text:p>0.2705008685588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82513797283173">
                <text:p>0.2825137972831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79824495315552">
                <text:p>0.2798244953155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81911969184875">
                <text:p>0.281911969184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93517559766769">
                <text:p>0.2935175597667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84067094326019">
                <text:p>0.2840670943260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90614396333694">
                <text:p>0.2906143963336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89897888898849">
                <text:p>0.2898978888988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89642333984375">
                <text:p>0.2896423339843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62532770633697">
                <text:p>0.2625327706336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64361560344696">
                <text:p>0.2643615603446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74764811992645">
                <text:p>0.6747648119926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62735664844513">
                <text:p>0.2627356648445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87368559837341">
                <text:p>0.8873685598373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73272544145584">
                <text:p>0.2732725441455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97185921669006">
                <text:p>0.8971859216690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7172663807869">
                <text:p>0.271726638078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18335974216461">
                <text:p>0.9183359742164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71056652069092">
                <text:p>0.2710566520690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20204937458038">
                <text:p>0.9202049374580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7207949757576">
                <text:p>0.27207949757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09046590328217">
                <text:p>0.9090465903282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68697708845139">
                <text:p>0.2686977088451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0564376115799">
                <text:p>0.905643761157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69488006830215">
                <text:p>0.2694880068302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95743310451508">
                <text:p>0.8957433104515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68739074468613">
                <text:p>0.2687390744686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00245606899262">
                <text:p>0.9002456068992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69771903753281">
                <text:p>0.2697719037532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04333114624023">
                <text:p>0.9043331146240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63831943273544">
                <text:p>0.2638319432735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01866555213928">
                <text:p>0.9018665552139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55662381649017">
                <text:p>0.2556623816490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02637779712677">
                <text:p>0.9026377797126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3156945705414">
                <text:p>0.8931569457054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98027718067169">
                <text:p>0.8980277180671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77384543418884">
                <text:p>0.8773845434188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11545312404633">
                <text:p>0.8115453124046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44640421867371">
                <text:p>0.5446404218673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86176753044128">
                <text:p>0.5861767530441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80685389041901">
                <text:p>0.3806853890419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50920832157135">
                <text:p>0.2509208321571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72009271383285">
                <text:p>0.4720092713832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13327562808991">
                <text:p>0.6133275628089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56744593381882">
                <text:p>0.2567445933818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25942766666412">
                <text:p>0.6259427666664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57568567991257">
                <text:p>0.2575685679912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4056364297867">
                <text:p>0.2540563642978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62945502996445">
                <text:p>0.2629455029964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70527839660645">
                <text:p>0.2705278396606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72041022777557">
                <text:p>0.2720410227775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36590075492859">
                <text:p>0.4365900754928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42075401544571">
                <text:p>0.4420754015445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2017387151718">
                <text:p>0.4620173871517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27570468187332">
                <text:p>0.3275704681873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33625197410583">
                <text:p>0.3336251974105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2656883001328">
                <text:p>0.4026568830013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27935481071472">
                <text:p>0.4279354810714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26960438489914">
                <text:p>0.4269604384899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42608773708344">
                <text:p>0.4426087737083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50395554304123">
                <text:p>0.4503955543041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63753640651703">
                <text:p>0.4637536406517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5361794233322">
                <text:p>0.4753617942333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64543253183365">
                <text:p>0.4645432531833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67453747987747">
                <text:p>0.4674537479877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69880640506744">
                <text:p>0.4698806405067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12607097625732">
                <text:p>0.5126070976257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25688707828522">
                <text:p>0.5256887078285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17476439476013">
                <text:p>0.5174764394760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22018253803253">
                <text:p>0.5220182538032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54403066635132">
                <text:p>0.5544030666351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21620273590088">
                <text:p>0.5216202735900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20044565200806">
                <text:p>0.5200445652008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20639836788178">
                <text:p>0.5206398367881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17073392868042">
                <text:p>0.5170733928680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48510909080505">
                <text:p>0.5485109090805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44298052787781">
                <text:p>0.5442980527877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4380589723587">
                <text:p>0.543805897235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6607780456543">
                <text:p>0.4966077804565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03605604171753">
                <text:p>0.5036056041717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8667299747467">
                <text:p>0.4986672997474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3680953979492">
                <text:p>0.4936809539794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3347883224487">
                <text:p>0.4933478832244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70216166973114">
                <text:p>0.2702161669731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73006826639175">
                <text:p>0.2730068266391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73284107446671">
                <text:p>0.2732841074466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74499952793121">
                <text:p>0.2744999527931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62297600507736">
                <text:p>0.2622976005077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64132678508759">
                <text:p>0.2641326785087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62092471122742">
                <text:p>0.2620924711227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50379472970962">
                <text:p>0.2503794729709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51816749572754">
                <text:p>0.2518167495727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52414882183075">
                <text:p>0.2524148821830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50304281711578">
                <text:p>0.2503042817115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5079283118248">
                <text:p>0.250792831182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51761376857758">
                <text:p>0.2517613768577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50988394021988">
                <text:p>0.2509883940219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59999513626099">
                <text:p>0.2599995136260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62191355228424">
                <text:p>0.2621913552284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67486870288849">
                <text:p>0.2674868702888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83011102676392">
                <text:p>0.3830111026763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90275597572327">
                <text:p>0.3902755975723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85060638189316">
                <text:p>0.385060638189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87911379337311">
                <text:p>0.3879113793373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83777230978012">
                <text:p>0.3837772309780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84266018867493">
                <text:p>0.3842660188674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80213230848312">
                <text:p>0.3802132308483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91270160675049">
                <text:p>0.3912701606750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95832568407059">
                <text:p>0.3958325684070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99271726608276">
                <text:p>0.3992717266082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9746418595314">
                <text:p>0.397464185953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95654320716858">
                <text:p>0.3956543207168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00527745485306">
                <text:p>0.4005277454853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9353996515274">
                <text:p>0.393539965152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93839180469513">
                <text:p>0.3938391804695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7209078669548">
                <text:p>0.372090786695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62967878580093">
                <text:p>0.3629678785800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56826186180115">
                <text:p>0.3568261861801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49924623966217">
                <text:p>0.3499246239662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44634979963303">
                <text:p>0.3446349799633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90652507543564">
                <text:p>0.3906525075435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94138842821121">
                <text:p>0.3941388428211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8848340511322">
                <text:p>0.388483405113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77493739128113">
                <text:p>0.3774937391281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76460283994675">
                <text:p>0.3764602839946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78816425800323">
                <text:p>0.3788164258003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81220698356628">
                <text:p>0.3812206983566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72189879417419">
                <text:p>0.3721898794174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56793612241745">
                <text:p>0.3567936122417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55958878993988">
                <text:p>0.3559588789939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58787149190903">
                <text:p>0.3587871491909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55812728404999">
                <text:p>0.3558127284049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80781149864197">
                <text:p>0.2807811498641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89581626653671">
                <text:p>0.2895816266536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83303439617157">
                <text:p>0.2833034396171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99629056453705">
                <text:p>0.3996290564537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9569216966629">
                <text:p>0.395692169666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54864186048508">
                <text:p>0.2548641860485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92819255590439">
                <text:p>0.3928192555904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57772892713547">
                <text:p>0.2577728927135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8732299208641">
                <text:p>0.387322992086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51250267028809">
                <text:p>0.2512502670288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93719375133514">
                <text:p>0.3937193751335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52752423286438">
                <text:p>0.2527524232864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95917177200317">
                <text:p>0.3959171772003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52224087715149">
                <text:p>0.2522240877151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98272752761841">
                <text:p>0.3982727527618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93639743328094">
                <text:p>0.3936397433280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50340431928635">
                <text:p>0.2503404319286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93030911684036">
                <text:p>0.3930309116840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9444175362587">
                <text:p>0.394441753625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5126525759697">
                <text:p>0.251265257596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96229028701782">
                <text:p>0.3962290287017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89572203159332">
                <text:p>0.3895722031593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97894352674484">
                <text:p>0.3978943526744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93215715885162">
                <text:p>0.3932157158851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11531329154968">
                <text:p>0.4115313291549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14427936077118">
                <text:p>0.4144279360771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21343147754669">
                <text:p>0.4213431477546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3158832192421">
                <text:p>0.431588321924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31813448667526">
                <text:p>0.4318134486675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37059968709946">
                <text:p>0.4370599687099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3997323513031">
                <text:p>0.439973235130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29281771183014">
                <text:p>0.4292817711830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55721884965897">
                <text:p>0.4557218849658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540975689888">
                <text:p>0.45409756898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0543794631958">
                <text:p>0.405437946319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83983165025711">
                <text:p>0.3839831650257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86717200279236">
                <text:p>0.3867172002792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81679832935333">
                <text:p>0.381679832935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82798671722412">
                <text:p>0.3827986717224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43744802474976">
                <text:p>0.54374480247497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2992171049118">
                <text:p>0.529921710491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29212236404419">
                <text:p>0.5292122364044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8352438211441">
                <text:p>0.483524382114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62590306997299">
                <text:p>0.4625903069972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51952993869782">
                <text:p>0.4519529938697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64254319667816">
                <text:p>0.4642543196678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55439102649689">
                <text:p>0.2554391026496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95650452375412">
                <text:p>0.2956504523754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54808723926544">
                <text:p>0.2548087239265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85518437623978">
                <text:p>0.2855184376239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52711236476898">
                <text:p>0.2527112364768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52785056829453">
                <text:p>0.2527850568294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53689646720886">
                <text:p>0.2536896467208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54270315170288">
                <text:p>0.2542703151702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54584133625031">
                <text:p>0.2545841336250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74355471134186">
                <text:p>0.2743554711341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11677396297455">
                <text:p>0.3116773962974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75454163551331">
                <text:p>0.2754541635513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28192323446274">
                <text:p>0.32819232344627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73667335510254">
                <text:p>0.2736673355102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37533533573151">
                <text:p>0.3375335335731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70102351903915">
                <text:p>0.2701023519039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20214301347733">
                <text:p>0.3202143013477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73145318031311">
                <text:p>0.2731453180313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06406438350677">
                <text:p>0.3064064383506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01314979791641">
                <text:p>0.3013149797916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17920476198196">
                <text:p>0.3179204761981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85580217838287">
                <text:p>0.2855802178382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25797230005264">
                <text:p>0.3257972300052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77842104434967">
                <text:p>0.2778421044349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3344292640686">
                <text:p>0.333442926406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76218682527542">
                <text:p>0.2762186825275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30732554197311">
                <text:p>0.3307325541973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72470742464066">
                <text:p>0.2724707424640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33401739597321">
                <text:p>0.3334017395973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75528073310852">
                <text:p>0.2755280733108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30674469470978">
                <text:p>0.3306744694709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78691351413727">
                <text:p>0.2786913514137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63856077194214">
                <text:p>0.3638560771942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74225920438766">
                <text:p>0.2742259204387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59087467193604">
                <text:p>0.3590874671936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76601314544678">
                <text:p>0.2766013145446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62889498472214">
                <text:p>0.3628894984722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77542591094971">
                <text:p>0.2775425910949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62790107727051">
                <text:p>0.3627901077270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81576156616211">
                <text:p>0.2815761566162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64014178514481">
                <text:p>0.3640141785144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79449671506882">
                <text:p>0.2794496715068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63103836774826">
                <text:p>0.3631038367748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78347939252853">
                <text:p>0.2783479392528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63834679126739">
                <text:p>0.3638346791267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78629720211029">
                <text:p>0.2786297202110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61792266368866">
                <text:p>0.3617922663688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73379176855087">
                <text:p>0.2733791768550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35694581270218">
                <text:p>0.3356945812702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74179220199585">
                <text:p>0.27417922019958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33398580551147">
                <text:p>0.33339858055114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7610382437706">
                <text:p>0.276103824377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22484821081161">
                <text:p>0.32248482108116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76608228683472">
                <text:p>0.2766082286834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24613302946091">
                <text:p>0.3246133029460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79347777366638">
                <text:p>0.2793477773666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55112999677658">
                <text:p>0.3551129996776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75297611951828">
                <text:p>0.2752976119518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50992262363434">
                <text:p>0.3509922623634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76634901762009">
                <text:p>0.2766349017620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56245398521423">
                <text:p>0.3562453985214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74617373943329">
                <text:p>0.2746173739433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59638214111328">
                <text:p>0.3596382141113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71201252937317">
                <text:p>0.2712012529373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67630362510681">
                <text:p>0.3676303625106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72601842880249">
                <text:p>0.2726018428802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70893061161041">
                <text:p>0.3708930611610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7291214466095">
                <text:p>0.272912144660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69147628545761">
                <text:p>0.3691476285457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73235648870468">
                <text:p>0.2732356488704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66954207420349">
                <text:p>0.3669542074203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7237343788147">
                <text:p>0.272373437881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67354363203049">
                <text:p>0.3673543632030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16264390945435">
                <text:p>0.31626439094543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50021690130234">
                <text:p>0.3500216901302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19838941097259">
                <text:p>0.3198389410972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43401223421097">
                <text:p>0.3434012234210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14438670873642">
                <text:p>0.3144386708736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42750728130341">
                <text:p>0.3427507281303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78363525867462">
                <text:p>0.2783635258674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75505036115646">
                <text:p>0.2755050361156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72249042987823">
                <text:p>0.2722490429878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74280220270157">
                <text:p>0.2742802202701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74000018835068">
                <text:p>0.2740000188350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7273228764534">
                <text:p>0.272732287645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73190140724182">
                <text:p>0.2731901407241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71864950656891">
                <text:p>0.2718649506568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73388594388962">
                <text:p>0.2733885943889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72709399461746">
                <text:p>0.2727093994617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68853187561035">
                <text:p>0.2688531875610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69811034202576">
                <text:p>0.2698110342025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67465531826019">
                <text:p>0.2674655318260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67182290554047">
                <text:p>0.2671822905540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67628520727158">
                <text:p>0.26762852072715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68416315317154">
                <text:p>0.26841631531715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68533229827881">
                <text:p>0.2685332298278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66736894845962">
                <text:p>0.2667368948459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65917032957077">
                <text:p>0.2659170329570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64955252408981">
                <text:p>0.26495525240898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65335559844971">
                <text:p>0.2653355598449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65659987926483">
                <text:p>0.2656599879264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65176177024841">
                <text:p>0.26517617702484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61020630598068">
                <text:p>0.2610206305980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66118437051773">
                <text:p>0.2661184370517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65956670045853">
                <text:p>0.2659566700458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78528094291687">
                <text:p>0.2785280942916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68799901008606">
                <text:p>0.2687999010086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94007301330566">
                <text:p>0.2940073013305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53398418426514">
                <text:p>0.2533984184265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399516969919205">
                <text:p>0.3995169699192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00579243898392">
                <text:p>0.4005792438983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18165117502212">
                <text:p>0.4181651175022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09758508205414">
                <text:p>0.4097585082054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508933365345001">
                <text:p>0.5089333653450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503883838653564">
                <text:p>0.5038838386535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57428574562073">
                <text:p>0.45742857456207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37810212373733">
                <text:p>0.4378102123737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42119866609573">
                <text:p>0.4421198666095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39026117324829">
                <text:p>0.4390261173248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530147433280945">
                <text:p>0.5301474332809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518381059169769">
                <text:p>0.5183810591697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92682158946991">
                <text:p>0.4926821589469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490724712610245">
                <text:p>0.4907247126102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4567197561264">
                <text:p>0.445671975612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40350204706192">
                <text:p>0.4403502047061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3980947136879">
                <text:p>0.439809471368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45686668157578">
                <text:p>0.4456866681575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48928982019424">
                <text:p>0.4489289820194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99861001968384">
                <text:p>0.4998610019683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79505062103272">
                <text:p>0.4795050621032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75924402475357">
                <text:p>0.4759244024753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57864940166473">
                <text:p>0.45786494016647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57531064748764">
                <text:p>0.45753106474876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90071004629135">
                <text:p>0.3900710046291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381653040647507">
                <text:p>0.3816530406475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377166897058487">
                <text:p>0.3771668970584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369276165962219">
                <text:p>0.3692761659622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67056041955948">
                <text:p>0.3670560419559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333310127258301">
                <text:p>0.3333101272583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7876328229904">
                <text:p>0.2978763282299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29072147607803">
                <text:p>0.3290721476078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5685595870018">
                <text:p>0.35685595870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375572949647903">
                <text:p>0.3755729496479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370177984237671">
                <text:p>0.3701779842376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70832711458206">
                <text:p>0.3708327114582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345412582159042">
                <text:p>0.3454125821590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349047631025314">
                <text:p>0.3490476310253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24079096317291">
                <text:p>0.3240790963172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330468147993088">
                <text:p>0.3304681479930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76489847898483">
                <text:p>0.3764898478984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89220952987671">
                <text:p>0.3892209529876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393171757459641">
                <text:p>0.3931717574596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39067730307579">
                <text:p>0.390677303075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378621459007263">
                <text:p>0.3786214590072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382336884737015">
                <text:p>0.3823368847370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382278859615326">
                <text:p>0.3822788596153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84109228849411">
                <text:p>0.3841092288494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85748624801636">
                <text:p>0.3857486248016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89840394258499">
                <text:p>0.3898403942584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83888781070709">
                <text:p>0.3838887810707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86853814125061">
                <text:p>0.38685381412506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28043341636658">
                <text:p>0.3280433416366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28003376722336">
                <text:p>0.3280033767223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35830479860306">
                <text:p>0.3358304798603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33072900772095">
                <text:p>0.3330729007720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36207211017609">
                <text:p>0.3362072110176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37901532649994">
                <text:p>0.3379015326499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31573367118835">
                <text:p>0.3315733671188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20866525173187">
                <text:p>0.3208665251731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14709395170212">
                <text:p>0.3147093951702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501635134220123">
                <text:p>0.5016351342201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97254371643066">
                <text:p>0.4972543716430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514322340488434">
                <text:p>0.5143223404884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44890350103378">
                <text:p>0.4448903501033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47991728782654">
                <text:p>0.4479917287826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40138638019562">
                <text:p>0.4401386380195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37639504671097">
                <text:p>0.4376395046710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41630840301514">
                <text:p>0.4416308403015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3258547782898">
                <text:p>0.432585477828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33926343917847">
                <text:p>0.4339263439178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3203592300415">
                <text:p>0.432035923004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35931891202927">
                <text:p>0.4359318912029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26527559757233">
                <text:p>0.4265275597572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29714888334274">
                <text:p>0.4297148883342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46277290582657">
                <text:p>0.4462772905826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402852088212967">
                <text:p>0.4028520882129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07456904649735">
                <text:p>0.4074569046497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12919640541077">
                <text:p>0.4129196405410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08040404319763">
                <text:p>0.4080404043197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97831618785858">
                <text:p>0.3978316187858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93936008214951">
                <text:p>0.3939360082149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98082166910172">
                <text:p>0.3980821669101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03120934963226">
                <text:p>0.4031209349632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99986028671265">
                <text:p>0.3999860286712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00623887777329">
                <text:p>0.4006238877773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97625476121902">
                <text:p>0.3976254761219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9629927277565">
                <text:p>0.396299272775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07367944717407">
                <text:p>0.4073679447174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02469217777252">
                <text:p>0.4024692177772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98254573345184">
                <text:p>0.3982545733451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06132519245148">
                <text:p>0.4061325192451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99035960435867">
                <text:p>0.3990359604358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71888822317123">
                <text:p>0.2718888223171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69707828760147">
                <text:p>0.2697078287601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75836706161499">
                <text:p>0.27583670616149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68781721591949">
                <text:p>0.2687817215919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68456429243088">
                <text:p>0.2684564292430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80820518732071">
                <text:p>0.2808205187320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82457172870636">
                <text:p>0.2824571728706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29854339361191">
                <text:p>0.3298543393611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27037453651428">
                <text:p>0.3270374536514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25248658657074">
                <text:p>0.3252486586570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3057028055191">
                <text:p>0.330570280551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30998122692108">
                <text:p>0.3309981226921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3079382777214">
                <text:p>0.330793827772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31035137176514">
                <text:p>0.33103513717651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3737293481827">
                <text:p>0.3237372934818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24440658092499">
                <text:p>0.32444065809249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27010065317154">
                <text:p>0.3270100653171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27086597681046">
                <text:p>0.3270865976810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35838049650192">
                <text:p>0.3358380496501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29048305749893">
                <text:p>0.3290483057498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31487447023392">
                <text:p>0.3314874470233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29981565475464">
                <text:p>0.3299815654754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35084468126297">
                <text:p>0.33508446812629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32830220460892">
                <text:p>0.3328302204608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33297312259674">
                <text:p>0.3332973122596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33442777395248">
                <text:p>0.3334427773952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38093996047974">
                <text:p>0.3380939960479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35542559623718">
                <text:p>0.3355425596237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37114632129669">
                <text:p>0.3371146321296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35284978151321">
                <text:p>0.3352849781513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44864517450333">
                <text:p>0.3448645174503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4525716304779">
                <text:p>0.345257163047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75291591882706">
                <text:p>0.2752915918827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7715802192688">
                <text:p>0.277158021926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78556019067764">
                <text:p>0.2785560190677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55679100751877">
                <text:p>0.2556791007518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84667909145355">
                <text:p>0.2846679091453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97493278980255">
                <text:p>0.2974932789802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0471807718277">
                <text:p>0.304718077182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34040403366089">
                <text:p>0.33404040336608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37289482355118">
                <text:p>0.3372894823551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34878712892532">
                <text:p>0.3348787128925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39769870042801">
                <text:p>0.3397698700428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38222235441208">
                <text:p>0.3382222354412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70980769395828">
                <text:p>0.3709807693958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40957432985306">
                <text:p>0.3409574329853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4234407544136">
                <text:p>0.342344075441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27459663152695">
                <text:p>0.3274596631526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41484397649765">
                <text:p>0.3414843976497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3791446685791">
                <text:p>0.337914466857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65926891565323">
                <text:p>0.3659268915653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71867245435715">
                <text:p>0.2718672454357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63037294149399">
                <text:p>0.26303729414939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59807854890823">
                <text:p>0.2598078548908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87279516458511">
                <text:p>0.2872795164585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88543850183487">
                <text:p>0.2885438501834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66580879688263">
                <text:p>0.2665808796882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76138484477997">
                <text:p>0.2761384844779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96559035778046">
                <text:p>0.2965590357780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88737624883652">
                <text:p>0.2887376248836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0041828751564">
                <text:p>0.300418287515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94974952936172">
                <text:p>0.29497495293617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12458455562592">
                <text:p>0.3124584555625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20372551679611">
                <text:p>0.3203725516796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21748435497284">
                <text:p>0.32174843549728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102166056633">
                <text:p>0.31021660566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11619341373444">
                <text:p>0.31161934137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05847734212875">
                <text:p>0.3058477342128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51958698034286">
                <text:p>0.2519586980342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42370599508285">
                <text:p>0.3423705995082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60224068164825">
                <text:p>0.3602240681648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60142529010773">
                <text:p>0.36014252901077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54202598333359">
                <text:p>0.35420259833335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61970603466034">
                <text:p>0.3619706034660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54299932718277">
                <text:p>0.3542999327182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5912561416626">
                <text:p>0.359125614166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52857112884521">
                <text:p>0.3528571128845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9221289157867">
                <text:p>0.3492212891578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36050063371658">
                <text:p>0.3360500633716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37405890226364">
                <text:p>0.3374058902263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17455857992172">
                <text:p>0.3174558579921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19377064704895">
                <text:p>0.3193770647048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18538516759872">
                <text:p>0.3185385167598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17262232303619">
                <text:p>0.31726223230361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18847000598908">
                <text:p>0.3188470005989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20574969053268">
                <text:p>0.3205749690532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20338368415833">
                <text:p>0.3203383684158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23606550693512">
                <text:p>0.3236065506935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38678419589996">
                <text:p>0.3386784195899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41801673173904">
                <text:p>0.34180167317390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35732996463776">
                <text:p>0.3357329964637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25331538915634">
                <text:p>0.32533153891563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24266403913498">
                <text:p>0.3242664039134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3548766374588">
                <text:p>0.335487663745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41726332902908">
                <text:p>0.3417263329029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50366652011871">
                <text:p>0.3503666520118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46772819757462">
                <text:p>0.3467728197574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12784522771835">
                <text:p>0.3127845227718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13673168420792">
                <text:p>0.3136731684207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15298646688461">
                <text:p>0.31529864668846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11263531446457">
                <text:p>0.31126353144645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1774041056633">
                <text:p>0.3177404105663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19427013397217">
                <text:p>0.3194270133972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25058126449585">
                <text:p>0.250581264495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24159473180771">
                <text:p>0.3241594731807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26798558235168">
                <text:p>0.3267985582351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32064211368561">
                <text:p>0.33206421136856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32637012004852">
                <text:p>0.3326370120048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34843158721924">
                <text:p>0.3348431587219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08758854866028">
                <text:p>0.3087588548660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12956094741821">
                <text:p>0.3129560947418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00660848617554">
                <text:p>0.3006608486175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01606208086014">
                <text:p>0.3016062080860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98323273658752">
                <text:p>0.2983232736587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296464204788208">
                <text:p>0.2964642047882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288859903812408">
                <text:p>0.2888599038124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285288840532303">
                <text:p>0.2852888405323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81315118074417">
                <text:p>0.2813151180744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282084763050079">
                <text:p>0.2820847630500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81569689512253">
                <text:p>0.28156968951225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8075298666954">
                <text:p>0.280752986669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95808070898056">
                <text:p>0.3958080708980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87802392244339">
                <text:p>0.38780239224433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90203505754471">
                <text:p>0.39020350575447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92264276742935">
                <text:p>0.3922642767429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90043050050735">
                <text:p>0.3900430500507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89373302459717">
                <text:p>0.3893733024597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89696210622787">
                <text:p>0.38969621062278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8384747505188">
                <text:p>0.383847475051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76295000314712">
                <text:p>0.3762950003147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74874174594879">
                <text:p>0.37487417459487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7270849943161">
                <text:p>0.3727084994316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72599303722382">
                <text:p>0.3725993037223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00452762842178">
                <text:p>0.40045276284217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87658357620239">
                <text:p>0.3876583576202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29435640573502">
                <text:p>0.4294356405735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00970369577408">
                <text:p>0.4009703695774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03640359640122">
                <text:p>0.4036403596401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424202740192413">
                <text:p>0.4242027401924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29138004779816">
                <text:p>0.4291380047798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401042193174362">
                <text:p>0.4010421931743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13104355335236">
                <text:p>0.4131043553352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10065591335297">
                <text:p>0.41006559133529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99926543235779">
                <text:p>0.39992654323577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05476242303848">
                <text:p>0.4054762423038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18806046247482">
                <text:p>0.4188060462474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41590189933777">
                <text:p>0.4415901899337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27791059017181">
                <text:p>0.42779105901718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28140699863434">
                <text:p>0.4281406998634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25375193357468">
                <text:p>0.4253751933574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27649796009064">
                <text:p>0.4276497960090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24613773822784">
                <text:p>0.4246137738227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430491209030151">
                <text:p>0.4304912090301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28891181945801">
                <text:p>0.4288911819458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31467682123184">
                <text:p>0.4314676821231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27061021327972">
                <text:p>0.4270610213279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23075437545776">
                <text:p>0.4230754375457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24312055110931">
                <text:p>0.4243120551109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26462799310684">
                <text:p>0.4264627993106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27837580442429">
                <text:p>0.42783758044242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46268528699875">
                <text:p>0.4462685286998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71944957971573">
                <text:p>0.47194495797157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74137902259827">
                <text:p>0.47413790225982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72082197666168">
                <text:p>0.47208219766616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65533077716827">
                <text:p>0.46553307771682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61955726146698">
                <text:p>0.46195572614669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95001894235611">
                <text:p>0.2950018942356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292608559131622">
                <text:p>0.2926085591316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94573754072189">
                <text:p>0.2945737540721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02692055702209">
                <text:p>0.3026920557022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01941215991974">
                <text:p>0.3019412159919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00918906927109">
                <text:p>0.3009189069271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01221013069153">
                <text:p>0.30122101306915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96971678733826">
                <text:p>0.2969716787338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02297294139862">
                <text:p>0.3022972941398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98426151275635">
                <text:p>0.2984261512756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00650328397751">
                <text:p>0.3006503283977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02683562040329">
                <text:p>0.30268356204032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28362762928009">
                <text:p>0.3283627629280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04502129554749">
                <text:p>0.3045021295547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33126485347748">
                <text:p>0.33312648534774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05601954460144">
                <text:p>0.3056019544601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34338247776031">
                <text:p>0.3343382477760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05756360292435">
                <text:p>0.3057563602924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36213529109955">
                <text:p>0.3362135291099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34526479244232">
                <text:p>0.33452647924423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33871811628342">
                <text:p>0.33387181162834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37013721466064">
                <text:p>0.33701372146606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48673939704895">
                <text:p>0.34867393970489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471939265728">
                <text:p>0.34719392657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69821047782898">
                <text:p>0.2698210477828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45047920942307">
                <text:p>0.3450479209423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68714785575867">
                <text:p>0.2687147855758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44430804252625">
                <text:p>0.3444308042526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80925124883652">
                <text:p>0.2809251248836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44547092914581">
                <text:p>0.3445470929145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281794637441635">
                <text:p>0.2817946374416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38166952133179">
                <text:p>0.33816695213317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79310315847397">
                <text:p>0.27931031584739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3959037065506">
                <text:p>0.339590370655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40760558843613">
                <text:p>0.3407605588436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39597880840302">
                <text:p>0.3395978808403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40046942234039">
                <text:p>0.3400469422340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36636573076248">
                <text:p>0.3366365730762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38264733552933">
                <text:p>0.3382647335529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23788195848465">
                <text:p>0.32378819584846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26283901929855">
                <text:p>0.3262839019298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22671890258789">
                <text:p>0.32267189025878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324021190404892">
                <text:p>0.32402119040489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323384433984757">
                <text:p>0.32338443398475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351512402296066">
                <text:p>0.35151240229606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359972953796387">
                <text:p>0.35997295379638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368831783533096">
                <text:p>0.3688317835330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36531475186348">
                <text:p>0.3653147518634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364395171403885">
                <text:p>0.3643951714038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356594413518906">
                <text:p>0.35659441351890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368224918842316">
                <text:p>0.36822491884231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340225338935852">
                <text:p>0.34022533893585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334924250841141">
                <text:p>0.33492425084114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396398663520813">
                <text:p>0.3963986635208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72295588254929">
                <text:p>0.37229558825492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391233295202255">
                <text:p>0.3912332952022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375511020421982">
                <text:p>0.37551102042198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384835332632065">
                <text:p>0.38483533263206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85577499866486">
                <text:p>0.38557749986648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378334760665894">
                <text:p>0.37833476066589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394050776958466">
                <text:p>0.3940507769584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343295156955719">
                <text:p>0.34329515695571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37899059057236">
                <text:p>0.33789905905723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297015607357025">
                <text:p>0.2970156073570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35363033413887">
                <text:p>0.353630334138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99339860677719">
                <text:p>0.29933986067771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390147775411606">
                <text:p>0.39014777541160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36230540275574">
                <text:p>0.43623054027557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45597231388092">
                <text:p>0.44559723138809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14072453975678">
                <text:p>0.41407245397567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384635359048843">
                <text:p>0.38463535904884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360337883234024">
                <text:p>0.36033788323402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515495955944061">
                <text:p>0.51549595594406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345369130373001">
                <text:p>0.34536913037300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558028995990753">
                <text:p>0.55802899599075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312962293624878">
                <text:p>0.31296229362487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312461912631988">
                <text:p>0.31246191263198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272994786500931">
                <text:p>0.27299478650093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285892903804779">
                <text:p>0.28589290380477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367935508489609">
                <text:p>0.36793550848960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524774849414825">
                <text:p>0.52477484941482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337912946939468">
                <text:p>0.33791294693946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63076251745224">
                <text:p>0.6307625174522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66702735424042">
                <text:p>0.36670273542404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714154601097107">
                <text:p>0.71415460109710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3031325340271">
                <text:p>0.303132534027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695123195648193">
                <text:p>0.69512319564819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33695232868195">
                <text:p>0.3336952328681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91287738084793">
                <text:p>0.49128773808479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378345131874084">
                <text:p>0.3783451318740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396117329597473">
                <text:p>0.3961173295974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87704819440842">
                <text:p>0.3877048194408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373301327228546">
                <text:p>0.37330132722854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359354913234711">
                <text:p>0.3593549132347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341791480779648">
                <text:p>0.34179148077964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296897828578949">
                <text:p>0.29689782857894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340373635292053">
                <text:p>0.34037363529205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327752202749252">
                <text:p>0.3277522027492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323433965444565">
                <text:p>0.32343396544456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316998839378357">
                <text:p>0.31699883937835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323234021663666">
                <text:p>0.32323402166366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340365290641785">
                <text:p>0.34036529064178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315007925033569">
                <text:p>0.31500792503356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302162140607834">
                <text:p>0.30216214060783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309055060148239">
                <text:p>0.30905506014823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332591891288757">
                <text:p>0.33259189128875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312890231609344">
                <text:p>0.31289023160934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304144293069839">
                <text:p>0.30414429306983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9733419418335">
                <text:p>0.2973341941833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280444473028183">
                <text:p>0.28044447302818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293604880571365">
                <text:p>0.29360488057136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316021949052811">
                <text:p>0.3160219490528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336375266313553">
                <text:p>0.33637526631355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363518536090851">
                <text:p>0.36351853609085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357510328292847">
                <text:p>0.35751032829284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35738018155098">
                <text:p>0.3573801815509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58374238014221">
                <text:p>0.35837423801422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373303532600403">
                <text:p>0.37330353260040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378394454717636">
                <text:p>0.37839445471763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36791729927063">
                <text:p>0.367917299270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278579562902451">
                <text:p>0.2785795629024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272817462682724">
                <text:p>0.27281746268272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283679097890854">
                <text:p>0.28367909789085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267099529504776">
                <text:p>0.26709952950477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270747691392899">
                <text:p>0.27074769139289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268121123313904">
                <text:p>0.26812112331390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274874299764633">
                <text:p>0.27487429976463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2662672996521">
                <text:p>0.266267299652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267902582883835">
                <text:p>0.2679025828838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264389544725418">
                <text:p>0.26438954472541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267701625823975">
                <text:p>0.26770162582397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252257019281387">
                <text:p>0.25225701928138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267882883548737">
                <text:p>0.26788288354873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251166373491287">
                <text:p>0.25116637349128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266453325748444">
                <text:p>0.26645332574844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2645083963871">
                <text:p>0.264508396387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264081627130508">
                <text:p>0.26408162713050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64619588851929">
                <text:p>0.26461958885192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26023143529892">
                <text:p>0.2602314352989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260082542896271">
                <text:p>0.26008254289627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256312042474747">
                <text:p>0.25631204247474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57507801055908">
                <text:p>0.25750780105590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261425137519836">
                <text:p>0.2614251375198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261396527290344">
                <text:p>0.26139652729034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263411343097687">
                <text:p>0.26341134309768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63309270143509">
                <text:p>0.26330927014350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262677848339081">
                <text:p>0.26267784833908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26124495267868">
                <text:p>0.2612449526786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261774122714996">
                <text:p>0.26177412271499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261723130941391">
                <text:p>0.26172313094139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268336296081543">
                <text:p>0.26833629608154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269958913326263">
                <text:p>0.26995891332626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270205825567245">
                <text:p>0.27020582556724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270052820444107">
                <text:p>0.27005282044410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269897669553757">
                <text:p>0.26989766955375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250821709632874">
                <text:p>0.2508217096328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256268322467804">
                <text:p>0.2562683224678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547629415988922">
                <text:p>0.54762941598892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278416454792023">
                <text:p>0.27841645479202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251358449459076">
                <text:p>0.25135844945907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250950962305069">
                <text:p>0.25095096230506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250540822744369">
                <text:p>0.25054082274436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250299274921417">
                <text:p>0.25029927492141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251636415719986">
                <text:p>0.25163641571998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258482903242111">
                <text:p>0.2584829032421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256935149431229">
                <text:p>0.25693514943122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52169370651245">
                <text:p>0.25216937065124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261059015989304">
                <text:p>0.26105901598930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265253901481628">
                <text:p>0.26525390148162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260982662439346">
                <text:p>0.2609826624393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58139818906784">
                <text:p>0.2581398189067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5046294927597">
                <text:p>0.2504629492759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262951195240021">
                <text:p>0.26295119524002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5425186753273">
                <text:p>0.2542518675327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56446093320847">
                <text:p>0.25644609332084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253744542598724">
                <text:p>0.25374454259872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274402618408203">
                <text:p>0.2744026184082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252906799316406">
                <text:p>0.2529067993164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84904360771179">
                <text:p>0.28490436077117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25053396821022">
                <text:p>0.2505339682102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255848824977875">
                <text:p>0.25584882497787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293908983469009">
                <text:p>0.29390898346900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257232218980789">
                <text:p>0.25723221898078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301581203937531">
                <text:p>0.30158120393753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25859597325325">
                <text:p>0.2585959732532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301429271697998">
                <text:p>0.30142927169799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426892012357712">
                <text:p>0.42689201235771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411449193954468">
                <text:p>0.4114491939544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418332755565643">
                <text:p>0.41833275556564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341745734214783">
                <text:p>0.34174573421478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74634116888046">
                <text:p>0.37463411688804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96145284175873">
                <text:p>0.39614528417587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356427758932114">
                <text:p>0.3564277589321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300281673669815">
                <text:p>0.30028167366981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383769154548645">
                <text:p>0.38376915454864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356804013252258">
                <text:p>0.35680401325225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420597851276398">
                <text:p>0.42059785127639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362898349761963">
                <text:p>0.36289834976196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81295853853226">
                <text:p>0.48129585385322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368647456169128">
                <text:p>0.36864745616912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675378262996674">
                <text:p>0.67537826299667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386960655450821">
                <text:p>0.38696065545082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718091428279877">
                <text:p>0.71809142827987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393872559070587">
                <text:p>0.39387255907058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748644232749939">
                <text:p>0.74864423274993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05632346868515">
                <text:p>0.40563234686851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78190952539444">
                <text:p>0.7819095253944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394274324178696">
                <text:p>0.39427432417869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784303724765778">
                <text:p>0.78430372476577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359298199415207">
                <text:p>0.35929819941520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777674376964569">
                <text:p>0.77767437696456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79868566989899">
                <text:p>0.37986856698989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777072608470917">
                <text:p>0.77707260847091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383493930101395">
                <text:p>0.3834939301013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774904429912567">
                <text:p>0.7749044299125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76648515462875">
                <text:p>0.37664851546287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780640661716461">
                <text:p>0.78064066171646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383952766656876">
                <text:p>0.38395276665687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779100120067596">
                <text:p>0.77910012006759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84392112493515">
                <text:p>0.38439211249351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780236303806305">
                <text:p>0.7802363038063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378515750169754">
                <text:p>0.37851575016975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778466999530792">
                <text:p>0.77846699953079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380888313055038">
                <text:p>0.3808883130550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774258553981781">
                <text:p>0.77425855398178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388821184635162">
                <text:p>0.38882118463516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775699555873871">
                <text:p>0.77569955587387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392188608646393">
                <text:p>0.39218860864639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776246666908264">
                <text:p>0.77624666690826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393992364406586">
                <text:p>0.39399236440658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777041673660278">
                <text:p>0.77704167366027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393224745988846">
                <text:p>0.39322474598884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768972277641296">
                <text:p>0.76897227764129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383162021636963">
                <text:p>0.38316202163696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771718859672546">
                <text:p>0.77171885967254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08094853162766">
                <text:p>0.40809485316276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771945536136627">
                <text:p>0.77194553613662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419146925210953">
                <text:p>0.41914692521095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72128701210022">
                <text:p>0.77212870121002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425615787506104">
                <text:p>0.42561578750610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771271049976349">
                <text:p>0.77127104997634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403749704360962">
                <text:p>0.40374970436096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765756905078888">
                <text:p>0.76575690507888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256134241819382">
                <text:p>0.25613424181938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285058498382568">
                <text:p>0.28505849838256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761011481285095">
                <text:p>0.76101148128509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254132211208343">
                <text:p>0.2541322112083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291477203369141">
                <text:p>0.29147720336914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768249154090881">
                <text:p>0.76824915409088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256525188684463">
                <text:p>0.25652518868446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286296308040619">
                <text:p>0.28629630804061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767381012439728">
                <text:p>0.7673810124397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297810018062592">
                <text:p>0.29781001806259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771016836166382">
                <text:p>0.77101683616638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304300576448441">
                <text:p>0.30430057644844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772456109523773">
                <text:p>0.77245610952377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308831453323364">
                <text:p>0.30883145332336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769970715045929">
                <text:p>0.76997071504592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308843702077866">
                <text:p>0.30884370207786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768952429294586">
                <text:p>0.76895242929458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346026688814163">
                <text:p>0.34602668881416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782437920570374">
                <text:p>0.78243792057037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339879602193832">
                <text:p>0.3398796021938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782820105552673">
                <text:p>0.78282010555267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342090308666229">
                <text:p>0.34209030866622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782867550849915">
                <text:p>0.78286755084991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337537169456482">
                <text:p>0.3375371694564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79936194419861">
                <text:p>0.77993619441986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33829402923584">
                <text:p>0.3382940292358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779284954071045">
                <text:p>0.77928495407104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333497732877731">
                <text:p>0.33349773287773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78223574161529">
                <text:p>0.77822357416152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344713121652603">
                <text:p>0.34471312165260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755553364753723">
                <text:p>0.75555336475372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332978993654251">
                <text:p>0.33297899365425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739060759544373">
                <text:p>0.73906075954437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329793840646744">
                <text:p>0.32979384064674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782484531402588">
                <text:p>0.78248453140258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302851915359497">
                <text:p>0.30285191535949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704829931259155">
                <text:p>0.7048299312591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284651219844818">
                <text:p>0.28465121984481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717198371887207">
                <text:p>0.71719837188720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796493291854858">
                <text:p>0.79649329185485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672082543373108">
                <text:p>0.67208254337310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516945898532867">
                <text:p>0.51694589853286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555533230304718">
                <text:p>0.55553323030471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398764878511429">
                <text:p>0.39876487851142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265934765338898">
                <text:p>0.26593476533889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264228165149689">
                <text:p>0.26422816514968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27412411570549">
                <text:p>0.2741241157054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277830123901367">
                <text:p>0.27783012390136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270449459552765">
                <text:p>0.27044945955276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299964606761932">
                <text:p>0.2999646067619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25510710477829">
                <text:p>0.2551071047782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53605961799622">
                <text:p>0.25360596179962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278727799654007">
                <text:p>0.27872779965400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304684609174728">
                <text:p>0.30468460917472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259808540344238">
                <text:p>0.25980854034423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5314861536026">
                <text:p>0.2531486153602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259577035903931">
                <text:p>0.25957703590393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257074266672134">
                <text:p>0.25707426667213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259345918893814">
                <text:p>0.25934591889381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52982318401337">
                <text:p>0.2529823184013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251578330993652">
                <text:p>0.25157833099365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255503624677658">
                <text:p>0.25550362467765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26244381070137">
                <text:p>0.2624438107013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51209020614624">
                <text:p>0.25120902061462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269827902317047">
                <text:p>0.26982790231704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251861661672592">
                <text:p>0.25186166167259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25345054268837">
                <text:p>0.2534505426883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254574537277222">
                <text:p>0.25457453727722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255449324846268">
                <text:p>0.25544932484626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250871121883392">
                <text:p>0.25087112188339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256608456373215">
                <text:p>0.25660845637321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40335738658905">
                <text:p>0.4033573865890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13406282663345">
                <text:p>0.41340628266334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416664153337479">
                <text:p>0.41666415333747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413385510444641">
                <text:p>0.41338551044464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255110651254654">
                <text:p>0.25511065125465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408691227436066">
                <text:p>0.40869122743606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421696841716766">
                <text:p>0.42169684171676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419872492551804">
                <text:p>0.41987249255180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05619412660599">
                <text:p>0.4056194126605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407990127801895">
                <text:p>0.40799012780189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406696677207947">
                <text:p>0.40669667720794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419813990592956">
                <text:p>0.41981399059295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17329430580139">
                <text:p>0.41732943058013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41911581158638">
                <text:p>0.4191158115863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417313009500504">
                <text:p>0.41731300950050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407617747783661">
                <text:p>0.40761774778366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06747043132782">
                <text:p>0.40674704313278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413042008876801">
                <text:p>0.41304200887680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400469899177551">
                <text:p>0.40046989917755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398602604866028">
                <text:p>0.39860260486602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37706133723259">
                <text:p>0.3770613372325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395767271518707">
                <text:p>0.39576727151870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383572190999985">
                <text:p>0.3835721909999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386556386947632">
                <text:p>0.38655638694763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37887567281723">
                <text:p>0.3788756728172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77855032682419">
                <text:p>0.3778550326824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410953789949417">
                <text:p>0.41095378994941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415591508150101">
                <text:p>0.41559150815010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414315849542618">
                <text:p>0.41431584954261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408392459154129">
                <text:p>0.4083924591541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388870239257812">
                <text:p>0.38887023925781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397940427064896">
                <text:p>0.39794042706489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553863644599915">
                <text:p>0.5538636445999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566170573234558">
                <text:p>0.56617057323455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571189165115356">
                <text:p>0.57118916511535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568964898586273">
                <text:p>0.56896489858627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572553813457489">
                <text:p>0.57255381345748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56944352388382">
                <text:p>0.5694435238838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58341783285141">
                <text:p>0.5834178328514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577060759067535">
                <text:p>0.57706075906753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578816175460815">
                <text:p>0.57881617546081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57323408126831">
                <text:p>0.573234081268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565270960330963">
                <text:p>0.56527096033096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575003504753113">
                <text:p>0.57500350475311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57367354631424">
                <text:p>0.5736735463142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580822169780731">
                <text:p>0.58082216978073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574786126613617">
                <text:p>0.57478612661361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579749166965485">
                <text:p>0.57974916696548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587498605251312">
                <text:p>0.58749860525131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579958319664001">
                <text:p>0.57995831966400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585235834121704">
                <text:p>0.58523583412170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581331551074982">
                <text:p>0.58133155107498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575672924518585">
                <text:p>0.57567292451858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70761144161224">
                <text:p>0.57076114416122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580094397068024">
                <text:p>0.58009439706802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620354652404785">
                <text:p>0.62035465240478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62033474445343">
                <text:p>0.6203347444534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628884732723236">
                <text:p>0.62888473272323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627828240394592">
                <text:p>0.62782824039459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621333420276642">
                <text:p>0.62133342027664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622471213340759">
                <text:p>0.62247121334075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62669712305069">
                <text:p>0.6266971230506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62370640039444">
                <text:p>0.6237064003944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613768696784973">
                <text:p>0.61376869678497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268162131309509">
                <text:p>0.26816213130950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598140478134155">
                <text:p>0.59814047813415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267537832260132">
                <text:p>0.26753783226013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602782189846039">
                <text:p>0.60278218984603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26810222864151">
                <text:p>0.2681022286415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60599273443222">
                <text:p>0.6059927344322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251043200492859">
                <text:p>0.25104320049285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446103543043137">
                <text:p>0.44610354304313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259060770273209">
                <text:p>0.25906077027320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4264035820961">
                <text:p>0.426403582096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250535696744919">
                <text:p>0.25053569674491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439835131168366">
                <text:p>0.43983513116836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255113065242767">
                <text:p>0.25511306524276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440721273422241">
                <text:p>0.44072127342224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256651997566223">
                <text:p>0.25665199756622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43694353103638">
                <text:p>0.44369435310363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258477598428726">
                <text:p>0.25847759842872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435862630605698">
                <text:p>0.43586263060569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251925736665726">
                <text:p>0.25192573666572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4383904337883">
                <text:p>0.438390433788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251773238182068">
                <text:p>0.25177323818206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43813893198967">
                <text:p>0.4381389319896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43624359369278">
                <text:p>0.4362435936927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54468977451324">
                <text:p>0.25446897745132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441201776266098">
                <text:p>0.44120177626609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252647697925568">
                <text:p>0.25264769792556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44170954823494">
                <text:p>0.4417095482349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253788709640503">
                <text:p>0.25378870964050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446627885103226">
                <text:p>0.44662788510322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495869129896164">
                <text:p>0.49586912989616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492426812648773">
                <text:p>0.49242681264877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82622176408768">
                <text:p>0.4826221764087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483748435974121">
                <text:p>0.48374843597412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486487627029419">
                <text:p>0.48648762702941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481369346380234">
                <text:p>0.48136934638023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481286615133285">
                <text:p>0.48128661513328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466865658760071">
                <text:p>0.46686565876007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68311280012131">
                <text:p>0.46831128001213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463531136512756">
                <text:p>0.46353113651275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6335044503212">
                <text:p>0.4633504450321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466259151697159">
                <text:p>0.46625915169715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478730916976929">
                <text:p>0.47873091697692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482114523649216">
                <text:p>0.48211452364921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89130854606628">
                <text:p>0.48913085460662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49117386341095">
                <text:p>0.4911738634109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48958370089531">
                <text:p>0.4895837008953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335456103086472">
                <text:p>0.3354561030864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319035261869431">
                <text:p>0.31903526186943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323551625013351">
                <text:p>0.32355162501335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325456202030182">
                <text:p>0.32545620203018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313033521175384">
                <text:p>0.31303352117538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310855984687805">
                <text:p>0.31085598468780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13174813985825">
                <text:p>0.31317481398582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0928835272789">
                <text:p>0.3092883527278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298747390508652">
                <text:p>0.29874739050865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308551073074341">
                <text:p>0.30855107307434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303014695644379">
                <text:p>0.30301469564437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251410782337189">
                <text:p>0.25141078233718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264920055866241">
                <text:p>0.26492005586624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275032758712769">
                <text:p>0.27503275871276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269401043653488">
                <text:p>0.26940104365348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258287012577057">
                <text:p>0.25828701257705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272469699382782">
                <text:p>0.27246969938278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263622552156448">
                <text:p>0.26362255215644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02717417478561">
                <text:p>0.30271741747856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356881469488144">
                <text:p>0.35688146948814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36107274889946">
                <text:p>0.3610727488994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265475124120712">
                <text:p>0.26547512412071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76497328281403">
                <text:p>0.37649732828140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26513010263443">
                <text:p>0.2651301026344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372192233800888">
                <text:p>0.37219223380088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264357686042786">
                <text:p>0.26435768604278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7709379196167">
                <text:p>0.3770937919616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264609664678574">
                <text:p>0.26460966467857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74465048313141">
                <text:p>0.37446504831314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263800621032715">
                <text:p>0.26380062103271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378295600414276">
                <text:p>0.37829560041427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67137289047241">
                <text:p>0.26713728904724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371485263109207">
                <text:p>0.37148526310920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268352389335632">
                <text:p>0.2683523893356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370637506246567">
                <text:p>0.37063750624656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65769362449646">
                <text:p>0.26576936244964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378208428621292">
                <text:p>0.3782084286212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263773262500763">
                <text:p>0.26377326250076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383784890174866">
                <text:p>0.38378489017486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61274248361587">
                <text:p>0.26127424836158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382634103298187">
                <text:p>0.38263410329818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260615170001984">
                <text:p>0.26061517000198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382286965847015">
                <text:p>0.38228696584701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260838031768799">
                <text:p>0.26083803176879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384992808103561">
                <text:p>0.3849928081035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268320709466934">
                <text:p>0.26832070946693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39935165643692">
                <text:p>0.3993516564369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267942100763321">
                <text:p>0.26794210076332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394563227891922">
                <text:p>0.3945632278919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397735983133316">
                <text:p>0.39773598313331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397371023893356">
                <text:p>0.39737102389335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399073719978332">
                <text:p>0.3990737199783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397337019443512">
                <text:p>0.39733701944351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400110960006714">
                <text:p>0.40011096000671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401017338037491">
                <text:p>0.40101733803749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401141971349716">
                <text:p>0.40114197134971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400985807180405">
                <text:p>0.40098580718040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402731835842133">
                <text:p>0.40273183584213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401579856872559">
                <text:p>0.40157985687255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387644648551941">
                <text:p>0.38764464855194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379502832889557">
                <text:p>0.37950283288955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391118079423904">
                <text:p>0.39111807942390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383348733186722">
                <text:p>0.38334873318672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381616741418838">
                <text:p>0.38161674141883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374046742916107">
                <text:p>0.37404674291610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393327057361603">
                <text:p>0.39332705736160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394607722759247">
                <text:p>0.39460772275924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389940083026886">
                <text:p>0.38994008302688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404648929834366">
                <text:p>0.40464892983436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389856696128845">
                <text:p>0.38985669612884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393915146589279">
                <text:p>0.39391514658927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381713718175888">
                <text:p>0.38171371817588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378823071718216">
                <text:p>0.37882307171821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381016612052917">
                <text:p>0.38101661205291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381135046482086">
                <text:p>0.38113504648208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379140764474869">
                <text:p>0.37914076447486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377015382051468">
                <text:p>0.37701538205146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378587126731873">
                <text:p>0.37858712673187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378380060195923">
                <text:p>0.37838006019592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377814173698425">
                <text:p>0.37781417369842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373646348714828">
                <text:p>0.37364634871482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379332691431046">
                <text:p>0.37933269143104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369164377450943">
                <text:p>0.36916437745094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362578153610229">
                <text:p>0.36257815361022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359579622745514">
                <text:p>0.35957962274551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360838025808334">
                <text:p>0.36083802580833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364181727170944">
                <text:p>0.36418172717094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355611324310303">
                <text:p>0.35561132431030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351112216711044">
                <text:p>0.35111221671104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356192022562027">
                <text:p>0.35619202256202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351732164621353">
                <text:p>0.3517321646213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356773436069488">
                <text:p>0.35677343606948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348814398050308">
                <text:p>0.34881439805030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350829601287842">
                <text:p>0.35082960128784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352681070566177">
                <text:p>0.35268107056617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359819412231445">
                <text:p>0.35981941223144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38384473323822">
                <text:p>0.3838447332382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367130219936371">
                <text:p>0.36713021993637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377472698688507">
                <text:p>0.37747269868850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37749370932579">
                <text:p>0.3774937093257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389483004808426">
                <text:p>0.38948300480842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39580836892128">
                <text:p>0.3958083689212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395853459835052">
                <text:p>0.39585345983505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397904694080353">
                <text:p>0.39790469408035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384433656930923">
                <text:p>0.38443365693092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391146838665008">
                <text:p>0.39114683866500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394466906785965">
                <text:p>0.39446690678596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336911916732788">
                <text:p>0.33691191673278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330305278301239">
                <text:p>0.33030527830123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344868123531342">
                <text:p>0.34486812353134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351840615272522">
                <text:p>0.35184061527252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350114464759827">
                <text:p>0.35011446475982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348457545042038">
                <text:p>0.34845754504203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351806819438934">
                <text:p>0.35180681943893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363197267055511">
                <text:p>0.36319726705551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367877423763275">
                <text:p>0.36787742376327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366788953542709">
                <text:p>0.36678895354270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64489823579788">
                <text:p>0.36448982357978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337507277727127">
                <text:p>0.33750727772712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317829221487045">
                <text:p>0.31782922148704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294871240854263">
                <text:p>0.29487124085426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287652105093002">
                <text:p>0.28765210509300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284763991832733">
                <text:p>0.28476399183273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284308463335037">
                <text:p>0.28430846333503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279945224523544">
                <text:p>0.27994522452354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283414602279663">
                <text:p>0.28341460227966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278781294822693">
                <text:p>0.2787812948226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285098940134048">
                <text:p>0.28509894013404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253570675849915">
                <text:p>0.25357067584991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253842115402222">
                <text:p>0.25384211540222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2716304063797">
                <text:p>0.271630406379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266241699457169">
                <text:p>0.26624169945716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270846098661423">
                <text:p>0.27084609866142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270070910453796">
                <text:p>0.27007091045379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276945650577545">
                <text:p>0.27694565057754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301198154687882">
                <text:p>0.30119815468788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303253650665283">
                <text:p>0.30325365066528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30125504732132">
                <text:p>0.3012550473213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297395259141922">
                <text:p>0.29739525914192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293075710535049">
                <text:p>0.29307571053504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291245520114899">
                <text:p>0.29124552011489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293538153171539">
                <text:p>0.29353815317153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290232330560684">
                <text:p>0.29023233056068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288137525320053">
                <text:p>0.28813752532005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288421094417572">
                <text:p>0.28842109441757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287516593933106">
                <text:p>0.28751659393310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289096862077713">
                <text:p>0.28909686207771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291964888572693">
                <text:p>0.29196488857269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292010575532913">
                <text:p>0.29201057553291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296133041381836">
                <text:p>0.29613304138183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292367815971375">
                <text:p>0.29236781597137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291481167078018">
                <text:p>0.29148116707801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293022155761719">
                <text:p>0.29302215576171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291869908571243">
                <text:p>0.29186990857124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294291615486145">
                <text:p>0.29429161548614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293626844882965">
                <text:p>0.29362684488296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305446267127991">
                <text:p>0.30544626712799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30636915564537">
                <text:p>0.3063691556453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299723774194717">
                <text:p>0.29972377419471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255472540855408">
                <text:p>0.25547254085540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362295180559158">
                <text:p>0.36229518055915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321591556072235">
                <text:p>0.32159155607223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33378466963768">
                <text:p>0.3337846696376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322326987981796">
                <text:p>0.32232698798179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290647625923157">
                <text:p>0.29064762592315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336866587400436">
                <text:p>0.33686658740043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3672234416008">
                <text:p>0.367223441600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390174150466919">
                <text:p>0.39017415046691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479700863361359">
                <text:p>0.47970086336135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466696888208389">
                <text:p>0.46669688820838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513515532016754">
                <text:p>0.51351553201675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534357488155365">
                <text:p>0.53435748815536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513382852077484">
                <text:p>0.51338285207748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513816177845001">
                <text:p>0.51381617784500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512285172939301">
                <text:p>0.51228517293930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511945128440857">
                <text:p>0.51194512844085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494550377130508">
                <text:p>0.49455037713050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529675960540772">
                <text:p>0.52967596054077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532738029956818">
                <text:p>0.53273802995681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483269482851028">
                <text:p>0.48326948285102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479858726263046">
                <text:p>0.47985872626304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474949091672897">
                <text:p>0.47494909167289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477530837059021">
                <text:p>0.47753083705902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478748172521591">
                <text:p>0.47874817252159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478027164936066">
                <text:p>0.47802716493606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482092708349228">
                <text:p>0.48209270834922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479188978672028">
                <text:p>0.47918897867202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48008406162262">
                <text:p>0.4800840616226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478502780199051">
                <text:p>0.47850278019905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482606410980225">
                <text:p>0.48260641098022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4834164083004">
                <text:p>0.483416408300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503026366233826">
                <text:p>0.50302636623382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289870381355286">
                <text:p>0.28987038135528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340564846992493">
                <text:p>0.34056484699249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287289619445801">
                <text:p>0.28728961944580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366396069526672">
                <text:p>0.36639606952667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289652198553085">
                <text:p>0.28965219855308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365799874067307">
                <text:p>0.36579987406730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279089570045471">
                <text:p>0.27908957004547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27881047129631">
                <text:p>0.2788104712963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274061143398285">
                <text:p>0.27406114339828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272675007581711">
                <text:p>0.27267500758171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25222635269165">
                <text:p>0.2522263526916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258718520402908">
                <text:p>0.25871852040290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255688697099686">
                <text:p>0.25568869709968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255971670150757">
                <text:p>0.25597167015075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25726854801178">
                <text:p>0.2572685480117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254462540149689">
                <text:p>0.25446254014968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25157168507576">
                <text:p>0.2515716850757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255352556705475">
                <text:p>0.25535255670547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464717894792557">
                <text:p>0.46471789479255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257670760154724">
                <text:p>0.25767076015472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459476917982101">
                <text:p>0.45947691798210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259600907564163">
                <text:p>0.25960090756416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447942107915878">
                <text:p>0.44794210791587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254417687654495">
                <text:p>0.25441768765449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428903758525848">
                <text:p>0.42890375852584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25729775428772">
                <text:p>0.2572977542877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411216050386429">
                <text:p>0.41121605038642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402784824371338">
                <text:p>0.40278482437133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395884394645691">
                <text:p>0.39588439464569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404424726963043">
                <text:p>0.40442472696304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414124131202698">
                <text:p>0.41412413120269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412541329860687">
                <text:p>0.41254132986068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404705882072449">
                <text:p>0.40470588207244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411304712295532">
                <text:p>0.41130471229553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404848009347916">
                <text:p>0.40484800934791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402118265628815">
                <text:p>0.40211826562881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390011638402939">
                <text:p>0.39001163840293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34135949611664">
                <text:p>0.33413594961166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322236895561218">
                <text:p>0.3222368955612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49183946847916">
                <text:p>0.34918394684791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59309613704681">
                <text:p>0.35930961370468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344297558069229">
                <text:p>0.34429755806922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398559123277664">
                <text:p>0.39855912327766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405262887477875">
                <text:p>0.40526288747787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392762064933777">
                <text:p>0.39276206493377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401960998773575">
                <text:p>0.40196099877357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401033759117126">
                <text:p>0.40103375911712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408907324075699">
                <text:p>0.40890732407569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407318949699402">
                <text:p>0.40731894969940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431132376194">
                <text:p>0.43113237619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431873798370361">
                <text:p>0.43187379837036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43613663315773">
                <text:p>0.4361366331577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421568214893341">
                <text:p>0.42156821489334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422740966081619">
                <text:p>0.42274096608161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284800410270691">
                <text:p>0.28480041027069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40712895989418">
                <text:p>0.4071289598941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285251587629318">
                <text:p>0.28525158762931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424424469470978">
                <text:p>0.42442446947097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28554829955101">
                <text:p>0.2855482995510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413966923952103">
                <text:p>0.41396692395210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281487047672272">
                <text:p>0.28148704767227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04992282390595">
                <text:p>0.40499228239059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280849397182465">
                <text:p>0.28084939718246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408826440572739">
                <text:p>0.40882644057273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276137977838516">
                <text:p>0.27613797783851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446651488542557">
                <text:p>0.4466514885425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286072760820389">
                <text:p>0.28607276082038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54569667577744">
                <text:p>0.45456966757774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285946369171143">
                <text:p>0.28594636917114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312812149524689">
                <text:p>0.31281214952468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286349654197693">
                <text:p>0.28634965419769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313628554344177">
                <text:p>0.31362855434417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286505043506622">
                <text:p>0.28650504350662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318688094615936">
                <text:p>0.31868809461593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289808303117752">
                <text:p>0.28980830311775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309978246688843">
                <text:p>0.30997824668884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290201336145401">
                <text:p>0.2902013361454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308089017868042">
                <text:p>0.30808901786804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289046287536621">
                <text:p>0.28904628753662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320901870727539">
                <text:p>0.32090187072753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28861603140831">
                <text:p>0.2886160314083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31868252158165">
                <text:p>0.3186825215816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297654539346695">
                <text:p>0.29765453934669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324526578187942">
                <text:p>0.32452657818794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297764092683792">
                <text:p>0.29776409268379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309511870145798">
                <text:p>0.30951187014579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25553560256958">
                <text:p>0.2555356025695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314484626054764">
                <text:p>0.31448462605476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252210229635239">
                <text:p>0.25221022963523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319630205631256">
                <text:p>0.31963020563125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256519168615341">
                <text:p>0.25651916861534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318091630935669">
                <text:p>0.31809163093566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266995519399643">
                <text:p>0.26699551939964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311331361532211">
                <text:p>0.31133136153221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267272770404816">
                <text:p>0.26727277040481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313911199569702">
                <text:p>0.31391119956970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275621592998505">
                <text:p>0.27562159299850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312188118696213">
                <text:p>0.31218811869621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27110081911087">
                <text:p>0.2711008191108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312965363264084">
                <text:p>0.31296536326408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255880951881409">
                <text:p>0.25588095188140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31147313117981">
                <text:p>0.3114731311798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281301349401474">
                <text:p>0.28130134940147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310158908367157">
                <text:p>0.31015890836715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294760942459106">
                <text:p>0.29476094245910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312523275613785">
                <text:p>0.31252327561378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290312558412552">
                <text:p>0.29031255841255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311166554689407">
                <text:p>0.31116655468940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289687275886536">
                <text:p>0.28968727588653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311822056770325">
                <text:p>0.31182205677032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290472805500031">
                <text:p>0.29047280550003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311999142169952">
                <text:p>0.31199914216995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286518067121506">
                <text:p>0.28651806712150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310269951820374">
                <text:p>0.31026995182037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295428931713104">
                <text:p>0.29542893171310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312125474214554">
                <text:p>0.31212547421455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303092151880264">
                <text:p>0.30309215188026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291711896657944">
                <text:p>0.29171189665794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314958870410919">
                <text:p>0.31495887041091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299177676439285">
                <text:p>0.29917767643928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304190188646317">
                <text:p>0.30419018864631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293792098760605">
                <text:p>0.29379209876060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308442145586014">
                <text:p>0.30844214558601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33827805519104">
                <text:p>0.3382780551910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321441203355789">
                <text:p>0.32144120335578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330774635076523">
                <text:p>0.33077463507652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336493849754333">
                <text:p>0.33649384975433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348933666944504">
                <text:p>0.34893366694450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279210716485977">
                <text:p>0.27921071648597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27592808008194">
                <text:p>0.2759280800819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277539879083633">
                <text:p>0.27753987908363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281534314155579">
                <text:p>0.28153431415557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283318698406219">
                <text:p>0.28331869840621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284147560596466">
                <text:p>0.28414756059646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284663259983063">
                <text:p>0.28466325998306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27628755569458">
                <text:p>0.2762875556945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273786753416061">
                <text:p>0.2737867534160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268863320350647">
                <text:p>0.26886332035064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269368946552277">
                <text:p>0.26936894655227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273937046527863">
                <text:p>0.27393704652786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257124334573746">
                <text:p>0.25712433457374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261986762285233">
                <text:p>0.26198676228523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351277947425842">
                <text:p>0.35127794742584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364549249410629">
                <text:p>0.36454924941062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365816324949264">
                <text:p>0.36581632494926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417019933462143">
                <text:p>0.41701993346214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403447657823563">
                <text:p>0.40344765782356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406428158283234">
                <text:p>0.40642815828323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429202944040298">
                <text:p>0.42920294404029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425717860460281">
                <text:p>0.42571786046028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256682395935059">
                <text:p>0.25668239593505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424819469451904">
                <text:p>0.42481946945190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253018021583557">
                <text:p>0.25301802158355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425086885690689">
                <text:p>0.42508688569068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254507154226303">
                <text:p>0.25450715422630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421312659978867">
                <text:p>0.42131265997886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254578948020935">
                <text:p>0.25457894802093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416018962860107">
                <text:p>0.41601896286010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256219446659088">
                <text:p>0.25621944665908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406652420759201">
                <text:p>0.40665242075920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256153166294098">
                <text:p>0.25615316629409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4150051176548">
                <text:p>0.415005117654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255712240934372">
                <text:p>0.25571224093437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405123949050903">
                <text:p>0.40512394905090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280637800693512">
                <text:p>0.28063780069351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36320948600769">
                <text:p>0.363209486007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282017230987549">
                <text:p>0.28201723098754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371385991573334">
                <text:p>0.37138599157333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285447299480438">
                <text:p>0.28544729948043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376737087965012">
                <text:p>0.37673708796501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285320818424225">
                <text:p>0.28532081842422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379369676113129">
                <text:p>0.37936967611312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285156697034836">
                <text:p>0.28515669703483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384454429149628">
                <text:p>0.38445442914962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284970283508301">
                <text:p>0.28497028350830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384104698896408">
                <text:p>0.38410469889640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284444570541382">
                <text:p>0.28444457054138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385086476802826">
                <text:p>0.38508647680282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288484990596771">
                <text:p>0.28848499059677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375915259122848">
                <text:p>0.37591525912284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287045001983643">
                <text:p>0.28704500198364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379285931587219">
                <text:p>0.37928593158721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290863573551178">
                <text:p>0.29086357355117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382586121559143">
                <text:p>0.38258612155914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286740005016327">
                <text:p>0.28674000501632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382071226835251">
                <text:p>0.38207122683525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288387030363083">
                <text:p>0.28838703036308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384172588586807">
                <text:p>0.38417258858680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267849296331406">
                <text:p>0.26784929633140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38310706615448">
                <text:p>0.3831070661544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271575510501862">
                <text:p>0.27157551050186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382267028093338">
                <text:p>0.38226702809333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269524037837982">
                <text:p>0.26952403783798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381810247898102">
                <text:p>0.38181024789810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273603558540344">
                <text:p>0.27360355854034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388718754053116">
                <text:p>0.38871875405311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269151449203491">
                <text:p>0.26915144920349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387075811624527">
                <text:p>0.38707581162452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268618285655975">
                <text:p>0.26861828565597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270868808031082">
                <text:p>0.27086880803108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272095501422882">
                <text:p>0.27209550142288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268524706363678">
                <text:p>0.26852470636367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268038392066956">
                <text:p>0.26803839206695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252947211265564">
                <text:p>0.25294721126556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278145611286163">
                <text:p>0.27814561128616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282215565443039">
                <text:p>0.28221556544303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251253455877304">
                <text:p>0.25125345587730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383143365383148">
                <text:p>0.38314336538314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276884168386459">
                <text:p>0.276884168386459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377389818429947">
                <text:p>0.37738981842994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25074303150177">
                <text:p>0.2507430315017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287980288267136">
                <text:p>0.28798028826713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286513179540634">
                <text:p>0.28651317954063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287688672542572">
                <text:p>0.28768867254257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291956663131714">
                <text:p>0.29195666313171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369947671890259">
                <text:p>0.36994767189025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367248684167862">
                <text:p>0.36724868416786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381243407726288">
                <text:p>0.38124340772628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381159693002701">
                <text:p>0.38115969300270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388639509677887">
                <text:p>0.38863950967788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312021732330322">
                <text:p>0.31202173233032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294538348913193">
                <text:p>0.2945383489131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278120160102844">
                <text:p>0.27812016010284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384345650672913">
                <text:p>0.38434565067291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375045418739319">
                <text:p>0.37504541873931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383346021175384">
                <text:p>0.38334602117538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378648370504379">
                <text:p>0.37864837050437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380110919475555">
                <text:p>0.38011091947555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377537906169891">
                <text:p>0.37753790616989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337642520666122">
                <text:p>0.33764252066612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34129324555397">
                <text:p>0.3412932455539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367935478687286">
                <text:p>0.36793547868728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364622563123703">
                <text:p>0.36462256312370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395855218172073">
                <text:p>0.39585521817207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427616357803345">
                <text:p>0.42761635780334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421304047107697">
                <text:p>0.42130404710769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431937664747238">
                <text:p>0.43193766474723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431617081165314">
                <text:p>0.43161708116531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353469431400299">
                <text:p>0.35346943140029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366393089294434">
                <text:p>0.36639308929443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349878579378128">
                <text:p>0.34987857937812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397035330533981">
                <text:p>0.3970353305339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348018169403076">
                <text:p>0.3480181694030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373321145772934">
                <text:p>0.37332114577293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360380560159683">
                <text:p>0.36038056015968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36100623011589">
                <text:p>0.3610062301158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370606571435928">
                <text:p>0.37060657143592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376847088336945">
                <text:p>0.3768470883369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358171135187149">
                <text:p>0.35817113518714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377843946218491">
                <text:p>0.37784394621849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358741044998169">
                <text:p>0.35874104499816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379868417978287">
                <text:p>0.37986841797828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261735260486603">
                <text:p>0.26173526048660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377616405487061">
                <text:p>0.37761640548706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263254761695862">
                <text:p>0.26325476169586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379685074090958">
                <text:p>0.37968507409095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266318291425705">
                <text:p>0.26631829142570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378176808357239">
                <text:p>0.37817680835723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255722105503082">
                <text:p>0.25572210550308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376360774040222">
                <text:p>0.37636077404022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251744270324707">
                <text:p>0.25174427032470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372960150241852">
                <text:p>0.37296015024185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260601162910461">
                <text:p>0.26060116291046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373596966266632">
                <text:p>0.37359696626663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273541629314423">
                <text:p>0.2735416293144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370991557836533">
                <text:p>0.37099155783653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273122817277908">
                <text:p>0.27312281727790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373270690441132">
                <text:p>0.37327069044113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269783467054367">
                <text:p>0.269783467054367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373669058084488">
                <text:p>0.37366905808448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273909628391266">
                <text:p>0.27390962839126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373758137226105">
                <text:p>0.37375813722610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278126418590546">
                <text:p>0.27812641859054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371540188789368">
                <text:p>0.37154018878936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309923321008682">
                <text:p>0.30992332100868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373111814260483">
                <text:p>0.37311181426048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306324005126953">
                <text:p>0.30632400512695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391841500997543">
                <text:p>0.39184150099754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294894218444824">
                <text:p>0.29489421844482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392395615577698">
                <text:p>0.39239561557769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294074654579163">
                <text:p>0.29407465457916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390267461538315">
                <text:p>0.39026746153831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295196384191513">
                <text:p>0.29519638419151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395802676677704">
                <text:p>0.39580267667770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297158151865005">
                <text:p>0.29715815186500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391381978988647">
                <text:p>0.39138197898864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302556097507477">
                <text:p>0.30255609750747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394638031721115">
                <text:p>0.39463803172111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302763283252716">
                <text:p>0.30276328325271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394039243459702">
                <text:p>0.39403924345970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304402530193329">
                <text:p>0.30440253019332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392415851354599">
                <text:p>0.39241585135459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299377471208572">
                <text:p>0.29937747120857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393140017986298">
                <text:p>0.39314001798629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309411823749542">
                <text:p>0.30941182374954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393849521875382">
                <text:p>0.39384952187538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307646512985229">
                <text:p>0.30764651298522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393593043088913">
                <text:p>0.39359304308891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316151231527328">
                <text:p>0.31615123152732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399125248193741">
                <text:p>0.39912524819374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29070058465004">
                <text:p>0.2907005846500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401889204978943">
                <text:p>0.40188920497894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254165053367615">
                <text:p>0.25416505336761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257786303758621">
                <text:p>0.25778630375862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278137266635895">
                <text:p>0.27813726663589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35810923576355">
                <text:p>0.3581092357635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355266898870468">
                <text:p>0.35526689887046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354925155639648">
                <text:p>0.35492515563964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352100312709808">
                <text:p>0.35210031270980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378093928098679">
                <text:p>0.37809392809867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379979312419891">
                <text:p>0.37997931241989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373537689447403">
                <text:p>0.37353768944740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376872658729553">
                <text:p>0.37687265872955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413600504398346">
                <text:p>0.41360050439834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420718163251877">
                <text:p>0.42071816325187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411401331424713">
                <text:p>0.41140133142471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402606248855591">
                <text:p>0.40260624885559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423045575618744">
                <text:p>0.42304557561874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401056349277496">
                <text:p>0.40105634927749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408186227083206">
                <text:p>0.40818622708320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410125076770783">
                <text:p>0.41012507677078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465355217456818">
                <text:p>0.46535521745681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446616679430008">
                <text:p>0.44661667943000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439001619815826">
                <text:p>0.43900161981582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425221741199493">
                <text:p>0.42522174119949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411038219928742">
                <text:p>0.41103821992874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290812730789185">
                <text:p>0.29081273078918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290681809186935">
                <text:p>0.29068180918693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298457622528076">
                <text:p>0.29845762252807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342127680778503">
                <text:p>0.34212768077850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331369161605835">
                <text:p>0.33136916160583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330871313810348">
                <text:p>0.33087131381034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325091868638992">
                <text:p>0.32509186863899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328069061040878">
                <text:p>0.32806906104087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329391479492187">
                <text:p>0.32939147949218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317135095596313">
                <text:p>0.31713509559631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312814265489578">
                <text:p>0.31281426548957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331474453210831">
                <text:p>0.3314744532108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308108657598495">
                <text:p>0.30810865759849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294552236795425">
                <text:p>0.29455223679542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279345512390137">
                <text:p>0.27934551239013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253087639808655">
                <text:p>0.25308763980865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251263409852982">
                <text:p>0.25126340985298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266935229301453">
                <text:p>0.26693522930145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302555531263351">
                <text:p>0.30255553126335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356193631887436">
                <text:p>0.35619363188743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336663573980331">
                <text:p>0.33666357398033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32005774974823">
                <text:p>0.3200577497482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306760728359222">
                <text:p>0.30676072835922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325466632843018">
                <text:p>0.32546663284301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317826330661774">
                <text:p>0.31782633066177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315240889787674">
                <text:p>0.31524088978767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327047377824783">
                <text:p>0.32704737782478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380196422338486">
                <text:p>0.38019642233848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407072156667709">
                <text:p>0.40707215666770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464010953903198">
                <text:p>0.46401095390319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385207623243332">
                <text:p>0.38520762324333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422507584095001">
                <text:p>0.42250758409500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39617457985878">
                <text:p>0.3961745798587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406804889440537">
                <text:p>0.40680488944053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386882930994034">
                <text:p>0.38688293099403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252069473266602">
                <text:p>0.25206947326660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383268862962723">
                <text:p>0.38326886296272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40934294462204">
                <text:p>0.4093429446220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252509444952011">
                <text:p>0.2525094449520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392959445714951">
                <text:p>0.39295944571495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267115831375122">
                <text:p>0.26711583137512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418043315410614">
                <text:p>0.41804331541061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260972142219543">
                <text:p>0.26097214221954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41812127828598">
                <text:p>0.4181212782859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277533859014511">
                <text:p>0.27753385901451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449199765920639">
                <text:p>0.44919976592063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282486826181412">
                <text:p>0.28248682618141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446794718503952">
                <text:p>0.44679471850395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283690750598908">
                <text:p>0.28369075059890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470699548721314">
                <text:p>0.47069954872131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281923443078995">
                <text:p>0.28192344307899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467115968465805">
                <text:p>0.46711596846580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271044552326202">
                <text:p>0.27104455232620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448052048683167">
                <text:p>0.44805204868316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272182017564774">
                <text:p>0.27218201756477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474203318357468">
                <text:p>0.47420331835746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273343831300735">
                <text:p>0.27334383130073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495391279459">
                <text:p>0.49539127945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279969066381455">
                <text:p>0.27996906638145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508712649345398">
                <text:p>0.50871264934539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283292502164841">
                <text:p>0.28329250216484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531275808811188">
                <text:p>0.53127580881118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288972556591034">
                <text:p>0.28897255659103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550242066383362">
                <text:p>0.55024206638336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321270406246185">
                <text:p>0.32127040624618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553565263748169">
                <text:p>0.55356526374816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322689682245255">
                <text:p>0.32268968224525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537041962146759">
                <text:p>0.53704196214675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313541173934936">
                <text:p>0.31354117393493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537901997566223">
                <text:p>0.53790199756622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3111532330513">
                <text:p>0.311153233051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529028832912445">
                <text:p>0.52902883291244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306991547346115">
                <text:p>0.30699154734611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508621692657471">
                <text:p>0.50862169265747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297174125909805">
                <text:p>0.29717412590980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51087749004364">
                <text:p>0.5108774900436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295798420906067">
                <text:p>0.29579842090606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497421771287918">
                <text:p>0.49742177128791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296039342880249">
                <text:p>0.29603934288024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49462902545929">
                <text:p>0.4946290254592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294966667890549">
                <text:p>0.29496666789054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479881197214127">
                <text:p>0.47988119721412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297584116458893">
                <text:p>0.29758411645889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470246255397797">
                <text:p>0.47024625539779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295381009578705">
                <text:p>0.29538100957870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462070018053055">
                <text:p>0.46207001805305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334634572267532">
                <text:p>0.33463457226753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449106276035309">
                <text:p>0.44910627603530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328055173158646">
                <text:p>0.32805517315864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430034548044205">
                <text:p>0.43003454804420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324284732341766">
                <text:p>0.32428473234176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423215508460999">
                <text:p>0.42321550846099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258689880371094">
                <text:p>0.25868988037109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504233241081238">
                <text:p>0.50423324108123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254740118980408">
                <text:p>0.25474011898040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501064240932465">
                <text:p>0.50106424093246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257837980985641">
                <text:p>0.25783798098564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503289043903351">
                <text:p>0.50328904390335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261984795331955">
                <text:p>0.26198479533195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528015851974487">
                <text:p>0.52801585197448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263556659221649">
                <text:p>0.26355665922164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530550301074982">
                <text:p>0.53055030107498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263640224933624">
                <text:p>0.26364022493362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55291348695755">
                <text:p>0.5529134869575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295881301164627">
                <text:p>0.2958813011646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576960444450378">
                <text:p>0.57696044445037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301413983106613">
                <text:p>0.30141398310661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581019163131714">
                <text:p>0.58101916313171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289831966161728">
                <text:p>0.28983196616172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569299340248108">
                <text:p>0.56929934024810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291980683803558">
                <text:p>0.29198068380355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586414098739624">
                <text:p>0.58641409873962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291943252086639">
                <text:p>0.29194325208663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553820431232452">
                <text:p>0.55382043123245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297264963388443">
                <text:p>0.29726496338844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570566952228546">
                <text:p>0.57056695222854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27468541264534">
                <text:p>0.2746854126453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553431272506714">
                <text:p>0.55343127250671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271673709154129">
                <text:p>0.27167370915412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53649115562439">
                <text:p>0.5364911556243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272686004638672">
                <text:p>0.27268600463867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525322258472443">
                <text:p>0.52532225847244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267062842845917">
                <text:p>0.26706284284591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514049768447876">
                <text:p>0.51404976844787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261936128139496">
                <text:p>0.26193612813949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506882727146149">
                <text:p>0.50688272714614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263330399990082">
                <text:p>0.26333039999008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500997364521027">
                <text:p>0.5009973645210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262574374675751">
                <text:p>0.26257437467575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505219459533691">
                <text:p>0.50521945953369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270749032497406">
                <text:p>0.27074903249740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531022012233734">
                <text:p>0.53102201223373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266664922237396">
                <text:p>0.26666492223739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539641857147217">
                <text:p>0.53964185714721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264232516288757">
                <text:p>0.26423251628875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570612609386444">
                <text:p>0.57061260938644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256406992673874">
                <text:p>0.25640699267387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549079179763794">
                <text:p>0.54907917976379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256654858589172">
                <text:p>0.25665485858917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567657768726349">
                <text:p>0.56765776872634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28218686580658">
                <text:p>0.2821868658065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51606559753418">
                <text:p>0.5160655975341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286791563034058">
                <text:p>0.286791563034058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534176051616669">
                <text:p>0.53417605161666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288490951061249">
                <text:p>0.28849095106124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541976273059845">
                <text:p>0.54197627305984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294526010751724">
                <text:p>0.2945260107517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553135573863983">
                <text:p>0.55313557386398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300447285175323">
                <text:p>0.30044728517532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56902426481247">
                <text:p>0.5690242648124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400325536727905">
                <text:p>0.40032553672790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418049722909927">
                <text:p>0.41804972290992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443152278661728">
                <text:p>0.44315227866172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426692664623261">
                <text:p>0.42669266462326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435571998357773">
                <text:p>0.435571998357773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414700329303742">
                <text:p>0.41470032930374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417072474956512">
                <text:p>0.41707247495651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307153850793838">
                <text:p>0.30715385079383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313275545835495">
                <text:p>0.31327554583549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281853169202805">
                <text:p>0.28185316920280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309798270463943">
                <text:p>0.30979827046394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270982295274734">
                <text:p>0.27098229527473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285242229700088">
                <text:p>0.285242229700088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260056406259537">
                <text:p>0.26005640625953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25428369641304">
                <text:p>0.2542836964130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262674450874329">
                <text:p>0.26267445087432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252611488103867">
                <text:p>0.252611488103867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290430665016174">
                <text:p>0.29043066501617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397357970476151">
                <text:p>0.39735797047615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454676985740662">
                <text:p>0.45467698574066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417517632246018">
                <text:p>0.41751763224601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323906660079956">
                <text:p>0.32390666007995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378835469484329">
                <text:p>0.37883546948432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39829558134079">
                <text:p>0.3982955813407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428206145763397">
                <text:p>0.42820614576339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449344843626022">
                <text:p>0.44934484362602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575916111469269">
                <text:p>0.57591611146926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321629345417023">
                <text:p>0.32162934541702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474473655223846">
                <text:p>0.47447365522384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386943221092224">
                <text:p>0.38694322109222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448920845985413">
                <text:p>0.44892084598541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465643703937531">
                <text:p>0.46564370393753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642402589321137">
                <text:p>0.642402589321137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257262259721756">
                <text:p>0.25726225972175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486630767583847">
                <text:p>0.48663076758384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428441166877747">
                <text:p>0.42844116687774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415955781936646">
                <text:p>0.4159557819366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417693972587586">
                <text:p>0.41769397258758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423176556825638">
                <text:p>0.423176556825638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426644802093506">
                <text:p>0.42664480209350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43738317489624">
                <text:p>0.4373831748962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410211563110352">
                <text:p>0.41021156311035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457208663225174">
                <text:p>0.45720866322517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449549913406372">
                <text:p>0.44954991340637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442685872316361">
                <text:p>0.44268587231636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4395492374897">
                <text:p>0.439549237489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432521492242813">
                <text:p>0.43252149224281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484135448932648">
                <text:p>0.48413544893264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477857977151871">
                <text:p>0.47785797715187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452867746353149">
                <text:p>0.45286774635314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473118901252747">
                <text:p>0.47311890125274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487007200717926">
                <text:p>0.48700720071792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461516499519348">
                <text:p>0.46151649951934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433500647544861">
                <text:p>0.43350064754486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390244543552399">
                <text:p>0.39024454355239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414125651121139">
                <text:p>0.41412565112113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270923554897308">
                <text:p>0.27092355489730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317823261022568">
                <text:p>0.31782326102256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273574352264404">
                <text:p>0.27357435226440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433065235614777">
                <text:p>0.43306523561477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277668476104736">
                <text:p>0.277668476104736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453642815351486">
                <text:p>0.45364281535148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26667582988739">
                <text:p>0.2666758298873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3961181640625">
                <text:p>0.396118164062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266863197088242">
                <text:p>0.26686319708824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424286186695099">
                <text:p>0.42428618669509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690980553627014">
                <text:p>0.69098055362701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268666237592697">
                <text:p>0.26866623759269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460366904735565">
                <text:p>0.46036690473556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267388880252838">
                <text:p>0.26738888025283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447117000818253">
                <text:p>0.44711700081825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267954856157303">
                <text:p>0.26795485615730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382003039121628">
                <text:p>0.38200303912162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269137740135193">
                <text:p>0.26913774013519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355312466621399">
                <text:p>0.35531246662139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837767601013184">
                <text:p>0.83776760101318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269752681255341">
                <text:p>0.26975268125534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356951862573624">
                <text:p>0.35695186257362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723458349704742">
                <text:p>0.723458349704742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267365604639053">
                <text:p>0.26736560463905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317805767059326">
                <text:p>0.31780576705932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785923659801483">
                <text:p>0.78592365980148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268141031265259">
                <text:p>0.26814103126525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403355002403259">
                <text:p>0.403355002403259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803336918354034">
                <text:p>0.80333691835403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268822312355041">
                <text:p>0.26882231235504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423417747020721">
                <text:p>0.42341774702072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710557222366333">
                <text:p>0.71055722236633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469048589468002">
                <text:p>0.46904858946800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773520529270172">
                <text:p>0.77352052927017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409623384475708">
                <text:p>0.40962338447570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686326086521149">
                <text:p>0.68632608652114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368933647871018">
                <text:p>0.36893364787101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755953311920166">
                <text:p>0.75595331192016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338674277067184">
                <text:p>0.33867427706718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653804540634155">
                <text:p>0.65380454063415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308249890804291">
                <text:p>0.30824989080429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348745048046112">
                <text:p>0.3487450480461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380461752414703">
                <text:p>0.38046175241470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351491153240204">
                <text:p>0.35149115324020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695737421512604">
                <text:p>0.69573742151260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328176110982895">
                <text:p>0.32817611098289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627937376499176">
                <text:p>0.62793737649917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319651395082474">
                <text:p>0.31965139508247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322634071111679">
                <text:p>0.32263407111167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330794394016266">
                <text:p>0.33079439401626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405149698257446">
                <text:p>0.40514969825744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39403373003006">
                <text:p>0.3940337300300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40531849861145">
                <text:p>0.4053184986114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405143231153488">
                <text:p>0.40514323115348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404290109872818">
                <text:p>0.40429010987281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493262201547623">
                <text:p>0.49326220154762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50394195318222">
                <text:p>0.5039419531822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489246547222138">
                <text:p>0.48924654722213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488419324159622">
                <text:p>0.48841932415962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481441378593445">
                <text:p>0.48144137859344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467152833938599">
                <text:p>0.46715283393859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467397600412369">
                <text:p>0.46739760041236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399151146411896">
                <text:p>0.39915114641189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399961739778519">
                <text:p>0.39996173977851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411518454551697">
                <text:p>0.41151845455169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414140939712524">
                <text:p>0.41414093971252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421053171157837">
                <text:p>0.42105317115783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411817103624344">
                <text:p>0.411817103624344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40807631611824">
                <text:p>0.4080763161182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414058446884155">
                <text:p>0.41405844688415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399534314870834">
                <text:p>0.39953431487083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390503019094467">
                <text:p>0.390503019094467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391783088445663">
                <text:p>0.39178308844566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392758458852768">
                <text:p>0.39275845885276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324876248836517">
                <text:p>0.32487624883651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313720196485519">
                <text:p>0.31372019648551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32805010676384">
                <text:p>0.3280501067638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336660206317902">
                <text:p>0.33666020631790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343089640140533">
                <text:p>0.34308964014053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336488991975784">
                <text:p>0.33648899197578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337519526481628">
                <text:p>0.33751952648162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340095400810242">
                <text:p>0.34009540081024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353223085403442">
                <text:p>0.35322308540344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348088592290878">
                <text:p>0.34808859229087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397401690483093">
                <text:p>0.39740169048309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381327390670776">
                <text:p>0.38132739067077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465815603733063">
                <text:p>0.46581560373306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489185661077499">
                <text:p>0.48918566107749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498589932918549">
                <text:p>0.49858993291854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517774224281311">
                <text:p>0.51777422428131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548262357711792">
                <text:p>0.54826235771179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537321031093597">
                <text:p>0.53732103109359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539487302303314">
                <text:p>0.53948730230331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532924890518189">
                <text:p>0.532924890518189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516708672046661">
                <text:p>0.51670867204666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490659534931183">
                <text:p>0.49065953493118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471509277820587">
                <text:p>0.47150927782058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468853712081909">
                <text:p>0.46885371208190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387667894363403">
                <text:p>0.38766789436340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367465257644653">
                <text:p>0.36746525764465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364450067281723">
                <text:p>0.36445006728172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373294919729233">
                <text:p>0.37329491972923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352873980998993">
                <text:p>0.35287398099899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345891445875168">
                <text:p>0.34589144587516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330035775899887">
                <text:p>0.33003577589988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332622617483139">
                <text:p>0.33262261748313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329435229301453">
                <text:p>0.32943522930145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331403255462646">
                <text:p>0.33140325546264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316477179527283">
                <text:p>0.31647717952728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307825744152069">
                <text:p>0.30782574415206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269197285175323">
                <text:p>0.26919728517532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257235378026962">
                <text:p>0.25723537802696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257849723100662">
                <text:p>0.25784972310066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260676234960556">
                <text:p>0.26067623496055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282788962125778">
                <text:p>0.282788962125778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310156524181366">
                <text:p>0.31015652418136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29912531375885">
                <text:p>0.2991253137588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301885455846786">
                <text:p>0.3018854558467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285584092140198">
                <text:p>0.28558409214019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273996651172638">
                <text:p>0.27399665117263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278171122074127">
                <text:p>0.27817112207412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347688257694244">
                <text:p>0.34768825769424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290987133979797">
                <text:p>0.29098713397979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484809517860413">
                <text:p>0.484809517860413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709287047386169">
                <text:p>0.70928704738616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324034810066223">
                <text:p>0.32403481006622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425934046506882">
                <text:p>0.42593404650688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597815990447998">
                <text:p>0.59781599044799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52080500125885">
                <text:p>0.5208050012588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423268288373947">
                <text:p>0.423268288373947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340157479047775">
                <text:p>0.34015747904777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286843150854111">
                <text:p>0.28684315085411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333234757184982">
                <text:p>0.33323475718498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388880401849747">
                <text:p>0.38888040184974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6787029504776">
                <text:p>0.678702950477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447770029306412">
                <text:p>0.44777002930641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450448244810104">
                <text:p>0.45044824481010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615838170051575">
                <text:p>0.615838170051575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485316216945648">
                <text:p>0.48531621694564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824655950069428">
                <text:p>0.82465595006942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397657930850983">
                <text:p>0.39765793085098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84061998128891">
                <text:p>0.8406199812889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427892804145813">
                <text:p>0.42789280414581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874195158481598">
                <text:p>0.87419515848159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49674916267395">
                <text:p>0.4967491626739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882639527320862">
                <text:p>0.88263952732086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534418702125549">
                <text:p>0.53441870212554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895971655845642">
                <text:p>0.89597165584564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505895137786865">
                <text:p>0.50589513778686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914656698703766">
                <text:p>0.91465669870376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513380587100983">
                <text:p>0.51338058710098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916037559509277">
                <text:p>0.91603755950927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455382019281387">
                <text:p>0.45538201928138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928288340568542">
                <text:p>0.92828834056854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387289315462112">
                <text:p>0.38728931546211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912973642349243">
                <text:p>0.91297364234924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345407128334045">
                <text:p>0.34540712833404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90525496006012">
                <text:p>0.9052549600601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377034336328507">
                <text:p>0.37703433632850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911567568778992">
                <text:p>0.91156756877899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392404228448868">
                <text:p>0.39240422844886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909191191196442">
                <text:p>0.90919119119644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346324801445007">
                <text:p>0.34632480144500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910799920558929">
                <text:p>0.91079992055892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342942923307419">
                <text:p>0.34294292330741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904049277305603">
                <text:p>0.90404927730560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389655351638794">
                <text:p>0.38965535163879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89840304851532">
                <text:p>0.8984030485153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403430044651032">
                <text:p>0.40343004465103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903089940547943">
                <text:p>0.90308994054794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387583345174789">
                <text:p>0.387583345174789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910001635551452">
                <text:p>0.91000163555145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356463074684143">
                <text:p>0.35646307468414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891721665859222">
                <text:p>0.891721665859222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401596188545227">
                <text:p>0.40159618854522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896799504756928">
                <text:p>0.89679950475692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406224131584168">
                <text:p>0.40622413158416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887062072753906">
                <text:p>0.88706207275390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41479554772377">
                <text:p>0.4147955477237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886981010437012">
                <text:p>0.88698101043701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416974693536758">
                <text:p>0.41697469353675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882563352584839">
                <text:p>0.88256335258483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410775631666184">
                <text:p>0.41077563166618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882977366447449">
                <text:p>0.88297736644744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407597124576569">
                <text:p>0.40759712457656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886422336101532">
                <text:p>0.88642233610153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376270681619644">
                <text:p>0.37627068161964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887112021446228">
                <text:p>0.88711202144622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3739073574543">
                <text:p>0.373907357454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891784071922302">
                <text:p>0.89178407192230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378966331481934">
                <text:p>0.37896633148193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889664351940155">
                <text:p>0.88966435194015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290434271097183">
                <text:p>0.29043427109718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892038702964783">
                <text:p>0.89203870296478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29585999250412">
                <text:p>0.2958599925041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894487738609314">
                <text:p>0.89448773860931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282511204481125">
                <text:p>0.28251120448112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897236108779907">
                <text:p>0.89723610877990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279789626598358">
                <text:p>0.27978962659835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901264071464539">
                <text:p>0.901264071464539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257366955280304">
                <text:p>0.25736695528030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901530683040619">
                <text:p>0.90153068304061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250105798244476">
                <text:p>0.250105798244476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904995143413544">
                <text:p>0.90499514341354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910408496856689">
                <text:p>0.91040849685668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913077414035797">
                <text:p>0.91307741403579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917284309864044">
                <text:p>0.917284309864044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289977073669434">
                <text:p>0.28997707366943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916121900081634">
                <text:p>0.9161219000816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278146237134934">
                <text:p>0.278146237134934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920651197433472">
                <text:p>0.92065119743347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923655152320862">
                <text:p>0.92365515232086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924042642116547">
                <text:p>0.924042642116547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921220600605011">
                <text:p>0.92122060060501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920323193073273">
                <text:p>0.92032319307327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932670772075653">
                <text:p>0.93267077207565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93260395526886">
                <text:p>0.93260395526886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93332576751709">
                <text:p>0.93332576751709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931524217128754">
                <text:p>0.93152421712875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925333261489868">
                <text:p>0.92533326148986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913533389568329">
                <text:p>0.913533389568329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904462695121765">
                <text:p>0.90446269512176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251211076974869">
                <text:p>0.25121107697486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901185989379883">
                <text:p>0.90118598937988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264677941799164">
                <text:p>0.26467794179916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896418631076813">
                <text:p>0.89641863107681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255403518676758">
                <text:p>0.25540351867675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889003217220306">
                <text:p>0.889003217220306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261694997549057">
                <text:p>0.26169499754905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889649033546448">
                <text:p>0.88964903354644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88408100605011">
                <text:p>0.8840810060501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900871932506561">
                <text:p>0.90087193250656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911553204059601">
                <text:p>0.91155320405960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911128878593445">
                <text:p>0.91112887859344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908627808094025">
                <text:p>0.90862780809402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911854028701782">
                <text:p>0.91185402870178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895284533500671">
                <text:p>0.89528453350067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899610102176666">
                <text:p>0.89961010217666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883878171443939">
                <text:p>0.88387817144393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871871709823608">
                <text:p>0.87187170982360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865463674068451">
                <text:p>0.86546367406845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874423384666443">
                <text:p>0.8744233846664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855555117130279">
                <text:p>0.85555511713027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881702542304993">
                <text:p>0.88170254230499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889311015605927">
                <text:p>0.889311015605927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885707318782806">
                <text:p>0.88570731878280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881472408771515">
                <text:p>0.88147240877151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875482976436615">
                <text:p>0.87548297643661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860609471797943">
                <text:p>0.86060947179794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855613231658935">
                <text:p>0.85561323165893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850064039230347">
                <text:p>0.85006403923034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854285001754761">
                <text:p>0.85428500175476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849449336528778">
                <text:p>0.84944933652877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842567980289459">
                <text:p>0.842567980289459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808282256126404">
                <text:p>0.80828225612640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751581788063049">
                <text:p>0.751581788063049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733148515224457">
                <text:p>0.73314851522445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70960408449173">
                <text:p>0.7096040844917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672842502593994">
                <text:p>0.67284250259399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68181586265564">
                <text:p>0.6818158626556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65954464673996">
                <text:p>0.6595446467399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680045008659363">
                <text:p>0.68004500865936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723136901855469">
                <text:p>0.72313690185546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720582246780396">
                <text:p>0.72058224678039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686130166053772">
                <text:p>0.68613016605377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676153719425201">
                <text:p>0.67615371942520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681476831436157">
                <text:p>0.68147683143615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687401175498962">
                <text:p>0.68740117549896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686989903450012">
                <text:p>0.68698990345001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701461911201477">
                <text:p>0.701461911201477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699924409389496">
                <text:p>0.69992440938949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715007483959198">
                <text:p>0.715007483959198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732299208641052">
                <text:p>0.73229920864105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760448455810547">
                <text:p>0.76044845581054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752560555934906">
                <text:p>0.752560555934906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777078807353973">
                <text:p>0.77707880735397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771724760532379">
                <text:p>0.77172476053237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782436192035675">
                <text:p>0.78243619203567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761594653129578">
                <text:p>0.7615946531295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7703857421875">
                <text:p>0.770385742187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791331052780151">
                <text:p>0.79133105278015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802137494087219">
                <text:p>0.80213749408721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813235282897949">
                <text:p>0.8132352828979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784536004066467">
                <text:p>0.78453600406646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77706652879715">
                <text:p>0.7770665287971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765464067459106">
                <text:p>0.76546406745910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782608509063721">
                <text:p>0.78260850906372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782788693904877">
                <text:p>0.782788693904877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782350480556488">
                <text:p>0.78235048055648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780429422855377">
                <text:p>0.78042942285537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807032704353333">
                <text:p>0.80703270435333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811825931072235">
                <text:p>0.81182593107223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809788763523102">
                <text:p>0.80978876352310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820126891136169">
                <text:p>0.820126891136169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813092827796936">
                <text:p>0.813092827796936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810502529144287">
                <text:p>0.81050252914428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809406816959381">
                <text:p>0.80940681695938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81748354434967">
                <text:p>0.8174835443496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818355560302734">
                <text:p>0.818355560302734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817357301712036">
                <text:p>0.81735730171203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817155480384827">
                <text:p>0.817155480384827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821779727935791">
                <text:p>0.82177972793579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816695272922516">
                <text:p>0.816695272922516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808201372623444">
                <text:p>0.808201372623444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809639871120453">
                <text:p>0.809639871120453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825590074062347">
                <text:p>0.825590074062347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814672708511352">
                <text:p>0.81467270851135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825805842876434">
                <text:p>0.82580584287643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833330690860748">
                <text:p>0.83333069086074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851410567760468">
                <text:p>0.85141056776046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854527950286865">
                <text:p>0.85452795028686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856197118759155">
                <text:p>0.85619711875915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861989200115204">
                <text:p>0.861989200115204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870987832546234">
                <text:p>0.870987832546234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857964515686035">
                <text:p>0.85796451568603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867029011249542">
                <text:p>0.86702901124954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255732625722885">
                <text:p>0.25573262572288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870465695858002">
                <text:p>0.87046569585800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260492444038391">
                <text:p>0.26049244403839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873121619224548">
                <text:p>0.87312161922454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259606868028641">
                <text:p>0.2596068680286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872943878173828">
                <text:p>0.87294387817382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880509376525879">
                <text:p>0.88050937652587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869629681110382">
                <text:p>0.86962968111038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850887954235077">
                <text:p>0.85088795423507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783333301544189">
                <text:p>0.78333330154418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822041571140289">
                <text:p>0.82204157114028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251443475484848">
                <text:p>0.251443475484848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872076988220215">
                <text:p>0.87207698822021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875478029251099">
                <text:p>0.87547802925109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303367435932159">
                <text:p>0.30336743593215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869638085365295">
                <text:p>0.86963808536529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29851758480072">
                <text:p>0.29851758480072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852310240268707">
                <text:p>0.85231024026870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292522698640823">
                <text:p>0.29252269864082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853904545307159">
                <text:p>0.85390454530715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352560728788376">
                <text:p>0.3525607287883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435690611600876">
                <text:p>0.43569061160087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369476109743118">
                <text:p>0.36947610974311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256759166717529">
                <text:p>0.256759166717529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387339949607849">
                <text:p>0.387339949607849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436570078134537">
                <text:p>0.43657007813453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448868840932846">
                <text:p>0.448868840932846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572821915149689">
                <text:p>0.57282191514968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444332867860794">
                <text:p>0.444332867860794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693095505237579">
                <text:p>0.69309550523757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487379997968674">
                <text:p>0.48737999796867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65921026468277">
                <text:p>0.6592102646827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517503976821899">
                <text:p>0.51750397682189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697370648384094">
                <text:p>0.69737064838409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460651636123657">
                <text:p>0.46065163612365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722820520401001">
                <text:p>0.72282052040100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458687663078308">
                <text:p>0.45868766307830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720779001712799">
                <text:p>0.72077900171279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433902502059936">
                <text:p>0.433902502059936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715081751346588">
                <text:p>0.71508175134658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418820142745972">
                <text:p>0.41882014274597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513245761394501">
                <text:p>0.51324576139450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393083870410919">
                <text:p>0.39308387041091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748905301094055">
                <text:p>0.74890530109405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364753186702728">
                <text:p>0.36475318670272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889167070388794">
                <text:p>0.88916707038879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307837873697281">
                <text:p>0.30783787369728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889963567256928">
                <text:p>0.88996356725692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279600203037262">
                <text:p>0.27960020303726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896163702011108">
                <text:p>0.896163702011108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341705352067947">
                <text:p>0.341705352067947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91172707080841">
                <text:p>0.9117270708084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353531062602997">
                <text:p>0.353531062602997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882120788097382">
                <text:p>0.88212078809738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276813626289368">
                <text:p>0.276813626289368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788619935512543">
                <text:p>0.78861993551254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288281440734863">
                <text:p>0.28828144073486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465457201004028">
                <text:p>0.465457201004028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289568871259689">
                <text:p>0.289568871259689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6569504737854">
                <text:p>0.6569504737854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760384738445282">
                <text:p>0.76038473844528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815919160842896">
                <text:p>0.81591916084289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808010280132294">
                <text:p>0.808010280132294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837965846061706">
                <text:p>0.837965846061706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78587532043457">
                <text:p>0.7858753204345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675723314285278">
                <text:p>0.67572331428527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709180295467377">
                <text:p>0.709180295467377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792569816112518">
                <text:p>0.79256981611251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788331270217896">
                <text:p>0.78833127021789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779618442058563">
                <text:p>0.77961844205856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732419431209564">
                <text:p>0.73241943120956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825574576854706">
                <text:p>0.82557457685470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828283190727234">
                <text:p>0.828283190727234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834259390830994">
                <text:p>0.83425939083099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711437404155731">
                <text:p>0.71143740415573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728523850440979">
                <text:p>0.72852385044097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389794200658798">
                <text:p>0.38979420065879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409446716308594">
                <text:p>0.409446716308594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431495666503906">
                <text:p>0.43149566650390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511149227619171">
                <text:p>0.51114922761917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856936693191528">
                <text:p>0.856936693191528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813984811306">
                <text:p>0.813984811306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687889695167542">
                <text:p>0.68788969516754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807142913341522">
                <text:p>0.80714291334152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835312008857727">
                <text:p>0.835312008857727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862780809402466">
                <text:p>0.86278080940246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884579241275787">
                <text:p>0.884579241275787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870549261569977">
                <text:p>0.870549261569977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860290348529816">
                <text:p>0.86029034852981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837808847427368">
                <text:p>0.83780884742736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848506212234497">
                <text:p>0.84850621223449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860455632209778">
                <text:p>0.86045563220977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860670149326324">
                <text:p>0.860670149326324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831203401088715">
                <text:p>0.83120340108871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807739078998566">
                <text:p>0.807739078998566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859876215457916">
                <text:p>0.859876215457916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833977401256561">
                <text:p>0.83397740125656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87874448299408">
                <text:p>0.8787444829940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846200585365295">
                <text:p>0.84620058536529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674322843551636">
                <text:p>0.67432284355163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703013896942139">
                <text:p>0.703013896942139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763240993022919">
                <text:p>0.763240993022919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735935032367706">
                <text:p>0.73593503236770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541218459606171">
                <text:p>0.541218459606171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380307346582413">
                <text:p>0.38030734658241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801057934761047">
                <text:p>0.80105793476104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869495689868927">
                <text:p>0.86949568986892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86191338300705">
                <text:p>0.8619133830070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842685580253601">
                <text:p>0.84268558025360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763631224632263">
                <text:p>0.76363122463226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42676442861557">
                <text:p>0.42676442861557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469847917556763">
                <text:p>0.46984791755676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365575641393661">
                <text:p>0.36557564139366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62987893819809">
                <text:p>0.6298789381980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835689902305603">
                <text:p>0.835689902305603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794875919818878">
                <text:p>0.79487591981887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802070379257202">
                <text:p>0.80207037925720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849609732627869">
                <text:p>0.84960973262786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872621715068817">
                <text:p>0.87262171506881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853070974349976">
                <text:p>0.85307097434997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855958580970764">
                <text:p>0.85595858097076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873448312282562">
                <text:p>0.87344831228256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861760377883911">
                <text:p>0.86176037788391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874802231788635">
                <text:p>0.87480223178863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894341886043549">
                <text:p>0.89434188604354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874654233455658">
                <text:p>0.87465423345565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826245069503784">
                <text:p>0.826245069503784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380520582199097">
                <text:p>0.380520582199097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842977523803711">
                <text:p>0.84297752380371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412225514650345">
                <text:p>0.41222551465034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84721577167511">
                <text:p>0.8472157716751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887505114078522">
                <text:p>0.88750511407852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804614543914795">
                <text:p>0.80461454391479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82533985376358">
                <text:p>0.8253398537635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821912229061127">
                <text:p>0.82191222906112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82202559709549">
                <text:p>0.82202559709549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825013697147369">
                <text:p>0.82501369714736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827065467834473">
                <text:p>0.82706546783447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815818727016449">
                <text:p>0.815818727016449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812133491039276">
                <text:p>0.812133491039276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818245410919189">
                <text:p>0.81824541091918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802912592887878">
                <text:p>0.80291259288787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81287944316864">
                <text:p>0.81287944316864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816172480583191">
                <text:p>0.81617248058319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836913108825684">
                <text:p>0.836913108825684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831485629081726">
                <text:p>0.83148562908172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794394671916962">
                <text:p>0.79439467191696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777605295181274">
                <text:p>0.777605295181274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756130814552307">
                <text:p>0.756130814552307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731470048427582">
                <text:p>0.73147004842758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279444694519043">
                <text:p>0.279444694519043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668467283248901">
                <text:p>0.66846728324890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285626649856567">
                <text:p>0.285626649856567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737381219863892">
                <text:p>0.73738121986389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284585982561111">
                <text:p>0.28458598256111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621288657188416">
                <text:p>0.621288657188416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616559267044067">
                <text:p>0.616559267044067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543830990791321">
                <text:p>0.543830990791321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517635464668274">
                <text:p>0.517635464668274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529566049575806">
                <text:p>0.529566049575806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396697133779526">
                <text:p>0.39669713377952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302372992038727">
                <text:p>0.30237299203872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472347885370255">
                <text:p>0.47234788537025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841178476810455">
                <text:p>0.84117847681045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862578928470612">
                <text:p>0.8625789284706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804952263832092">
                <text:p>0.80495226383209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552639305591583">
                <text:p>0.55263930559158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403824955224991">
                <text:p>0.403824955224991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309702336788177">
                <text:p>0.309702336788177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519604623317719">
                <text:p>0.51960462331771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691685080528259">
                <text:p>0.691685080528259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345112979412079">
                <text:p>0.345112979412079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326969504356384">
                <text:p>0.32696950435638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319297015666962">
                <text:p>0.319297015666962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301686704158783">
                <text:p>0.30168670415878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288950175046921">
                <text:p>0.288950175046921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296981781721115">
                <text:p>0.29698178172111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294782340526581">
                <text:p>0.294782340526581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258028417825699">
                <text:p>0.25802841782569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454653769731522">
                <text:p>0.45465376973152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270873039960861">
                <text:p>0.27087303996086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456237375736237">
                <text:p>0.45623737573623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274877220392227">
                <text:p>0.274877220392227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388371229171753">
                <text:p>0.38837122917175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281977921724319">
                <text:p>0.281977921724319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468379199504852">
                <text:p>0.468379199504852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285012722015381">
                <text:p>0.28501272201538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291228532791138">
                <text:p>0.29122853279113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280498683452606">
                <text:p>0.28049868345260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680683553218842">
                <text:p>0.6806835532188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280865460634232">
                <text:p>0.28086546063423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792670488357544">
                <text:p>0.792670488357544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274916559457779">
                <text:p>0.27491655945777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814444780349731">
                <text:p>0.81444478034973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27592721581459">
                <text:p>0.27592721581459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832008302211762">
                <text:p>0.83200830221176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261083364486694">
                <text:p>0.26108336448669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797305166721344">
                <text:p>0.797305166721344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257617115974426">
                <text:p>0.257617115974426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783267319202423">
                <text:p>0.783267319202423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809793829917908">
                <text:p>0.809793829917908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273358076810837">
                <text:p>0.273358076810837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823098480701447">
                <text:p>0.823098480701447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273906588554382">
                <text:p>0.273906588554382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830117225646973">
                <text:p>0.83011722564697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294311791658401">
                <text:p>0.29431179165840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272212624549866">
                <text:p>0.27221262454986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276812940835953">
                <text:p>0.27681294083595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315903842449188">
                <text:p>0.315903842449188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301893621683121">
                <text:p>0.30189362168312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493234366178513">
                <text:p>0.49323436617851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286253541707993">
                <text:p>0.28625354170799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312953859567642">
                <text:p>0.31295385956764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328591138124466">
                <text:p>0.32859113812446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330397099256515">
                <text:p>0.330397099256515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426306486129761">
                <text:p>0.4263064861297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329080045223236">
                <text:p>0.3290800452232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614238142967224">
                <text:p>0.614238142967224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328921347856522">
                <text:p>0.328921347856522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749042510986328">
                <text:p>0.7490425109863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334975481033325">
                <text:p>0.334975481033325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768197476863861">
                <text:p>0.768197476863861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37971094250679">
                <text:p>0.3797109425067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769960701465607">
                <text:p>0.76996070146560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269478052854538">
                <text:p>0.269478052854538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850979447364807">
                <text:p>0.850979447364807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254153549671173">
                <text:p>0.25415354967117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879585146903992">
                <text:p>0.87958514690399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905527174472809">
                <text:p>0.905527174472809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893879294395447">
                <text:p>0.8938792943954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896921813488007">
                <text:p>0.89692181348800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888461172580719">
                <text:p>0.888461172580719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866163969039917">
                <text:p>0.866163969039917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873200476169586">
                <text:p>0.873200476169586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814152181148529">
                <text:p>0.81415218114852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297610223293304">
                <text:p>0.297610223293304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322716385126114">
                <text:p>0.322716385126114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323857635259628">
                <text:p>0.32385763525962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286984920501709">
                <text:p>0.28698492050170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291385948657989">
                <text:p>0.291385948657989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276480108499527">
                <text:p>0.276480108499527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423406571149826">
                <text:p>0.42340657114982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259285539388657">
                <text:p>0.25928553938865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655334293842316">
                <text:p>0.65533429384231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265513151884079">
                <text:p>0.265513151884079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819498062133789">
                <text:p>0.81949806213378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275590032339096">
                <text:p>0.275590032339096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851379752159119">
                <text:p>0.851379752159119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270658016204834">
                <text:p>0.270658016204834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88696277141571">
                <text:p>0.8869627714157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270141810178757">
                <text:p>0.27014181017875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901328563690186">
                <text:p>0.90132856369018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26414093375206">
                <text:p>0.26414093375206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915898084640503">
                <text:p>0.91589808464050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275438576936722">
                <text:p>0.27543857693672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897193253040314">
                <text:p>0.897193253040314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280760079622269">
                <text:p>0.28076007962226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856464564800262">
                <text:p>0.856464564800262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287318110466003">
                <text:p>0.287318110466003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839874804019928">
                <text:p>0.83987480401992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871441543102264">
                <text:p>0.87144154310226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802717745304108">
                <text:p>0.802717745304108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593531489372253">
                <text:p>0.593531489372253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281715422868729">
                <text:p>0.28171542286872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356179654598236">
                <text:p>0.35617965459823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839019358158112">
                <text:p>0.83901935815811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881899833679199">
                <text:p>0.88189983367919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832133710384369">
                <text:p>0.832133710384369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810384035110474">
                <text:p>0.810384035110474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693760991096497">
                <text:p>0.693760991096497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262890994548798">
                <text:p>0.262890994548798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254783809185028">
                <text:p>0.254783809185028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251124560832977">
                <text:p>0.25112456083297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251524418592453">
                <text:p>0.251524418592453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252855688333511">
                <text:p>0.25285568833351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255237489938736">
                <text:p>0.255237489938736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430928587913513">
                <text:p>0.43092858791351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52213579416275">
                <text:p>0.5221357941627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257801741361618">
                <text:p>0.257801741361618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798167288303375">
                <text:p>0.79816728830337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256931304931641">
                <text:p>0.256931304931641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849895775318146">
                <text:p>0.849895775318146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256693184375763">
                <text:p>0.25669318437576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836167454719543">
                <text:p>0.83616745471954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257563859224319">
                <text:p>0.257563859224319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777526259422302">
                <text:p>0.77752625942230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251252621412277">
                <text:p>0.251252621412277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46958190202713">
                <text:p>0.46958190202713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255846798419952">
                <text:p>0.255846798419952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255947291851044">
                <text:p>0.255947291851044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350564539432526">
                <text:p>0.350564539432526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255426287651062">
                <text:p>0.255426287651062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452899813652039">
                <text:p>0.45289981365203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260198533535004">
                <text:p>0.26019853353500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619795799255371">
                <text:p>0.61979579925537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257867395877838">
                <text:p>0.257867395877838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746668040752411">
                <text:p>0.74666804075241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258421748876572">
                <text:p>0.25842174887657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772665321826935">
                <text:p>0.77266532182693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260030090808868">
                <text:p>0.26003009080886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65743762254715">
                <text:p>0.6574376225471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262637555599213">
                <text:p>0.26263755559921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472212702035904">
                <text:p>0.47221270203590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261772483587265">
                <text:p>0.261772483587265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688714325428009">
                <text:p>0.68871432542800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263791292905807">
                <text:p>0.26379129290580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560114145278931">
                <text:p>0.560114145278931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263809263706207">
                <text:p>0.263809263706207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684321165084839">
                <text:p>0.684321165084839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263264358043671">
                <text:p>0.263264358043671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262209981679916">
                <text:p>0.262209981679916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263659060001373">
                <text:p>0.263659060001373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266912370920181">
                <text:p>0.26691237092018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266825199127197">
                <text:p>0.266825199127197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270338445901871">
                <text:p>0.27033844590187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268293559551239">
                <text:p>0.26829355955123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268757045269012">
                <text:p>0.26875704526901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707607209682465">
                <text:p>0.70760720968246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280219882726669">
                <text:p>0.28021988272666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69543981552124">
                <text:p>0.6954398155212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263177782297134">
                <text:p>0.263177782297134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261581480503082">
                <text:p>0.261581480503082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264412850141525">
                <text:p>0.264412850141525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266795217990875">
                <text:p>0.266795217990875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267802000045776">
                <text:p>0.26780200004577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624090254306793">
                <text:p>0.62409025430679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269442677497864">
                <text:p>0.269442677497864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270557820796967">
                <text:p>0.27055782079696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491228759288788">
                <text:p>0.491228759288788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26867750287056">
                <text:p>0.2686775028705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282185584306717">
                <text:p>0.2821855843067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268562763929367">
                <text:p>0.26856276392936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285253912210464">
                <text:p>0.285253912210464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260966151952744">
                <text:p>0.26096615195274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292529970407486">
                <text:p>0.292529970407486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251033455133438">
                <text:p>0.25103345513343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278382033109665">
                <text:p>0.278382033109665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293299198150635">
                <text:p>0.293299198150635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298016577959061">
                <text:p>0.29801657795906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478630781173706">
                <text:p>0.478630781173706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297134935855865">
                <text:p>0.29713493585586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582938849925995">
                <text:p>0.582938849925995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295854717493057">
                <text:p>0.29585471749305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576111555099487">
                <text:p>0.576111555099487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379549443721771">
                <text:p>0.379549443721771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767175257205963">
                <text:p>0.767175257205963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378562957048416">
                <text:p>0.378562957048416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487209558486939">
                <text:p>0.487209558486939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37223356962204">
                <text:p>0.3722335696220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383750855922699">
                <text:p>0.383750855922699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37987095117569">
                <text:p>0.3798709511756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435176700353622">
                <text:p>0.43517670035362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397268444299698">
                <text:p>0.39726844429969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389790773391724">
                <text:p>0.389790773391724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389187961816788">
                <text:p>0.389187961816788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385714262723923">
                <text:p>0.38571426272392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390796780586243">
                <text:p>0.390796780586243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70314633846283">
                <text:p>0.7031463384628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376070737838745">
                <text:p>0.37607073783874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436970263719559">
                <text:p>0.43697026371955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380522608757019">
                <text:p>0.38052260875701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477827191352844">
                <text:p>0.477827191352844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383026659488678">
                <text:p>0.38302665948867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42224109172821">
                <text:p>0.42224109172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